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3.04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85.15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103.66pt"/>
    </style:style>
    <style:style style:name="co8" style:family="table-column">
      <style:table-column-properties fo:break-before="auto" style:column-width="109.84pt"/>
    </style:style>
    <style:style style:name="co9" style:family="table-column">
      <style:table-column-properties fo:break-before="auto" style:column-width="95.19pt"/>
    </style:style>
    <style:style style:name="co10" style:family="table-column">
      <style:table-column-properties fo:break-before="auto" style:column-width="84.36pt"/>
    </style:style>
    <style:style style:name="co11" style:family="table-column">
      <style:table-column-properties fo:break-before="auto" style:column-width="90.54pt"/>
    </style:style>
    <style:style style:name="co12" style:family="table-column">
      <style:table-column-properties fo:break-before="auto" style:column-width="60.46pt"/>
    </style:style>
    <style:style style:name="co13" style:family="table-column">
      <style:table-column-properties fo:break-before="auto" style:column-width="99.04pt"/>
    </style:style>
    <style:style style:name="co14" style:family="table-column">
      <style:table-column-properties fo:break-before="auto" style:column-width="88.24pt"/>
    </style:style>
    <style:style style:name="co15" style:family="table-column">
      <style:table-column-properties fo:break-before="auto" style:column-width="105.19pt"/>
    </style:style>
    <style:style style:name="co16" style:family="table-column">
      <style:table-column-properties fo:break-before="auto" style:column-width="183.94pt"/>
    </style:style>
    <style:style style:name="co17" style:family="table-column">
      <style:table-column-properties fo:break-before="auto" style:column-width="180.11pt"/>
    </style:style>
    <style:style style:name="co18" style:family="table-column">
      <style:table-column-properties fo:break-before="auto" style:column-width="190.91pt"/>
    </style:style>
    <style:style style:name="co19" style:family="table-column">
      <style:table-column-properties fo:break-before="auto" style:column-width="114.46pt"/>
    </style:style>
    <style:style style:name="co20" style:family="table-column">
      <style:table-column-properties fo:break-before="auto" style:column-width="139.21pt"/>
    </style:style>
    <style:style style:name="co21" style:family="table-column">
      <style:table-column-properties fo:break-before="auto" style:column-width="108.31pt"/>
    </style:style>
    <style:style style:name="co22" style:family="table-column">
      <style:table-column-properties fo:break-before="auto" style:column-width="119.11pt"/>
    </style:style>
    <style:style style:name="co23" style:family="table-column">
      <style:table-column-properties fo:break-before="auto" style:column-width="95.95pt"/>
    </style:style>
    <style:style style:name="co2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entlog_RUN5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3" table:number-columns-repeated="2" table:default-cell-style-name="Default"/>
        <table:table-column table:style-name="co6" table:number-columns-repeated="5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23" table:number-columns-repeated="2" table:default-cell-style-name="Default"/>
        <table:table-column table:style-name="co11" table:number-columns-repeated="8" table:default-cell-style-name="Default"/>
        <table:table-row table:style-name="ro1"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network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network_server</text:p>
          </table:table-cell>
          <table:table-cell office:value-type="string" calcext:value-type="string">
            <text:p>cpuusage_cassandra</text:p>
          </table:table-cell>
          <table:table-cell office:value-type="string" calcext:value-type="string">
            <text:p>memusage_cassandra</text:p>
          </table:table-cell>
          <table:table-cell office:value-type="string" calcext:value-type="string">
            <text:p>network_cassandra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etwork_edge1</text:p>
          </table:table-cell>
          <table:table-cell office:value-type="string" calcext:value-type="string">
            <text:p>network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4</text:p>
          </table:table-cell>
          <table:table-cell office:value-type="string" calcext:value-type="string">
            <text:p>status_200_count16</text:p>
          </table:table-cell>
          <table:table-cell office:value-type="string" calcext:value-type="string">
            <text:p>status_500_count14</text:p>
          </table:table-cell>
          <table:table-cell office:value-type="string" calcext:value-type="string">
            <text:p>status_500_count16</text:p>
          </table:table-cell>
          <table:table-cell office:value-type="string" calcext:value-type="string">
            <text:p>status_0_count14</text:p>
          </table:table-cell>
          <table:table-cell office:value-type="string" calcext:value-type="string">
            <text:p>status_0_count16</text:p>
          </table:table-cell>
          <table:table-cell office:value-type="string" calcext:value-type="string">
            <text:p>status_other_count14</text:p>
          </table:table-cell>
          <table:table-cell office:value-type="string" calcext:value-type="string">
            <text:p>status_other_count16</text:p>
          </table:table-cell>
          <table:table-cell office:value-type="string" calcext:value-type="string">
            <text:p>percentile_viewfeedresponsetime_edge</text:p>
          </table:table-cell>
          <table:table-cell office:value-type="string" calcext:value-type="string">
            <text:p>percentile_addfeedresponsetime_edge</text:p>
          </table:table-cell>
          <table:table-cell office:value-type="string" calcext:value-type="string">
            <text:p>percentile_deletefeedresponsetime_edge</text:p>
          </table:table-cell>
          <table:table-cell office:value-type="string" calcext:value-type="string">
            <text:p>percentile_fetch_middle</text:p>
          </table:table-cell>
          <table:table-cell table:number-columns-repeated="2" office:value-type="string" calcext:value-type="string">
            <text:p>percentile_fetchfeeds_middle</text:p>
          </table:table-cell>
          <table:table-cell office:value-type="string" calcext:value-type="string">
            <text:p>percentile_sub_middle</text:p>
          </table:table-cell>
          <table:table-cell office:value-type="string" calcext:value-type="string">
            <text:p>percentile_unsub_middle</text:p>
          </table:table-cell>
          <table:table-cell office:value-type="string" calcext:value-type="string">
            <text:p>cpuusage_stress1</text:p>
          </table:table-cell>
          <table:table-cell office:value-type="string" calcext:value-type="string">
            <text:p>cpuusage_stress10</text:p>
          </table:table-cell>
          <table:table-cell office:value-type="string" calcext:value-type="string">
            <text:p>cpuusage_stress11</text:p>
          </table:table-cell>
          <table:table-cell office:value-type="string" calcext:value-type="string">
            <text:p>cpuusage_stress2</text:p>
          </table:table-cell>
          <table:table-cell office:value-type="string" calcext:value-type="string">
            <text:p>cpuusage_stress3</text:p>
          </table:table-cell>
          <table:table-cell office:value-type="string" calcext:value-type="string">
            <text:p>cpuusage_stress4</text:p>
          </table:table-cell>
          <table:table-cell office:value-type="string" calcext:value-type="string">
            <text:p>cpuusage_stress5</text:p>
          </table:table-cell>
          <table:table-cell office:value-type="string" calcext:value-type="string">
            <text:p>cpuusage_stress6</text:p>
          </table:table-cell>
          <table:table-cell office:value-type="string" calcext:value-type="string">
            <text:p>cpuusage_stress7</text:p>
          </table:table-cell>
          <table:table-cell office:value-type="string" calcext:value-type="string">
            <text:p>cpuusage_stress8</text:p>
          </table:table-cell>
          <table:table-cell office:value-type="string" calcext:value-type="string">
            <text:p>cpuusage_stress9</text:p>
          </table:table-cell>
        </table:table-row>
        <table:table-row table:style-name="ro1">
          <table:table-cell office:value-type="string" calcext:value-type="string">
            <text:p>Fri Jun 02 15:35:00 UTC 2017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7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ri Jun 02 15:36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688017408" calcext:value-type="float">
            <text:p>688017408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24997888" calcext:value-type="float">
            <text:p>24997888</text:p>
          </table:table-cell>
          <table:table-cell office:value-type="float" office:value="1.01927995681763" calcext:value-type="float">
            <text:p>1.01927995681763</text:p>
          </table:table-cell>
          <table:table-cell office:value-type="float" office:value="8" calcext:value-type="float">
            <text:p>8</text:p>
          </table:table-cell>
          <table:table-cell office:value-type="float" office:value="460263424" calcext:value-type="float">
            <text:p>460263424</text:p>
          </table:table-cell>
          <table:table-cell office:value-type="float" office:value="65.6726684570313" calcext:value-type="float">
            <text:p>65.67266845703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6118912" calcext:value-type="float">
            <text:p>526118912</text:p>
          </table:table-cell>
          <table:table-cell office:value-type="float" office:value="531128320" calcext:value-type="float">
            <text:p>531128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2499977350235" calcext:value-type="float">
            <text:p>0.074249997735024</text:p>
          </table:table-cell>
          <table:table-cell office:value-type="float" office:value="0.0465000011026859" calcext:value-type="float">
            <text:p>0.046500001102686</text:p>
          </table:table-cell>
          <table:table-cell office:value-type="float" office:value="0.208250001072884" calcext:value-type="float">
            <text:p>0.208250001072884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5954430103302" calcext:value-type="float">
            <text:p>0.5954430103302</text:p>
          </table:table-cell>
          <table:table-cell office:value-type="float" office:value="0" calcext:value-type="float">
            <text:p>0</text:p>
          </table:table-cell>
          <table:table-cell table:number-columns-repeated="18" office:value-type="string" calcext:value-type="string">
            <text:p>null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364" calcext:value-type="float">
            <text:p>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388" calcext:value-type="float">
            <text:p>388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Fri Jun 02 15:37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687005696" calcext:value-type="float">
            <text:p>687005696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24997888" calcext:value-type="float">
            <text:p>24997888</text:p>
          </table:table-cell>
          <table:table-cell office:value-type="float" office:value="0.532096982002258" calcext:value-type="float">
            <text:p>0.532096982002258</text:p>
          </table:table-cell>
          <table:table-cell office:value-type="float" office:value="4" calcext:value-type="float">
            <text:p>4</text:p>
          </table:table-cell>
          <table:table-cell office:value-type="float" office:value="460304384" calcext:value-type="float">
            <text:p>460304384</text:p>
          </table:table-cell>
          <table:table-cell office:value-type="float" office:value="40.1279258728027" calcext:value-type="float">
            <text:p>40.12792587280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5017088" calcext:value-type="float">
            <text:p>525017088</text:p>
          </table:table-cell>
          <table:table-cell office:value-type="float" office:value="531042304" calcext:value-type="float">
            <text:p>531042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4999999403954" calcext:value-type="float">
            <text:p>0.073499999940395</text:p>
          </table:table-cell>
          <table:table-cell table:number-columns-repeated="2" office:value-type="float" office:value="0.0512499995529652" calcext:value-type="float">
            <text:p>0.051249999552965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586119472980499" calcext:value-type="float">
            <text:p>0.586119472980499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41" calcext:value-type="float">
            <text:p>341</text:p>
          </table:table-cell>
          <table:table-cell office:value-type="float" office:value="324" calcext:value-type="float">
            <text:p>324</text:p>
          </table:table-cell>
          <table:table-cell office:value-type="float" office:value="333" calcext:value-type="float">
            <text:p>333</text:p>
          </table:table-cell>
          <table:table-cell office:value-type="float" office:value="328" calcext:value-type="float">
            <text:p>328</text:p>
          </table:table-cell>
          <table:table-cell office:value-type="float" office:value="342" calcext:value-type="float">
            <text:p>342</text:p>
          </table:table-cell>
          <table:table-cell office:value-type="float" office:value="336" calcext:value-type="float">
            <text:p>336</text:p>
          </table:table-cell>
          <table:table-cell office:value-type="float" office:value="329" calcext:value-type="float">
            <text:p>329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5:38:00 UTC 2017</text:p>
          </table:table-cell>
          <table:table-cell office:value-type="float" office:value="5" calcext:value-type="float">
            <text:p>5</text:p>
          </table:table-cell>
          <table:table-cell office:value-type="float" office:value="687005696" calcext:value-type="float">
            <text:p>687005696</text:p>
          </table:table-cell>
          <table:table-cell office:value-type="float" office:value="2618.49584960937" calcext:value-type="float">
            <text:p>2618.49584960937</text:p>
          </table:table-cell>
          <table:table-cell office:value-type="float" office:value="0" calcext:value-type="float">
            <text:p>0</text:p>
          </table:table-cell>
          <table:table-cell office:value-type="float" office:value="24997888" calcext:value-type="float">
            <text:p>24997888</text:p>
          </table:table-cell>
          <table:table-cell office:value-type="float" office:value="31.5974998474121" calcext:value-type="float">
            <text:p>31.5974998474121</text:p>
          </table:table-cell>
          <table:table-cell office:value-type="float" office:value="3" calcext:value-type="float">
            <text:p>3</text:p>
          </table:table-cell>
          <table:table-cell office:value-type="float" office:value="460312576" calcext:value-type="float">
            <text:p>460312576</text:p>
          </table:table-cell>
          <table:table-cell office:value-type="float" office:value="72.2461624145508" calcext:value-type="float">
            <text:p>72.2461624145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5938688" calcext:value-type="float">
            <text:p>525938688</text:p>
          </table:table-cell>
          <table:table-cell office:value-type="float" office:value="530956288" calcext:value-type="float">
            <text:p>530956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50000029802322" calcext:value-type="float">
            <text:p>0.075000002980232</text:p>
          </table:table-cell>
          <table:table-cell office:value-type="float" office:value="0.050500001758337" calcext:value-type="float">
            <text:p>0.050500001758337</text:p>
          </table:table-cell>
          <table:table-cell office:value-type="float" office:value="0.0785000026226044" calcext:value-type="float">
            <text:p>0.078500002622604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587714016437531" calcext:value-type="float">
            <text:p>0.587714016437531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28" calcext:value-type="float">
            <text:p>328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5:39:00 UTC 2017</text:p>
          </table:table-cell>
          <table:table-cell office:value-type="float" office:value="15" calcext:value-type="float">
            <text:p>15</text:p>
          </table:table-cell>
          <table:table-cell office:value-type="float" office:value="688181248" calcext:value-type="float">
            <text:p>688181248</text:p>
          </table:table-cell>
          <table:table-cell office:value-type="float" office:value="2618.49584960937" calcext:value-type="float">
            <text:p>2618.49584960937</text:p>
          </table:table-cell>
          <table:table-cell office:value-type="float" office:value="0" calcext:value-type="float">
            <text:p>0</text:p>
          </table:table-cell>
          <table:table-cell office:value-type="float" office:value="25014272" calcext:value-type="float">
            <text:p>25014272</text:p>
          </table:table-cell>
          <table:table-cell office:value-type="float" office:value="286.331481933594" calcext:value-type="float">
            <text:p>286.331481933594</text:p>
          </table:table-cell>
          <table:table-cell office:value-type="float" office:value="4" calcext:value-type="float">
            <text:p>4</text:p>
          </table:table-cell>
          <table:table-cell office:value-type="float" office:value="460312576" calcext:value-type="float">
            <text:p>460312576</text:p>
          </table:table-cell>
          <table:table-cell office:value-type="float" office:value="72.2461624145508" calcext:value-type="float">
            <text:p>72.24616241455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4435456" calcext:value-type="float">
            <text:p>524435456</text:p>
          </table:table-cell>
          <table:table-cell office:value-type="float" office:value="530538496" calcext:value-type="float">
            <text:p>530538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0000009536743" calcext:value-type="float">
            <text:p>0.074000000953674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0549999997019768" calcext:value-type="float">
            <text:p>0.054999999701977</text:p>
          </table:table-cell>
          <table:table-cell office:value-type="float" office:value="0.984000027179718" calcext:value-type="float">
            <text:p>0.984000027179718</text:p>
          </table:table-cell>
          <table:table-cell office:value-type="float" office:value="0.586257457733154" calcext:value-type="float">
            <text:p>0.586257457733154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38" calcext:value-type="float">
            <text:p>338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Fri Jun 02 15:40:00 UTC 2017</text:p>
          </table:table-cell>
          <table:table-cell office:value-type="float" office:value="17" calcext:value-type="float">
            <text:p>17</text:p>
          </table:table-cell>
          <table:table-cell office:value-type="float" office:value="731959296" calcext:value-type="float">
            <text:p>731959296</text:p>
          </table:table-cell>
          <table:table-cell office:value-type="float" office:value="2618.49584960937" calcext:value-type="float">
            <text:p>2618.49584960937</text:p>
          </table:table-cell>
          <table:table-cell office:value-type="float" office:value="0" calcext:value-type="float">
            <text:p>0</text:p>
          </table:table-cell>
          <table:table-cell office:value-type="float" office:value="25026560" calcext:value-type="float">
            <text:p>25026560</text:p>
          </table:table-cell>
          <table:table-cell office:value-type="float" office:value="1196.91723632813" calcext:value-type="float">
            <text:p>1196.91723632813</text:p>
          </table:table-cell>
          <table:table-cell office:value-type="float" office:value="5" calcext:value-type="float">
            <text:p>5</text:p>
          </table:table-cell>
          <table:table-cell office:value-type="float" office:value="462131200" calcext:value-type="float">
            <text:p>462131200</text:p>
          </table:table-cell>
          <table:table-cell office:value-type="float" office:value="410.249481201172" calcext:value-type="float">
            <text:p>410.24948120117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33901312" calcext:value-type="float">
            <text:p>533901312</text:p>
          </table:table-cell>
          <table:table-cell office:value-type="float" office:value="530452480" calcext:value-type="float">
            <text:p>530452480</text:p>
          </table:table-cell>
          <table:table-cell office:value-type="float" office:value="17194.564453125" calcext:value-type="float">
            <text:p>17194.564453125</text:p>
          </table:table-cell>
          <table:table-cell office:value-type="float" office:value="15763.9775390625" calcext:value-type="float">
            <text:p>15763.9775390625</text:p>
          </table:table-cell>
          <table:table-cell office:value-type="float" office:value="0.0694999992847443" calcext:value-type="float">
            <text:p>0.069499999284744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0450000017881393" calcext:value-type="float">
            <text:p>0.045000001788139</text:p>
          </table:table-cell>
          <table:table-cell office:value-type="float" office:value="0.98675000667572" calcext:value-type="float">
            <text:p>0.98675000667572</text:p>
          </table:table-cell>
          <table:table-cell office:value-type="float" office:value="0.59286504983902" calcext:value-type="float">
            <text:p>0.59286504983902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29" calcext:value-type="float">
            <text:p>329</text:p>
          </table:table-cell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335" calcext:value-type="float">
            <text:p>335</text:p>
          </table:table-cell>
          <table:table-cell office:value-type="float" office:value="343" calcext:value-type="float">
            <text:p>34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Fri Jun 02 15:41:00 UTC 2017</text:p>
          </table:table-cell>
          <table:table-cell office:value-type="float" office:value="15" calcext:value-type="float">
            <text:p>15</text:p>
          </table:table-cell>
          <table:table-cell office:value-type="float" office:value="733605888" calcext:value-type="float">
            <text:p>733605888</text:p>
          </table:table-cell>
          <table:table-cell office:value-type="float" office:value="2618.49584960937" calcext:value-type="float">
            <text:p>2618.49584960937</text:p>
          </table:table-cell>
          <table:table-cell office:value-type="float" office:value="0" calcext:value-type="float">
            <text:p>0</text:p>
          </table:table-cell>
          <table:table-cell office:value-type="float" office:value="25042944" calcext:value-type="float">
            <text:p>25042944</text:p>
          </table:table-cell>
          <table:table-cell office:value-type="float" office:value="1196.91723632813" calcext:value-type="float">
            <text:p>1196.91723632813</text:p>
          </table:table-cell>
          <table:table-cell office:value-type="float" office:value="20" calcext:value-type="float">
            <text:p>20</text:p>
          </table:table-cell>
          <table:table-cell office:value-type="float" office:value="466948096" calcext:value-type="float">
            <text:p>466948096</text:p>
          </table:table-cell>
          <table:table-cell office:value-type="float" office:value="410.249481201172" calcext:value-type="float">
            <text:p>410.24948120117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80333568" calcext:value-type="float">
            <text:p>580333568</text:p>
          </table:table-cell>
          <table:table-cell office:value-type="float" office:value="531480576" calcext:value-type="float">
            <text:p>531480576</text:p>
          </table:table-cell>
          <table:table-cell office:value-type="float" office:value="30979.703125" calcext:value-type="float">
            <text:p>30979.703125</text:p>
          </table:table-cell>
          <table:table-cell office:value-type="float" office:value="15763.9775390625" calcext:value-type="float">
            <text:p>15763.9775390625</text:p>
          </table:table-cell>
          <table:table-cell office:value-type="float" office:value="0.0997499972581863" calcext:value-type="float">
            <text:p>0.099749997258186</text:p>
          </table:table-cell>
          <table:table-cell office:value-type="float" office:value="0.0537500008940697" calcext:value-type="float">
            <text:p>0.05375000089407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591637492179871" calcext:value-type="float">
            <text:p>0.591637492179871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5:42:00 UTC 2017</text:p>
          </table:table-cell>
          <table:table-cell office:value-type="float" office:value="18" calcext:value-type="float">
            <text:p>18</text:p>
          </table:table-cell>
          <table:table-cell office:value-type="float" office:value="770924544" calcext:value-type="float">
            <text:p>770924544</text:p>
          </table:table-cell>
          <table:table-cell office:value-type="float" office:value="2618.49584960937" calcext:value-type="float">
            <text:p>2618.49584960937</text:p>
          </table:table-cell>
          <table:table-cell office:value-type="float" office:value="0" calcext:value-type="float">
            <text:p>0</text:p>
          </table:table-cell>
          <table:table-cell office:value-type="float" office:value="25059328" calcext:value-type="float">
            <text:p>25059328</text:p>
          </table:table-cell>
          <table:table-cell office:value-type="float" office:value="1196.91723632813" calcext:value-type="float">
            <text:p>1196.91723632813</text:p>
          </table:table-cell>
          <table:table-cell office:value-type="float" office:value="12" calcext:value-type="float">
            <text:p>12</text:p>
          </table:table-cell>
          <table:table-cell office:value-type="float" office:value="469393408" calcext:value-type="float">
            <text:p>469393408</text:p>
          </table:table-cell>
          <table:table-cell office:value-type="float" office:value="410.249481201172" calcext:value-type="float">
            <text:p>410.24948120117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80292608" calcext:value-type="float">
            <text:p>580292608</text:p>
          </table:table-cell>
          <table:table-cell office:value-type="float" office:value="561270784" calcext:value-type="float">
            <text:p>561270784</text:p>
          </table:table-cell>
          <table:table-cell office:value-type="float" office:value="32709.42578125" calcext:value-type="float">
            <text:p>32709.42578125</text:p>
          </table:table-cell>
          <table:table-cell office:value-type="string" calcext:value-type="string">
            <text:p>null</text:p>
          </table:table-cell>
          <table:table-cell office:value-type="float" office:value="0.0684999972581863" calcext:value-type="float">
            <text:p>0.068499997258186</text:p>
          </table:table-cell>
          <table:table-cell office:value-type="float" office:value="0.0560000017285347" calcext:value-type="float">
            <text:p>0.056000001728535</text:p>
          </table:table-cell>
          <table:table-cell office:value-type="float" office:value="0.0557500012218952" calcext:value-type="float">
            <text:p>0.055750001221895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596335470676422" calcext:value-type="float">
            <text:p>0.59633547067642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39" calcext:value-type="float">
            <text:p>339</text:p>
          </table:table-cell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Fri Jun 02 15:43:00 UTC 2017</text:p>
          </table:table-cell>
          <table:table-cell office:value-type="float" office:value="19" calcext:value-type="float">
            <text:p>19</text:p>
          </table:table-cell>
          <table:table-cell office:value-type="float" office:value="788017152" calcext:value-type="float">
            <text:p>788017152</text:p>
          </table:table-cell>
          <table:table-cell office:value-type="float" office:value="157827.015625" calcext:value-type="float">
            <text:p>157827.015625</text:p>
          </table:table-cell>
          <table:table-cell office:value-type="float" office:value="0" calcext:value-type="float">
            <text:p>0</text:p>
          </table:table-cell>
          <table:table-cell office:value-type="float" office:value="25088000" calcext:value-type="float">
            <text:p>25088000</text:p>
          </table:table-cell>
          <table:table-cell office:value-type="float" office:value="1196.91723632813" calcext:value-type="float">
            <text:p>1196.91723632813</text:p>
          </table:table-cell>
          <table:table-cell office:value-type="float" office:value="6" calcext:value-type="float">
            <text:p>6</text:p>
          </table:table-cell>
          <table:table-cell office:value-type="float" office:value="469405696" calcext:value-type="float">
            <text:p>469405696</text:p>
          </table:table-cell>
          <table:table-cell office:value-type="float" office:value="647.835998535156" calcext:value-type="float">
            <text:p>647.83599853515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82189056" calcext:value-type="float">
            <text:p>582189056</text:p>
          </table:table-cell>
          <table:table-cell office:value-type="float" office:value="561139712" calcext:value-type="float">
            <text:p>561139712</text:p>
          </table:table-cell>
          <table:table-cell office:value-type="float" office:value="32709.42578125" calcext:value-type="float">
            <text:p>32709.42578125</text:p>
          </table:table-cell>
          <table:table-cell office:value-type="string" calcext:value-type="string">
            <text:p>null</text:p>
          </table:table-cell>
          <table:table-cell office:value-type="float" office:value="0.0772499963641167" calcext:value-type="float">
            <text:p>0.077249996364117</text:p>
          </table:table-cell>
          <table:table-cell office:value-type="float" office:value="0.0465000011026859" calcext:value-type="float">
            <text:p>0.046500001102686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990750014781952" calcext:value-type="float">
            <text:p>0.990750014781952</text:p>
          </table:table-cell>
          <table:table-cell office:value-type="float" office:value="0.599391937255859" calcext:value-type="float">
            <text:p>0.599391937255859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26" calcext:value-type="float">
            <text:p>326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Fri Jun 02 15:44:00 UTC 2017</text:p>
          </table:table-cell>
          <table:table-cell office:value-type="float" office:value="17" calcext:value-type="float">
            <text:p>17</text:p>
          </table:table-cell>
          <table:table-cell office:value-type="float" office:value="818298880" calcext:value-type="float">
            <text:p>818298880</text:p>
          </table:table-cell>
          <table:table-cell office:value-type="float" office:value="157827.015625" calcext:value-type="float">
            <text:p>157827.015625</text:p>
          </table:table-cell>
          <table:table-cell office:value-type="float" office:value="0" calcext:value-type="float">
            <text:p>0</text:p>
          </table:table-cell>
          <table:table-cell office:value-type="float" office:value="25088000" calcext:value-type="float">
            <text:p>25088000</text:p>
          </table:table-cell>
          <table:table-cell office:value-type="float" office:value="1196.91723632813" calcext:value-type="float">
            <text:p>1196.91723632813</text:p>
          </table:table-cell>
          <table:table-cell office:value-type="float" office:value="7" calcext:value-type="float">
            <text:p>7</text:p>
          </table:table-cell>
          <table:table-cell office:value-type="float" office:value="469413888" calcext:value-type="float">
            <text:p>469413888</text:p>
          </table:table-cell>
          <table:table-cell office:value-type="float" office:value="647.835998535156" calcext:value-type="float">
            <text:p>647.83599853515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81926912" calcext:value-type="float">
            <text:p>581926912</text:p>
          </table:table-cell>
          <table:table-cell office:value-type="float" office:value="561106944" calcext:value-type="float">
            <text:p>561106944</text:p>
          </table:table-cell>
          <table:table-cell office:value-type="float" office:value="32709.42578125" calcext:value-type="float">
            <text:p>32709.42578125</text:p>
          </table:table-cell>
          <table:table-cell office:value-type="string" calcext:value-type="string">
            <text:p>null</text:p>
          </table:table-cell>
          <table:table-cell office:value-type="float" office:value="0.0665000006556511" calcext:value-type="float">
            <text:p>0.066500000655651</text:p>
          </table:table-cell>
          <table:table-cell office:value-type="float" office:value="0.0515000000596047" calcext:value-type="float">
            <text:p>0.051500000059605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601836323738098" calcext:value-type="float">
            <text:p>0.601836323738098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15:45:00 UTC 2017</text:p>
          </table:table-cell>
          <table:table-cell office:value-type="float" office:value="18" calcext:value-type="float">
            <text:p>18</text:p>
          </table:table-cell>
          <table:table-cell office:value-type="float" office:value="776704000" calcext:value-type="float">
            <text:p>776704000</text:p>
          </table:table-cell>
          <table:table-cell office:value-type="float" office:value="160334.84375" calcext:value-type="float">
            <text:p>160334.84375</text:p>
          </table:table-cell>
          <table:table-cell office:value-type="float" office:value="0" calcext:value-type="float">
            <text:p>0</text:p>
          </table:table-cell>
          <table:table-cell office:value-type="float" office:value="25096192" calcext:value-type="float">
            <text:p>25096192</text:p>
          </table:table-cell>
          <table:table-cell office:value-type="float" office:value="1196.91723632813" calcext:value-type="float">
            <text:p>1196.91723632813</text:p>
          </table:table-cell>
          <table:table-cell office:value-type="float" office:value="8" calcext:value-type="float">
            <text:p>8</text:p>
          </table:table-cell>
          <table:table-cell office:value-type="float" office:value="469524480" calcext:value-type="float">
            <text:p>469524480</text:p>
          </table:table-cell>
          <table:table-cell office:value-type="float" office:value="647.835998535156" calcext:value-type="float">
            <text:p>647.8359985351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81918720" calcext:value-type="float">
            <text:p>581918720</text:p>
          </table:table-cell>
          <table:table-cell office:value-type="float" office:value="569319424" calcext:value-type="float">
            <text:p>569319424</text:p>
          </table:table-cell>
          <table:table-cell office:value-type="float" office:value="26304.55859375" calcext:value-type="float">
            <text:p>26304.55859375</text:p>
          </table:table-cell>
          <table:table-cell office:value-type="float" office:value="38505.33203125" calcext:value-type="float">
            <text:p>38505.33203125</text:p>
          </table:table-cell>
          <table:table-cell office:value-type="float" office:value="0.0804999992251396" calcext:value-type="float">
            <text:p>0.08049999922514</text:p>
          </table:table-cell>
          <table:table-cell office:value-type="float" office:value="0.0552500002086163" calcext:value-type="float">
            <text:p>0.055250000208616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599210441112518" calcext:value-type="float">
            <text:p>0.599210441112518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Fri Jun 02 15:46:00 UTC 2017</text:p>
          </table:table-cell>
          <table:table-cell office:value-type="float" office:value="23" calcext:value-type="float">
            <text:p>23</text:p>
          </table:table-cell>
          <table:table-cell office:value-type="float" office:value="764895232" calcext:value-type="float">
            <text:p>764895232</text:p>
          </table:table-cell>
          <table:table-cell office:value-type="float" office:value="160334.84375" calcext:value-type="float">
            <text:p>160334.84375</text:p>
          </table:table-cell>
          <table:table-cell office:value-type="float" office:value="0" calcext:value-type="float">
            <text:p>0</text:p>
          </table:table-cell>
          <table:table-cell office:value-type="float" office:value="25096192" calcext:value-type="float">
            <text:p>25096192</text:p>
          </table:table-cell>
          <table:table-cell office:value-type="float" office:value="2391.0986328125" calcext:value-type="float">
            <text:p>2391.0986328125</text:p>
          </table:table-cell>
          <table:table-cell office:value-type="float" office:value="10" calcext:value-type="float">
            <text:p>10</text:p>
          </table:table-cell>
          <table:table-cell office:value-type="float" office:value="469823488" calcext:value-type="float">
            <text:p>469823488</text:p>
          </table:table-cell>
          <table:table-cell office:value-type="float" office:value="647.835998535156" calcext:value-type="float">
            <text:p>647.8359985351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82029312" calcext:value-type="float">
            <text:p>582029312</text:p>
          </table:table-cell>
          <table:table-cell office:value-type="float" office:value="563040256" calcext:value-type="float">
            <text:p>563040256</text:p>
          </table:table-cell>
          <table:table-cell office:value-type="float" office:value="24623.318359375" calcext:value-type="float">
            <text:p>24623.318359375</text:p>
          </table:table-cell>
          <table:table-cell office:value-type="float" office:value="38505.33203125" calcext:value-type="float">
            <text:p>38505.33203125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0582499988377094" calcext:value-type="float">
            <text:p>0.058249998837709</text:p>
          </table:table-cell>
          <table:table-cell office:value-type="float" office:value="0.0527499988675118" calcext:value-type="float">
            <text:p>0.052749998867512</text:p>
          </table:table-cell>
          <table:table-cell office:value-type="float" office:value="0.990249991416931" calcext:value-type="float">
            <text:p>0.990249991416931</text:p>
          </table:table-cell>
          <table:table-cell office:value-type="float" office:value="0.598001420497894" calcext:value-type="float">
            <text:p>0.598001420497894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6" calcext:value-type="float">
            <text:p>336</text:p>
          </table:table-cell>
          <table:table-cell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Fri Jun 02 15:47:00 UTC 2017</text:p>
          </table:table-cell>
          <table:table-cell office:value-type="float" office:value="19" calcext:value-type="float">
            <text:p>19</text:p>
          </table:table-cell>
          <table:table-cell office:value-type="float" office:value="745652224" calcext:value-type="float">
            <text:p>745652224</text:p>
          </table:table-cell>
          <table:table-cell office:value-type="float" office:value="186052.671875" calcext:value-type="float">
            <text:p>186052.671875</text:p>
          </table:table-cell>
          <table:table-cell office:value-type="float" office:value="0" calcext:value-type="float">
            <text:p>0</text:p>
          </table:table-cell>
          <table:table-cell office:value-type="float" office:value="25096192" calcext:value-type="float">
            <text:p>25096192</text:p>
          </table:table-cell>
          <table:table-cell office:value-type="float" office:value="2391.0986328125" calcext:value-type="float">
            <text:p>2391.0986328125</text:p>
          </table:table-cell>
          <table:table-cell office:value-type="float" office:value="6" calcext:value-type="float">
            <text:p>6</text:p>
          </table:table-cell>
          <table:table-cell office:value-type="float" office:value="469753856" calcext:value-type="float">
            <text:p>469753856</text:p>
          </table:table-cell>
          <table:table-cell office:value-type="float" office:value="647.835998535156" calcext:value-type="float">
            <text:p>647.83599853515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2959104" calcext:value-type="float">
            <text:p>582959104</text:p>
          </table:table-cell>
          <table:table-cell office:value-type="float" office:value="562974720" calcext:value-type="float">
            <text:p>562974720</text:p>
          </table:table-cell>
          <table:table-cell office:value-type="float" office:value="24623.318359375" calcext:value-type="float">
            <text:p>24623.318359375</text:p>
          </table:table-cell>
          <table:table-cell office:value-type="float" office:value="38505.33203125" calcext:value-type="float">
            <text:p>38505.33203125</text:p>
          </table:table-cell>
          <table:table-cell office:value-type="float" office:value="0.0759999975562096" calcext:value-type="float">
            <text:p>0.07599999755621</text:p>
          </table:table-cell>
          <table:table-cell office:value-type="float" office:value="0.0497500002384186" calcext:value-type="float">
            <text:p>0.049750000238419</text:p>
          </table:table-cell>
          <table:table-cell office:value-type="float" office:value="0.0522500015795231" calcext:value-type="float">
            <text:p>0.052250001579523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0.593460977077484" calcext:value-type="float">
            <text:p>0.593460977077484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9" calcext:value-type="float">
            <text:p>329</text:p>
          </table:table-cell>
          <table:table-cell office:value-type="float" office:value="325" calcext:value-type="float">
            <text:p>325</text:p>
          </table:table-cell>
          <table:table-cell office:value-type="float" office:value="329" calcext:value-type="float">
            <text:p>329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5:48:00 UTC 2017</text:p>
          </table:table-cell>
          <table:table-cell office:value-type="float" office:value="17" calcext:value-type="float">
            <text:p>17</text:p>
          </table:table-cell>
          <table:table-cell office:value-type="float" office:value="716718080" calcext:value-type="float">
            <text:p>716718080</text:p>
          </table:table-cell>
          <table:table-cell office:value-type="float" office:value="212078.609375" calcext:value-type="float">
            <text:p>212078.609375</text:p>
          </table:table-cell>
          <table:table-cell office:value-type="float" office:value="0" calcext:value-type="float">
            <text:p>0</text:p>
          </table:table-cell>
          <table:table-cell office:value-type="float" office:value="25096192" calcext:value-type="float">
            <text:p>25096192</text:p>
          </table:table-cell>
          <table:table-cell office:value-type="float" office:value="2469.58984375" calcext:value-type="float">
            <text:p>2469.58984375</text:p>
          </table:table-cell>
          <table:table-cell office:value-type="float" office:value="6" calcext:value-type="float">
            <text:p>6</text:p>
          </table:table-cell>
          <table:table-cell office:value-type="float" office:value="469778432" calcext:value-type="float">
            <text:p>469778432</text:p>
          </table:table-cell>
          <table:table-cell office:value-type="float" office:value="636.831237792969" calcext:value-type="float">
            <text:p>636.83123779296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88836864" calcext:value-type="float">
            <text:p>588836864</text:p>
          </table:table-cell>
          <table:table-cell office:value-type="float" office:value="577724416" calcext:value-type="float">
            <text:p>577724416</text:p>
          </table:table-cell>
          <table:table-cell office:value-type="float" office:value="24623.318359375" calcext:value-type="float">
            <text:p>24623.318359375</text:p>
          </table:table-cell>
          <table:table-cell office:value-type="float" office:value="38505.33203125" calcext:value-type="float">
            <text:p>38505.33203125</text:p>
          </table:table-cell>
          <table:table-cell office:value-type="float" office:value="0.0719999969005585" calcext:value-type="float">
            <text:p>0.071999996900559</text:p>
          </table:table-cell>
          <table:table-cell office:value-type="float" office:value="0.0532499998807907" calcext:value-type="float">
            <text:p>0.053249999880791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592300951480866" calcext:value-type="float">
            <text:p>0.592300951480866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15:49:00 UTC 2017</text:p>
          </table:table-cell>
          <table:table-cell office:value-type="float" office:value="23" calcext:value-type="float">
            <text:p>23</text:p>
          </table:table-cell>
          <table:table-cell office:value-type="float" office:value="703631360" calcext:value-type="float">
            <text:p>703631360</text:p>
          </table:table-cell>
          <table:table-cell office:value-type="float" office:value="197371.46875" calcext:value-type="float">
            <text:p>197371.46875</text:p>
          </table:table-cell>
          <table:table-cell office:value-type="float" office:value="0" calcext:value-type="float">
            <text:p>0</text:p>
          </table:table-cell>
          <table:table-cell office:value-type="float" office:value="25096192" calcext:value-type="float">
            <text:p>25096192</text:p>
          </table:table-cell>
          <table:table-cell office:value-type="float" office:value="2843.91357421875" calcext:value-type="float">
            <text:p>2843.91357421875</text:p>
          </table:table-cell>
          <table:table-cell office:value-type="float" office:value="6" calcext:value-type="float">
            <text:p>6</text:p>
          </table:table-cell>
          <table:table-cell office:value-type="float" office:value="469786624" calcext:value-type="float">
            <text:p>469786624</text:p>
          </table:table-cell>
          <table:table-cell office:value-type="float" office:value="683.943481445313" calcext:value-type="float">
            <text:p>683.9434814453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4704000" calcext:value-type="float">
            <text:p>584704000</text:p>
          </table:table-cell>
          <table:table-cell office:value-type="float" office:value="577642496" calcext:value-type="float">
            <text:p>577642496</text:p>
          </table:table-cell>
          <table:table-cell office:value-type="float" office:value="18953.119140625" calcext:value-type="float">
            <text:p>18953.119140625</text:p>
          </table:table-cell>
          <table:table-cell office:value-type="float" office:value="73135.46875" calcext:value-type="float">
            <text:p>73135.46875</text:p>
          </table:table-cell>
          <table:table-cell office:value-type="float" office:value="0.0825000032782555" calcext:value-type="float">
            <text:p>0.082500003278256</text:p>
          </table:table-cell>
          <table:table-cell table:number-columns-repeated="2" office:value-type="float" office:value="0.0472499988973141" calcext:value-type="float">
            <text:p>0.047249998897314</text:p>
          </table:table-cell>
          <table:table-cell office:value-type="float" office:value="0.980499982833862" calcext:value-type="float">
            <text:p>0.980499982833862</text:p>
          </table:table-cell>
          <table:table-cell office:value-type="float" office:value="0.58847188949585" calcext:value-type="float">
            <text:p>0.58847188949585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15:50:00 UTC 2017</text:p>
          </table:table-cell>
          <table:table-cell office:value-type="float" office:value="17" calcext:value-type="float">
            <text:p>17</text:p>
          </table:table-cell>
          <table:table-cell office:value-type="float" office:value="722788352" calcext:value-type="float">
            <text:p>722788352</text:p>
          </table:table-cell>
          <table:table-cell office:value-type="float" office:value="208189.3125" calcext:value-type="float">
            <text:p>208189.3125</text:p>
          </table:table-cell>
          <table:table-cell office:value-type="float" office:value="0" calcext:value-type="float">
            <text:p>0</text:p>
          </table:table-cell>
          <table:table-cell office:value-type="float" office:value="25096192" calcext:value-type="float">
            <text:p>25096192</text:p>
          </table:table-cell>
          <table:table-cell office:value-type="float" office:value="2843.91357421875" calcext:value-type="float">
            <text:p>2843.91357421875</text:p>
          </table:table-cell>
          <table:table-cell office:value-type="float" office:value="6" calcext:value-type="float">
            <text:p>6</text:p>
          </table:table-cell>
          <table:table-cell office:value-type="float" office:value="469889024" calcext:value-type="float">
            <text:p>469889024</text:p>
          </table:table-cell>
          <table:table-cell office:value-type="float" office:value="683.943481445313" calcext:value-type="float">
            <text:p>683.9434814453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84564736" calcext:value-type="float">
            <text:p>584564736</text:p>
          </table:table-cell>
          <table:table-cell office:value-type="float" office:value="577646592" calcext:value-type="float">
            <text:p>577646592</text:p>
          </table:table-cell>
          <table:table-cell office:value-type="float" office:value="30802.40625" calcext:value-type="float">
            <text:p>30802.40625</text:p>
          </table:table-cell>
          <table:table-cell office:value-type="float" office:value="62416.0078125" calcext:value-type="float">
            <text:p>62416.0078125</text:p>
          </table:table-cell>
          <table:table-cell office:value-type="float" office:value="0.0762500017881393" calcext:value-type="float">
            <text:p>0.076250001788139</text:p>
          </table:table-cell>
          <table:table-cell office:value-type="float" office:value="0.0520000010728836" calcext:value-type="float">
            <text:p>0.052000001072884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0.988749980926514" calcext:value-type="float">
            <text:p>0.988749980926514</text:p>
          </table:table-cell>
          <table:table-cell office:value-type="float" office:value="0.590818464756012" calcext:value-type="float">
            <text:p>0.59081846475601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1" calcext:value-type="float">
            <text:p>331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Fri Jun 02 15:51:00 UTC 2017</text:p>
          </table:table-cell>
          <table:table-cell office:value-type="float" office:value="16" calcext:value-type="float">
            <text:p>16</text:p>
          </table:table-cell>
          <table:table-cell office:value-type="float" office:value="720093184" calcext:value-type="float">
            <text:p>720093184</text:p>
          </table:table-cell>
          <table:table-cell office:value-type="float" office:value="162725.15625" calcext:value-type="float">
            <text:p>162725.15625</text:p>
          </table:table-cell>
          <table:table-cell office:value-type="float" office:value="0" calcext:value-type="float">
            <text:p>0</text:p>
          </table:table-cell>
          <table:table-cell office:value-type="float" office:value="25096192" calcext:value-type="float">
            <text:p>25096192</text:p>
          </table:table-cell>
          <table:table-cell office:value-type="float" office:value="2843.91357421875" calcext:value-type="float">
            <text:p>2843.91357421875</text:p>
          </table:table-cell>
          <table:table-cell office:value-type="float" office:value="8" calcext:value-type="float">
            <text:p>8</text:p>
          </table:table-cell>
          <table:table-cell office:value-type="float" office:value="470085632" calcext:value-type="float">
            <text:p>470085632</text:p>
          </table:table-cell>
          <table:table-cell office:value-type="float" office:value="683.943481445313" calcext:value-type="float">
            <text:p>683.9434814453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5822976" calcext:value-type="float">
            <text:p>605822976</text:p>
          </table:table-cell>
          <table:table-cell office:value-type="float" office:value="577622016" calcext:value-type="float">
            <text:p>577622016</text:p>
          </table:table-cell>
          <table:table-cell office:value-type="float" office:value="30802.40625" calcext:value-type="float">
            <text:p>30802.40625</text:p>
          </table:table-cell>
          <table:table-cell office:value-type="float" office:value="62416.0078125" calcext:value-type="float">
            <text:p>62416.0078125</text:p>
          </table:table-cell>
          <table:table-cell office:value-type="float" office:value="0.104249998927116" calcext:value-type="float">
            <text:p>0.104249998927116</text:p>
          </table:table-cell>
          <table:table-cell office:value-type="float" office:value="0.0524999983608723" calcext:value-type="float">
            <text:p>0.052499998360872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59281712770462" calcext:value-type="float">
            <text:p>0.5928171277046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7" calcext:value-type="float">
            <text:p>327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29" calcext:value-type="float">
            <text:p>329</text:p>
          </table:table-cell>
          <table:table-cell table:number-columns-repeated="3"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5:52:00 UTC 2017</text:p>
          </table:table-cell>
          <table:table-cell office:value-type="float" office:value="20" calcext:value-type="float">
            <text:p>20</text:p>
          </table:table-cell>
          <table:table-cell office:value-type="float" office:value="713551872" calcext:value-type="float">
            <text:p>713551872</text:p>
          </table:table-cell>
          <table:table-cell office:value-type="float" office:value="162725.15625" calcext:value-type="float">
            <text:p>162725.15625</text:p>
          </table:table-cell>
          <table:table-cell office:value-type="float" office:value="0" calcext:value-type="float">
            <text:p>0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2496.73486328125" calcext:value-type="float">
            <text:p>2496.73486328125</text:p>
          </table:table-cell>
          <table:table-cell office:value-type="float" office:value="7" calcext:value-type="float">
            <text:p>7</text:p>
          </table:table-cell>
          <table:table-cell office:value-type="float" office:value="470122496" calcext:value-type="float">
            <text:p>470122496</text:p>
          </table:table-cell>
          <table:table-cell office:value-type="float" office:value="654.152893066406" calcext:value-type="float">
            <text:p>654.15289306640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5736960" calcext:value-type="float">
            <text:p>605736960</text:p>
          </table:table-cell>
          <table:table-cell office:value-type="float" office:value="577540096" calcext:value-type="float">
            <text:p>577540096</text:p>
          </table:table-cell>
          <table:table-cell office:value-type="float" office:value="26389.69140625" calcext:value-type="float">
            <text:p>26389.69140625</text:p>
          </table:table-cell>
          <table:table-cell office:value-type="string" calcext:value-type="string">
            <text:p>null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0.0547499991953373" calcext:value-type="float">
            <text:p>0.054749999195337</text:p>
          </table:table-cell>
          <table:table-cell office:value-type="float" office:value="0.0502500012516975" calcext:value-type="float">
            <text:p>0.050250001251698</text:p>
          </table:table-cell>
          <table:table-cell office:value-type="float" office:value="0.985750019550324" calcext:value-type="float">
            <text:p>0.985750019550324</text:p>
          </table:table-cell>
          <table:table-cell office:value-type="float" office:value="0.589147567749023" calcext:value-type="float">
            <text:p>0.589147567749023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15:53:00 UTC 2017</text:p>
          </table:table-cell>
          <table:table-cell office:value-type="float" office:value="18" calcext:value-type="float">
            <text:p>18</text:p>
          </table:table-cell>
          <table:table-cell office:value-type="float" office:value="685580288" calcext:value-type="float">
            <text:p>685580288</text:p>
          </table:table-cell>
          <table:table-cell office:value-type="float" office:value="208457.609375" calcext:value-type="float">
            <text:p>208457.609375</text:p>
          </table:table-cell>
          <table:table-cell office:value-type="float" office:value="0" calcext:value-type="float">
            <text:p>0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2496.73486328125" calcext:value-type="float">
            <text:p>2496.73486328125</text:p>
          </table:table-cell>
          <table:table-cell office:value-type="float" office:value="6" calcext:value-type="float">
            <text:p>6</text:p>
          </table:table-cell>
          <table:table-cell office:value-type="float" office:value="470138880" calcext:value-type="float">
            <text:p>470138880</text:p>
          </table:table-cell>
          <table:table-cell office:value-type="float" office:value="654.152893066406" calcext:value-type="float">
            <text:p>654.15289306640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05696000" calcext:value-type="float">
            <text:p>605696000</text:p>
          </table:table-cell>
          <table:table-cell office:value-type="float" office:value="577470464" calcext:value-type="float">
            <text:p>577470464</text:p>
          </table:table-cell>
          <table:table-cell office:value-type="float" office:value="34059.21875" calcext:value-type="float">
            <text:p>34059.21875</text:p>
          </table:table-cell>
          <table:table-cell office:value-type="float" office:value="41720.40234375" calcext:value-type="float">
            <text:p>41720.40234375</text:p>
          </table:table-cell>
          <table:table-cell office:value-type="float" office:value="0.08924999833107" calcext:value-type="float">
            <text:p>0.08924999833107</text:p>
          </table:table-cell>
          <table:table-cell office:value-type="float" office:value="0.0547499991953373" calcext:value-type="float">
            <text:p>0.054749999195337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989750027656555" calcext:value-type="float">
            <text:p>0.989750027656555</text:p>
          </table:table-cell>
          <table:table-cell office:value-type="float" office:value="0.588539898395538" calcext:value-type="float">
            <text:p>0.588539898395538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27" calcext:value-type="float">
            <text:p>327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3" calcext:value-type="float">
            <text:p>333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5:54:00 UTC 2017</text:p>
          </table:table-cell>
          <table:table-cell office:value-type="float" office:value="19" calcext:value-type="float">
            <text:p>19</text:p>
          </table:table-cell>
          <table:table-cell office:value-type="float" office:value="673984512" calcext:value-type="float">
            <text:p>673984512</text:p>
          </table:table-cell>
          <table:table-cell office:value-type="float" office:value="194481.0625" calcext:value-type="float">
            <text:p>194481.0625</text:p>
          </table:table-cell>
          <table:table-cell office:value-type="float" office:value="0" calcext:value-type="float">
            <text:p>0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2496.73486328125" calcext:value-type="float">
            <text:p>2496.73486328125</text:p>
          </table:table-cell>
          <table:table-cell office:value-type="float" office:value="6" calcext:value-type="float">
            <text:p>6</text:p>
          </table:table-cell>
          <table:table-cell office:value-type="float" office:value="470077440" calcext:value-type="float">
            <text:p>470077440</text:p>
          </table:table-cell>
          <table:table-cell office:value-type="float" office:value="654.152893066406" calcext:value-type="float">
            <text:p>654.15289306640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05609984" calcext:value-type="float">
            <text:p>605609984</text:p>
          </table:table-cell>
          <table:table-cell office:value-type="float" office:value="586895360" calcext:value-type="float">
            <text:p>586895360</text:p>
          </table:table-cell>
          <table:table-cell office:value-type="float" office:value="25583.544921875" calcext:value-type="float">
            <text:p>25583.544921875</text:p>
          </table:table-cell>
          <table:table-cell office:value-type="float" office:value="41720.40234375" calcext:value-type="float">
            <text:p>41720.40234375</text:p>
          </table:table-cell>
          <table:table-cell office:value-type="float" office:value="0.0707499980926514" calcext:value-type="float">
            <text:p>0.070749998092651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0.990249991416931" calcext:value-type="float">
            <text:p>0.990249991416931</text:p>
          </table:table-cell>
          <table:table-cell office:value-type="float" office:value="0.583736717700958" calcext:value-type="float">
            <text:p>0.583736717700958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27" calcext:value-type="float">
            <text:p>327</text:p>
          </table:table-cell>
          <table:table-cell office:value-type="float" office:value="337" calcext:value-type="float">
            <text:p>337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1" calcext:value-type="float">
            <text:p>331</text:p>
          </table:table-cell>
          <table:table-cell table:number-columns-repeated="2"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Fri Jun 02 15:55:00 UTC 2017</text:p>
          </table:table-cell>
          <table:table-cell office:value-type="float" office:value="16" calcext:value-type="float">
            <text:p>16</text:p>
          </table:table-cell>
          <table:table-cell office:value-type="float" office:value="640942080" calcext:value-type="float">
            <text:p>640942080</text:p>
          </table:table-cell>
          <table:table-cell office:value-type="float" office:value="211041.84375" calcext:value-type="float">
            <text:p>211041.84375</text:p>
          </table:table-cell>
          <table:table-cell office:value-type="float" office:value="0" calcext:value-type="float">
            <text:p>0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2496.73486328125" calcext:value-type="float">
            <text:p>2496.73486328125</text:p>
          </table:table-cell>
          <table:table-cell office:value-type="float" office:value="7" calcext:value-type="float">
            <text:p>7</text:p>
          </table:table-cell>
          <table:table-cell office:value-type="float" office:value="470196224" calcext:value-type="float">
            <text:p>470196224</text:p>
          </table:table-cell>
          <table:table-cell office:value-type="float" office:value="677.0419921875" calcext:value-type="float">
            <text:p>677.041992187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4569600" calcext:value-type="float">
            <text:p>604569600</text:p>
          </table:table-cell>
          <table:table-cell office:value-type="float" office:value="586817536" calcext:value-type="float">
            <text:p>586817536</text:p>
          </table:table-cell>
          <table:table-cell office:value-type="float" office:value="25583.544921875" calcext:value-type="float">
            <text:p>25583.544921875</text:p>
          </table:table-cell>
          <table:table-cell office:value-type="float" office:value="41720.40234375" calcext:value-type="float">
            <text:p>41720.40234375</text:p>
          </table:table-cell>
          <table:table-cell office:value-type="float" office:value="0.0787499994039536" calcext:value-type="float">
            <text:p>0.078749999403954</text:p>
          </table:table-cell>
          <table:table-cell office:value-type="float" office:value="0.0527499988675118" calcext:value-type="float">
            <text:p>0.052749998867512</text:p>
          </table:table-cell>
          <table:table-cell office:value-type="float" office:value="0.0549999997019768" calcext:value-type="float">
            <text:p>0.054999999701977</text:p>
          </table:table-cell>
          <table:table-cell office:value-type="float" office:value="0.988499999046326" calcext:value-type="float">
            <text:p>0.988499999046326</text:p>
          </table:table-cell>
          <table:table-cell office:value-type="float" office:value="0.579829931259155" calcext:value-type="float">
            <text:p>0.579829931259155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5:56:00 UTC 2017</text:p>
          </table:table-cell>
          <table:table-cell office:value-type="float" office:value="6" calcext:value-type="float">
            <text:p>6</text:p>
          </table:table-cell>
          <table:table-cell office:value-type="float" office:value="617312256" calcext:value-type="float">
            <text:p>617312256</text:p>
          </table:table-cell>
          <table:table-cell office:value-type="float" office:value="211041.84375" calcext:value-type="float">
            <text:p>211041.84375</text:p>
          </table:table-cell>
          <table:table-cell office:value-type="float" office:value="0" calcext:value-type="float">
            <text:p>0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2496.73486328125" calcext:value-type="float">
            <text:p>2496.73486328125</text:p>
          </table:table-cell>
          <table:table-cell office:value-type="float" office:value="7" calcext:value-type="float">
            <text:p>7</text:p>
          </table:table-cell>
          <table:table-cell office:value-type="float" office:value="471113728" calcext:value-type="float">
            <text:p>471113728</text:p>
          </table:table-cell>
          <table:table-cell office:value-type="float" office:value="677.0419921875" calcext:value-type="float">
            <text:p>677.04199218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5495296" calcext:value-type="float">
            <text:p>605495296</text:p>
          </table:table-cell>
          <table:table-cell office:value-type="float" office:value="586731520" calcext:value-type="float">
            <text:p>586731520</text:p>
          </table:table-cell>
          <table:table-cell office:value-type="float" office:value="25583.544921875" calcext:value-type="float">
            <text:p>25583.544921875</text:p>
          </table:table-cell>
          <table:table-cell office:value-type="float" office:value="41720.40234375" calcext:value-type="float">
            <text:p>41720.40234375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0.0557500012218952" calcext:value-type="float">
            <text:p>0.055750001221895</text:p>
          </table:table-cell>
          <table:table-cell office:value-type="float" office:value="0.0724999979138374" calcext:value-type="float">
            <text:p>0.072499997913837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578552424907684" calcext:value-type="float">
            <text:p>0.578552424907684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9" calcext:value-type="float">
            <text:p>329</text:p>
          </table:table-cell>
          <table:table-cell table:number-columns-repeated="3" office:value-type="float" office:value="331" calcext:value-type="float">
            <text:p>331</text:p>
          </table:table-cell>
          <table:table-cell office:value-type="float" office:value="336" calcext:value-type="float">
            <text:p>336</text:p>
          </table:table-cell>
          <table:table-cell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5:57:00 UTC 2017</text:p>
          </table:table-cell>
          <table:table-cell office:value-type="float" office:value="12" calcext:value-type="float">
            <text:p>12</text:p>
          </table:table-cell>
          <table:table-cell office:value-type="float" office:value="606961664" calcext:value-type="float">
            <text:p>606961664</text:p>
          </table:table-cell>
          <table:table-cell office:value-type="float" office:value="29346.1796875" calcext:value-type="float">
            <text:p>29346.1796875</text:p>
          </table:table-cell>
          <table:table-cell office:value-type="float" office:value="0" calcext:value-type="float">
            <text:p>0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789.541687011719" calcext:value-type="float">
            <text:p>789.541687011719</text:p>
          </table:table-cell>
          <table:table-cell office:value-type="float" office:value="4" calcext:value-type="float">
            <text:p>4</text:p>
          </table:table-cell>
          <table:table-cell office:value-type="float" office:value="471023616" calcext:value-type="float">
            <text:p>471023616</text:p>
          </table:table-cell>
          <table:table-cell office:value-type="float" office:value="302.556335449219" calcext:value-type="float">
            <text:p>302.5563354492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4401664" calcext:value-type="float">
            <text:p>604401664</text:p>
          </table:table-cell>
          <table:table-cell office:value-type="float" office:value="587030528" calcext:value-type="float">
            <text:p>587030528</text:p>
          </table:table-cell>
          <table:table-cell office:value-type="float" office:value="25583.544921875" calcext:value-type="float">
            <text:p>25583.544921875</text:p>
          </table:table-cell>
          <table:table-cell office:value-type="float" office:value="41720.40234375" calcext:value-type="float">
            <text:p>41720.40234375</text:p>
          </table:table-cell>
          <table:table-cell office:value-type="float" office:value="0.0752499997615814" calcext:value-type="float">
            <text:p>0.075249999761581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987500011920929" calcext:value-type="float">
            <text:p>0.987500011920929</text:p>
          </table:table-cell>
          <table:table-cell office:value-type="float" office:value="0.577341496944428" calcext:value-type="float">
            <text:p>0.577341496944428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5:58:00 UTC 2017</text:p>
          </table:table-cell>
          <table:table-cell office:value-type="float" office:value="12" calcext:value-type="float">
            <text:p>12</text:p>
          </table:table-cell>
          <table:table-cell office:value-type="float" office:value="586981376" calcext:value-type="float">
            <text:p>586981376</text:p>
          </table:table-cell>
          <table:table-cell office:value-type="float" office:value="29346.1796875" calcext:value-type="float">
            <text:p>29346.1796875</text:p>
          </table:table-cell>
          <table:table-cell office:value-type="float" office:value="0" calcext:value-type="float">
            <text:p>0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789.541687011719" calcext:value-type="float">
            <text:p>789.541687011719</text:p>
          </table:table-cell>
          <table:table-cell office:value-type="float" office:value="5" calcext:value-type="float">
            <text:p>5</text:p>
          </table:table-cell>
          <table:table-cell office:value-type="float" office:value="471027712" calcext:value-type="float">
            <text:p>471027712</text:p>
          </table:table-cell>
          <table:table-cell office:value-type="float" office:value="302.556335449219" calcext:value-type="float">
            <text:p>302.5563354492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5335552" calcext:value-type="float">
            <text:p>605335552</text:p>
          </table:table-cell>
          <table:table-cell office:value-type="float" office:value="587067392" calcext:value-type="float">
            <text:p>587067392</text:p>
          </table:table-cell>
          <table:table-cell office:value-type="float" office:value="25583.544921875" calcext:value-type="float">
            <text:p>25583.544921875</text:p>
          </table:table-cell>
          <table:table-cell office:value-type="float" office:value="41720.40234375" calcext:value-type="float">
            <text:p>41720.40234375</text:p>
          </table:table-cell>
          <table:table-cell office:value-type="float" office:value="0.0677499994635582" calcext:value-type="float">
            <text:p>0.067749999463558</text:p>
          </table:table-cell>
          <table:table-cell office:value-type="float" office:value="0.0520000010728836" calcext:value-type="float">
            <text:p>0.052000001072884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990249991416931" calcext:value-type="float">
            <text:p>0.990249991416931</text:p>
          </table:table-cell>
          <table:table-cell office:value-type="float" office:value="0.577160954475403" calcext:value-type="float">
            <text:p>0.57716095447540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29" calcext:value-type="float">
            <text:p>329</text:p>
          </table:table-cell>
          <table:table-cell office:value-type="float" office:value="339" calcext:value-type="float">
            <text:p>339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5" calcext:value-type="float">
            <text:p>33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Fri Jun 02 15:59:00 UTC 2017</text:p>
          </table:table-cell>
          <table:table-cell office:value-type="float" office:value="14" calcext:value-type="float">
            <text:p>14</text:p>
          </table:table-cell>
          <table:table-cell office:value-type="float" office:value="567005184" calcext:value-type="float">
            <text:p>567005184</text:p>
          </table:table-cell>
          <table:table-cell office:value-type="float" office:value="142294.359375" calcext:value-type="float">
            <text:p>142294.359375</text:p>
          </table:table-cell>
          <table:table-cell office:value-type="float" office:value="0" calcext:value-type="float">
            <text:p>0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1906.81591796875" calcext:value-type="float">
            <text:p>1906.81591796875</text:p>
          </table:table-cell>
          <table:table-cell office:value-type="float" office:value="5" calcext:value-type="float">
            <text:p>5</text:p>
          </table:table-cell>
          <table:table-cell office:value-type="float" office:value="471027712" calcext:value-type="float">
            <text:p>471027712</text:p>
          </table:table-cell>
          <table:table-cell office:value-type="float" office:value="302.556335449219" calcext:value-type="float">
            <text:p>302.5563354492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5245440" calcext:value-type="float">
            <text:p>605245440</text:p>
          </table:table-cell>
          <table:table-cell office:value-type="float" office:value="586506240" calcext:value-type="float">
            <text:p>586506240</text:p>
          </table:table-cell>
          <table:table-cell office:value-type="float" office:value="35546.84765625" calcext:value-type="float">
            <text:p>35546.84765625</text:p>
          </table:table-cell>
          <table:table-cell office:value-type="string" calcext:value-type="string">
            <text:p>null</text:p>
          </table:table-cell>
          <table:table-cell office:value-type="float" office:value="0.069750003516674" calcext:value-type="float">
            <text:p>0.069750003516674</text:p>
          </table:table-cell>
          <table:table-cell office:value-type="float" office:value="0.0524999983608723" calcext:value-type="float">
            <text:p>0.052499998360872</text:p>
          </table:table-cell>
          <table:table-cell office:value-type="float" office:value="0.0502500012516975" calcext:value-type="float">
            <text:p>0.050250001251698</text:p>
          </table:table-cell>
          <table:table-cell office:value-type="float" office:value="0.985499978065491" calcext:value-type="float">
            <text:p>0.985499978065491</text:p>
          </table:table-cell>
          <table:table-cell office:value-type="float" office:value="0.572493314743042" calcext:value-type="float">
            <text:p>0.57249331474304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9" calcext:value-type="float">
            <text:p>329</text:p>
          </table:table-cell>
          <table:table-cell office:value-type="float" office:value="325" calcext:value-type="float">
            <text:p>325</text:p>
          </table:table-cell>
          <table:table-cell table:number-columns-repeated="3" office:value-type="float" office:value="329" calcext:value-type="float">
            <text:p>329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6:00:00 UTC 2017</text:p>
          </table:table-cell>
          <table:table-cell office:value-type="float" office:value="18" calcext:value-type="float">
            <text:p>18</text:p>
          </table:table-cell>
          <table:table-cell office:value-type="float" office:value="539254784" calcext:value-type="float">
            <text:p>539254784</text:p>
          </table:table-cell>
          <table:table-cell office:value-type="float" office:value="142294.359375" calcext:value-type="float">
            <text:p>142294.359375</text:p>
          </table:table-cell>
          <table:table-cell office:value-type="float" office:value="0" calcext:value-type="float">
            <text:p>0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2064.79809570312" calcext:value-type="float">
            <text:p>2064.79809570312</text:p>
          </table:table-cell>
          <table:table-cell office:value-type="float" office:value="6" calcext:value-type="float">
            <text:p>6</text:p>
          </table:table-cell>
          <table:table-cell office:value-type="float" office:value="471121920" calcext:value-type="float">
            <text:p>471121920</text:p>
          </table:table-cell>
          <table:table-cell office:value-type="float" office:value="302.556335449219" calcext:value-type="float">
            <text:p>302.5563354492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4200960" calcext:value-type="float">
            <text:p>604200960</text:p>
          </table:table-cell>
          <table:table-cell office:value-type="float" office:value="586645504" calcext:value-type="float">
            <text:p>586645504</text:p>
          </table:table-cell>
          <table:table-cell office:value-type="float" office:value="35546.84765625" calcext:value-type="float">
            <text:p>35546.84765625</text:p>
          </table:table-cell>
          <table:table-cell office:value-type="string" calcext:value-type="string">
            <text:p>null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0532499998807907" calcext:value-type="float">
            <text:p>0.053249999880791</text:p>
          </table:table-cell>
          <table:table-cell office:value-type="float" office:value="0.0502500012516975" calcext:value-type="float">
            <text:p>0.050250001251698</text:p>
          </table:table-cell>
          <table:table-cell office:value-type="float" office:value="0.986500024795532" calcext:value-type="float">
            <text:p>0.986500024795532</text:p>
          </table:table-cell>
          <table:table-cell office:value-type="float" office:value="0.569382011890411" calcext:value-type="float">
            <text:p>0.569382011890411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7" calcext:value-type="float">
            <text:p>337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29" calcext:value-type="float">
            <text:p>329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6:01:00 UTC 2017</text:p>
          </table:table-cell>
          <table:table-cell office:value-type="float" office:value="20" calcext:value-type="float">
            <text:p>20</text:p>
          </table:table-cell>
          <table:table-cell office:value-type="float" office:value="509116416" calcext:value-type="float">
            <text:p>509116416</text:p>
          </table:table-cell>
          <table:table-cell office:value-type="float" office:value="199495.734375" calcext:value-type="float">
            <text:p>199495.734375</text:p>
          </table:table-cell>
          <table:table-cell office:value-type="float" office:value="0" calcext:value-type="float">
            <text:p>0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2064.79809570312" calcext:value-type="float">
            <text:p>2064.79809570312</text:p>
          </table:table-cell>
          <table:table-cell office:value-type="float" office:value="7" calcext:value-type="float">
            <text:p>7</text:p>
          </table:table-cell>
          <table:table-cell office:value-type="float" office:value="471343104" calcext:value-type="float">
            <text:p>471343104</text:p>
          </table:table-cell>
          <table:table-cell office:value-type="float" office:value="641.443054199219" calcext:value-type="float">
            <text:p>641.4430541992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6660992" calcext:value-type="float">
            <text:p>616660992</text:p>
          </table:table-cell>
          <table:table-cell office:value-type="float" office:value="586436608" calcext:value-type="float">
            <text:p>586436608</text:p>
          </table:table-cell>
          <table:table-cell office:value-type="float" office:value="46435.99609375" calcext:value-type="float">
            <text:p>46435.99609375</text:p>
          </table:table-cell>
          <table:table-cell office:value-type="float" office:value="32734.708984375" calcext:value-type="float">
            <text:p>32734.708984375</text:p>
          </table:table-cell>
          <table:table-cell office:value-type="float" office:value="0.101999998092651" calcext:value-type="float">
            <text:p>0.101999998092651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0512499995529652" calcext:value-type="float">
            <text:p>0.051249999552965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56660395860672" calcext:value-type="float">
            <text:p>0.5666039586067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6:02:00 UTC 2017</text:p>
          </table:table-cell>
          <table:table-cell office:value-type="float" office:value="26" calcext:value-type="float">
            <text:p>26</text:p>
          </table:table-cell>
          <table:table-cell office:value-type="float" office:value="484610048" calcext:value-type="float">
            <text:p>484610048</text:p>
          </table:table-cell>
          <table:table-cell office:value-type="float" office:value="199495.734375" calcext:value-type="float">
            <text:p>199495.734375</text:p>
          </table:table-cell>
          <table:table-cell office:value-type="float" office:value="0" calcext:value-type="float">
            <text:p>0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2064.79809570312" calcext:value-type="float">
            <text:p>2064.79809570312</text:p>
          </table:table-cell>
          <table:table-cell office:value-type="float" office:value="6" calcext:value-type="float">
            <text:p>6</text:p>
          </table:table-cell>
          <table:table-cell office:value-type="float" office:value="471265280" calcext:value-type="float">
            <text:p>471265280</text:p>
          </table:table-cell>
          <table:table-cell office:value-type="float" office:value="641.443054199219" calcext:value-type="float">
            <text:p>641.4430541992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17578496" calcext:value-type="float">
            <text:p>617578496</text:p>
          </table:table-cell>
          <table:table-cell office:value-type="float" office:value="589885440" calcext:value-type="float">
            <text:p>589885440</text:p>
          </table:table-cell>
          <table:table-cell office:value-type="float" office:value="46435.99609375" calcext:value-type="float">
            <text:p>46435.99609375</text:p>
          </table:table-cell>
          <table:table-cell office:value-type="float" office:value="32734.708984375" calcext:value-type="float">
            <text:p>32734.708984375</text:p>
          </table:table-cell>
          <table:table-cell office:value-type="float" office:value="0.0785000026226044" calcext:value-type="float">
            <text:p>0.078500002622604</text:p>
          </table:table-cell>
          <table:table-cell office:value-type="float" office:value="0.0497500002384186" calcext:value-type="float">
            <text:p>0.049750000238419</text:p>
          </table:table-cell>
          <table:table-cell office:value-type="float" office:value="0.0542499981820583" calcext:value-type="float">
            <text:p>0.054249998182058</text:p>
          </table:table-cell>
          <table:table-cell office:value-type="float" office:value="0.985750019550324" calcext:value-type="float">
            <text:p>0.985750019550324</text:p>
          </table:table-cell>
          <table:table-cell office:value-type="float" office:value="0.562917768955231" calcext:value-type="float">
            <text:p>0.562917768955231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27" calcext:value-type="float">
            <text:p>32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16:03:00 UTC 2017</text:p>
          </table:table-cell>
          <table:table-cell office:value-type="float" office:value="33" calcext:value-type="float">
            <text:p>33</text:p>
          </table:table-cell>
          <table:table-cell office:value-type="float" office:value="445407232" calcext:value-type="float">
            <text:p>445407232</text:p>
          </table:table-cell>
          <table:table-cell office:value-type="float" office:value="199495.734375" calcext:value-type="float">
            <text:p>199495.734375</text:p>
          </table:table-cell>
          <table:table-cell office:value-type="float" office:value="1" calcext:value-type="float">
            <text:p>1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2064.79809570312" calcext:value-type="float">
            <text:p>2064.79809570312</text:p>
          </table:table-cell>
          <table:table-cell office:value-type="float" office:value="9" calcext:value-type="float">
            <text:p>9</text:p>
          </table:table-cell>
          <table:table-cell office:value-type="float" office:value="473260032" calcext:value-type="float">
            <text:p>473260032</text:p>
          </table:table-cell>
          <table:table-cell office:value-type="float" office:value="641.443054199219" calcext:value-type="float">
            <text:p>641.44305419921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16509440" calcext:value-type="float">
            <text:p>616509440</text:p>
          </table:table-cell>
          <table:table-cell office:value-type="float" office:value="589492224" calcext:value-type="float">
            <text:p>589492224</text:p>
          </table:table-cell>
          <table:table-cell office:value-type="float" office:value="46435.99609375" calcext:value-type="float">
            <text:p>46435.99609375</text:p>
          </table:table-cell>
          <table:table-cell office:value-type="float" office:value="32734.708984375" calcext:value-type="float">
            <text:p>32734.708984375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0474999994039536" calcext:value-type="float">
            <text:p>0.047499999403954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989000022411346" calcext:value-type="float">
            <text:p>0.989000022411346</text:p>
          </table:table-cell>
          <table:table-cell office:value-type="float" office:value="0.560800194740295" calcext:value-type="float">
            <text:p>0.560800194740295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28" calcext:value-type="float">
            <text:p>328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16:04:00 UTC 2017</text:p>
          </table:table-cell>
          <table:table-cell office:value-type="float" office:value="42" calcext:value-type="float">
            <text:p>42</text:p>
          </table:table-cell>
          <table:table-cell office:value-type="float" office:value="417947648" calcext:value-type="float">
            <text:p>417947648</text:p>
          </table:table-cell>
          <table:table-cell office:value-type="float" office:value="199495.734375" calcext:value-type="float">
            <text:p>199495.734375</text:p>
          </table:table-cell>
          <table:table-cell office:value-type="float" office:value="1" calcext:value-type="float">
            <text:p>1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2064.79809570312" calcext:value-type="float">
            <text:p>2064.79809570312</text:p>
          </table:table-cell>
          <table:table-cell office:value-type="float" office:value="14" calcext:value-type="float">
            <text:p>14</text:p>
          </table:table-cell>
          <table:table-cell office:value-type="float" office:value="473780224" calcext:value-type="float">
            <text:p>473780224</text:p>
          </table:table-cell>
          <table:table-cell office:value-type="float" office:value="641.443054199219" calcext:value-type="float">
            <text:p>641.44305419921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16452096" calcext:value-type="float">
            <text:p>616452096</text:p>
          </table:table-cell>
          <table:table-cell office:value-type="float" office:value="589475840" calcext:value-type="float">
            <text:p>589475840</text:p>
          </table:table-cell>
          <table:table-cell office:value-type="float" office:value="61201.44140625" calcext:value-type="float">
            <text:p>61201.44140625</text:p>
          </table:table-cell>
          <table:table-cell office:value-type="float" office:value="69384.9453125" calcext:value-type="float">
            <text:p>69384.9453125</text:p>
          </table:table-cell>
          <table:table-cell office:value-type="float" office:value="0.0812499970197678" calcext:value-type="float">
            <text:p>0.081249997019768</text:p>
          </table:table-cell>
          <table:table-cell office:value-type="float" office:value="0.0562499985098839" calcext:value-type="float">
            <text:p>0.056249998509884</text:p>
          </table:table-cell>
          <table:table-cell office:value-type="float" office:value="0.0575000010430813" calcext:value-type="float">
            <text:p>0.057500001043081</text:p>
          </table:table-cell>
          <table:table-cell office:value-type="float" office:value="0.989499986171722" calcext:value-type="float">
            <text:p>0.989499986171722</text:p>
          </table:table-cell>
          <table:table-cell office:value-type="float" office:value="0.554959774017334" calcext:value-type="float">
            <text:p>0.554959774017334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26" calcext:value-type="float">
            <text:p>326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Fri Jun 02 16:05:00 UTC 2017</text:p>
          </table:table-cell>
          <table:table-cell office:value-type="float" office:value="53" calcext:value-type="float">
            <text:p>53</text:p>
          </table:table-cell>
          <table:table-cell office:value-type="float" office:value="419651584" calcext:value-type="float">
            <text:p>419651584</text:p>
          </table:table-cell>
          <table:table-cell office:value-type="float" office:value="442527.1875" calcext:value-type="float">
            <text:p>442527.1875</text:p>
          </table:table-cell>
          <table:table-cell office:value-type="float" office:value="1" calcext:value-type="float">
            <text:p>1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5914.626953125" calcext:value-type="float">
            <text:p>5914.626953125</text:p>
          </table:table-cell>
          <table:table-cell office:value-type="float" office:value="10" calcext:value-type="float">
            <text:p>10</text:p>
          </table:table-cell>
          <table:table-cell office:value-type="float" office:value="473899008" calcext:value-type="float">
            <text:p>473899008</text:p>
          </table:table-cell>
          <table:table-cell office:value-type="float" office:value="641.443054199219" calcext:value-type="float">
            <text:p>641.44305419921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17357312" calcext:value-type="float">
            <text:p>617357312</text:p>
          </table:table-cell>
          <table:table-cell office:value-type="float" office:value="589430784" calcext:value-type="float">
            <text:p>589430784</text:p>
          </table:table-cell>
          <table:table-cell office:value-type="float" office:value="61201.44140625" calcext:value-type="float">
            <text:p>61201.44140625</text:p>
          </table:table-cell>
          <table:table-cell office:value-type="float" office:value="69384.9453125" calcext:value-type="float">
            <text:p>69384.9453125</text:p>
          </table:table-cell>
          <table:table-cell office:value-type="float" office:value="0.0732500031590462" calcext:value-type="float">
            <text:p>0.073250003159046</text:p>
          </table:table-cell>
          <table:table-cell office:value-type="float" office:value="0.0552500002086163" calcext:value-type="float">
            <text:p>0.055250000208616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0.557925760746002" calcext:value-type="float">
            <text:p>0.557925760746002</text:p>
          </table:table-cell>
          <table:table-cell office:value-type="float" office:value="20" calcext:value-type="float">
            <text:p>2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8" calcext:value-type="float">
            <text:p>328</text:p>
          </table:table-cell>
          <table:table-cell office:value-type="float" office:value="327" calcext:value-type="float">
            <text:p>327</text:p>
          </table:table-cell>
          <table:table-cell office:value-type="float" office:value="325" calcext:value-type="float">
            <text:p>325</text:p>
          </table:table-cell>
          <table:table-cell office:value-type="float" office:value="329" calcext:value-type="float">
            <text:p>329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Fri Jun 02 16:06:00 UTC 2017</text:p>
          </table:table-cell>
          <table:table-cell office:value-type="float" office:value="66" calcext:value-type="float">
            <text:p>66</text:p>
          </table:table-cell>
          <table:table-cell office:value-type="float" office:value="415539200" calcext:value-type="float">
            <text:p>415539200</text:p>
          </table:table-cell>
          <table:table-cell office:value-type="float" office:value="442527.1875" calcext:value-type="float">
            <text:p>442527.1875</text:p>
          </table:table-cell>
          <table:table-cell office:value-type="float" office:value="2" calcext:value-type="float">
            <text:p>2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5914.626953125" calcext:value-type="float">
            <text:p>5914.626953125</text:p>
          </table:table-cell>
          <table:table-cell office:value-type="float" office:value="16" calcext:value-type="float">
            <text:p>16</text:p>
          </table:table-cell>
          <table:table-cell office:value-type="float" office:value="474128384" calcext:value-type="float">
            <text:p>474128384</text:p>
          </table:table-cell>
          <table:table-cell office:value-type="float" office:value="2261.47924804687" calcext:value-type="float">
            <text:p>2261.4792480468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24254976" calcext:value-type="float">
            <text:p>624254976</text:p>
          </table:table-cell>
          <table:table-cell office:value-type="float" office:value="589381632" calcext:value-type="float">
            <text:p>589381632</text:p>
          </table:table-cell>
          <table:table-cell office:value-type="float" office:value="102824.0390625" calcext:value-type="float">
            <text:p>102824.0390625</text:p>
          </table:table-cell>
          <table:table-cell office:value-type="float" office:value="116015.5703125" calcext:value-type="float">
            <text:p>116015.5703125</text:p>
          </table:table-cell>
          <table:table-cell office:value-type="float" office:value="0.069750003516674" calcext:value-type="float">
            <text:p>0.069750003516674</text:p>
          </table:table-cell>
          <table:table-cell office:value-type="float" office:value="0.0537500008940697" calcext:value-type="float">
            <text:p>0.05375000089407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0.987500011920929" calcext:value-type="float">
            <text:p>0.987500011920929</text:p>
          </table:table-cell>
          <table:table-cell office:value-type="float" office:value="0.555608093738556" calcext:value-type="float">
            <text:p>0.555608093738556</text:p>
          </table:table-cell>
          <table:table-cell office:value-type="float" office:value="20" calcext:value-type="float">
            <text:p>2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Fri Jun 02 16:07:00 UTC 2017</text:p>
          </table:table-cell>
          <table:table-cell office:value-type="float" office:value="66" calcext:value-type="float">
            <text:p>66</text:p>
          </table:table-cell>
          <table:table-cell office:value-type="float" office:value="421130240" calcext:value-type="float">
            <text:p>421130240</text:p>
          </table:table-cell>
          <table:table-cell office:value-type="float" office:value="442527.1875" calcext:value-type="float">
            <text:p>442527.1875</text:p>
          </table:table-cell>
          <table:table-cell office:value-type="float" office:value="2" calcext:value-type="float">
            <text:p>2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10642.7392578125" calcext:value-type="float">
            <text:p>10642.7392578125</text:p>
          </table:table-cell>
          <table:table-cell office:value-type="float" office:value="21" calcext:value-type="float">
            <text:p>21</text:p>
          </table:table-cell>
          <table:table-cell office:value-type="float" office:value="474972160" calcext:value-type="float">
            <text:p>474972160</text:p>
          </table:table-cell>
          <table:table-cell office:value-type="float" office:value="2417.48852539062" calcext:value-type="float">
            <text:p>2417.4885253906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624160768" calcext:value-type="float">
            <text:p>624160768</text:p>
          </table:table-cell>
          <table:table-cell office:value-type="float" office:value="578375680" calcext:value-type="float">
            <text:p>578375680</text:p>
          </table:table-cell>
          <table:table-cell office:value-type="float" office:value="148290.046875" calcext:value-type="float">
            <text:p>148290.046875</text:p>
          </table:table-cell>
          <table:table-cell office:value-type="float" office:value="172320.296875" calcext:value-type="float">
            <text:p>172320.296875</text:p>
          </table:table-cell>
          <table:table-cell office:value-type="float" office:value="0.0705000013113022" calcext:value-type="float">
            <text:p>0.070500001311302</text:p>
          </table:table-cell>
          <table:table-cell office:value-type="float" office:value="0.0604999996721745" calcext:value-type="float">
            <text:p>0.060499999672175</text:p>
          </table:table-cell>
          <table:table-cell office:value-type="float" office:value="0.0612500011920929" calcext:value-type="float">
            <text:p>0.061250001192093</text:p>
          </table:table-cell>
          <table:table-cell office:value-type="float" office:value="0.987249970436096" calcext:value-type="float">
            <text:p>0.987249970436096</text:p>
          </table:table-cell>
          <table:table-cell office:value-type="float" office:value="0.556204974651337" calcext:value-type="float">
            <text:p>0.556204974651337</text:p>
          </table:table-cell>
          <table:table-cell office:value-type="float" office:value="20" calcext:value-type="float">
            <text:p>2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  <table:table-cell office:value-type="float" office:value="321" calcext:value-type="float">
            <text:p>321</text:p>
          </table:table-cell>
          <table:table-cell office:value-type="float" office:value="330" calcext:value-type="float">
            <text:p>330</text:p>
          </table:table-cell>
          <table:table-cell office:value-type="float" office:value="326" calcext:value-type="float">
            <text:p>326</text:p>
          </table:table-cell>
          <table:table-cell office:value-type="float" office:value="323" calcext:value-type="float">
            <text:p>323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Fri Jun 02 16:08:00 UTC 2017</text:p>
          </table:table-cell>
          <table:table-cell office:value-type="float" office:value="93" calcext:value-type="float">
            <text:p>93</text:p>
          </table:table-cell>
          <table:table-cell office:value-type="float" office:value="420331520" calcext:value-type="float">
            <text:p>420331520</text:p>
          </table:table-cell>
          <table:table-cell office:value-type="float" office:value="442527.1875" calcext:value-type="float">
            <text:p>442527.1875</text:p>
          </table:table-cell>
          <table:table-cell office:value-type="float" office:value="3" calcext:value-type="float">
            <text:p>3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10698.0546875" calcext:value-type="float">
            <text:p>10698.0546875</text:p>
          </table:table-cell>
          <table:table-cell office:value-type="float" office:value="15" calcext:value-type="float">
            <text:p>15</text:p>
          </table:table-cell>
          <table:table-cell office:value-type="float" office:value="474996736" calcext:value-type="float">
            <text:p>474996736</text:p>
          </table:table-cell>
          <table:table-cell office:value-type="float" office:value="2417.48852539062" calcext:value-type="float">
            <text:p>2417.4885253906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21027328" calcext:value-type="float">
            <text:p>621027328</text:p>
          </table:table-cell>
          <table:table-cell office:value-type="float" office:value="578445312" calcext:value-type="float">
            <text:p>578445312</text:p>
          </table:table-cell>
          <table:table-cell office:value-type="float" office:value="146662.984375" calcext:value-type="float">
            <text:p>146662.984375</text:p>
          </table:table-cell>
          <table:table-cell office:value-type="float" office:value="172320.296875" calcext:value-type="float">
            <text:p>172320.296875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0.0584999993443489" calcext:value-type="float">
            <text:p>0.058499999344349</text:p>
          </table:table-cell>
          <table:table-cell office:value-type="float" office:value="0.985750019550324" calcext:value-type="float">
            <text:p>0.985750019550324</text:p>
          </table:table-cell>
          <table:table-cell office:value-type="float" office:value="0.556537210941315" calcext:value-type="float">
            <text:p>0.556537210941315</text:p>
          </table:table-cell>
          <table:table-cell office:value-type="float" office:value="50" calcext:value-type="float">
            <text:p>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323" calcext:value-type="float">
            <text:p>323</text:p>
          </table:table-cell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Fri Jun 02 16:09:00 UTC 2017</text:p>
          </table:table-cell>
          <table:table-cell office:value-type="float" office:value="138" calcext:value-type="float">
            <text:p>138</text:p>
          </table:table-cell>
          <table:table-cell office:value-type="float" office:value="490606592" calcext:value-type="float">
            <text:p>490606592</text:p>
          </table:table-cell>
          <table:table-cell office:value-type="float" office:value="442527.1875" calcext:value-type="float">
            <text:p>442527.1875</text:p>
          </table:table-cell>
          <table:table-cell office:value-type="float" office:value="5" calcext:value-type="float">
            <text:p>5</text:p>
          </table:table-cell>
          <table:table-cell office:value-type="float" office:value="25993216" calcext:value-type="float">
            <text:p>25993216</text:p>
          </table:table-cell>
          <table:table-cell office:value-type="float" office:value="10698.0546875" calcext:value-type="float">
            <text:p>10698.0546875</text:p>
          </table:table-cell>
          <table:table-cell office:value-type="float" office:value="29" calcext:value-type="float">
            <text:p>29</text:p>
          </table:table-cell>
          <table:table-cell office:value-type="float" office:value="475869184" calcext:value-type="float">
            <text:p>475869184</text:p>
          </table:table-cell>
          <table:table-cell office:value-type="float" office:value="2417.48852539062" calcext:value-type="float">
            <text:p>2417.48852539062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615092224" calcext:value-type="float">
            <text:p>615092224</text:p>
          </table:table-cell>
          <table:table-cell office:value-type="float" office:value="596742144" calcext:value-type="float">
            <text:p>596742144</text:p>
          </table:table-cell>
          <table:table-cell office:value-type="float" office:value="146662.984375" calcext:value-type="float">
            <text:p>146662.984375</text:p>
          </table:table-cell>
          <table:table-cell office:value-type="float" office:value="172320.296875" calcext:value-type="float">
            <text:p>172320.296875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0740000009536743" calcext:value-type="float">
            <text:p>0.074000000953674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982999980449676" calcext:value-type="float">
            <text:p>0.982999980449676</text:p>
          </table:table-cell>
          <table:table-cell office:value-type="float" office:value="0.565801024436951" calcext:value-type="float">
            <text:p>0.565801024436951</text:p>
          </table:table-cell>
          <table:table-cell office:value-type="float" office:value="50" calcext:value-type="float">
            <text:p>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2" calcext:value-type="float">
            <text:p>322</text:p>
          </table:table-cell>
          <table:table-cell table:number-columns-repeated="3" office:value-type="float" office:value="319" calcext:value-type="float">
            <text:p>319</text:p>
          </table:table-cell>
          <table:table-cell table:number-columns-repeated="2" office:value-type="float" office:value="320" calcext:value-type="float">
            <text:p>320</text:p>
          </table:table-cell>
          <table:table-cell table:number-columns-repeated="2"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Fri Jun 02 16:10:00 UTC 2017</text:p>
          </table:table-cell>
          <table:table-cell office:value-type="float" office:value="153" calcext:value-type="float">
            <text:p>153</text:p>
          </table:table-cell>
          <table:table-cell office:value-type="float" office:value="533561344" calcext:value-type="float">
            <text:p>533561344</text:p>
          </table:table-cell>
          <table:table-cell office:value-type="float" office:value="442527.1875" calcext:value-type="float">
            <text:p>442527.1875</text:p>
          </table:table-cell>
          <table:table-cell office:value-type="float" office:value="6" calcext:value-type="float">
            <text:p>6</text:p>
          </table:table-cell>
          <table:table-cell office:value-type="float" office:value="25874432" calcext:value-type="float">
            <text:p>25874432</text:p>
          </table:table-cell>
          <table:table-cell office:value-type="float" office:value="20896.73828125" calcext:value-type="float">
            <text:p>20896.73828125</text:p>
          </table:table-cell>
          <table:table-cell office:value-type="float" office:value="37" calcext:value-type="float">
            <text:p>37</text:p>
          </table:table-cell>
          <table:table-cell office:value-type="float" office:value="476733440" calcext:value-type="float">
            <text:p>476733440</text:p>
          </table:table-cell>
          <table:table-cell office:value-type="float" office:value="5888.7587890625" calcext:value-type="float">
            <text:p>5888.7587890625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620584960" calcext:value-type="float">
            <text:p>620584960</text:p>
          </table:table-cell>
          <table:table-cell office:value-type="float" office:value="592605184" calcext:value-type="float">
            <text:p>592605184</text:p>
          </table:table-cell>
          <table:table-cell office:value-type="float" office:value="146662.984375" calcext:value-type="float">
            <text:p>146662.984375</text:p>
          </table:table-cell>
          <table:table-cell office:value-type="float" office:value="172320.296875" calcext:value-type="float">
            <text:p>172320.296875</text:p>
          </table:table-cell>
          <table:table-cell office:value-type="float" office:value="0.0804999992251396" calcext:value-type="float">
            <text:p>0.08049999922514</text:p>
          </table:table-cell>
          <table:table-cell office:value-type="float" office:value="0.0640000030398369" calcext:value-type="float">
            <text:p>0.064000003039837</text:p>
          </table:table-cell>
          <table:table-cell office:value-type="float" office:value="0.0715000033378601" calcext:value-type="float">
            <text:p>0.07150000333786</text:p>
          </table:table-cell>
          <table:table-cell office:value-type="float" office:value="0.976249992847443" calcext:value-type="float">
            <text:p>0.976249992847443</text:p>
          </table:table-cell>
          <table:table-cell office:value-type="float" office:value="0.57293313741684" calcext:value-type="float">
            <text:p>0.57293313741684</text:p>
          </table:table-cell>
          <table:table-cell office:value-type="float" office:value="50" calcext:value-type="float">
            <text:p>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6" calcext:value-type="float">
            <text:p>316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Fri Jun 02 16:11:00 UTC 2017</text:p>
          </table:table-cell>
          <table:table-cell office:value-type="float" office:value="201" calcext:value-type="float">
            <text:p>201</text:p>
          </table:table-cell>
          <table:table-cell office:value-type="float" office:value="561717248" calcext:value-type="float">
            <text:p>561717248</text:p>
          </table:table-cell>
          <table:table-cell office:value-type="float" office:value="2183926.75" calcext:value-type="float">
            <text:p>2183926.75</text:p>
          </table:table-cell>
          <table:table-cell office:value-type="float" office:value="7" calcext:value-type="float">
            <text:p>7</text:p>
          </table:table-cell>
          <table:table-cell office:value-type="float" office:value="25874432" calcext:value-type="float">
            <text:p>25874432</text:p>
          </table:table-cell>
          <table:table-cell office:value-type="float" office:value="27092.306640625" calcext:value-type="float">
            <text:p>27092.306640625</text:p>
          </table:table-cell>
          <table:table-cell office:value-type="float" office:value="40" calcext:value-type="float">
            <text:p>40</text:p>
          </table:table-cell>
          <table:table-cell office:value-type="float" office:value="484143104" calcext:value-type="float">
            <text:p>484143104</text:p>
          </table:table-cell>
          <table:table-cell office:value-type="float" office:value="5888.7587890625" calcext:value-type="float">
            <text:p>5888.758789062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627810304" calcext:value-type="float">
            <text:p>627810304</text:p>
          </table:table-cell>
          <table:table-cell office:value-type="float" office:value="566603776" calcext:value-type="float">
            <text:p>566603776</text:p>
          </table:table-cell>
          <table:table-cell office:value-type="float" office:value="465928.09375" calcext:value-type="float">
            <text:p>465928.09375</text:p>
          </table:table-cell>
          <table:table-cell office:value-type="float" office:value="419329.53125" calcext:value-type="float">
            <text:p>419329.53125</text:p>
          </table:table-cell>
          <table:table-cell office:value-type="float" office:value="0.0904999971389771" calcext:value-type="float">
            <text:p>0.090499997138977</text:p>
          </table:table-cell>
          <table:table-cell office:value-type="float" office:value="0.0754999965429306" calcext:value-type="float">
            <text:p>0.075499996542931</text:p>
          </table:table-cell>
          <table:table-cell office:value-type="float" office:value="0.0764999985694885" calcext:value-type="float">
            <text:p>0.076499998569489</text:p>
          </table:table-cell>
          <table:table-cell office:value-type="float" office:value="0.976499974727631" calcext:value-type="float">
            <text:p>0.976499974727631</text:p>
          </table:table-cell>
          <table:table-cell office:value-type="float" office:value="0.574764966964722" calcext:value-type="float">
            <text:p>0.574764966964722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15" calcext:value-type="float">
            <text:p>315</text:p>
          </table:table-cell>
          <table:table-cell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office:value-type="float" office:value="318" calcext:value-type="float">
            <text:p>318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Fri Jun 02 16:12:00 UTC 2017</text:p>
          </table:table-cell>
          <table:table-cell office:value-type="float" office:value="259" calcext:value-type="float">
            <text:p>259</text:p>
          </table:table-cell>
          <table:table-cell office:value-type="float" office:value="623140864" calcext:value-type="float">
            <text:p>623140864</text:p>
          </table:table-cell>
          <table:table-cell office:value-type="float" office:value="2183926.75" calcext:value-type="float">
            <text:p>2183926.75</text:p>
          </table:table-cell>
          <table:table-cell office:value-type="float" office:value="11" calcext:value-type="float">
            <text:p>11</text:p>
          </table:table-cell>
          <table:table-cell office:value-type="float" office:value="26570752" calcext:value-type="float">
            <text:p>26570752</text:p>
          </table:table-cell>
          <table:table-cell office:value-type="float" office:value="45040.0078125" calcext:value-type="float">
            <text:p>45040.0078125</text:p>
          </table:table-cell>
          <table:table-cell office:value-type="float" office:value="62" calcext:value-type="float">
            <text:p>62</text:p>
          </table:table-cell>
          <table:table-cell office:value-type="float" office:value="484397056" calcext:value-type="float">
            <text:p>484397056</text:p>
          </table:table-cell>
          <table:table-cell office:value-type="float" office:value="11139.134765625" calcext:value-type="float">
            <text:p>11139.13476562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74382080" calcext:value-type="float">
            <text:p>574382080</text:p>
          </table:table-cell>
          <table:table-cell office:value-type="float" office:value="518533120" calcext:value-type="float">
            <text:p>518533120</text:p>
          </table:table-cell>
          <table:table-cell office:value-type="float" office:value="465928.09375" calcext:value-type="float">
            <text:p>465928.09375</text:p>
          </table:table-cell>
          <table:table-cell office:value-type="float" office:value="419329.53125" calcext:value-type="float">
            <text:p>419329.53125</text:p>
          </table:table-cell>
          <table:table-cell office:value-type="float" office:value="0.0787499994039536" calcext:value-type="float">
            <text:p>0.078749999403954</text:p>
          </table:table-cell>
          <table:table-cell office:value-type="float" office:value="0.0775000005960465" calcext:value-type="float">
            <text:p>0.077500000596047</text:p>
          </table:table-cell>
          <table:table-cell office:value-type="float" office:value="0.0962499976158142" calcext:value-type="float">
            <text:p>0.096249997615814</text:p>
          </table:table-cell>
          <table:table-cell office:value-type="float" office:value="0.974250018596649" calcext:value-type="float">
            <text:p>0.974250018596649</text:p>
          </table:table-cell>
          <table:table-cell office:value-type="float" office:value="0.58176201581955" calcext:value-type="float">
            <text:p>0.58176201581955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float" office:value="300" calcext:value-type="float">
            <text:p>300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Fri Jun 02 16:13:00 UTC 2017</text:p>
          </table:table-cell>
          <table:table-cell office:value-type="float" office:value="257" calcext:value-type="float">
            <text:p>257</text:p>
          </table:table-cell>
          <table:table-cell office:value-type="float" office:value="682262528" calcext:value-type="float">
            <text:p>682262528</text:p>
          </table:table-cell>
          <table:table-cell office:value-type="float" office:value="2183926.75" calcext:value-type="float">
            <text:p>2183926.75</text:p>
          </table:table-cell>
          <table:table-cell office:value-type="float" office:value="15" calcext:value-type="float">
            <text:p>15</text:p>
          </table:table-cell>
          <table:table-cell office:value-type="float" office:value="26677248" calcext:value-type="float">
            <text:p>26677248</text:p>
          </table:table-cell>
          <table:table-cell office:value-type="float" office:value="60683.3359375" calcext:value-type="float">
            <text:p>60683.3359375</text:p>
          </table:table-cell>
          <table:table-cell office:value-type="float" office:value="62" calcext:value-type="float">
            <text:p>62</text:p>
          </table:table-cell>
          <table:table-cell office:value-type="float" office:value="489713664" calcext:value-type="float">
            <text:p>489713664</text:p>
          </table:table-cell>
          <table:table-cell office:value-type="float" office:value="11317.10546875" calcext:value-type="float">
            <text:p>11317.10546875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474963968" calcext:value-type="float">
            <text:p>474963968</text:p>
          </table:table-cell>
          <table:table-cell office:value-type="float" office:value="437420032" calcext:value-type="float">
            <text:p>437420032</text:p>
          </table:table-cell>
          <table:table-cell office:value-type="float" office:value="768949.75" calcext:value-type="float">
            <text:p>768949.75</text:p>
          </table:table-cell>
          <table:table-cell office:value-type="float" office:value="754385.8125" calcext:value-type="float">
            <text:p>754385.8125</text:p>
          </table:table-cell>
          <table:table-cell office:value-type="float" office:value="0.0745000019669533" calcext:value-type="float">
            <text:p>0.074500001966953</text:p>
          </table:table-cell>
          <table:table-cell office:value-type="float" office:value="0.0825000032782555" calcext:value-type="float">
            <text:p>0.082500003278256</text:p>
          </table:table-cell>
          <table:table-cell office:value-type="float" office:value="0.0952500030398369" calcext:value-type="float">
            <text:p>0.095250003039837</text:p>
          </table:table-cell>
          <table:table-cell office:value-type="float" office:value="0.972750008106232" calcext:value-type="float">
            <text:p>0.972750008106232</text:p>
          </table:table-cell>
          <table:table-cell office:value-type="float" office:value="0.589516997337341" calcext:value-type="float">
            <text:p>0.589516997337341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02" calcext:value-type="float">
            <text:p>302</text:p>
          </table:table-cell>
          <table:table-cell office:value-type="float" office:value="297" calcext:value-type="float">
            <text:p>297</text:p>
          </table:table-cell>
          <table:table-cell office:value-type="float" office:value="300" calcext:value-type="float">
            <text:p>300</text:p>
          </table:table-cell>
          <table:table-cell office:value-type="float" office:value="299" calcext:value-type="float">
            <text:p>299</text:p>
          </table:table-cell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table:number-columns-repeated="3" office:value-type="float" office:value="298" calcext:value-type="float">
            <text:p>298</text:p>
          </table:table-cell>
          <table:table-cell office:value-type="float" office:value="296" calcext:value-type="float">
            <text:p>29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ri Jun 02 16:14:00 UTC 2017</text:p>
          </table:table-cell>
          <table:table-cell office:value-type="float" office:value="252" calcext:value-type="float">
            <text:p>252</text:p>
          </table:table-cell>
          <table:table-cell office:value-type="float" office:value="899215360" calcext:value-type="float">
            <text:p>899215360</text:p>
          </table:table-cell>
          <table:table-cell office:value-type="float" office:value="2183926.75" calcext:value-type="float">
            <text:p>2183926.75</text:p>
          </table:table-cell>
          <table:table-cell office:value-type="float" office:value="16" calcext:value-type="float">
            <text:p>16</text:p>
          </table:table-cell>
          <table:table-cell office:value-type="float" office:value="26677248" calcext:value-type="float">
            <text:p>26677248</text:p>
          </table:table-cell>
          <table:table-cell office:value-type="float" office:value="60683.3359375" calcext:value-type="float">
            <text:p>60683.3359375</text:p>
          </table:table-cell>
          <table:table-cell office:value-type="float" office:value="59" calcext:value-type="float">
            <text:p>59</text:p>
          </table:table-cell>
          <table:table-cell office:value-type="float" office:value="489869312" calcext:value-type="float">
            <text:p>489869312</text:p>
          </table:table-cell>
          <table:table-cell office:value-type="float" office:value="11317.10546875" calcext:value-type="float">
            <text:p>11317.10546875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416448512" calcext:value-type="float">
            <text:p>416448512</text:p>
          </table:table-cell>
          <table:table-cell office:value-type="float" office:value="388546560" calcext:value-type="float">
            <text:p>388546560</text:p>
          </table:table-cell>
          <table:table-cell office:value-type="float" office:value="822706.875" calcext:value-type="float">
            <text:p>822706.875</text:p>
          </table:table-cell>
          <table:table-cell office:value-type="float" office:value="836662.3125" calcext:value-type="float">
            <text:p>836662.3125</text:p>
          </table:table-cell>
          <table:table-cell office:value-type="float" office:value="0.0692500025033951" calcext:value-type="float">
            <text:p>0.069250002503395</text:p>
          </table:table-cell>
          <table:table-cell office:value-type="float" office:value="0.0754999965429306" calcext:value-type="float">
            <text:p>0.075499996542931</text:p>
          </table:table-cell>
          <table:table-cell office:value-type="float" office:value="0.0989999994635582" calcext:value-type="float">
            <text:p>0.098999999463558</text:p>
          </table:table-cell>
          <table:table-cell office:value-type="float" office:value="0.972000002861023" calcext:value-type="float">
            <text:p>0.972000002861023</text:p>
          </table:table-cell>
          <table:table-cell office:value-type="float" office:value="0.620410025119782" calcext:value-type="float">
            <text:p>0.620410025119782</text:p>
          </table:table-cell>
          <table:table-cell office:value-type="float" office:value="150" calcext:value-type="float">
            <text:p>1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97" calcext:value-type="float">
            <text:p>297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Fri Jun 02 16:15:00 UTC 2017</text:p>
          </table:table-cell>
          <table:table-cell office:value-type="float" office:value="289" calcext:value-type="float">
            <text:p>289</text:p>
          </table:table-cell>
          <table:table-cell office:value-type="float" office:value="1034817536" calcext:value-type="float">
            <text:p>1034817536</text:p>
          </table:table-cell>
          <table:table-cell office:value-type="float" office:value="4686977.5" calcext:value-type="float">
            <text:p>4686977.5</text:p>
          </table:table-cell>
          <table:table-cell office:value-type="float" office:value="17" calcext:value-type="float">
            <text:p>17</text:p>
          </table:table-cell>
          <table:table-cell office:value-type="float" office:value="27353088" calcext:value-type="float">
            <text:p>27353088</text:p>
          </table:table-cell>
          <table:table-cell office:value-type="float" office:value="60683.3359375" calcext:value-type="float">
            <text:p>60683.3359375</text:p>
          </table:table-cell>
          <table:table-cell office:value-type="float" office:value="74" calcext:value-type="float">
            <text:p>74</text:p>
          </table:table-cell>
          <table:table-cell office:value-type="float" office:value="493035520" calcext:value-type="float">
            <text:p>493035520</text:p>
          </table:table-cell>
          <table:table-cell office:value-type="float" office:value="11317.10546875" calcext:value-type="float">
            <text:p>11317.10546875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382943232" calcext:value-type="float">
            <text:p>382943232</text:p>
          </table:table-cell>
          <table:table-cell office:value-type="float" office:value="364736512" calcext:value-type="float">
            <text:p>364736512</text:p>
          </table:table-cell>
          <table:table-cell office:value-type="float" office:value="1061228.875" calcext:value-type="float">
            <text:p>1061228.875</text:p>
          </table:table-cell>
          <table:table-cell office:value-type="float" office:value="836662.3125" calcext:value-type="float">
            <text:p>836662.3125</text:p>
          </table:table-cell>
          <table:table-cell office:value-type="float" office:value="0.0759999975562096" calcext:value-type="float">
            <text:p>0.07599999755621</text:p>
          </table:table-cell>
          <table:table-cell office:value-type="float" office:value="0.0855000019073486" calcext:value-type="float">
            <text:p>0.085500001907349</text:p>
          </table:table-cell>
          <table:table-cell office:value-type="float" office:value="0.104249998927116" calcext:value-type="float">
            <text:p>0.104249998927116</text:p>
          </table:table-cell>
          <table:table-cell office:value-type="float" office:value="0.968999981880188" calcext:value-type="float">
            <text:p>0.968999981880188</text:p>
          </table:table-cell>
          <table:table-cell office:value-type="float" office:value="0.632989168167114" calcext:value-type="float">
            <text:p>0.632989168167114</text:p>
          </table:table-cell>
          <table:table-cell office:value-type="float" office:value="150" calcext:value-type="float">
            <text:p>1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98" calcext:value-type="float">
            <text:p>298</text:p>
          </table:table-cell>
          <table:table-cell table:number-columns-repeated="4" office:value-type="float" office:value="299" calcext:value-type="float">
            <text:p>299</text:p>
          </table:table-cell>
          <table:table-cell office:value-type="float" office:value="301" calcext:value-type="float">
            <text:p>301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office:value-type="float" office:value="298" calcext:value-type="float">
            <text:p>298</text:p>
          </table:table-cell>
          <table:table-cell office:value-type="float" office:value="300" calcext:value-type="float">
            <text:p>30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Fri Jun 02 16:16:00 UTC 2017</text:p>
          </table:table-cell>
          <table:table-cell office:value-type="float" office:value="321" calcext:value-type="float">
            <text:p>321</text:p>
          </table:table-cell>
          <table:table-cell office:value-type="float" office:value="1073340416" calcext:value-type="float">
            <text:p>1073340416</text:p>
          </table:table-cell>
          <table:table-cell office:value-type="float" office:value="4686977.5" calcext:value-type="float">
            <text:p>4686977.5</text:p>
          </table:table-cell>
          <table:table-cell office:value-type="float" office:value="21" calcext:value-type="float">
            <text:p>21</text:p>
          </table:table-cell>
          <table:table-cell office:value-type="float" office:value="28880896" calcext:value-type="float">
            <text:p>28880896</text:p>
          </table:table-cell>
          <table:table-cell office:value-type="float" office:value="60683.3359375" calcext:value-type="float">
            <text:p>60683.3359375</text:p>
          </table:table-cell>
          <table:table-cell office:value-type="float" office:value="87" calcext:value-type="float">
            <text:p>87</text:p>
          </table:table-cell>
          <table:table-cell office:value-type="float" office:value="496660480" calcext:value-type="float">
            <text:p>496660480</text:p>
          </table:table-cell>
          <table:table-cell office:value-type="float" office:value="11317.10546875" calcext:value-type="float">
            <text:p>11317.10546875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379863040" calcext:value-type="float">
            <text:p>379863040</text:p>
          </table:table-cell>
          <table:table-cell office:value-type="float" office:value="361578496" calcext:value-type="float">
            <text:p>361578496</text:p>
          </table:table-cell>
          <table:table-cell office:value-type="float" office:value="1061228.875" calcext:value-type="float">
            <text:p>1061228.875</text:p>
          </table:table-cell>
          <table:table-cell office:value-type="float" office:value="836662.3125" calcext:value-type="float">
            <text:p>836662.3125</text:p>
          </table:table-cell>
          <table:table-cell office:value-type="float" office:value="0.0644999966025353" calcext:value-type="float">
            <text:p>0.064499996602535</text:p>
          </table:table-cell>
          <table:table-cell office:value-type="float" office:value="0.0949999988079071" calcext:value-type="float">
            <text:p>0.094999998807907</text:p>
          </table:table-cell>
          <table:table-cell office:value-type="float" office:value="0.11599999666214" calcext:value-type="float">
            <text:p>0.11599999666214</text:p>
          </table:table-cell>
          <table:table-cell office:value-type="float" office:value="0.966000020503998" calcext:value-type="float">
            <text:p>0.966000020503998</text:p>
          </table:table-cell>
          <table:table-cell office:value-type="float" office:value="0.638800740242004" calcext:value-type="float">
            <text:p>0.638800740242004</text:p>
          </table:table-cell>
          <table:table-cell office:value-type="float" office:value="150" calcext:value-type="float">
            <text:p>15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296" calcext:value-type="float">
            <text:p>296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office:value-type="float" office:value="295" calcext:value-type="float">
            <text:p>295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Fri Jun 02 16:17:00 UTC 2017</text:p>
          </table:table-cell>
          <table:table-cell office:value-type="float" office:value="337" calcext:value-type="float">
            <text:p>337</text:p>
          </table:table-cell>
          <table:table-cell office:value-type="float" office:value="1076645888" calcext:value-type="float">
            <text:p>1076645888</text:p>
          </table:table-cell>
          <table:table-cell office:value-type="float" office:value="6286555" calcext:value-type="float">
            <text:p>6286555</text:p>
          </table:table-cell>
          <table:table-cell office:value-type="float" office:value="22" calcext:value-type="float">
            <text:p>22</text:p>
          </table:table-cell>
          <table:table-cell office:value-type="float" office:value="28962816" calcext:value-type="float">
            <text:p>28962816</text:p>
          </table:table-cell>
          <table:table-cell office:value-type="float" office:value="60683.3359375" calcext:value-type="float">
            <text:p>60683.3359375</text:p>
          </table:table-cell>
          <table:table-cell office:value-type="float" office:value="75" calcext:value-type="float">
            <text:p>75</text:p>
          </table:table-cell>
          <table:table-cell office:value-type="float" office:value="499499008" calcext:value-type="float">
            <text:p>499499008</text:p>
          </table:table-cell>
          <table:table-cell office:value-type="float" office:value="11317.10546875" calcext:value-type="float">
            <text:p>11317.10546875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380198912" calcext:value-type="float">
            <text:p>380198912</text:p>
          </table:table-cell>
          <table:table-cell office:value-type="float" office:value="361492480" calcext:value-type="float">
            <text:p>361492480</text:p>
          </table:table-cell>
          <table:table-cell office:value-type="float" office:value="1425160.625" calcext:value-type="float">
            <text:p>1425160.625</text:p>
          </table:table-cell>
          <table:table-cell office:value-type="float" office:value="1106430.875" calcext:value-type="float">
            <text:p>1106430.875</text:p>
          </table:table-cell>
          <table:table-cell office:value-type="float" office:value="0.0722500011324883" calcext:value-type="float">
            <text:p>0.072250001132488</text:p>
          </table:table-cell>
          <table:table-cell office:value-type="float" office:value="0.088749997317791" calcext:value-type="float">
            <text:p>0.088749997317791</text:p>
          </table:table-cell>
          <table:table-cell office:value-type="float" office:value="0.115749999880791" calcext:value-type="float">
            <text:p>0.115749999880791</text:p>
          </table:table-cell>
          <table:table-cell office:value-type="float" office:value="0.96399998664856" calcext:value-type="float">
            <text:p>0.96399998664856</text:p>
          </table:table-cell>
          <table:table-cell office:value-type="float" office:value="0.637864768505096" calcext:value-type="float">
            <text:p>0.637864768505096</text:p>
          </table:table-cell>
          <table:table-cell office:value-type="float" office:value="200" calcext:value-type="float">
            <text:p>2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87" calcext:value-type="float">
            <text:p>287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Fri Jun 02 16:18:00 UTC 2017</text:p>
          </table:table-cell>
          <table:table-cell office:value-type="float" office:value="362" calcext:value-type="float">
            <text:p>362</text:p>
          </table:table-cell>
          <table:table-cell office:value-type="float" office:value="1077903360" calcext:value-type="float">
            <text:p>1077903360</text:p>
          </table:table-cell>
          <table:table-cell office:value-type="float" office:value="6286555" calcext:value-type="float">
            <text:p>6286555</text:p>
          </table:table-cell>
          <table:table-cell office:value-type="float" office:value="25" calcext:value-type="float">
            <text:p>25</text:p>
          </table:table-cell>
          <table:table-cell office:value-type="float" office:value="29028352" calcext:value-type="float">
            <text:p>29028352</text:p>
          </table:table-cell>
          <table:table-cell office:value-type="float" office:value="119557.40625" calcext:value-type="float">
            <text:p>119557.40625</text:p>
          </table:table-cell>
          <table:table-cell office:value-type="float" office:value="87" calcext:value-type="float">
            <text:p>87</text:p>
          </table:table-cell>
          <table:table-cell office:value-type="float" office:value="503025664" calcext:value-type="float">
            <text:p>503025664</text:p>
          </table:table-cell>
          <table:table-cell office:value-type="float" office:value="19663.93359375" calcext:value-type="float">
            <text:p>19663.93359375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382623744" calcext:value-type="float">
            <text:p>382623744</text:p>
          </table:table-cell>
          <table:table-cell office:value-type="float" office:value="365240320" calcext:value-type="float">
            <text:p>365240320</text:p>
          </table:table-cell>
          <table:table-cell office:value-type="float" office:value="1425160.625" calcext:value-type="float">
            <text:p>1425160.625</text:p>
          </table:table-cell>
          <table:table-cell office:value-type="float" office:value="1106430.875" calcext:value-type="float">
            <text:p>1106430.875</text:p>
          </table:table-cell>
          <table:table-cell office:value-type="float" office:value="0.0752499997615814" calcext:value-type="float">
            <text:p>0.075249999761581</text:p>
          </table:table-cell>
          <table:table-cell office:value-type="float" office:value="0.103000000119209" calcext:value-type="float">
            <text:p>0.103000000119209</text:p>
          </table:table-cell>
          <table:table-cell office:value-type="float" office:value="0.127250000834465" calcext:value-type="float">
            <text:p>0.127250000834465</text:p>
          </table:table-cell>
          <table:table-cell office:value-type="float" office:value="0.960749983787537" calcext:value-type="float">
            <text:p>0.960749983787537</text:p>
          </table:table-cell>
          <table:table-cell office:value-type="float" office:value="0.638796329498291" calcext:value-type="float">
            <text:p>0.638796329498291</text:p>
          </table:table-cell>
          <table:table-cell office:value-type="float" office:value="200" calcext:value-type="float">
            <text:p>20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Fri Jun 02 16:19:00 UTC 2017</text:p>
          </table:table-cell>
          <table:table-cell office:value-type="float" office:value="378" calcext:value-type="float">
            <text:p>378</text:p>
          </table:table-cell>
          <table:table-cell office:value-type="float" office:value="1079185408" calcext:value-type="float">
            <text:p>1079185408</text:p>
          </table:table-cell>
          <table:table-cell office:value-type="float" office:value="7676155" calcext:value-type="float">
            <text:p>7676155</text:p>
          </table:table-cell>
          <table:table-cell office:value-type="float" office:value="28" calcext:value-type="float">
            <text:p>28</text:p>
          </table:table-cell>
          <table:table-cell office:value-type="float" office:value="29118464" calcext:value-type="float">
            <text:p>29118464</text:p>
          </table:table-cell>
          <table:table-cell office:value-type="float" office:value="119474.0546875" calcext:value-type="float">
            <text:p>119474.0546875</text:p>
          </table:table-cell>
          <table:table-cell office:value-type="float" office:value="83" calcext:value-type="float">
            <text:p>83</text:p>
          </table:table-cell>
          <table:table-cell office:value-type="float" office:value="505413632" calcext:value-type="float">
            <text:p>505413632</text:p>
          </table:table-cell>
          <table:table-cell office:value-type="float" office:value="19663.93359375" calcext:value-type="float">
            <text:p>19663.93359375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384811008" calcext:value-type="float">
            <text:p>384811008</text:p>
          </table:table-cell>
          <table:table-cell office:value-type="float" office:value="367501312" calcext:value-type="float">
            <text:p>367501312</text:p>
          </table:table-cell>
          <table:table-cell office:value-type="float" office:value="1645095.625" calcext:value-type="float">
            <text:p>1645095.625</text:p>
          </table:table-cell>
          <table:table-cell office:value-type="float" office:value="1459651.375" calcext:value-type="float">
            <text:p>1459651.375</text:p>
          </table:table-cell>
          <table:table-cell office:value-type="float" office:value="0.0757500007748604" calcext:value-type="float">
            <text:p>0.07575000077486</text:p>
          </table:table-cell>
          <table:table-cell office:value-type="float" office:value="0.0979999974370003" calcext:value-type="float">
            <text:p>0.097999997437</text:p>
          </table:table-cell>
          <table:table-cell office:value-type="float" office:value="0.125499993562698" calcext:value-type="float">
            <text:p>0.125499993562698</text:p>
          </table:table-cell>
          <table:table-cell office:value-type="float" office:value="0.959999978542328" calcext:value-type="float">
            <text:p>0.959999978542328</text:p>
          </table:table-cell>
          <table:table-cell office:value-type="float" office:value="0.638405919075012" calcext:value-type="float">
            <text:p>0.638405919075012</text:p>
          </table:table-cell>
          <table:table-cell office:value-type="float" office:value="200" calcext:value-type="float">
            <text:p>2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table:number-columns-repeated="3" office:value-type="float" office:value="283" calcext:value-type="float">
            <text:p>283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Fri Jun 02 16:20:00 UTC 2017</text:p>
          </table:table-cell>
          <table:table-cell office:value-type="float" office:value="374" calcext:value-type="float">
            <text:p>374</text:p>
          </table:table-cell>
          <table:table-cell office:value-type="float" office:value="1077743616" calcext:value-type="float">
            <text:p>1077743616</text:p>
          </table:table-cell>
          <table:table-cell office:value-type="float" office:value="7676155" calcext:value-type="float">
            <text:p>7676155</text:p>
          </table:table-cell>
          <table:table-cell office:value-type="float" office:value="28" calcext:value-type="float">
            <text:p>28</text:p>
          </table:table-cell>
          <table:table-cell office:value-type="float" office:value="30015488" calcext:value-type="float">
            <text:p>30015488</text:p>
          </table:table-cell>
          <table:table-cell office:value-type="float" office:value="119474.0546875" calcext:value-type="float">
            <text:p>119474.0546875</text:p>
          </table:table-cell>
          <table:table-cell office:value-type="float" office:value="80" calcext:value-type="float">
            <text:p>80</text:p>
          </table:table-cell>
          <table:table-cell office:value-type="float" office:value="505622528" calcext:value-type="float">
            <text:p>505622528</text:p>
          </table:table-cell>
          <table:table-cell office:value-type="float" office:value="19663.93359375" calcext:value-type="float">
            <text:p>19663.93359375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385638400" calcext:value-type="float">
            <text:p>385638400</text:p>
          </table:table-cell>
          <table:table-cell office:value-type="float" office:value="367149056" calcext:value-type="float">
            <text:p>367149056</text:p>
          </table:table-cell>
          <table:table-cell office:value-type="float" office:value="1645095.625" calcext:value-type="float">
            <text:p>1645095.625</text:p>
          </table:table-cell>
          <table:table-cell office:value-type="float" office:value="1459651.375" calcext:value-type="float">
            <text:p>1459651.375</text:p>
          </table:table-cell>
          <table:table-cell office:value-type="float" office:value="0.0772499963641167" calcext:value-type="float">
            <text:p>0.077249996364117</text:p>
          </table:table-cell>
          <table:table-cell office:value-type="float" office:value="0.109499998390675" calcext:value-type="float">
            <text:p>0.109499998390675</text:p>
          </table:table-cell>
          <table:table-cell office:value-type="float" office:value="0.122000001370907" calcext:value-type="float">
            <text:p>0.122000001370907</text:p>
          </table:table-cell>
          <table:table-cell office:value-type="float" office:value="0.958249986171722" calcext:value-type="float">
            <text:p>0.958249986171722</text:p>
          </table:table-cell>
          <table:table-cell office:value-type="float" office:value="0.638571262359619" calcext:value-type="float">
            <text:p>0.638571262359619</text:p>
          </table:table-cell>
          <table:table-cell office:value-type="float" office:value="250" calcext:value-type="float">
            <text:p>2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16:21:00 UTC 2017</text:p>
          </table:table-cell>
          <table:table-cell office:value-type="float" office:value="392" calcext:value-type="float">
            <text:p>392</text:p>
          </table:table-cell>
          <table:table-cell office:value-type="float" office:value="1078259712" calcext:value-type="float">
            <text:p>1078259712</text:p>
          </table:table-cell>
          <table:table-cell office:value-type="float" office:value="8191240.5" calcext:value-type="float">
            <text:p>8191240.5</text:p>
          </table:table-cell>
          <table:table-cell office:value-type="float" office:value="29" calcext:value-type="float">
            <text:p>29</text:p>
          </table:table-cell>
          <table:table-cell office:value-type="float" office:value="29900800" calcext:value-type="float">
            <text:p>29900800</text:p>
          </table:table-cell>
          <table:table-cell office:value-type="float" office:value="119474.0546875" calcext:value-type="float">
            <text:p>119474.0546875</text:p>
          </table:table-cell>
          <table:table-cell office:value-type="float" office:value="94" calcext:value-type="float">
            <text:p>94</text:p>
          </table:table-cell>
          <table:table-cell office:value-type="float" office:value="510394368" calcext:value-type="float">
            <text:p>510394368</text:p>
          </table:table-cell>
          <table:table-cell office:value-type="float" office:value="21710.322265625" calcext:value-type="float">
            <text:p>21710.322265625</text:p>
          </table:table-cell>
          <table:table-cell office:value-type="float" office:value="114" calcext:value-type="float">
            <text:p>114</text:p>
          </table:table-cell>
          <table:table-cell office:value-type="float" office:value="95" calcext:value-type="float">
            <text:p>95</text:p>
          </table:table-cell>
          <table:table-cell office:value-type="float" office:value="389701632" calcext:value-type="float">
            <text:p>389701632</text:p>
          </table:table-cell>
          <table:table-cell office:value-type="float" office:value="376406016" calcext:value-type="float">
            <text:p>376406016</text:p>
          </table:table-cell>
          <table:table-cell office:value-type="float" office:value="1645095.625" calcext:value-type="float">
            <text:p>1645095.625</text:p>
          </table:table-cell>
          <table:table-cell office:value-type="float" office:value="1459651.375" calcext:value-type="float">
            <text:p>1459651.375</text:p>
          </table:table-cell>
          <table:table-cell office:value-type="float" office:value="0.0997499972581863" calcext:value-type="float">
            <text:p>0.099749997258186</text:p>
          </table:table-cell>
          <table:table-cell office:value-type="float" office:value="0.106749996542931" calcext:value-type="float">
            <text:p>0.106749996542931</text:p>
          </table:table-cell>
          <table:table-cell office:value-type="float" office:value="0.136999994516373" calcext:value-type="float">
            <text:p>0.136999994516373</text:p>
          </table:table-cell>
          <table:table-cell office:value-type="float" office:value="0.957750022411346" calcext:value-type="float">
            <text:p>0.957750022411346</text:p>
          </table:table-cell>
          <table:table-cell office:value-type="float" office:value="0.641030371189117" calcext:value-type="float">
            <text:p>0.641030371189117</text:p>
          </table:table-cell>
          <table:table-cell office:value-type="float" office:value="250" calcext:value-type="float">
            <text:p>2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82" calcext:value-type="float">
            <text:p>282</text:p>
          </table:table-cell>
          <table:table-cell office:value-type="float" office:value="277" calcext:value-type="float">
            <text:p>277</text:p>
          </table:table-cell>
          <table:table-cell office:value-type="float" office:value="282" calcext:value-type="float">
            <text:p>282</text:p>
          </table:table-cell>
          <table:table-cell table:number-columns-repeated="3"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16:22:00 UTC 2017</text:p>
          </table:table-cell>
          <table:table-cell office:value-type="float" office:value="397" calcext:value-type="float">
            <text:p>397</text:p>
          </table:table-cell>
          <table:table-cell office:value-type="float" office:value="1078304768" calcext:value-type="float">
            <text:p>1078304768</text:p>
          </table:table-cell>
          <table:table-cell office:value-type="float" office:value="8735020" calcext:value-type="float">
            <text:p>8735020</text:p>
          </table:table-cell>
          <table:table-cell office:value-type="float" office:value="32" calcext:value-type="float">
            <text:p>32</text:p>
          </table:table-cell>
          <table:table-cell office:value-type="float" office:value="29229056" calcext:value-type="float">
            <text:p>29229056</text:p>
          </table:table-cell>
          <table:table-cell office:value-type="float" office:value="140971.828125" calcext:value-type="float">
            <text:p>140971.828125</text:p>
          </table:table-cell>
          <table:table-cell office:value-type="float" office:value="101" calcext:value-type="float">
            <text:p>101</text:p>
          </table:table-cell>
          <table:table-cell office:value-type="float" office:value="513495040" calcext:value-type="float">
            <text:p>513495040</text:p>
          </table:table-cell>
          <table:table-cell office:value-type="float" office:value="22086.681640625" calcext:value-type="float">
            <text:p>22086.681640625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395956224" calcext:value-type="float">
            <text:p>395956224</text:p>
          </table:table-cell>
          <table:table-cell office:value-type="float" office:value="374034432" calcext:value-type="float">
            <text:p>374034432</text:p>
          </table:table-cell>
          <table:table-cell office:value-type="float" office:value="1645095.625" calcext:value-type="float">
            <text:p>1645095.625</text:p>
          </table:table-cell>
          <table:table-cell office:value-type="float" office:value="1459651.375" calcext:value-type="float">
            <text:p>1459651.375</text:p>
          </table:table-cell>
          <table:table-cell office:value-type="float" office:value="0.065750002861023" calcext:value-type="float">
            <text:p>0.065750002861023</text:p>
          </table:table-cell>
          <table:table-cell office:value-type="float" office:value="0.117499999701977" calcext:value-type="float">
            <text:p>0.117499999701977</text:p>
          </table:table-cell>
          <table:table-cell office:value-type="float" office:value="0.139750003814697" calcext:value-type="float">
            <text:p>0.139750003814697</text:p>
          </table:table-cell>
          <table:table-cell office:value-type="float" office:value="0.957000017166138" calcext:value-type="float">
            <text:p>0.957000017166138</text:p>
          </table:table-cell>
          <table:table-cell office:value-type="float" office:value="0.639497458934784" calcext:value-type="float">
            <text:p>0.639497458934784</text:p>
          </table:table-cell>
          <table:table-cell office:value-type="float" office:value="250" calcext:value-type="float">
            <text:p>2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Fri Jun 02 16:23:00 UTC 2017</text:p>
          </table:table-cell>
          <table:table-cell office:value-type="float" office:value="384" calcext:value-type="float">
            <text:p>384</text:p>
          </table:table-cell>
          <table:table-cell office:value-type="float" office:value="1079857152" calcext:value-type="float">
            <text:p>1079857152</text:p>
          </table:table-cell>
          <table:table-cell office:value-type="float" office:value="8735020" calcext:value-type="float">
            <text:p>8735020</text:p>
          </table:table-cell>
          <table:table-cell office:value-type="float" office:value="32" calcext:value-type="float">
            <text:p>32</text:p>
          </table:table-cell>
          <table:table-cell office:value-type="float" office:value="29986816" calcext:value-type="float">
            <text:p>29986816</text:p>
          </table:table-cell>
          <table:table-cell office:value-type="float" office:value="140971.828125" calcext:value-type="float">
            <text:p>140971.828125</text:p>
          </table:table-cell>
          <table:table-cell office:value-type="float" office:value="93" calcext:value-type="float">
            <text:p>93</text:p>
          </table:table-cell>
          <table:table-cell office:value-type="float" office:value="515399680" calcext:value-type="float">
            <text:p>515399680</text:p>
          </table:table-cell>
          <table:table-cell office:value-type="float" office:value="22086.681640625" calcext:value-type="float">
            <text:p>22086.681640625</text:p>
          </table:table-cell>
          <table:table-cell office:value-type="float" office:value="115" calcext:value-type="float">
            <text:p>115</text:p>
          </table:table-cell>
          <table:table-cell office:value-type="float" office:value="101" calcext:value-type="float">
            <text:p>101</text:p>
          </table:table-cell>
          <table:table-cell office:value-type="float" office:value="394235904" calcext:value-type="float">
            <text:p>394235904</text:p>
          </table:table-cell>
          <table:table-cell office:value-type="float" office:value="374231040" calcext:value-type="float">
            <text:p>374231040</text:p>
          </table:table-cell>
          <table:table-cell office:value-type="float" office:value="1645095.625" calcext:value-type="float">
            <text:p>1645095.625</text:p>
          </table:table-cell>
          <table:table-cell office:value-type="float" office:value="1459651.375" calcext:value-type="float">
            <text:p>1459651.375</text:p>
          </table:table-cell>
          <table:table-cell office:value-type="float" office:value="0.0785000026226044" calcext:value-type="float">
            <text:p>0.078500002622604</text:p>
          </table:table-cell>
          <table:table-cell office:value-type="float" office:value="0.116750001907349" calcext:value-type="float">
            <text:p>0.116750001907349</text:p>
          </table:table-cell>
          <table:table-cell office:value-type="float" office:value="0.136999994516373" calcext:value-type="float">
            <text:p>0.136999994516373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639899611473084" calcext:value-type="float">
            <text:p>0.639899611473084</text:p>
          </table:table-cell>
          <table:table-cell office:value-type="float" office:value="300" calcext:value-type="float">
            <text:p>3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8" calcext:value-type="float">
            <text:p>278</text:p>
          </table:table-cell>
          <table:table-cell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table:number-columns-repeated="3"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Fri Jun 02 16:24:00 UTC 2017</text:p>
          </table:table-cell>
          <table:table-cell office:value-type="float" office:value="400" calcext:value-type="float">
            <text:p>400</text:p>
          </table:table-cell>
          <table:table-cell office:value-type="float" office:value="1080414208" calcext:value-type="float">
            <text:p>1080414208</text:p>
          </table:table-cell>
          <table:table-cell office:value-type="float" office:value="8735020" calcext:value-type="float">
            <text:p>8735020</text:p>
          </table:table-cell>
          <table:table-cell office:value-type="float" office:value="31" calcext:value-type="float">
            <text:p>31</text:p>
          </table:table-cell>
          <table:table-cell office:value-type="float" office:value="30785536" calcext:value-type="float">
            <text:p>30785536</text:p>
          </table:table-cell>
          <table:table-cell office:value-type="float" office:value="140971.828125" calcext:value-type="float">
            <text:p>140971.828125</text:p>
          </table:table-cell>
          <table:table-cell office:value-type="float" office:value="93" calcext:value-type="float">
            <text:p>93</text:p>
          </table:table-cell>
          <table:table-cell office:value-type="float" office:value="517455872" calcext:value-type="float">
            <text:p>517455872</text:p>
          </table:table-cell>
          <table:table-cell office:value-type="float" office:value="22086.681640625" calcext:value-type="float">
            <text:p>22086.681640625</text:p>
          </table:table-cell>
          <table:table-cell office:value-type="float" office:value="123" calcext:value-type="float">
            <text:p>123</text:p>
          </table:table-cell>
          <table:table-cell office:value-type="float" office:value="106" calcext:value-type="float">
            <text:p>106</text:p>
          </table:table-cell>
          <table:table-cell office:value-type="float" office:value="404045824" calcext:value-type="float">
            <text:p>404045824</text:p>
          </table:table-cell>
          <table:table-cell office:value-type="float" office:value="378855424" calcext:value-type="float">
            <text:p>378855424</text:p>
          </table:table-cell>
          <table:table-cell office:value-type="float" office:value="1645095.625" calcext:value-type="float">
            <text:p>1645095.625</text:p>
          </table:table-cell>
          <table:table-cell office:value-type="float" office:value="1459651.375" calcext:value-type="float">
            <text:p>1459651.375</text:p>
          </table:table-cell>
          <table:table-cell office:value-type="float" office:value="0.0754999965429306" calcext:value-type="float">
            <text:p>0.075499996542931</text:p>
          </table:table-cell>
          <table:table-cell office:value-type="float" office:value="0.116499997675419" calcext:value-type="float">
            <text:p>0.116499997675419</text:p>
          </table:table-cell>
          <table:table-cell office:value-type="float" office:value="0.13824999332428" calcext:value-type="float">
            <text:p>0.13824999332428</text:p>
          </table:table-cell>
          <table:table-cell office:value-type="float" office:value="0.956250011920929" calcext:value-type="float">
            <text:p>0.956250011920929</text:p>
          </table:table-cell>
          <table:table-cell office:value-type="float" office:value="0.642544150352478" calcext:value-type="float">
            <text:p>0.642544150352478</text:p>
          </table:table-cell>
          <table:table-cell office:value-type="float" office:value="300" calcext:value-type="float">
            <text:p>3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8" calcext:value-type="float">
            <text:p>278</text:p>
          </table:table-cell>
          <table:table-cell office:value-type="float" office:value="276" calcext:value-type="float">
            <text:p>276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  <table:table-cell office:value-type="float" office:value="283" calcext:value-type="float">
            <text:p>283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Fri Jun 02 16:25:00 UTC 2017</text:p>
          </table:table-cell>
          <table:table-cell office:value-type="float" office:value="399" calcext:value-type="float">
            <text:p>399</text:p>
          </table:table-cell>
          <table:table-cell office:value-type="float" office:value="1080709120" calcext:value-type="float">
            <text:p>1080709120</text:p>
          </table:table-cell>
          <table:table-cell office:value-type="float" office:value="8735020" calcext:value-type="float">
            <text:p>8735020</text:p>
          </table:table-cell>
          <table:table-cell office:value-type="float" office:value="32" calcext:value-type="float">
            <text:p>32</text:p>
          </table:table-cell>
          <table:table-cell office:value-type="float" office:value="30023680" calcext:value-type="float">
            <text:p>30023680</text:p>
          </table:table-cell>
          <table:table-cell office:value-type="float" office:value="140971.828125" calcext:value-type="float">
            <text:p>140971.828125</text:p>
          </table:table-cell>
          <table:table-cell office:value-type="float" office:value="93" calcext:value-type="float">
            <text:p>93</text:p>
          </table:table-cell>
          <table:table-cell office:value-type="float" office:value="519593984" calcext:value-type="float">
            <text:p>519593984</text:p>
          </table:table-cell>
          <table:table-cell office:value-type="float" office:value="22086.681640625" calcext:value-type="float">
            <text:p>22086.681640625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office:value-type="float" office:value="406745088" calcext:value-type="float">
            <text:p>406745088</text:p>
          </table:table-cell>
          <table:table-cell office:value-type="float" office:value="382156800" calcext:value-type="float">
            <text:p>382156800</text:p>
          </table:table-cell>
          <table:table-cell office:value-type="float" office:value="1847463.875" calcext:value-type="float">
            <text:p>1847463.875</text:p>
          </table:table-cell>
          <table:table-cell office:value-type="float" office:value="1757522.625" calcext:value-type="float">
            <text:p>1757522.625</text:p>
          </table:table-cell>
          <table:table-cell office:value-type="float" office:value="0.0705000013113022" calcext:value-type="float">
            <text:p>0.070500001311302</text:p>
          </table:table-cell>
          <table:table-cell office:value-type="float" office:value="0.123250000178814" calcext:value-type="float">
            <text:p>0.123250000178814</text:p>
          </table:table-cell>
          <table:table-cell office:value-type="float" office:value="0.141000002622604" calcext:value-type="float">
            <text:p>0.141000002622604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0.640480399131775" calcext:value-type="float">
            <text:p>0.640480399131775</text:p>
          </table:table-cell>
          <table:table-cell office:value-type="float" office:value="300" calcext:value-type="float">
            <text:p>3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Fri Jun 02 16:26:00 UTC 2017</text:p>
          </table:table-cell>
          <table:table-cell office:value-type="float" office:value="396" calcext:value-type="float">
            <text:p>396</text:p>
          </table:table-cell>
          <table:table-cell office:value-type="float" office:value="1080246272" calcext:value-type="float">
            <text:p>1080246272</text:p>
          </table:table-cell>
          <table:table-cell office:value-type="float" office:value="8735020" calcext:value-type="float">
            <text:p>8735020</text:p>
          </table:table-cell>
          <table:table-cell office:value-type="float" office:value="32" calcext:value-type="float">
            <text:p>32</text:p>
          </table:table-cell>
          <table:table-cell office:value-type="float" office:value="29925376" calcext:value-type="float">
            <text:p>29925376</text:p>
          </table:table-cell>
          <table:table-cell office:value-type="float" office:value="152793.046875" calcext:value-type="float">
            <text:p>152793.046875</text:p>
          </table:table-cell>
          <table:table-cell office:value-type="float" office:value="93" calcext:value-type="float">
            <text:p>93</text:p>
          </table:table-cell>
          <table:table-cell office:value-type="float" office:value="521687040" calcext:value-type="float">
            <text:p>521687040</text:p>
          </table:table-cell>
          <table:table-cell office:value-type="float" office:value="21444.580078125" calcext:value-type="float">
            <text:p>21444.580078125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408743936" calcext:value-type="float">
            <text:p>408743936</text:p>
          </table:table-cell>
          <table:table-cell office:value-type="float" office:value="388976640" calcext:value-type="float">
            <text:p>388976640</text:p>
          </table:table-cell>
          <table:table-cell office:value-type="float" office:value="1775169.25" calcext:value-type="float">
            <text:p>1775169.25</text:p>
          </table:table-cell>
          <table:table-cell office:value-type="float" office:value="1757522.625" calcext:value-type="float">
            <text:p>1757522.625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126249998807907" calcext:value-type="float">
            <text:p>0.126249998807907</text:p>
          </table:table-cell>
          <table:table-cell office:value-type="float" office:value="0.142000004649162" calcext:value-type="float">
            <text:p>0.142000004649162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640782296657562" calcext:value-type="float">
            <text:p>0.640782296657562</text:p>
          </table:table-cell>
          <table:table-cell office:value-type="float" office:value="350" calcext:value-type="float">
            <text:p>3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5" calcext:value-type="float">
            <text:p>275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81" calcext:value-type="float">
            <text:p>281</text:p>
          </table:table-cell>
          <table:table-cell table:number-columns-repeated="3" office:value-type="float" office:value="280" calcext:value-type="float">
            <text:p>280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Fri Jun 02 16:27:00 UTC 2017</text:p>
          </table:table-cell>
          <table:table-cell office:value-type="float" office:value="400" calcext:value-type="float">
            <text:p>400</text:p>
          </table:table-cell>
          <table:table-cell office:value-type="float" office:value="1080516608" calcext:value-type="float">
            <text:p>1080516608</text:p>
          </table:table-cell>
          <table:table-cell office:value-type="float" office:value="8864537" calcext:value-type="float">
            <text:p>8864537</text:p>
          </table:table-cell>
          <table:table-cell office:value-type="float" office:value="31" calcext:value-type="float">
            <text:p>31</text:p>
          </table:table-cell>
          <table:table-cell office:value-type="float" office:value="29970432" calcext:value-type="float">
            <text:p>29970432</text:p>
          </table:table-cell>
          <table:table-cell office:value-type="float" office:value="137887.28125" calcext:value-type="float">
            <text:p>137887.28125</text:p>
          </table:table-cell>
          <table:table-cell office:value-type="float" office:value="93" calcext:value-type="float">
            <text:p>93</text:p>
          </table:table-cell>
          <table:table-cell office:value-type="float" office:value="524517376" calcext:value-type="float">
            <text:p>524517376</text:p>
          </table:table-cell>
          <table:table-cell office:value-type="float" office:value="22635.658203125" calcext:value-type="float">
            <text:p>22635.658203125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412925952" calcext:value-type="float">
            <text:p>412925952</text:p>
          </table:table-cell>
          <table:table-cell office:value-type="float" office:value="392167424" calcext:value-type="float">
            <text:p>392167424</text:p>
          </table:table-cell>
          <table:table-cell office:value-type="float" office:value="1775169.25" calcext:value-type="float">
            <text:p>1775169.25</text:p>
          </table:table-cell>
          <table:table-cell office:value-type="float" office:value="1757522.625" calcext:value-type="float">
            <text:p>1757522.625</text:p>
          </table:table-cell>
          <table:table-cell office:value-type="float" office:value="0.0780000016093254" calcext:value-type="float">
            <text:p>0.078000001609325</text:p>
          </table:table-cell>
          <table:table-cell office:value-type="float" office:value="0.136749997735024" calcext:value-type="float">
            <text:p>0.136749997735024</text:p>
          </table:table-cell>
          <table:table-cell office:value-type="float" office:value="0.144500002264977" calcext:value-type="float">
            <text:p>0.144500002264977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0.642168402671814" calcext:value-type="float">
            <text:p>0.642168402671814</text:p>
          </table:table-cell>
          <table:table-cell office:value-type="float" office:value="350" calcext:value-type="float">
            <text:p>3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79" calcext:value-type="float">
            <text:p>279</text:p>
          </table:table-cell>
          <table:table-cell table:number-columns-repeated="2" office:value-type="float" office:value="277" calcext:value-type="float">
            <text:p>277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Fri Jun 02 16:28:00 UTC 2017</text:p>
          </table:table-cell>
          <table:table-cell office:value-type="float" office:value="405" calcext:value-type="float">
            <text:p>405</text:p>
          </table:table-cell>
          <table:table-cell office:value-type="float" office:value="1080152064" calcext:value-type="float">
            <text:p>1080152064</text:p>
          </table:table-cell>
          <table:table-cell office:value-type="float" office:value="8987412" calcext:value-type="float">
            <text:p>8987412</text:p>
          </table:table-cell>
          <table:table-cell office:value-type="float" office:value="32" calcext:value-type="float">
            <text:p>32</text:p>
          </table:table-cell>
          <table:table-cell office:value-type="float" office:value="30109696" calcext:value-type="float">
            <text:p>30109696</text:p>
          </table:table-cell>
          <table:table-cell office:value-type="float" office:value="156233.59375" calcext:value-type="float">
            <text:p>156233.59375</text:p>
          </table:table-cell>
          <table:table-cell office:value-type="float" office:value="94" calcext:value-type="float">
            <text:p>94</text:p>
          </table:table-cell>
          <table:table-cell office:value-type="float" office:value="526594048" calcext:value-type="float">
            <text:p>526594048</text:p>
          </table:table-cell>
          <table:table-cell office:value-type="float" office:value="22635.658203125" calcext:value-type="float">
            <text:p>22635.658203125</text:p>
          </table:table-cell>
          <table:table-cell office:value-type="float" office:value="126" calcext:value-type="float">
            <text:p>126</text:p>
          </table:table-cell>
          <table:table-cell office:value-type="float" office:value="117" calcext:value-type="float">
            <text:p>117</text:p>
          </table:table-cell>
          <table:table-cell office:value-type="float" office:value="413593600" calcext:value-type="float">
            <text:p>413593600</text:p>
          </table:table-cell>
          <table:table-cell office:value-type="float" office:value="393506816" calcext:value-type="float">
            <text:p>393506816</text:p>
          </table:table-cell>
          <table:table-cell office:value-type="float" office:value="1780827" calcext:value-type="float">
            <text:p>1780827</text:p>
          </table:table-cell>
          <table:table-cell office:value-type="string" calcext:value-type="string">
            <text:p>null</text:p>
          </table:table-cell>
          <table:table-cell office:value-type="float" office:value="0.0772499963641167" calcext:value-type="float">
            <text:p>0.077249996364117</text:p>
          </table:table-cell>
          <table:table-cell office:value-type="float" office:value="0.131750002503395" calcext:value-type="float">
            <text:p>0.131750002503395</text:p>
          </table:table-cell>
          <table:table-cell office:value-type="float" office:value="0.150749996304512" calcext:value-type="float">
            <text:p>0.150749996304512</text:p>
          </table:table-cell>
          <table:table-cell office:value-type="float" office:value="0.954249978065491" calcext:value-type="float">
            <text:p>0.954249978065491</text:p>
          </table:table-cell>
          <table:table-cell office:value-type="float" office:value="0.641292095184326" calcext:value-type="float">
            <text:p>0.641292095184326</text:p>
          </table:table-cell>
          <table:table-cell office:value-type="float" office:value="350" calcext:value-type="float">
            <text:p>3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table:number-columns-repeated="3"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Fri Jun 02 16:29:00 UTC 2017</text:p>
          </table:table-cell>
          <table:table-cell office:value-type="float" office:value="402" calcext:value-type="float">
            <text:p>402</text:p>
          </table:table-cell>
          <table:table-cell office:value-type="float" office:value="1080446976" calcext:value-type="float">
            <text:p>1080446976</text:p>
          </table:table-cell>
          <table:table-cell office:value-type="float" office:value="9003080" calcext:value-type="float">
            <text:p>9003080</text:p>
          </table:table-cell>
          <table:table-cell office:value-type="float" office:value="32" calcext:value-type="float">
            <text:p>32</text:p>
          </table:table-cell>
          <table:table-cell office:value-type="float" office:value="30851072" calcext:value-type="float">
            <text:p>30851072</text:p>
          </table:table-cell>
          <table:table-cell office:value-type="float" office:value="156233.59375" calcext:value-type="float">
            <text:p>156233.59375</text:p>
          </table:table-cell>
          <table:table-cell office:value-type="float" office:value="94" calcext:value-type="float">
            <text:p>94</text:p>
          </table:table-cell>
          <table:table-cell office:value-type="float" office:value="528580608" calcext:value-type="float">
            <text:p>528580608</text:p>
          </table:table-cell>
          <table:table-cell office:value-type="float" office:value="22635.658203125" calcext:value-type="float">
            <text:p>22635.658203125</text:p>
          </table:table-cell>
          <table:table-cell office:value-type="float" office:value="134" calcext:value-type="float">
            <text:p>134</text:p>
          </table:table-cell>
          <table:table-cell office:value-type="float" office:value="119" calcext:value-type="float">
            <text:p>119</text:p>
          </table:table-cell>
          <table:table-cell office:value-type="float" office:value="426844160" calcext:value-type="float">
            <text:p>426844160</text:p>
          </table:table-cell>
          <table:table-cell office:value-type="float" office:value="394772480" calcext:value-type="float">
            <text:p>394772480</text:p>
          </table:table-cell>
          <table:table-cell office:value-type="float" office:value="1760677.125" calcext:value-type="float">
            <text:p>1760677.125</text:p>
          </table:table-cell>
          <table:table-cell office:value-type="float" office:value="1871845" calcext:value-type="float">
            <text:p>1871845</text:p>
          </table:table-cell>
          <table:table-cell office:value-type="float" office:value="0.0640000030398369" calcext:value-type="float">
            <text:p>0.064000003039837</text:p>
          </table:table-cell>
          <table:table-cell office:value-type="float" office:value="0.141749992966652" calcext:value-type="float">
            <text:p>0.141749992966652</text:p>
          </table:table-cell>
          <table:table-cell office:value-type="float" office:value="0.142499998211861" calcext:value-type="float">
            <text:p>0.142499998211861</text:p>
          </table:table-cell>
          <table:table-cell office:value-type="float" office:value="0.954500019550324" calcext:value-type="float">
            <text:p>0.954500019550324</text:p>
          </table:table-cell>
          <table:table-cell office:value-type="float" office:value="0.641529381275177" calcext:value-type="float">
            <text:p>0.641529381275177</text:p>
          </table:table-cell>
          <table:table-cell office:value-type="float" office:value="400" calcext:value-type="float">
            <text:p>4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Fri Jun 02 16:30:00 UTC 2017</text:p>
          </table:table-cell>
          <table:table-cell office:value-type="float" office:value="400" calcext:value-type="float">
            <text:p>400</text:p>
          </table:table-cell>
          <table:table-cell office:value-type="float" office:value="1080803328" calcext:value-type="float">
            <text:p>1080803328</text:p>
          </table:table-cell>
          <table:table-cell office:value-type="float" office:value="9209342" calcext:value-type="float">
            <text:p>9209342</text:p>
          </table:table-cell>
          <table:table-cell office:value-type="float" office:value="33" calcext:value-type="float">
            <text:p>33</text:p>
          </table:table-cell>
          <table:table-cell office:value-type="float" office:value="29401088" calcext:value-type="float">
            <text:p>29401088</text:p>
          </table:table-cell>
          <table:table-cell office:value-type="float" office:value="156233.59375" calcext:value-type="float">
            <text:p>156233.59375</text:p>
          </table:table-cell>
          <table:table-cell office:value-type="float" office:value="98" calcext:value-type="float">
            <text:p>98</text:p>
          </table:table-cell>
          <table:table-cell office:value-type="float" office:value="530604032" calcext:value-type="float">
            <text:p>530604032</text:p>
          </table:table-cell>
          <table:table-cell office:value-type="float" office:value="22635.658203125" calcext:value-type="float">
            <text:p>22635.658203125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office:value-type="float" office:value="449105920" calcext:value-type="float">
            <text:p>449105920</text:p>
          </table:table-cell>
          <table:table-cell office:value-type="float" office:value="402857984" calcext:value-type="float">
            <text:p>402857984</text:p>
          </table:table-cell>
          <table:table-cell office:value-type="float" office:value="1807320.875" calcext:value-type="float">
            <text:p>1807320.875</text:p>
          </table:table-cell>
          <table:table-cell office:value-type="float" office:value="1871845" calcext:value-type="float">
            <text:p>1871845</text:p>
          </table:table-cell>
          <table:table-cell office:value-type="float" office:value="0.0785000026226044" calcext:value-type="float">
            <text:p>0.078500002622604</text:p>
          </table:table-cell>
          <table:table-cell office:value-type="float" office:value="0.143250003457069" calcext:value-type="float">
            <text:p>0.143250003457069</text:p>
          </table:table-cell>
          <table:table-cell office:value-type="float" office:value="0.156000003218651" calcext:value-type="float">
            <text:p>0.156000003218651</text:p>
          </table:table-cell>
          <table:table-cell office:value-type="float" office:value="0.954750001430512" calcext:value-type="float">
            <text:p>0.954750001430512</text:p>
          </table:table-cell>
          <table:table-cell office:value-type="float" office:value="0.641675710678101" calcext:value-type="float">
            <text:p>0.641675710678101</text:p>
          </table:table-cell>
          <table:table-cell office:value-type="float" office:value="400" calcext:value-type="float">
            <text:p>4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office:value-type="float" office:value="274" calcext:value-type="float">
            <text:p>274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Fri Jun 02 16:31:00 UTC 2017</text:p>
          </table:table-cell>
          <table:table-cell office:value-type="float" office:value="400" calcext:value-type="float">
            <text:p>400</text:p>
          </table:table-cell>
          <table:table-cell office:value-type="float" office:value="1082544128" calcext:value-type="float">
            <text:p>1082544128</text:p>
          </table:table-cell>
          <table:table-cell office:value-type="float" office:value="9209342" calcext:value-type="float">
            <text:p>9209342</text:p>
          </table:table-cell>
          <table:table-cell office:value-type="float" office:value="32" calcext:value-type="float">
            <text:p>32</text:p>
          </table:table-cell>
          <table:table-cell office:value-type="float" office:value="30089216" calcext:value-type="float">
            <text:p>30089216</text:p>
          </table:table-cell>
          <table:table-cell office:value-type="float" office:value="156233.59375" calcext:value-type="float">
            <text:p>156233.59375</text:p>
          </table:table-cell>
          <table:table-cell office:value-type="float" office:value="97" calcext:value-type="float">
            <text:p>97</text:p>
          </table:table-cell>
          <table:table-cell office:value-type="float" office:value="532688896" calcext:value-type="float">
            <text:p>532688896</text:p>
          </table:table-cell>
          <table:table-cell office:value-type="float" office:value="22635.658203125" calcext:value-type="float">
            <text:p>22635.65820312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463466496" calcext:value-type="float">
            <text:p>463466496</text:p>
          </table:table-cell>
          <table:table-cell office:value-type="float" office:value="410071040" calcext:value-type="float">
            <text:p>410071040</text:p>
          </table:table-cell>
          <table:table-cell office:value-type="float" office:value="1734455" calcext:value-type="float">
            <text:p>1734455</text:p>
          </table:table-cell>
          <table:table-cell office:value-type="float" office:value="1763997.125" calcext:value-type="float">
            <text:p>1763997.125</text:p>
          </table:table-cell>
          <table:table-cell office:value-type="float" office:value="0.097000002861023" calcext:value-type="float">
            <text:p>0.097000002861023</text:p>
          </table:table-cell>
          <table:table-cell office:value-type="float" office:value="0.140750005841255" calcext:value-type="float">
            <text:p>0.140750005841255</text:p>
          </table:table-cell>
          <table:table-cell office:value-type="float" office:value="0.154750004410744" calcext:value-type="float">
            <text:p>0.154750004410744</text:p>
          </table:table-cell>
          <table:table-cell office:value-type="float" office:value="0.954249978065491" calcext:value-type="float">
            <text:p>0.954249978065491</text:p>
          </table:table-cell>
          <table:table-cell office:value-type="float" office:value="0.644248783588409" calcext:value-type="float">
            <text:p>0.644248783588409</text:p>
          </table:table-cell>
          <table:table-cell office:value-type="float" office:value="400" calcext:value-type="float">
            <text:p>4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279" calcext:value-type="float">
            <text:p>279</text:p>
          </table:table-cell>
          <table:table-cell table:number-columns-repeated="2" office:value-type="float" office:value="278" calcext:value-type="float">
            <text:p>278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75" calcext:value-type="float">
            <text:p>275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Fri Jun 02 16:32:00 UTC 2017</text:p>
          </table:table-cell>
          <table:table-cell office:value-type="float" office:value="395" calcext:value-type="float">
            <text:p>395</text:p>
          </table:table-cell>
          <table:table-cell office:value-type="float" office:value="1081249792" calcext:value-type="float">
            <text:p>1081249792</text:p>
          </table:table-cell>
          <table:table-cell office:value-type="float" office:value="9209342" calcext:value-type="float">
            <text:p>9209342</text:p>
          </table:table-cell>
          <table:table-cell office:value-type="float" office:value="32" calcext:value-type="float">
            <text:p>32</text:p>
          </table:table-cell>
          <table:table-cell office:value-type="float" office:value="30089216" calcext:value-type="float">
            <text:p>30089216</text:p>
          </table:table-cell>
          <table:table-cell office:value-type="float" office:value="142815.5" calcext:value-type="float">
            <text:p>142815.5</text:p>
          </table:table-cell>
          <table:table-cell office:value-type="float" office:value="94" calcext:value-type="float">
            <text:p>94</text:p>
          </table:table-cell>
          <table:table-cell office:value-type="float" office:value="534761472" calcext:value-type="float">
            <text:p>534761472</text:p>
          </table:table-cell>
          <table:table-cell office:value-type="float" office:value="22492.84375" calcext:value-type="float">
            <text:p>22492.84375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476180480" calcext:value-type="float">
            <text:p>476180480</text:p>
          </table:table-cell>
          <table:table-cell office:value-type="float" office:value="412856320" calcext:value-type="float">
            <text:p>412856320</text:p>
          </table:table-cell>
          <table:table-cell office:value-type="float" office:value="1862540.25" calcext:value-type="float">
            <text:p>1862540.25</text:p>
          </table:table-cell>
          <table:table-cell office:value-type="float" office:value="1690273.375" calcext:value-type="float">
            <text:p>1690273.375</text:p>
          </table:table-cell>
          <table:table-cell office:value-type="float" office:value="0.063000001013279" calcext:value-type="float">
            <text:p>0.063000001013279</text:p>
          </table:table-cell>
          <table:table-cell office:value-type="float" office:value="0.139750003814697" calcext:value-type="float">
            <text:p>0.139750003814697</text:p>
          </table:table-cell>
          <table:table-cell office:value-type="float" office:value="0.147499993443489" calcext:value-type="float">
            <text:p>0.147499993443489</text:p>
          </table:table-cell>
          <table:table-cell office:value-type="float" office:value="0.956250011920929" calcext:value-type="float">
            <text:p>0.956250011920929</text:p>
          </table:table-cell>
          <table:table-cell office:value-type="float" office:value="0.644755661487579" calcext:value-type="float">
            <text:p>0.644755661487579</text:p>
          </table:table-cell>
          <table:table-cell office:value-type="float" office:value="500" calcext:value-type="float">
            <text:p>5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Fri Jun 02 16:33:00 UTC 2017</text:p>
          </table:table-cell>
          <table:table-cell office:value-type="float" office:value="394" calcext:value-type="float">
            <text:p>394</text:p>
          </table:table-cell>
          <table:table-cell office:value-type="float" office:value="1081425920" calcext:value-type="float">
            <text:p>1081425920</text:p>
          </table:table-cell>
          <table:table-cell office:value-type="float" office:value="8755269" calcext:value-type="float">
            <text:p>8755269</text:p>
          </table:table-cell>
          <table:table-cell office:value-type="float" office:value="32" calcext:value-type="float">
            <text:p>32</text:p>
          </table:table-cell>
          <table:table-cell office:value-type="float" office:value="30789632" calcext:value-type="float">
            <text:p>30789632</text:p>
          </table:table-cell>
          <table:table-cell office:value-type="float" office:value="142815.5" calcext:value-type="float">
            <text:p>142815.5</text:p>
          </table:table-cell>
          <table:table-cell office:value-type="float" office:value="99" calcext:value-type="float">
            <text:p>99</text:p>
          </table:table-cell>
          <table:table-cell office:value-type="float" office:value="537493504" calcext:value-type="float">
            <text:p>537493504</text:p>
          </table:table-cell>
          <table:table-cell office:value-type="float" office:value="24084.548828125" calcext:value-type="float">
            <text:p>24084.548828125</text:p>
          </table:table-cell>
          <table:table-cell office:value-type="float" office:value="119" calcext:value-type="float">
            <text:p>119</text:p>
          </table:table-cell>
          <table:table-cell office:value-type="float" office:value="133" calcext:value-type="float">
            <text:p>133</text:p>
          </table:table-cell>
          <table:table-cell office:value-type="float" office:value="488972288" calcext:value-type="float">
            <text:p>488972288</text:p>
          </table:table-cell>
          <table:table-cell office:value-type="float" office:value="418906112" calcext:value-type="float">
            <text:p>418906112</text:p>
          </table:table-cell>
          <table:table-cell office:value-type="float" office:value="1675658.375" calcext:value-type="float">
            <text:p>1675658.375</text:p>
          </table:table-cell>
          <table:table-cell office:value-type="float" office:value="1690273.375" calcext:value-type="float">
            <text:p>1690273.375</text:p>
          </table:table-cell>
          <table:table-cell office:value-type="float" office:value="0.0815000012516975" calcext:value-type="float">
            <text:p>0.081500001251698</text:p>
          </table:table-cell>
          <table:table-cell office:value-type="float" office:value="0.157499998807907" calcext:value-type="float">
            <text:p>0.157499998807907</text:p>
          </table:table-cell>
          <table:table-cell office:value-type="float" office:value="0.165500000119209" calcext:value-type="float">
            <text:p>0.165500000119209</text:p>
          </table:table-cell>
          <table:table-cell office:value-type="float" office:value="0.95550000667572" calcext:value-type="float">
            <text:p>0.95550000667572</text:p>
          </table:table-cell>
          <table:table-cell office:value-type="float" office:value="0.642434537410736" calcext:value-type="float">
            <text:p>0.642434537410736</text:p>
          </table:table-cell>
          <table:table-cell office:value-type="float" office:value="500" calcext:value-type="float">
            <text:p>50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Fri Jun 02 16:34:00 UTC 2017</text:p>
          </table:table-cell>
          <table:table-cell office:value-type="float" office:value="411" calcext:value-type="float">
            <text:p>411</text:p>
          </table:table-cell>
          <table:table-cell office:value-type="float" office:value="1081331712" calcext:value-type="float">
            <text:p>1081331712</text:p>
          </table:table-cell>
          <table:table-cell office:value-type="float" office:value="8836692" calcext:value-type="float">
            <text:p>8836692</text:p>
          </table:table-cell>
          <table:table-cell office:value-type="float" office:value="32" calcext:value-type="float">
            <text:p>32</text:p>
          </table:table-cell>
          <table:table-cell office:value-type="float" office:value="30789632" calcext:value-type="float">
            <text:p>30789632</text:p>
          </table:table-cell>
          <table:table-cell office:value-type="float" office:value="142815.5" calcext:value-type="float">
            <text:p>142815.5</text:p>
          </table:table-cell>
          <table:table-cell office:value-type="float" office:value="97" calcext:value-type="float">
            <text:p>97</text:p>
          </table:table-cell>
          <table:table-cell office:value-type="float" office:value="539545600" calcext:value-type="float">
            <text:p>539545600</text:p>
          </table:table-cell>
          <table:table-cell office:value-type="float" office:value="24084.548828125" calcext:value-type="float">
            <text:p>24084.548828125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501858304" calcext:value-type="float">
            <text:p>501858304</text:p>
          </table:table-cell>
          <table:table-cell office:value-type="float" office:value="433008640" calcext:value-type="float">
            <text:p>433008640</text:p>
          </table:table-cell>
          <table:table-cell office:value-type="float" office:value="1675658.375" calcext:value-type="float">
            <text:p>1675658.375</text:p>
          </table:table-cell>
          <table:table-cell office:value-type="float" office:value="1690273.375" calcext:value-type="float">
            <text:p>1690273.375</text:p>
          </table:table-cell>
          <table:table-cell office:value-type="float" office:value="0.0737499967217445" calcext:value-type="float">
            <text:p>0.073749996721745</text:p>
          </table:table-cell>
          <table:table-cell office:value-type="float" office:value="0.154249995946884" calcext:value-type="float">
            <text:p>0.154249995946884</text:p>
          </table:table-cell>
          <table:table-cell office:value-type="float" office:value="0.157250002026558" calcext:value-type="float">
            <text:p>0.157250002026558</text:p>
          </table:table-cell>
          <table:table-cell office:value-type="float" office:value="0.954249978065491" calcext:value-type="float">
            <text:p>0.954249978065491</text:p>
          </table:table-cell>
          <table:table-cell office:value-type="float" office:value="0.642597496509552" calcext:value-type="float">
            <text:p>0.642597496509552</text:p>
          </table:table-cell>
          <table:table-cell office:value-type="float" office:value="500" calcext:value-type="float">
            <text:p>5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77" calcext:value-type="float">
            <text:p>277</text:p>
          </table:table-cell>
          <table:table-cell office:value-type="float" office:value="275" calcext:value-type="float">
            <text:p>275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Fri Jun 02 16:35:00 UTC 2017</text:p>
          </table:table-cell>
          <table:table-cell office:value-type="float" office:value="389" calcext:value-type="float">
            <text:p>389</text:p>
          </table:table-cell>
          <table:table-cell office:value-type="float" office:value="1081737216" calcext:value-type="float">
            <text:p>1081737216</text:p>
          </table:table-cell>
          <table:table-cell office:value-type="float" office:value="9013533" calcext:value-type="float">
            <text:p>9013533</text:p>
          </table:table-cell>
          <table:table-cell office:value-type="float" office:value="33" calcext:value-type="float">
            <text:p>33</text:p>
          </table:table-cell>
          <table:table-cell office:value-type="float" office:value="29982720" calcext:value-type="float">
            <text:p>29982720</text:p>
          </table:table-cell>
          <table:table-cell office:value-type="float" office:value="152149.40625" calcext:value-type="float">
            <text:p>152149.40625</text:p>
          </table:table-cell>
          <table:table-cell office:value-type="float" office:value="95" calcext:value-type="float">
            <text:p>95</text:p>
          </table:table-cell>
          <table:table-cell office:value-type="float" office:value="541585408" calcext:value-type="float">
            <text:p>541585408</text:p>
          </table:table-cell>
          <table:table-cell office:value-type="float" office:value="24084.548828125" calcext:value-type="float">
            <text:p>24084.548828125</text:p>
          </table:table-cell>
          <table:table-cell office:value-type="float" office:value="143" calcext:value-type="float">
            <text:p>143</text:p>
          </table:table-cell>
          <table:table-cell office:value-type="float" office:value="116" calcext:value-type="float">
            <text:p>116</text:p>
          </table:table-cell>
          <table:table-cell office:value-type="float" office:value="518656000" calcext:value-type="float">
            <text:p>518656000</text:p>
          </table:table-cell>
          <table:table-cell office:value-type="float" office:value="447561728" calcext:value-type="float">
            <text:p>447561728</text:p>
          </table:table-cell>
          <table:table-cell office:value-type="float" office:value="1806889.25" calcext:value-type="float">
            <text:p>1806889.25</text:p>
          </table:table-cell>
          <table:table-cell office:value-type="float" office:value="1755491" calcext:value-type="float">
            <text:p>1755491</text:p>
          </table:table-cell>
          <table:table-cell office:value-type="float" office:value="0.0692500025033951" calcext:value-type="float">
            <text:p>0.069250002503395</text:p>
          </table:table-cell>
          <table:table-cell office:value-type="float" office:value="0.149749994277954" calcext:value-type="float">
            <text:p>0.149749994277954</text:p>
          </table:table-cell>
          <table:table-cell office:value-type="float" office:value="0.162499994039536" calcext:value-type="float">
            <text:p>0.162499994039536</text:p>
          </table:table-cell>
          <table:table-cell office:value-type="float" office:value="0.954750001430512" calcext:value-type="float">
            <text:p>0.954750001430512</text:p>
          </table:table-cell>
          <table:table-cell office:value-type="float" office:value="0.642731547355652" calcext:value-type="float">
            <text:p>0.642731547355652</text:p>
          </table:table-cell>
          <table:table-cell office:value-type="float" office:value="600" calcext:value-type="float">
            <text:p>6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7" calcext:value-type="float">
            <text:p>277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Fri Jun 02 16:36:00 UTC 2017</text:p>
          </table:table-cell>
          <table:table-cell office:value-type="float" office:value="385" calcext:value-type="float">
            <text:p>385</text:p>
          </table:table-cell>
          <table:table-cell office:value-type="float" office:value="1082273792" calcext:value-type="float">
            <text:p>1082273792</text:p>
          </table:table-cell>
          <table:table-cell office:value-type="float" office:value="8659945" calcext:value-type="float">
            <text:p>8659945</text:p>
          </table:table-cell>
          <table:table-cell office:value-type="float" office:value="31" calcext:value-type="float">
            <text:p>31</text:p>
          </table:table-cell>
          <table:table-cell office:value-type="float" office:value="29995008" calcext:value-type="float">
            <text:p>29995008</text:p>
          </table:table-cell>
          <table:table-cell office:value-type="float" office:value="152149.40625" calcext:value-type="float">
            <text:p>152149.40625</text:p>
          </table:table-cell>
          <table:table-cell office:value-type="float" office:value="93" calcext:value-type="float">
            <text:p>93</text:p>
          </table:table-cell>
          <table:table-cell office:value-type="float" office:value="544735232" calcext:value-type="float">
            <text:p>544735232</text:p>
          </table:table-cell>
          <table:table-cell office:value-type="float" office:value="22270.365234375" calcext:value-type="float">
            <text:p>22270.365234375</text:p>
          </table:table-cell>
          <table:table-cell office:value-type="float" office:value="135" calcext:value-type="float">
            <text:p>135</text:p>
          </table:table-cell>
          <table:table-cell office:value-type="float" office:value="107" calcext:value-type="float">
            <text:p>107</text:p>
          </table:table-cell>
          <table:table-cell office:value-type="float" office:value="528764928" calcext:value-type="float">
            <text:p>528764928</text:p>
          </table:table-cell>
          <table:table-cell office:value-type="float" office:value="459886592" calcext:value-type="float">
            <text:p>459886592</text:p>
          </table:table-cell>
          <table:table-cell office:value-type="float" office:value="2092179.375" calcext:value-type="float">
            <text:p>2092179.375</text:p>
          </table:table-cell>
          <table:table-cell office:value-type="float" office:value="1480820.375" calcext:value-type="float">
            <text:p>1480820.375</text:p>
          </table:table-cell>
          <table:table-cell office:value-type="float" office:value="0.064750000834465" calcext:value-type="float">
            <text:p>0.064750000834465</text:p>
          </table:table-cell>
          <table:table-cell office:value-type="float" office:value="0.159749999642372" calcext:value-type="float">
            <text:p>0.159749999642372</text:p>
          </table:table-cell>
          <table:table-cell office:value-type="float" office:value="0.162000000476837" calcext:value-type="float">
            <text:p>0.162000000476837</text:p>
          </table:table-cell>
          <table:table-cell office:value-type="float" office:value="0.954999983310699" calcext:value-type="float">
            <text:p>0.954999983310699</text:p>
          </table:table-cell>
          <table:table-cell office:value-type="float" office:value="0.64295369386673" calcext:value-type="float">
            <text:p>0.64295369386673</text:p>
          </table:table-cell>
          <table:table-cell office:value-type="float" office:value="600" calcext:value-type="float">
            <text:p>6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table:number-columns-repeated="3"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Fri Jun 02 16:37:00 UTC 2017</text:p>
          </table:table-cell>
          <table:table-cell office:value-type="float" office:value="396" calcext:value-type="float">
            <text:p>396</text:p>
          </table:table-cell>
          <table:table-cell office:value-type="float" office:value="1083002880" calcext:value-type="float">
            <text:p>1083002880</text:p>
          </table:table-cell>
          <table:table-cell office:value-type="float" office:value="8499971" calcext:value-type="float">
            <text:p>8499971</text:p>
          </table:table-cell>
          <table:table-cell office:value-type="float" office:value="31" calcext:value-type="float">
            <text:p>31</text:p>
          </table:table-cell>
          <table:table-cell office:value-type="float" office:value="29888512" calcext:value-type="float">
            <text:p>29888512</text:p>
          </table:table-cell>
          <table:table-cell office:value-type="float" office:value="139405.125" calcext:value-type="float">
            <text:p>139405.125</text:p>
          </table:table-cell>
          <table:table-cell office:value-type="float" office:value="85" calcext:value-type="float">
            <text:p>85</text:p>
          </table:table-cell>
          <table:table-cell office:value-type="float" office:value="546660352" calcext:value-type="float">
            <text:p>546660352</text:p>
          </table:table-cell>
          <table:table-cell office:value-type="float" office:value="19600.501953125" calcext:value-type="float">
            <text:p>19600.501953125</text:p>
          </table:table-cell>
          <table:table-cell office:value-type="float" office:value="88" calcext:value-type="float">
            <text:p>88</text:p>
          </table:table-cell>
          <table:table-cell office:value-type="float" office:value="128" calcext:value-type="float">
            <text:p>128</text:p>
          </table:table-cell>
          <table:table-cell office:value-type="float" office:value="538562560" calcext:value-type="float">
            <text:p>538562560</text:p>
          </table:table-cell>
          <table:table-cell office:value-type="float" office:value="471392256" calcext:value-type="float">
            <text:p>471392256</text:p>
          </table:table-cell>
          <table:table-cell office:value-type="float" office:value="1392398" calcext:value-type="float">
            <text:p>1392398</text:p>
          </table:table-cell>
          <table:table-cell office:value-type="float" office:value="1950859.5" calcext:value-type="float">
            <text:p>1950859.5</text:p>
          </table:table-cell>
          <table:table-cell office:value-type="float" office:value="0.0764999985694885" calcext:value-type="float">
            <text:p>0.076499998569489</text:p>
          </table:table-cell>
          <table:table-cell office:value-type="float" office:value="0.148000001907349" calcext:value-type="float">
            <text:p>0.148000001907349</text:p>
          </table:table-cell>
          <table:table-cell office:value-type="float" office:value="0.154499992728233" calcext:value-type="float">
            <text:p>0.154499992728233</text:p>
          </table:table-cell>
          <table:table-cell office:value-type="float" office:value="0.957249999046326" calcext:value-type="float">
            <text:p>0.957249999046326</text:p>
          </table:table-cell>
          <table:table-cell office:value-type="float" office:value="0.643222749233246" calcext:value-type="float">
            <text:p>0.643222749233246</text:p>
          </table:table-cell>
          <table:table-cell office:value-type="float" office:value="600" calcext:value-type="float">
            <text:p>6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table:number-columns-repeated="4"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16:38:00 UTC 2017</text:p>
          </table:table-cell>
          <table:table-cell office:value-type="float" office:value="69" calcext:value-type="float">
            <text:p>69</text:p>
          </table:table-cell>
          <table:table-cell office:value-type="float" office:value="1081774080" calcext:value-type="float">
            <text:p>1081774080</text:p>
          </table:table-cell>
          <table:table-cell office:value-type="float" office:value="8630673" calcext:value-type="float">
            <text:p>8630673</text:p>
          </table:table-cell>
          <table:table-cell office:value-type="float" office:value="32" calcext:value-type="float">
            <text:p>32</text:p>
          </table:table-cell>
          <table:table-cell office:value-type="float" office:value="29949952" calcext:value-type="float">
            <text:p>29949952</text:p>
          </table:table-cell>
          <table:table-cell office:value-type="float" office:value="142196.75" calcext:value-type="float">
            <text:p>142196.75</text:p>
          </table:table-cell>
          <table:table-cell office:value-type="float" office:value="84" calcext:value-type="float">
            <text:p>84</text:p>
          </table:table-cell>
          <table:table-cell office:value-type="float" office:value="549462016" calcext:value-type="float">
            <text:p>549462016</text:p>
          </table:table-cell>
          <table:table-cell office:value-type="float" office:value="19600.501953125" calcext:value-type="float">
            <text:p>19600.501953125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546029568" calcext:value-type="float">
            <text:p>546029568</text:p>
          </table:table-cell>
          <table:table-cell office:value-type="float" office:value="483897344" calcext:value-type="float">
            <text:p>483897344</text:p>
          </table:table-cell>
          <table:table-cell office:value-type="float" office:value="1392398" calcext:value-type="float">
            <text:p>1392398</text:p>
          </table:table-cell>
          <table:table-cell office:value-type="float" office:value="1950859.5" calcext:value-type="float">
            <text:p>1950859.5</text:p>
          </table:table-cell>
          <table:table-cell office:value-type="float" office:value="0.0694999992847443" calcext:value-type="float">
            <text:p>0.069499999284744</text:p>
          </table:table-cell>
          <table:table-cell office:value-type="float" office:value="0.158000007271767" calcext:value-type="float">
            <text:p>0.158000007271767</text:p>
          </table:table-cell>
          <table:table-cell office:value-type="float" office:value="0.159749999642372" calcext:value-type="float">
            <text:p>0.159749999642372</text:p>
          </table:table-cell>
          <table:table-cell office:value-type="float" office:value="0.956749975681305" calcext:value-type="float">
            <text:p>0.956749975681305</text:p>
          </table:table-cell>
          <table:table-cell office:value-type="float" office:value="0.643431186676025" calcext:value-type="float">
            <text:p>0.643431186676025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Fri Jun 02 16:39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58816" calcext:value-type="float">
            <text:p>1082658816</text:p>
          </table:table-cell>
          <table:table-cell office:value-type="float" office:value="8630673" calcext:value-type="float">
            <text:p>8630673</text:p>
          </table:table-cell>
          <table:table-cell office:value-type="float" office:value="7" calcext:value-type="float">
            <text:p>7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142196.75" calcext:value-type="float">
            <text:p>142196.75</text:p>
          </table:table-cell>
          <table:table-cell office:value-type="float" office:value="14" calcext:value-type="float">
            <text:p>14</text:p>
          </table:table-cell>
          <table:table-cell office:value-type="float" office:value="549437440" calcext:value-type="float">
            <text:p>549437440</text:p>
          </table:table-cell>
          <table:table-cell office:value-type="float" office:value="5356.42431640625" calcext:value-type="float">
            <text:p>5356.4243164062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553680896" calcext:value-type="float">
            <text:p>553680896</text:p>
          </table:table-cell>
          <table:table-cell office:value-type="float" office:value="486047744" calcext:value-type="float">
            <text:p>486047744</text:p>
          </table:table-cell>
          <table:table-cell office:value-type="float" office:value="673256.875" calcext:value-type="float">
            <text:p>673256.875</text:p>
          </table:table-cell>
          <table:table-cell office:value-type="float" office:value="1656329.125" calcext:value-type="float">
            <text:p>1656329.125</text:p>
          </table:table-cell>
          <table:table-cell office:value-type="float" office:value="0.0820000022649765" calcext:value-type="float">
            <text:p>0.082000002264977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65750002861023" calcext:value-type="float">
            <text:p>0.065750002861023</text:p>
          </table:table-cell>
          <table:table-cell office:value-type="float" office:value="0.981000006198883" calcext:value-type="float">
            <text:p>0.981000006198883</text:p>
          </table:table-cell>
          <table:table-cell office:value-type="float" office:value="0.643347561359406" calcext:value-type="float">
            <text:p>0.643347561359406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1" calcext:value-type="float">
            <text:p>321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4" calcext:value-type="float">
            <text:p>324</text:p>
          </table:table-cell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Fri Jun 02 16:40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58816" calcext:value-type="float">
            <text:p>1082658816</text:p>
          </table:table-cell>
          <table:table-cell office:value-type="float" office:value="3188.68041992187" calcext:value-type="float">
            <text:p>3188.68041992187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9527552" calcext:value-type="float">
            <text:p>549527552</text:p>
          </table:table-cell>
          <table:table-cell office:value-type="float" office:value="5356.42431640625" calcext:value-type="float">
            <text:p>5356.424316406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3594880" calcext:value-type="float">
            <text:p>553594880</text:p>
          </table:table-cell>
          <table:table-cell office:value-type="float" office:value="485896192" calcext:value-type="float">
            <text:p>485896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715000033378601" calcext:value-type="float">
            <text:p>0.07150000333786</text:p>
          </table:table-cell>
          <table:table-cell office:value-type="float" office:value="0.0564999990165234" calcext:value-type="float">
            <text:p>0.056499999016523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3347561359406" calcext:value-type="float">
            <text:p>0.643347561359406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Fri Jun 02 16:41:00 UTC 2017</text:p>
          </table:table-cell>
          <table:table-cell office:value-type="float" office:value="2" calcext:value-type="float">
            <text:p>2</text:p>
          </table:table-cell>
          <table:table-cell office:value-type="float" office:value="1082658816" calcext:value-type="float">
            <text:p>1082658816</text:p>
          </table:table-cell>
          <table:table-cell office:value-type="float" office:value="2427.38427734375" calcext:value-type="float">
            <text:p>2427.384277343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51559168" calcext:value-type="float">
            <text:p>551559168</text:p>
          </table:table-cell>
          <table:table-cell office:value-type="float" office:value="37.8185577392578" calcext:value-type="float">
            <text:p>37.818557739257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54512384" calcext:value-type="float">
            <text:p>554512384</text:p>
          </table:table-cell>
          <table:table-cell office:value-type="float" office:value="485826560" calcext:value-type="float">
            <text:p>485826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94250001013279" calcext:value-type="float">
            <text:p>0.094250001013279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0497500002384186" calcext:value-type="float">
            <text:p>0.049750000238419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3365621566772" calcext:value-type="float">
            <text:p>0.643365621566772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29" calcext:value-type="float">
            <text:p>329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1" calcext:value-type="float">
            <text:p>331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7" calcext:value-type="float">
            <text:p>337</text:p>
          </table:table-cell>
          <table:table-cell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6:42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79296" calcext:value-type="float">
            <text:p>1082679296</text:p>
          </table:table-cell>
          <table:table-cell office:value-type="float" office:value="2590.2802734375" calcext:value-type="float">
            <text:p>2590.28027343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1559168" calcext:value-type="float">
            <text:p>551559168</text:p>
          </table:table-cell>
          <table:table-cell office:value-type="float" office:value="45.1992874145508" calcext:value-type="float">
            <text:p>45.19928741455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3410560" calcext:value-type="float">
            <text:p>553410560</text:p>
          </table:table-cell>
          <table:table-cell office:value-type="float" office:value="485736448" calcext:value-type="float">
            <text:p>4857364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745000019669533" calcext:value-type="float">
            <text:p>0.074500001966953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472499988973141" calcext:value-type="float">
            <text:p>0.047249998897314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643373489379883" calcext:value-type="float">
            <text:p>0.64337348937988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6:43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79296" calcext:value-type="float">
            <text:p>1082679296</text:p>
          </table:table-cell>
          <table:table-cell office:value-type="float" office:value="2804.27099609375" calcext:value-type="float">
            <text:p>2804.270996093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51559168" calcext:value-type="float">
            <text:p>551559168</text:p>
          </table:table-cell>
          <table:table-cell office:value-type="float" office:value="44.0370559692383" calcext:value-type="float">
            <text:p>44.03705596923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4336256" calcext:value-type="float">
            <text:p>554336256</text:p>
          </table:table-cell>
          <table:table-cell office:value-type="float" office:value="485646336" calcext:value-type="float">
            <text:p>485646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797500014305115" calcext:value-type="float">
            <text:p>0.079750001430512</text:p>
          </table:table-cell>
          <table:table-cell office:value-type="float" office:value="0.0532499998807907" calcext:value-type="float">
            <text:p>0.053249999880791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3375933170319" calcext:value-type="float">
            <text:p>0.643375933170319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1" calcext:value-type="float">
            <text:p>331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table:number-columns-repeated="4" office:value-type="float" office:value="335" calcext:value-type="float">
            <text:p>335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6:44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79296" calcext:value-type="float">
            <text:p>1082679296</text:p>
          </table:table-cell>
          <table:table-cell office:value-type="float" office:value="2497.43579101562" calcext:value-type="float">
            <text:p>2497.4357910156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1559168" calcext:value-type="float">
            <text:p>551559168</text:p>
          </table:table-cell>
          <table:table-cell office:value-type="float" office:value="44.0370559692383" calcext:value-type="float">
            <text:p>44.03705596923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53238528" calcext:value-type="float">
            <text:p>553238528</text:p>
          </table:table-cell>
          <table:table-cell office:value-type="float" office:value="485556224" calcext:value-type="float">
            <text:p>485556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732500031590462" calcext:value-type="float">
            <text:p>0.073250003159046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0497500002384186" calcext:value-type="float">
            <text:p>0.049750000238419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5585954189301" calcext:value-type="float">
            <text:p>0.64558595418930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6:45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67584" calcext:value-type="float">
            <text:p>1081667584</text:p>
          </table:table-cell>
          <table:table-cell office:value-type="float" office:value="2497.43579101562" calcext:value-type="float">
            <text:p>2497.4357910156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1649280" calcext:value-type="float">
            <text:p>551649280</text:p>
          </table:table-cell>
          <table:table-cell office:value-type="float" office:value="59.9974327087402" calcext:value-type="float">
            <text:p>59.9974327087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4164224" calcext:value-type="float">
            <text:p>554164224</text:p>
          </table:table-cell>
          <table:table-cell office:value-type="float" office:value="485466112" calcext:value-type="float">
            <text:p>485466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684999972581863" calcext:value-type="float">
            <text:p>0.068499997258186</text:p>
          </table:table-cell>
          <table:table-cell office:value-type="float" office:value="0.0577500015497208" calcext:value-type="float">
            <text:p>0.057750001549721</text:p>
          </table:table-cell>
          <table:table-cell office:value-type="float" office:value="0.0457499995827675" calcext:value-type="float">
            <text:p>0.045749999582768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643371045589447" calcext:value-type="float">
            <text:p>0.643371045589447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8" calcext:value-type="float">
            <text:p>338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6:46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79296" calcext:value-type="float">
            <text:p>1082679296</text:p>
          </table:table-cell>
          <table:table-cell office:value-type="float" office:value="2497.43579101562" calcext:value-type="float">
            <text:p>2497.4357910156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1788544" calcext:value-type="float">
            <text:p>551788544</text:p>
          </table:table-cell>
          <table:table-cell office:value-type="float" office:value="45.0226860046387" calcext:value-type="float">
            <text:p>45.0226860046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4074112" calcext:value-type="float">
            <text:p>554074112</text:p>
          </table:table-cell>
          <table:table-cell office:value-type="float" office:value="485376000" calcext:value-type="float">
            <text:p>48537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5000026226044" calcext:value-type="float">
            <text:p>0.078500002622604</text:p>
          </table:table-cell>
          <table:table-cell office:value-type="float" office:value="0.0480000004172325" calcext:value-type="float">
            <text:p>0.048000000417233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3395960330963" calcext:value-type="float">
            <text:p>0.64339596033096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table:number-columns-repeated="3"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6:47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67584" calcext:value-type="float">
            <text:p>1081667584</text:p>
          </table:table-cell>
          <table:table-cell office:value-type="float" office:value="2497.43579101562" calcext:value-type="float">
            <text:p>2497.4357910156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1792640" calcext:value-type="float">
            <text:p>551792640</text:p>
          </table:table-cell>
          <table:table-cell office:value-type="float" office:value="45.0226860046387" calcext:value-type="float">
            <text:p>45.02268600463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4024960" calcext:value-type="float">
            <text:p>554024960</text:p>
          </table:table-cell>
          <table:table-cell office:value-type="float" office:value="485224448" calcext:value-type="float">
            <text:p>4852244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644999966025353" calcext:value-type="float">
            <text:p>0.064499996602535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0467500016093254" calcext:value-type="float">
            <text:p>0.046750001609325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3383741378784" calcext:value-type="float">
            <text:p>0.643383741378784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0" calcext:value-type="float">
            <text:p>330</text:p>
          </table:table-cell>
          <table:table-cell table:number-columns-repeated="3"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6:48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67584" calcext:value-type="float">
            <text:p>1081667584</text:p>
          </table:table-cell>
          <table:table-cell office:value-type="float" office:value="2675.61547851562" calcext:value-type="float">
            <text:p>2675.6154785156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1792640" calcext:value-type="float">
            <text:p>551792640</text:p>
          </table:table-cell>
          <table:table-cell office:value-type="float" office:value="45.0226860046387" calcext:value-type="float">
            <text:p>45.02268600463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2947712" calcext:value-type="float">
            <text:p>552947712</text:p>
          </table:table-cell>
          <table:table-cell office:value-type="float" office:value="485130240" calcext:value-type="float">
            <text:p>485130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817499980330467" calcext:value-type="float">
            <text:p>0.081749998033047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0520000010728836" calcext:value-type="float">
            <text:p>0.052000001072884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644296705722809" calcext:value-type="float">
            <text:p>0.644296705722809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6" calcext:value-type="float">
            <text:p>336</text:p>
          </table:table-cell>
          <table:table-cell table:number-columns-repeated="3"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6:49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79296" calcext:value-type="float">
            <text:p>1082679296</text:p>
          </table:table-cell>
          <table:table-cell office:value-type="float" office:value="2675.61547851562" calcext:value-type="float">
            <text:p>2675.6154785156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1792640" calcext:value-type="float">
            <text:p>551792640</text:p>
          </table:table-cell>
          <table:table-cell office:value-type="float" office:value="43.1098403930664" calcext:value-type="float">
            <text:p>43.1098403930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853504" calcext:value-type="float">
            <text:p>552853504</text:p>
          </table:table-cell>
          <table:table-cell office:value-type="float" office:value="485040128" calcext:value-type="float">
            <text:p>485040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764999985694885" calcext:value-type="float">
            <text:p>0.076499998569489</text:p>
          </table:table-cell>
          <table:table-cell office:value-type="float" office:value="0.0575000010430813" calcext:value-type="float">
            <text:p>0.057500001043081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5692110061646" calcext:value-type="float">
            <text:p>0.645692110061646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6:50:00 UTC 2017</text:p>
          </table:table-cell>
          <table:table-cell office:value-type="float" office:value="0" calcext:value-type="float">
            <text:p>0</text:p>
          </table:table-cell>
          <table:table-cell office:value-type="float" office:value="1081667584" calcext:value-type="float">
            <text:p>1081667584</text:p>
          </table:table-cell>
          <table:table-cell office:value-type="float" office:value="2675.61547851562" calcext:value-type="float">
            <text:p>2675.6154785156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1882752" calcext:value-type="float">
            <text:p>551882752</text:p>
          </table:table-cell>
          <table:table-cell office:value-type="float" office:value="55.003044128418" calcext:value-type="float">
            <text:p>55.003044128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763392" calcext:value-type="float">
            <text:p>552763392</text:p>
          </table:table-cell>
          <table:table-cell office:value-type="float" office:value="484950016" calcext:value-type="float">
            <text:p>484950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045499999076128" calcext:value-type="float">
            <text:p>0.045499999076128</text:p>
          </table:table-cell>
          <table:table-cell office:value-type="float" office:value="0.0465000011026859" calcext:value-type="float">
            <text:p>0.046500001102686</text:p>
          </table:table-cell>
          <table:table-cell office:value-type="float" office:value="0.990750014781952" calcext:value-type="float">
            <text:p>0.990750014781952</text:p>
          </table:table-cell>
          <table:table-cell office:value-type="float" office:value="0.643417000770569" calcext:value-type="float">
            <text:p>0.643417000770569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6:51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79296" calcext:value-type="float">
            <text:p>1082679296</text:p>
          </table:table-cell>
          <table:table-cell office:value-type="float" office:value="2675.61547851562" calcext:value-type="float">
            <text:p>2675.6154785156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2009728" calcext:value-type="float">
            <text:p>552009728</text:p>
          </table:table-cell>
          <table:table-cell office:value-type="float" office:value="55.003044128418" calcext:value-type="float">
            <text:p>55.003044128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673280" calcext:value-type="float">
            <text:p>552673280</text:p>
          </table:table-cell>
          <table:table-cell office:value-type="float" office:value="484859904" calcext:value-type="float">
            <text:p>484859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989999994635582" calcext:value-type="float">
            <text:p>0.098999999463558</text:p>
          </table:table-cell>
          <table:table-cell office:value-type="float" office:value="0.0512499995529652" calcext:value-type="float">
            <text:p>0.051249999552965</text:p>
          </table:table-cell>
          <table:table-cell office:value-type="float" office:value="0.0447500012814999" calcext:value-type="float">
            <text:p>0.0447500012815</text:p>
          </table:table-cell>
          <table:table-cell office:value-type="float" office:value="0.986999988555908" calcext:value-type="float">
            <text:p>0.986999988555908</text:p>
          </table:table-cell>
          <table:table-cell office:value-type="float" office:value="0.643422365188599" calcext:value-type="float">
            <text:p>0.643422365188599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table:number-columns-repeated="3"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table:number-columns-repeated="3"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6:52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79296" calcext:value-type="float">
            <text:p>1082679296</text:p>
          </table:table-cell>
          <table:table-cell office:value-type="float" office:value="3421.8974609375" calcext:value-type="float">
            <text:p>3421.89746093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2009728" calcext:value-type="float">
            <text:p>552009728</text:p>
          </table:table-cell>
          <table:table-cell office:value-type="float" office:value="55.003044128418" calcext:value-type="float">
            <text:p>55.003044128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570880" calcext:value-type="float">
            <text:p>552570880</text:p>
          </table:table-cell>
          <table:table-cell office:value-type="float" office:value="484769792" calcext:value-type="float">
            <text:p>484769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767500028014183" calcext:value-type="float">
            <text:p>0.076750002801418</text:p>
          </table:table-cell>
          <table:table-cell office:value-type="float" office:value="0.0524999983608723" calcext:value-type="float">
            <text:p>0.052499998360872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986500024795532" calcext:value-type="float">
            <text:p>0.986500024795532</text:p>
          </table:table-cell>
          <table:table-cell office:value-type="float" office:value="0.645731747150421" calcext:value-type="float">
            <text:p>0.64573174715042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332" calcext:value-type="float">
            <text:p>332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8" calcext:value-type="float">
            <text:p>338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6:53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79296" calcext:value-type="float">
            <text:p>1082679296</text:p>
          </table:table-cell>
          <table:table-cell office:value-type="float" office:value="2373.21630859375" calcext:value-type="float">
            <text:p>2373.216308593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53828352" calcext:value-type="float">
            <text:p>553828352</text:p>
          </table:table-cell>
          <table:table-cell office:value-type="float" office:value="56.4045753479004" calcext:value-type="float">
            <text:p>56.40457534790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2480768" calcext:value-type="float">
            <text:p>552480768</text:p>
          </table:table-cell>
          <table:table-cell office:value-type="float" office:value="484683776" calcext:value-type="float">
            <text:p>4846837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0520000010728836" calcext:value-type="float">
            <text:p>0.052000001072884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3448829650879" calcext:value-type="float">
            <text:p>0.643448829650879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6:54:00 UTC 2017</text:p>
          </table:table-cell>
          <table:table-cell office:value-type="float" office:value="0" calcext:value-type="float">
            <text:p>0</text:p>
          </table:table-cell>
          <table:table-cell office:value-type="float" office:value="1082679296" calcext:value-type="float">
            <text:p>1082679296</text:p>
          </table:table-cell>
          <table:table-cell office:value-type="float" office:value="2854.1962890625" calcext:value-type="float">
            <text:p>2854.19628906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3832448" calcext:value-type="float">
            <text:p>553832448</text:p>
          </table:table-cell>
          <table:table-cell office:value-type="float" office:value="56.4045753479004" calcext:value-type="float">
            <text:p>56.4045753479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3394176" calcext:value-type="float">
            <text:p>553394176</text:p>
          </table:table-cell>
          <table:table-cell office:value-type="float" office:value="484589568" calcext:value-type="float">
            <text:p>4845895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782499983906746" calcext:value-type="float">
            <text:p>0.078249998390675</text:p>
          </table:table-cell>
          <table:table-cell office:value-type="float" office:value="0.0447500012814999" calcext:value-type="float">
            <text:p>0.0447500012815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990750014781952" calcext:value-type="float">
            <text:p>0.990750014781952</text:p>
          </table:table-cell>
          <table:table-cell office:value-type="float" office:value="0.64346444606781" calcext:value-type="float">
            <text:p>0.6434644460678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6:55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67584" calcext:value-type="float">
            <text:p>1081667584</text:p>
          </table:table-cell>
          <table:table-cell office:value-type="float" office:value="2854.1962890625" calcext:value-type="float">
            <text:p>2854.19628906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3922560" calcext:value-type="float">
            <text:p>553922560</text:p>
          </table:table-cell>
          <table:table-cell office:value-type="float" office:value="56.4045753479004" calcext:value-type="float">
            <text:p>56.4045753479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3304064" calcext:value-type="float">
            <text:p>553304064</text:p>
          </table:table-cell>
          <table:table-cell office:value-type="float" office:value="484499456" calcext:value-type="float">
            <text:p>4844994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549999997019768" calcext:value-type="float">
            <text:p>0.054999999701977</text:p>
          </table:table-cell>
          <table:table-cell office:value-type="float" office:value="0.0407500006258488" calcext:value-type="float">
            <text:p>0.040750000625849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4600570201874" calcext:value-type="float">
            <text:p>0.644600570201874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6:56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79296" calcext:value-type="float">
            <text:p>1082679296</text:p>
          </table:table-cell>
          <table:table-cell office:value-type="float" office:value="2854.1962890625" calcext:value-type="float">
            <text:p>2854.19628906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4057728" calcext:value-type="float">
            <text:p>554057728</text:p>
          </table:table-cell>
          <table:table-cell office:value-type="float" office:value="56.4045753479004" calcext:value-type="float">
            <text:p>56.40457534790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3213952" calcext:value-type="float">
            <text:p>553213952</text:p>
          </table:table-cell>
          <table:table-cell office:value-type="float" office:value="484409344" calcext:value-type="float">
            <text:p>48440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7499980330467" calcext:value-type="float">
            <text:p>0.081749998033047</text:p>
          </table:table-cell>
          <table:table-cell office:value-type="float" office:value="0.045499999076128" calcext:value-type="float">
            <text:p>0.045499999076128</text:p>
          </table:table-cell>
          <table:table-cell office:value-type="float" office:value="0.0515000000596047" calcext:value-type="float">
            <text:p>0.051500000059605</text:p>
          </table:table-cell>
          <table:table-cell office:value-type="float" office:value="0.989250004291534" calcext:value-type="float">
            <text:p>0.989250004291534</text:p>
          </table:table-cell>
          <table:table-cell office:value-type="float" office:value="0.643493354320526" calcext:value-type="float">
            <text:p>0.643493354320526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8" calcext:value-type="float">
            <text:p>338</text:p>
          </table:table-cell>
          <table:table-cell office:value-type="float" office:value="335" calcext:value-type="float">
            <text:p>335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335" calcext:value-type="float">
            <text:p>335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16:57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67584" calcext:value-type="float">
            <text:p>1081667584</text:p>
          </table:table-cell>
          <table:table-cell office:value-type="float" office:value="2854.1962890625" calcext:value-type="float">
            <text:p>2854.19628906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55311104" calcext:value-type="float">
            <text:p>555311104</text:p>
          </table:table-cell>
          <table:table-cell office:value-type="float" office:value="56.4045753479004" calcext:value-type="float">
            <text:p>56.40457534790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3127936" calcext:value-type="float">
            <text:p>553127936</text:p>
          </table:table-cell>
          <table:table-cell office:value-type="float" office:value="484315136" calcext:value-type="float">
            <text:p>484315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5000033378601" calcext:value-type="float">
            <text:p>0.07150000333786</text:p>
          </table:table-cell>
          <table:table-cell office:value-type="float" office:value="0.0532499998807907" calcext:value-type="float">
            <text:p>0.053249999880791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987999975681305" calcext:value-type="float">
            <text:p>0.987999975681305</text:p>
          </table:table-cell>
          <table:table-cell office:value-type="float" office:value="0.643510937690735" calcext:value-type="float">
            <text:p>0.643510937690735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office:value-type="float" office:value="330" calcext:value-type="float">
            <text:p>330</text:p>
          </table:table-cell>
          <table:table-cell office:value-type="float" office:value="337" calcext:value-type="float">
            <text:p>337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6:58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79296" calcext:value-type="float">
            <text:p>1082679296</text:p>
          </table:table-cell>
          <table:table-cell office:value-type="float" office:value="2854.1962890625" calcext:value-type="float">
            <text:p>2854.19628906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6216320" calcext:value-type="float">
            <text:p>556216320</text:p>
          </table:table-cell>
          <table:table-cell office:value-type="float" office:value="56.4045753479004" calcext:value-type="float">
            <text:p>56.40457534790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2034304" calcext:value-type="float">
            <text:p>552034304</text:p>
          </table:table-cell>
          <table:table-cell office:value-type="float" office:value="484229120" calcext:value-type="float">
            <text:p>484229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9999969005585" calcext:value-type="float">
            <text:p>0.071999996900559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3573105335236" calcext:value-type="float">
            <text:p>0.643573105335236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6:59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67584" calcext:value-type="float">
            <text:p>1081667584</text:p>
          </table:table-cell>
          <table:table-cell office:value-type="float" office:value="2854.1962890625" calcext:value-type="float">
            <text:p>2854.19628906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6216320" calcext:value-type="float">
            <text:p>556216320</text:p>
          </table:table-cell>
          <table:table-cell office:value-type="float" office:value="56.4045753479004" calcext:value-type="float">
            <text:p>56.4045753479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955904" calcext:value-type="float">
            <text:p>552955904</text:p>
          </table:table-cell>
          <table:table-cell office:value-type="float" office:value="484134912" calcext:value-type="float">
            <text:p>484134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0557500012218952" calcext:value-type="float">
            <text:p>0.055750001221895</text:p>
          </table:table-cell>
          <table:table-cell office:value-type="float" office:value="0.0450000017881393" calcext:value-type="float">
            <text:p>0.045000001788139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3548607826233" calcext:value-type="float">
            <text:p>0.64354860782623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7:00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71680" calcext:value-type="float">
            <text:p>1081671680</text:p>
          </table:table-cell>
          <table:table-cell office:value-type="float" office:value="2892.7919921875" calcext:value-type="float">
            <text:p>2892.791992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6306432" calcext:value-type="float">
            <text:p>556306432</text:p>
          </table:table-cell>
          <table:table-cell office:value-type="float" office:value="56.4045753479004" calcext:value-type="float">
            <text:p>56.4045753479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854080" calcext:value-type="float">
            <text:p>551854080</text:p>
          </table:table-cell>
          <table:table-cell office:value-type="float" office:value="484044800" calcext:value-type="float">
            <text:p>484044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9999995827675" calcext:value-type="float">
            <text:p>0.076999999582768</text:p>
          </table:table-cell>
          <table:table-cell office:value-type="float" office:value="0.0469999983906746" calcext:value-type="float">
            <text:p>0.046999998390675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989250004291534" calcext:value-type="float">
            <text:p>0.989250004291534</text:p>
          </table:table-cell>
          <table:table-cell office:value-type="float" office:value="0.643552541732788" calcext:value-type="float">
            <text:p>0.643552541732788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Fri Jun 02 17:01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71680" calcext:value-type="float">
            <text:p>1081671680</text:p>
          </table:table-cell>
          <table:table-cell office:value-type="float" office:value="2920.51098632813" calcext:value-type="float">
            <text:p>2920.51098632813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6441600" calcext:value-type="float">
            <text:p>556441600</text:p>
          </table:table-cell>
          <table:table-cell office:value-type="float" office:value="35.9775009155273" calcext:value-type="float">
            <text:p>35.9775009155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775680" calcext:value-type="float">
            <text:p>552775680</text:p>
          </table:table-cell>
          <table:table-cell office:value-type="float" office:value="483954688" calcext:value-type="float">
            <text:p>483954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74999964237213" calcext:value-type="float">
            <text:p>0.097499996423721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643579959869385" calcext:value-type="float">
            <text:p>0.643579959869385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7:02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83392" calcext:value-type="float">
            <text:p>1082683392</text:p>
          </table:table-cell>
          <table:table-cell office:value-type="float" office:value="2920.51098632813" calcext:value-type="float">
            <text:p>2920.51098632813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6441600" calcext:value-type="float">
            <text:p>556441600</text:p>
          </table:table-cell>
          <table:table-cell office:value-type="float" office:value="35.9775009155273" calcext:value-type="float">
            <text:p>35.9775009155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677952" calcext:value-type="float">
            <text:p>551677952</text:p>
          </table:table-cell>
          <table:table-cell office:value-type="float" office:value="483864576" calcext:value-type="float">
            <text:p>483864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7500021457672" calcext:value-type="float">
            <text:p>0.072750002145767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9825000166893" calcext:value-type="float">
            <text:p>0.9825000166893</text:p>
          </table:table-cell>
          <table:table-cell office:value-type="float" office:value="0.643587291240692" calcext:value-type="float">
            <text:p>0.643587291240692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table:number-columns-repeated="3"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7:03:00 UTC 2017</text:p>
          </table:table-cell>
          <table:table-cell office:value-type="float" office:value="0" calcext:value-type="float">
            <text:p>0</text:p>
          </table:table-cell>
          <table:table-cell office:value-type="float" office:value="1081671680" calcext:value-type="float">
            <text:p>1081671680</text:p>
          </table:table-cell>
          <table:table-cell office:value-type="float" office:value="2920.51098632813" calcext:value-type="float">
            <text:p>2920.51098632813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6441600" calcext:value-type="float">
            <text:p>556441600</text:p>
          </table:table-cell>
          <table:table-cell office:value-type="float" office:value="35.9775009155273" calcext:value-type="float">
            <text:p>35.9775009155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599552" calcext:value-type="float">
            <text:p>552599552</text:p>
          </table:table-cell>
          <table:table-cell office:value-type="float" office:value="483766272" calcext:value-type="float">
            <text:p>483766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750003516674" calcext:value-type="float">
            <text:p>0.069750003516674</text:p>
          </table:table-cell>
          <table:table-cell office:value-type="float" office:value="0.0564999990165234" calcext:value-type="float">
            <text:p>0.056499999016523</text:p>
          </table:table-cell>
          <table:table-cell office:value-type="float" office:value="0.0437499992549419" calcext:value-type="float">
            <text:p>0.043749999254942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643604397773743" calcext:value-type="float">
            <text:p>0.64360439777374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1" calcext:value-type="float">
            <text:p>331</text:p>
          </table:table-cell>
          <table:table-cell office:value-type="float" office:value="338" calcext:value-type="float">
            <text:p>338</text:p>
          </table:table-cell>
          <table:table-cell office:value-type="float" office:value="336" calcext:value-type="float">
            <text:p>336</text:p>
          </table:table-cell>
          <table:table-cell office:value-type="float" office:value="333" calcext:value-type="float">
            <text:p>333</text:p>
          </table:table-cell>
          <table:table-cell office:value-type="float" office:value="337" calcext:value-type="float">
            <text:p>337</text:p>
          </table:table-cell>
          <table:table-cell office:value-type="float" office:value="330" calcext:value-type="float">
            <text:p>330</text:p>
          </table:table-cell>
          <table:table-cell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office:value-type="float" office:value="333" calcext:value-type="float">
            <text:p>333</text:p>
          </table:table-cell>
          <table:table-cell office:value-type="float" office:value="337" calcext:value-type="float">
            <text:p>337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7:04:00 UTC 2017</text:p>
          </table:table-cell>
          <table:table-cell office:value-type="float" office:value="0" calcext:value-type="float">
            <text:p>0</text:p>
          </table:table-cell>
          <table:table-cell office:value-type="float" office:value="1082683392" calcext:value-type="float">
            <text:p>1082683392</text:p>
          </table:table-cell>
          <table:table-cell office:value-type="float" office:value="2920.51098632813" calcext:value-type="float">
            <text:p>2920.51098632813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6441600" calcext:value-type="float">
            <text:p>556441600</text:p>
          </table:table-cell>
          <table:table-cell office:value-type="float" office:value="35.9775009155273" calcext:value-type="float">
            <text:p>35.9775009155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497728" calcext:value-type="float">
            <text:p>551497728</text:p>
          </table:table-cell>
          <table:table-cell office:value-type="float" office:value="483676160" calcext:value-type="float">
            <text:p>483676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5000005960465" calcext:value-type="float">
            <text:p>0.077500000596047</text:p>
          </table:table-cell>
          <table:table-cell office:value-type="float" office:value="0.0439999997615814" calcext:value-type="float">
            <text:p>0.043999999761581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997835159302" calcext:value-type="float">
            <text:p>0.644997835159302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7:05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71680" calcext:value-type="float">
            <text:p>1081671680</text:p>
          </table:table-cell>
          <table:table-cell office:value-type="float" office:value="2920.51098632813" calcext:value-type="float">
            <text:p>2920.51098632813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6531712" calcext:value-type="float">
            <text:p>556531712</text:p>
          </table:table-cell>
          <table:table-cell office:value-type="float" office:value="35.9775009155273" calcext:value-type="float">
            <text:p>35.9775009155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419328" calcext:value-type="float">
            <text:p>552419328</text:p>
          </table:table-cell>
          <table:table-cell office:value-type="float" office:value="483586048" calcext:value-type="float">
            <text:p>483586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07499980926514" calcext:value-type="float">
            <text:p>0.070749998092651</text:p>
          </table:table-cell>
          <table:table-cell office:value-type="float" office:value="0.0570000000298023" calcext:value-type="float">
            <text:p>0.057000000029802</text:p>
          </table:table-cell>
          <table:table-cell office:value-type="float" office:value="0.0537500008940697" calcext:value-type="float">
            <text:p>0.05375000089407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3646955490112" calcext:value-type="float">
            <text:p>0.643646955490112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table:number-columns-repeated="3"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338" calcext:value-type="float">
            <text:p>338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7:06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83392" calcext:value-type="float">
            <text:p>1082683392</text:p>
          </table:table-cell>
          <table:table-cell office:value-type="float" office:value="2920.51098632813" calcext:value-type="float">
            <text:p>2920.51098632813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56675072" calcext:value-type="float">
            <text:p>556675072</text:p>
          </table:table-cell>
          <table:table-cell office:value-type="float" office:value="48.7918548583984" calcext:value-type="float">
            <text:p>48.7918548583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317504" calcext:value-type="float">
            <text:p>551317504</text:p>
          </table:table-cell>
          <table:table-cell office:value-type="float" office:value="483495936" calcext:value-type="float">
            <text:p>483495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0000009536743" calcext:value-type="float">
            <text:p>0.074000000953674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990249991416931" calcext:value-type="float">
            <text:p>0.990249991416931</text:p>
          </table:table-cell>
          <table:table-cell office:value-type="float" office:value="0.645923554897308" calcext:value-type="float">
            <text:p>0.645923554897308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8" calcext:value-type="float">
            <text:p>338</text:p>
          </table:table-cell>
          <table:table-cell office:value-type="float" office:value="337" calcext:value-type="float">
            <text:p>337</text:p>
          </table:table-cell>
          <table:table-cell table:number-columns-repeated="4"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0" calcext:value-type="float">
            <text:p>330</text:p>
          </table:table-cell>
          <table:table-cell office:value-type="float" office:value="337" calcext:value-type="float">
            <text:p>337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7:07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71680" calcext:value-type="float">
            <text:p>1081671680</text:p>
          </table:table-cell>
          <table:table-cell office:value-type="float" office:value="2920.51098632813" calcext:value-type="float">
            <text:p>2920.51098632813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56679168" calcext:value-type="float">
            <text:p>556679168</text:p>
          </table:table-cell>
          <table:table-cell office:value-type="float" office:value="48.7918548583984" calcext:value-type="float">
            <text:p>48.7918548583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243200" calcext:value-type="float">
            <text:p>552243200</text:p>
          </table:table-cell>
          <table:table-cell office:value-type="float" office:value="483409920" calcext:value-type="float">
            <text:p>483409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2500017881393" calcext:value-type="float">
            <text:p>0.076250001788139</text:p>
          </table:table-cell>
          <table:table-cell office:value-type="float" office:value="0.0469999983906746" calcext:value-type="float">
            <text:p>0.046999998390675</text:p>
          </table:table-cell>
          <table:table-cell office:value-type="float" office:value="0.0439999997615814" calcext:value-type="float">
            <text:p>0.043999999761581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643650889396668" calcext:value-type="float">
            <text:p>0.643650889396668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17:08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83392" calcext:value-type="float">
            <text:p>1082683392</text:p>
          </table:table-cell>
          <table:table-cell office:value-type="float" office:value="2920.51098632813" calcext:value-type="float">
            <text:p>2920.51098632813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6679168" calcext:value-type="float">
            <text:p>556679168</text:p>
          </table:table-cell>
          <table:table-cell office:value-type="float" office:value="48.7918548583984" calcext:value-type="float">
            <text:p>48.7918548583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141376" calcext:value-type="float">
            <text:p>551141376</text:p>
          </table:table-cell>
          <table:table-cell office:value-type="float" office:value="483409920" calcext:value-type="float">
            <text:p>483409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5000006556511" calcext:value-type="float">
            <text:p>0.066500000655651</text:p>
          </table:table-cell>
          <table:table-cell office:value-type="float" office:value="0.0467500016093254" calcext:value-type="float">
            <text:p>0.046750001609325</text:p>
          </table:table-cell>
          <table:table-cell office:value-type="float" office:value="0.0472499988973141" calcext:value-type="float">
            <text:p>0.047249998897314</text:p>
          </table:table-cell>
          <table:table-cell office:value-type="float" office:value="0.987999975681305" calcext:value-type="float">
            <text:p>0.987999975681305</text:p>
          </table:table-cell>
          <table:table-cell office:value-type="float" office:value="0.644348084926605" calcext:value-type="float">
            <text:p>0.644348084926605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table:number-columns-repeated="3"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7:09:00 UTC 2017</text:p>
          </table:table-cell>
          <table:table-cell office:value-type="float" office:value="0" calcext:value-type="float">
            <text:p>0</text:p>
          </table:table-cell>
          <table:table-cell office:value-type="float" office:value="1081671680" calcext:value-type="float">
            <text:p>1081671680</text:p>
          </table:table-cell>
          <table:table-cell office:value-type="float" office:value="2920.51098632813" calcext:value-type="float">
            <text:p>2920.51098632813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6679168" calcext:value-type="float">
            <text:p>556679168</text:p>
          </table:table-cell>
          <table:table-cell office:value-type="float" office:value="45.7252235412598" calcext:value-type="float">
            <text:p>45.72522354125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1055360" calcext:value-type="float">
            <text:p>551055360</text:p>
          </table:table-cell>
          <table:table-cell office:value-type="float" office:value="483319808" calcext:value-type="float">
            <text:p>483319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9999969005585" calcext:value-type="float">
            <text:p>0.071999996900559</text:p>
          </table:table-cell>
          <table:table-cell office:value-type="float" office:value="0.0524999983608723" calcext:value-type="float">
            <text:p>0.052499998360872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989000022411346" calcext:value-type="float">
            <text:p>0.989000022411346</text:p>
          </table:table-cell>
          <table:table-cell office:value-type="float" office:value="0.643693447113037" calcext:value-type="float">
            <text:p>0.643693447113037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7:10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83392" calcext:value-type="float">
            <text:p>1082683392</text:p>
          </table:table-cell>
          <table:table-cell office:value-type="float" office:value="2920.51098632813" calcext:value-type="float">
            <text:p>2920.51098632813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57654016" calcext:value-type="float">
            <text:p>557654016</text:p>
          </table:table-cell>
          <table:table-cell office:value-type="float" office:value="46.9192619323731" calcext:value-type="float">
            <text:p>46.9192619323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071168" calcext:value-type="float">
            <text:p>552071168</text:p>
          </table:table-cell>
          <table:table-cell office:value-type="float" office:value="483229696" calcext:value-type="float">
            <text:p>483229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9999995827675" calcext:value-type="float">
            <text:p>0.076999999582768</text:p>
          </table:table-cell>
          <table:table-cell office:value-type="float" office:value="0.0537500008940697" calcext:value-type="float">
            <text:p>0.05375000089407</text:p>
          </table:table-cell>
          <table:table-cell office:value-type="float" office:value="0.0474999994039536" calcext:value-type="float">
            <text:p>0.047499999403954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643688082695007" calcext:value-type="float">
            <text:p>0.643688082695007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7" calcext:value-type="float">
            <text:p>337</text:p>
          </table:table-cell>
          <table:table-cell office:value-type="float" office:value="339" calcext:value-type="float">
            <text:p>339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7:11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87488" calcext:value-type="float">
            <text:p>1082687488</text:p>
          </table:table-cell>
          <table:table-cell office:value-type="float" office:value="2564.1044921875" calcext:value-type="float">
            <text:p>2564.104492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7867008" calcext:value-type="float">
            <text:p>557867008</text:p>
          </table:table-cell>
          <table:table-cell office:value-type="float" office:value="54.7533721923828" calcext:value-type="float">
            <text:p>54.7533721923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976960" calcext:value-type="float">
            <text:p>551976960</text:p>
          </table:table-cell>
          <table:table-cell office:value-type="float" office:value="483078144" calcext:value-type="float">
            <text:p>483078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0000001490116" calcext:value-type="float">
            <text:p>0.100000001490116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0457499995827675" calcext:value-type="float">
            <text:p>0.045749999582768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5994007587433" calcext:value-type="float">
            <text:p>0.64599400758743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338" calcext:value-type="float">
            <text:p>338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9" calcext:value-type="float">
            <text:p>339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7:12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75776" calcext:value-type="float">
            <text:p>1081675776</text:p>
          </table:table-cell>
          <table:table-cell office:value-type="float" office:value="2564.1044921875" calcext:value-type="float">
            <text:p>2564.104492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1.23846411705017" calcext:value-type="float">
            <text:p>1.23846411705017</text:p>
          </table:table-cell>
          <table:table-cell office:value-type="float" office:value="2" calcext:value-type="float">
            <text:p>2</text:p>
          </table:table-cell>
          <table:table-cell office:value-type="float" office:value="557514752" calcext:value-type="float">
            <text:p>557514752</text:p>
          </table:table-cell>
          <table:table-cell office:value-type="float" office:value="54.7533721923828" calcext:value-type="float">
            <text:p>54.7533721923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886848" calcext:value-type="float">
            <text:p>551886848</text:p>
          </table:table-cell>
          <table:table-cell office:value-type="float" office:value="482988032" calcext:value-type="float">
            <text:p>482988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515000000596047" calcext:value-type="float">
            <text:p>0.051500000059605</text:p>
          </table:table-cell>
          <table:table-cell office:value-type="float" office:value="0.987249970436096" calcext:value-type="float">
            <text:p>0.987249970436096</text:p>
          </table:table-cell>
          <table:table-cell office:value-type="float" office:value="0.646086931228638" calcext:value-type="float">
            <text:p>0.646086931228638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7" calcext:value-type="float">
            <text:p>337</text:p>
          </table:table-cell>
          <table:table-cell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7:13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87488" calcext:value-type="float">
            <text:p>1082687488</text:p>
          </table:table-cell>
          <table:table-cell office:value-type="float" office:value="2564.1044921875" calcext:value-type="float">
            <text:p>2564.104492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1.23846411705017" calcext:value-type="float">
            <text:p>1.23846411705017</text:p>
          </table:table-cell>
          <table:table-cell office:value-type="float" office:value="3" calcext:value-type="float">
            <text:p>3</text:p>
          </table:table-cell>
          <table:table-cell office:value-type="float" office:value="557514752" calcext:value-type="float">
            <text:p>557514752</text:p>
          </table:table-cell>
          <table:table-cell office:value-type="float" office:value="35.2583847045898" calcext:value-type="float">
            <text:p>35.2583847045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789120" calcext:value-type="float">
            <text:p>550789120</text:p>
          </table:table-cell>
          <table:table-cell office:value-type="float" office:value="482897920" calcext:value-type="float">
            <text:p>482897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2500017881393" calcext:value-type="float">
            <text:p>0.076250001788139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045499999076128" calcext:value-type="float">
            <text:p>0.045499999076128</text:p>
          </table:table-cell>
          <table:table-cell office:value-type="float" office:value="0.987249970436096" calcext:value-type="float">
            <text:p>0.987249970436096</text:p>
          </table:table-cell>
          <table:table-cell office:value-type="float" office:value="0.645951449871063" calcext:value-type="float">
            <text:p>0.64595144987106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6" calcext:value-type="float">
            <text:p>326</text:p>
          </table:table-cell>
          <table:table-cell table:number-columns-repeated="3"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office:value-type="float" office:value="326" calcext:value-type="float">
            <text:p>326</text:p>
          </table:table-cell>
          <table:table-cell office:value-type="float" office:value="336" calcext:value-type="float">
            <text:p>336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7:14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75776" calcext:value-type="float">
            <text:p>1081675776</text:p>
          </table:table-cell>
          <table:table-cell office:value-type="float" office:value="2564.1044921875" calcext:value-type="float">
            <text:p>2564.104492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1.23846411705017" calcext:value-type="float">
            <text:p>1.23846411705017</text:p>
          </table:table-cell>
          <table:table-cell office:value-type="float" office:value="2" calcext:value-type="float">
            <text:p>2</text:p>
          </table:table-cell>
          <table:table-cell office:value-type="float" office:value="557514752" calcext:value-type="float">
            <text:p>557514752</text:p>
          </table:table-cell>
          <table:table-cell office:value-type="float" office:value="40.502010345459" calcext:value-type="float">
            <text:p>40.502010345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706624" calcext:value-type="float">
            <text:p>551706624</text:p>
          </table:table-cell>
          <table:table-cell office:value-type="float" office:value="482803712" calcext:value-type="float">
            <text:p>482803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59999975562096" calcext:value-type="float">
            <text:p>0.07599999755621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3750190734863" calcext:value-type="float">
            <text:p>0.64375019073486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3"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7:15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87488" calcext:value-type="float">
            <text:p>1082687488</text:p>
          </table:table-cell>
          <table:table-cell office:value-type="float" office:value="2564.1044921875" calcext:value-type="float">
            <text:p>2564.104492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1.23846411705017" calcext:value-type="float">
            <text:p>1.23846411705017</text:p>
          </table:table-cell>
          <table:table-cell office:value-type="float" office:value="3" calcext:value-type="float">
            <text:p>3</text:p>
          </table:table-cell>
          <table:table-cell office:value-type="float" office:value="557604864" calcext:value-type="float">
            <text:p>557604864</text:p>
          </table:table-cell>
          <table:table-cell office:value-type="float" office:value="33.1590843200684" calcext:value-type="float">
            <text:p>33.1590843200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604800" calcext:value-type="float">
            <text:p>550604800</text:p>
          </table:table-cell>
          <table:table-cell office:value-type="float" office:value="482713600" calcext:value-type="float">
            <text:p>482713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5000026226044" calcext:value-type="float">
            <text:p>0.078500002622604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5988643169403" calcext:value-type="float">
            <text:p>0.64598864316940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338" calcext:value-type="float">
            <text:p>338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7:16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75776" calcext:value-type="float">
            <text:p>1081675776</text:p>
          </table:table-cell>
          <table:table-cell office:value-type="float" office:value="2564.1044921875" calcext:value-type="float">
            <text:p>2564.104492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7723648" calcext:value-type="float">
            <text:p>557723648</text:p>
          </table:table-cell>
          <table:table-cell office:value-type="float" office:value="33.1590843200684" calcext:value-type="float">
            <text:p>33.1590843200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518784" calcext:value-type="float">
            <text:p>550518784</text:p>
          </table:table-cell>
          <table:table-cell office:value-type="float" office:value="482623488" calcext:value-type="float">
            <text:p>482623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0527499988675118" calcext:value-type="float">
            <text:p>0.052749998867512</text:p>
          </table:table-cell>
          <table:table-cell office:value-type="float" office:value="0.0434999987483025" calcext:value-type="float">
            <text:p>0.043499998748303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3763899803162" calcext:value-type="float">
            <text:p>0.643763899803162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5" calcext:value-type="float">
            <text:p>335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Fri Jun 02 17:17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87488" calcext:value-type="float">
            <text:p>1082687488</text:p>
          </table:table-cell>
          <table:table-cell office:value-type="float" office:value="2564.1044921875" calcext:value-type="float">
            <text:p>2564.104492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7723648" calcext:value-type="float">
            <text:p>557723648</text:p>
          </table:table-cell>
          <table:table-cell office:value-type="float" office:value="47.9929428100586" calcext:value-type="float">
            <text:p>47.9929428100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436288" calcext:value-type="float">
            <text:p>551436288</text:p>
          </table:table-cell>
          <table:table-cell office:value-type="float" office:value="482533376" calcext:value-type="float">
            <text:p>482533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0000009536743" calcext:value-type="float">
            <text:p>0.074000000953674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0457499995827675" calcext:value-type="float">
            <text:p>0.045749999582768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64432168006897" calcext:value-type="float">
            <text:p>0.64432168006897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table:number-columns-repeated="4" office:value-type="float" office:value="335" calcext:value-type="float">
            <text:p>335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7:18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87488" calcext:value-type="float">
            <text:p>1082687488</text:p>
          </table:table-cell>
          <table:table-cell office:value-type="float" office:value="2575.98559570312" calcext:value-type="float">
            <text:p>2575.9855957031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7723648" calcext:value-type="float">
            <text:p>557723648</text:p>
          </table:table-cell>
          <table:table-cell office:value-type="float" office:value="35.4232635498047" calcext:value-type="float">
            <text:p>35.4232635498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346176" calcext:value-type="float">
            <text:p>551346176</text:p>
          </table:table-cell>
          <table:table-cell office:value-type="float" office:value="482439168" calcext:value-type="float">
            <text:p>482439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7500014305115" calcext:value-type="float">
            <text:p>0.079750001430512</text:p>
          </table:table-cell>
          <table:table-cell office:value-type="float" office:value="0.0474999994039536" calcext:value-type="float">
            <text:p>0.047499999403954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6091878414154" calcext:value-type="float">
            <text:p>0.646091878414154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7" calcext:value-type="float">
            <text:p>337</text:p>
          </table:table-cell>
          <table:table-cell office:value-type="float" office:value="331" calcext:value-type="float">
            <text:p>331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7:19:00 UTC 2017</text:p>
          </table:table-cell>
          <table:table-cell office:value-type="float" office:value="0" calcext:value-type="float">
            <text:p>0</text:p>
          </table:table-cell>
          <table:table-cell office:value-type="float" office:value="1081675776" calcext:value-type="float">
            <text:p>1081675776</text:p>
          </table:table-cell>
          <table:table-cell office:value-type="float" office:value="2575.98559570312" calcext:value-type="float">
            <text:p>2575.9855957031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7723648" calcext:value-type="float">
            <text:p>557723648</text:p>
          </table:table-cell>
          <table:table-cell office:value-type="float" office:value="35.4232635498047" calcext:value-type="float">
            <text:p>35.4232635498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244352" calcext:value-type="float">
            <text:p>550244352</text:p>
          </table:table-cell>
          <table:table-cell office:value-type="float" office:value="482349056" calcext:value-type="float">
            <text:p>482349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9999982118607" calcext:value-type="float">
            <text:p>0.079999998211861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64609432220459" calcext:value-type="float">
            <text:p>0.64609432220459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333" calcext:value-type="float">
            <text:p>333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8" calcext:value-type="float">
            <text:p>338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7:20:00 UTC 2017</text:p>
          </table:table-cell>
          <table:table-cell office:value-type="float" office:value="0" calcext:value-type="float">
            <text:p>0</text:p>
          </table:table-cell>
          <table:table-cell office:value-type="float" office:value="1081675776" calcext:value-type="float">
            <text:p>1081675776</text:p>
          </table:table-cell>
          <table:table-cell office:value-type="float" office:value="2417.14965820312" calcext:value-type="float">
            <text:p>2417.1496582031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.912083208560944" calcext:value-type="float">
            <text:p>0.912083208560944</text:p>
          </table:table-cell>
          <table:table-cell office:value-type="float" office:value="5" calcext:value-type="float">
            <text:p>5</text:p>
          </table:table-cell>
          <table:table-cell office:value-type="float" office:value="558514176" calcext:value-type="float">
            <text:p>558514176</text:p>
          </table:table-cell>
          <table:table-cell office:value-type="float" office:value="35.4232635498047" calcext:value-type="float">
            <text:p>35.4232635498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145472" calcext:value-type="float">
            <text:p>551145472</text:p>
          </table:table-cell>
          <table:table-cell office:value-type="float" office:value="482234368" calcext:value-type="float">
            <text:p>482234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0000016093254" calcext:value-type="float">
            <text:p>0.078000001609325</text:p>
          </table:table-cell>
          <table:table-cell office:value-type="float" office:value="0.050500001758337" calcext:value-type="float">
            <text:p>0.050500001758337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643829464912415" calcext:value-type="float">
            <text:p>0.643829464912415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8" calcext:value-type="float">
            <text:p>338</text:p>
          </table:table-cell>
          <table:table-cell office:value-type="float" office:value="334" calcext:value-type="float">
            <text:p>334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  <table:table-cell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office:value-type="float" office:value="330" calcext:value-type="float">
            <text:p>33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Fri Jun 02 17:21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87488" calcext:value-type="float">
            <text:p>1082687488</text:p>
          </table:table-cell>
          <table:table-cell office:value-type="float" office:value="2417.14965820312" calcext:value-type="float">
            <text:p>2417.1496582031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8641152" calcext:value-type="float">
            <text:p>558641152</text:p>
          </table:table-cell>
          <table:table-cell office:value-type="float" office:value="47.4184112548828" calcext:value-type="float">
            <text:p>47.4184112548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019072" calcext:value-type="float">
            <text:p>550019072</text:p>
          </table:table-cell>
          <table:table-cell office:value-type="float" office:value="482119680" calcext:value-type="float">
            <text:p>482119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3249996900558" calcext:value-type="float">
            <text:p>0.103249996900558</text:p>
          </table:table-cell>
          <table:table-cell office:value-type="float" office:value="0.0469999983906746" calcext:value-type="float">
            <text:p>0.046999998390675</text:p>
          </table:table-cell>
          <table:table-cell office:value-type="float" office:value="0.0425000004470348" calcext:value-type="float">
            <text:p>0.042500000447035</text:p>
          </table:table-cell>
          <table:table-cell office:value-type="float" office:value="0.991999983787537" calcext:value-type="float">
            <text:p>0.991999983787537</text:p>
          </table:table-cell>
          <table:table-cell office:value-type="float" office:value="0.64385050535202" calcext:value-type="float">
            <text:p>0.64385050535202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9" calcext:value-type="float">
            <text:p>339</text:p>
          </table:table-cell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office:value-type="float" office:value="339" calcext:value-type="float">
            <text:p>339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7:22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75776" calcext:value-type="float">
            <text:p>1081675776</text:p>
          </table:table-cell>
          <table:table-cell office:value-type="float" office:value="2417.14965820312" calcext:value-type="float">
            <text:p>2417.1496582031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8641152" calcext:value-type="float">
            <text:p>558641152</text:p>
          </table:table-cell>
          <table:table-cell office:value-type="float" office:value="47.4184112548828" calcext:value-type="float">
            <text:p>47.4184112548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904384" calcext:value-type="float">
            <text:p>549904384</text:p>
          </table:table-cell>
          <table:table-cell office:value-type="float" office:value="482004992" calcext:value-type="float">
            <text:p>482004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0515000000596047" calcext:value-type="float">
            <text:p>0.051500000059605</text:p>
          </table:table-cell>
          <table:table-cell office:value-type="float" office:value="0.0512499995529652" calcext:value-type="float">
            <text:p>0.051249999552965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643851459026337" calcext:value-type="float">
            <text:p>0.643851459026337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office:value-type="float" office:value="338" calcext:value-type="float">
            <text:p>338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39" calcext:value-type="float">
            <text:p>339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7:23:00 UTC 2017</text:p>
          </table:table-cell>
          <table:table-cell office:value-type="float" office:value="2" calcext:value-type="float">
            <text:p>2</text:p>
          </table:table-cell>
          <table:table-cell office:value-type="float" office:value="1082687488" calcext:value-type="float">
            <text:p>1082687488</text:p>
          </table:table-cell>
          <table:table-cell office:value-type="float" office:value="2417.14965820312" calcext:value-type="float">
            <text:p>2417.1496582031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8641152" calcext:value-type="float">
            <text:p>558641152</text:p>
          </table:table-cell>
          <table:table-cell office:value-type="float" office:value="44.0229797363281" calcext:value-type="float">
            <text:p>44.0229797363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785600" calcext:value-type="float">
            <text:p>549785600</text:p>
          </table:table-cell>
          <table:table-cell office:value-type="float" office:value="481890304" calcext:value-type="float">
            <text:p>481890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0450000017881393" calcext:value-type="float">
            <text:p>0.045000001788139</text:p>
          </table:table-cell>
          <table:table-cell office:value-type="float" office:value="0.0439999997615814" calcext:value-type="float">
            <text:p>0.043999999761581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350528717041" calcext:value-type="float">
            <text:p>0.64435052871704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7" calcext:value-type="float">
            <text:p>337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7:24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79872" calcext:value-type="float">
            <text:p>1081679872</text:p>
          </table:table-cell>
          <table:table-cell office:value-type="float" office:value="2417.14965820312" calcext:value-type="float">
            <text:p>2417.1496582031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8678016" calcext:value-type="float">
            <text:p>558678016</text:p>
          </table:table-cell>
          <table:table-cell office:value-type="float" office:value="44.0229797363281" calcext:value-type="float">
            <text:p>44.0229797363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670912" calcext:value-type="float">
            <text:p>549670912</text:p>
          </table:table-cell>
          <table:table-cell office:value-type="float" office:value="481771520" calcext:value-type="float">
            <text:p>481771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5000033378601" calcext:value-type="float">
            <text:p>0.07150000333786</text:p>
          </table:table-cell>
          <table:table-cell office:value-type="float" office:value="0.050500001758337" calcext:value-type="float">
            <text:p>0.050500001758337</text:p>
          </table:table-cell>
          <table:table-cell office:value-type="float" office:value="0.0467500016093254" calcext:value-type="float">
            <text:p>0.046750001609325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6182358264923" calcext:value-type="float">
            <text:p>0.64618235826492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8" calcext:value-type="float">
            <text:p>338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Fri Jun 02 17:25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83968" calcext:value-type="float">
            <text:p>1081683968</text:p>
          </table:table-cell>
          <table:table-cell office:value-type="float" office:value="3058.70727539062" calcext:value-type="float">
            <text:p>3058.7072753906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8768128" calcext:value-type="float">
            <text:p>558768128</text:p>
          </table:table-cell>
          <table:table-cell office:value-type="float" office:value="44.0229797363281" calcext:value-type="float">
            <text:p>44.0229797363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552128" calcext:value-type="float">
            <text:p>549552128</text:p>
          </table:table-cell>
          <table:table-cell office:value-type="float" office:value="481656832" calcext:value-type="float">
            <text:p>4816568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769999995827675" calcext:value-type="float">
            <text:p>0.076999999582768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988250017166138" calcext:value-type="float">
            <text:p>0.988250017166138</text:p>
          </table:table-cell>
          <table:table-cell office:value-type="float" office:value="0.646079123020172" calcext:value-type="float">
            <text:p>0.646079123020172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7:26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95680" calcext:value-type="float">
            <text:p>1082695680</text:p>
          </table:table-cell>
          <table:table-cell office:value-type="float" office:value="3058.70727539062" calcext:value-type="float">
            <text:p>3058.7072753906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8903296" calcext:value-type="float">
            <text:p>558903296</text:p>
          </table:table-cell>
          <table:table-cell office:value-type="float" office:value="44.0229797363281" calcext:value-type="float">
            <text:p>44.0229797363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437440" calcext:value-type="float">
            <text:p>549437440</text:p>
          </table:table-cell>
          <table:table-cell office:value-type="float" office:value="481542144" calcext:value-type="float">
            <text:p>481542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000003695488" calcext:value-type="float">
            <text:p>0.068000003695488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445000007748604" calcext:value-type="float">
            <text:p>0.04450000077486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643904328346252" calcext:value-type="float">
            <text:p>0.643904328346252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7:27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95680" calcext:value-type="float">
            <text:p>1082695680</text:p>
          </table:table-cell>
          <table:table-cell office:value-type="float" office:value="2308.89990234375" calcext:value-type="float">
            <text:p>2308.899902343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8903296" calcext:value-type="float">
            <text:p>558903296</text:p>
          </table:table-cell>
          <table:table-cell office:value-type="float" office:value="44.0229797363281" calcext:value-type="float">
            <text:p>44.02297973632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0375424" calcext:value-type="float">
            <text:p>550375424</text:p>
          </table:table-cell>
          <table:table-cell office:value-type="float" office:value="481427456" calcext:value-type="float">
            <text:p>481427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52499997615814" calcext:value-type="float">
            <text:p>0.075249999761581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98675000667572" calcext:value-type="float">
            <text:p>0.98675000667572</text:p>
          </table:table-cell>
          <table:table-cell office:value-type="float" office:value="0.643999755382538" calcext:value-type="float">
            <text:p>0.643999755382538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7:28:00 UTC 2017</text:p>
          </table:table-cell>
          <table:table-cell office:value-type="float" office:value="0" calcext:value-type="float">
            <text:p>0</text:p>
          </table:table-cell>
          <table:table-cell office:value-type="float" office:value="1082695680" calcext:value-type="float">
            <text:p>1082695680</text:p>
          </table:table-cell>
          <table:table-cell office:value-type="float" office:value="2552.900390625" calcext:value-type="float">
            <text:p>2552.9003906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8903296" calcext:value-type="float">
            <text:p>558903296</text:p>
          </table:table-cell>
          <table:table-cell office:value-type="float" office:value="44.0229797363281" calcext:value-type="float">
            <text:p>44.02297973632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9249024" calcext:value-type="float">
            <text:p>549249024</text:p>
          </table:table-cell>
          <table:table-cell office:value-type="float" office:value="481308672" calcext:value-type="float">
            <text:p>481308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0000022649765" calcext:value-type="float">
            <text:p>0.082000002264977</text:p>
          </table:table-cell>
          <table:table-cell office:value-type="float" office:value="0.0469999983906746" calcext:value-type="float">
            <text:p>0.046999998390675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4000709056854" calcext:value-type="float">
            <text:p>0.644000709056854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table:number-columns-repeated="3"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7:29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83968" calcext:value-type="float">
            <text:p>1081683968</text:p>
          </table:table-cell>
          <table:table-cell office:value-type="float" office:value="2552.900390625" calcext:value-type="float">
            <text:p>2552.9003906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2601984" calcext:value-type="float">
            <text:p>562601984</text:p>
          </table:table-cell>
          <table:table-cell office:value-type="float" office:value="63.0719184875488" calcext:value-type="float">
            <text:p>63.0719184875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138432" calcext:value-type="float">
            <text:p>549138432</text:p>
          </table:table-cell>
          <table:table-cell office:value-type="float" office:value="481189888" calcext:value-type="float">
            <text:p>481189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665000006556511" calcext:value-type="float">
            <text:p>0.066500000655651</text:p>
          </table:table-cell>
          <table:table-cell office:value-type="float" office:value="0.0562499985098839" calcext:value-type="float">
            <text:p>0.056249998509884</text:p>
          </table:table-cell>
          <table:table-cell office:value-type="float" office:value="0.0402499996125698" calcext:value-type="float">
            <text:p>0.04024999961257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017815589905" calcext:value-type="float">
            <text:p>0.644017815589905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table:number-columns-repeated="4"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7:30:00 UTC 2017</text:p>
          </table:table-cell>
          <table:table-cell office:value-type="float" office:value="0" calcext:value-type="float">
            <text:p>0</text:p>
          </table:table-cell>
          <table:table-cell office:value-type="float" office:value="1082703872" calcext:value-type="float">
            <text:p>1082703872</text:p>
          </table:table-cell>
          <table:table-cell office:value-type="float" office:value="2552.900390625" calcext:value-type="float">
            <text:p>2552.9003906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62696192" calcext:value-type="float">
            <text:p>562696192</text:p>
          </table:table-cell>
          <table:table-cell office:value-type="float" office:value="63.0719184875488" calcext:value-type="float">
            <text:p>63.0719184875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039552" calcext:value-type="float">
            <text:p>550039552</text:p>
          </table:table-cell>
          <table:table-cell office:value-type="float" office:value="481083392" calcext:value-type="float">
            <text:p>481083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740000009536743" calcext:value-type="float">
            <text:p>0.074000000953674</text:p>
          </table:table-cell>
          <table:table-cell office:value-type="float" office:value="0.0442500002682209" calcext:value-type="float">
            <text:p>0.044250000268221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036889076233" calcext:value-type="float">
            <text:p>0.64403688907623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3" calcext:value-type="float">
            <text:p>333</text:p>
          </table:table-cell>
          <table:table-cell table:number-columns-repeated="2" office:value-type="float" office:value="336" calcext:value-type="float">
            <text:p>336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334" calcext:value-type="float">
            <text:p>334</text:p>
          </table:table-cell>
          <table:table-cell table:number-columns-repeated="3"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7:31:00 UTC 2017</text:p>
          </table:table-cell>
          <table:table-cell office:value-type="float" office:value="0" calcext:value-type="float">
            <text:p>0</text:p>
          </table:table-cell>
          <table:table-cell office:value-type="float" office:value="1081692160" calcext:value-type="float">
            <text:p>1081692160</text:p>
          </table:table-cell>
          <table:table-cell office:value-type="float" office:value="2552.900390625" calcext:value-type="float">
            <text:p>2552.9003906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2819072" calcext:value-type="float">
            <text:p>562819072</text:p>
          </table:table-cell>
          <table:table-cell office:value-type="float" office:value="63.0719184875488" calcext:value-type="float">
            <text:p>63.07191848754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8913152" calcext:value-type="float">
            <text:p>548913152</text:p>
          </table:table-cell>
          <table:table-cell office:value-type="float" office:value="481009664" calcext:value-type="float">
            <text:p>481009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949999988079071" calcext:value-type="float">
            <text:p>0.094999998807907</text:p>
          </table:table-cell>
          <table:table-cell table:number-columns-repeated="2" office:value-type="float" office:value="0.0500000007450581" calcext:value-type="float">
            <text:p>0.050000000745058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059896469116" calcext:value-type="float">
            <text:p>0.644059896469116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7:32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92160" calcext:value-type="float">
            <text:p>1081692160</text:p>
          </table:table-cell>
          <table:table-cell office:value-type="float" office:value="2694.201171875" calcext:value-type="float">
            <text:p>2694.20117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2827264" calcext:value-type="float">
            <text:p>562827264</text:p>
          </table:table-cell>
          <table:table-cell office:value-type="float" office:value="49.6785163879395" calcext:value-type="float">
            <text:p>49.6785163879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810176" calcext:value-type="float">
            <text:p>549810176</text:p>
          </table:table-cell>
          <table:table-cell office:value-type="float" office:value="480899072" calcext:value-type="float">
            <text:p>480899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0462500005960465" calcext:value-type="float">
            <text:p>0.046250000596047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645873665809631" calcext:value-type="float">
            <text:p>0.64587366580963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337" calcext:value-type="float">
            <text:p>337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Fri Jun 02 17:33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96256" calcext:value-type="float">
            <text:p>1081696256</text:p>
          </table:table-cell>
          <table:table-cell office:value-type="float" office:value="3192.92578125" calcext:value-type="float">
            <text:p>3192.925781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2827264" calcext:value-type="float">
            <text:p>562827264</text:p>
          </table:table-cell>
          <table:table-cell office:value-type="float" office:value="45.3354644775391" calcext:value-type="float">
            <text:p>45.33546447753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8683776" calcext:value-type="float">
            <text:p>548683776</text:p>
          </table:table-cell>
          <table:table-cell office:value-type="float" office:value="480784384" calcext:value-type="float">
            <text:p>480784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839999988675118" calcext:value-type="float">
            <text:p>0.083999998867512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0427500009536743" calcext:value-type="float">
            <text:p>0.042750000953674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0349817276" calcext:value-type="float">
            <text:p>0.6440349817276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7:34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96256" calcext:value-type="float">
            <text:p>1081696256</text:p>
          </table:table-cell>
          <table:table-cell office:value-type="float" office:value="2442.64770507812" calcext:value-type="float">
            <text:p>2442.6477050781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2827264" calcext:value-type="float">
            <text:p>562827264</text:p>
          </table:table-cell>
          <table:table-cell office:value-type="float" office:value="45.3354644775391" calcext:value-type="float">
            <text:p>45.3354644775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576704" calcext:value-type="float">
            <text:p>549576704</text:p>
          </table:table-cell>
          <table:table-cell office:value-type="float" office:value="480669696" calcext:value-type="float">
            <text:p>480669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0515000000596047" calcext:value-type="float">
            <text:p>0.051500000059605</text:p>
          </table:table-cell>
          <table:table-cell office:value-type="float" office:value="0.0527499988675118" calcext:value-type="float">
            <text:p>0.052749998867512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644056499004364" calcext:value-type="float">
            <text:p>0.644056499004364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330" calcext:value-type="float">
            <text:p>330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7:35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707968" calcext:value-type="float">
            <text:p>1082707968</text:p>
          </table:table-cell>
          <table:table-cell office:value-type="float" office:value="2442.64770507812" calcext:value-type="float">
            <text:p>2442.6477050781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2917376" calcext:value-type="float">
            <text:p>562917376</text:p>
          </table:table-cell>
          <table:table-cell office:value-type="float" office:value="34.7489395141602" calcext:value-type="float">
            <text:p>34.7489395141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462016" calcext:value-type="float">
            <text:p>549462016</text:p>
          </table:table-cell>
          <table:table-cell office:value-type="float" office:value="480669696" calcext:value-type="float">
            <text:p>480669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0457499995827675" calcext:value-type="float">
            <text:p>0.045749999582768</text:p>
          </table:table-cell>
          <table:table-cell office:value-type="float" office:value="0.0434999987483025" calcext:value-type="float">
            <text:p>0.043499998748303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085824489594" calcext:value-type="float">
            <text:p>0.644085824489594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6" calcext:value-type="float">
            <text:p>336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7:36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707968" calcext:value-type="float">
            <text:p>1082707968</text:p>
          </table:table-cell>
          <table:table-cell office:value-type="float" office:value="2514.75952148437" calcext:value-type="float">
            <text:p>2514.75952148437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3036160" calcext:value-type="float">
            <text:p>563036160</text:p>
          </table:table-cell>
          <table:table-cell office:value-type="float" office:value="86.5118560791016" calcext:value-type="float">
            <text:p>86.511856079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331520" calcext:value-type="float">
            <text:p>548331520</text:p>
          </table:table-cell>
          <table:table-cell office:value-type="float" office:value="480493568" calcext:value-type="float">
            <text:p>480493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050500001758337" calcext:value-type="float">
            <text:p>0.050500001758337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644085347652435" calcext:value-type="float">
            <text:p>0.644085347652435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7:37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707968" calcext:value-type="float">
            <text:p>1082707968</text:p>
          </table:table-cell>
          <table:table-cell office:value-type="float" office:value="2338.96142578125" calcext:value-type="float">
            <text:p>2338.961425781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3036160" calcext:value-type="float">
            <text:p>563036160</text:p>
          </table:table-cell>
          <table:table-cell office:value-type="float" office:value="86.5118560791016" calcext:value-type="float">
            <text:p>86.511856079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216832" calcext:value-type="float">
            <text:p>548216832</text:p>
          </table:table-cell>
          <table:table-cell office:value-type="float" office:value="480378880" calcext:value-type="float">
            <text:p>480378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5000005960465" calcext:value-type="float">
            <text:p>0.077500000596047</text:p>
          </table:table-cell>
          <table:table-cell office:value-type="float" office:value="0.0522500015795231" calcext:value-type="float">
            <text:p>0.052250001579523</text:p>
          </table:table-cell>
          <table:table-cell office:value-type="float" office:value="0.0439999997615814" calcext:value-type="float">
            <text:p>0.043999999761581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4101977348328" calcext:value-type="float">
            <text:p>0.644101977348328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office:value-type="float" office:value="333" calcext:value-type="float">
            <text:p>333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7:38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707968" calcext:value-type="float">
            <text:p>1082707968</text:p>
          </table:table-cell>
          <table:table-cell office:value-type="float" office:value="3283.576171875" calcext:value-type="float">
            <text:p>3283.57617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63036160" calcext:value-type="float">
            <text:p>563036160</text:p>
          </table:table-cell>
          <table:table-cell office:value-type="float" office:value="35.1462020874023" calcext:value-type="float">
            <text:p>35.1462020874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113856" calcext:value-type="float">
            <text:p>549113856</text:p>
          </table:table-cell>
          <table:table-cell office:value-type="float" office:value="480260096" calcext:value-type="float">
            <text:p>480260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2499963641167" calcext:value-type="float">
            <text:p>0.077249996364117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0497500002384186" calcext:value-type="float">
            <text:p>0.049750000238419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4566297531128" calcext:value-type="float">
            <text:p>0.644566297531128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3" calcext:value-type="float">
            <text:p>333</text:p>
          </table:table-cell>
          <table:table-cell table:number-columns-repeated="2" office:value-type="float" office:value="336" calcext:value-type="float">
            <text:p>336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7:39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707968" calcext:value-type="float">
            <text:p>1082707968</text:p>
          </table:table-cell>
          <table:table-cell office:value-type="float" office:value="2457.77368164062" calcext:value-type="float">
            <text:p>2457.7736816406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3036160" calcext:value-type="float">
            <text:p>563036160</text:p>
          </table:table-cell>
          <table:table-cell office:value-type="float" office:value="35.8194122314453" calcext:value-type="float">
            <text:p>35.81941223144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8102144" calcext:value-type="float">
            <text:p>548102144</text:p>
          </table:table-cell>
          <table:table-cell office:value-type="float" office:value="480149504" calcext:value-type="float">
            <text:p>480149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0.0540000014007092" calcext:value-type="float">
            <text:p>0.054000001400709</text:p>
          </table:table-cell>
          <table:table-cell office:value-type="float" office:value="0.0445000007748604" calcext:value-type="float">
            <text:p>0.04450000077486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120573997498" calcext:value-type="float">
            <text:p>0.644120573997498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table:number-columns-repeated="3"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Fri Jun 02 17:40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707968" calcext:value-type="float">
            <text:p>1082707968</text:p>
          </table:table-cell>
          <table:table-cell office:value-type="float" office:value="2699.23608398437" calcext:value-type="float">
            <text:p>2699.23608398437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63134464" calcext:value-type="float">
            <text:p>563134464</text:p>
          </table:table-cell>
          <table:table-cell office:value-type="float" office:value="40.3186912536621" calcext:value-type="float">
            <text:p>40.3186912536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999168" calcext:value-type="float">
            <text:p>548999168</text:p>
          </table:table-cell>
          <table:table-cell office:value-type="float" office:value="480038912" calcext:value-type="float">
            <text:p>480038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4999985694885" calcext:value-type="float">
            <text:p>0.076499998569489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98675000667572" calcext:value-type="float">
            <text:p>0.98675000667572</text:p>
          </table:table-cell>
          <table:table-cell office:value-type="float" office:value="0.645272791385651" calcext:value-type="float">
            <text:p>0.64527279138565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7:41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707968" calcext:value-type="float">
            <text:p>1082707968</text:p>
          </table:table-cell>
          <table:table-cell office:value-type="float" office:value="3130.9375" calcext:value-type="float">
            <text:p>3130.93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63306496" calcext:value-type="float">
            <text:p>563306496</text:p>
          </table:table-cell>
          <table:table-cell office:value-type="float" office:value="40.3186912536621" calcext:value-type="float">
            <text:p>40.3186912536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7872768" calcext:value-type="float">
            <text:p>547872768</text:p>
          </table:table-cell>
          <table:table-cell office:value-type="float" office:value="479924224" calcext:value-type="float">
            <text:p>479924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5000032186508" calcext:value-type="float">
            <text:p>0.093500003218651</text:p>
          </table:table-cell>
          <table:table-cell office:value-type="float" office:value="0.050500001758337" calcext:value-type="float">
            <text:p>0.050500001758337</text:p>
          </table:table-cell>
          <table:table-cell office:value-type="float" office:value="0.0462500005960465" calcext:value-type="float">
            <text:p>0.046250000596047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644156277179718" calcext:value-type="float">
            <text:p>0.644156277179718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table:number-columns-repeated="3"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7:42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707968" calcext:value-type="float">
            <text:p>1082707968</text:p>
          </table:table-cell>
          <table:table-cell office:value-type="float" office:value="2566.68041992187" calcext:value-type="float">
            <text:p>2566.68041992187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3306496" calcext:value-type="float">
            <text:p>563306496</text:p>
          </table:table-cell>
          <table:table-cell office:value-type="float" office:value="40.3186912536621" calcext:value-type="float">
            <text:p>40.31869125366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47790848" calcext:value-type="float">
            <text:p>547790848</text:p>
          </table:table-cell>
          <table:table-cell office:value-type="float" office:value="479809536" calcext:value-type="float">
            <text:p>479809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0000023245812" calcext:value-type="float">
            <text:p>0.071000002324581</text:p>
          </table:table-cell>
          <table:table-cell office:value-type="float" office:value="0.0592500008642674" calcext:value-type="float">
            <text:p>0.059250000864267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161701202393" calcext:value-type="float">
            <text:p>0.64416170120239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7:43:00 UTC 2017</text:p>
          </table:table-cell>
          <table:table-cell office:value-type="float" office:value="0" calcext:value-type="float">
            <text:p>0</text:p>
          </table:table-cell>
          <table:table-cell office:value-type="float" office:value="1082707968" calcext:value-type="float">
            <text:p>1082707968</text:p>
          </table:table-cell>
          <table:table-cell office:value-type="float" office:value="2967.17919921875" calcext:value-type="float">
            <text:p>2967.1791992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3306496" calcext:value-type="float">
            <text:p>563306496</text:p>
          </table:table-cell>
          <table:table-cell office:value-type="float" office:value="45.6450881958008" calcext:value-type="float">
            <text:p>45.64508819580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47676160" calcext:value-type="float">
            <text:p>547676160</text:p>
          </table:table-cell>
          <table:table-cell office:value-type="float" office:value="479748096" calcext:value-type="float">
            <text:p>479748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2500004172325" calcext:value-type="float">
            <text:p>0.079250000417233</text:p>
          </table:table-cell>
          <table:table-cell office:value-type="float" office:value="0.045499999076128" calcext:value-type="float">
            <text:p>0.045499999076128</text:p>
          </table:table-cell>
          <table:table-cell office:value-type="float" office:value="0.0450000017881393" calcext:value-type="float">
            <text:p>0.045000001788139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164621829987" calcext:value-type="float">
            <text:p>0.644164621829987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7:44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96256" calcext:value-type="float">
            <text:p>1081696256</text:p>
          </table:table-cell>
          <table:table-cell office:value-type="float" office:value="2967.17919921875" calcext:value-type="float">
            <text:p>2967.1791992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3306496" calcext:value-type="float">
            <text:p>563306496</text:p>
          </table:table-cell>
          <table:table-cell office:value-type="float" office:value="66.8173522949219" calcext:value-type="float">
            <text:p>66.8173522949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573184" calcext:value-type="float">
            <text:p>548573184</text:p>
          </table:table-cell>
          <table:table-cell office:value-type="float" office:value="479633408" calcext:value-type="float">
            <text:p>479633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4999999403954" calcext:value-type="float">
            <text:p>0.073499999940395</text:p>
          </table:table-cell>
          <table:table-cell office:value-type="float" office:value="0.0562499985098839" calcext:value-type="float">
            <text:p>0.056249998509884</text:p>
          </table:table-cell>
          <table:table-cell office:value-type="float" office:value="0.0515000000596047" calcext:value-type="float">
            <text:p>0.051500000059605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644190549850464" calcext:value-type="float">
            <text:p>0.644190549850464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7:45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707968" calcext:value-type="float">
            <text:p>1082707968</text:p>
          </table:table-cell>
          <table:table-cell office:value-type="float" office:value="2967.17919921875" calcext:value-type="float">
            <text:p>2967.1791992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3396608" calcext:value-type="float">
            <text:p>563396608</text:p>
          </table:table-cell>
          <table:table-cell office:value-type="float" office:value="31.7128467559814" calcext:value-type="float">
            <text:p>31.7128467559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458496" calcext:value-type="float">
            <text:p>548458496</text:p>
          </table:table-cell>
          <table:table-cell office:value-type="float" office:value="479518720" calcext:value-type="float">
            <text:p>479518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5000026226044" calcext:value-type="float">
            <text:p>0.078500002622604</text:p>
          </table:table-cell>
          <table:table-cell office:value-type="float" office:value="0.0467500016093254" calcext:value-type="float">
            <text:p>0.046750001609325</text:p>
          </table:table-cell>
          <table:table-cell office:value-type="float" office:value="0.0445000007748604" calcext:value-type="float">
            <text:p>0.04450000077486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22869682312" calcext:value-type="float">
            <text:p>0.64422869682312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office:value-type="float" office:value="338" calcext:value-type="float">
            <text:p>338</text:p>
          </table:table-cell>
          <table:table-cell office:value-type="float" office:value="336" calcext:value-type="float">
            <text:p>336</text:p>
          </table:table-cell>
          <table:table-cell office:value-type="float" office:value="339" calcext:value-type="float">
            <text:p>339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7:46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96256" calcext:value-type="float">
            <text:p>1081696256</text:p>
          </table:table-cell>
          <table:table-cell office:value-type="float" office:value="2967.17919921875" calcext:value-type="float">
            <text:p>2967.1791992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3527680" calcext:value-type="float">
            <text:p>563527680</text:p>
          </table:table-cell>
          <table:table-cell office:value-type="float" office:value="31.7128467559814" calcext:value-type="float">
            <text:p>31.7128467559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7328000" calcext:value-type="float">
            <text:p>547328000</text:p>
          </table:table-cell>
          <table:table-cell office:value-type="float" office:value="479404032" calcext:value-type="float">
            <text:p>479404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0.0527499988675118" calcext:value-type="float">
            <text:p>0.052749998867512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5172536373138" calcext:value-type="float">
            <text:p>0.645172536373138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3" calcext:value-type="float">
            <text:p>333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7:47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96256" calcext:value-type="float">
            <text:p>1081696256</text:p>
          </table:table-cell>
          <table:table-cell office:value-type="float" office:value="2464.3603515625" calcext:value-type="float">
            <text:p>2464.36035156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3527680" calcext:value-type="float">
            <text:p>563527680</text:p>
          </table:table-cell>
          <table:table-cell office:value-type="float" office:value="31.7128467559814" calcext:value-type="float">
            <text:p>31.7128467559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7213312" calcext:value-type="float">
            <text:p>547213312</text:p>
          </table:table-cell>
          <table:table-cell office:value-type="float" office:value="479285248" calcext:value-type="float">
            <text:p>479285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2500011324883" calcext:value-type="float">
            <text:p>0.072250001132488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6536588668823" calcext:value-type="float">
            <text:p>0.64653658866882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33" calcext:value-type="float">
            <text:p>333</text:p>
          </table:table-cell>
          <table:table-cell office:value-type="float" office:value="338" calcext:value-type="float">
            <text:p>338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7:48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96256" calcext:value-type="float">
            <text:p>1081696256</text:p>
          </table:table-cell>
          <table:table-cell office:value-type="float" office:value="2681.81005859375" calcext:value-type="float">
            <text:p>2681.810058593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3527680" calcext:value-type="float">
            <text:p>563527680</text:p>
          </table:table-cell>
          <table:table-cell office:value-type="float" office:value="31.7128467559814" calcext:value-type="float">
            <text:p>31.71284675598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47115008" calcext:value-type="float">
            <text:p>547115008</text:p>
          </table:table-cell>
          <table:table-cell office:value-type="float" office:value="479186944" calcext:value-type="float">
            <text:p>479186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000003695488" calcext:value-type="float">
            <text:p>0.068000003695488</text:p>
          </table:table-cell>
          <table:table-cell office:value-type="float" office:value="0.0472499988973141" calcext:value-type="float">
            <text:p>0.047249998897314</text:p>
          </table:table-cell>
          <table:table-cell office:value-type="float" office:value="0.0450000017881393" calcext:value-type="float">
            <text:p>0.045000001788139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262969493866" calcext:value-type="float">
            <text:p>0.644262969493866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7:49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704448" calcext:value-type="float">
            <text:p>1081704448</text:p>
          </table:table-cell>
          <table:table-cell office:value-type="float" office:value="3076.724609375" calcext:value-type="float">
            <text:p>3076.7246093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3527680" calcext:value-type="float">
            <text:p>563527680</text:p>
          </table:table-cell>
          <table:table-cell office:value-type="float" office:value="31.7128467559814" calcext:value-type="float">
            <text:p>31.7128467559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012032" calcext:value-type="float">
            <text:p>548012032</text:p>
          </table:table-cell>
          <table:table-cell office:value-type="float" office:value="479072256" calcext:value-type="float">
            <text:p>479072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5000032782555" calcext:value-type="float">
            <text:p>0.082500003278256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4305527210236" calcext:value-type="float">
            <text:p>0.644305527210236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Fri Jun 02 17:50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704448" calcext:value-type="float">
            <text:p>1081704448</text:p>
          </table:table-cell>
          <table:table-cell office:value-type="float" office:value="2712.6982421875" calcext:value-type="float">
            <text:p>2712.698242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3621888" calcext:value-type="float">
            <text:p>563621888</text:p>
          </table:table-cell>
          <table:table-cell office:value-type="float" office:value="31.7128467559814" calcext:value-type="float">
            <text:p>31.7128467559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885632" calcext:value-type="float">
            <text:p>546885632</text:p>
          </table:table-cell>
          <table:table-cell office:value-type="float" office:value="478953472" calcext:value-type="float">
            <text:p>478953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9999976158142" calcext:value-type="float">
            <text:p>0.064999997615814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0469999983906746" calcext:value-type="float">
            <text:p>0.046999998390675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4306480884552" calcext:value-type="float">
            <text:p>0.644306480884552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9" calcext:value-type="float">
            <text:p>339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7:51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716160" calcext:value-type="float">
            <text:p>1082716160</text:p>
          </table:table-cell>
          <table:table-cell office:value-type="float" office:value="2712.6982421875" calcext:value-type="float">
            <text:p>2712.698242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3740672" calcext:value-type="float">
            <text:p>563740672</text:p>
          </table:table-cell>
          <table:table-cell office:value-type="float" office:value="31.7128467559814" calcext:value-type="float">
            <text:p>31.71284675598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47782656" calcext:value-type="float">
            <text:p>547782656</text:p>
          </table:table-cell>
          <table:table-cell office:value-type="float" office:value="478838784" calcext:value-type="float">
            <text:p>478838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0249998271465" calcext:value-type="float">
            <text:p>0.100249998271465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0469999983906746" calcext:value-type="float">
            <text:p>0.046999998390675</text:p>
          </table:table-cell>
          <table:table-cell office:value-type="float" office:value="0.983500003814697" calcext:value-type="float">
            <text:p>0.983500003814697</text:p>
          </table:table-cell>
          <table:table-cell office:value-type="float" office:value="0.644326090812683" calcext:value-type="float">
            <text:p>0.64432609081268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7:52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716160" calcext:value-type="float">
            <text:p>1082716160</text:p>
          </table:table-cell>
          <table:table-cell office:value-type="float" office:value="2622.41796875" calcext:value-type="float">
            <text:p>2622.41796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3740672" calcext:value-type="float">
            <text:p>563740672</text:p>
          </table:table-cell>
          <table:table-cell office:value-type="float" office:value="31.7128467559814" calcext:value-type="float">
            <text:p>31.71284675598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6656256" calcext:value-type="float">
            <text:p>546656256</text:p>
          </table:table-cell>
          <table:table-cell office:value-type="float" office:value="478720000" calcext:value-type="float">
            <text:p>4787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2500031590462" calcext:value-type="float">
            <text:p>0.073250003159046</text:p>
          </table:table-cell>
          <table:table-cell office:value-type="float" office:value="0.0542499981820583" calcext:value-type="float">
            <text:p>0.054249998182058</text:p>
          </table:table-cell>
          <table:table-cell office:value-type="float" office:value="0.0445000007748604" calcext:value-type="float">
            <text:p>0.04450000077486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4291341304779" calcext:value-type="float">
            <text:p>0.644291341304779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334" calcext:value-type="float">
            <text:p>334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17:53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704448" calcext:value-type="float">
            <text:p>1081704448</text:p>
          </table:table-cell>
          <table:table-cell office:value-type="float" office:value="2622.41796875" calcext:value-type="float">
            <text:p>2622.41796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3740672" calcext:value-type="float">
            <text:p>563740672</text:p>
          </table:table-cell>
          <table:table-cell office:value-type="float" office:value="44.6105155944824" calcext:value-type="float">
            <text:p>44.61051559448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6541568" calcext:value-type="float">
            <text:p>546541568</text:p>
          </table:table-cell>
          <table:table-cell office:value-type="float" office:value="478601216" calcext:value-type="float">
            <text:p>478601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752499997615814" calcext:value-type="float">
            <text:p>0.075249999761581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0465000011026859" calcext:value-type="float">
            <text:p>0.046500001102686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219875335693" calcext:value-type="float">
            <text:p>0.64421987533569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7:54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704448" calcext:value-type="float">
            <text:p>1081704448</text:p>
          </table:table-cell>
          <table:table-cell office:value-type="float" office:value="2332.25610351562" calcext:value-type="float">
            <text:p>2332.2561035156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3744768" calcext:value-type="float">
            <text:p>563744768</text:p>
          </table:table-cell>
          <table:table-cell office:value-type="float" office:value="35.4290390014648" calcext:value-type="float">
            <text:p>35.4290390014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7438592" calcext:value-type="float">
            <text:p>547438592</text:p>
          </table:table-cell>
          <table:table-cell office:value-type="float" office:value="478486528" calcext:value-type="float">
            <text:p>4784865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0442500002682209" calcext:value-type="float">
            <text:p>0.044250000268221</text:p>
          </table:table-cell>
          <table:table-cell office:value-type="float" office:value="0.0520000010728836" calcext:value-type="float">
            <text:p>0.052000001072884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318222999573" calcext:value-type="float">
            <text:p>0.64431822299957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9" calcext:value-type="float">
            <text:p>339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7:55:00 UTC 2017</text:p>
          </table:table-cell>
          <table:table-cell office:value-type="float" office:value="0" calcext:value-type="float">
            <text:p>0</text:p>
          </table:table-cell>
          <table:table-cell office:value-type="float" office:value="1081704448" calcext:value-type="float">
            <text:p>1081704448</text:p>
          </table:table-cell>
          <table:table-cell office:value-type="float" office:value="3207.35034179688" calcext:value-type="float">
            <text:p>3207.35034179688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3834880" calcext:value-type="float">
            <text:p>563834880</text:p>
          </table:table-cell>
          <table:table-cell office:value-type="float" office:value="35.4290390014648" calcext:value-type="float">
            <text:p>35.4290390014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08096" calcext:value-type="float">
            <text:p>546308096</text:p>
          </table:table-cell>
          <table:table-cell office:value-type="float" office:value="478367744" calcext:value-type="float">
            <text:p>4783677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0.0544999986886978" calcext:value-type="float">
            <text:p>0.054499998688698</text:p>
          </table:table-cell>
          <table:table-cell office:value-type="float" office:value="0.0467500016093254" calcext:value-type="float">
            <text:p>0.046750001609325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328057765961" calcext:value-type="float">
            <text:p>0.64432805776596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table:number-columns-repeated="3" office:value-type="float" office:value="334" calcext:value-type="float">
            <text:p>334</text:p>
          </table:table-cell>
          <table:table-cell office:value-type="float" office:value="339" calcext:value-type="float">
            <text:p>339</text:p>
          </table:table-cell>
          <table:table-cell office:value-type="float" office:value="333" calcext:value-type="float">
            <text:p>333</text:p>
          </table:table-cell>
          <table:table-cell office:value-type="float" office:value="328" calcext:value-type="float">
            <text:p>328</text:p>
          </table:table-cell>
          <table:table-cell office:value-type="float" office:value="338" calcext:value-type="float">
            <text:p>338</text:p>
          </table:table-cell>
          <table:table-cell office:value-type="float" office:value="337" calcext:value-type="float">
            <text:p>33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7:56:00 UTC 2017</text:p>
          </table:table-cell>
          <table:table-cell office:value-type="float" office:value="0" calcext:value-type="float">
            <text:p>0</text:p>
          </table:table-cell>
          <table:table-cell office:value-type="float" office:value="1081704448" calcext:value-type="float">
            <text:p>1081704448</text:p>
          </table:table-cell>
          <table:table-cell office:value-type="float" office:value="2719.240234375" calcext:value-type="float">
            <text:p>2719.2402343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4047872" calcext:value-type="float">
            <text:p>564047872</text:p>
          </table:table-cell>
          <table:table-cell office:value-type="float" office:value="35.4290390014648" calcext:value-type="float">
            <text:p>35.4290390014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189312" calcext:value-type="float">
            <text:p>546189312</text:p>
          </table:table-cell>
          <table:table-cell office:value-type="float" office:value="478257152" calcext:value-type="float">
            <text:p>478257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0430000014603138" calcext:value-type="float">
            <text:p>0.043000001460314</text:p>
          </table:table-cell>
          <table:table-cell office:value-type="float" office:value="0.0465000011026859" calcext:value-type="float">
            <text:p>0.046500001102686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644329488277435" calcext:value-type="float">
            <text:p>0.644329488277435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Fri Jun 02 17:57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716160" calcext:value-type="float">
            <text:p>1082716160</text:p>
          </table:table-cell>
          <table:table-cell office:value-type="float" office:value="2719.240234375" calcext:value-type="float">
            <text:p>2719.2402343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1.39930248260498" calcext:value-type="float">
            <text:p>1.39930248260498</text:p>
          </table:table-cell>
          <table:table-cell office:value-type="float" office:value="2" calcext:value-type="float">
            <text:p>2</text:p>
          </table:table-cell>
          <table:table-cell office:value-type="float" office:value="563957760" calcext:value-type="float">
            <text:p>563957760</text:p>
          </table:table-cell>
          <table:table-cell office:value-type="float" office:value="45.2072982788086" calcext:value-type="float">
            <text:p>45.2072982788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7078144" calcext:value-type="float">
            <text:p>547078144</text:p>
          </table:table-cell>
          <table:table-cell office:value-type="float" office:value="478138368" calcext:value-type="float">
            <text:p>478138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82500016689301" calcext:value-type="float">
            <text:p>0.09825000166893</text:p>
          </table:table-cell>
          <table:table-cell office:value-type="float" office:value="0.0549999997019768" calcext:value-type="float">
            <text:p>0.054999999701977</text:p>
          </table:table-cell>
          <table:table-cell office:value-type="float" office:value="0.0537500008940697" calcext:value-type="float">
            <text:p>0.05375000089407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5500302314758" calcext:value-type="float">
            <text:p>0.645500302314758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8" calcext:value-type="float">
            <text:p>338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7:58:00 UTC 2017</text:p>
          </table:table-cell>
          <table:table-cell office:value-type="float" office:value="2" calcext:value-type="float">
            <text:p>2</text:p>
          </table:table-cell>
          <table:table-cell office:value-type="float" office:value="1081704448" calcext:value-type="float">
            <text:p>1081704448</text:p>
          </table:table-cell>
          <table:table-cell office:value-type="float" office:value="2719.240234375" calcext:value-type="float">
            <text:p>2719.2402343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30.3838062286377" calcext:value-type="float">
            <text:p>30.3838062286377</text:p>
          </table:table-cell>
          <table:table-cell office:value-type="float" office:value="2" calcext:value-type="float">
            <text:p>2</text:p>
          </table:table-cell>
          <table:table-cell office:value-type="float" office:value="563957760" calcext:value-type="float">
            <text:p>563957760</text:p>
          </table:table-cell>
          <table:table-cell office:value-type="float" office:value="45.2072982788086" calcext:value-type="float">
            <text:p>45.2072982788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5955840" calcext:value-type="float">
            <text:p>545955840</text:p>
          </table:table-cell>
          <table:table-cell office:value-type="float" office:value="478019584" calcext:value-type="float">
            <text:p>478019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2500025033951" calcext:value-type="float">
            <text:p>0.069250002503395</text:p>
          </table:table-cell>
          <table:table-cell office:value-type="float" office:value="0.046000000089407" calcext:value-type="float">
            <text:p>0.046000000089407</text:p>
          </table:table-cell>
          <table:table-cell office:value-type="float" office:value="0.0719999969005585" calcext:value-type="float">
            <text:p>0.071999996900559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4373059272766" calcext:value-type="float">
            <text:p>0.644373059272766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1" calcext:value-type="float">
            <text:p>331</text:p>
          </table:table-cell>
          <table:table-cell office:value-type="float" office:value="338" calcext:value-type="float">
            <text:p>338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7" calcext:value-type="float">
            <text:p>337</text:p>
          </table:table-cell>
          <table:table-cell office:value-type="float" office:value="332" calcext:value-type="float">
            <text:p>332</text:p>
          </table:table-cell>
          <table:table-cell office:value-type="float" office:value="338" calcext:value-type="float">
            <text:p>338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7:59:00 UTC 2017</text:p>
          </table:table-cell>
          <table:table-cell office:value-type="float" office:value="6" calcext:value-type="float">
            <text:p>6</text:p>
          </table:table-cell>
          <table:table-cell office:value-type="float" office:value="1082716160" calcext:value-type="float">
            <text:p>1082716160</text:p>
          </table:table-cell>
          <table:table-cell office:value-type="float" office:value="2719.240234375" calcext:value-type="float">
            <text:p>2719.2402343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30.3838062286377" calcext:value-type="float">
            <text:p>30.3838062286377</text:p>
          </table:table-cell>
          <table:table-cell office:value-type="float" office:value="4" calcext:value-type="float">
            <text:p>4</text:p>
          </table:table-cell>
          <table:table-cell office:value-type="float" office:value="563957760" calcext:value-type="float">
            <text:p>563957760</text:p>
          </table:table-cell>
          <table:table-cell office:value-type="float" office:value="276.587310791016" calcext:value-type="float">
            <text:p>276.5873107910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6865152" calcext:value-type="float">
            <text:p>546865152</text:p>
          </table:table-cell>
          <table:table-cell office:value-type="float" office:value="477908992" calcext:value-type="float">
            <text:p>477908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62499997019768" calcext:value-type="float">
            <text:p>0.086249999701977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0445000007748604" calcext:value-type="float">
            <text:p>0.04450000077486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644398987293243" calcext:value-type="float">
            <text:p>0.64439898729324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38" calcext:value-type="float">
            <text:p>338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8:00:00 UTC 2017</text:p>
          </table:table-cell>
          <table:table-cell office:value-type="float" office:value="7" calcext:value-type="float">
            <text:p>7</text:p>
          </table:table-cell>
          <table:table-cell office:value-type="float" office:value="1082720256" calcext:value-type="float">
            <text:p>1082720256</text:p>
          </table:table-cell>
          <table:table-cell office:value-type="float" office:value="91889.4453125" calcext:value-type="float">
            <text:p>91889.44531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30.3838062286377" calcext:value-type="float">
            <text:p>30.3838062286377</text:p>
          </table:table-cell>
          <table:table-cell office:value-type="float" office:value="5" calcext:value-type="float">
            <text:p>5</text:p>
          </table:table-cell>
          <table:table-cell office:value-type="float" office:value="565108736" calcext:value-type="float">
            <text:p>565108736</text:p>
          </table:table-cell>
          <table:table-cell office:value-type="float" office:value="276.587310791016" calcext:value-type="float">
            <text:p>276.5873107910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6766848" calcext:value-type="float">
            <text:p>546766848</text:p>
          </table:table-cell>
          <table:table-cell office:value-type="float" office:value="480636928" calcext:value-type="float">
            <text:p>480636928</text:p>
          </table:table-cell>
          <table:table-cell office:value-type="float" office:value="23031.283203125" calcext:value-type="float">
            <text:p>23031.283203125</text:p>
          </table:table-cell>
          <table:table-cell office:value-type="float" office:value="2982.20751953125" calcext:value-type="float">
            <text:p>2982.20751953125</text:p>
          </table:table-cell>
          <table:table-cell office:value-type="float" office:value="0.0599999986588955" calcext:value-type="float">
            <text:p>0.059999998658896</text:p>
          </table:table-cell>
          <table:table-cell office:value-type="float" office:value="0.050500001758337" calcext:value-type="float">
            <text:p>0.050500001758337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646131455898285" calcext:value-type="float">
            <text:p>0.646131455898285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8:01:00 UTC 2017</text:p>
          </table:table-cell>
          <table:table-cell office:value-type="float" office:value="9" calcext:value-type="float">
            <text:p>9</text:p>
          </table:table-cell>
          <table:table-cell office:value-type="float" office:value="1082720256" calcext:value-type="float">
            <text:p>1082720256</text:p>
          </table:table-cell>
          <table:table-cell office:value-type="float" office:value="114433.640625" calcext:value-type="float">
            <text:p>114433.6406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30.3838062286377" calcext:value-type="float">
            <text:p>30.3838062286377</text:p>
          </table:table-cell>
          <table:table-cell office:value-type="float" office:value="4" calcext:value-type="float">
            <text:p>4</text:p>
          </table:table-cell>
          <table:table-cell office:value-type="float" office:value="565231616" calcext:value-type="float">
            <text:p>565231616</text:p>
          </table:table-cell>
          <table:table-cell office:value-type="float" office:value="472.474487304688" calcext:value-type="float">
            <text:p>472.47448730468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46656256" calcext:value-type="float">
            <text:p>546656256</text:p>
          </table:table-cell>
          <table:table-cell office:value-type="float" office:value="480301056" calcext:value-type="float">
            <text:p>480301056</text:p>
          </table:table-cell>
          <table:table-cell office:value-type="float" office:value="36577.1328125" calcext:value-type="float">
            <text:p>36577.1328125</text:p>
          </table:table-cell>
          <table:table-cell office:value-type="float" office:value="5015.8115234375" calcext:value-type="float">
            <text:p>5015.8115234375</text:p>
          </table:table-cell>
          <table:table-cell office:value-type="float" office:value="0.104749999940395" calcext:value-type="float">
            <text:p>0.104749999940395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050500001758337" calcext:value-type="float">
            <text:p>0.050500001758337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644462585449219" calcext:value-type="float">
            <text:p>0.644462585449219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Fri Jun 02 18:02:00 UTC 2017</text:p>
          </table:table-cell>
          <table:table-cell office:value-type="float" office:value="10" calcext:value-type="float">
            <text:p>10</text:p>
          </table:table-cell>
          <table:table-cell office:value-type="float" office:value="1082720256" calcext:value-type="float">
            <text:p>1082720256</text:p>
          </table:table-cell>
          <table:table-cell office:value-type="float" office:value="154518.03125" calcext:value-type="float">
            <text:p>154518.031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1851.42858886719" calcext:value-type="float">
            <text:p>1851.42858886719</text:p>
          </table:table-cell>
          <table:table-cell office:value-type="float" office:value="4" calcext:value-type="float">
            <text:p>4</text:p>
          </table:table-cell>
          <table:table-cell office:value-type="float" office:value="565239808" calcext:value-type="float">
            <text:p>565239808</text:p>
          </table:table-cell>
          <table:table-cell office:value-type="float" office:value="472.474487304688" calcext:value-type="float">
            <text:p>472.47448730468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45533952" calcext:value-type="float">
            <text:p>545533952</text:p>
          </table:table-cell>
          <table:table-cell office:value-type="float" office:value="480186368" calcext:value-type="float">
            <text:p>480186368</text:p>
          </table:table-cell>
          <table:table-cell office:value-type="float" office:value="36577.1328125" calcext:value-type="float">
            <text:p>36577.1328125</text:p>
          </table:table-cell>
          <table:table-cell office:value-type="float" office:value="5015.8115234375" calcext:value-type="float">
            <text:p>5015.8115234375</text:p>
          </table:table-cell>
          <table:table-cell office:value-type="float" office:value="0.0702499970793724" calcext:value-type="float">
            <text:p>0.070249997079372</text:p>
          </table:table-cell>
          <table:table-cell office:value-type="float" office:value="0.0522500015795231" calcext:value-type="float">
            <text:p>0.052250001579523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646637380123138" calcext:value-type="float">
            <text:p>0.646637380123138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31" calcext:value-type="float">
            <text:p>331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8:03:00 UTC 2017</text:p>
          </table:table-cell>
          <table:table-cell office:value-type="float" office:value="8" calcext:value-type="float">
            <text:p>8</text:p>
          </table:table-cell>
          <table:table-cell office:value-type="float" office:value="1081774080" calcext:value-type="float">
            <text:p>1081774080</text:p>
          </table:table-cell>
          <table:table-cell office:value-type="float" office:value="154518.03125" calcext:value-type="float">
            <text:p>154518.031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1851.42858886719" calcext:value-type="float">
            <text:p>1851.42858886719</text:p>
          </table:table-cell>
          <table:table-cell office:value-type="float" office:value="6" calcext:value-type="float">
            <text:p>6</text:p>
          </table:table-cell>
          <table:table-cell office:value-type="float" office:value="565243904" calcext:value-type="float">
            <text:p>565243904</text:p>
          </table:table-cell>
          <table:table-cell office:value-type="float" office:value="670.441162109375" calcext:value-type="float">
            <text:p>670.4411621093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45419264" calcext:value-type="float">
            <text:p>545419264</text:p>
          </table:table-cell>
          <table:table-cell office:value-type="float" office:value="480186368" calcext:value-type="float">
            <text:p>480186368</text:p>
          </table:table-cell>
          <table:table-cell office:value-type="float" office:value="47740.78125" calcext:value-type="float">
            <text:p>47740.78125</text:p>
          </table:table-cell>
          <table:table-cell office:value-type="float" office:value="14696.5439453125" calcext:value-type="float">
            <text:p>14696.5439453125</text:p>
          </table:table-cell>
          <table:table-cell office:value-type="float" office:value="0.0740000009536743" calcext:value-type="float">
            <text:p>0.074000000953674</text:p>
          </table:table-cell>
          <table:table-cell office:value-type="float" office:value="0.0560000017285347" calcext:value-type="float">
            <text:p>0.056000001728535</text:p>
          </table:table-cell>
          <table:table-cell office:value-type="float" office:value="0.0472499988973141" calcext:value-type="float">
            <text:p>0.047249998897314</text:p>
          </table:table-cell>
          <table:table-cell office:value-type="float" office:value="0.990750014781952" calcext:value-type="float">
            <text:p>0.990750014781952</text:p>
          </table:table-cell>
          <table:table-cell office:value-type="float" office:value="0.646874666213989" calcext:value-type="float">
            <text:p>0.646874666213989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8" calcext:value-type="float">
            <text:p>338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8:04:00 UTC 2017</text:p>
          </table:table-cell>
          <table:table-cell office:value-type="float" office:value="14" calcext:value-type="float">
            <text:p>14</text:p>
          </table:table-cell>
          <table:table-cell office:value-type="float" office:value="1079083008" calcext:value-type="float">
            <text:p>1079083008</text:p>
          </table:table-cell>
          <table:table-cell office:value-type="float" office:value="157664.3125" calcext:value-type="float">
            <text:p>157664.31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2480.18920898437" calcext:value-type="float">
            <text:p>2480.18920898437</text:p>
          </table:table-cell>
          <table:table-cell office:value-type="float" office:value="5" calcext:value-type="float">
            <text:p>5</text:p>
          </table:table-cell>
          <table:table-cell office:value-type="float" office:value="565248000" calcext:value-type="float">
            <text:p>565248000</text:p>
          </table:table-cell>
          <table:table-cell office:value-type="float" office:value="670.441162109375" calcext:value-type="float">
            <text:p>670.4411621093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45296384" calcext:value-type="float">
            <text:p>545296384</text:p>
          </table:table-cell>
          <table:table-cell office:value-type="float" office:value="480071680" calcext:value-type="float">
            <text:p>480071680</text:p>
          </table:table-cell>
          <table:table-cell office:value-type="float" office:value="49961.39453125" calcext:value-type="float">
            <text:p>49961.39453125</text:p>
          </table:table-cell>
          <table:table-cell office:value-type="float" office:value="8058.94091796875" calcext:value-type="float">
            <text:p>8058.94091796875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0524999983608723" calcext:value-type="float">
            <text:p>0.052499998360872</text:p>
          </table:table-cell>
          <table:table-cell office:value-type="float" office:value="0.0497500002384186" calcext:value-type="float">
            <text:p>0.049750000238419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644630908966064" calcext:value-type="float">
            <text:p>0.644630908966064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8:05:00 UTC 2017</text:p>
          </table:table-cell>
          <table:table-cell office:value-type="float" office:value="20" calcext:value-type="float">
            <text:p>20</text:p>
          </table:table-cell>
          <table:table-cell office:value-type="float" office:value="1079148544" calcext:value-type="float">
            <text:p>1079148544</text:p>
          </table:table-cell>
          <table:table-cell office:value-type="float" office:value="218507.796875" calcext:value-type="float">
            <text:p>218507.796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2480.18920898437" calcext:value-type="float">
            <text:p>2480.18920898437</text:p>
          </table:table-cell>
          <table:table-cell office:value-type="float" office:value="7" calcext:value-type="float">
            <text:p>7</text:p>
          </table:table-cell>
          <table:table-cell office:value-type="float" office:value="566411264" calcext:value-type="float">
            <text:p>566411264</text:p>
          </table:table-cell>
          <table:table-cell office:value-type="float" office:value="670.441162109375" calcext:value-type="float">
            <text:p>670.44116210937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46541568" calcext:value-type="float">
            <text:p>546541568</text:p>
          </table:table-cell>
          <table:table-cell office:value-type="float" office:value="479997952" calcext:value-type="float">
            <text:p>479997952</text:p>
          </table:table-cell>
          <table:table-cell office:value-type="float" office:value="49961.39453125" calcext:value-type="float">
            <text:p>49961.39453125</text:p>
          </table:table-cell>
          <table:table-cell office:value-type="float" office:value="8058.94091796875" calcext:value-type="float">
            <text:p>8058.94091796875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059749998152256" calcext:value-type="float">
            <text:p>0.059749998152256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990249991416931" calcext:value-type="float">
            <text:p>0.990249991416931</text:p>
          </table:table-cell>
          <table:table-cell office:value-type="float" office:value="0.645805656909943" calcext:value-type="float">
            <text:p>0.645805656909943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36" calcext:value-type="float">
            <text:p>336</text:p>
          </table:table-cell>
          <table:table-cell office:value-type="float" office:value="330" calcext:value-type="float">
            <text:p>330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18:06:00 UTC 2017</text:p>
          </table:table-cell>
          <table:table-cell office:value-type="float" office:value="24" calcext:value-type="float">
            <text:p>24</text:p>
          </table:table-cell>
          <table:table-cell office:value-type="float" office:value="1074941952" calcext:value-type="float">
            <text:p>1074941952</text:p>
          </table:table-cell>
          <table:table-cell office:value-type="float" office:value="371501.5625" calcext:value-type="float">
            <text:p>371501.5625</text:p>
          </table:table-cell>
          <table:table-cell office:value-type="float" office:value="1" calcext:value-type="float">
            <text:p>1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4805.5634765625" calcext:value-type="float">
            <text:p>4805.5634765625</text:p>
          </table:table-cell>
          <table:table-cell office:value-type="float" office:value="7" calcext:value-type="float">
            <text:p>7</text:p>
          </table:table-cell>
          <table:table-cell office:value-type="float" office:value="566603776" calcext:value-type="float">
            <text:p>566603776</text:p>
          </table:table-cell>
          <table:table-cell office:value-type="float" office:value="1257.10192871094" calcext:value-type="float">
            <text:p>1257.1019287109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46426880" calcext:value-type="float">
            <text:p>546426880</text:p>
          </table:table-cell>
          <table:table-cell office:value-type="float" office:value="479891456" calcext:value-type="float">
            <text:p>479891456</text:p>
          </table:table-cell>
          <table:table-cell office:value-type="float" office:value="109447.6953125" calcext:value-type="float">
            <text:p>109447.6953125</text:p>
          </table:table-cell>
          <table:table-cell office:value-type="float" office:value="52454.69140625" calcext:value-type="float">
            <text:p>52454.69140625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989499986171722" calcext:value-type="float">
            <text:p>0.989499986171722</text:p>
          </table:table-cell>
          <table:table-cell office:value-type="float" office:value="0.644056022167206" calcext:value-type="float">
            <text:p>0.644056022167206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337" calcext:value-type="float">
            <text:p>337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8:07:00 UTC 2017</text:p>
          </table:table-cell>
          <table:table-cell office:value-type="float" office:value="29" calcext:value-type="float">
            <text:p>29</text:p>
          </table:table-cell>
          <table:table-cell office:value-type="float" office:value="1071722496" calcext:value-type="float">
            <text:p>1071722496</text:p>
          </table:table-cell>
          <table:table-cell office:value-type="float" office:value="423067.15625" calcext:value-type="float">
            <text:p>423067.15625</text:p>
          </table:table-cell>
          <table:table-cell office:value-type="float" office:value="1" calcext:value-type="float">
            <text:p>1</text:p>
          </table:table-cell>
          <table:table-cell office:value-type="float" office:value="25407488" calcext:value-type="float">
            <text:p>25407488</text:p>
          </table:table-cell>
          <table:table-cell office:value-type="float" office:value="4805.5634765625" calcext:value-type="float">
            <text:p>4805.5634765625</text:p>
          </table:table-cell>
          <table:table-cell office:value-type="float" office:value="7" calcext:value-type="float">
            <text:p>7</text:p>
          </table:table-cell>
          <table:table-cell office:value-type="float" office:value="566546432" calcext:value-type="float">
            <text:p>566546432</text:p>
          </table:table-cell>
          <table:table-cell office:value-type="float" office:value="1215.13647460938" calcext:value-type="float">
            <text:p>1215.1364746093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46312192" calcext:value-type="float">
            <text:p>546312192</text:p>
          </table:table-cell>
          <table:table-cell office:value-type="float" office:value="479789056" calcext:value-type="float">
            <text:p>479789056</text:p>
          </table:table-cell>
          <table:table-cell office:value-type="float" office:value="109076.953125" calcext:value-type="float">
            <text:p>109076.953125</text:p>
          </table:table-cell>
          <table:table-cell office:value-type="float" office:value="52454.69140625" calcext:value-type="float">
            <text:p>52454.69140625</text:p>
          </table:table-cell>
          <table:table-cell office:value-type="float" office:value="0.0707499980926514" calcext:value-type="float">
            <text:p>0.070749998092651</text:p>
          </table:table-cell>
          <table:table-cell office:value-type="float" office:value="0.050500001758337" calcext:value-type="float">
            <text:p>0.050500001758337</text:p>
          </table:table-cell>
          <table:table-cell office:value-type="float" office:value="0.0524999983608723" calcext:value-type="float">
            <text:p>0.052499998360872</text:p>
          </table:table-cell>
          <table:table-cell office:value-type="float" office:value="0.984499990940094" calcext:value-type="float">
            <text:p>0.984499990940094</text:p>
          </table:table-cell>
          <table:table-cell office:value-type="float" office:value="0.643682658672333" calcext:value-type="float">
            <text:p>0.643682658672333</text:p>
          </table:table-cell>
          <table:table-cell office:value-type="float" office:value="20" calcext:value-type="float">
            <text:p>2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27" calcext:value-type="float">
            <text:p>327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Fri Jun 02 18:08:00 UTC 2017</text:p>
          </table:table-cell>
          <table:table-cell office:value-type="float" office:value="41" calcext:value-type="float">
            <text:p>41</text:p>
          </table:table-cell>
          <table:table-cell office:value-type="float" office:value="1068060672" calcext:value-type="float">
            <text:p>1068060672</text:p>
          </table:table-cell>
          <table:table-cell office:value-type="float" office:value="570419.4375" calcext:value-type="float">
            <text:p>570419.4375</text:p>
          </table:table-cell>
          <table:table-cell office:value-type="float" office:value="2" calcext:value-type="float">
            <text:p>2</text:p>
          </table:table-cell>
          <table:table-cell office:value-type="float" office:value="25407488" calcext:value-type="float">
            <text:p>25407488</text:p>
          </table:table-cell>
          <table:table-cell office:value-type="float" office:value="4805.5634765625" calcext:value-type="float">
            <text:p>4805.5634765625</text:p>
          </table:table-cell>
          <table:table-cell office:value-type="float" office:value="10" calcext:value-type="float">
            <text:p>10</text:p>
          </table:table-cell>
          <table:table-cell office:value-type="float" office:value="566624256" calcext:value-type="float">
            <text:p>566624256</text:p>
          </table:table-cell>
          <table:table-cell office:value-type="float" office:value="1215.13647460938" calcext:value-type="float">
            <text:p>1215.1364746093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45300480" calcext:value-type="float">
            <text:p>545300480</text:p>
          </table:table-cell>
          <table:table-cell office:value-type="float" office:value="479674368" calcext:value-type="float">
            <text:p>479674368</text:p>
          </table:table-cell>
          <table:table-cell office:value-type="float" office:value="109076.953125" calcext:value-type="float">
            <text:p>109076.953125</text:p>
          </table:table-cell>
          <table:table-cell office:value-type="float" office:value="52454.69140625" calcext:value-type="float">
            <text:p>52454.69140625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0.0570000000298023" calcext:value-type="float">
            <text:p>0.057000000029802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988499999046326" calcext:value-type="float">
            <text:p>0.988499999046326</text:p>
          </table:table-cell>
          <table:table-cell office:value-type="float" office:value="0.645640730857849" calcext:value-type="float">
            <text:p>0.645640730857849</text:p>
          </table:table-cell>
          <table:table-cell office:value-type="float" office:value="20" calcext:value-type="float">
            <text:p>2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0" calcext:value-type="float">
            <text:p>330</text:p>
          </table:table-cell>
          <table:table-cell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328" calcext:value-type="float">
            <text:p>328</text:p>
          </table:table-cell>
          <table:table-cell table:number-columns-repeated="4" office:value-type="float" office:value="329" calcext:value-type="float">
            <text:p>329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8:09:00 UTC 2017</text:p>
          </table:table-cell>
          <table:table-cell office:value-type="float" office:value="45" calcext:value-type="float">
            <text:p>45</text:p>
          </table:table-cell>
          <table:table-cell office:value-type="float" office:value="1063923712" calcext:value-type="float">
            <text:p>1063923712</text:p>
          </table:table-cell>
          <table:table-cell office:value-type="float" office:value="827403" calcext:value-type="float">
            <text:p>827403</text:p>
          </table:table-cell>
          <table:table-cell office:value-type="float" office:value="3" calcext:value-type="float">
            <text:p>3</text:p>
          </table:table-cell>
          <table:table-cell office:value-type="float" office:value="25407488" calcext:value-type="float">
            <text:p>25407488</text:p>
          </table:table-cell>
          <table:table-cell office:value-type="float" office:value="10230.63671875" calcext:value-type="float">
            <text:p>10230.63671875</text:p>
          </table:table-cell>
          <table:table-cell office:value-type="float" office:value="12" calcext:value-type="float">
            <text:p>12</text:p>
          </table:table-cell>
          <table:table-cell office:value-type="float" office:value="566579200" calcext:value-type="float">
            <text:p>566579200</text:p>
          </table:table-cell>
          <table:table-cell office:value-type="float" office:value="1215.13647460938" calcext:value-type="float">
            <text:p>1215.1364746093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45222656" calcext:value-type="float">
            <text:p>545222656</text:p>
          </table:table-cell>
          <table:table-cell office:value-type="float" office:value="479707136" calcext:value-type="float">
            <text:p>479707136</text:p>
          </table:table-cell>
          <table:table-cell office:value-type="float" office:value="227307.984375" calcext:value-type="float">
            <text:p>227307.984375</text:p>
          </table:table-cell>
          <table:table-cell office:value-type="float" office:value="89858.25" calcext:value-type="float">
            <text:p>89858.25</text:p>
          </table:table-cell>
          <table:table-cell office:value-type="float" office:value="0.0724999979138374" calcext:value-type="float">
            <text:p>0.072499997913837</text:p>
          </table:table-cell>
          <table:table-cell office:value-type="float" office:value="0.0524999983608723" calcext:value-type="float">
            <text:p>0.052499998360872</text:p>
          </table:table-cell>
          <table:table-cell office:value-type="float" office:value="0.0544999986886978" calcext:value-type="float">
            <text:p>0.054499998688698</text:p>
          </table:table-cell>
          <table:table-cell office:value-type="float" office:value="0.985000014305115" calcext:value-type="float">
            <text:p>0.985000014305115</text:p>
          </table:table-cell>
          <table:table-cell office:value-type="float" office:value="0.645262062549591" calcext:value-type="float">
            <text:p>0.645262062549591</text:p>
          </table:table-cell>
          <table:table-cell office:value-type="float" office:value="20" calcext:value-type="float">
            <text:p>2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329" calcext:value-type="float">
            <text:p>329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Fri Jun 02 18:10:00 UTC 2017</text:p>
          </table:table-cell>
          <table:table-cell office:value-type="float" office:value="62" calcext:value-type="float">
            <text:p>62</text:p>
          </table:table-cell>
          <table:table-cell office:value-type="float" office:value="1056514048" calcext:value-type="float">
            <text:p>1056514048</text:p>
          </table:table-cell>
          <table:table-cell office:value-type="float" office:value="827403" calcext:value-type="float">
            <text:p>827403</text:p>
          </table:table-cell>
          <table:table-cell office:value-type="float" office:value="3" calcext:value-type="float">
            <text:p>3</text:p>
          </table:table-cell>
          <table:table-cell office:value-type="float" office:value="25407488" calcext:value-type="float">
            <text:p>25407488</text:p>
          </table:table-cell>
          <table:table-cell office:value-type="float" office:value="11609.330078125" calcext:value-type="float">
            <text:p>11609.330078125</text:p>
          </table:table-cell>
          <table:table-cell office:value-type="float" office:value="15" calcext:value-type="float">
            <text:p>15</text:p>
          </table:table-cell>
          <table:table-cell office:value-type="float" office:value="567504896" calcext:value-type="float">
            <text:p>567504896</text:p>
          </table:table-cell>
          <table:table-cell office:value-type="float" office:value="1215.13647460938" calcext:value-type="float">
            <text:p>1215.1364746093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46545664" calcext:value-type="float">
            <text:p>546545664</text:p>
          </table:table-cell>
          <table:table-cell office:value-type="float" office:value="479748096" calcext:value-type="float">
            <text:p>479748096</text:p>
          </table:table-cell>
          <table:table-cell office:value-type="float" office:value="227307.984375" calcext:value-type="float">
            <text:p>227307.984375</text:p>
          </table:table-cell>
          <table:table-cell office:value-type="float" office:value="89858.25" calcext:value-type="float">
            <text:p>89858.25</text:p>
          </table:table-cell>
          <table:table-cell office:value-type="float" office:value="0.0692500025033951" calcext:value-type="float">
            <text:p>0.069250002503395</text:p>
          </table:table-cell>
          <table:table-cell office:value-type="float" office:value="0.0582499988377094" calcext:value-type="float">
            <text:p>0.058249998837709</text:p>
          </table:table-cell>
          <table:table-cell office:value-type="float" office:value="0.0572500005364418" calcext:value-type="float">
            <text:p>0.057250000536442</text:p>
          </table:table-cell>
          <table:table-cell office:value-type="float" office:value="0.986999988555908" calcext:value-type="float">
            <text:p>0.986999988555908</text:p>
          </table:table-cell>
          <table:table-cell office:value-type="float" office:value="0.644341707229614" calcext:value-type="float">
            <text:p>0.644341707229614</text:p>
          </table:table-cell>
          <table:table-cell office:value-type="float" office:value="50" calcext:value-type="float">
            <text:p>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Fri Jun 02 18:11:00 UTC 2017</text:p>
          </table:table-cell>
          <table:table-cell office:value-type="float" office:value="94" calcext:value-type="float">
            <text:p>94</text:p>
          </table:table-cell>
          <table:table-cell office:value-type="float" office:value="1049255936" calcext:value-type="float">
            <text:p>1049255936</text:p>
          </table:table-cell>
          <table:table-cell office:value-type="float" office:value="1151796.125" calcext:value-type="float">
            <text:p>1151796.125</text:p>
          </table:table-cell>
          <table:table-cell office:value-type="float" office:value="4" calcext:value-type="float">
            <text:p>4</text:p>
          </table:table-cell>
          <table:table-cell office:value-type="float" office:value="25407488" calcext:value-type="float">
            <text:p>25407488</text:p>
          </table:table-cell>
          <table:table-cell office:value-type="float" office:value="11609.330078125" calcext:value-type="float">
            <text:p>11609.330078125</text:p>
          </table:table-cell>
          <table:table-cell office:value-type="float" office:value="20" calcext:value-type="float">
            <text:p>20</text:p>
          </table:table-cell>
          <table:table-cell office:value-type="float" office:value="567463936" calcext:value-type="float">
            <text:p>567463936</text:p>
          </table:table-cell>
          <table:table-cell office:value-type="float" office:value="1215.13647460938" calcext:value-type="float">
            <text:p>1215.1364746093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47282944" calcext:value-type="float">
            <text:p>547282944</text:p>
          </table:table-cell>
          <table:table-cell office:value-type="float" office:value="480309248" calcext:value-type="float">
            <text:p>480309248</text:p>
          </table:table-cell>
          <table:table-cell office:value-type="float" office:value="288006.71875" calcext:value-type="float">
            <text:p>288006.71875</text:p>
          </table:table-cell>
          <table:table-cell office:value-type="float" office:value="187944.96875" calcext:value-type="float">
            <text:p>187944.96875</text:p>
          </table:table-cell>
          <table:table-cell office:value-type="float" office:value="0.0997499972581863" calcext:value-type="float">
            <text:p>0.099749997258186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0.0684999972581863" calcext:value-type="float">
            <text:p>0.068499997258186</text:p>
          </table:table-cell>
          <table:table-cell office:value-type="float" office:value="0.985249996185303" calcext:value-type="float">
            <text:p>0.985249996185303</text:p>
          </table:table-cell>
          <table:table-cell office:value-type="float" office:value="0.64104700088501" calcext:value-type="float">
            <text:p>0.64104700088501</text:p>
          </table:table-cell>
          <table:table-cell office:value-type="float" office:value="50" calcext:value-type="float">
            <text:p>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float" office:value="329" calcext:value-type="float">
            <text:p>329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3" calcext:value-type="float">
            <text:p>32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Fri Jun 02 18:12:00 UTC 2017</text:p>
          </table:table-cell>
          <table:table-cell office:value-type="float" office:value="99" calcext:value-type="float">
            <text:p>99</text:p>
          </table:table-cell>
          <table:table-cell office:value-type="float" office:value="1031249920" calcext:value-type="float">
            <text:p>1031249920</text:p>
          </table:table-cell>
          <table:table-cell office:value-type="float" office:value="1151796.125" calcext:value-type="float">
            <text:p>1151796.125</text:p>
          </table:table-cell>
          <table:table-cell office:value-type="float" office:value="7" calcext:value-type="float">
            <text:p>7</text:p>
          </table:table-cell>
          <table:table-cell office:value-type="float" office:value="26898432" calcext:value-type="float">
            <text:p>26898432</text:p>
          </table:table-cell>
          <table:table-cell office:value-type="float" office:value="11609.330078125" calcext:value-type="float">
            <text:p>11609.330078125</text:p>
          </table:table-cell>
          <table:table-cell office:value-type="float" office:value="25" calcext:value-type="float">
            <text:p>25</text:p>
          </table:table-cell>
          <table:table-cell office:value-type="float" office:value="567439360" calcext:value-type="float">
            <text:p>567439360</text:p>
          </table:table-cell>
          <table:table-cell office:value-type="float" office:value="5855.916015625" calcext:value-type="float">
            <text:p>5855.91601562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46168832" calcext:value-type="float">
            <text:p>546168832</text:p>
          </table:table-cell>
          <table:table-cell office:value-type="float" office:value="480227328" calcext:value-type="float">
            <text:p>480227328</text:p>
          </table:table-cell>
          <table:table-cell office:value-type="float" office:value="288006.71875" calcext:value-type="float">
            <text:p>288006.71875</text:p>
          </table:table-cell>
          <table:table-cell office:value-type="float" office:value="187944.96875" calcext:value-type="float">
            <text:p>187944.96875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0617499984800816" calcext:value-type="float">
            <text:p>0.061749998480082</text:p>
          </table:table-cell>
          <table:table-cell office:value-type="float" office:value="0.069750003516674" calcext:value-type="float">
            <text:p>0.069750003516674</text:p>
          </table:table-cell>
          <table:table-cell office:value-type="float" office:value="0.982999980449676" calcext:value-type="float">
            <text:p>0.982999980449676</text:p>
          </table:table-cell>
          <table:table-cell office:value-type="float" office:value="0.639246940612793" calcext:value-type="float">
            <text:p>0.639246940612793</text:p>
          </table:table-cell>
          <table:table-cell office:value-type="float" office:value="50" calcext:value-type="float">
            <text:p>5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317" calcext:value-type="float">
            <text:p>317</text:p>
          </table:table-cell>
          <table:table-cell office:value-type="float" office:value="323" calcext:value-type="float">
            <text:p>323</text:p>
          </table:table-cell>
          <table:table-cell office:value-type="float" office:value="322" calcext:value-type="float">
            <text:p>322</text:p>
          </table:table-cell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Fri Jun 02 18:13:00 UTC 2017</text:p>
          </table:table-cell>
          <table:table-cell office:value-type="float" office:value="115" calcext:value-type="float">
            <text:p>115</text:p>
          </table:table-cell>
          <table:table-cell office:value-type="float" office:value="1020170240" calcext:value-type="float">
            <text:p>1020170240</text:p>
          </table:table-cell>
          <table:table-cell office:value-type="float" office:value="1151796.125" calcext:value-type="float">
            <text:p>1151796.125</text:p>
          </table:table-cell>
          <table:table-cell office:value-type="float" office:value="7" calcext:value-type="float">
            <text:p>7</text:p>
          </table:table-cell>
          <table:table-cell office:value-type="float" office:value="27545600" calcext:value-type="float">
            <text:p>27545600</text:p>
          </table:table-cell>
          <table:table-cell office:value-type="float" office:value="27892" calcext:value-type="float">
            <text:p>27892</text:p>
          </table:table-cell>
          <table:table-cell office:value-type="float" office:value="27" calcext:value-type="float">
            <text:p>27</text:p>
          </table:table-cell>
          <table:table-cell office:value-type="float" office:value="569581568" calcext:value-type="float">
            <text:p>569581568</text:p>
          </table:table-cell>
          <table:table-cell office:value-type="float" office:value="5855.916015625" calcext:value-type="float">
            <text:p>5855.91601562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547160064" calcext:value-type="float">
            <text:p>547160064</text:p>
          </table:table-cell>
          <table:table-cell office:value-type="float" office:value="480776192" calcext:value-type="float">
            <text:p>480776192</text:p>
          </table:table-cell>
          <table:table-cell office:value-type="float" office:value="288006.71875" calcext:value-type="float">
            <text:p>288006.71875</text:p>
          </table:table-cell>
          <table:table-cell office:value-type="float" office:value="187944.96875" calcext:value-type="float">
            <text:p>187944.96875</text:p>
          </table:table-cell>
          <table:table-cell office:value-type="float" office:value="0.0807500034570694" calcext:value-type="float">
            <text:p>0.080750003457069</text:p>
          </table:table-cell>
          <table:table-cell office:value-type="float" office:value="0.0577500015497208" calcext:value-type="float">
            <text:p>0.057750001549721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0.98199999332428" calcext:value-type="float">
            <text:p>0.98199999332428</text:p>
          </table:table-cell>
          <table:table-cell office:value-type="float" office:value="0.637915670871735" calcext:value-type="float">
            <text:p>0.637915670871735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Fri Jun 02 18:14:00 UTC 2017</text:p>
          </table:table-cell>
          <table:table-cell office:value-type="float" office:value="168" calcext:value-type="float">
            <text:p>168</text:p>
          </table:table-cell>
          <table:table-cell office:value-type="float" office:value="1011879936" calcext:value-type="float">
            <text:p>1011879936</text:p>
          </table:table-cell>
          <table:table-cell office:value-type="float" office:value="1151796.125" calcext:value-type="float">
            <text:p>1151796.125</text:p>
          </table:table-cell>
          <table:table-cell office:value-type="float" office:value="9" calcext:value-type="float">
            <text:p>9</text:p>
          </table:table-cell>
          <table:table-cell office:value-type="float" office:value="27611136" calcext:value-type="float">
            <text:p>27611136</text:p>
          </table:table-cell>
          <table:table-cell office:value-type="float" office:value="35202.23828125" calcext:value-type="float">
            <text:p>35202.23828125</text:p>
          </table:table-cell>
          <table:table-cell office:value-type="float" office:value="36" calcext:value-type="float">
            <text:p>36</text:p>
          </table:table-cell>
          <table:table-cell office:value-type="float" office:value="569704448" calcext:value-type="float">
            <text:p>569704448</text:p>
          </table:table-cell>
          <table:table-cell office:value-type="float" office:value="5855.916015625" calcext:value-type="float">
            <text:p>5855.91601562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547213312" calcext:value-type="float">
            <text:p>547213312</text:p>
          </table:table-cell>
          <table:table-cell office:value-type="float" office:value="481144832" calcext:value-type="float">
            <text:p>481144832</text:p>
          </table:table-cell>
          <table:table-cell office:value-type="float" office:value="288006.71875" calcext:value-type="float">
            <text:p>288006.71875</text:p>
          </table:table-cell>
          <table:table-cell office:value-type="float" office:value="187944.96875" calcext:value-type="float">
            <text:p>187944.96875</text:p>
          </table:table-cell>
          <table:table-cell office:value-type="float" office:value="0.0637499988079071" calcext:value-type="float">
            <text:p>0.063749998807907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0799999982118607" calcext:value-type="float">
            <text:p>0.079999998211861</text:p>
          </table:table-cell>
          <table:table-cell office:value-type="float" office:value="0.980000019073486" calcext:value-type="float">
            <text:p>0.980000019073486</text:p>
          </table:table-cell>
          <table:table-cell office:value-type="float" office:value="0.636958122253418" calcext:value-type="float">
            <text:p>0.636958122253418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18" calcext:value-type="float">
            <text:p>318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7" calcext:value-type="float">
            <text:p>317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316" calcext:value-type="float">
            <text:p>316</text:p>
          </table:table-cell>
          <table:table-cell office:value-type="float" office:value="321" calcext:value-type="float">
            <text:p>32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Fri Jun 02 18:15:00 UTC 2017</text:p>
          </table:table-cell>
          <table:table-cell office:value-type="float" office:value="192" calcext:value-type="float">
            <text:p>192</text:p>
          </table:table-cell>
          <table:table-cell office:value-type="float" office:value="1000239104" calcext:value-type="float">
            <text:p>1000239104</text:p>
          </table:table-cell>
          <table:table-cell office:value-type="float" office:value="1151796.125" calcext:value-type="float">
            <text:p>1151796.125</text:p>
          </table:table-cell>
          <table:table-cell office:value-type="float" office:value="12" calcext:value-type="float">
            <text:p>12</text:p>
          </table:table-cell>
          <table:table-cell office:value-type="float" office:value="27570176" calcext:value-type="float">
            <text:p>27570176</text:p>
          </table:table-cell>
          <table:table-cell office:value-type="float" office:value="35202.23828125" calcext:value-type="float">
            <text:p>35202.23828125</text:p>
          </table:table-cell>
          <table:table-cell office:value-type="float" office:value="49" calcext:value-type="float">
            <text:p>49</text:p>
          </table:table-cell>
          <table:table-cell office:value-type="float" office:value="575422464" calcext:value-type="float">
            <text:p>575422464</text:p>
          </table:table-cell>
          <table:table-cell office:value-type="float" office:value="5855.916015625" calcext:value-type="float">
            <text:p>5855.91601562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47381248" calcext:value-type="float">
            <text:p>547381248</text:p>
          </table:table-cell>
          <table:table-cell office:value-type="float" office:value="482762752" calcext:value-type="float">
            <text:p>482762752</text:p>
          </table:table-cell>
          <table:table-cell office:value-type="float" office:value="804493.125" calcext:value-type="float">
            <text:p>804493.125</text:p>
          </table:table-cell>
          <table:table-cell office:value-type="string" calcext:value-type="string">
            <text:p>null</text:p>
          </table:table-cell>
          <table:table-cell office:value-type="float" office:value="0.0775000005960465" calcext:value-type="float">
            <text:p>0.077500000596047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0897499993443489" calcext:value-type="float">
            <text:p>0.089749999344349</text:p>
          </table:table-cell>
          <table:table-cell office:value-type="float" office:value="0.975250005722046" calcext:value-type="float">
            <text:p>0.975250005722046</text:p>
          </table:table-cell>
          <table:table-cell office:value-type="float" office:value="0.635415494441986" calcext:value-type="float">
            <text:p>0.635415494441986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13" calcext:value-type="float">
            <text:p>313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office:value-type="float" office:value="314" calcext:value-type="float">
            <text:p>314</text:p>
          </table:table-cell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Fri Jun 02 18:16:00 UTC 2017</text:p>
          </table:table-cell>
          <table:table-cell office:value-type="float" office:value="232" calcext:value-type="float">
            <text:p>232</text:p>
          </table:table-cell>
          <table:table-cell office:value-type="float" office:value="982966272" calcext:value-type="float">
            <text:p>982966272</text:p>
          </table:table-cell>
          <table:table-cell office:value-type="float" office:value="1151796.125" calcext:value-type="float">
            <text:p>1151796.125</text:p>
          </table:table-cell>
          <table:table-cell office:value-type="float" office:value="14" calcext:value-type="float">
            <text:p>14</text:p>
          </table:table-cell>
          <table:table-cell office:value-type="float" office:value="27598848" calcext:value-type="float">
            <text:p>27598848</text:p>
          </table:table-cell>
          <table:table-cell office:value-type="float" office:value="35202.23828125" calcext:value-type="float">
            <text:p>35202.23828125</text:p>
          </table:table-cell>
          <table:table-cell office:value-type="float" office:value="53" calcext:value-type="float">
            <text:p>53</text:p>
          </table:table-cell>
          <table:table-cell office:value-type="float" office:value="580186112" calcext:value-type="float">
            <text:p>580186112</text:p>
          </table:table-cell>
          <table:table-cell office:value-type="float" office:value="11302.646484375" calcext:value-type="float">
            <text:p>11302.64648437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549007360" calcext:value-type="float">
            <text:p>549007360</text:p>
          </table:table-cell>
          <table:table-cell office:value-type="float" office:value="484081664" calcext:value-type="float">
            <text:p>484081664</text:p>
          </table:table-cell>
          <table:table-cell office:value-type="float" office:value="941836.875" calcext:value-type="float">
            <text:p>941836.875</text:p>
          </table:table-cell>
          <table:table-cell office:value-type="string" calcext:value-type="string">
            <text:p>null</text:p>
          </table:table-cell>
          <table:table-cell office:value-type="float" office:value="0.0742499977350235" calcext:value-type="float">
            <text:p>0.074249997735024</text:p>
          </table:table-cell>
          <table:table-cell office:value-type="float" office:value="0.0782499983906746" calcext:value-type="float">
            <text:p>0.078249998390675</text:p>
          </table:table-cell>
          <table:table-cell office:value-type="float" office:value="0.0925000011920929" calcext:value-type="float">
            <text:p>0.092500001192093</text:p>
          </table:table-cell>
          <table:table-cell office:value-type="float" office:value="0.973249971866608" calcext:value-type="float">
            <text:p>0.973249971866608</text:p>
          </table:table-cell>
          <table:table-cell office:value-type="float" office:value="0.634168326854706" calcext:value-type="float">
            <text:p>0.634168326854706</text:p>
          </table:table-cell>
          <table:table-cell office:value-type="float" office:value="150" calcext:value-type="float">
            <text:p>1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office:value-type="float" office:value="312" calcext:value-type="float">
            <text:p>312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Fri Jun 02 18:17:00 UTC 2017</text:p>
          </table:table-cell>
          <table:table-cell office:value-type="float" office:value="280" calcext:value-type="float">
            <text:p>280</text:p>
          </table:table-cell>
          <table:table-cell office:value-type="float" office:value="970903552" calcext:value-type="float">
            <text:p>970903552</text:p>
          </table:table-cell>
          <table:table-cell office:value-type="float" office:value="4579745.5" calcext:value-type="float">
            <text:p>4579745.5</text:p>
          </table:table-cell>
          <table:table-cell office:value-type="float" office:value="18" calcext:value-type="float">
            <text:p>18</text:p>
          </table:table-cell>
          <table:table-cell office:value-type="float" office:value="27660288" calcext:value-type="float">
            <text:p>27660288</text:p>
          </table:table-cell>
          <table:table-cell office:value-type="float" office:value="35202.23828125" calcext:value-type="float">
            <text:p>35202.23828125</text:p>
          </table:table-cell>
          <table:table-cell office:value-type="float" office:value="58" calcext:value-type="float">
            <text:p>58</text:p>
          </table:table-cell>
          <table:table-cell office:value-type="float" office:value="580186112" calcext:value-type="float">
            <text:p>580186112</text:p>
          </table:table-cell>
          <table:table-cell office:value-type="float" office:value="14466.328125" calcext:value-type="float">
            <text:p>14466.328125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550662144" calcext:value-type="float">
            <text:p>550662144</text:p>
          </table:table-cell>
          <table:table-cell office:value-type="float" office:value="485883904" calcext:value-type="float">
            <text:p>485883904</text:p>
          </table:table-cell>
          <table:table-cell office:value-type="float" office:value="1065503.5" calcext:value-type="float">
            <text:p>1065503.5</text:p>
          </table:table-cell>
          <table:table-cell office:value-type="float" office:value="921902.375" calcext:value-type="float">
            <text:p>921902.375</text:p>
          </table:table-cell>
          <table:table-cell office:value-type="float" office:value="0.0694999992847443" calcext:value-type="float">
            <text:p>0.069499999284744</text:p>
          </table:table-cell>
          <table:table-cell office:value-type="float" office:value="0.0807500034570694" calcext:value-type="float">
            <text:p>0.080750003457069</text:p>
          </table:table-cell>
          <table:table-cell office:value-type="float" office:value="0.100500002503395" calcext:value-type="float">
            <text:p>0.100500002503395</text:p>
          </table:table-cell>
          <table:table-cell office:value-type="float" office:value="0.971000015735626" calcext:value-type="float">
            <text:p>0.971000015735626</text:p>
          </table:table-cell>
          <table:table-cell office:value-type="float" office:value="0.634790182113647" calcext:value-type="float">
            <text:p>0.634790182113647</text:p>
          </table:table-cell>
          <table:table-cell office:value-type="float" office:value="150" calcext:value-type="float">
            <text:p>1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00" calcext:value-type="float">
            <text:p>300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303" calcext:value-type="float">
            <text:p>303</text:p>
          </table:table-cell>
          <table:table-cell office:value-type="float" office:value="302" calcext:value-type="float">
            <text:p>302</text:p>
          </table:table-cell>
          <table:table-cell office:value-type="float" office:value="300" calcext:value-type="float">
            <text:p>300</text:p>
          </table:table-cell>
          <table:table-cell office:value-type="float" office:value="305" calcext:value-type="float">
            <text:p>305</text:p>
          </table:table-cell>
          <table:table-cell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299" calcext:value-type="float">
            <text:p>299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Fri Jun 02 18:18:00 UTC 2017</text:p>
          </table:table-cell>
          <table:table-cell office:value-type="float" office:value="286" calcext:value-type="float">
            <text:p>286</text:p>
          </table:table-cell>
          <table:table-cell office:value-type="float" office:value="1089843200" calcext:value-type="float">
            <text:p>1089843200</text:p>
          </table:table-cell>
          <table:table-cell office:value-type="float" office:value="5842549.5" calcext:value-type="float">
            <text:p>5842549.5</text:p>
          </table:table-cell>
          <table:table-cell office:value-type="float" office:value="21" calcext:value-type="float">
            <text:p>21</text:p>
          </table:table-cell>
          <table:table-cell office:value-type="float" office:value="29147136" calcext:value-type="float">
            <text:p>29147136</text:p>
          </table:table-cell>
          <table:table-cell office:value-type="float" office:value="84807.046875" calcext:value-type="float">
            <text:p>84807.046875</text:p>
          </table:table-cell>
          <table:table-cell office:value-type="float" office:value="70" calcext:value-type="float">
            <text:p>70</text:p>
          </table:table-cell>
          <table:table-cell office:value-type="float" office:value="580911104" calcext:value-type="float">
            <text:p>580911104</text:p>
          </table:table-cell>
          <table:table-cell office:value-type="float" office:value="16641.337890625" calcext:value-type="float">
            <text:p>16641.337890625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555388928" calcext:value-type="float">
            <text:p>555388928</text:p>
          </table:table-cell>
          <table:table-cell office:value-type="float" office:value="490913792" calcext:value-type="float">
            <text:p>490913792</text:p>
          </table:table-cell>
          <table:table-cell office:value-type="float" office:value="1065503.5" calcext:value-type="float">
            <text:p>1065503.5</text:p>
          </table:table-cell>
          <table:table-cell office:value-type="float" office:value="921902.375" calcext:value-type="float">
            <text:p>921902.375</text:p>
          </table:table-cell>
          <table:table-cell office:value-type="float" office:value="0.0682500004768372" calcext:value-type="float">
            <text:p>0.068250000476837</text:p>
          </table:table-cell>
          <table:table-cell office:value-type="float" office:value="0.0757500007748604" calcext:value-type="float">
            <text:p>0.07575000077486</text:p>
          </table:table-cell>
          <table:table-cell office:value-type="float" office:value="0.108249999582767" calcext:value-type="float">
            <text:p>0.108249999582767</text:p>
          </table:table-cell>
          <table:table-cell office:value-type="float" office:value="0.966250002384186" calcext:value-type="float">
            <text:p>0.966250002384186</text:p>
          </table:table-cell>
          <table:table-cell office:value-type="float" office:value="0.649368524551392" calcext:value-type="float">
            <text:p>0.649368524551392</text:p>
          </table:table-cell>
          <table:table-cell office:value-type="float" office:value="150" calcext:value-type="float">
            <text:p>1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94" calcext:value-type="float">
            <text:p>294</text:p>
          </table:table-cell>
          <table:table-cell office:value-type="float" office:value="291" calcext:value-type="float">
            <text:p>291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296" calcext:value-type="float">
            <text:p>296</text:p>
          </table:table-cell>
          <table:table-cell office:value-type="float" office:value="292" calcext:value-type="float">
            <text:p>292</text:p>
          </table:table-cell>
          <table:table-cell office:value-type="float" office:value="296" calcext:value-type="float">
            <text:p>296</text:p>
          </table:table-cell>
          <table:table-cell office:value-type="float" office:value="295" calcext:value-type="float">
            <text:p>295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Fri Jun 02 18:19:00 UTC 2017</text:p>
          </table:table-cell>
          <table:table-cell office:value-type="float" office:value="275" calcext:value-type="float">
            <text:p>275</text:p>
          </table:table-cell>
          <table:table-cell office:value-type="float" office:value="1091153920" calcext:value-type="float">
            <text:p>1091153920</text:p>
          </table:table-cell>
          <table:table-cell office:value-type="float" office:value="5842549.5" calcext:value-type="float">
            <text:p>5842549.5</text:p>
          </table:table-cell>
          <table:table-cell office:value-type="float" office:value="21" calcext:value-type="float">
            <text:p>21</text:p>
          </table:table-cell>
          <table:table-cell office:value-type="float" office:value="27873280" calcext:value-type="float">
            <text:p>27873280</text:p>
          </table:table-cell>
          <table:table-cell office:value-type="float" office:value="84999.546875" calcext:value-type="float">
            <text:p>84999.546875</text:p>
          </table:table-cell>
          <table:table-cell office:value-type="float" office:value="68" calcext:value-type="float">
            <text:p>68</text:p>
          </table:table-cell>
          <table:table-cell office:value-type="float" office:value="584691712" calcext:value-type="float">
            <text:p>584691712</text:p>
          </table:table-cell>
          <table:table-cell office:value-type="float" office:value="16641.337890625" calcext:value-type="float">
            <text:p>16641.337890625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560553984" calcext:value-type="float">
            <text:p>560553984</text:p>
          </table:table-cell>
          <table:table-cell office:value-type="float" office:value="494374912" calcext:value-type="float">
            <text:p>494374912</text:p>
          </table:table-cell>
          <table:table-cell office:value-type="float" office:value="1348829.75" calcext:value-type="float">
            <text:p>1348829.75</text:p>
          </table:table-cell>
          <table:table-cell office:value-type="string" calcext:value-type="string">
            <text:p>null</text:p>
          </table:table-cell>
          <table:table-cell office:value-type="float" office:value="0.0762500017881393" calcext:value-type="float">
            <text:p>0.076250001788139</text:p>
          </table:table-cell>
          <table:table-cell office:value-type="float" office:value="0.0802500024437905" calcext:value-type="float">
            <text:p>0.080250002443791</text:p>
          </table:table-cell>
          <table:table-cell office:value-type="float" office:value="0.109750002622604" calcext:value-type="float">
            <text:p>0.109750002622604</text:p>
          </table:table-cell>
          <table:table-cell office:value-type="float" office:value="0.960500001907349" calcext:value-type="float">
            <text:p>0.960500001907349</text:p>
          </table:table-cell>
          <table:table-cell office:value-type="float" office:value="0.647565066814423" calcext:value-type="float">
            <text:p>0.647565066814423</text:p>
          </table:table-cell>
          <table:table-cell office:value-type="float" office:value="200" calcext:value-type="float">
            <text:p>2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92" calcext:value-type="float">
            <text:p>292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 office:value-type="float" office:value="290" calcext:value-type="float">
            <text:p>290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Fri Jun 02 18:20:00 UTC 2017</text:p>
          </table:table-cell>
          <table:table-cell office:value-type="float" office:value="311" calcext:value-type="float">
            <text:p>311</text:p>
          </table:table-cell>
          <table:table-cell office:value-type="float" office:value="1077633024" calcext:value-type="float">
            <text:p>1077633024</text:p>
          </table:table-cell>
          <table:table-cell office:value-type="float" office:value="5842549.5" calcext:value-type="float">
            <text:p>5842549.5</text:p>
          </table:table-cell>
          <table:table-cell office:value-type="float" office:value="21" calcext:value-type="float">
            <text:p>21</text:p>
          </table:table-cell>
          <table:table-cell office:value-type="float" office:value="28491776" calcext:value-type="float">
            <text:p>28491776</text:p>
          </table:table-cell>
          <table:table-cell office:value-type="float" office:value="84999.546875" calcext:value-type="float">
            <text:p>84999.546875</text:p>
          </table:table-cell>
          <table:table-cell office:value-type="float" office:value="68" calcext:value-type="float">
            <text:p>68</text:p>
          </table:table-cell>
          <table:table-cell office:value-type="float" office:value="587517952" calcext:value-type="float">
            <text:p>587517952</text:p>
          </table:table-cell>
          <table:table-cell office:value-type="float" office:value="16620.052734375" calcext:value-type="float">
            <text:p>16620.052734375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564080640" calcext:value-type="float">
            <text:p>564080640</text:p>
          </table:table-cell>
          <table:table-cell office:value-type="float" office:value="497799168" calcext:value-type="float">
            <text:p>497799168</text:p>
          </table:table-cell>
          <table:table-cell office:value-type="float" office:value="1348829.75" calcext:value-type="float">
            <text:p>1348829.75</text:p>
          </table:table-cell>
          <table:table-cell office:value-type="string" calcext:value-type="string">
            <text:p>null</text:p>
          </table:table-cell>
          <table:table-cell office:value-type="float" office:value="0.0727500021457672" calcext:value-type="float">
            <text:p>0.072750002145767</text:p>
          </table:table-cell>
          <table:table-cell office:value-type="float" office:value="0.0832500010728836" calcext:value-type="float">
            <text:p>0.083250001072884</text:p>
          </table:table-cell>
          <table:table-cell office:value-type="float" office:value="0.11150000244379" calcext:value-type="float">
            <text:p>0.11150000244379</text:p>
          </table:table-cell>
          <table:table-cell office:value-type="float" office:value="0.965749979019165" calcext:value-type="float">
            <text:p>0.965749979019165</text:p>
          </table:table-cell>
          <table:table-cell office:value-type="float" office:value="0.646542489528656" calcext:value-type="float">
            <text:p>0.646542489528656</text:p>
          </table:table-cell>
          <table:table-cell office:value-type="float" office:value="200" calcext:value-type="float">
            <text:p>20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Fri Jun 02 18:21:00 UTC 2017</text:p>
          </table:table-cell>
          <table:table-cell office:value-type="float" office:value="342" calcext:value-type="float">
            <text:p>342</text:p>
          </table:table-cell>
          <table:table-cell office:value-type="float" office:value="1092395008" calcext:value-type="float">
            <text:p>1092395008</text:p>
          </table:table-cell>
          <table:table-cell office:value-type="float" office:value="6566923" calcext:value-type="float">
            <text:p>6566923</text:p>
          </table:table-cell>
          <table:table-cell office:value-type="float" office:value="24" calcext:value-type="float">
            <text:p>24</text:p>
          </table:table-cell>
          <table:table-cell office:value-type="float" office:value="29876224" calcext:value-type="float">
            <text:p>29876224</text:p>
          </table:table-cell>
          <table:table-cell office:value-type="float" office:value="112200.203125" calcext:value-type="float">
            <text:p>112200.203125</text:p>
          </table:table-cell>
          <table:table-cell office:value-type="float" office:value="74" calcext:value-type="float">
            <text:p>74</text:p>
          </table:table-cell>
          <table:table-cell office:value-type="float" office:value="590184448" calcext:value-type="float">
            <text:p>590184448</text:p>
          </table:table-cell>
          <table:table-cell office:value-type="float" office:value="17725.73828125" calcext:value-type="float">
            <text:p>17725.73828125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570417152" calcext:value-type="float">
            <text:p>570417152</text:p>
          </table:table-cell>
          <table:table-cell office:value-type="float" office:value="500604928" calcext:value-type="float">
            <text:p>500604928</text:p>
          </table:table-cell>
          <table:table-cell office:value-type="float" office:value="1348829.75" calcext:value-type="float">
            <text:p>1348829.75</text:p>
          </table:table-cell>
          <table:table-cell office:value-type="string" calcext:value-type="string">
            <text:p>null</text:p>
          </table:table-cell>
          <table:table-cell office:value-type="float" office:value="0.101250000298023" calcext:value-type="float">
            <text:p>0.101250000298023</text:p>
          </table:table-cell>
          <table:table-cell office:value-type="float" office:value="0.0932499989867211" calcext:value-type="float">
            <text:p>0.093249998986721</text:p>
          </table:table-cell>
          <table:table-cell office:value-type="float" office:value="0.119249999523163" calcext:value-type="float">
            <text:p>0.119249999523163</text:p>
          </table:table-cell>
          <table:table-cell office:value-type="float" office:value="0.962249994277954" calcext:value-type="float">
            <text:p>0.962249994277954</text:p>
          </table:table-cell>
          <table:table-cell office:value-type="float" office:value="0.648551404476166" calcext:value-type="float">
            <text:p>0.648551404476166</text:p>
          </table:table-cell>
          <table:table-cell office:value-type="float" office:value="200" calcext:value-type="float">
            <text:p>20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float" office:value="291" calcext:value-type="float">
            <text:p>291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289" calcext:value-type="float">
            <text:p>289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Fri Jun 02 18:22:00 UTC 2017</text:p>
          </table:table-cell>
          <table:table-cell office:value-type="float" office:value="346" calcext:value-type="float">
            <text:p>346</text:p>
          </table:table-cell>
          <table:table-cell office:value-type="float" office:value="1092755456" calcext:value-type="float">
            <text:p>1092755456</text:p>
          </table:table-cell>
          <table:table-cell office:value-type="float" office:value="6566923" calcext:value-type="float">
            <text:p>6566923</text:p>
          </table:table-cell>
          <table:table-cell office:value-type="float" office:value="26" calcext:value-type="float">
            <text:p>26</text:p>
          </table:table-cell>
          <table:table-cell office:value-type="float" office:value="29261824" calcext:value-type="float">
            <text:p>29261824</text:p>
          </table:table-cell>
          <table:table-cell office:value-type="float" office:value="110824.25" calcext:value-type="float">
            <text:p>110824.25</text:p>
          </table:table-cell>
          <table:table-cell office:value-type="float" office:value="77" calcext:value-type="float">
            <text:p>77</text:p>
          </table:table-cell>
          <table:table-cell office:value-type="float" office:value="593440768" calcext:value-type="float">
            <text:p>593440768</text:p>
          </table:table-cell>
          <table:table-cell office:value-type="float" office:value="17640.73828125" calcext:value-type="float">
            <text:p>17640.73828125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573468672" calcext:value-type="float">
            <text:p>573468672</text:p>
          </table:table-cell>
          <table:table-cell office:value-type="float" office:value="502435840" calcext:value-type="float">
            <text:p>502435840</text:p>
          </table:table-cell>
          <table:table-cell office:value-type="float" office:value="1348829.75" calcext:value-type="float">
            <text:p>1348829.75</text:p>
          </table:table-cell>
          <table:table-cell office:value-type="string" calcext:value-type="string">
            <text:p>null</text:p>
          </table:table-cell>
          <table:table-cell office:value-type="float" office:value="0.0745000019669533" calcext:value-type="float">
            <text:p>0.074500001966953</text:p>
          </table:table-cell>
          <table:table-cell office:value-type="float" office:value="0.0857499986886978" calcext:value-type="float">
            <text:p>0.085749998688698</text:p>
          </table:table-cell>
          <table:table-cell office:value-type="float" office:value="0.112750001251698" calcext:value-type="float">
            <text:p>0.112750001251698</text:p>
          </table:table-cell>
          <table:table-cell office:value-type="float" office:value="0.960749983787537" calcext:value-type="float">
            <text:p>0.960749983787537</text:p>
          </table:table-cell>
          <table:table-cell office:value-type="float" office:value="0.648566067218781" calcext:value-type="float">
            <text:p>0.648566067218781</text:p>
          </table:table-cell>
          <table:table-cell office:value-type="float" office:value="250" calcext:value-type="float">
            <text:p>2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Fri Jun 02 18:23:00 UTC 2017</text:p>
          </table:table-cell>
          <table:table-cell office:value-type="float" office:value="375" calcext:value-type="float">
            <text:p>375</text:p>
          </table:table-cell>
          <table:table-cell office:value-type="float" office:value="1092915200" calcext:value-type="float">
            <text:p>1092915200</text:p>
          </table:table-cell>
          <table:table-cell office:value-type="float" office:value="7294221" calcext:value-type="float">
            <text:p>7294221</text:p>
          </table:table-cell>
          <table:table-cell office:value-type="float" office:value="27" calcext:value-type="float">
            <text:p>27</text:p>
          </table:table-cell>
          <table:table-cell office:value-type="float" office:value="29978624" calcext:value-type="float">
            <text:p>29978624</text:p>
          </table:table-cell>
          <table:table-cell office:value-type="float" office:value="103867.1328125" calcext:value-type="float">
            <text:p>103867.1328125</text:p>
          </table:table-cell>
          <table:table-cell office:value-type="float" office:value="78" calcext:value-type="float">
            <text:p>78</text:p>
          </table:table-cell>
          <table:table-cell office:value-type="float" office:value="593580032" calcext:value-type="float">
            <text:p>593580032</text:p>
          </table:table-cell>
          <table:table-cell office:value-type="float" office:value="18965.17578125" calcext:value-type="float">
            <text:p>18965.17578125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79317760" calcext:value-type="float">
            <text:p>579317760</text:p>
          </table:table-cell>
          <table:table-cell office:value-type="float" office:value="507748352" calcext:value-type="float">
            <text:p>507748352</text:p>
          </table:table-cell>
          <table:table-cell office:value-type="float" office:value="1532374.5" calcext:value-type="float">
            <text:p>1532374.5</text:p>
          </table:table-cell>
          <table:table-cell office:value-type="float" office:value="1400738.5" calcext:value-type="float">
            <text:p>1400738.5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0967499986290932" calcext:value-type="float">
            <text:p>0.096749998629093</text:p>
          </table:table-cell>
          <table:table-cell office:value-type="float" office:value="0.125249996781349" calcext:value-type="float">
            <text:p>0.125249996781349</text:p>
          </table:table-cell>
          <table:table-cell office:value-type="float" office:value="0.958249986171722" calcext:value-type="float">
            <text:p>0.958249986171722</text:p>
          </table:table-cell>
          <table:table-cell office:value-type="float" office:value="0.650975286960602" calcext:value-type="float">
            <text:p>0.650975286960602</text:p>
          </table:table-cell>
          <table:table-cell office:value-type="float" office:value="250" calcext:value-type="float">
            <text:p>2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6" calcext:value-type="float">
            <text:p>28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18:24:00 UTC 2017</text:p>
          </table:table-cell>
          <table:table-cell office:value-type="float" office:value="367" calcext:value-type="float">
            <text:p>367</text:p>
          </table:table-cell>
          <table:table-cell office:value-type="float" office:value="1092841472" calcext:value-type="float">
            <text:p>1092841472</text:p>
          </table:table-cell>
          <table:table-cell office:value-type="float" office:value="7959703.5" calcext:value-type="float">
            <text:p>7959703.5</text:p>
          </table:table-cell>
          <table:table-cell office:value-type="float" office:value="29" calcext:value-type="float">
            <text:p>29</text:p>
          </table:table-cell>
          <table:table-cell office:value-type="float" office:value="30789632" calcext:value-type="float">
            <text:p>30789632</text:p>
          </table:table-cell>
          <table:table-cell office:value-type="float" office:value="116230.2421875" calcext:value-type="float">
            <text:p>116230.2421875</text:p>
          </table:table-cell>
          <table:table-cell office:value-type="float" office:value="85" calcext:value-type="float">
            <text:p>85</text:p>
          </table:table-cell>
          <table:table-cell office:value-type="float" office:value="595988480" calcext:value-type="float">
            <text:p>595988480</text:p>
          </table:table-cell>
          <table:table-cell office:value-type="float" office:value="18965.17578125" calcext:value-type="float">
            <text:p>18965.17578125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583966720" calcext:value-type="float">
            <text:p>583966720</text:p>
          </table:table-cell>
          <table:table-cell office:value-type="float" office:value="510218240" calcext:value-type="float">
            <text:p>510218240</text:p>
          </table:table-cell>
          <table:table-cell office:value-type="float" office:value="1643956.625" calcext:value-type="float">
            <text:p>1643956.625</text:p>
          </table:table-cell>
          <table:table-cell office:value-type="float" office:value="1624169.125" calcext:value-type="float">
            <text:p>1624169.125</text:p>
          </table:table-cell>
          <table:table-cell office:value-type="float" office:value="0.0750000029802322" calcext:value-type="float">
            <text:p>0.075000002980232</text:p>
          </table:table-cell>
          <table:table-cell office:value-type="float" office:value="0.0967499986290932" calcext:value-type="float">
            <text:p>0.096749998629093</text:p>
          </table:table-cell>
          <table:table-cell office:value-type="float" office:value="0.127000004053116" calcext:value-type="float">
            <text:p>0.127000004053116</text:p>
          </table:table-cell>
          <table:table-cell office:value-type="float" office:value="0.958500027656555" calcext:value-type="float">
            <text:p>0.958500027656555</text:p>
          </table:table-cell>
          <table:table-cell office:value-type="float" office:value="0.648868441581726" calcext:value-type="float">
            <text:p>0.648868441581726</text:p>
          </table:table-cell>
          <table:table-cell office:value-type="float" office:value="250" calcext:value-type="float">
            <text:p>25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81" calcext:value-type="float">
            <text:p>281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Fri Jun 02 18:25:00 UTC 2017</text:p>
          </table:table-cell>
          <table:table-cell office:value-type="float" office:value="351" calcext:value-type="float">
            <text:p>351</text:p>
          </table:table-cell>
          <table:table-cell office:value-type="float" office:value="1093541888" calcext:value-type="float">
            <text:p>1093541888</text:p>
          </table:table-cell>
          <table:table-cell office:value-type="float" office:value="7959703.5" calcext:value-type="float">
            <text:p>7959703.5</text:p>
          </table:table-cell>
          <table:table-cell office:value-type="float" office:value="28" calcext:value-type="float">
            <text:p>28</text:p>
          </table:table-cell>
          <table:table-cell office:value-type="float" office:value="30130176" calcext:value-type="float">
            <text:p>30130176</text:p>
          </table:table-cell>
          <table:table-cell office:value-type="float" office:value="118478.75" calcext:value-type="float">
            <text:p>118478.75</text:p>
          </table:table-cell>
          <table:table-cell office:value-type="float" office:value="85" calcext:value-type="float">
            <text:p>85</text:p>
          </table:table-cell>
          <table:table-cell office:value-type="float" office:value="598487040" calcext:value-type="float">
            <text:p>598487040</text:p>
          </table:table-cell>
          <table:table-cell office:value-type="float" office:value="18965.17578125" calcext:value-type="float">
            <text:p>18965.17578125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587698176" calcext:value-type="float">
            <text:p>587698176</text:p>
          </table:table-cell>
          <table:table-cell office:value-type="float" office:value="514371584" calcext:value-type="float">
            <text:p>514371584</text:p>
          </table:table-cell>
          <table:table-cell office:value-type="float" office:value="1621720.625" calcext:value-type="float">
            <text:p>1621720.625</text:p>
          </table:table-cell>
          <table:table-cell office:value-type="float" office:value="1624169.125" calcext:value-type="float">
            <text:p>1624169.125</text:p>
          </table:table-cell>
          <table:table-cell office:value-type="float" office:value="0.0745000019669533" calcext:value-type="float">
            <text:p>0.074500001966953</text:p>
          </table:table-cell>
          <table:table-cell office:value-type="float" office:value="0.099250003695488" calcext:value-type="float">
            <text:p>0.099250003695488</text:p>
          </table:table-cell>
          <table:table-cell office:value-type="float" office:value="0.131249994039536" calcext:value-type="float">
            <text:p>0.131249994039536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0.649296581745148" calcext:value-type="float">
            <text:p>0.649296581745148</text:p>
          </table:table-cell>
          <table:table-cell office:value-type="float" office:value="300" calcext:value-type="float">
            <text:p>3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6" calcext:value-type="float">
            <text:p>286</text:p>
          </table:table-cell>
          <table:table-cell office:value-type="float" office:value="280" calcext:value-type="float">
            <text:p>280</text:p>
          </table:table-cell>
          <table:table-cell office:value-type="float" office:value="286" calcext:value-type="float">
            <text:p>286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Fri Jun 02 18:26:00 UTC 2017</text:p>
          </table:table-cell>
          <table:table-cell office:value-type="float" office:value="374" calcext:value-type="float">
            <text:p>374</text:p>
          </table:table-cell>
          <table:table-cell office:value-type="float" office:value="1094942720" calcext:value-type="float">
            <text:p>1094942720</text:p>
          </table:table-cell>
          <table:table-cell office:value-type="float" office:value="7959703.5" calcext:value-type="float">
            <text:p>7959703.5</text:p>
          </table:table-cell>
          <table:table-cell office:value-type="float" office:value="28" calcext:value-type="float">
            <text:p>28</text:p>
          </table:table-cell>
          <table:table-cell office:value-type="float" office:value="30072832" calcext:value-type="float">
            <text:p>30072832</text:p>
          </table:table-cell>
          <table:table-cell office:value-type="float" office:value="118478.75" calcext:value-type="float">
            <text:p>118478.75</text:p>
          </table:table-cell>
          <table:table-cell office:value-type="float" office:value="81" calcext:value-type="float">
            <text:p>81</text:p>
          </table:table-cell>
          <table:table-cell office:value-type="float" office:value="600711168" calcext:value-type="float">
            <text:p>600711168</text:p>
          </table:table-cell>
          <table:table-cell office:value-type="float" office:value="19322.763671875" calcext:value-type="float">
            <text:p>19322.763671875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594116608" calcext:value-type="float">
            <text:p>594116608</text:p>
          </table:table-cell>
          <table:table-cell office:value-type="float" office:value="518488064" calcext:value-type="float">
            <text:p>518488064</text:p>
          </table:table-cell>
          <table:table-cell office:value-type="float" office:value="1556710.25" calcext:value-type="float">
            <text:p>1556710.25</text:p>
          </table:table-cell>
          <table:table-cell office:value-type="float" office:value="1576517.25" calcext:value-type="float">
            <text:p>1576517.25</text:p>
          </table:table-cell>
          <table:table-cell office:value-type="float" office:value="0.0677499994635582" calcext:value-type="float">
            <text:p>0.067749999463558</text:p>
          </table:table-cell>
          <table:table-cell office:value-type="float" office:value="0.104500003159046" calcext:value-type="float">
            <text:p>0.104500003159046</text:p>
          </table:table-cell>
          <table:table-cell office:value-type="float" office:value="0.12950000166893" calcext:value-type="float">
            <text:p>0.12950000166893</text:p>
          </table:table-cell>
          <table:table-cell office:value-type="float" office:value="0.961000025272369" calcext:value-type="float">
            <text:p>0.961000025272369</text:p>
          </table:table-cell>
          <table:table-cell office:value-type="float" office:value="0.649429678916931" calcext:value-type="float">
            <text:p>0.649429678916931</text:p>
          </table:table-cell>
          <table:table-cell office:value-type="float" office:value="300" calcext:value-type="float">
            <text:p>3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81" calcext:value-type="float">
            <text:p>281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288" calcext:value-type="float">
            <text:p>288</text:p>
          </table:table-cell>
          <table:table-cell office:value-type="float" office:value="285" calcext:value-type="float">
            <text:p>285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Fri Jun 02 18:27:00 UTC 2017</text:p>
          </table:table-cell>
          <table:table-cell office:value-type="float" office:value="394" calcext:value-type="float">
            <text:p>394</text:p>
          </table:table-cell>
          <table:table-cell office:value-type="float" office:value="1093787648" calcext:value-type="float">
            <text:p>1093787648</text:p>
          </table:table-cell>
          <table:table-cell office:value-type="float" office:value="7959703.5" calcext:value-type="float">
            <text:p>7959703.5</text:p>
          </table:table-cell>
          <table:table-cell office:value-type="float" office:value="28" calcext:value-type="float">
            <text:p>28</text:p>
          </table:table-cell>
          <table:table-cell office:value-type="float" office:value="30810112" calcext:value-type="float">
            <text:p>30810112</text:p>
          </table:table-cell>
          <table:table-cell office:value-type="float" office:value="118478.75" calcext:value-type="float">
            <text:p>118478.75</text:p>
          </table:table-cell>
          <table:table-cell office:value-type="float" office:value="83" calcext:value-type="float">
            <text:p>83</text:p>
          </table:table-cell>
          <table:table-cell office:value-type="float" office:value="602722304" calcext:value-type="float">
            <text:p>602722304</text:p>
          </table:table-cell>
          <table:table-cell office:value-type="float" office:value="20048.470703125" calcext:value-type="float">
            <text:p>20048.470703125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598814720" calcext:value-type="float">
            <text:p>598814720</text:p>
          </table:table-cell>
          <table:table-cell office:value-type="float" office:value="524918784" calcext:value-type="float">
            <text:p>524918784</text:p>
          </table:table-cell>
          <table:table-cell office:value-type="float" office:value="1556710.25" calcext:value-type="float">
            <text:p>1556710.25</text:p>
          </table:table-cell>
          <table:table-cell office:value-type="float" office:value="1576517.25" calcext:value-type="float">
            <text:p>1576517.25</text:p>
          </table:table-cell>
          <table:table-cell office:value-type="float" office:value="0.0827500000596046" calcext:value-type="float">
            <text:p>0.082750000059605</text:p>
          </table:table-cell>
          <table:table-cell office:value-type="float" office:value="0.116499997675419" calcext:value-type="float">
            <text:p>0.116499997675419</text:p>
          </table:table-cell>
          <table:table-cell office:value-type="float" office:value="0.132750004529953" calcext:value-type="float">
            <text:p>0.132750004529953</text:p>
          </table:table-cell>
          <table:table-cell office:value-type="float" office:value="0.957249999046326" calcext:value-type="float">
            <text:p>0.957249999046326</text:p>
          </table:table-cell>
          <table:table-cell office:value-type="float" office:value="0.649735927581787" calcext:value-type="float">
            <text:p>0.649735927581787</text:p>
          </table:table-cell>
          <table:table-cell office:value-type="float" office:value="300" calcext:value-type="float">
            <text:p>3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279" calcext:value-type="float">
            <text:p>279</text:p>
          </table:table-cell>
          <table:table-cell table:number-columns-repeated="3"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Fri Jun 02 18:28:00 UTC 2017</text:p>
          </table:table-cell>
          <table:table-cell office:value-type="float" office:value="377" calcext:value-type="float">
            <text:p>377</text:p>
          </table:table-cell>
          <table:table-cell office:value-type="float" office:value="1095479296" calcext:value-type="float">
            <text:p>1095479296</text:p>
          </table:table-cell>
          <table:table-cell office:value-type="float" office:value="7959703.5" calcext:value-type="float">
            <text:p>7959703.5</text:p>
          </table:table-cell>
          <table:table-cell office:value-type="float" office:value="30" calcext:value-type="float">
            <text:p>30</text:p>
          </table:table-cell>
          <table:table-cell office:value-type="float" office:value="30007296" calcext:value-type="float">
            <text:p>30007296</text:p>
          </table:table-cell>
          <table:table-cell office:value-type="float" office:value="122849.875" calcext:value-type="float">
            <text:p>122849.875</text:p>
          </table:table-cell>
          <table:table-cell office:value-type="float" office:value="87" calcext:value-type="float">
            <text:p>87</text:p>
          </table:table-cell>
          <table:table-cell office:value-type="float" office:value="605687808" calcext:value-type="float">
            <text:p>605687808</text:p>
          </table:table-cell>
          <table:table-cell office:value-type="float" office:value="20197.166015625" calcext:value-type="float">
            <text:p>20197.166015625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604655616" calcext:value-type="float">
            <text:p>604655616</text:p>
          </table:table-cell>
          <table:table-cell office:value-type="float" office:value="526868480" calcext:value-type="float">
            <text:p>526868480</text:p>
          </table:table-cell>
          <table:table-cell office:value-type="float" office:value="1556710.25" calcext:value-type="float">
            <text:p>1556710.25</text:p>
          </table:table-cell>
          <table:table-cell office:value-type="float" office:value="1576517.25" calcext:value-type="float">
            <text:p>1576517.25</text:p>
          </table:table-cell>
          <table:table-cell office:value-type="float" office:value="0.0705000013113022" calcext:value-type="float">
            <text:p>0.070500001311302</text:p>
          </table:table-cell>
          <table:table-cell office:value-type="float" office:value="0.106499999761581" calcext:value-type="float">
            <text:p>0.106499999761581</text:p>
          </table:table-cell>
          <table:table-cell office:value-type="float" office:value="0.133750006556511" calcext:value-type="float">
            <text:p>0.133750006556511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0.651329517364502" calcext:value-type="float">
            <text:p>0.651329517364502</text:p>
          </table:table-cell>
          <table:table-cell office:value-type="float" office:value="350" calcext:value-type="float">
            <text:p>35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Fri Jun 02 18:29:00 UTC 2017</text:p>
          </table:table-cell>
          <table:table-cell office:value-type="float" office:value="372" calcext:value-type="float">
            <text:p>372</text:p>
          </table:table-cell>
          <table:table-cell office:value-type="float" office:value="1095614464" calcext:value-type="float">
            <text:p>1095614464</text:p>
          </table:table-cell>
          <table:table-cell office:value-type="float" office:value="8232590.5" calcext:value-type="float">
            <text:p>8232590.5</text:p>
          </table:table-cell>
          <table:table-cell office:value-type="float" office:value="30" calcext:value-type="float">
            <text:p>30</text:p>
          </table:table-cell>
          <table:table-cell office:value-type="float" office:value="30781440" calcext:value-type="float">
            <text:p>30781440</text:p>
          </table:table-cell>
          <table:table-cell office:value-type="float" office:value="122849.875" calcext:value-type="float">
            <text:p>122849.875</text:p>
          </table:table-cell>
          <table:table-cell office:value-type="float" office:value="86" calcext:value-type="float">
            <text:p>86</text:p>
          </table:table-cell>
          <table:table-cell office:value-type="float" office:value="607612928" calcext:value-type="float">
            <text:p>607612928</text:p>
          </table:table-cell>
          <table:table-cell office:value-type="float" office:value="20865.66796875" calcext:value-type="float">
            <text:p>20865.66796875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609677312" calcext:value-type="float">
            <text:p>609677312</text:p>
          </table:table-cell>
          <table:table-cell office:value-type="float" office:value="534020096" calcext:value-type="float">
            <text:p>534020096</text:p>
          </table:table-cell>
          <table:table-cell office:value-type="float" office:value="1654762.75" calcext:value-type="float">
            <text:p>1654762.75</text:p>
          </table:table-cell>
          <table:table-cell office:value-type="string" calcext:value-type="string">
            <text:p>null</text:p>
          </table:table-cell>
          <table:table-cell office:value-type="float" office:value="0.0732500031590462" calcext:value-type="float">
            <text:p>0.073250003159046</text:p>
          </table:table-cell>
          <table:table-cell office:value-type="float" office:value="0.108750000596046" calcext:value-type="float">
            <text:p>0.108750000596046</text:p>
          </table:table-cell>
          <table:table-cell office:value-type="float" office:value="0.135250002145767" calcext:value-type="float">
            <text:p>0.135250002145767</text:p>
          </table:table-cell>
          <table:table-cell office:value-type="float" office:value="0.957000017166138" calcext:value-type="float">
            <text:p>0.957000017166138</text:p>
          </table:table-cell>
          <table:table-cell office:value-type="float" office:value="0.650242805480957" calcext:value-type="float">
            <text:p>0.650242805480957</text:p>
          </table:table-cell>
          <table:table-cell office:value-type="float" office:value="350" calcext:value-type="float">
            <text:p>3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Fri Jun 02 18:30:00 UTC 2017</text:p>
          </table:table-cell>
          <table:table-cell office:value-type="float" office:value="365" calcext:value-type="float">
            <text:p>365</text:p>
          </table:table-cell>
          <table:table-cell office:value-type="float" office:value="1094549504" calcext:value-type="float">
            <text:p>1094549504</text:p>
          </table:table-cell>
          <table:table-cell office:value-type="float" office:value="8232590.5" calcext:value-type="float">
            <text:p>8232590.5</text:p>
          </table:table-cell>
          <table:table-cell office:value-type="float" office:value="28" calcext:value-type="float">
            <text:p>28</text:p>
          </table:table-cell>
          <table:table-cell office:value-type="float" office:value="30760960" calcext:value-type="float">
            <text:p>30760960</text:p>
          </table:table-cell>
          <table:table-cell office:value-type="float" office:value="122849.875" calcext:value-type="float">
            <text:p>122849.875</text:p>
          </table:table-cell>
          <table:table-cell office:value-type="float" office:value="82" calcext:value-type="float">
            <text:p>82</text:p>
          </table:table-cell>
          <table:table-cell office:value-type="float" office:value="609583104" calcext:value-type="float">
            <text:p>609583104</text:p>
          </table:table-cell>
          <table:table-cell office:value-type="float" office:value="19086.6796875" calcext:value-type="float">
            <text:p>19086.6796875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613072896" calcext:value-type="float">
            <text:p>613072896</text:p>
          </table:table-cell>
          <table:table-cell office:value-type="float" office:value="543805440" calcext:value-type="float">
            <text:p>543805440</text:p>
          </table:table-cell>
          <table:table-cell office:value-type="float" office:value="1518502.375" calcext:value-type="float">
            <text:p>1518502.375</text:p>
          </table:table-cell>
          <table:table-cell office:value-type="string" calcext:value-type="string">
            <text:p>null</text:p>
          </table:table-cell>
          <table:table-cell office:value-type="float" office:value="0.0727500021457672" calcext:value-type="float">
            <text:p>0.072750002145767</text:p>
          </table:table-cell>
          <table:table-cell office:value-type="float" office:value="0.122500002384186" calcext:value-type="float">
            <text:p>0.122500002384186</text:p>
          </table:table-cell>
          <table:table-cell office:value-type="float" office:value="0.137500002980232" calcext:value-type="float">
            <text:p>0.137500002980232</text:p>
          </table:table-cell>
          <table:table-cell office:value-type="float" office:value="0.958500027656555" calcext:value-type="float">
            <text:p>0.958500027656555</text:p>
          </table:table-cell>
          <table:table-cell office:value-type="float" office:value="0.650374948978424" calcext:value-type="float">
            <text:p>0.650374948978424</text:p>
          </table:table-cell>
          <table:table-cell office:value-type="float" office:value="350" calcext:value-type="float">
            <text:p>35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table:number-columns-repeated="3"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Fri Jun 02 18:31:00 UTC 2017</text:p>
          </table:table-cell>
          <table:table-cell office:value-type="float" office:value="375" calcext:value-type="float">
            <text:p>375</text:p>
          </table:table-cell>
          <table:table-cell office:value-type="float" office:value="1095499776" calcext:value-type="float">
            <text:p>1095499776</text:p>
          </table:table-cell>
          <table:table-cell office:value-type="float" office:value="8232590.5" calcext:value-type="float">
            <text:p>8232590.5</text:p>
          </table:table-cell>
          <table:table-cell office:value-type="float" office:value="29" calcext:value-type="float">
            <text:p>29</text:p>
          </table:table-cell>
          <table:table-cell office:value-type="float" office:value="29978624" calcext:value-type="float">
            <text:p>29978624</text:p>
          </table:table-cell>
          <table:table-cell office:value-type="float" office:value="122849.875" calcext:value-type="float">
            <text:p>122849.875</text:p>
          </table:table-cell>
          <table:table-cell office:value-type="float" office:value="83" calcext:value-type="float">
            <text:p>83</text:p>
          </table:table-cell>
          <table:table-cell office:value-type="float" office:value="611811328" calcext:value-type="float">
            <text:p>611811328</text:p>
          </table:table-cell>
          <table:table-cell office:value-type="float" office:value="19860.2890625" calcext:value-type="float">
            <text:p>19860.2890625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619749376" calcext:value-type="float">
            <text:p>619749376</text:p>
          </table:table-cell>
          <table:table-cell office:value-type="float" office:value="549216256" calcext:value-type="float">
            <text:p>549216256</text:p>
          </table:table-cell>
          <table:table-cell office:value-type="float" office:value="1518502.375" calcext:value-type="float">
            <text:p>1518502.375</text:p>
          </table:table-cell>
          <table:table-cell office:value-type="string" calcext:value-type="string">
            <text:p>null</text:p>
          </table:table-cell>
          <table:table-cell office:value-type="float" office:value="0.0912500023841858" calcext:value-type="float">
            <text:p>0.091250002384186</text:p>
          </table:table-cell>
          <table:table-cell office:value-type="float" office:value="0.115000002086163" calcext:value-type="float">
            <text:p>0.115000002086163</text:p>
          </table:table-cell>
          <table:table-cell office:value-type="float" office:value="0.140000000596046" calcext:value-type="float">
            <text:p>0.140000000596046</text:p>
          </table:table-cell>
          <table:table-cell office:value-type="float" office:value="0.957249999046326" calcext:value-type="float">
            <text:p>0.957249999046326</text:p>
          </table:table-cell>
          <table:table-cell office:value-type="float" office:value="0.652740061283112" calcext:value-type="float">
            <text:p>0.652740061283112</text:p>
          </table:table-cell>
          <table:table-cell office:value-type="float" office:value="400" calcext:value-type="float">
            <text:p>40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5"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82" calcext:value-type="float">
            <text:p>282</text:p>
          </table:table-cell>
          <table:table-cell table:number-columns-repeated="3"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Fri Jun 02 18:32:00 UTC 2017</text:p>
          </table:table-cell>
          <table:table-cell office:value-type="float" office:value="350" calcext:value-type="float">
            <text:p>350</text:p>
          </table:table-cell>
          <table:table-cell office:value-type="float" office:value="1096818688" calcext:value-type="float">
            <text:p>1096818688</text:p>
          </table:table-cell>
          <table:table-cell office:value-type="float" office:value="7566091.5" calcext:value-type="float">
            <text:p>7566091.5</text:p>
          </table:table-cell>
          <table:table-cell office:value-type="float" office:value="28" calcext:value-type="float">
            <text:p>28</text:p>
          </table:table-cell>
          <table:table-cell office:value-type="float" office:value="30695424" calcext:value-type="float">
            <text:p>30695424</text:p>
          </table:table-cell>
          <table:table-cell office:value-type="float" office:value="122849.875" calcext:value-type="float">
            <text:p>122849.875</text:p>
          </table:table-cell>
          <table:table-cell office:value-type="float" office:value="90" calcext:value-type="float">
            <text:p>90</text:p>
          </table:table-cell>
          <table:table-cell office:value-type="float" office:value="613847040" calcext:value-type="float">
            <text:p>613847040</text:p>
          </table:table-cell>
          <table:table-cell office:value-type="float" office:value="19860.2890625" calcext:value-type="float">
            <text:p>19860.289062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629456896" calcext:value-type="float">
            <text:p>629456896</text:p>
          </table:table-cell>
          <table:table-cell office:value-type="float" office:value="553619456" calcext:value-type="float">
            <text:p>553619456</text:p>
          </table:table-cell>
          <table:table-cell office:value-type="float" office:value="1385501.875" calcext:value-type="float">
            <text:p>1385501.875</text:p>
          </table:table-cell>
          <table:table-cell office:value-type="float" office:value="1462287.125" calcext:value-type="float">
            <text:p>1462287.125</text:p>
          </table:table-cell>
          <table:table-cell office:value-type="float" office:value="0.0827500000596046" calcext:value-type="float">
            <text:p>0.082750000059605</text:p>
          </table:table-cell>
          <table:table-cell office:value-type="float" office:value="0.119499996304512" calcext:value-type="float">
            <text:p>0.119499996304512</text:p>
          </table:table-cell>
          <table:table-cell office:value-type="float" office:value="0.143749997019768" calcext:value-type="float">
            <text:p>0.143749997019768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0.650790333747864" calcext:value-type="float">
            <text:p>0.650790333747864</text:p>
          </table:table-cell>
          <table:table-cell office:value-type="float" office:value="400" calcext:value-type="float">
            <text:p>4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table:number-columns-repeated="3"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table:number-columns-repeated="3"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Fri Jun 02 18:33:00 UTC 2017</text:p>
          </table:table-cell>
          <table:table-cell office:value-type="float" office:value="357" calcext:value-type="float">
            <text:p>357</text:p>
          </table:table-cell>
          <table:table-cell office:value-type="float" office:value="1095589888" calcext:value-type="float">
            <text:p>1095589888</text:p>
          </table:table-cell>
          <table:table-cell office:value-type="float" office:value="7566091.5" calcext:value-type="float">
            <text:p>7566091.5</text:p>
          </table:table-cell>
          <table:table-cell office:value-type="float" office:value="27" calcext:value-type="float">
            <text:p>27</text:p>
          </table:table-cell>
          <table:table-cell office:value-type="float" office:value="30003200" calcext:value-type="float">
            <text:p>30003200</text:p>
          </table:table-cell>
          <table:table-cell office:value-type="float" office:value="122849.875" calcext:value-type="float">
            <text:p>122849.875</text:p>
          </table:table-cell>
          <table:table-cell office:value-type="float" office:value="81" calcext:value-type="float">
            <text:p>81</text:p>
          </table:table-cell>
          <table:table-cell office:value-type="float" office:value="616820736" calcext:value-type="float">
            <text:p>616820736</text:p>
          </table:table-cell>
          <table:table-cell office:value-type="float" office:value="19860.2890625" calcext:value-type="float">
            <text:p>19860.2890625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632053760" calcext:value-type="float">
            <text:p>632053760</text:p>
          </table:table-cell>
          <table:table-cell office:value-type="float" office:value="557035520" calcext:value-type="float">
            <text:p>557035520</text:p>
          </table:table-cell>
          <table:table-cell office:value-type="float" office:value="1385501.875" calcext:value-type="float">
            <text:p>1385501.875</text:p>
          </table:table-cell>
          <table:table-cell office:value-type="float" office:value="1462287.125" calcext:value-type="float">
            <text:p>1462287.125</text:p>
          </table:table-cell>
          <table:table-cell office:value-type="float" office:value="0.0670000016689301" calcext:value-type="float">
            <text:p>0.06700000166893</text:p>
          </table:table-cell>
          <table:table-cell office:value-type="float" office:value="0.12049999833107" calcext:value-type="float">
            <text:p>0.12049999833107</text:p>
          </table:table-cell>
          <table:table-cell office:value-type="float" office:value="0.140249997377396" calcext:value-type="float">
            <text:p>0.140249997377396</text:p>
          </table:table-cell>
          <table:table-cell office:value-type="float" office:value="0.958750009536743" calcext:value-type="float">
            <text:p>0.958750009536743</text:p>
          </table:table-cell>
          <table:table-cell office:value-type="float" office:value="0.651004612445831" calcext:value-type="float">
            <text:p>0.651004612445831</text:p>
          </table:table-cell>
          <table:table-cell office:value-type="float" office:value="400" calcext:value-type="float">
            <text:p>4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8" calcext:value-type="float">
            <text:p>288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Fri Jun 02 18:34:00 UTC 2017</text:p>
          </table:table-cell>
          <table:table-cell office:value-type="float" office:value="339" calcext:value-type="float">
            <text:p>339</text:p>
          </table:table-cell>
          <table:table-cell office:value-type="float" office:value="1096900608" calcext:value-type="float">
            <text:p>1096900608</text:p>
          </table:table-cell>
          <table:table-cell office:value-type="float" office:value="7566091.5" calcext:value-type="float">
            <text:p>7566091.5</text:p>
          </table:table-cell>
          <table:table-cell office:value-type="float" office:value="28" calcext:value-type="float">
            <text:p>28</text:p>
          </table:table-cell>
          <table:table-cell office:value-type="float" office:value="30838784" calcext:value-type="float">
            <text:p>30838784</text:p>
          </table:table-cell>
          <table:table-cell office:value-type="float" office:value="133701.21875" calcext:value-type="float">
            <text:p>133701.21875</text:p>
          </table:table-cell>
          <table:table-cell office:value-type="float" office:value="86" calcext:value-type="float">
            <text:p>86</text:p>
          </table:table-cell>
          <table:table-cell office:value-type="float" office:value="619036672" calcext:value-type="float">
            <text:p>619036672</text:p>
          </table:table-cell>
          <table:table-cell office:value-type="float" office:value="19860.2890625" calcext:value-type="float">
            <text:p>19860.2890625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634933248" calcext:value-type="float">
            <text:p>634933248</text:p>
          </table:table-cell>
          <table:table-cell office:value-type="float" office:value="562692096" calcext:value-type="float">
            <text:p>562692096</text:p>
          </table:table-cell>
          <table:table-cell office:value-type="float" office:value="1586739.25" calcext:value-type="float">
            <text:p>1586739.25</text:p>
          </table:table-cell>
          <table:table-cell office:value-type="float" office:value="1531306.25" calcext:value-type="float">
            <text:p>1531306.25</text:p>
          </table:table-cell>
          <table:table-cell office:value-type="float" office:value="0.0792500004172325" calcext:value-type="float">
            <text:p>0.079250000417233</text:p>
          </table:table-cell>
          <table:table-cell office:value-type="float" office:value="0.126750007271767" calcext:value-type="float">
            <text:p>0.126750007271767</text:p>
          </table:table-cell>
          <table:table-cell office:value-type="float" office:value="0.147499993443489" calcext:value-type="float">
            <text:p>0.147499993443489</text:p>
          </table:table-cell>
          <table:table-cell office:value-type="float" office:value="0.957750022411346" calcext:value-type="float">
            <text:p>0.957750022411346</text:p>
          </table:table-cell>
          <table:table-cell office:value-type="float" office:value="0.651203751564026" calcext:value-type="float">
            <text:p>0.651203751564026</text:p>
          </table:table-cell>
          <table:table-cell office:value-type="float" office:value="500" calcext:value-type="float">
            <text:p>5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table:number-columns-repeated="4"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Fri Jun 02 18:35:00 UTC 2017</text:p>
          </table:table-cell>
          <table:table-cell office:value-type="float" office:value="373" calcext:value-type="float">
            <text:p>373</text:p>
          </table:table-cell>
          <table:table-cell office:value-type="float" office:value="1096540160" calcext:value-type="float">
            <text:p>1096540160</text:p>
          </table:table-cell>
          <table:table-cell office:value-type="float" office:value="7570490.5" calcext:value-type="float">
            <text:p>7570490.5</text:p>
          </table:table-cell>
          <table:table-cell office:value-type="float" office:value="28" calcext:value-type="float">
            <text:p>28</text:p>
          </table:table-cell>
          <table:table-cell office:value-type="float" office:value="30928896" calcext:value-type="float">
            <text:p>30928896</text:p>
          </table:table-cell>
          <table:table-cell office:value-type="float" office:value="133701.21875" calcext:value-type="float">
            <text:p>133701.21875</text:p>
          </table:table-cell>
          <table:table-cell office:value-type="float" office:value="85" calcext:value-type="float">
            <text:p>85</text:p>
          </table:table-cell>
          <table:table-cell office:value-type="float" office:value="621322240" calcext:value-type="float">
            <text:p>621322240</text:p>
          </table:table-cell>
          <table:table-cell office:value-type="float" office:value="19860.2890625" calcext:value-type="float">
            <text:p>19860.2890625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645918720" calcext:value-type="float">
            <text:p>645918720</text:p>
          </table:table-cell>
          <table:table-cell office:value-type="float" office:value="575664128" calcext:value-type="float">
            <text:p>575664128</text:p>
          </table:table-cell>
          <table:table-cell office:value-type="float" office:value="1600241.375" calcext:value-type="float">
            <text:p>1600241.375</text:p>
          </table:table-cell>
          <table:table-cell office:value-type="float" office:value="1531306.25" calcext:value-type="float">
            <text:p>1531306.25</text:p>
          </table:table-cell>
          <table:table-cell office:value-type="float" office:value="0.0727500021457672" calcext:value-type="float">
            <text:p>0.072750002145767</text:p>
          </table:table-cell>
          <table:table-cell office:value-type="float" office:value="0.125750005245209" calcext:value-type="float">
            <text:p>0.125750005245209</text:p>
          </table:table-cell>
          <table:table-cell office:value-type="float" office:value="0.148249998688698" calcext:value-type="float">
            <text:p>0.148249998688698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0.651534497737885" calcext:value-type="float">
            <text:p>0.651534497737885</text:p>
          </table:table-cell>
          <table:table-cell office:value-type="float" office:value="500" calcext:value-type="float">
            <text:p>5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87" calcext:value-type="float">
            <text:p>287</text:p>
          </table:table-cell>
          <table:table-cell table:number-columns-repeated="4"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Fri Jun 02 18:36:00 UTC 2017</text:p>
          </table:table-cell>
          <table:table-cell office:value-type="float" office:value="340" calcext:value-type="float">
            <text:p>340</text:p>
          </table:table-cell>
          <table:table-cell office:value-type="float" office:value="1096437760" calcext:value-type="float">
            <text:p>1096437760</text:p>
          </table:table-cell>
          <table:table-cell office:value-type="float" office:value="7570490.5" calcext:value-type="float">
            <text:p>7570490.5</text:p>
          </table:table-cell>
          <table:table-cell office:value-type="float" office:value="29" calcext:value-type="float">
            <text:p>29</text:p>
          </table:table-cell>
          <table:table-cell office:value-type="float" office:value="31559680" calcext:value-type="float">
            <text:p>31559680</text:p>
          </table:table-cell>
          <table:table-cell office:value-type="float" office:value="125472.7109375" calcext:value-type="float">
            <text:p>125472.7109375</text:p>
          </table:table-cell>
          <table:table-cell office:value-type="float" office:value="93" calcext:value-type="float">
            <text:p>93</text:p>
          </table:table-cell>
          <table:table-cell office:value-type="float" office:value="624635904" calcext:value-type="float">
            <text:p>624635904</text:p>
          </table:table-cell>
          <table:table-cell office:value-type="float" office:value="19860.2890625" calcext:value-type="float">
            <text:p>19860.2890625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652517376" calcext:value-type="float">
            <text:p>652517376</text:p>
          </table:table-cell>
          <table:table-cell office:value-type="float" office:value="580808704" calcext:value-type="float">
            <text:p>580808704</text:p>
          </table:table-cell>
          <table:table-cell office:value-type="float" office:value="1493767.625" calcext:value-type="float">
            <text:p>1493767.625</text:p>
          </table:table-cell>
          <table:table-cell office:value-type="string" calcext:value-type="string">
            <text:p>null</text:p>
          </table:table-cell>
          <table:table-cell office:value-type="float" office:value="0.0732500031590462" calcext:value-type="float">
            <text:p>0.073250003159046</text:p>
          </table:table-cell>
          <table:table-cell office:value-type="float" office:value="0.136000007390976" calcext:value-type="float">
            <text:p>0.136000007390976</text:p>
          </table:table-cell>
          <table:table-cell office:value-type="float" office:value="0.154499992728233" calcext:value-type="float">
            <text:p>0.154499992728233</text:p>
          </table:table-cell>
          <table:table-cell office:value-type="float" office:value="0.958500027656555" calcext:value-type="float">
            <text:p>0.958500027656555</text:p>
          </table:table-cell>
          <table:table-cell office:value-type="float" office:value="0.652426421642303" calcext:value-type="float">
            <text:p>0.652426421642303</text:p>
          </table:table-cell>
          <table:table-cell office:value-type="float" office:value="500" calcext:value-type="float">
            <text:p>5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6" calcext:value-type="float">
            <text:p>286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18:37:00 UTC 2017</text:p>
          </table:table-cell>
          <table:table-cell office:value-type="float" office:value="386" calcext:value-type="float">
            <text:p>386</text:p>
          </table:table-cell>
          <table:table-cell office:value-type="float" office:value="1096192000" calcext:value-type="float">
            <text:p>1096192000</text:p>
          </table:table-cell>
          <table:table-cell office:value-type="float" office:value="7354794" calcext:value-type="float">
            <text:p>7354794</text:p>
          </table:table-cell>
          <table:table-cell office:value-type="float" office:value="28" calcext:value-type="float">
            <text:p>28</text:p>
          </table:table-cell>
          <table:table-cell office:value-type="float" office:value="30183424" calcext:value-type="float">
            <text:p>30183424</text:p>
          </table:table-cell>
          <table:table-cell office:value-type="float" office:value="120083.3359375" calcext:value-type="float">
            <text:p>120083.3359375</text:p>
          </table:table-cell>
          <table:table-cell office:value-type="float" office:value="90" calcext:value-type="float">
            <text:p>90</text:p>
          </table:table-cell>
          <table:table-cell office:value-type="float" office:value="626749440" calcext:value-type="float">
            <text:p>626749440</text:p>
          </table:table-cell>
          <table:table-cell office:value-type="float" office:value="22423.736328125" calcext:value-type="float">
            <text:p>22423.736328125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659939328" calcext:value-type="float">
            <text:p>659939328</text:p>
          </table:table-cell>
          <table:table-cell office:value-type="float" office:value="586584064" calcext:value-type="float">
            <text:p>586584064</text:p>
          </table:table-cell>
          <table:table-cell office:value-type="float" office:value="1430338.375" calcext:value-type="float">
            <text:p>1430338.375</text:p>
          </table:table-cell>
          <table:table-cell office:value-type="string" calcext:value-type="string">
            <text:p>null</text:p>
          </table:table-cell>
          <table:table-cell office:value-type="float" office:value="0.0715000033378601" calcext:value-type="float">
            <text:p>0.07150000333786</text:p>
          </table:table-cell>
          <table:table-cell office:value-type="float" office:value="0.140499994158745" calcext:value-type="float">
            <text:p>0.140499994158745</text:p>
          </table:table-cell>
          <table:table-cell office:value-type="float" office:value="0.156499996781349" calcext:value-type="float">
            <text:p>0.156499996781349</text:p>
          </table:table-cell>
          <table:table-cell office:value-type="float" office:value="0.948000013828278" calcext:value-type="float">
            <text:p>0.948000013828278</text:p>
          </table:table-cell>
          <table:table-cell office:value-type="float" office:value="0.654247522354126" calcext:value-type="float">
            <text:p>0.654247522354126</text:p>
          </table:table-cell>
          <table:table-cell office:value-type="float" office:value="600" calcext:value-type="float">
            <text:p>6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office:value-type="float" office:value="281" calcext:value-type="float">
            <text:p>281</text:p>
          </table:table-cell>
          <table:table-cell office:value-type="float" office:value="276" calcext:value-type="float">
            <text:p>276</text:p>
          </table:table-cell>
          <table:table-cell office:value-type="float" office:value="279" calcext:value-type="float">
            <text:p>279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Fri Jun 02 18:38:00 UTC 2017</text:p>
          </table:table-cell>
          <table:table-cell office:value-type="float" office:value="379" calcext:value-type="float">
            <text:p>379</text:p>
          </table:table-cell>
          <table:table-cell office:value-type="float" office:value="1096413184" calcext:value-type="float">
            <text:p>1096413184</text:p>
          </table:table-cell>
          <table:table-cell office:value-type="float" office:value="8206657.5" calcext:value-type="float">
            <text:p>8206657.5</text:p>
          </table:table-cell>
          <table:table-cell office:value-type="float" office:value="29" calcext:value-type="float">
            <text:p>29</text:p>
          </table:table-cell>
          <table:table-cell office:value-type="float" office:value="30318592" calcext:value-type="float">
            <text:p>30318592</text:p>
          </table:table-cell>
          <table:table-cell office:value-type="float" office:value="133749.5" calcext:value-type="float">
            <text:p>133749.5</text:p>
          </table:table-cell>
          <table:table-cell office:value-type="float" office:value="96" calcext:value-type="float">
            <text:p>96</text:p>
          </table:table-cell>
          <table:table-cell office:value-type="float" office:value="629678080" calcext:value-type="float">
            <text:p>629678080</text:p>
          </table:table-cell>
          <table:table-cell office:value-type="float" office:value="22423.736328125" calcext:value-type="float">
            <text:p>22423.736328125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664780800" calcext:value-type="float">
            <text:p>664780800</text:p>
          </table:table-cell>
          <table:table-cell office:value-type="float" office:value="593219584" calcext:value-type="float">
            <text:p>593219584</text:p>
          </table:table-cell>
          <table:table-cell office:value-type="float" office:value="1594334.5" calcext:value-type="float">
            <text:p>1594334.5</text:p>
          </table:table-cell>
          <table:table-cell office:value-type="float" office:value="1663649.375" calcext:value-type="float">
            <text:p>1663649.375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136000007390976" calcext:value-type="float">
            <text:p>0.136000007390976</text:p>
          </table:table-cell>
          <table:table-cell office:value-type="float" office:value="0.159999996423721" calcext:value-type="float">
            <text:p>0.159999996423721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0.6521857380867" calcext:value-type="float">
            <text:p>0.6521857380867</text:p>
          </table:table-cell>
          <table:table-cell office:value-type="float" office:value="600" calcext:value-type="float">
            <text:p>60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office:value-type="float" office:value="283" calcext:value-type="float">
            <text:p>283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table:number-columns-repeated="4"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Fri Jun 02 18:39:00 UTC 2017</text:p>
          </table:table-cell>
          <table:table-cell office:value-type="float" office:value="385" calcext:value-type="float">
            <text:p>385</text:p>
          </table:table-cell>
          <table:table-cell office:value-type="float" office:value="1098067968" calcext:value-type="float">
            <text:p>1098067968</text:p>
          </table:table-cell>
          <table:table-cell office:value-type="float" office:value="8206657.5" calcext:value-type="float">
            <text:p>8206657.5</text:p>
          </table:table-cell>
          <table:table-cell office:value-type="float" office:value="29" calcext:value-type="float">
            <text:p>29</text:p>
          </table:table-cell>
          <table:table-cell office:value-type="float" office:value="30806016" calcext:value-type="float">
            <text:p>30806016</text:p>
          </table:table-cell>
          <table:table-cell office:value-type="float" office:value="122234.109375" calcext:value-type="float">
            <text:p>122234.109375</text:p>
          </table:table-cell>
          <table:table-cell office:value-type="float" office:value="91" calcext:value-type="float">
            <text:p>91</text:p>
          </table:table-cell>
          <table:table-cell office:value-type="float" office:value="631853056" calcext:value-type="float">
            <text:p>631853056</text:p>
          </table:table-cell>
          <table:table-cell office:value-type="float" office:value="21604.458984375" calcext:value-type="float">
            <text:p>21604.458984375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670208000" calcext:value-type="float">
            <text:p>670208000</text:p>
          </table:table-cell>
          <table:table-cell office:value-type="float" office:value="597729280" calcext:value-type="float">
            <text:p>597729280</text:p>
          </table:table-cell>
          <table:table-cell office:value-type="float" office:value="1594334.5" calcext:value-type="float">
            <text:p>1594334.5</text:p>
          </table:table-cell>
          <table:table-cell office:value-type="float" office:value="1663649.375" calcext:value-type="float">
            <text:p>1663649.375</text:p>
          </table:table-cell>
          <table:table-cell office:value-type="float" office:value="0.0767500028014183" calcext:value-type="float">
            <text:p>0.076750002801418</text:p>
          </table:table-cell>
          <table:table-cell office:value-type="float" office:value="0.13400000333786" calcext:value-type="float">
            <text:p>0.13400000333786</text:p>
          </table:table-cell>
          <table:table-cell office:value-type="float" office:value="0.154249995946884" calcext:value-type="float">
            <text:p>0.154249995946884</text:p>
          </table:table-cell>
          <table:table-cell office:value-type="float" office:value="0.958500027656555" calcext:value-type="float">
            <text:p>0.958500027656555</text:p>
          </table:table-cell>
          <table:table-cell office:value-type="float" office:value="0.652346670627594" calcext:value-type="float">
            <text:p>0.652346670627594</text:p>
          </table:table-cell>
          <table:table-cell office:value-type="float" office:value="600" calcext:value-type="float">
            <text:p>60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table:number-columns-repeated="6"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Fri Jun 02 18:40:00 UTC 2017</text:p>
          </table:table-cell>
          <table:table-cell office:value-type="float" office:value="147" calcext:value-type="float">
            <text:p>147</text:p>
          </table:table-cell>
          <table:table-cell office:value-type="float" office:value="1096622080" calcext:value-type="float">
            <text:p>1096622080</text:p>
          </table:table-cell>
          <table:table-cell office:value-type="float" office:value="8206657.5" calcext:value-type="float">
            <text:p>8206657.5</text:p>
          </table:table-cell>
          <table:table-cell office:value-type="float" office:value="29" calcext:value-type="float">
            <text:p>29</text:p>
          </table:table-cell>
          <table:table-cell office:value-type="float" office:value="30830592" calcext:value-type="float">
            <text:p>30830592</text:p>
          </table:table-cell>
          <table:table-cell office:value-type="float" office:value="140448.75" calcext:value-type="float">
            <text:p>140448.75</text:p>
          </table:table-cell>
          <table:table-cell office:value-type="float" office:value="91" calcext:value-type="float">
            <text:p>91</text:p>
          </table:table-cell>
          <table:table-cell office:value-type="float" office:value="633901056" calcext:value-type="float">
            <text:p>633901056</text:p>
          </table:table-cell>
          <table:table-cell office:value-type="float" office:value="21604.458984375" calcext:value-type="float">
            <text:p>21604.458984375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675291136" calcext:value-type="float">
            <text:p>675291136</text:p>
          </table:table-cell>
          <table:table-cell office:value-type="float" office:value="602402816" calcext:value-type="float">
            <text:p>602402816</text:p>
          </table:table-cell>
          <table:table-cell office:value-type="float" office:value="1594334.5" calcext:value-type="float">
            <text:p>1594334.5</text:p>
          </table:table-cell>
          <table:table-cell office:value-type="float" office:value="1663649.375" calcext:value-type="float">
            <text:p>1663649.375</text:p>
          </table:table-cell>
          <table:table-cell office:value-type="float" office:value="0.0694999992847443" calcext:value-type="float">
            <text:p>0.069499999284744</text:p>
          </table:table-cell>
          <table:table-cell office:value-type="float" office:value="0.140499994158745" calcext:value-type="float">
            <text:p>0.140499994158745</text:p>
          </table:table-cell>
          <table:table-cell office:value-type="float" office:value="0.162249997258186" calcext:value-type="float">
            <text:p>0.162249997258186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653720557689667" calcext:value-type="float">
            <text:p>0.653720557689667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5" calcext:value-type="float">
            <text:p>275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78" calcext:value-type="float">
            <text:p>278</text:p>
          </table:table-cell>
          <table:table-cell table:number-columns-repeated="3"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Fri Jun 02 18:41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95966720" calcext:value-type="float">
            <text:p>1095966720</text:p>
          </table:table-cell>
          <table:table-cell office:value-type="float" office:value="3331413" calcext:value-type="float">
            <text:p>3331413</text:p>
          </table:table-cell>
          <table:table-cell office:value-type="float" office:value="14" calcext:value-type="float">
            <text:p>14</text:p>
          </table:table-cell>
          <table:table-cell office:value-type="float" office:value="25669632" calcext:value-type="float">
            <text:p>25669632</text:p>
          </table:table-cell>
          <table:table-cell office:value-type="float" office:value="43706.21484375" calcext:value-type="float">
            <text:p>43706.21484375</text:p>
          </table:table-cell>
          <table:table-cell office:value-type="float" office:value="31" calcext:value-type="float">
            <text:p>31</text:p>
          </table:table-cell>
          <table:table-cell office:value-type="float" office:value="635867136" calcext:value-type="float">
            <text:p>635867136</text:p>
          </table:table-cell>
          <table:table-cell office:value-type="float" office:value="5693.5166015625" calcext:value-type="float">
            <text:p>5693.5166015625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677097472" calcext:value-type="float">
            <text:p>677097472</text:p>
          </table:table-cell>
          <table:table-cell office:value-type="float" office:value="611254272" calcext:value-type="float">
            <text:p>611254272</text:p>
          </table:table-cell>
          <table:table-cell office:value-type="float" office:value="1594334.5" calcext:value-type="float">
            <text:p>1594334.5</text:p>
          </table:table-cell>
          <table:table-cell office:value-type="float" office:value="1663649.375" calcext:value-type="float">
            <text:p>1663649.375</text:p>
          </table:table-cell>
          <table:table-cell office:value-type="float" office:value="0.10700000077486" calcext:value-type="float">
            <text:p>0.10700000077486</text:p>
          </table:table-cell>
          <table:table-cell office:value-type="float" office:value="0.0927499979734421" calcext:value-type="float">
            <text:p>0.092749997973442</text:p>
          </table:table-cell>
          <table:table-cell office:value-type="float" office:value="0.11150000244379" calcext:value-type="float">
            <text:p>0.11150000244379</text:p>
          </table:table-cell>
          <table:table-cell office:value-type="float" office:value="0.977999985218048" calcext:value-type="float">
            <text:p>0.977999985218048</text:p>
          </table:table-cell>
          <table:table-cell office:value-type="float" office:value="0.653051733970642" calcext:value-type="float">
            <text:p>0.653051733970642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313" calcext:value-type="float">
            <text:p>313</text:p>
          </table:table-cell>
          <table:table-cell office:value-type="float" office:value="303" calcext:value-type="float">
            <text:p>303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Fri Jun 02 18:42:00 UTC 2017</text:p>
          </table:table-cell>
          <table:table-cell office:value-type="float" office:value="5" calcext:value-type="float">
            <text:p>5</text:p>
          </table:table-cell>
          <table:table-cell office:value-type="float" office:value="1096323072" calcext:value-type="float">
            <text:p>1096323072</text:p>
          </table:table-cell>
          <table:table-cell office:value-type="float" office:value="3331413" calcext:value-type="float">
            <text:p>3331413</text:p>
          </table:table-cell>
          <table:table-cell office:value-type="float" office:value="0" calcext:value-type="float">
            <text:p>0</text:p>
          </table:table-cell>
          <table:table-cell office:value-type="float" office:value="25669632" calcext:value-type="float">
            <text:p>25669632</text:p>
          </table:table-cell>
          <table:table-cell office:value-type="float" office:value="43706.21484375" calcext:value-type="float">
            <text:p>43706.21484375</text:p>
          </table:table-cell>
          <table:table-cell office:value-type="float" office:value="2" calcext:value-type="float">
            <text:p>2</text:p>
          </table:table-cell>
          <table:table-cell office:value-type="float" office:value="635867136" calcext:value-type="float">
            <text:p>635867136</text:p>
          </table:table-cell>
          <table:table-cell office:value-type="float" office:value="5693.5166015625" calcext:value-type="float">
            <text:p>5693.5166015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7011456" calcext:value-type="float">
            <text:p>677011456</text:p>
          </table:table-cell>
          <table:table-cell office:value-type="float" office:value="611168256" calcext:value-type="float">
            <text:p>611168256</text:p>
          </table:table-cell>
          <table:table-cell office:value-type="float" office:value="3742.83520507812" calcext:value-type="float">
            <text:p>3742.83520507812</text:p>
          </table:table-cell>
          <table:table-cell office:value-type="float" office:value="57.4557037353516" calcext:value-type="float">
            <text:p>57.4557037353516</text:p>
          </table:table-cell>
          <table:table-cell office:value-type="float" office:value="0.0724999979138374" calcext:value-type="float">
            <text:p>0.072499997913837</text:p>
          </table:table-cell>
          <table:table-cell office:value-type="float" office:value="0.0434999987483025" calcext:value-type="float">
            <text:p>0.043499998748303</text:p>
          </table:table-cell>
          <table:table-cell office:value-type="float" office:value="0.059749998152256" calcext:value-type="float">
            <text:p>0.059749998152256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52990102767944" calcext:value-type="float">
            <text:p>0.65299010276794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2" calcext:value-type="float">
            <text:p>332</text:p>
          </table:table-cell>
          <table:table-cell table:number-columns-repeated="2" office:value-type="float" office:value="334" calcext:value-type="float">
            <text:p>334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Fri Jun 02 18:43:00 UTC 2017</text:p>
          </table:table-cell>
          <table:table-cell office:value-type="float" office:value="7" calcext:value-type="float">
            <text:p>7</text:p>
          </table:table-cell>
          <table:table-cell office:value-type="float" office:value="1095311360" calcext:value-type="float">
            <text:p>1095311360</text:p>
          </table:table-cell>
          <table:table-cell office:value-type="float" office:value="3331413" calcext:value-type="float">
            <text:p>3331413</text:p>
          </table:table-cell>
          <table:table-cell office:value-type="float" office:value="0" calcext:value-type="float">
            <text:p>0</text:p>
          </table:table-cell>
          <table:table-cell office:value-type="float" office:value="25669632" calcext:value-type="float">
            <text:p>25669632</text:p>
          </table:table-cell>
          <table:table-cell office:value-type="float" office:value="43706.21484375" calcext:value-type="float">
            <text:p>43706.21484375</text:p>
          </table:table-cell>
          <table:table-cell office:value-type="float" office:value="4" calcext:value-type="float">
            <text:p>4</text:p>
          </table:table-cell>
          <table:table-cell office:value-type="float" office:value="635871232" calcext:value-type="float">
            <text:p>635871232</text:p>
          </table:table-cell>
          <table:table-cell office:value-type="float" office:value="359.337768554687" calcext:value-type="float">
            <text:p>359.3377685546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5909632" calcext:value-type="float">
            <text:p>675909632</text:p>
          </table:table-cell>
          <table:table-cell office:value-type="float" office:value="611086336" calcext:value-type="float">
            <text:p>611086336</text:p>
          </table:table-cell>
          <table:table-cell office:value-type="float" office:value="3742.83520507812" calcext:value-type="float">
            <text:p>3742.83520507812</text:p>
          </table:table-cell>
          <table:table-cell office:value-type="float" office:value="57.4557037353516" calcext:value-type="float">
            <text:p>57.4557037353516</text:p>
          </table:table-cell>
          <table:table-cell office:value-type="float" office:value="0.0787499994039536" calcext:value-type="float">
            <text:p>0.078749999403954</text:p>
          </table:table-cell>
          <table:table-cell office:value-type="float" office:value="0.0557500012218952" calcext:value-type="float">
            <text:p>0.055750001221895</text:p>
          </table:table-cell>
          <table:table-cell office:value-type="float" office:value="0.0467500016093254" calcext:value-type="float">
            <text:p>0.046750001609325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65304046869278" calcext:value-type="float">
            <text:p>0.6530404686927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8:44:00 UTC 2017</text:p>
          </table:table-cell>
          <table:table-cell office:value-type="float" office:value="7" calcext:value-type="float">
            <text:p>7</text:p>
          </table:table-cell>
          <table:table-cell office:value-type="float" office:value="1095311360" calcext:value-type="float">
            <text:p>1095311360</text:p>
          </table:table-cell>
          <table:table-cell office:value-type="float" office:value="103545.703125" calcext:value-type="float">
            <text:p>103545.703125</text:p>
          </table:table-cell>
          <table:table-cell office:value-type="float" office:value="0" calcext:value-type="float">
            <text:p>0</text:p>
          </table:table-cell>
          <table:table-cell office:value-type="float" office:value="25681920" calcext:value-type="float">
            <text:p>25681920</text:p>
          </table:table-cell>
          <table:table-cell office:value-type="float" office:value="43706.21484375" calcext:value-type="float">
            <text:p>43706.21484375</text:p>
          </table:table-cell>
          <table:table-cell office:value-type="float" office:value="5" calcext:value-type="float">
            <text:p>5</text:p>
          </table:table-cell>
          <table:table-cell office:value-type="float" office:value="635875328" calcext:value-type="float">
            <text:p>635875328</text:p>
          </table:table-cell>
          <table:table-cell office:value-type="float" office:value="359.337768554687" calcext:value-type="float">
            <text:p>359.3377685546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6835328" calcext:value-type="float">
            <text:p>676835328</text:p>
          </table:table-cell>
          <table:table-cell office:value-type="float" office:value="611000320" calcext:value-type="float">
            <text:p>611000320</text:p>
          </table:table-cell>
          <table:table-cell office:value-type="float" office:value="3742.83520507812" calcext:value-type="float">
            <text:p>3742.83520507812</text:p>
          </table:table-cell>
          <table:table-cell office:value-type="float" office:value="57.4557037353516" calcext:value-type="float">
            <text:p>57.4557037353516</text:p>
          </table:table-cell>
          <table:table-cell office:value-type="float" office:value="0.0692500025033951" calcext:value-type="float">
            <text:p>0.069250002503395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0467500016093254" calcext:value-type="float">
            <text:p>0.046750001609325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655177593231201" calcext:value-type="float">
            <text:p>0.655177593231201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7" calcext:value-type="float">
            <text:p>327</text:p>
          </table:table-cell>
          <table:table-cell table:number-columns-repeated="3"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8:45:00 UTC 2017</text:p>
          </table:table-cell>
          <table:table-cell office:value-type="float" office:value="10" calcext:value-type="float">
            <text:p>10</text:p>
          </table:table-cell>
          <table:table-cell office:value-type="float" office:value="1096323072" calcext:value-type="float">
            <text:p>1096323072</text:p>
          </table:table-cell>
          <table:table-cell office:value-type="float" office:value="103545.703125" calcext:value-type="float">
            <text:p>103545.703125</text:p>
          </table:table-cell>
          <table:table-cell office:value-type="float" office:value="0" calcext:value-type="float">
            <text:p>0</text:p>
          </table:table-cell>
          <table:table-cell office:value-type="float" office:value="25681920" calcext:value-type="float">
            <text:p>25681920</text:p>
          </table:table-cell>
          <table:table-cell office:value-type="float" office:value="1567.49877929688" calcext:value-type="float">
            <text:p>1567.49877929688</text:p>
          </table:table-cell>
          <table:table-cell office:value-type="float" office:value="7" calcext:value-type="float">
            <text:p>7</text:p>
          </table:table-cell>
          <table:table-cell office:value-type="float" office:value="638095360" calcext:value-type="float">
            <text:p>638095360</text:p>
          </table:table-cell>
          <table:table-cell office:value-type="float" office:value="359.337768554687" calcext:value-type="float">
            <text:p>359.3377685546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6741120" calcext:value-type="float">
            <text:p>676741120</text:p>
          </table:table-cell>
          <table:table-cell office:value-type="float" office:value="610910208" calcext:value-type="float">
            <text:p>610910208</text:p>
          </table:table-cell>
          <table:table-cell office:value-type="float" office:value="15792.73046875" calcext:value-type="float">
            <text:p>15792.73046875</text:p>
          </table:table-cell>
          <table:table-cell office:value-type="float" office:value="32431.16015625" calcext:value-type="float">
            <text:p>32431.16015625</text:p>
          </table:table-cell>
          <table:table-cell office:value-type="float" office:value="0.0737499967217445" calcext:value-type="float">
            <text:p>0.073749996721745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990750014781952" calcext:value-type="float">
            <text:p>0.990750014781952</text:p>
          </table:table-cell>
          <table:table-cell office:value-type="float" office:value="0.653977930545807" calcext:value-type="float">
            <text:p>0.653977930545807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8:46:00 UTC 2017</text:p>
          </table:table-cell>
          <table:table-cell office:value-type="float" office:value="14" calcext:value-type="float">
            <text:p>14</text:p>
          </table:table-cell>
          <table:table-cell office:value-type="float" office:value="1096454144" calcext:value-type="float">
            <text:p>1096454144</text:p>
          </table:table-cell>
          <table:table-cell office:value-type="float" office:value="152476.859375" calcext:value-type="float">
            <text:p>152476.859375</text:p>
          </table:table-cell>
          <table:table-cell office:value-type="float" office:value="0" calcext:value-type="float">
            <text:p>0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2460.7919921875" calcext:value-type="float">
            <text:p>2460.7919921875</text:p>
          </table:table-cell>
          <table:table-cell office:value-type="float" office:value="6" calcext:value-type="float">
            <text:p>6</text:p>
          </table:table-cell>
          <table:table-cell office:value-type="float" office:value="638222336" calcext:value-type="float">
            <text:p>638222336</text:p>
          </table:table-cell>
          <table:table-cell office:value-type="float" office:value="691.152221679688" calcext:value-type="float">
            <text:p>691.1522216796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75643392" calcext:value-type="float">
            <text:p>675643392</text:p>
          </table:table-cell>
          <table:table-cell office:value-type="float" office:value="613801984" calcext:value-type="float">
            <text:p>613801984</text:p>
          </table:table-cell>
          <table:table-cell office:value-type="float" office:value="15792.73046875" calcext:value-type="float">
            <text:p>15792.73046875</text:p>
          </table:table-cell>
          <table:table-cell office:value-type="float" office:value="32431.16015625" calcext:value-type="float">
            <text:p>32431.16015625</text:p>
          </table:table-cell>
          <table:table-cell office:value-type="float" office:value="0.0810000002384186" calcext:value-type="float">
            <text:p>0.081000000238419</text:p>
          </table:table-cell>
          <table:table-cell office:value-type="float" office:value="0.0540000014007092" calcext:value-type="float">
            <text:p>0.054000001400709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990249991416931" calcext:value-type="float">
            <text:p>0.990249991416931</text:p>
          </table:table-cell>
          <table:table-cell office:value-type="float" office:value="0.653247952461243" calcext:value-type="float">
            <text:p>0.653247952461243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8:47:00 UTC 2017</text:p>
          </table:table-cell>
          <table:table-cell office:value-type="float" office:value="10" calcext:value-type="float">
            <text:p>10</text:p>
          </table:table-cell>
          <table:table-cell office:value-type="float" office:value="1095315456" calcext:value-type="float">
            <text:p>1095315456</text:p>
          </table:table-cell>
          <table:table-cell office:value-type="float" office:value="152476.859375" calcext:value-type="float">
            <text:p>152476.859375</text:p>
          </table:table-cell>
          <table:table-cell office:value-type="float" office:value="0" calcext:value-type="float">
            <text:p>0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2460.7919921875" calcext:value-type="float">
            <text:p>2460.7919921875</text:p>
          </table:table-cell>
          <table:table-cell office:value-type="float" office:value="5" calcext:value-type="float">
            <text:p>5</text:p>
          </table:table-cell>
          <table:table-cell office:value-type="float" office:value="638402560" calcext:value-type="float">
            <text:p>638402560</text:p>
          </table:table-cell>
          <table:table-cell office:value-type="float" office:value="691.152221679688" calcext:value-type="float">
            <text:p>691.1522216796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76564992" calcext:value-type="float">
            <text:p>676564992</text:p>
          </table:table-cell>
          <table:table-cell office:value-type="float" office:value="613707776" calcext:value-type="float">
            <text:p>613707776</text:p>
          </table:table-cell>
          <table:table-cell office:value-type="float" office:value="15792.73046875" calcext:value-type="float">
            <text:p>15792.73046875</text:p>
          </table:table-cell>
          <table:table-cell office:value-type="float" office:value="32431.16015625" calcext:value-type="float">
            <text:p>32431.16015625</text:p>
          </table:table-cell>
          <table:table-cell office:value-type="float" office:value="0.0635000020265579" calcext:value-type="float">
            <text:p>0.063500002026558</text:p>
          </table:table-cell>
          <table:table-cell office:value-type="float" office:value="0.050500001758337" calcext:value-type="float">
            <text:p>0.050500001758337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655372858047485" calcext:value-type="float">
            <text:p>0.655372858047485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8" calcext:value-type="float">
            <text:p>328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18:48:00 UTC 2017</text:p>
          </table:table-cell>
          <table:table-cell office:value-type="float" office:value="17" calcext:value-type="float">
            <text:p>17</text:p>
          </table:table-cell>
          <table:table-cell office:value-type="float" office:value="1092960256" calcext:value-type="float">
            <text:p>1092960256</text:p>
          </table:table-cell>
          <table:table-cell office:value-type="float" office:value="173170.25" calcext:value-type="float">
            <text:p>173170.25</text:p>
          </table:table-cell>
          <table:table-cell office:value-type="float" office:value="0" calcext:value-type="float">
            <text:p>0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2460.7919921875" calcext:value-type="float">
            <text:p>2460.7919921875</text:p>
          </table:table-cell>
          <table:table-cell office:value-type="float" office:value="5" calcext:value-type="float">
            <text:p>5</text:p>
          </table:table-cell>
          <table:table-cell office:value-type="float" office:value="638406656" calcext:value-type="float">
            <text:p>638406656</text:p>
          </table:table-cell>
          <table:table-cell office:value-type="float" office:value="684.873840332031" calcext:value-type="float">
            <text:p>684.8738403320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76474880" calcext:value-type="float">
            <text:p>676474880</text:p>
          </table:table-cell>
          <table:table-cell office:value-type="float" office:value="613617664" calcext:value-type="float">
            <text:p>613617664</text:p>
          </table:table-cell>
          <table:table-cell office:value-type="float" office:value="19434.376953125" calcext:value-type="float">
            <text:p>19434.376953125</text:p>
          </table:table-cell>
          <table:table-cell office:value-type="string" calcext:value-type="string">
            <text:p>null</text:p>
          </table:table-cell>
          <table:table-cell office:value-type="float" office:value="0.0747499987483025" calcext:value-type="float">
            <text:p>0.074749998748303</text:p>
          </table:table-cell>
          <table:table-cell office:value-type="float" office:value="0.0527499988675118" calcext:value-type="float">
            <text:p>0.052749998867512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655355215072632" calcext:value-type="float">
            <text:p>0.655355215072632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8:49:00 UTC 2017</text:p>
          </table:table-cell>
          <table:table-cell office:value-type="float" office:value="23" calcext:value-type="float">
            <text:p>23</text:p>
          </table:table-cell>
          <table:table-cell office:value-type="float" office:value="1092435968" calcext:value-type="float">
            <text:p>1092435968</text:p>
          </table:table-cell>
          <table:table-cell office:value-type="float" office:value="298856.34375" calcext:value-type="float">
            <text:p>298856.34375</text:p>
          </table:table-cell>
          <table:table-cell office:value-type="float" office:value="1" calcext:value-type="float">
            <text:p>1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2460.7919921875" calcext:value-type="float">
            <text:p>2460.7919921875</text:p>
          </table:table-cell>
          <table:table-cell office:value-type="float" office:value="7" calcext:value-type="float">
            <text:p>7</text:p>
          </table:table-cell>
          <table:table-cell office:value-type="float" office:value="638414848" calcext:value-type="float">
            <text:p>638414848</text:p>
          </table:table-cell>
          <table:table-cell office:value-type="float" office:value="1219.93530273438" calcext:value-type="float">
            <text:p>1219.935302734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76384768" calcext:value-type="float">
            <text:p>676384768</text:p>
          </table:table-cell>
          <table:table-cell office:value-type="float" office:value="613531648" calcext:value-type="float">
            <text:p>613531648</text:p>
          </table:table-cell>
          <table:table-cell office:value-type="float" office:value="28638.5390625" calcext:value-type="float">
            <text:p>28638.5390625</text:p>
          </table:table-cell>
          <table:table-cell office:value-type="string" calcext:value-type="string">
            <text:p>null</text:p>
          </table:table-cell>
          <table:table-cell office:value-type="float" office:value="0.0694999992847443" calcext:value-type="float">
            <text:p>0.069499999284744</text:p>
          </table:table-cell>
          <table:table-cell office:value-type="float" office:value="0.0532499998807907" calcext:value-type="float">
            <text:p>0.053249999880791</text:p>
          </table:table-cell>
          <table:table-cell office:value-type="float" office:value="0.0512499995529652" calcext:value-type="float">
            <text:p>0.051249999552965</text:p>
          </table:table-cell>
          <table:table-cell office:value-type="float" office:value="0.989750027656555" calcext:value-type="float">
            <text:p>0.989750027656555</text:p>
          </table:table-cell>
          <table:table-cell office:value-type="float" office:value="0.654257297515869" calcext:value-type="float">
            <text:p>0.654257297515869</text:p>
          </table:table-cell>
          <table:table-cell office:value-type="float" office:value="10" calcext:value-type="float">
            <text:p>10</text:p>
          </table:table-cell>
          <table:table-cell office:value-type="float" office:value="202" calcext:value-type="float">
            <text:p>202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8:50:00 UTC 2017</text:p>
          </table:table-cell>
          <table:table-cell office:value-type="float" office:value="24" calcext:value-type="float">
            <text:p>24</text:p>
          </table:table-cell>
          <table:table-cell office:value-type="float" office:value="1089400832" calcext:value-type="float">
            <text:p>1089400832</text:p>
          </table:table-cell>
          <table:table-cell office:value-type="float" office:value="298856.34375" calcext:value-type="float">
            <text:p>298856.34375</text:p>
          </table:table-cell>
          <table:table-cell office:value-type="float" office:value="1" calcext:value-type="float">
            <text:p>1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4984.9287109375" calcext:value-type="float">
            <text:p>4984.9287109375</text:p>
          </table:table-cell>
          <table:table-cell office:value-type="float" office:value="7" calcext:value-type="float">
            <text:p>7</text:p>
          </table:table-cell>
          <table:table-cell office:value-type="float" office:value="638509056" calcext:value-type="float">
            <text:p>638509056</text:p>
          </table:table-cell>
          <table:table-cell office:value-type="float" office:value="1208.52563476563" calcext:value-type="float">
            <text:p>1208.525634765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76290560" calcext:value-type="float">
            <text:p>676290560</text:p>
          </table:table-cell>
          <table:table-cell office:value-type="float" office:value="613453824" calcext:value-type="float">
            <text:p>613453824</text:p>
          </table:table-cell>
          <table:table-cell office:value-type="float" office:value="39178.8828125" calcext:value-type="float">
            <text:p>39178.8828125</text:p>
          </table:table-cell>
          <table:table-cell office:value-type="string" calcext:value-type="string">
            <text:p>null</text:p>
          </table:table-cell>
          <table:table-cell office:value-type="float" office:value="0.0804999992251396" calcext:value-type="float">
            <text:p>0.08049999922514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976249992847443" calcext:value-type="float">
            <text:p>0.976249992847443</text:p>
          </table:table-cell>
          <table:table-cell office:value-type="float" office:value="0.652678430080414" calcext:value-type="float">
            <text:p>0.652678430080414</text:p>
          </table:table-cell>
          <table:table-cell office:value-type="float" office:value="20" calcext:value-type="float">
            <text:p>20</text:p>
          </table:table-cell>
          <table:table-cell office:value-type="float" office:value="248" calcext:value-type="float">
            <text:p>248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2" calcext:value-type="float">
            <text:p>322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float" office:value="332" calcext:value-type="float">
            <text:p>33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Fri Jun 02 18:51:00 UTC 2017</text:p>
          </table:table-cell>
          <table:table-cell office:value-type="float" office:value="36" calcext:value-type="float">
            <text:p>36</text:p>
          </table:table-cell>
          <table:table-cell office:value-type="float" office:value="1086726144" calcext:value-type="float">
            <text:p>1086726144</text:p>
          </table:table-cell>
          <table:table-cell office:value-type="float" office:value="439503.03125" calcext:value-type="float">
            <text:p>439503.03125</text:p>
          </table:table-cell>
          <table:table-cell office:value-type="float" office:value="1" calcext:value-type="float">
            <text:p>1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4984.9287109375" calcext:value-type="float">
            <text:p>4984.9287109375</text:p>
          </table:table-cell>
          <table:table-cell office:value-type="float" office:value="8" calcext:value-type="float">
            <text:p>8</text:p>
          </table:table-cell>
          <table:table-cell office:value-type="float" office:value="638644224" calcext:value-type="float">
            <text:p>638644224</text:p>
          </table:table-cell>
          <table:table-cell office:value-type="float" office:value="1505.39831542969" calcext:value-type="float">
            <text:p>1505.3983154296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76200448" calcext:value-type="float">
            <text:p>676200448</text:p>
          </table:table-cell>
          <table:table-cell office:value-type="float" office:value="613367808" calcext:value-type="float">
            <text:p>613367808</text:p>
          </table:table-cell>
          <table:table-cell office:value-type="float" office:value="40036.6328125" calcext:value-type="float">
            <text:p>40036.6328125</text:p>
          </table:table-cell>
          <table:table-cell office:value-type="float" office:value="136016.171875" calcext:value-type="float">
            <text:p>136016.171875</text:p>
          </table:table-cell>
          <table:table-cell office:value-type="float" office:value="0.0857499986886978" calcext:value-type="float">
            <text:p>0.085749998688698</text:p>
          </table:table-cell>
          <table:table-cell office:value-type="float" office:value="0.0560000017285347" calcext:value-type="float">
            <text:p>0.056000001728535</text:p>
          </table:table-cell>
          <table:table-cell office:value-type="float" office:value="0.0549999997019768" calcext:value-type="float">
            <text:p>0.054999999701977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0.654829263687134" calcext:value-type="float">
            <text:p>0.654829263687134</text:p>
          </table:table-cell>
          <table:table-cell office:value-type="float" office:value="20" calcext:value-type="float">
            <text:p>20</text:p>
          </table:table-cell>
          <table:table-cell office:value-type="float" office:value="329" calcext:value-type="float">
            <text:p>329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Fri Jun 02 18:52:00 UTC 2017</text:p>
          </table:table-cell>
          <table:table-cell office:value-type="float" office:value="42" calcext:value-type="float">
            <text:p>42</text:p>
          </table:table-cell>
          <table:table-cell office:value-type="float" office:value="1083117568" calcext:value-type="float">
            <text:p>1083117568</text:p>
          </table:table-cell>
          <table:table-cell office:value-type="float" office:value="660390.5625" calcext:value-type="float">
            <text:p>660390.5625</text:p>
          </table:table-cell>
          <table:table-cell office:value-type="float" office:value="2" calcext:value-type="float">
            <text:p>2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8031.06689453125" calcext:value-type="float">
            <text:p>8031.06689453125</text:p>
          </table:table-cell>
          <table:table-cell office:value-type="float" office:value="11" calcext:value-type="float">
            <text:p>11</text:p>
          </table:table-cell>
          <table:table-cell office:value-type="float" office:value="638656512" calcext:value-type="float">
            <text:p>638656512</text:p>
          </table:table-cell>
          <table:table-cell office:value-type="float" office:value="1505.39831542969" calcext:value-type="float">
            <text:p>1505.3983154296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75102720" calcext:value-type="float">
            <text:p>675102720</text:p>
          </table:table-cell>
          <table:table-cell office:value-type="float" office:value="613285888" calcext:value-type="float">
            <text:p>613285888</text:p>
          </table:table-cell>
          <table:table-cell office:value-type="float" office:value="40036.6328125" calcext:value-type="float">
            <text:p>40036.6328125</text:p>
          </table:table-cell>
          <table:table-cell office:value-type="float" office:value="136016.171875" calcext:value-type="float">
            <text:p>136016.171875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0549999997019768" calcext:value-type="float">
            <text:p>0.054999999701977</text:p>
          </table:table-cell>
          <table:table-cell office:value-type="float" office:value="0.0567499995231628" calcext:value-type="float">
            <text:p>0.056749999523163</text:p>
          </table:table-cell>
          <table:table-cell office:value-type="float" office:value="0.987500011920929" calcext:value-type="float">
            <text:p>0.987500011920929</text:p>
          </table:table-cell>
          <table:table-cell office:value-type="float" office:value="0.65237945318222" calcext:value-type="float">
            <text:p>0.65237945318222</text:p>
          </table:table-cell>
          <table:table-cell office:value-type="float" office:value="20" calcext:value-type="float">
            <text:p>20</text:p>
          </table:table-cell>
          <table:table-cell office:value-type="float" office:value="405" calcext:value-type="float">
            <text:p>405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27" calcext:value-type="float">
            <text:p>327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Fri Jun 02 18:53:00 UTC 2017</text:p>
          </table:table-cell>
          <table:table-cell office:value-type="float" office:value="51" calcext:value-type="float">
            <text:p>51</text:p>
          </table:table-cell>
          <table:table-cell office:value-type="float" office:value="1078964224" calcext:value-type="float">
            <text:p>1078964224</text:p>
          </table:table-cell>
          <table:table-cell office:value-type="float" office:value="660390.5625" calcext:value-type="float">
            <text:p>660390.5625</text:p>
          </table:table-cell>
          <table:table-cell office:value-type="float" office:value="3" calcext:value-type="float">
            <text:p>3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8031.06689453125" calcext:value-type="float">
            <text:p>8031.06689453125</text:p>
          </table:table-cell>
          <table:table-cell office:value-type="float" office:value="14" calcext:value-type="float">
            <text:p>14</text:p>
          </table:table-cell>
          <table:table-cell office:value-type="float" office:value="639008768" calcext:value-type="float">
            <text:p>639008768</text:p>
          </table:table-cell>
          <table:table-cell office:value-type="float" office:value="1505.39831542969" calcext:value-type="float">
            <text:p>1505.3983154296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76421632" calcext:value-type="float">
            <text:p>676421632</text:p>
          </table:table-cell>
          <table:table-cell office:value-type="float" office:value="613326848" calcext:value-type="float">
            <text:p>613326848</text:p>
          </table:table-cell>
          <table:table-cell office:value-type="float" office:value="40036.6328125" calcext:value-type="float">
            <text:p>40036.6328125</text:p>
          </table:table-cell>
          <table:table-cell office:value-type="float" office:value="136016.171875" calcext:value-type="float">
            <text:p>136016.171875</text:p>
          </table:table-cell>
          <table:table-cell office:value-type="float" office:value="0.0797500014305115" calcext:value-type="float">
            <text:p>0.079750001430512</text:p>
          </table:table-cell>
          <table:table-cell office:value-type="float" office:value="0.0520000010728836" calcext:value-type="float">
            <text:p>0.052000001072884</text:p>
          </table:table-cell>
          <table:table-cell office:value-type="float" office:value="0.0532499998807907" calcext:value-type="float">
            <text:p>0.053249999880791</text:p>
          </table:table-cell>
          <table:table-cell office:value-type="float" office:value="0.980000019073486" calcext:value-type="float">
            <text:p>0.980000019073486</text:p>
          </table:table-cell>
          <table:table-cell office:value-type="float" office:value="0.652211666107178" calcext:value-type="float">
            <text:p>0.652211666107178</text:p>
          </table:table-cell>
          <table:table-cell office:value-type="float" office:value="50" calcext:value-type="float">
            <text:p>50</text:p>
          </table:table-cell>
          <table:table-cell office:value-type="float" office:value="509" calcext:value-type="float">
            <text:p>509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3" calcext:value-type="float">
            <text:p>323</text:p>
          </table:table-cell>
          <table:table-cell office:value-type="float" office:value="322" calcext:value-type="float">
            <text:p>322</text:p>
          </table:table-cell>
          <table:table-cell office:value-type="float" office:value="327" calcext:value-type="float">
            <text:p>327</text:p>
          </table:table-cell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Fri Jun 02 18:54:00 UTC 2017</text:p>
          </table:table-cell>
          <table:table-cell office:value-type="float" office:value="76" calcext:value-type="float">
            <text:p>76</text:p>
          </table:table-cell>
          <table:table-cell office:value-type="float" office:value="1072721920" calcext:value-type="float">
            <text:p>1072721920</text:p>
          </table:table-cell>
          <table:table-cell office:value-type="float" office:value="660390.5625" calcext:value-type="float">
            <text:p>660390.5625</text:p>
          </table:table-cell>
          <table:table-cell office:value-type="float" office:value="3" calcext:value-type="float">
            <text:p>3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8031.06689453125" calcext:value-type="float">
            <text:p>8031.06689453125</text:p>
          </table:table-cell>
          <table:table-cell office:value-type="float" office:value="17" calcext:value-type="float">
            <text:p>17</text:p>
          </table:table-cell>
          <table:table-cell office:value-type="float" office:value="642564096" calcext:value-type="float">
            <text:p>642564096</text:p>
          </table:table-cell>
          <table:table-cell office:value-type="float" office:value="1505.39831542969" calcext:value-type="float">
            <text:p>1505.3983154296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76331520" calcext:value-type="float">
            <text:p>676331520</text:p>
          </table:table-cell>
          <table:table-cell office:value-type="float" office:value="613117952" calcext:value-type="float">
            <text:p>613117952</text:p>
          </table:table-cell>
          <table:table-cell office:value-type="float" office:value="167673.609375" calcext:value-type="float">
            <text:p>167673.609375</text:p>
          </table:table-cell>
          <table:table-cell office:value-type="float" office:value="198142.296875" calcext:value-type="float">
            <text:p>198142.296875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0635000020265579" calcext:value-type="float">
            <text:p>0.063500002026558</text:p>
          </table:table-cell>
          <table:table-cell office:value-type="float" office:value="0.986999988555908" calcext:value-type="float">
            <text:p>0.986999988555908</text:p>
          </table:table-cell>
          <table:table-cell office:value-type="float" office:value="0.651572167873383" calcext:value-type="float">
            <text:p>0.651572167873383</text:p>
          </table:table-cell>
          <table:table-cell office:value-type="float" office:value="50" calcext:value-type="float">
            <text:p>50</text:p>
          </table:table-cell>
          <table:table-cell office:value-type="float" office:value="713" calcext:value-type="float">
            <text:p>713</text:p>
          </table:table-cell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Fri Jun 02 18:55:00 UTC 2017</text:p>
          </table:table-cell>
          <table:table-cell office:value-type="float" office:value="93" calcext:value-type="float">
            <text:p>93</text:p>
          </table:table-cell>
          <table:table-cell office:value-type="float" office:value="1061941248" calcext:value-type="float">
            <text:p>1061941248</text:p>
          </table:table-cell>
          <table:table-cell office:value-type="float" office:value="1612633" calcext:value-type="float">
            <text:p>1612633</text:p>
          </table:table-cell>
          <table:table-cell office:value-type="float" office:value="6" calcext:value-type="float">
            <text:p>6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8031.06689453125" calcext:value-type="float">
            <text:p>8031.06689453125</text:p>
          </table:table-cell>
          <table:table-cell office:value-type="float" office:value="28" calcext:value-type="float">
            <text:p>28</text:p>
          </table:table-cell>
          <table:table-cell office:value-type="float" office:value="643330048" calcext:value-type="float">
            <text:p>643330048</text:p>
          </table:table-cell>
          <table:table-cell office:value-type="float" office:value="1505.39831542969" calcext:value-type="float">
            <text:p>1505.3983154296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77523456" calcext:value-type="float">
            <text:p>677523456</text:p>
          </table:table-cell>
          <table:table-cell office:value-type="float" office:value="613027840" calcext:value-type="float">
            <text:p>613027840</text:p>
          </table:table-cell>
          <table:table-cell office:value-type="float" office:value="283410.28125" calcext:value-type="float">
            <text:p>283410.28125</text:p>
          </table:table-cell>
          <table:table-cell office:value-type="float" office:value="369646.75" calcext:value-type="float">
            <text:p>369646.75</text:p>
          </table:table-cell>
          <table:table-cell office:value-type="float" office:value="0.0764999985694885" calcext:value-type="float">
            <text:p>0.076499998569489</text:p>
          </table:table-cell>
          <table:table-cell office:value-type="float" office:value="0.0572500005364418" calcext:value-type="float">
            <text:p>0.057250000536442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983749985694885" calcext:value-type="float">
            <text:p>0.983749985694885</text:p>
          </table:table-cell>
          <table:table-cell office:value-type="float" office:value="0.650309860706329" calcext:value-type="float">
            <text:p>0.650309860706329</text:p>
          </table:table-cell>
          <table:table-cell office:value-type="float" office:value="50" calcext:value-type="float">
            <text:p>50</text:p>
          </table:table-cell>
          <table:table-cell office:value-type="float" office:value="911" calcext:value-type="float">
            <text:p>911</text:p>
          </table:table-cell>
          <table:table-cell office:value-type="float" office:value="741" calcext:value-type="float">
            <text:p>7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319" calcext:value-type="float">
            <text:p>319</text:p>
          </table:table-cell>
          <table:table-cell office:value-type="float" office:value="323" calcext:value-type="float">
            <text:p>323</text:p>
          </table:table-cell>
          <table:table-cell office:value-type="float" office:value="321" calcext:value-type="float">
            <text:p>321</text:p>
          </table:table-cell>
          <table:table-cell office:value-type="float" office:value="324" calcext:value-type="float">
            <text:p>324</text:p>
          </table:table-cell>
          <table:table-cell office:value-type="float" office:value="318" calcext:value-type="float">
            <text:p>318</text:p>
          </table:table-cell>
          <table:table-cell office:value-type="float" office:value="325" calcext:value-type="float">
            <text:p>325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Fri Jun 02 18:56:00 UTC 2017</text:p>
          </table:table-cell>
          <table:table-cell office:value-type="float" office:value="109" calcext:value-type="float">
            <text:p>109</text:p>
          </table:table-cell>
          <table:table-cell office:value-type="float" office:value="1052930048" calcext:value-type="float">
            <text:p>1052930048</text:p>
          </table:table-cell>
          <table:table-cell office:value-type="float" office:value="1612633" calcext:value-type="float">
            <text:p>1612633</text:p>
          </table:table-cell>
          <table:table-cell office:value-type="float" office:value="7" calcext:value-type="float">
            <text:p>7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27379.890625" calcext:value-type="float">
            <text:p>27379.890625</text:p>
          </table:table-cell>
          <table:table-cell office:value-type="float" office:value="27" calcext:value-type="float">
            <text:p>27</text:p>
          </table:table-cell>
          <table:table-cell office:value-type="float" office:value="643514368" calcext:value-type="float">
            <text:p>643514368</text:p>
          </table:table-cell>
          <table:table-cell office:value-type="float" office:value="5856.27587890625" calcext:value-type="float">
            <text:p>5856.2758789062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677437440" calcext:value-type="float">
            <text:p>677437440</text:p>
          </table:table-cell>
          <table:table-cell office:value-type="float" office:value="613400576" calcext:value-type="float">
            <text:p>613400576</text:p>
          </table:table-cell>
          <table:table-cell office:value-type="float" office:value="304701.0625" calcext:value-type="float">
            <text:p>304701.0625</text:p>
          </table:table-cell>
          <table:table-cell office:value-type="float" office:value="369646.75" calcext:value-type="float">
            <text:p>369646.75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065250001847744" calcext:value-type="float">
            <text:p>0.065250001847744</text:p>
          </table:table-cell>
          <table:table-cell office:value-type="float" office:value="0.0682500004768372" calcext:value-type="float">
            <text:p>0.068250000476837</text:p>
          </table:table-cell>
          <table:table-cell office:value-type="float" office:value="0.982749998569488" calcext:value-type="float">
            <text:p>0.982749998569488</text:p>
          </table:table-cell>
          <table:table-cell office:value-type="float" office:value="0.649616062641144" calcext:value-type="float">
            <text:p>0.649616062641144</text:p>
          </table:table-cell>
          <table:table-cell office:value-type="float" office:value="100" calcext:value-type="float">
            <text:p>100</text:p>
          </table:table-cell>
          <table:table-cell office:value-type="float" office:value="1153" calcext:value-type="float">
            <text:p>1153</text:p>
          </table:table-cell>
          <table:table-cell office:value-type="float" office:value="936" calcext:value-type="float">
            <text:p>93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Fri Jun 02 18:57:00 UTC 2017</text:p>
          </table:table-cell>
          <table:table-cell office:value-type="float" office:value="146" calcext:value-type="float">
            <text:p>146</text:p>
          </table:table-cell>
          <table:table-cell office:value-type="float" office:value="997306368" calcext:value-type="float">
            <text:p>997306368</text:p>
          </table:table-cell>
          <table:table-cell office:value-type="float" office:value="1612633" calcext:value-type="float">
            <text:p>1612633</text:p>
          </table:table-cell>
          <table:table-cell office:value-type="float" office:value="8" calcext:value-type="float">
            <text:p>8</text:p>
          </table:table-cell>
          <table:table-cell office:value-type="float" office:value="27066368" calcext:value-type="float">
            <text:p>27066368</text:p>
          </table:table-cell>
          <table:table-cell office:value-type="float" office:value="27379.890625" calcext:value-type="float">
            <text:p>27379.890625</text:p>
          </table:table-cell>
          <table:table-cell office:value-type="float" office:value="30" calcext:value-type="float">
            <text:p>30</text:p>
          </table:table-cell>
          <table:table-cell office:value-type="float" office:value="643559424" calcext:value-type="float">
            <text:p>643559424</text:p>
          </table:table-cell>
          <table:table-cell office:value-type="float" office:value="5856.27587890625" calcext:value-type="float">
            <text:p>5856.275878906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677306368" calcext:value-type="float">
            <text:p>677306368</text:p>
          </table:table-cell>
          <table:table-cell office:value-type="float" office:value="614748160" calcext:value-type="float">
            <text:p>614748160</text:p>
          </table:table-cell>
          <table:table-cell office:value-type="float" office:value="374292" calcext:value-type="float">
            <text:p>374292</text:p>
          </table:table-cell>
          <table:table-cell office:value-type="string" calcext:value-type="string">
            <text:p>null</text:p>
          </table:table-cell>
          <table:table-cell office:value-type="float" office:value="0.0724999979138374" calcext:value-type="float">
            <text:p>0.072499997913837</text:p>
          </table:table-cell>
          <table:table-cell office:value-type="float" office:value="0.0547499991953373" calcext:value-type="float">
            <text:p>0.054749999195337</text:p>
          </table:table-cell>
          <table:table-cell office:value-type="float" office:value="0.0759999975562096" calcext:value-type="float">
            <text:p>0.07599999755621</text:p>
          </table:table-cell>
          <table:table-cell office:value-type="float" office:value="0.980750024318695" calcext:value-type="float">
            <text:p>0.980750024318695</text:p>
          </table:table-cell>
          <table:table-cell office:value-type="float" office:value="0.64526891708374" calcext:value-type="float">
            <text:p>0.64526891708374</text:p>
          </table:table-cell>
          <table:table-cell office:value-type="float" office:value="100" calcext:value-type="float">
            <text:p>100</text:p>
          </table:table-cell>
          <table:table-cell office:value-type="float" office:value="1521" calcext:value-type="float">
            <text:p>1521</text:p>
          </table:table-cell>
          <table:table-cell office:value-type="float" office:value="1238" calcext:value-type="float">
            <text:p>123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19" calcext:value-type="float">
            <text:p>319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316" calcext:value-type="float">
            <text:p>316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317" calcext:value-type="float">
            <text:p>317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Fri Jun 02 18:58:00 UTC 2017</text:p>
          </table:table-cell>
          <table:table-cell office:value-type="float" office:value="166" calcext:value-type="float">
            <text:p>166</text:p>
          </table:table-cell>
          <table:table-cell office:value-type="float" office:value="990547968" calcext:value-type="float">
            <text:p>990547968</text:p>
          </table:table-cell>
          <table:table-cell office:value-type="float" office:value="2940414.75" calcext:value-type="float">
            <text:p>2940414.75</text:p>
          </table:table-cell>
          <table:table-cell office:value-type="float" office:value="12" calcext:value-type="float">
            <text:p>12</text:p>
          </table:table-cell>
          <table:table-cell office:value-type="float" office:value="27009024" calcext:value-type="float">
            <text:p>27009024</text:p>
          </table:table-cell>
          <table:table-cell office:value-type="float" office:value="43812.64453125" calcext:value-type="float">
            <text:p>43812.64453125</text:p>
          </table:table-cell>
          <table:table-cell office:value-type="float" office:value="43" calcext:value-type="float">
            <text:p>43</text:p>
          </table:table-cell>
          <table:table-cell office:value-type="float" office:value="644968448" calcext:value-type="float">
            <text:p>644968448</text:p>
          </table:table-cell>
          <table:table-cell office:value-type="float" office:value="10435.2080078125" calcext:value-type="float">
            <text:p>10435.20800781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678629376" calcext:value-type="float">
            <text:p>678629376</text:p>
          </table:table-cell>
          <table:table-cell office:value-type="float" office:value="615964672" calcext:value-type="float">
            <text:p>615964672</text:p>
          </table:table-cell>
          <table:table-cell office:value-type="float" office:value="516086.46875" calcext:value-type="float">
            <text:p>516086.46875</text:p>
          </table:table-cell>
          <table:table-cell office:value-type="string" calcext:value-type="string">
            <text:p>null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0.0832500010728836" calcext:value-type="float">
            <text:p>0.083250001072884</text:p>
          </table:table-cell>
          <table:table-cell office:value-type="float" office:value="0.977500021457672" calcext:value-type="float">
            <text:p>0.977500021457672</text:p>
          </table:table-cell>
          <table:table-cell office:value-type="float" office:value="0.644702792167664" calcext:value-type="float">
            <text:p>0.644702792167664</text:p>
          </table:table-cell>
          <table:table-cell office:value-type="float" office:value="100" calcext:value-type="float">
            <text:p>100</text:p>
          </table:table-cell>
          <table:table-cell office:value-type="float" office:value="1872" calcext:value-type="float">
            <text:p>1872</text:p>
          </table:table-cell>
          <table:table-cell office:value-type="float" office:value="1592" calcext:value-type="float">
            <text:p>1592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315" calcext:value-type="float">
            <text:p>315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309" calcext:value-type="float">
            <text:p>309</text:p>
          </table:table-cell>
          <table:table-cell office:value-type="float" office:value="312" calcext:value-type="float">
            <text:p>312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Fri Jun 02 18:59:00 UTC 2017</text:p>
          </table:table-cell>
          <table:table-cell office:value-type="float" office:value="210" calcext:value-type="float">
            <text:p>210</text:p>
          </table:table-cell>
          <table:table-cell office:value-type="float" office:value="1045876736" calcext:value-type="float">
            <text:p>1045876736</text:p>
          </table:table-cell>
          <table:table-cell office:value-type="float" office:value="2940414.75" calcext:value-type="float">
            <text:p>2940414.75</text:p>
          </table:table-cell>
          <table:table-cell office:value-type="float" office:value="13" calcext:value-type="float">
            <text:p>13</text:p>
          </table:table-cell>
          <table:table-cell office:value-type="float" office:value="29913088" calcext:value-type="float">
            <text:p>29913088</text:p>
          </table:table-cell>
          <table:table-cell office:value-type="float" office:value="43812.64453125" calcext:value-type="float">
            <text:p>43812.64453125</text:p>
          </table:table-cell>
          <table:table-cell office:value-type="float" office:value="42" calcext:value-type="float">
            <text:p>42</text:p>
          </table:table-cell>
          <table:table-cell office:value-type="float" office:value="645038080" calcext:value-type="float">
            <text:p>645038080</text:p>
          </table:table-cell>
          <table:table-cell office:value-type="float" office:value="10435.2080078125" calcext:value-type="float">
            <text:p>10435.20800781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677535744" calcext:value-type="float">
            <text:p>677535744</text:p>
          </table:table-cell>
          <table:table-cell office:value-type="float" office:value="615878656" calcext:value-type="float">
            <text:p>615878656</text:p>
          </table:table-cell>
          <table:table-cell office:value-type="float" office:value="516086.46875" calcext:value-type="float">
            <text:p>516086.46875</text:p>
          </table:table-cell>
          <table:table-cell office:value-type="string" calcext:value-type="string">
            <text:p>null</text:p>
          </table:table-cell>
          <table:table-cell office:value-type="float" office:value="0.0757500007748604" calcext:value-type="float">
            <text:p>0.07575000077486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0874999985098839" calcext:value-type="float">
            <text:p>0.087499998509884</text:p>
          </table:table-cell>
          <table:table-cell office:value-type="float" office:value="0.967750012874603" calcext:value-type="float">
            <text:p>0.967750012874603</text:p>
          </table:table-cell>
          <table:table-cell office:value-type="float" office:value="0.649848461151123" calcext:value-type="float">
            <text:p>0.649848461151123</text:p>
          </table:table-cell>
          <table:table-cell office:value-type="float" office:value="150" calcext:value-type="float">
            <text:p>150</text:p>
          </table:table-cell>
          <table:table-cell office:value-type="float" office:value="2310" calcext:value-type="float">
            <text:p>2310</text:p>
          </table:table-cell>
          <table:table-cell office:value-type="float" office:value="1971" calcext:value-type="float">
            <text:p>1971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Fri Jun 02 19:00:00 UTC 2017</text:p>
          </table:table-cell>
          <table:table-cell office:value-type="float" office:value="242" calcext:value-type="float">
            <text:p>242</text:p>
          </table:table-cell>
          <table:table-cell office:value-type="float" office:value="1046142976" calcext:value-type="float">
            <text:p>1046142976</text:p>
          </table:table-cell>
          <table:table-cell office:value-type="float" office:value="4424586" calcext:value-type="float">
            <text:p>4424586</text:p>
          </table:table-cell>
          <table:table-cell office:value-type="float" office:value="16" calcext:value-type="float">
            <text:p>16</text:p>
          </table:table-cell>
          <table:table-cell office:value-type="float" office:value="27680768" calcext:value-type="float">
            <text:p>27680768</text:p>
          </table:table-cell>
          <table:table-cell office:value-type="float" office:value="43812.64453125" calcext:value-type="float">
            <text:p>43812.64453125</text:p>
          </table:table-cell>
          <table:table-cell office:value-type="float" office:value="49" calcext:value-type="float">
            <text:p>49</text:p>
          </table:table-cell>
          <table:table-cell office:value-type="float" office:value="649396224" calcext:value-type="float">
            <text:p>649396224</text:p>
          </table:table-cell>
          <table:table-cell office:value-type="float" office:value="10435.2080078125" calcext:value-type="float">
            <text:p>10435.208007812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677539840" calcext:value-type="float">
            <text:p>677539840</text:p>
          </table:table-cell>
          <table:table-cell office:value-type="float" office:value="616222720" calcext:value-type="float">
            <text:p>616222720</text:p>
          </table:table-cell>
          <table:table-cell office:value-type="float" office:value="844260.5625" calcext:value-type="float">
            <text:p>844260.5625</text:p>
          </table:table-cell>
          <table:table-cell office:value-type="float" office:value="764753.8125" calcext:value-type="float">
            <text:p>764753.8125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0734999999403954" calcext:value-type="float">
            <text:p>0.073499999940395</text:p>
          </table:table-cell>
          <table:table-cell office:value-type="float" office:value="0.0954999998211861" calcext:value-type="float">
            <text:p>0.095499999821186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649952173233032" calcext:value-type="float">
            <text:p>0.649952173233032</text:p>
          </table:table-cell>
          <table:table-cell office:value-type="float" office:value="150" calcext:value-type="float">
            <text:p>150</text:p>
          </table:table-cell>
          <table:table-cell office:value-type="float" office:value="2864" calcext:value-type="float">
            <text:p>2864</text:p>
          </table:table-cell>
          <table:table-cell office:value-type="float" office:value="2473" calcext:value-type="float">
            <text:p>2473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300" calcext:value-type="float">
            <text:p>300</text:p>
          </table:table-cell>
          <table:table-cell office:value-type="float" office:value="303" calcext:value-type="float">
            <text:p>303</text:p>
          </table:table-cell>
          <table:table-cell office:value-type="float" office:value="300" calcext:value-type="float">
            <text:p>300</text:p>
          </table:table-cell>
          <table:table-cell office:value-type="float" office:value="299" calcext:value-type="float">
            <text:p>299</text:p>
          </table:table-cell>
          <table:table-cell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ri Jun 02 19:01:00 UTC 2017</text:p>
          </table:table-cell>
          <table:table-cell office:value-type="float" office:value="279" calcext:value-type="float">
            <text:p>279</text:p>
          </table:table-cell>
          <table:table-cell office:value-type="float" office:value="1047498752" calcext:value-type="float">
            <text:p>1047498752</text:p>
          </table:table-cell>
          <table:table-cell office:value-type="float" office:value="4424586" calcext:value-type="float">
            <text:p>4424586</text:p>
          </table:table-cell>
          <table:table-cell office:value-type="float" office:value="19" calcext:value-type="float">
            <text:p>19</text:p>
          </table:table-cell>
          <table:table-cell office:value-type="float" office:value="27766784" calcext:value-type="float">
            <text:p>27766784</text:p>
          </table:table-cell>
          <table:table-cell office:value-type="float" office:value="43812.64453125" calcext:value-type="float">
            <text:p>43812.64453125</text:p>
          </table:table-cell>
          <table:table-cell office:value-type="float" office:value="66" calcext:value-type="float">
            <text:p>66</text:p>
          </table:table-cell>
          <table:table-cell office:value-type="float" office:value="652800000" calcext:value-type="float">
            <text:p>652800000</text:p>
          </table:table-cell>
          <table:table-cell office:value-type="float" office:value="10435.2080078125" calcext:value-type="float">
            <text:p>10435.208007812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678506496" calcext:value-type="float">
            <text:p>678506496</text:p>
          </table:table-cell>
          <table:table-cell office:value-type="float" office:value="617230336" calcext:value-type="float">
            <text:p>617230336</text:p>
          </table:table-cell>
          <table:table-cell office:value-type="float" office:value="1017063.0625" calcext:value-type="float">
            <text:p>1017063.0625</text:p>
          </table:table-cell>
          <table:table-cell office:value-type="string" calcext:value-type="string">
            <text:p>null</text:p>
          </table:table-cell>
          <table:table-cell office:value-type="float" office:value="0.0930000022053719" calcext:value-type="float">
            <text:p>0.093000002205372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105499997735024" calcext:value-type="float">
            <text:p>0.105499997735024</text:p>
          </table:table-cell>
          <table:table-cell office:value-type="float" office:value="0.965250015258789" calcext:value-type="float">
            <text:p>0.965250015258789</text:p>
          </table:table-cell>
          <table:table-cell office:value-type="float" office:value="0.650225222110748" calcext:value-type="float">
            <text:p>0.650225222110748</text:p>
          </table:table-cell>
          <table:table-cell office:value-type="float" office:value="150" calcext:value-type="float">
            <text:p>150</text:p>
          </table:table-cell>
          <table:table-cell office:value-type="float" office:value="3437" calcext:value-type="float">
            <text:p>3437</text:p>
          </table:table-cell>
          <table:table-cell office:value-type="float" office:value="3041" calcext:value-type="float">
            <text:p>3041</text:p>
          </table:table-cell>
          <table:table-cell office:value-type="float" office:value="114" calcext:value-type="float">
            <text:p>114</text:p>
          </table:table-cell>
          <table:table-cell office:value-type="float" office:value="133" calcext:value-type="float">
            <text:p>1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office:value-type="float" office:value="298" calcext:value-type="float">
            <text:p>298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Fri Jun 02 19:02:00 UTC 2017</text:p>
          </table:table-cell>
          <table:table-cell office:value-type="float" office:value="291" calcext:value-type="float">
            <text:p>291</text:p>
          </table:table-cell>
          <table:table-cell office:value-type="float" office:value="1046413312" calcext:value-type="float">
            <text:p>1046413312</text:p>
          </table:table-cell>
          <table:table-cell office:value-type="float" office:value="4424586" calcext:value-type="float">
            <text:p>4424586</text:p>
          </table:table-cell>
          <table:table-cell office:value-type="float" office:value="21" calcext:value-type="float">
            <text:p>21</text:p>
          </table:table-cell>
          <table:table-cell office:value-type="float" office:value="28475392" calcext:value-type="float">
            <text:p>28475392</text:p>
          </table:table-cell>
          <table:table-cell office:value-type="float" office:value="93501.1875" calcext:value-type="float">
            <text:p>93501.1875</text:p>
          </table:table-cell>
          <table:table-cell office:value-type="float" office:value="70" calcext:value-type="float">
            <text:p>70</text:p>
          </table:table-cell>
          <table:table-cell office:value-type="float" office:value="654569472" calcext:value-type="float">
            <text:p>654569472</text:p>
          </table:table-cell>
          <table:table-cell office:value-type="float" office:value="10435.2080078125" calcext:value-type="float">
            <text:p>10435.2080078125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678678528" calcext:value-type="float">
            <text:p>678678528</text:p>
          </table:table-cell>
          <table:table-cell office:value-type="float" office:value="617631744" calcext:value-type="float">
            <text:p>617631744</text:p>
          </table:table-cell>
          <table:table-cell office:value-type="float" office:value="1186463.25" calcext:value-type="float">
            <text:p>1186463.25</text:p>
          </table:table-cell>
          <table:table-cell office:value-type="string" calcext:value-type="string">
            <text:p>null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0785000026226044" calcext:value-type="float">
            <text:p>0.078500002622604</text:p>
          </table:table-cell>
          <table:table-cell office:value-type="float" office:value="0.112000003457069" calcext:value-type="float">
            <text:p>0.112000003457069</text:p>
          </table:table-cell>
          <table:table-cell office:value-type="float" office:value="0.962000012397766" calcext:value-type="float">
            <text:p>0.962000012397766</text:p>
          </table:table-cell>
          <table:table-cell office:value-type="float" office:value="0.651347100734711" calcext:value-type="float">
            <text:p>0.651347100734711</text:p>
          </table:table-cell>
          <table:table-cell office:value-type="float" office:value="200" calcext:value-type="float">
            <text:p>200</text:p>
          </table:table-cell>
          <table:table-cell office:value-type="float" office:value="4033" calcext:value-type="float">
            <text:p>4033</text:p>
          </table:table-cell>
          <table:table-cell office:value-type="float" office:value="3624" calcext:value-type="float">
            <text:p>3624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96" calcext:value-type="float">
            <text:p>296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296" calcext:value-type="float">
            <text:p>296</text:p>
          </table:table-cell>
          <table:table-cell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office:value-type="float" office:value="289" calcext:value-type="float">
            <text:p>289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Fri Jun 02 19:03:00 UTC 2017</text:p>
          </table:table-cell>
          <table:table-cell office:value-type="float" office:value="324" calcext:value-type="float">
            <text:p>324</text:p>
          </table:table-cell>
          <table:table-cell office:value-type="float" office:value="1047687168" calcext:value-type="float">
            <text:p>1047687168</text:p>
          </table:table-cell>
          <table:table-cell office:value-type="float" office:value="4424586" calcext:value-type="float">
            <text:p>4424586</text:p>
          </table:table-cell>
          <table:table-cell office:value-type="float" office:value="22" calcext:value-type="float">
            <text:p>22</text:p>
          </table:table-cell>
          <table:table-cell office:value-type="float" office:value="28651520" calcext:value-type="float">
            <text:p>28651520</text:p>
          </table:table-cell>
          <table:table-cell office:value-type="float" office:value="96237.0234375" calcext:value-type="float">
            <text:p>96237.0234375</text:p>
          </table:table-cell>
          <table:table-cell office:value-type="float" office:value="65" calcext:value-type="float">
            <text:p>65</text:p>
          </table:table-cell>
          <table:table-cell office:value-type="float" office:value="654663680" calcext:value-type="float">
            <text:p>654663680</text:p>
          </table:table-cell>
          <table:table-cell office:value-type="float" office:value="16071.2353515625" calcext:value-type="float">
            <text:p>16071.2353515625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79604224" calcext:value-type="float">
            <text:p>679604224</text:p>
          </table:table-cell>
          <table:table-cell office:value-type="float" office:value="612634624" calcext:value-type="float">
            <text:p>612634624</text:p>
          </table:table-cell>
          <table:table-cell office:value-type="float" office:value="1186463.25" calcext:value-type="float">
            <text:p>1186463.25</text:p>
          </table:table-cell>
          <table:table-cell office:value-type="string" calcext:value-type="string">
            <text:p>null</text:p>
          </table:table-cell>
          <table:table-cell office:value-type="float" office:value="0.0792500004172325" calcext:value-type="float">
            <text:p>0.079250000417233</text:p>
          </table:table-cell>
          <table:table-cell office:value-type="float" office:value="0.0834999978542328" calcext:value-type="float">
            <text:p>0.083499997854233</text:p>
          </table:table-cell>
          <table:table-cell office:value-type="float" office:value="0.106499999761581" calcext:value-type="float">
            <text:p>0.106499999761581</text:p>
          </table:table-cell>
          <table:table-cell office:value-type="float" office:value="0.963249981403351" calcext:value-type="float">
            <text:p>0.963249981403351</text:p>
          </table:table-cell>
          <table:table-cell office:value-type="float" office:value="0.651052594184876" calcext:value-type="float">
            <text:p>0.651052594184876</text:p>
          </table:table-cell>
          <table:table-cell office:value-type="float" office:value="200" calcext:value-type="float">
            <text:p>200</text:p>
          </table:table-cell>
          <table:table-cell office:value-type="float" office:value="4737" calcext:value-type="float">
            <text:p>4737</text:p>
          </table:table-cell>
          <table:table-cell office:value-type="float" office:value="4287" calcext:value-type="float">
            <text:p>4287</text:p>
          </table:table-cell>
          <table:table-cell office:value-type="float" office:value="196" calcext:value-type="float">
            <text:p>196</text:p>
          </table:table-cell>
          <table:table-cell office:value-type="float" office:value="187" calcext:value-type="float">
            <text:p>1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92" calcext:value-type="float">
            <text:p>292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290" calcext:value-type="float">
            <text:p>290</text:p>
          </table:table-cell>
          <table:table-cell office:value-type="float" office:value="292" calcext:value-type="float">
            <text:p>292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Fri Jun 02 19:04:00 UTC 2017</text:p>
          </table:table-cell>
          <table:table-cell office:value-type="float" office:value="365" calcext:value-type="float">
            <text:p>365</text:p>
          </table:table-cell>
          <table:table-cell office:value-type="float" office:value="1048031232" calcext:value-type="float">
            <text:p>1048031232</text:p>
          </table:table-cell>
          <table:table-cell office:value-type="float" office:value="6960003.5" calcext:value-type="float">
            <text:p>6960003.5</text:p>
          </table:table-cell>
          <table:table-cell office:value-type="float" office:value="26" calcext:value-type="float">
            <text:p>26</text:p>
          </table:table-cell>
          <table:table-cell office:value-type="float" office:value="28770304" calcext:value-type="float">
            <text:p>28770304</text:p>
          </table:table-cell>
          <table:table-cell office:value-type="float" office:value="117115.765625" calcext:value-type="float">
            <text:p>117115.765625</text:p>
          </table:table-cell>
          <table:table-cell office:value-type="float" office:value="81" calcext:value-type="float">
            <text:p>81</text:p>
          </table:table-cell>
          <table:table-cell office:value-type="float" office:value="658182144" calcext:value-type="float">
            <text:p>658182144</text:p>
          </table:table-cell>
          <table:table-cell office:value-type="float" office:value="16071.2353515625" calcext:value-type="float">
            <text:p>16071.2353515625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83016192" calcext:value-type="float">
            <text:p>683016192</text:p>
          </table:table-cell>
          <table:table-cell office:value-type="float" office:value="615362560" calcext:value-type="float">
            <text:p>615362560</text:p>
          </table:table-cell>
          <table:table-cell office:value-type="float" office:value="1186463.25" calcext:value-type="float">
            <text:p>1186463.25</text:p>
          </table:table-cell>
          <table:table-cell office:value-type="string" calcext:value-type="string">
            <text:p>null</text:p>
          </table:table-cell>
          <table:table-cell office:value-type="float" office:value="0.0719999969005585" calcext:value-type="float">
            <text:p>0.071999996900559</text:p>
          </table:table-cell>
          <table:table-cell office:value-type="float" office:value="0.0844999998807907" calcext:value-type="float">
            <text:p>0.084499999880791</text:p>
          </table:table-cell>
          <table:table-cell office:value-type="float" office:value="0.125" calcext:value-type="float">
            <text:p>0.125</text:p>
          </table:table-cell>
          <table:table-cell office:value-type="float" office:value="0.962000012397766" calcext:value-type="float">
            <text:p>0.962000012397766</text:p>
          </table:table-cell>
          <table:table-cell office:value-type="float" office:value="0.651280105113983" calcext:value-type="float">
            <text:p>0.651280105113983</text:p>
          </table:table-cell>
          <table:table-cell office:value-type="float" office:value="200" calcext:value-type="float">
            <text:p>200</text:p>
          </table:table-cell>
          <table:table-cell office:value-type="float" office:value="5461" calcext:value-type="float">
            <text:p>5461</text:p>
          </table:table-cell>
          <table:table-cell office:value-type="float" office:value="5043" calcext:value-type="float">
            <text:p>5043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290" calcext:value-type="float">
            <text:p>290</text:p>
          </table:table-cell>
          <table:table-cell office:value-type="float" office:value="286" calcext:value-type="float">
            <text:p>286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Fri Jun 02 19:05:00 UTC 2017</text:p>
          </table:table-cell>
          <table:table-cell office:value-type="float" office:value="372" calcext:value-type="float">
            <text:p>372</text:p>
          </table:table-cell>
          <table:table-cell office:value-type="float" office:value="1048494080" calcext:value-type="float">
            <text:p>1048494080</text:p>
          </table:table-cell>
          <table:table-cell office:value-type="float" office:value="7974525" calcext:value-type="float">
            <text:p>7974525</text:p>
          </table:table-cell>
          <table:table-cell office:value-type="float" office:value="29" calcext:value-type="float">
            <text:p>29</text:p>
          </table:table-cell>
          <table:table-cell office:value-type="float" office:value="30126080" calcext:value-type="float">
            <text:p>30126080</text:p>
          </table:table-cell>
          <table:table-cell office:value-type="float" office:value="117115.765625" calcext:value-type="float">
            <text:p>117115.765625</text:p>
          </table:table-cell>
          <table:table-cell office:value-type="float" office:value="85" calcext:value-type="float">
            <text:p>85</text:p>
          </table:table-cell>
          <table:table-cell office:value-type="float" office:value="660672512" calcext:value-type="float">
            <text:p>660672512</text:p>
          </table:table-cell>
          <table:table-cell office:value-type="float" office:value="16071.2353515625" calcext:value-type="float">
            <text:p>16071.2353515625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86587904" calcext:value-type="float">
            <text:p>686587904</text:p>
          </table:table-cell>
          <table:table-cell office:value-type="float" office:value="616910848" calcext:value-type="float">
            <text:p>616910848</text:p>
          </table:table-cell>
          <table:table-cell office:value-type="float" office:value="1186463.25" calcext:value-type="float">
            <text:p>1186463.25</text:p>
          </table:table-cell>
          <table:table-cell office:value-type="string" calcext:value-type="string">
            <text:p>null</text:p>
          </table:table-cell>
          <table:table-cell office:value-type="float" office:value="0.0737499967217445" calcext:value-type="float">
            <text:p>0.073749996721745</text:p>
          </table:table-cell>
          <table:table-cell office:value-type="float" office:value="0.0827500000596046" calcext:value-type="float">
            <text:p>0.082750000059605</text:p>
          </table:table-cell>
          <table:table-cell office:value-type="float" office:value="0.128250002861023" calcext:value-type="float">
            <text:p>0.128250002861023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653514564037323" calcext:value-type="float">
            <text:p>0.653514564037323</text:p>
          </table:table-cell>
          <table:table-cell office:value-type="float" office:value="250" calcext:value-type="float">
            <text:p>250</text:p>
          </table:table-cell>
          <table:table-cell office:value-type="float" office:value="6148" calcext:value-type="float">
            <text:p>6148</text:p>
          </table:table-cell>
          <table:table-cell office:value-type="float" office:value="5752" calcext:value-type="float">
            <text:p>5752</text:p>
          </table:table-cell>
          <table:table-cell office:value-type="float" office:value="365" calcext:value-type="float">
            <text:p>365</text:p>
          </table:table-cell>
          <table:table-cell office:value-type="float" office:value="263" calcext:value-type="float">
            <text:p>2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19:06:00 UTC 2017</text:p>
          </table:table-cell>
          <table:table-cell office:value-type="float" office:value="339" calcext:value-type="float">
            <text:p>339</text:p>
          </table:table-cell>
          <table:table-cell office:value-type="float" office:value="1046724608" calcext:value-type="float">
            <text:p>1046724608</text:p>
          </table:table-cell>
          <table:table-cell office:value-type="float" office:value="7974525" calcext:value-type="float">
            <text:p>7974525</text:p>
          </table:table-cell>
          <table:table-cell office:value-type="float" office:value="29" calcext:value-type="float">
            <text:p>29</text:p>
          </table:table-cell>
          <table:table-cell office:value-type="float" office:value="29241344" calcext:value-type="float">
            <text:p>29241344</text:p>
          </table:table-cell>
          <table:table-cell office:value-type="float" office:value="120863.8984375" calcext:value-type="float">
            <text:p>120863.8984375</text:p>
          </table:table-cell>
          <table:table-cell office:value-type="float" office:value="80" calcext:value-type="float">
            <text:p>80</text:p>
          </table:table-cell>
          <table:table-cell office:value-type="float" office:value="663126016" calcext:value-type="float">
            <text:p>663126016</text:p>
          </table:table-cell>
          <table:table-cell office:value-type="float" office:value="19151.125" calcext:value-type="float">
            <text:p>19151.125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692514816" calcext:value-type="float">
            <text:p>692514816</text:p>
          </table:table-cell>
          <table:table-cell office:value-type="float" office:value="621654016" calcext:value-type="float">
            <text:p>621654016</text:p>
          </table:table-cell>
          <table:table-cell office:value-type="float" office:value="1604359" calcext:value-type="float">
            <text:p>1604359</text:p>
          </table:table-cell>
          <table:table-cell office:value-type="string" calcext:value-type="string">
            <text:p>null</text:p>
          </table:table-cell>
          <table:table-cell office:value-type="float" office:value="0.0684999972581863" calcext:value-type="float">
            <text:p>0.068499997258186</text:p>
          </table:table-cell>
          <table:table-cell office:value-type="float" office:value="0.0920000001788139" calcext:value-type="float">
            <text:p>0.092000000178814</text:p>
          </table:table-cell>
          <table:table-cell office:value-type="float" office:value="0.124750003218651" calcext:value-type="float">
            <text:p>0.124750003218651</text:p>
          </table:table-cell>
          <table:table-cell office:value-type="float" office:value="0.959500014781952" calcext:value-type="float">
            <text:p>0.959500014781952</text:p>
          </table:table-cell>
          <table:table-cell office:value-type="float" office:value="0.65161669254303" calcext:value-type="float">
            <text:p>0.65161669254303</text:p>
          </table:table-cell>
          <table:table-cell office:value-type="float" office:value="250" calcext:value-type="float">
            <text:p>250</text:p>
          </table:table-cell>
          <table:table-cell office:value-type="float" office:value="6829" calcext:value-type="float">
            <text:p>6829</text:p>
          </table:table-cell>
          <table:table-cell office:value-type="float" office:value="6436" calcext:value-type="float">
            <text:p>6436</text:p>
          </table:table-cell>
          <table:table-cell office:value-type="float" office:value="623" calcext:value-type="float">
            <text:p>623</text:p>
          </table:table-cell>
          <table:table-cell office:value-type="float" office:value="478" calcext:value-type="float">
            <text:p>4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282" calcext:value-type="float">
            <text:p>282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Fri Jun 02 19:07:00 UTC 2017</text:p>
          </table:table-cell>
          <table:table-cell office:value-type="float" office:value="358" calcext:value-type="float">
            <text:p>358</text:p>
          </table:table-cell>
          <table:table-cell office:value-type="float" office:value="1048006656" calcext:value-type="float">
            <text:p>1048006656</text:p>
          </table:table-cell>
          <table:table-cell office:value-type="float" office:value="7974525" calcext:value-type="float">
            <text:p>7974525</text:p>
          </table:table-cell>
          <table:table-cell office:value-type="float" office:value="26" calcext:value-type="float">
            <text:p>26</text:p>
          </table:table-cell>
          <table:table-cell office:value-type="float" office:value="29069312" calcext:value-type="float">
            <text:p>29069312</text:p>
          </table:table-cell>
          <table:table-cell office:value-type="float" office:value="120863.8984375" calcext:value-type="float">
            <text:p>120863.8984375</text:p>
          </table:table-cell>
          <table:table-cell office:value-type="float" office:value="79" calcext:value-type="float">
            <text:p>79</text:p>
          </table:table-cell>
          <table:table-cell office:value-type="float" office:value="665214976" calcext:value-type="float">
            <text:p>665214976</text:p>
          </table:table-cell>
          <table:table-cell office:value-type="float" office:value="18886.837890625" calcext:value-type="float">
            <text:p>18886.837890625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95189504" calcext:value-type="float">
            <text:p>695189504</text:p>
          </table:table-cell>
          <table:table-cell office:value-type="float" office:value="630337536" calcext:value-type="float">
            <text:p>630337536</text:p>
          </table:table-cell>
          <table:table-cell office:value-type="float" office:value="1339620.75" calcext:value-type="float">
            <text:p>1339620.75</text:p>
          </table:table-cell>
          <table:table-cell office:value-type="string" calcext:value-type="string">
            <text:p>null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0.0977500006556511" calcext:value-type="float">
            <text:p>0.097750000655651</text:p>
          </table:table-cell>
          <table:table-cell office:value-type="float" office:value="0.127250000834465" calcext:value-type="float">
            <text:p>0.127250000834465</text:p>
          </table:table-cell>
          <table:table-cell office:value-type="float" office:value="0.961499989032745" calcext:value-type="float">
            <text:p>0.961499989032745</text:p>
          </table:table-cell>
          <table:table-cell office:value-type="float" office:value="0.651761531829834" calcext:value-type="float">
            <text:p>0.651761531829834</text:p>
          </table:table-cell>
          <table:table-cell office:value-type="float" office:value="250" calcext:value-type="float">
            <text:p>250</text:p>
          </table:table-cell>
          <table:table-cell office:value-type="float" office:value="7519" calcext:value-type="float">
            <text:p>7519</text:p>
          </table:table-cell>
          <table:table-cell office:value-type="float" office:value="7113" calcext:value-type="float">
            <text:p>7113</text:p>
          </table:table-cell>
          <table:table-cell office:value-type="float" office:value="871" calcext:value-type="float">
            <text:p>871</text:p>
          </table:table-cell>
          <table:table-cell office:value-type="float" office:value="745" calcext:value-type="float">
            <text:p>7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90" calcext:value-type="float">
            <text:p>290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Fri Jun 02 19:08:00 UTC 2017</text:p>
          </table:table-cell>
          <table:table-cell office:value-type="float" office:value="362" calcext:value-type="float">
            <text:p>362</text:p>
          </table:table-cell>
          <table:table-cell office:value-type="float" office:value="1047814144" calcext:value-type="float">
            <text:p>1047814144</text:p>
          </table:table-cell>
          <table:table-cell office:value-type="float" office:value="7558032.5" calcext:value-type="float">
            <text:p>7558032.5</text:p>
          </table:table-cell>
          <table:table-cell office:value-type="float" office:value="28" calcext:value-type="float">
            <text:p>28</text:p>
          </table:table-cell>
          <table:table-cell office:value-type="float" office:value="30576640" calcext:value-type="float">
            <text:p>30576640</text:p>
          </table:table-cell>
          <table:table-cell office:value-type="float" office:value="120863.8984375" calcext:value-type="float">
            <text:p>120863.8984375</text:p>
          </table:table-cell>
          <table:table-cell office:value-type="float" office:value="82" calcext:value-type="float">
            <text:p>82</text:p>
          </table:table-cell>
          <table:table-cell office:value-type="float" office:value="669847552" calcext:value-type="float">
            <text:p>669847552</text:p>
          </table:table-cell>
          <table:table-cell office:value-type="float" office:value="18937.111328125" calcext:value-type="float">
            <text:p>18937.11132812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98687488" calcext:value-type="float">
            <text:p>698687488</text:p>
          </table:table-cell>
          <table:table-cell office:value-type="float" office:value="636100608" calcext:value-type="float">
            <text:p>636100608</text:p>
          </table:table-cell>
          <table:table-cell office:value-type="float" office:value="1454376.875" calcext:value-type="float">
            <text:p>1454376.875</text:p>
          </table:table-cell>
          <table:table-cell office:value-type="string" calcext:value-type="string">
            <text:p>null</text:p>
          </table:table-cell>
          <table:table-cell office:value-type="float" office:value="0.0802500024437905" calcext:value-type="float">
            <text:p>0.080250002443791</text:p>
          </table:table-cell>
          <table:table-cell office:value-type="float" office:value="0.100000001490116" calcext:value-type="float">
            <text:p>0.100000001490116</text:p>
          </table:table-cell>
          <table:table-cell office:value-type="float" office:value="0.126000002026558" calcext:value-type="float">
            <text:p>0.126000002026558</text:p>
          </table:table-cell>
          <table:table-cell office:value-type="float" office:value="0.959999978542328" calcext:value-type="float">
            <text:p>0.959999978542328</text:p>
          </table:table-cell>
          <table:table-cell office:value-type="float" office:value="0.651940584182739" calcext:value-type="float">
            <text:p>0.651940584182739</text:p>
          </table:table-cell>
          <table:table-cell office:value-type="float" office:value="300" calcext:value-type="float">
            <text:p>300</text:p>
          </table:table-cell>
          <table:table-cell office:value-type="float" office:value="8202" calcext:value-type="float">
            <text:p>8202</text:p>
          </table:table-cell>
          <table:table-cell office:value-type="float" office:value="7809" calcext:value-type="float">
            <text:p>7809</text:p>
          </table:table-cell>
          <table:table-cell office:value-type="float" office:value="1191" calcext:value-type="float">
            <text:p>1191</text:p>
          </table:table-cell>
          <table:table-cell office:value-type="float" office:value="994" calcext:value-type="float">
            <text:p>9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  <table:table-cell office:value-type="float" office:value="283" calcext:value-type="float">
            <text:p>283</text:p>
          </table:table-cell>
          <table:table-cell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19:09:00 UTC 2017</text:p>
          </table:table-cell>
          <table:table-cell office:value-type="float" office:value="350" calcext:value-type="float">
            <text:p>350</text:p>
          </table:table-cell>
          <table:table-cell office:value-type="float" office:value="1046794240" calcext:value-type="float">
            <text:p>1046794240</text:p>
          </table:table-cell>
          <table:table-cell office:value-type="float" office:value="7558032.5" calcext:value-type="float">
            <text:p>7558032.5</text:p>
          </table:table-cell>
          <table:table-cell office:value-type="float" office:value="28" calcext:value-type="float">
            <text:p>28</text:p>
          </table:table-cell>
          <table:table-cell office:value-type="float" office:value="29925376" calcext:value-type="float">
            <text:p>29925376</text:p>
          </table:table-cell>
          <table:table-cell office:value-type="float" office:value="111543.53125" calcext:value-type="float">
            <text:p>111543.53125</text:p>
          </table:table-cell>
          <table:table-cell office:value-type="float" office:value="79" calcext:value-type="float">
            <text:p>79</text:p>
          </table:table-cell>
          <table:table-cell office:value-type="float" office:value="671391744" calcext:value-type="float">
            <text:p>671391744</text:p>
          </table:table-cell>
          <table:table-cell office:value-type="float" office:value="18937.111328125" calcext:value-type="float">
            <text:p>18937.111328125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00211200" calcext:value-type="float">
            <text:p>700211200</text:p>
          </table:table-cell>
          <table:table-cell office:value-type="float" office:value="638754816" calcext:value-type="float">
            <text:p>638754816</text:p>
          </table:table-cell>
          <table:table-cell office:value-type="float" office:value="1454376.875" calcext:value-type="float">
            <text:p>1454376.875</text:p>
          </table:table-cell>
          <table:table-cell office:value-type="string" calcext:value-type="string">
            <text:p>null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0974999964237213" calcext:value-type="float">
            <text:p>0.097499996423721</text:p>
          </table:table-cell>
          <table:table-cell office:value-type="float" office:value="0.127499997615814" calcext:value-type="float">
            <text:p>0.127499997615814</text:p>
          </table:table-cell>
          <table:table-cell office:value-type="float" office:value="0.962249994277954" calcext:value-type="float">
            <text:p>0.962249994277954</text:p>
          </table:table-cell>
          <table:table-cell office:value-type="float" office:value="0.652226328849793" calcext:value-type="float">
            <text:p>0.652226328849793</text:p>
          </table:table-cell>
          <table:table-cell office:value-type="float" office:value="300" calcext:value-type="float">
            <text:p>300</text:p>
          </table:table-cell>
          <table:table-cell office:value-type="float" office:value="8956" calcext:value-type="float">
            <text:p>8956</text:p>
          </table:table-cell>
          <table:table-cell office:value-type="float" office:value="8518" calcext:value-type="float">
            <text:p>8518</text:p>
          </table:table-cell>
          <table:table-cell office:value-type="float" office:value="1579" calcext:value-type="float">
            <text:p>1579</text:p>
          </table:table-cell>
          <table:table-cell office:value-type="float" office:value="1372" calcext:value-type="float">
            <text:p>13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7" calcext:value-type="float">
            <text:p>28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  <table:table-cell table:number-columns-repeated="3"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Fri Jun 02 19:10:00 UTC 2017</text:p>
          </table:table-cell>
          <table:table-cell office:value-type="float" office:value="368" calcext:value-type="float">
            <text:p>368</text:p>
          </table:table-cell>
          <table:table-cell office:value-type="float" office:value="1048154112" calcext:value-type="float">
            <text:p>1048154112</text:p>
          </table:table-cell>
          <table:table-cell office:value-type="float" office:value="7558032.5" calcext:value-type="float">
            <text:p>7558032.5</text:p>
          </table:table-cell>
          <table:table-cell office:value-type="float" office:value="28" calcext:value-type="float">
            <text:p>28</text:p>
          </table:table-cell>
          <table:table-cell office:value-type="float" office:value="30695424" calcext:value-type="float">
            <text:p>30695424</text:p>
          </table:table-cell>
          <table:table-cell office:value-type="float" office:value="111543.53125" calcext:value-type="float">
            <text:p>111543.53125</text:p>
          </table:table-cell>
          <table:table-cell office:value-type="float" office:value="86" calcext:value-type="float">
            <text:p>86</text:p>
          </table:table-cell>
          <table:table-cell office:value-type="float" office:value="671969280" calcext:value-type="float">
            <text:p>671969280</text:p>
          </table:table-cell>
          <table:table-cell office:value-type="float" office:value="20183.541015625" calcext:value-type="float">
            <text:p>20183.541015625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705703936" calcext:value-type="float">
            <text:p>705703936</text:p>
          </table:table-cell>
          <table:table-cell office:value-type="float" office:value="643530752" calcext:value-type="float">
            <text:p>643530752</text:p>
          </table:table-cell>
          <table:table-cell office:value-type="float" office:value="1504851.5" calcext:value-type="float">
            <text:p>1504851.5</text:p>
          </table:table-cell>
          <table:table-cell office:value-type="float" office:value="1631406.875" calcext:value-type="float">
            <text:p>1631406.875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104249998927116" calcext:value-type="float">
            <text:p>0.104249998927116</text:p>
          </table:table-cell>
          <table:table-cell office:value-type="float" office:value="0.138750001788139" calcext:value-type="float">
            <text:p>0.138750001788139</text:p>
          </table:table-cell>
          <table:table-cell office:value-type="float" office:value="0.959999978542328" calcext:value-type="float">
            <text:p>0.959999978542328</text:p>
          </table:table-cell>
          <table:table-cell office:value-type="float" office:value="0.653964698314667" calcext:value-type="float">
            <text:p>0.653964698314667</text:p>
          </table:table-cell>
          <table:table-cell office:value-type="float" office:value="300" calcext:value-type="float">
            <text:p>300</text:p>
          </table:table-cell>
          <table:table-cell office:value-type="float" office:value="9690" calcext:value-type="float">
            <text:p>9690</text:p>
          </table:table-cell>
          <table:table-cell office:value-type="float" office:value="9241" calcext:value-type="float">
            <text:p>9241</text:p>
          </table:table-cell>
          <table:table-cell office:value-type="float" office:value="1964" calcext:value-type="float">
            <text:p>1964</text:p>
          </table:table-cell>
          <table:table-cell office:value-type="float" office:value="1781" calcext:value-type="float">
            <text:p>17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Fri Jun 02 19:11:00 UTC 2017</text:p>
          </table:table-cell>
          <table:table-cell office:value-type="float" office:value="354" calcext:value-type="float">
            <text:p>354</text:p>
          </table:table-cell>
          <table:table-cell office:value-type="float" office:value="1046757376" calcext:value-type="float">
            <text:p>1046757376</text:p>
          </table:table-cell>
          <table:table-cell office:value-type="float" office:value="7695089" calcext:value-type="float">
            <text:p>7695089</text:p>
          </table:table-cell>
          <table:table-cell office:value-type="float" office:value="28" calcext:value-type="float">
            <text:p>28</text:p>
          </table:table-cell>
          <table:table-cell office:value-type="float" office:value="30728192" calcext:value-type="float">
            <text:p>30728192</text:p>
          </table:table-cell>
          <table:table-cell office:value-type="float" office:value="111543.53125" calcext:value-type="float">
            <text:p>111543.53125</text:p>
          </table:table-cell>
          <table:table-cell office:value-type="float" office:value="84" calcext:value-type="float">
            <text:p>84</text:p>
          </table:table-cell>
          <table:table-cell office:value-type="float" office:value="678428672" calcext:value-type="float">
            <text:p>678428672</text:p>
          </table:table-cell>
          <table:table-cell office:value-type="float" office:value="20183.541015625" calcext:value-type="float">
            <text:p>20183.541015625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711581696" calcext:value-type="float">
            <text:p>711581696</text:p>
          </table:table-cell>
          <table:table-cell office:value-type="float" office:value="651980800" calcext:value-type="float">
            <text:p>651980800</text:p>
          </table:table-cell>
          <table:table-cell office:value-type="float" office:value="1504851.5" calcext:value-type="float">
            <text:p>1504851.5</text:p>
          </table:table-cell>
          <table:table-cell office:value-type="float" office:value="1631406.875" calcext:value-type="float">
            <text:p>1631406.875</text:p>
          </table:table-cell>
          <table:table-cell office:value-type="float" office:value="0.0949999988079071" calcext:value-type="float">
            <text:p>0.094999998807907</text:p>
          </table:table-cell>
          <table:table-cell office:value-type="float" office:value="0.105250000953674" calcext:value-type="float">
            <text:p>0.105250000953674</text:p>
          </table:table-cell>
          <table:table-cell office:value-type="float" office:value="0.13400000333786" calcext:value-type="float">
            <text:p>0.13400000333786</text:p>
          </table:table-cell>
          <table:table-cell office:value-type="float" office:value="0.960749983787537" calcext:value-type="float">
            <text:p>0.960749983787537</text:p>
          </table:table-cell>
          <table:table-cell office:value-type="float" office:value="0.652399063110352" calcext:value-type="float">
            <text:p>0.652399063110352</text:p>
          </table:table-cell>
          <table:table-cell office:value-type="float" office:value="350" calcext:value-type="float">
            <text:p>350</text:p>
          </table:table-cell>
          <table:table-cell office:value-type="float" office:value="10411" calcext:value-type="float">
            <text:p>10411</text:p>
          </table:table-cell>
          <table:table-cell office:value-type="float" office:value="9949" calcext:value-type="float">
            <text:p>9949</text:p>
          </table:table-cell>
          <table:table-cell office:value-type="float" office:value="2433" calcext:value-type="float">
            <text:p>2433</text:p>
          </table:table-cell>
          <table:table-cell office:value-type="float" office:value="2210" calcext:value-type="float">
            <text:p>22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86" calcext:value-type="float">
            <text:p>286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Fri Jun 02 19:12:00 UTC 2017</text:p>
          </table:table-cell>
          <table:table-cell office:value-type="float" office:value="371" calcext:value-type="float">
            <text:p>371</text:p>
          </table:table-cell>
          <table:table-cell office:value-type="float" office:value="1046609920" calcext:value-type="float">
            <text:p>1046609920</text:p>
          </table:table-cell>
          <table:table-cell office:value-type="float" office:value="7695089" calcext:value-type="float">
            <text:p>7695089</text:p>
          </table:table-cell>
          <table:table-cell office:value-type="float" office:value="28" calcext:value-type="float">
            <text:p>28</text:p>
          </table:table-cell>
          <table:table-cell office:value-type="float" office:value="30744576" calcext:value-type="float">
            <text:p>30744576</text:p>
          </table:table-cell>
          <table:table-cell office:value-type="float" office:value="113981.7421875" calcext:value-type="float">
            <text:p>113981.7421875</text:p>
          </table:table-cell>
          <table:table-cell office:value-type="float" office:value="78" calcext:value-type="float">
            <text:p>78</text:p>
          </table:table-cell>
          <table:table-cell office:value-type="float" office:value="678543360" calcext:value-type="float">
            <text:p>678543360</text:p>
          </table:table-cell>
          <table:table-cell office:value-type="float" office:value="19418.033203125" calcext:value-type="float">
            <text:p>19418.033203125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713551872" calcext:value-type="float">
            <text:p>713551872</text:p>
          </table:table-cell>
          <table:table-cell office:value-type="float" office:value="653955072" calcext:value-type="float">
            <text:p>653955072</text:p>
          </table:table-cell>
          <table:table-cell office:value-type="float" office:value="1504851.5" calcext:value-type="float">
            <text:p>1504851.5</text:p>
          </table:table-cell>
          <table:table-cell office:value-type="float" office:value="1631406.875" calcext:value-type="float">
            <text:p>1631406.875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0.108750000596046" calcext:value-type="float">
            <text:p>0.108750000596046</text:p>
          </table:table-cell>
          <table:table-cell office:value-type="float" office:value="0.127499997615814" calcext:value-type="float">
            <text:p>0.127499997615814</text:p>
          </table:table-cell>
          <table:table-cell office:value-type="float" office:value="0.957750022411346" calcext:value-type="float">
            <text:p>0.957750022411346</text:p>
          </table:table-cell>
          <table:table-cell office:value-type="float" office:value="0.652556598186493" calcext:value-type="float">
            <text:p>0.652556598186493</text:p>
          </table:table-cell>
          <table:table-cell office:value-type="float" office:value="350" calcext:value-type="float">
            <text:p>350</text:p>
          </table:table-cell>
          <table:table-cell office:value-type="float" office:value="11189" calcext:value-type="float">
            <text:p>11189</text:p>
          </table:table-cell>
          <table:table-cell office:value-type="float" office:value="10701" calcext:value-type="float">
            <text:p>10701</text:p>
          </table:table-cell>
          <table:table-cell office:value-type="float" office:value="2979" calcext:value-type="float">
            <text:p>2979</text:p>
          </table:table-cell>
          <table:table-cell office:value-type="float" office:value="2725" calcext:value-type="float">
            <text:p>27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19:13:00 UTC 2017</text:p>
          </table:table-cell>
          <table:table-cell office:value-type="float" office:value="374" calcext:value-type="float">
            <text:p>374</text:p>
          </table:table-cell>
          <table:table-cell office:value-type="float" office:value="1045499904" calcext:value-type="float">
            <text:p>1045499904</text:p>
          </table:table-cell>
          <table:table-cell office:value-type="float" office:value="7717315" calcext:value-type="float">
            <text:p>7717315</text:p>
          </table:table-cell>
          <table:table-cell office:value-type="float" office:value="30" calcext:value-type="float">
            <text:p>30</text:p>
          </table:table-cell>
          <table:table-cell office:value-type="float" office:value="30752768" calcext:value-type="float">
            <text:p>30752768</text:p>
          </table:table-cell>
          <table:table-cell office:value-type="float" office:value="136530.234375" calcext:value-type="float">
            <text:p>136530.234375</text:p>
          </table:table-cell>
          <table:table-cell office:value-type="float" office:value="88" calcext:value-type="float">
            <text:p>88</text:p>
          </table:table-cell>
          <table:table-cell office:value-type="float" office:value="682393600" calcext:value-type="float">
            <text:p>682393600</text:p>
          </table:table-cell>
          <table:table-cell office:value-type="float" office:value="20531.72265625" calcext:value-type="float">
            <text:p>20531.72265625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718438400" calcext:value-type="float">
            <text:p>718438400</text:p>
          </table:table-cell>
          <table:table-cell office:value-type="float" office:value="657330176" calcext:value-type="float">
            <text:p>657330176</text:p>
          </table:table-cell>
          <table:table-cell office:value-type="float" office:value="1606562.625" calcext:value-type="float">
            <text:p>1606562.625</text:p>
          </table:table-cell>
          <table:table-cell office:value-type="float" office:value="1565560.75" calcext:value-type="float">
            <text:p>1565560.75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112999998033047" calcext:value-type="float">
            <text:p>0.112999998033047</text:p>
          </table:table-cell>
          <table:table-cell office:value-type="float" office:value="0.14274999499321" calcext:value-type="float">
            <text:p>0.14274999499321</text:p>
          </table:table-cell>
          <table:table-cell office:value-type="float" office:value="0.957249999046326" calcext:value-type="float">
            <text:p>0.957249999046326</text:p>
          </table:table-cell>
          <table:table-cell office:value-type="float" office:value="0.652844786643982" calcext:value-type="float">
            <text:p>0.652844786643982</text:p>
          </table:table-cell>
          <table:table-cell office:value-type="float" office:value="350" calcext:value-type="float">
            <text:p>350</text:p>
          </table:table-cell>
          <table:table-cell office:value-type="float" office:value="11935" calcext:value-type="float">
            <text:p>11935</text:p>
          </table:table-cell>
          <table:table-cell office:value-type="float" office:value="11478" calcext:value-type="float">
            <text:p>11478</text:p>
          </table:table-cell>
          <table:table-cell office:value-type="float" office:value="3580" calcext:value-type="float">
            <text:p>3580</text:p>
          </table:table-cell>
          <table:table-cell office:value-type="float" office:value="3272" calcext:value-type="float">
            <text:p>32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Fri Jun 02 19:14:00 UTC 2017</text:p>
          </table:table-cell>
          <table:table-cell office:value-type="float" office:value="363" calcext:value-type="float">
            <text:p>363</text:p>
          </table:table-cell>
          <table:table-cell office:value-type="float" office:value="1046896640" calcext:value-type="float">
            <text:p>1046896640</text:p>
          </table:table-cell>
          <table:table-cell office:value-type="float" office:value="8304521.5" calcext:value-type="float">
            <text:p>8304521.5</text:p>
          </table:table-cell>
          <table:table-cell office:value-type="float" office:value="30" calcext:value-type="float">
            <text:p>30</text:p>
          </table:table-cell>
          <table:table-cell office:value-type="float" office:value="30756864" calcext:value-type="float">
            <text:p>30756864</text:p>
          </table:table-cell>
          <table:table-cell office:value-type="float" office:value="130532.25" calcext:value-type="float">
            <text:p>130532.25</text:p>
          </table:table-cell>
          <table:table-cell office:value-type="float" office:value="86" calcext:value-type="float">
            <text:p>86</text:p>
          </table:table-cell>
          <table:table-cell office:value-type="float" office:value="684560384" calcext:value-type="float">
            <text:p>684560384</text:p>
          </table:table-cell>
          <table:table-cell office:value-type="float" office:value="20531.72265625" calcext:value-type="float">
            <text:p>20531.72265625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22354176" calcext:value-type="float">
            <text:p>722354176</text:p>
          </table:table-cell>
          <table:table-cell office:value-type="float" office:value="660791296" calcext:value-type="float">
            <text:p>660791296</text:p>
          </table:table-cell>
          <table:table-cell office:value-type="float" office:value="1574826" calcext:value-type="float">
            <text:p>1574826</text:p>
          </table:table-cell>
          <table:table-cell office:value-type="float" office:value="1565560.75" calcext:value-type="float">
            <text:p>1565560.75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116999998688698" calcext:value-type="float">
            <text:p>0.116999998688698</text:p>
          </table:table-cell>
          <table:table-cell office:value-type="float" office:value="0.143500000238419" calcext:value-type="float">
            <text:p>0.143500000238419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0.653176486492157" calcext:value-type="float">
            <text:p>0.653176486492157</text:p>
          </table:table-cell>
          <table:table-cell office:value-type="float" office:value="400" calcext:value-type="float">
            <text:p>400</text:p>
          </table:table-cell>
          <table:table-cell office:value-type="float" office:value="12645" calcext:value-type="float">
            <text:p>12645</text:p>
          </table:table-cell>
          <table:table-cell office:value-type="float" office:value="12135" calcext:value-type="float">
            <text:p>12135</text:p>
          </table:table-cell>
          <table:table-cell office:value-type="float" office:value="4249" calcext:value-type="float">
            <text:p>4249</text:p>
          </table:table-cell>
          <table:table-cell office:value-type="float" office:value="3953" calcext:value-type="float">
            <text:p>395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  <table:table-cell office:value-type="float" office:value="276" calcext:value-type="float">
            <text:p>276</text:p>
          </table:table-cell>
          <table:table-cell office:value-type="float" office:value="280" calcext:value-type="float">
            <text:p>280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Fri Jun 02 19:15:00 UTC 2017</text:p>
          </table:table-cell>
          <table:table-cell office:value-type="float" office:value="358" calcext:value-type="float">
            <text:p>358</text:p>
          </table:table-cell>
          <table:table-cell office:value-type="float" office:value="1047146496" calcext:value-type="float">
            <text:p>1047146496</text:p>
          </table:table-cell>
          <table:table-cell office:value-type="float" office:value="7365704" calcext:value-type="float">
            <text:p>7365704</text:p>
          </table:table-cell>
          <table:table-cell office:value-type="float" office:value="27" calcext:value-type="float">
            <text:p>27</text:p>
          </table:table-cell>
          <table:table-cell office:value-type="float" office:value="30896128" calcext:value-type="float">
            <text:p>30896128</text:p>
          </table:table-cell>
          <table:table-cell office:value-type="float" office:value="130532.25" calcext:value-type="float">
            <text:p>130532.25</text:p>
          </table:table-cell>
          <table:table-cell office:value-type="float" office:value="80" calcext:value-type="float">
            <text:p>80</text:p>
          </table:table-cell>
          <table:table-cell office:value-type="float" office:value="686882816" calcext:value-type="float">
            <text:p>686882816</text:p>
          </table:table-cell>
          <table:table-cell office:value-type="float" office:value="19107.57421875" calcext:value-type="float">
            <text:p>19107.57421875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26867968" calcext:value-type="float">
            <text:p>726867968</text:p>
          </table:table-cell>
          <table:table-cell office:value-type="float" office:value="661127168" calcext:value-type="float">
            <text:p>661127168</text:p>
          </table:table-cell>
          <table:table-cell office:value-type="float" office:value="1574826" calcext:value-type="float">
            <text:p>1574826</text:p>
          </table:table-cell>
          <table:table-cell office:value-type="float" office:value="1565560.75" calcext:value-type="float">
            <text:p>1565560.75</text:p>
          </table:table-cell>
          <table:table-cell office:value-type="float" office:value="0.0757500007748604" calcext:value-type="float">
            <text:p>0.07575000077486</text:p>
          </table:table-cell>
          <table:table-cell office:value-type="float" office:value="0.113250002264977" calcext:value-type="float">
            <text:p>0.113250002264977</text:p>
          </table:table-cell>
          <table:table-cell office:value-type="float" office:value="0.137500002980232" calcext:value-type="float">
            <text:p>0.137500002980232</text:p>
          </table:table-cell>
          <table:table-cell office:value-type="float" office:value="0.959999978542328" calcext:value-type="float">
            <text:p>0.959999978542328</text:p>
          </table:table-cell>
          <table:table-cell office:value-type="float" office:value="0.653261125087738" calcext:value-type="float">
            <text:p>0.653261125087738</text:p>
          </table:table-cell>
          <table:table-cell office:value-type="float" office:value="400" calcext:value-type="float">
            <text:p>400</text:p>
          </table:table-cell>
          <table:table-cell office:value-type="float" office:value="13431" calcext:value-type="float">
            <text:p>13431</text:p>
          </table:table-cell>
          <table:table-cell office:value-type="float" office:value="12890" calcext:value-type="float">
            <text:p>12890</text:p>
          </table:table-cell>
          <table:table-cell office:value-type="float" office:value="4999" calcext:value-type="float">
            <text:p>4999</text:p>
          </table:table-cell>
          <table:table-cell office:value-type="float" office:value="4696" calcext:value-type="float">
            <text:p>46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19:16:00 UTC 2017</text:p>
          </table:table-cell>
          <table:table-cell office:value-type="float" office:value="364" calcext:value-type="float">
            <text:p>364</text:p>
          </table:table-cell>
          <table:table-cell office:value-type="float" office:value="1047891968" calcext:value-type="float">
            <text:p>1047891968</text:p>
          </table:table-cell>
          <table:table-cell office:value-type="float" office:value="7365704" calcext:value-type="float">
            <text:p>7365704</text:p>
          </table:table-cell>
          <table:table-cell office:value-type="float" office:value="28" calcext:value-type="float">
            <text:p>28</text:p>
          </table:table-cell>
          <table:table-cell office:value-type="float" office:value="30912512" calcext:value-type="float">
            <text:p>30912512</text:p>
          </table:table-cell>
          <table:table-cell office:value-type="float" office:value="130532.25" calcext:value-type="float">
            <text:p>130532.25</text:p>
          </table:table-cell>
          <table:table-cell office:value-type="float" office:value="88" calcext:value-type="float">
            <text:p>88</text:p>
          </table:table-cell>
          <table:table-cell office:value-type="float" office:value="689082368" calcext:value-type="float">
            <text:p>689082368</text:p>
          </table:table-cell>
          <table:table-cell office:value-type="float" office:value="20562.279296875" calcext:value-type="float">
            <text:p>20562.279296875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30443776" calcext:value-type="float">
            <text:p>730443776</text:p>
          </table:table-cell>
          <table:table-cell office:value-type="float" office:value="666185728" calcext:value-type="float">
            <text:p>666185728</text:p>
          </table:table-cell>
          <table:table-cell office:value-type="float" office:value="1420471" calcext:value-type="float">
            <text:p>1420471</text:p>
          </table:table-cell>
          <table:table-cell office:value-type="float" office:value="1493917.75" calcext:value-type="float">
            <text:p>1493917.75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126000002026558" calcext:value-type="float">
            <text:p>0.126000002026558</text:p>
          </table:table-cell>
          <table:table-cell office:value-type="float" office:value="0.145750001072884" calcext:value-type="float">
            <text:p>0.145750001072884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0.65351015329361" calcext:value-type="float">
            <text:p>0.65351015329361</text:p>
          </table:table-cell>
          <table:table-cell office:value-type="float" office:value="400" calcext:value-type="float">
            <text:p>400</text:p>
          </table:table-cell>
          <table:table-cell office:value-type="float" office:value="14200" calcext:value-type="float">
            <text:p>14200</text:p>
          </table:table-cell>
          <table:table-cell office:value-type="float" office:value="13691" calcext:value-type="float">
            <text:p>13691</text:p>
          </table:table-cell>
          <table:table-cell office:value-type="float" office:value="5760" calcext:value-type="float">
            <text:p>5760</text:p>
          </table:table-cell>
          <table:table-cell office:value-type="float" office:value="5434" calcext:value-type="float">
            <text:p>543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table:number-columns-repeated="3"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Fri Jun 02 19:17:00 UTC 2017</text:p>
          </table:table-cell>
          <table:table-cell office:value-type="float" office:value="371" calcext:value-type="float">
            <text:p>371</text:p>
          </table:table-cell>
          <table:table-cell office:value-type="float" office:value="1047613440" calcext:value-type="float">
            <text:p>1047613440</text:p>
          </table:table-cell>
          <table:table-cell office:value-type="float" office:value="7365704" calcext:value-type="float">
            <text:p>7365704</text:p>
          </table:table-cell>
          <table:table-cell office:value-type="float" office:value="27" calcext:value-type="float">
            <text:p>27</text:p>
          </table:table-cell>
          <table:table-cell office:value-type="float" office:value="30060544" calcext:value-type="float">
            <text:p>30060544</text:p>
          </table:table-cell>
          <table:table-cell office:value-type="float" office:value="130532.25" calcext:value-type="float">
            <text:p>130532.25</text:p>
          </table:table-cell>
          <table:table-cell office:value-type="float" office:value="87" calcext:value-type="float">
            <text:p>87</text:p>
          </table:table-cell>
          <table:table-cell office:value-type="float" office:value="691355648" calcext:value-type="float">
            <text:p>691355648</text:p>
          </table:table-cell>
          <table:table-cell office:value-type="float" office:value="20916.234375" calcext:value-type="float">
            <text:p>20916.234375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731672576" calcext:value-type="float">
            <text:p>731672576</text:p>
          </table:table-cell>
          <table:table-cell office:value-type="float" office:value="669085696" calcext:value-type="float">
            <text:p>669085696</text:p>
          </table:table-cell>
          <table:table-cell office:value-type="float" office:value="1420471" calcext:value-type="float">
            <text:p>1420471</text:p>
          </table:table-cell>
          <table:table-cell office:value-type="float" office:value="1493917.75" calcext:value-type="float">
            <text:p>1493917.75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0.11599999666214" calcext:value-type="float">
            <text:p>0.11599999666214</text:p>
          </table:table-cell>
          <table:table-cell office:value-type="float" office:value="0.148249998688698" calcext:value-type="float">
            <text:p>0.148249998688698</text:p>
          </table:table-cell>
          <table:table-cell office:value-type="float" office:value="0.954999983310699" calcext:value-type="float">
            <text:p>0.954999983310699</text:p>
          </table:table-cell>
          <table:table-cell office:value-type="float" office:value="0.653695583343506" calcext:value-type="float">
            <text:p>0.653695583343506</text:p>
          </table:table-cell>
          <table:table-cell office:value-type="float" office:value="500" calcext:value-type="float">
            <text:p>500</text:p>
          </table:table-cell>
          <table:table-cell office:value-type="float" office:value="14954" calcext:value-type="float">
            <text:p>14954</text:p>
          </table:table-cell>
          <table:table-cell office:value-type="float" office:value="14437" calcext:value-type="float">
            <text:p>14437</text:p>
          </table:table-cell>
          <table:table-cell office:value-type="float" office:value="6636" calcext:value-type="float">
            <text:p>6636</text:p>
          </table:table-cell>
          <table:table-cell office:value-type="float" office:value="6234" calcext:value-type="float">
            <text:p>623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3"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Fri Jun 02 19:18:00 UTC 2017</text:p>
          </table:table-cell>
          <table:table-cell office:value-type="float" office:value="359" calcext:value-type="float">
            <text:p>359</text:p>
          </table:table-cell>
          <table:table-cell office:value-type="float" office:value="1046794240" calcext:value-type="float">
            <text:p>1046794240</text:p>
          </table:table-cell>
          <table:table-cell office:value-type="float" office:value="7992648.5" calcext:value-type="float">
            <text:p>7992648.5</text:p>
          </table:table-cell>
          <table:table-cell office:value-type="float" office:value="29" calcext:value-type="float">
            <text:p>29</text:p>
          </table:table-cell>
          <table:table-cell office:value-type="float" office:value="30642176" calcext:value-type="float">
            <text:p>30642176</text:p>
          </table:table-cell>
          <table:table-cell office:value-type="float" office:value="119604.484375" calcext:value-type="float">
            <text:p>119604.484375</text:p>
          </table:table-cell>
          <table:table-cell office:value-type="float" office:value="95" calcext:value-type="float">
            <text:p>95</text:p>
          </table:table-cell>
          <table:table-cell office:value-type="float" office:value="695422976" calcext:value-type="float">
            <text:p>695422976</text:p>
          </table:table-cell>
          <table:table-cell office:value-type="float" office:value="20390.8828125" calcext:value-type="float">
            <text:p>20390.8828125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739127296" calcext:value-type="float">
            <text:p>739127296</text:p>
          </table:table-cell>
          <table:table-cell office:value-type="float" office:value="676126720" calcext:value-type="float">
            <text:p>676126720</text:p>
          </table:table-cell>
          <table:table-cell office:value-type="float" office:value="1420471" calcext:value-type="float">
            <text:p>1420471</text:p>
          </table:table-cell>
          <table:table-cell office:value-type="float" office:value="1493917.75" calcext:value-type="float">
            <text:p>1493917.75</text:p>
          </table:table-cell>
          <table:table-cell office:value-type="float" office:value="0.0667499974370003" calcext:value-type="float">
            <text:p>0.066749997437</text:p>
          </table:table-cell>
          <table:table-cell office:value-type="float" office:value="0.131750002503395" calcext:value-type="float">
            <text:p>0.131750002503395</text:p>
          </table:table-cell>
          <table:table-cell office:value-type="float" office:value="0.145999997854233" calcext:value-type="float">
            <text:p>0.145999997854233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656184017658233" calcext:value-type="float">
            <text:p>0.656184017658233</text:p>
          </table:table-cell>
          <table:table-cell office:value-type="float" office:value="500" calcext:value-type="float">
            <text:p>500</text:p>
          </table:table-cell>
          <table:table-cell office:value-type="float" office:value="15681" calcext:value-type="float">
            <text:p>15681</text:p>
          </table:table-cell>
          <table:table-cell office:value-type="float" office:value="15205" calcext:value-type="float">
            <text:p>15205</text:p>
          </table:table-cell>
          <table:table-cell office:value-type="float" office:value="7846" calcext:value-type="float">
            <text:p>7846</text:p>
          </table:table-cell>
          <table:table-cell office:value-type="float" office:value="7264" calcext:value-type="float">
            <text:p>72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19:19:00 UTC 2017</text:p>
          </table:table-cell>
          <table:table-cell office:value-type="float" office:value="352" calcext:value-type="float">
            <text:p>352</text:p>
          </table:table-cell>
          <table:table-cell office:value-type="float" office:value="1047584768" calcext:value-type="float">
            <text:p>1047584768</text:p>
          </table:table-cell>
          <table:table-cell office:value-type="float" office:value="7571576.5" calcext:value-type="float">
            <text:p>7571576.5</text:p>
          </table:table-cell>
          <table:table-cell office:value-type="float" office:value="29" calcext:value-type="float">
            <text:p>29</text:p>
          </table:table-cell>
          <table:table-cell office:value-type="float" office:value="29929472" calcext:value-type="float">
            <text:p>29929472</text:p>
          </table:table-cell>
          <table:table-cell office:value-type="float" office:value="114522.2578125" calcext:value-type="float">
            <text:p>114522.2578125</text:p>
          </table:table-cell>
          <table:table-cell office:value-type="float" office:value="83" calcext:value-type="float">
            <text:p>83</text:p>
          </table:table-cell>
          <table:table-cell office:value-type="float" office:value="695595008" calcext:value-type="float">
            <text:p>695595008</text:p>
          </table:table-cell>
          <table:table-cell office:value-type="float" office:value="20390.8828125" calcext:value-type="float">
            <text:p>20390.8828125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43411712" calcext:value-type="float">
            <text:p>743411712</text:p>
          </table:table-cell>
          <table:table-cell office:value-type="float" office:value="679677952" calcext:value-type="float">
            <text:p>679677952</text:p>
          </table:table-cell>
          <table:table-cell office:value-type="float" office:value="1420471" calcext:value-type="float">
            <text:p>1420471</text:p>
          </table:table-cell>
          <table:table-cell office:value-type="float" office:value="1493917.75" calcext:value-type="float">
            <text:p>1493917.75</text:p>
          </table:table-cell>
          <table:table-cell office:value-type="float" office:value="0.0757500007748604" calcext:value-type="float">
            <text:p>0.07575000077486</text:p>
          </table:table-cell>
          <table:table-cell office:value-type="float" office:value="0.134499996900559" calcext:value-type="float">
            <text:p>0.134499996900559</text:p>
          </table:table-cell>
          <table:table-cell office:value-type="float" office:value="0.151500001549721" calcext:value-type="float">
            <text:p>0.151500001549721</text:p>
          </table:table-cell>
          <table:table-cell office:value-type="float" office:value="0.958999991416931" calcext:value-type="float">
            <text:p>0.958999991416931</text:p>
          </table:table-cell>
          <table:table-cell office:value-type="float" office:value="0.654011189937592" calcext:value-type="float">
            <text:p>0.654011189937592</text:p>
          </table:table-cell>
          <table:table-cell office:value-type="float" office:value="500" calcext:value-type="float">
            <text:p>500</text:p>
          </table:table-cell>
          <table:table-cell office:value-type="float" office:value="16347" calcext:value-type="float">
            <text:p>16347</text:p>
          </table:table-cell>
          <table:table-cell office:value-type="float" office:value="15881" calcext:value-type="float">
            <text:p>15881</text:p>
          </table:table-cell>
          <table:table-cell office:value-type="float" office:value="9129" calcext:value-type="float">
            <text:p>9129</text:p>
          </table:table-cell>
          <table:table-cell office:value-type="float" office:value="8519" calcext:value-type="float">
            <text:p>8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6" calcext:value-type="float">
            <text:p>286</text:p>
          </table:table-cell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Fri Jun 02 19:20:00 UTC 2017</text:p>
          </table:table-cell>
          <table:table-cell office:value-type="float" office:value="367" calcext:value-type="float">
            <text:p>367</text:p>
          </table:table-cell>
          <table:table-cell office:value-type="float" office:value="1048338432" calcext:value-type="float">
            <text:p>1048338432</text:p>
          </table:table-cell>
          <table:table-cell office:value-type="float" office:value="7571576.5" calcext:value-type="float">
            <text:p>7571576.5</text:p>
          </table:table-cell>
          <table:table-cell office:value-type="float" office:value="28" calcext:value-type="float">
            <text:p>28</text:p>
          </table:table-cell>
          <table:table-cell office:value-type="float" office:value="29937664" calcext:value-type="float">
            <text:p>29937664</text:p>
          </table:table-cell>
          <table:table-cell office:value-type="float" office:value="114522.2578125" calcext:value-type="float">
            <text:p>114522.2578125</text:p>
          </table:table-cell>
          <table:table-cell office:value-type="float" office:value="76" calcext:value-type="float">
            <text:p>76</text:p>
          </table:table-cell>
          <table:table-cell office:value-type="float" office:value="695828480" calcext:value-type="float">
            <text:p>695828480</text:p>
          </table:table-cell>
          <table:table-cell office:value-type="float" office:value="17964.140625" calcext:value-type="float">
            <text:p>17964.140625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749355008" calcext:value-type="float">
            <text:p>749355008</text:p>
          </table:table-cell>
          <table:table-cell office:value-type="float" office:value="683069440" calcext:value-type="float">
            <text:p>683069440</text:p>
          </table:table-cell>
          <table:table-cell office:value-type="float" office:value="1834263.625" calcext:value-type="float">
            <text:p>1834263.625</text:p>
          </table:table-cell>
          <table:table-cell office:value-type="float" office:value="1390748.875" calcext:value-type="float">
            <text:p>1390748.875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137500002980232" calcext:value-type="float">
            <text:p>0.137500002980232</text:p>
          </table:table-cell>
          <table:table-cell office:value-type="float" office:value="0.152500003576279" calcext:value-type="float">
            <text:p>0.152500003576279</text:p>
          </table:table-cell>
          <table:table-cell office:value-type="float" office:value="0.958750009536743" calcext:value-type="float">
            <text:p>0.958750009536743</text:p>
          </table:table-cell>
          <table:table-cell office:value-type="float" office:value="0.654188275337219" calcext:value-type="float">
            <text:p>0.654188275337219</text:p>
          </table:table-cell>
          <table:table-cell office:value-type="float" office:value="600" calcext:value-type="float">
            <text:p>600</text:p>
          </table:table-cell>
          <table:table-cell office:value-type="float" office:value="17060" calcext:value-type="float">
            <text:p>17060</text:p>
          </table:table-cell>
          <table:table-cell office:value-type="float" office:value="16523" calcext:value-type="float">
            <text:p>16523</text:p>
          </table:table-cell>
          <table:table-cell office:value-type="float" office:value="10337" calcext:value-type="float">
            <text:p>10337</text:p>
          </table:table-cell>
          <table:table-cell office:value-type="float" office:value="9825" calcext:value-type="float">
            <text:p>98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  <table:table-cell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288" calcext:value-type="float">
            <text:p>288</text:p>
          </table:table-cell>
          <table:table-cell office:value-type="float" office:value="280" calcext:value-type="float">
            <text:p>280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Fri Jun 02 19:21:00 UTC 2017</text:p>
          </table:table-cell>
          <table:table-cell office:value-type="float" office:value="379" calcext:value-type="float">
            <text:p>379</text:p>
          </table:table-cell>
          <table:table-cell office:value-type="float" office:value="1048121344" calcext:value-type="float">
            <text:p>1048121344</text:p>
          </table:table-cell>
          <table:table-cell office:value-type="float" office:value="7515821" calcext:value-type="float">
            <text:p>7515821</text:p>
          </table:table-cell>
          <table:table-cell office:value-type="float" office:value="29" calcext:value-type="float">
            <text:p>29</text:p>
          </table:table-cell>
          <table:table-cell office:value-type="float" office:value="30093312" calcext:value-type="float">
            <text:p>30093312</text:p>
          </table:table-cell>
          <table:table-cell office:value-type="float" office:value="114522.2578125" calcext:value-type="float">
            <text:p>114522.2578125</text:p>
          </table:table-cell>
          <table:table-cell office:value-type="float" office:value="79" calcext:value-type="float">
            <text:p>79</text:p>
          </table:table-cell>
          <table:table-cell office:value-type="float" office:value="696098816" calcext:value-type="float">
            <text:p>696098816</text:p>
          </table:table-cell>
          <table:table-cell office:value-type="float" office:value="17961.498046875" calcext:value-type="float">
            <text:p>17961.498046875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753500160" calcext:value-type="float">
            <text:p>753500160</text:p>
          </table:table-cell>
          <table:table-cell office:value-type="float" office:value="685821952" calcext:value-type="float">
            <text:p>685821952</text:p>
          </table:table-cell>
          <table:table-cell office:value-type="float" office:value="1654067" calcext:value-type="float">
            <text:p>1654067</text:p>
          </table:table-cell>
          <table:table-cell office:value-type="float" office:value="1407157.875" calcext:value-type="float">
            <text:p>1407157.875</text:p>
          </table:table-cell>
          <table:table-cell office:value-type="float" office:value="0.10275000333786" calcext:value-type="float">
            <text:p>0.10275000333786</text:p>
          </table:table-cell>
          <table:table-cell office:value-type="float" office:value="0.139750003814697" calcext:value-type="float">
            <text:p>0.139750003814697</text:p>
          </table:table-cell>
          <table:table-cell office:value-type="float" office:value="0.154499992728233" calcext:value-type="float">
            <text:p>0.154499992728233</text:p>
          </table:table-cell>
          <table:table-cell office:value-type="float" office:value="0.96025002002716" calcext:value-type="float">
            <text:p>0.96025002002716</text:p>
          </table:table-cell>
          <table:table-cell office:value-type="float" office:value="0.654353201389313" calcext:value-type="float">
            <text:p>0.654353201389313</text:p>
          </table:table-cell>
          <table:table-cell office:value-type="float" office:value="600" calcext:value-type="float">
            <text:p>600</text:p>
          </table:table-cell>
          <table:table-cell office:value-type="float" office:value="17890" calcext:value-type="float">
            <text:p>17890</text:p>
          </table:table-cell>
          <table:table-cell office:value-type="float" office:value="17263" calcext:value-type="float">
            <text:p>17263</text:p>
          </table:table-cell>
          <table:table-cell office:value-type="float" office:value="11432" calcext:value-type="float">
            <text:p>11432</text:p>
          </table:table-cell>
          <table:table-cell office:value-type="float" office:value="11066" calcext:value-type="float">
            <text:p>110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Fri Jun 02 19:22:00 UTC 2017</text:p>
          </table:table-cell>
          <table:table-cell office:value-type="float" office:value="372" calcext:value-type="float">
            <text:p>372</text:p>
          </table:table-cell>
          <table:table-cell office:value-type="float" office:value="1047920640" calcext:value-type="float">
            <text:p>1047920640</text:p>
          </table:table-cell>
          <table:table-cell office:value-type="float" office:value="7515821" calcext:value-type="float">
            <text:p>7515821</text:p>
          </table:table-cell>
          <table:table-cell office:value-type="float" office:value="30" calcext:value-type="float">
            <text:p>30</text:p>
          </table:table-cell>
          <table:table-cell office:value-type="float" office:value="30670848" calcext:value-type="float">
            <text:p>30670848</text:p>
          </table:table-cell>
          <table:table-cell office:value-type="float" office:value="128721.1171875" calcext:value-type="float">
            <text:p>128721.1171875</text:p>
          </table:table-cell>
          <table:table-cell office:value-type="float" office:value="88" calcext:value-type="float">
            <text:p>88</text:p>
          </table:table-cell>
          <table:table-cell office:value-type="float" office:value="696258560" calcext:value-type="float">
            <text:p>696258560</text:p>
          </table:table-cell>
          <table:table-cell office:value-type="float" office:value="17961.498046875" calcext:value-type="float">
            <text:p>17961.498046875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756809728" calcext:value-type="float">
            <text:p>756809728</text:p>
          </table:table-cell>
          <table:table-cell office:value-type="float" office:value="689000448" calcext:value-type="float">
            <text:p>689000448</text:p>
          </table:table-cell>
          <table:table-cell office:value-type="float" office:value="1628580.625" calcext:value-type="float">
            <text:p>1628580.625</text:p>
          </table:table-cell>
          <table:table-cell office:value-type="float" office:value="1633992.5" calcext:value-type="float">
            <text:p>1633992.5</text:p>
          </table:table-cell>
          <table:table-cell office:value-type="float" office:value="0.0737499967217445" calcext:value-type="float">
            <text:p>0.073749996721745</text:p>
          </table:table-cell>
          <table:table-cell office:value-type="float" office:value="0.136749997735024" calcext:value-type="float">
            <text:p>0.136749997735024</text:p>
          </table:table-cell>
          <table:table-cell office:value-type="float" office:value="0.157499998807907" calcext:value-type="float">
            <text:p>0.157499998807907</text:p>
          </table:table-cell>
          <table:table-cell office:value-type="float" office:value="0.954999983310699" calcext:value-type="float">
            <text:p>0.954999983310699</text:p>
          </table:table-cell>
          <table:table-cell office:value-type="float" office:value="0.656850934028626" calcext:value-type="float">
            <text:p>0.656850934028626</text:p>
          </table:table-cell>
          <table:table-cell office:value-type="float" office:value="600" calcext:value-type="float">
            <text:p>6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Fri Jun 02 19:23:00 UTC 2017</text:p>
          </table:table-cell>
          <table:table-cell office:value-type="float" office:value="326" calcext:value-type="float">
            <text:p>326</text:p>
          </table:table-cell>
          <table:table-cell office:value-type="float" office:value="1048535040" calcext:value-type="float">
            <text:p>1048535040</text:p>
          </table:table-cell>
          <table:table-cell office:value-type="float" office:value="7515821" calcext:value-type="float">
            <text:p>7515821</text:p>
          </table:table-cell>
          <table:table-cell office:value-type="float" office:value="29" calcext:value-type="float">
            <text:p>29</text:p>
          </table:table-cell>
          <table:table-cell office:value-type="float" office:value="30662656" calcext:value-type="float">
            <text:p>30662656</text:p>
          </table:table-cell>
          <table:table-cell office:value-type="float" office:value="132809.59375" calcext:value-type="float">
            <text:p>132809.59375</text:p>
          </table:table-cell>
          <table:table-cell office:value-type="float" office:value="109" calcext:value-type="float">
            <text:p>109</text:p>
          </table:table-cell>
          <table:table-cell office:value-type="float" office:value="704069632" calcext:value-type="float">
            <text:p>704069632</text:p>
          </table:table-cell>
          <table:table-cell office:value-type="float" office:value="17961.498046875" calcext:value-type="float">
            <text:p>17961.498046875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761856000" calcext:value-type="float">
            <text:p>761856000</text:p>
          </table:table-cell>
          <table:table-cell office:value-type="float" office:value="692285440" calcext:value-type="float">
            <text:p>692285440</text:p>
          </table:table-cell>
          <table:table-cell office:value-type="float" office:value="1628580.625" calcext:value-type="float">
            <text:p>1628580.625</text:p>
          </table:table-cell>
          <table:table-cell office:value-type="float" office:value="1633992.5" calcext:value-type="float">
            <text:p>1633992.5</text:p>
          </table:table-cell>
          <table:table-cell office:value-type="float" office:value="0.0769999995827675" calcext:value-type="float">
            <text:p>0.076999999582768</text:p>
          </table:table-cell>
          <table:table-cell office:value-type="float" office:value="0.139750003814697" calcext:value-type="float">
            <text:p>0.139750003814697</text:p>
          </table:table-cell>
          <table:table-cell office:value-type="float" office:value="0.156499996781349" calcext:value-type="float">
            <text:p>0.156499996781349</text:p>
          </table:table-cell>
          <table:table-cell office:value-type="float" office:value="0.957750022411346" calcext:value-type="float">
            <text:p>0.957750022411346</text:p>
          </table:table-cell>
          <table:table-cell office:value-type="float" office:value="0.654707431793213" calcext:value-type="float">
            <text:p>0.654707431793213</text:p>
          </table:table-cell>
          <table:table-cell office:value-type="float" office:value="0" calcext:value-type="float">
            <text:p>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79" calcext:value-type="float">
            <text:p>279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19:24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47425024" calcext:value-type="float">
            <text:p>1047425024</text:p>
          </table:table-cell>
          <table:table-cell office:value-type="float" office:value="7515821" calcext:value-type="float">
            <text:p>7515821</text:p>
          </table:table-cell>
          <table:table-cell office:value-type="float" office:value="26" calcext:value-type="float">
            <text:p>26</text:p>
          </table:table-cell>
          <table:table-cell office:value-type="float" office:value="29274112" calcext:value-type="float">
            <text:p>29274112</text:p>
          </table:table-cell>
          <table:table-cell office:value-type="float" office:value="97466.8828125" calcext:value-type="float">
            <text:p>97466.8828125</text:p>
          </table:table-cell>
          <table:table-cell office:value-type="float" office:value="77" calcext:value-type="float">
            <text:p>77</text:p>
          </table:table-cell>
          <table:table-cell office:value-type="float" office:value="704188416" calcext:value-type="float">
            <text:p>704188416</text:p>
          </table:table-cell>
          <table:table-cell office:value-type="float" office:value="16511.1171875" calcext:value-type="float">
            <text:p>16511.1171875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768905216" calcext:value-type="float">
            <text:p>768905216</text:p>
          </table:table-cell>
          <table:table-cell office:value-type="float" office:value="696922112" calcext:value-type="float">
            <text:p>696922112</text:p>
          </table:table-cell>
          <table:table-cell office:value-type="float" office:value="1417207" calcext:value-type="float">
            <text:p>1417207</text:p>
          </table:table-cell>
          <table:table-cell office:value-type="float" office:value="1377177" calcext:value-type="float">
            <text:p>1377177</text:p>
          </table:table-cell>
          <table:table-cell office:value-type="float" office:value="0.0850000008940697" calcext:value-type="float">
            <text:p>0.08500000089407</text:p>
          </table:table-cell>
          <table:table-cell office:value-type="float" office:value="0.120999999344349" calcext:value-type="float">
            <text:p>0.120999999344349</text:p>
          </table:table-cell>
          <table:table-cell office:value-type="float" office:value="0.142250001430512" calcext:value-type="float">
            <text:p>0.142250001430512</text:p>
          </table:table-cell>
          <table:table-cell office:value-type="float" office:value="0.948000013828278" calcext:value-type="float">
            <text:p>0.948000013828278</text:p>
          </table:table-cell>
          <table:table-cell office:value-type="float" office:value="0.65482485294342" calcext:value-type="float">
            <text:p>0.65482485294342</text:p>
          </table:table-cell>
          <table:table-cell office:value-type="float" office:value="0" calcext:value-type="float">
            <text:p>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79" calcext:value-type="float">
            <text:p>279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0" calcext:value-type="float">
            <text:p>280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Fri Jun 02 19:25:00 UTC 2017</text:p>
          </table:table-cell>
          <table:table-cell office:value-type="float" office:value="3" calcext:value-type="float">
            <text:p>3</text:p>
          </table:table-cell>
          <table:table-cell office:value-type="float" office:value="1048436736" calcext:value-type="float">
            <text:p>1048436736</text:p>
          </table:table-cell>
          <table:table-cell office:value-type="float" office:value="7515821" calcext:value-type="float">
            <text:p>7515821</text:p>
          </table:table-cell>
          <table:table-cell office:value-type="float" office:value="0" calcext:value-type="float">
            <text:p>0</text:p>
          </table:table-cell>
          <table:table-cell office:value-type="float" office:value="25509888" calcext:value-type="float">
            <text:p>25509888</text:p>
          </table:table-cell>
          <table:table-cell office:value-type="float" office:value="97466.8828125" calcext:value-type="float">
            <text:p>97466.8828125</text:p>
          </table:table-cell>
          <table:table-cell office:value-type="float" office:value="3" calcext:value-type="float">
            <text:p>3</text:p>
          </table:table-cell>
          <table:table-cell office:value-type="float" office:value="704278528" calcext:value-type="float">
            <text:p>704278528</text:p>
          </table:table-cell>
          <table:table-cell office:value-type="float" office:value="75.2901153564453" calcext:value-type="float">
            <text:p>75.2901153564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7803392" calcext:value-type="float">
            <text:p>767803392</text:p>
          </table:table-cell>
          <table:table-cell office:value-type="float" office:value="696832000" calcext:value-type="float">
            <text:p>696832000</text:p>
          </table:table-cell>
          <table:table-cell office:value-type="float" office:value="1417207" calcext:value-type="float">
            <text:p>1417207</text:p>
          </table:table-cell>
          <table:table-cell office:value-type="float" office:value="1377177" calcext:value-type="float">
            <text:p>1377177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0567499995231628" calcext:value-type="float">
            <text:p>0.056749999523163</text:p>
          </table:table-cell>
          <table:table-cell office:value-type="float" office:value="0.0724999979138374" calcext:value-type="float">
            <text:p>0.072499997913837</text:p>
          </table:table-cell>
          <table:table-cell office:value-type="float" office:value="0.990750014781952" calcext:value-type="float">
            <text:p>0.990750014781952</text:p>
          </table:table-cell>
          <table:table-cell office:value-type="float" office:value="0.654808223247528" calcext:value-type="float">
            <text:p>0.654808223247528</text:p>
          </table:table-cell>
          <table:table-cell office:value-type="float" office:value="3" calcext:value-type="float">
            <text:p>3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9:26:00 UTC 2017</text:p>
          </table:table-cell>
          <table:table-cell office:value-type="float" office:value="5" calcext:value-type="float">
            <text:p>5</text:p>
          </table:table-cell>
          <table:table-cell office:value-type="float" office:value="1047425024" calcext:value-type="float">
            <text:p>1047425024</text:p>
          </table:table-cell>
          <table:table-cell office:value-type="float" office:value="7515821" calcext:value-type="float">
            <text:p>7515821</text:p>
          </table:table-cell>
          <table:table-cell office:value-type="float" office:value="0" calcext:value-type="float">
            <text:p>0</text:p>
          </table:table-cell>
          <table:table-cell office:value-type="float" office:value="25518080" calcext:value-type="float">
            <text:p>25518080</text:p>
          </table:table-cell>
          <table:table-cell office:value-type="float" office:value="97466.8828125" calcext:value-type="float">
            <text:p>97466.8828125</text:p>
          </table:table-cell>
          <table:table-cell office:value-type="float" office:value="4" calcext:value-type="float">
            <text:p>4</text:p>
          </table:table-cell>
          <table:table-cell office:value-type="float" office:value="704401408" calcext:value-type="float">
            <text:p>704401408</text:p>
          </table:table-cell>
          <table:table-cell office:value-type="float" office:value="75.2901153564453" calcext:value-type="float">
            <text:p>75.29011535644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68724992" calcext:value-type="float">
            <text:p>768724992</text:p>
          </table:table-cell>
          <table:table-cell office:value-type="float" office:value="696709120" calcext:value-type="float">
            <text:p>696709120</text:p>
          </table:table-cell>
          <table:table-cell office:value-type="float" office:value="1417207" calcext:value-type="float">
            <text:p>1417207</text:p>
          </table:table-cell>
          <table:table-cell office:value-type="float" office:value="1377177" calcext:value-type="float">
            <text:p>1377177</text:p>
          </table:table-cell>
          <table:table-cell office:value-type="float" office:value="0.0742499977350235" calcext:value-type="float">
            <text:p>0.074249997735024</text:p>
          </table:table-cell>
          <table:table-cell office:value-type="float" office:value="0.0512499995529652" calcext:value-type="float">
            <text:p>0.051249999552965</text:p>
          </table:table-cell>
          <table:table-cell office:value-type="float" office:value="0.0562499985098839" calcext:value-type="float">
            <text:p>0.056249998509884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65482485294342" calcext:value-type="float">
            <text:p>0.65482485294342</text:p>
          </table:table-cell>
          <table:table-cell office:value-type="float" office:value="3" calcext:value-type="float">
            <text:p>3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table:number-columns-repeated="3"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9:27:00 UTC 2017</text:p>
          </table:table-cell>
          <table:table-cell office:value-type="float" office:value="6" calcext:value-type="float">
            <text:p>6</text:p>
          </table:table-cell>
          <table:table-cell office:value-type="float" office:value="1048629248" calcext:value-type="float">
            <text:p>1048629248</text:p>
          </table:table-cell>
          <table:table-cell office:value-type="float" office:value="7515821" calcext:value-type="float">
            <text:p>7515821</text:p>
          </table:table-cell>
          <table:table-cell office:value-type="float" office:value="0" calcext:value-type="float">
            <text:p>0</text:p>
          </table:table-cell>
          <table:table-cell office:value-type="float" office:value="25518080" calcext:value-type="float">
            <text:p>25518080</text:p>
          </table:table-cell>
          <table:table-cell office:value-type="float" office:value="1263.81713867188" calcext:value-type="float">
            <text:p>1263.81713867188</text:p>
          </table:table-cell>
          <table:table-cell office:value-type="float" office:value="8" calcext:value-type="float">
            <text:p>8</text:p>
          </table:table-cell>
          <table:table-cell office:value-type="float" office:value="704442368" calcext:value-type="float">
            <text:p>704442368</text:p>
          </table:table-cell>
          <table:table-cell office:value-type="float" office:value="416.990356445313" calcext:value-type="float">
            <text:p>416.9903564453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8724992" calcext:value-type="float">
            <text:p>768724992</text:p>
          </table:table-cell>
          <table:table-cell office:value-type="float" office:value="696627200" calcext:value-type="float">
            <text:p>696627200</text:p>
          </table:table-cell>
          <table:table-cell office:value-type="float" office:value="17472.21484375" calcext:value-type="float">
            <text:p>17472.21484375</text:p>
          </table:table-cell>
          <table:table-cell office:value-type="float" office:value="18765.390625" calcext:value-type="float">
            <text:p>18765.390625</text:p>
          </table:table-cell>
          <table:table-cell office:value-type="float" office:value="0.0772499963641167" calcext:value-type="float">
            <text:p>0.077249996364117</text:p>
          </table:table-cell>
          <table:table-cell office:value-type="float" office:value="0.0472499988973141" calcext:value-type="float">
            <text:p>0.047249998897314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990750014781952" calcext:value-type="float">
            <text:p>0.990750014781952</text:p>
          </table:table-cell>
          <table:table-cell office:value-type="float" office:value="0.654849827289581" calcext:value-type="float">
            <text:p>0.654849827289581</text:p>
          </table:table-cell>
          <table:table-cell office:value-type="float" office:value="3" calcext:value-type="float">
            <text:p>3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29" calcext:value-type="float">
            <text:p>329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9:28:00 UTC 2017</text:p>
          </table:table-cell>
          <table:table-cell office:value-type="float" office:value="7" calcext:value-type="float">
            <text:p>7</text:p>
          </table:table-cell>
          <table:table-cell office:value-type="float" office:value="1047355392" calcext:value-type="float">
            <text:p>1047355392</text:p>
          </table:table-cell>
          <table:table-cell office:value-type="float" office:value="7515821" calcext:value-type="float">
            <text:p>7515821</text:p>
          </table:table-cell>
          <table:table-cell office:value-type="float" office:value="0" calcext:value-type="float">
            <text:p>0</text:p>
          </table:table-cell>
          <table:table-cell office:value-type="float" office:value="25518080" calcext:value-type="float">
            <text:p>25518080</text:p>
          </table:table-cell>
          <table:table-cell office:value-type="float" office:value="1300.10302734375" calcext:value-type="float">
            <text:p>1300.10302734375</text:p>
          </table:table-cell>
          <table:table-cell office:value-type="float" office:value="5" calcext:value-type="float">
            <text:p>5</text:p>
          </table:table-cell>
          <table:table-cell office:value-type="float" office:value="704446464" calcext:value-type="float">
            <text:p>704446464</text:p>
          </table:table-cell>
          <table:table-cell office:value-type="float" office:value="416.990356445313" calcext:value-type="float">
            <text:p>416.9903564453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70138112" calcext:value-type="float">
            <text:p>770138112</text:p>
          </table:table-cell>
          <table:table-cell office:value-type="float" office:value="696668160" calcext:value-type="float">
            <text:p>696668160</text:p>
          </table:table-cell>
          <table:table-cell office:value-type="float" office:value="15637.5263671875" calcext:value-type="float">
            <text:p>15637.5263671875</text:p>
          </table:table-cell>
          <table:table-cell office:value-type="float" office:value="25456.236328125" calcext:value-type="float">
            <text:p>25456.236328125</text:p>
          </table:table-cell>
          <table:table-cell office:value-type="float" office:value="0.0682500004768372" calcext:value-type="float">
            <text:p>0.068250000476837</text:p>
          </table:table-cell>
          <table:table-cell office:value-type="float" office:value="0.0515000000596047" calcext:value-type="float">
            <text:p>0.051500000059605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990750014781952" calcext:value-type="float">
            <text:p>0.990750014781952</text:p>
          </table:table-cell>
          <table:table-cell office:value-type="float" office:value="0.654886484146118" calcext:value-type="float">
            <text:p>0.654886484146118</text:p>
          </table:table-cell>
          <table:table-cell office:value-type="float" office:value="5" calcext:value-type="float">
            <text:p>5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table:number-columns-repeated="3"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9:29:00 UTC 2017</text:p>
          </table:table-cell>
          <table:table-cell office:value-type="float" office:value="11" calcext:value-type="float">
            <text:p>11</text:p>
          </table:table-cell>
          <table:table-cell office:value-type="float" office:value="1047355392" calcext:value-type="float">
            <text:p>1047355392</text:p>
          </table:table-cell>
          <table:table-cell office:value-type="float" office:value="120081.578125" calcext:value-type="float">
            <text:p>120081.578125</text:p>
          </table:table-cell>
          <table:table-cell office:value-type="float" office:value="0" calcext:value-type="float">
            <text:p>0</text:p>
          </table:table-cell>
          <table:table-cell office:value-type="float" office:value="25518080" calcext:value-type="float">
            <text:p>25518080</text:p>
          </table:table-cell>
          <table:table-cell office:value-type="float" office:value="1833.86706542969" calcext:value-type="float">
            <text:p>1833.86706542969</text:p>
          </table:table-cell>
          <table:table-cell office:value-type="float" office:value="5" calcext:value-type="float">
            <text:p>5</text:p>
          </table:table-cell>
          <table:table-cell office:value-type="float" office:value="704450560" calcext:value-type="float">
            <text:p>704450560</text:p>
          </table:table-cell>
          <table:table-cell office:value-type="float" office:value="583.160278320313" calcext:value-type="float">
            <text:p>583.1602783203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69032192" calcext:value-type="float">
            <text:p>769032192</text:p>
          </table:table-cell>
          <table:table-cell office:value-type="float" office:value="696455168" calcext:value-type="float">
            <text:p>696455168</text:p>
          </table:table-cell>
          <table:table-cell office:value-type="float" office:value="15637.5263671875" calcext:value-type="float">
            <text:p>15637.5263671875</text:p>
          </table:table-cell>
          <table:table-cell office:value-type="float" office:value="25456.236328125" calcext:value-type="float">
            <text:p>25456.236328125</text:p>
          </table:table-cell>
          <table:table-cell office:value-type="float" office:value="0.0780000016093254" calcext:value-type="float">
            <text:p>0.078000001609325</text:p>
          </table:table-cell>
          <table:table-cell office:value-type="float" office:value="0.0567499995231628" calcext:value-type="float">
            <text:p>0.056749999523163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655023992061615" calcext:value-type="float">
            <text:p>0.655023992061615</text:p>
          </table:table-cell>
          <table:table-cell office:value-type="float" office:value="5" calcext:value-type="float">
            <text:p>5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29" calcext:value-type="float">
            <text:p>329</text:p>
          </table:table-cell>
          <table:table-cell table:number-columns-repeated="3"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9:30:00 UTC 2017</text:p>
          </table:table-cell>
          <table:table-cell office:value-type="float" office:value="11" calcext:value-type="float">
            <text:p>11</text:p>
          </table:table-cell>
          <table:table-cell office:value-type="float" office:value="1048367104" calcext:value-type="float">
            <text:p>1048367104</text:p>
          </table:table-cell>
          <table:table-cell office:value-type="float" office:value="120081.578125" calcext:value-type="float">
            <text:p>120081.578125</text:p>
          </table:table-cell>
          <table:table-cell office:value-type="float" office:value="0" calcext:value-type="float">
            <text:p>0</text:p>
          </table:table-cell>
          <table:table-cell office:value-type="float" office:value="25518080" calcext:value-type="float">
            <text:p>25518080</text:p>
          </table:table-cell>
          <table:table-cell office:value-type="float" office:value="2455.431640625" calcext:value-type="float">
            <text:p>2455.431640625</text:p>
          </table:table-cell>
          <table:table-cell office:value-type="float" office:value="6" calcext:value-type="float">
            <text:p>6</text:p>
          </table:table-cell>
          <table:table-cell office:value-type="float" office:value="704565248" calcext:value-type="float">
            <text:p>704565248</text:p>
          </table:table-cell>
          <table:table-cell office:value-type="float" office:value="583.160278320313" calcext:value-type="float">
            <text:p>583.1602783203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68942080" calcext:value-type="float">
            <text:p>768942080</text:p>
          </table:table-cell>
          <table:table-cell office:value-type="float" office:value="696569856" calcext:value-type="float">
            <text:p>696569856</text:p>
          </table:table-cell>
          <table:table-cell office:value-type="float" office:value="34229.58984375" calcext:value-type="float">
            <text:p>34229.58984375</text:p>
          </table:table-cell>
          <table:table-cell office:value-type="string" calcext:value-type="string">
            <text:p>null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0469999983906746" calcext:value-type="float">
            <text:p>0.046999998390675</text:p>
          </table:table-cell>
          <table:table-cell office:value-type="float" office:value="0.990249991416931" calcext:value-type="float">
            <text:p>0.990249991416931</text:p>
          </table:table-cell>
          <table:table-cell office:value-type="float" office:value="0.655086576938629" calcext:value-type="float">
            <text:p>0.655086576938629</text:p>
          </table:table-cell>
          <table:table-cell office:value-type="float" office:value="5" calcext:value-type="float">
            <text:p>5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9:31:00 UTC 2017</text:p>
          </table:table-cell>
          <table:table-cell office:value-type="float" office:value="17" calcext:value-type="float">
            <text:p>17</text:p>
          </table:table-cell>
          <table:table-cell office:value-type="float" office:value="1048367104" calcext:value-type="float">
            <text:p>1048367104</text:p>
          </table:table-cell>
          <table:table-cell office:value-type="float" office:value="189988.3125" calcext:value-type="float">
            <text:p>189988.3125</text:p>
          </table:table-cell>
          <table:table-cell office:value-type="float" office:value="0" calcext:value-type="float">
            <text:p>0</text:p>
          </table:table-cell>
          <table:table-cell office:value-type="float" office:value="25518080" calcext:value-type="float">
            <text:p>25518080</text:p>
          </table:table-cell>
          <table:table-cell office:value-type="float" office:value="2455.431640625" calcext:value-type="float">
            <text:p>2455.431640625</text:p>
          </table:table-cell>
          <table:table-cell office:value-type="float" office:value="6" calcext:value-type="float">
            <text:p>6</text:p>
          </table:table-cell>
          <table:table-cell office:value-type="float" office:value="704757760" calcext:value-type="float">
            <text:p>704757760</text:p>
          </table:table-cell>
          <table:table-cell office:value-type="float" office:value="583.160278320313" calcext:value-type="float">
            <text:p>583.1602783203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69867776" calcext:value-type="float">
            <text:p>769867776</text:p>
          </table:table-cell>
          <table:table-cell office:value-type="float" office:value="696479744" calcext:value-type="float">
            <text:p>696479744</text:p>
          </table:table-cell>
          <table:table-cell office:value-type="float" office:value="34229.58984375" calcext:value-type="float">
            <text:p>34229.58984375</text:p>
          </table:table-cell>
          <table:table-cell office:value-type="string" calcext:value-type="string">
            <text:p>null</text:p>
          </table:table-cell>
          <table:table-cell office:value-type="float" office:value="0.100749999284744" calcext:value-type="float">
            <text:p>0.100749999284744</text:p>
          </table:table-cell>
          <table:table-cell office:value-type="float" office:value="0.0555000007152557" calcext:value-type="float">
            <text:p>0.055500000715256</text:p>
          </table:table-cell>
          <table:table-cell office:value-type="float" office:value="0.0540000014007092" calcext:value-type="float">
            <text:p>0.054000001400709</text:p>
          </table:table-cell>
          <table:table-cell office:value-type="float" office:value="0.987749993801117" calcext:value-type="float">
            <text:p>0.987749993801117</text:p>
          </table:table-cell>
          <table:table-cell office:value-type="float" office:value="0.655188381671906" calcext:value-type="float">
            <text:p>0.655188381671906</text:p>
          </table:table-cell>
          <table:table-cell office:value-type="float" office:value="10" calcext:value-type="float">
            <text:p>1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9:32:00 UTC 2017</text:p>
          </table:table-cell>
          <table:table-cell office:value-type="float" office:value="22" calcext:value-type="float">
            <text:p>22</text:p>
          </table:table-cell>
          <table:table-cell office:value-type="float" office:value="1048367104" calcext:value-type="float">
            <text:p>1048367104</text:p>
          </table:table-cell>
          <table:table-cell office:value-type="float" office:value="312350.34375" calcext:value-type="float">
            <text:p>312350.34375</text:p>
          </table:table-cell>
          <table:table-cell office:value-type="float" office:value="1" calcext:value-type="float">
            <text:p>1</text:p>
          </table:table-cell>
          <table:table-cell office:value-type="float" office:value="25534464" calcext:value-type="float">
            <text:p>25534464</text:p>
          </table:table-cell>
          <table:table-cell office:value-type="float" office:value="4466.728515625" calcext:value-type="float">
            <text:p>4466.728515625</text:p>
          </table:table-cell>
          <table:table-cell office:value-type="float" office:value="6" calcext:value-type="float">
            <text:p>6</text:p>
          </table:table-cell>
          <table:table-cell office:value-type="float" office:value="704700416" calcext:value-type="float">
            <text:p>704700416</text:p>
          </table:table-cell>
          <table:table-cell office:value-type="float" office:value="1064.37109375" calcext:value-type="float">
            <text:p>1064.371093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68708608" calcext:value-type="float">
            <text:p>768708608</text:p>
          </table:table-cell>
          <table:table-cell office:value-type="float" office:value="696393728" calcext:value-type="float">
            <text:p>696393728</text:p>
          </table:table-cell>
          <table:table-cell office:value-type="float" office:value="34229.58984375" calcext:value-type="float">
            <text:p>34229.58984375</text:p>
          </table:table-cell>
          <table:table-cell office:value-type="string" calcext:value-type="string">
            <text:p>null</text:p>
          </table:table-cell>
          <table:table-cell office:value-type="float" office:value="0.0682500004768372" calcext:value-type="float">
            <text:p>0.068250000476837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987749993801117" calcext:value-type="float">
            <text:p>0.987749993801117</text:p>
          </table:table-cell>
          <table:table-cell office:value-type="float" office:value="0.655429124832153" calcext:value-type="float">
            <text:p>0.655429124832153</text:p>
          </table:table-cell>
          <table:table-cell office:value-type="float" office:value="10" calcext:value-type="float">
            <text:p>1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Fri Jun 02 19:33:00 UTC 2017</text:p>
          </table:table-cell>
          <table:table-cell office:value-type="float" office:value="22" calcext:value-type="float">
            <text:p>22</text:p>
          </table:table-cell>
          <table:table-cell office:value-type="float" office:value="1047355392" calcext:value-type="float">
            <text:p>1047355392</text:p>
          </table:table-cell>
          <table:table-cell office:value-type="float" office:value="312350.34375" calcext:value-type="float">
            <text:p>312350.34375</text:p>
          </table:table-cell>
          <table:table-cell office:value-type="float" office:value="1" calcext:value-type="float">
            <text:p>1</text:p>
          </table:table-cell>
          <table:table-cell office:value-type="float" office:value="25534464" calcext:value-type="float">
            <text:p>25534464</text:p>
          </table:table-cell>
          <table:table-cell office:value-type="float" office:value="5397.70556640625" calcext:value-type="float">
            <text:p>5397.70556640625</text:p>
          </table:table-cell>
          <table:table-cell office:value-type="float" office:value="7" calcext:value-type="float">
            <text:p>7</text:p>
          </table:table-cell>
          <table:table-cell office:value-type="float" office:value="704708608" calcext:value-type="float">
            <text:p>704708608</text:p>
          </table:table-cell>
          <table:table-cell office:value-type="float" office:value="1064.37109375" calcext:value-type="float">
            <text:p>1064.3710937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68622592" calcext:value-type="float">
            <text:p>768622592</text:p>
          </table:table-cell>
          <table:table-cell office:value-type="float" office:value="696307712" calcext:value-type="float">
            <text:p>696307712</text:p>
          </table:table-cell>
          <table:table-cell office:value-type="float" office:value="98830.4375" calcext:value-type="float">
            <text:p>98830.4375</text:p>
          </table:table-cell>
          <table:table-cell office:value-type="float" office:value="80318.5078125" calcext:value-type="float">
            <text:p>80318.5078125</text:p>
          </table:table-cell>
          <table:table-cell office:value-type="float" office:value="0.0742499977350235" calcext:value-type="float">
            <text:p>0.074249997735024</text:p>
          </table:table-cell>
          <table:table-cell office:value-type="float" office:value="0.0527499988675118" calcext:value-type="float">
            <text:p>0.052749998867512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989000022411346" calcext:value-type="float">
            <text:p>0.989000022411346</text:p>
          </table:table-cell>
          <table:table-cell office:value-type="float" office:value="0.65784215927124" calcext:value-type="float">
            <text:p>0.65784215927124</text:p>
          </table:table-cell>
          <table:table-cell office:value-type="float" office:value="10" calcext:value-type="float">
            <text:p>1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33" calcext:value-type="float">
            <text:p>333</text:p>
          </table:table-cell>
          <table:table-cell office:value-type="float" office:value="327" calcext:value-type="float">
            <text:p>327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9:34:00 UTC 2017</text:p>
          </table:table-cell>
          <table:table-cell office:value-type="float" office:value="31" calcext:value-type="float">
            <text:p>31</text:p>
          </table:table-cell>
          <table:table-cell office:value-type="float" office:value="1048432640" calcext:value-type="float">
            <text:p>1048432640</text:p>
          </table:table-cell>
          <table:table-cell office:value-type="float" office:value="312350.34375" calcext:value-type="float">
            <text:p>312350.34375</text:p>
          </table:table-cell>
          <table:table-cell office:value-type="float" office:value="1" calcext:value-type="float">
            <text:p>1</text:p>
          </table:table-cell>
          <table:table-cell office:value-type="float" office:value="25534464" calcext:value-type="float">
            <text:p>25534464</text:p>
          </table:table-cell>
          <table:table-cell office:value-type="float" office:value="5397.70556640625" calcext:value-type="float">
            <text:p>5397.70556640625</text:p>
          </table:table-cell>
          <table:table-cell office:value-type="float" office:value="7" calcext:value-type="float">
            <text:p>7</text:p>
          </table:table-cell>
          <table:table-cell office:value-type="float" office:value="704716800" calcext:value-type="float">
            <text:p>704716800</text:p>
          </table:table-cell>
          <table:table-cell office:value-type="float" office:value="1064.37109375" calcext:value-type="float">
            <text:p>1064.3710937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68540672" calcext:value-type="float">
            <text:p>768540672</text:p>
          </table:table-cell>
          <table:table-cell office:value-type="float" office:value="696229888" calcext:value-type="float">
            <text:p>696229888</text:p>
          </table:table-cell>
          <table:table-cell office:value-type="float" office:value="85539.0390625" calcext:value-type="float">
            <text:p>85539.0390625</text:p>
          </table:table-cell>
          <table:table-cell office:value-type="float" office:value="80318.5078125" calcext:value-type="float">
            <text:p>80318.5078125</text:p>
          </table:table-cell>
          <table:table-cell office:value-type="float" office:value="0.0769999995827675" calcext:value-type="float">
            <text:p>0.076999999582768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547499991953373" calcext:value-type="float">
            <text:p>0.054749999195337</text:p>
          </table:table-cell>
          <table:table-cell office:value-type="float" office:value="0.987500011920929" calcext:value-type="float">
            <text:p>0.987500011920929</text:p>
          </table:table-cell>
          <table:table-cell office:value-type="float" office:value="0.655649244785309" calcext:value-type="float">
            <text:p>0.655649244785309</text:p>
          </table:table-cell>
          <table:table-cell office:value-type="float" office:value="20" calcext:value-type="float">
            <text:p>2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Fri Jun 02 19:35:00 UTC 2017</text:p>
          </table:table-cell>
          <table:table-cell office:value-type="float" office:value="39" calcext:value-type="float">
            <text:p>39</text:p>
          </table:table-cell>
          <table:table-cell office:value-type="float" office:value="1048371200" calcext:value-type="float">
            <text:p>1048371200</text:p>
          </table:table-cell>
          <table:table-cell office:value-type="float" office:value="589791.0625" calcext:value-type="float">
            <text:p>589791.0625</text:p>
          </table:table-cell>
          <table:table-cell office:value-type="float" office:value="2" calcext:value-type="float">
            <text:p>2</text:p>
          </table:table-cell>
          <table:table-cell office:value-type="float" office:value="25534464" calcext:value-type="float">
            <text:p>25534464</text:p>
          </table:table-cell>
          <table:table-cell office:value-type="float" office:value="8157.2734375" calcext:value-type="float">
            <text:p>8157.2734375</text:p>
          </table:table-cell>
          <table:table-cell office:value-type="float" office:value="11" calcext:value-type="float">
            <text:p>11</text:p>
          </table:table-cell>
          <table:table-cell office:value-type="float" office:value="704905216" calcext:value-type="float">
            <text:p>704905216</text:p>
          </table:table-cell>
          <table:table-cell office:value-type="float" office:value="1064.37109375" calcext:value-type="float">
            <text:p>1064.3710937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68450560" calcext:value-type="float">
            <text:p>768450560</text:p>
          </table:table-cell>
          <table:table-cell office:value-type="float" office:value="696143872" calcext:value-type="float">
            <text:p>696143872</text:p>
          </table:table-cell>
          <table:table-cell office:value-type="float" office:value="112283.3046875" calcext:value-type="float">
            <text:p>112283.3046875</text:p>
          </table:table-cell>
          <table:table-cell office:value-type="string" calcext:value-type="string">
            <text:p>null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0.0567499995231628" calcext:value-type="float">
            <text:p>0.056749999523163</text:p>
          </table:table-cell>
          <table:table-cell office:value-type="float" office:value="0.0522500015795231" calcext:value-type="float">
            <text:p>0.052250001579523</text:p>
          </table:table-cell>
          <table:table-cell office:value-type="float" office:value="0.986000001430512" calcext:value-type="float">
            <text:p>0.986000001430512</text:p>
          </table:table-cell>
          <table:table-cell office:value-type="float" office:value="0.6559237241745" calcext:value-type="float">
            <text:p>0.6559237241745</text:p>
          </table:table-cell>
          <table:table-cell office:value-type="float" office:value="20" calcext:value-type="float">
            <text:p>2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Fri Jun 02 19:36:00 UTC 2017</text:p>
          </table:table-cell>
          <table:table-cell office:value-type="float" office:value="39" calcext:value-type="float">
            <text:p>39</text:p>
          </table:table-cell>
          <table:table-cell office:value-type="float" office:value="1047162880" calcext:value-type="float">
            <text:p>1047162880</text:p>
          </table:table-cell>
          <table:table-cell office:value-type="float" office:value="589791.0625" calcext:value-type="float">
            <text:p>589791.0625</text:p>
          </table:table-cell>
          <table:table-cell office:value-type="float" office:value="3" calcext:value-type="float">
            <text:p>3</text:p>
          </table:table-cell>
          <table:table-cell office:value-type="float" office:value="26210304" calcext:value-type="float">
            <text:p>26210304</text:p>
          </table:table-cell>
          <table:table-cell office:value-type="float" office:value="8157.2734375" calcext:value-type="float">
            <text:p>8157.2734375</text:p>
          </table:table-cell>
          <table:table-cell office:value-type="float" office:value="12" calcext:value-type="float">
            <text:p>12</text:p>
          </table:table-cell>
          <table:table-cell office:value-type="float" office:value="705044480" calcext:value-type="float">
            <text:p>705044480</text:p>
          </table:table-cell>
          <table:table-cell office:value-type="float" office:value="1064.37109375" calcext:value-type="float">
            <text:p>1064.371093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69372160" calcext:value-type="float">
            <text:p>769372160</text:p>
          </table:table-cell>
          <table:table-cell office:value-type="float" office:value="696053760" calcext:value-type="float">
            <text:p>696053760</text:p>
          </table:table-cell>
          <table:table-cell office:value-type="float" office:value="112283.3046875" calcext:value-type="float">
            <text:p>112283.3046875</text:p>
          </table:table-cell>
          <table:table-cell office:value-type="string" calcext:value-type="string">
            <text:p>null</text:p>
          </table:table-cell>
          <table:table-cell office:value-type="float" office:value="0.0692500025033951" calcext:value-type="float">
            <text:p>0.069250002503395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540000014007092" calcext:value-type="float">
            <text:p>0.054000001400709</text:p>
          </table:table-cell>
          <table:table-cell office:value-type="float" office:value="0.987749993801117" calcext:value-type="float">
            <text:p>0.987749993801117</text:p>
          </table:table-cell>
          <table:table-cell office:value-type="float" office:value="0.656053423881531" calcext:value-type="float">
            <text:p>0.656053423881531</text:p>
          </table:table-cell>
          <table:table-cell office:value-type="float" office:value="20" calcext:value-type="float">
            <text:p>2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Fri Jun 02 19:37:00 UTC 2017</text:p>
          </table:table-cell>
          <table:table-cell office:value-type="float" office:value="54" calcext:value-type="float">
            <text:p>54</text:p>
          </table:table-cell>
          <table:table-cell office:value-type="float" office:value="1048240128" calcext:value-type="float">
            <text:p>1048240128</text:p>
          </table:table-cell>
          <table:table-cell office:value-type="float" office:value="589791.0625" calcext:value-type="float">
            <text:p>589791.0625</text:p>
          </table:table-cell>
          <table:table-cell office:value-type="float" office:value="2" calcext:value-type="float">
            <text:p>2</text:p>
          </table:table-cell>
          <table:table-cell office:value-type="float" office:value="26214400" calcext:value-type="float">
            <text:p>26214400</text:p>
          </table:table-cell>
          <table:table-cell office:value-type="float" office:value="10929.796875" calcext:value-type="float">
            <text:p>10929.796875</text:p>
          </table:table-cell>
          <table:table-cell office:value-type="float" office:value="12" calcext:value-type="float">
            <text:p>12</text:p>
          </table:table-cell>
          <table:table-cell office:value-type="float" office:value="705060864" calcext:value-type="float">
            <text:p>705060864</text:p>
          </table:table-cell>
          <table:table-cell office:value-type="float" office:value="2527.072265625" calcext:value-type="float">
            <text:p>2527.07226562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68217088" calcext:value-type="float">
            <text:p>768217088</text:p>
          </table:table-cell>
          <table:table-cell office:value-type="float" office:value="695971840" calcext:value-type="float">
            <text:p>695971840</text:p>
          </table:table-cell>
          <table:table-cell office:value-type="float" office:value="112283.3046875" calcext:value-type="float">
            <text:p>112283.3046875</text:p>
          </table:table-cell>
          <table:table-cell office:value-type="string" calcext:value-type="string">
            <text:p>null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0612500011920929" calcext:value-type="float">
            <text:p>0.061250001192093</text:p>
          </table:table-cell>
          <table:table-cell office:value-type="float" office:value="0.987500011920929" calcext:value-type="float">
            <text:p>0.987500011920929</text:p>
          </table:table-cell>
          <table:table-cell office:value-type="float" office:value="0.657216906547546" calcext:value-type="float">
            <text:p>0.657216906547546</text:p>
          </table:table-cell>
          <table:table-cell office:value-type="float" office:value="50" calcext:value-type="float">
            <text:p>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9" calcext:value-type="float">
            <text:p>329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329" calcext:value-type="float">
            <text:p>329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19:38:00 UTC 2017</text:p>
          </table:table-cell>
          <table:table-cell office:value-type="float" office:value="88" calcext:value-type="float">
            <text:p>88</text:p>
          </table:table-cell>
          <table:table-cell office:value-type="float" office:value="1047375872" calcext:value-type="float">
            <text:p>1047375872</text:p>
          </table:table-cell>
          <table:table-cell office:value-type="float" office:value="589791.0625" calcext:value-type="float">
            <text:p>589791.0625</text:p>
          </table:table-cell>
          <table:table-cell office:value-type="float" office:value="4" calcext:value-type="float">
            <text:p>4</text:p>
          </table:table-cell>
          <table:table-cell office:value-type="float" office:value="26218496" calcext:value-type="float">
            <text:p>26218496</text:p>
          </table:table-cell>
          <table:table-cell office:value-type="float" office:value="10929.796875" calcext:value-type="float">
            <text:p>10929.796875</text:p>
          </table:table-cell>
          <table:table-cell office:value-type="float" office:value="21" calcext:value-type="float">
            <text:p>21</text:p>
          </table:table-cell>
          <table:table-cell office:value-type="float" office:value="705105920" calcext:value-type="float">
            <text:p>705105920</text:p>
          </table:table-cell>
          <table:table-cell office:value-type="float" office:value="4482.77099609375" calcext:value-type="float">
            <text:p>4482.7709960937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67307776" calcext:value-type="float">
            <text:p>767307776</text:p>
          </table:table-cell>
          <table:table-cell office:value-type="float" office:value="696750080" calcext:value-type="float">
            <text:p>696750080</text:p>
          </table:table-cell>
          <table:table-cell office:value-type="float" office:value="112283.3046875" calcext:value-type="float">
            <text:p>112283.3046875</text:p>
          </table:table-cell>
          <table:table-cell office:value-type="string" calcext:value-type="string">
            <text:p>null</text:p>
          </table:table-cell>
          <table:table-cell office:value-type="float" office:value="0.0769999995827675" calcext:value-type="float">
            <text:p>0.076999999582768</text:p>
          </table:table-cell>
          <table:table-cell office:value-type="float" office:value="0.0540000014007092" calcext:value-type="float">
            <text:p>0.054000001400709</text:p>
          </table:table-cell>
          <table:table-cell office:value-type="float" office:value="0.0619999989867211" calcext:value-type="float">
            <text:p>0.061999998986721</text:p>
          </table:table-cell>
          <table:table-cell office:value-type="float" office:value="0.985750019550324" calcext:value-type="float">
            <text:p>0.985750019550324</text:p>
          </table:table-cell>
          <table:table-cell office:value-type="float" office:value="0.656542181968689" calcext:value-type="float">
            <text:p>0.656542181968689</text:p>
          </table:table-cell>
          <table:table-cell office:value-type="float" office:value="50" calcext:value-type="float">
            <text:p>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29" calcext:value-type="float">
            <text:p>329</text:p>
          </table:table-cell>
          <table:table-cell office:value-type="float" office:value="321" calcext:value-type="float">
            <text:p>321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Fri Jun 02 19:39:00 UTC 2017</text:p>
          </table:table-cell>
          <table:table-cell office:value-type="float" office:value="95" calcext:value-type="float">
            <text:p>95</text:p>
          </table:table-cell>
          <table:table-cell office:value-type="float" office:value="1047166976" calcext:value-type="float">
            <text:p>1047166976</text:p>
          </table:table-cell>
          <table:table-cell office:value-type="float" office:value="1800267.5" calcext:value-type="float">
            <text:p>1800267.5</text:p>
          </table:table-cell>
          <table:table-cell office:value-type="float" office:value="7" calcext:value-type="float">
            <text:p>7</text:p>
          </table:table-cell>
          <table:table-cell office:value-type="float" office:value="27615232" calcext:value-type="float">
            <text:p>27615232</text:p>
          </table:table-cell>
          <table:table-cell office:value-type="float" office:value="26643.990234375" calcext:value-type="float">
            <text:p>26643.990234375</text:p>
          </table:table-cell>
          <table:table-cell office:value-type="float" office:value="25" calcext:value-type="float">
            <text:p>25</text:p>
          </table:table-cell>
          <table:table-cell office:value-type="float" office:value="705085440" calcext:value-type="float">
            <text:p>705085440</text:p>
          </table:table-cell>
          <table:table-cell office:value-type="float" office:value="5915.46142578125" calcext:value-type="float">
            <text:p>5915.4614257812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767225856" calcext:value-type="float">
            <text:p>767225856</text:p>
          </table:table-cell>
          <table:table-cell office:value-type="float" office:value="696668160" calcext:value-type="float">
            <text:p>696668160</text:p>
          </table:table-cell>
          <table:table-cell office:value-type="float" office:value="268392.625" calcext:value-type="float">
            <text:p>268392.625</text:p>
          </table:table-cell>
          <table:table-cell office:value-type="float" office:value="471533.21875" calcext:value-type="float">
            <text:p>471533.21875</text:p>
          </table:table-cell>
          <table:table-cell office:value-type="float" office:value="0.0764999985694885" calcext:value-type="float">
            <text:p>0.076499998569489</text:p>
          </table:table-cell>
          <table:table-cell office:value-type="float" office:value="0.0555000007152557" calcext:value-type="float">
            <text:p>0.055500000715256</text:p>
          </table:table-cell>
          <table:table-cell office:value-type="float" office:value="0.0722500011324883" calcext:value-type="float">
            <text:p>0.072250001132488</text:p>
          </table:table-cell>
          <table:table-cell office:value-type="float" office:value="0.9825000166893" calcext:value-type="float">
            <text:p>0.9825000166893</text:p>
          </table:table-cell>
          <table:table-cell office:value-type="float" office:value="0.656670391559601" calcext:value-type="float">
            <text:p>0.656670391559601</text:p>
          </table:table-cell>
          <table:table-cell office:value-type="float" office:value="50" calcext:value-type="float">
            <text:p>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0" calcext:value-type="float">
            <text:p>320</text:p>
          </table:table-cell>
          <table:table-cell office:value-type="float" office:value="318" calcext:value-type="float">
            <text:p>318</text:p>
          </table:table-cell>
          <table:table-cell table:number-columns-repeated="3" office:value-type="float" office:value="321" calcext:value-type="float">
            <text:p>321</text:p>
          </table:table-cell>
          <table:table-cell office:value-type="float" office:value="316" calcext:value-type="float">
            <text:p>316</text:p>
          </table:table-cell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Fri Jun 02 19:40:00 UTC 2017</text:p>
          </table:table-cell>
          <table:table-cell office:value-type="float" office:value="131" calcext:value-type="float">
            <text:p>131</text:p>
          </table:table-cell>
          <table:table-cell office:value-type="float" office:value="1048424448" calcext:value-type="float">
            <text:p>1048424448</text:p>
          </table:table-cell>
          <table:table-cell office:value-type="float" office:value="1800267.5" calcext:value-type="float">
            <text:p>1800267.5</text:p>
          </table:table-cell>
          <table:table-cell office:value-type="float" office:value="7" calcext:value-type="float">
            <text:p>7</text:p>
          </table:table-cell>
          <table:table-cell office:value-type="float" office:value="26943488" calcext:value-type="float">
            <text:p>26943488</text:p>
          </table:table-cell>
          <table:table-cell office:value-type="float" office:value="28846.419921875" calcext:value-type="float">
            <text:p>28846.419921875</text:p>
          </table:table-cell>
          <table:table-cell office:value-type="float" office:value="25" calcext:value-type="float">
            <text:p>25</text:p>
          </table:table-cell>
          <table:table-cell office:value-type="float" office:value="705273856" calcext:value-type="float">
            <text:p>705273856</text:p>
          </table:table-cell>
          <table:table-cell office:value-type="float" office:value="5915.46142578125" calcext:value-type="float">
            <text:p>5915.4614257812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766562304" calcext:value-type="float">
            <text:p>766562304</text:p>
          </table:table-cell>
          <table:table-cell office:value-type="float" office:value="696578048" calcext:value-type="float">
            <text:p>696578048</text:p>
          </table:table-cell>
          <table:table-cell office:value-type="float" office:value="268392.625" calcext:value-type="float">
            <text:p>268392.625</text:p>
          </table:table-cell>
          <table:table-cell office:value-type="float" office:value="471533.21875" calcext:value-type="float">
            <text:p>471533.21875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0635000020265579" calcext:value-type="float">
            <text:p>0.063500002026558</text:p>
          </table:table-cell>
          <table:table-cell office:value-type="float" office:value="0.0710000023245812" calcext:value-type="float">
            <text:p>0.071000002324581</text:p>
          </table:table-cell>
          <table:table-cell office:value-type="float" office:value="0.982749998569488" calcext:value-type="float">
            <text:p>0.982749998569488</text:p>
          </table:table-cell>
          <table:table-cell office:value-type="float" office:value="0.656960487365723" calcext:value-type="float">
            <text:p>0.656960487365723</text:p>
          </table:table-cell>
          <table:table-cell office:value-type="float" office:value="100" calcext:value-type="float">
            <text:p>1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office:value-type="float" office:value="319" calcext:value-type="float">
            <text:p>319</text:p>
          </table:table-cell>
          <table:table-cell office:value-type="float" office:value="318" calcext:value-type="float">
            <text:p>318</text:p>
          </table:table-cell>
          <table:table-cell office:value-type="float" office:value="326" calcext:value-type="float">
            <text:p>326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Fri Jun 02 19:41:00 UTC 2017</text:p>
          </table:table-cell>
          <table:table-cell office:value-type="float" office:value="170" calcext:value-type="float">
            <text:p>170</text:p>
          </table:table-cell>
          <table:table-cell office:value-type="float" office:value="1047240704" calcext:value-type="float">
            <text:p>1047240704</text:p>
          </table:table-cell>
          <table:table-cell office:value-type="float" office:value="1800267.5" calcext:value-type="float">
            <text:p>1800267.5</text:p>
          </table:table-cell>
          <table:table-cell office:value-type="float" office:value="9" calcext:value-type="float">
            <text:p>9</text:p>
          </table:table-cell>
          <table:table-cell office:value-type="float" office:value="26992640" calcext:value-type="float">
            <text:p>26992640</text:p>
          </table:table-cell>
          <table:table-cell office:value-type="float" office:value="40206.45703125" calcext:value-type="float">
            <text:p>40206.45703125</text:p>
          </table:table-cell>
          <table:table-cell office:value-type="float" office:value="35" calcext:value-type="float">
            <text:p>35</text:p>
          </table:table-cell>
          <table:table-cell office:value-type="float" office:value="705544192" calcext:value-type="float">
            <text:p>705544192</text:p>
          </table:table-cell>
          <table:table-cell office:value-type="float" office:value="8500.5185546875" calcext:value-type="float">
            <text:p>8500.518554687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769150976" calcext:value-type="float">
            <text:p>769150976</text:p>
          </table:table-cell>
          <table:table-cell office:value-type="float" office:value="697819136" calcext:value-type="float">
            <text:p>697819136</text:p>
          </table:table-cell>
          <table:table-cell office:value-type="float" office:value="480177.53125" calcext:value-type="float">
            <text:p>480177.53125</text:p>
          </table:table-cell>
          <table:table-cell office:value-type="float" office:value="488121.25" calcext:value-type="float">
            <text:p>488121.25</text:p>
          </table:table-cell>
          <table:table-cell office:value-type="float" office:value="0.104000002145767" calcext:value-type="float">
            <text:p>0.104000002145767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0.0797500014305115" calcext:value-type="float">
            <text:p>0.079750001430512</text:p>
          </table:table-cell>
          <table:table-cell office:value-type="float" office:value="0.978999972343445" calcext:value-type="float">
            <text:p>0.978999972343445</text:p>
          </table:table-cell>
          <table:table-cell office:value-type="float" office:value="0.657077431678772" calcext:value-type="float">
            <text:p>0.657077431678772</text:p>
          </table:table-cell>
          <table:table-cell office:value-type="float" office:value="100" calcext:value-type="float">
            <text:p>1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Fri Jun 02 19:42:00 UTC 2017</text:p>
          </table:table-cell>
          <table:table-cell office:value-type="float" office:value="193" calcext:value-type="float">
            <text:p>193</text:p>
          </table:table-cell>
          <table:table-cell office:value-type="float" office:value="1048793088" calcext:value-type="float">
            <text:p>1048793088</text:p>
          </table:table-cell>
          <table:table-cell office:value-type="float" office:value="1800267.5" calcext:value-type="float">
            <text:p>1800267.5</text:p>
          </table:table-cell>
          <table:table-cell office:value-type="float" office:value="12" calcext:value-type="float">
            <text:p>12</text:p>
          </table:table-cell>
          <table:table-cell office:value-type="float" office:value="27754496" calcext:value-type="float">
            <text:p>27754496</text:p>
          </table:table-cell>
          <table:table-cell office:value-type="float" office:value="50644.21875" calcext:value-type="float">
            <text:p>50644.21875</text:p>
          </table:table-cell>
          <table:table-cell office:value-type="float" office:value="43" calcext:value-type="float">
            <text:p>43</text:p>
          </table:table-cell>
          <table:table-cell office:value-type="float" office:value="705540096" calcext:value-type="float">
            <text:p>705540096</text:p>
          </table:table-cell>
          <table:table-cell office:value-type="float" office:value="8500.5185546875" calcext:value-type="float">
            <text:p>8500.518554687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770080768" calcext:value-type="float">
            <text:p>770080768</text:p>
          </table:table-cell>
          <table:table-cell office:value-type="float" office:value="697737216" calcext:value-type="float">
            <text:p>697737216</text:p>
          </table:table-cell>
          <table:table-cell office:value-type="float" office:value="480177.53125" calcext:value-type="float">
            <text:p>480177.53125</text:p>
          </table:table-cell>
          <table:table-cell office:value-type="float" office:value="488121.25" calcext:value-type="float">
            <text:p>488121.25</text:p>
          </table:table-cell>
          <table:table-cell office:value-type="float" office:value="0.0772499963641167" calcext:value-type="float">
            <text:p>0.077249996364117</text:p>
          </table:table-cell>
          <table:table-cell office:value-type="float" office:value="0.0719999969005585" calcext:value-type="float">
            <text:p>0.071999996900559</text:p>
          </table:table-cell>
          <table:table-cell office:value-type="float" office:value="0.0847499966621399" calcext:value-type="float">
            <text:p>0.08474999666214</text:p>
          </table:table-cell>
          <table:table-cell office:value-type="float" office:value="0.975000023841858" calcext:value-type="float">
            <text:p>0.975000023841858</text:p>
          </table:table-cell>
          <table:table-cell office:value-type="float" office:value="0.65724527835846" calcext:value-type="float">
            <text:p>0.65724527835846</text:p>
          </table:table-cell>
          <table:table-cell office:value-type="float" office:value="100" calcext:value-type="float">
            <text:p>1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12" calcext:value-type="float">
            <text:p>312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Fri Jun 02 19:43:00 UTC 2017</text:p>
          </table:table-cell>
          <table:table-cell office:value-type="float" office:value="230" calcext:value-type="float">
            <text:p>230</text:p>
          </table:table-cell>
          <table:table-cell office:value-type="float" office:value="1048952832" calcext:value-type="float">
            <text:p>1048952832</text:p>
          </table:table-cell>
          <table:table-cell office:value-type="float" office:value="4213876.5" calcext:value-type="float">
            <text:p>4213876.5</text:p>
          </table:table-cell>
          <table:table-cell office:value-type="float" office:value="14" calcext:value-type="float">
            <text:p>14</text:p>
          </table:table-cell>
          <table:table-cell office:value-type="float" office:value="27607040" calcext:value-type="float">
            <text:p>27607040</text:p>
          </table:table-cell>
          <table:table-cell office:value-type="float" office:value="55145.57421875" calcext:value-type="float">
            <text:p>55145.57421875</text:p>
          </table:table-cell>
          <table:table-cell office:value-type="float" office:value="44" calcext:value-type="float">
            <text:p>44</text:p>
          </table:table-cell>
          <table:table-cell office:value-type="float" office:value="705589248" calcext:value-type="float">
            <text:p>705589248</text:p>
          </table:table-cell>
          <table:table-cell office:value-type="float" office:value="8500.5185546875" calcext:value-type="float">
            <text:p>8500.5185546875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768983040" calcext:value-type="float">
            <text:p>768983040</text:p>
          </table:table-cell>
          <table:table-cell office:value-type="float" office:value="697651200" calcext:value-type="float">
            <text:p>697651200</text:p>
          </table:table-cell>
          <table:table-cell office:value-type="float" office:value="480177.53125" calcext:value-type="float">
            <text:p>480177.53125</text:p>
          </table:table-cell>
          <table:table-cell office:value-type="float" office:value="488121.25" calcext:value-type="float">
            <text:p>488121.25</text:p>
          </table:table-cell>
          <table:table-cell office:value-type="float" office:value="0.0702499970793724" calcext:value-type="float">
            <text:p>0.070249997079372</text:p>
          </table:table-cell>
          <table:table-cell office:value-type="float" office:value="0.064750000834465" calcext:value-type="float">
            <text:p>0.064750000834465</text:p>
          </table:table-cell>
          <table:table-cell office:value-type="float" office:value="0.0890000015497208" calcext:value-type="float">
            <text:p>0.089000001549721</text:p>
          </table:table-cell>
          <table:table-cell office:value-type="float" office:value="0.969500005245209" calcext:value-type="float">
            <text:p>0.969500005245209</text:p>
          </table:table-cell>
          <table:table-cell office:value-type="float" office:value="0.657388150691986" calcext:value-type="float">
            <text:p>0.657388150691986</text:p>
          </table:table-cell>
          <table:table-cell office:value-type="float" office:value="150" calcext:value-type="float">
            <text:p>1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04" calcext:value-type="float">
            <text:p>304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office:value-type="float" office:value="302" calcext:value-type="float">
            <text:p>302</text:p>
          </table:table-cell>
          <table:table-cell office:value-type="float" office:value="300" calcext:value-type="float">
            <text:p>300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Fri Jun 02 19:44:00 UTC 2017</text:p>
          </table:table-cell>
          <table:table-cell office:value-type="float" office:value="246" calcext:value-type="float">
            <text:p>246</text:p>
          </table:table-cell>
          <table:table-cell office:value-type="float" office:value="1048870912" calcext:value-type="float">
            <text:p>1048870912</text:p>
          </table:table-cell>
          <table:table-cell office:value-type="float" office:value="4783476" calcext:value-type="float">
            <text:p>4783476</text:p>
          </table:table-cell>
          <table:table-cell office:value-type="float" office:value="16" calcext:value-type="float">
            <text:p>16</text:p>
          </table:table-cell>
          <table:table-cell office:value-type="float" office:value="27770880" calcext:value-type="float">
            <text:p>27770880</text:p>
          </table:table-cell>
          <table:table-cell office:value-type="float" office:value="55145.57421875" calcext:value-type="float">
            <text:p>55145.57421875</text:p>
          </table:table-cell>
          <table:table-cell office:value-type="float" office:value="55" calcext:value-type="float">
            <text:p>55</text:p>
          </table:table-cell>
          <table:table-cell office:value-type="float" office:value="705679360" calcext:value-type="float">
            <text:p>705679360</text:p>
          </table:table-cell>
          <table:table-cell office:value-type="float" office:value="8500.5185546875" calcext:value-type="float">
            <text:p>8500.518554687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770863104" calcext:value-type="float">
            <text:p>770863104</text:p>
          </table:table-cell>
          <table:table-cell office:value-type="float" office:value="699047936" calcext:value-type="float">
            <text:p>699047936</text:p>
          </table:table-cell>
          <table:table-cell office:value-type="float" office:value="480177.53125" calcext:value-type="float">
            <text:p>480177.53125</text:p>
          </table:table-cell>
          <table:table-cell office:value-type="float" office:value="488121.25" calcext:value-type="float">
            <text:p>488121.25</text:p>
          </table:table-cell>
          <table:table-cell office:value-type="float" office:value="0.069750003516674" calcext:value-type="float">
            <text:p>0.069750003516674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0.104249998927116" calcext:value-type="float">
            <text:p>0.104249998927116</text:p>
          </table:table-cell>
          <table:table-cell office:value-type="float" office:value="0.969749987125397" calcext:value-type="float">
            <text:p>0.969749987125397</text:p>
          </table:table-cell>
          <table:table-cell office:value-type="float" office:value="0.657577991485596" calcext:value-type="float">
            <text:p>0.657577991485596</text:p>
          </table:table-cell>
          <table:table-cell office:value-type="float" office:value="150" calcext:value-type="float">
            <text:p>1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99" calcext:value-type="float">
            <text:p>299</text:p>
          </table:table-cell>
          <table:table-cell table:number-columns-repeated="3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ri Jun 02 19:45:00 UTC 2017</text:p>
          </table:table-cell>
          <table:table-cell office:value-type="float" office:value="297" calcext:value-type="float">
            <text:p>297</text:p>
          </table:table-cell>
          <table:table-cell office:value-type="float" office:value="1047846912" calcext:value-type="float">
            <text:p>1047846912</text:p>
          </table:table-cell>
          <table:table-cell office:value-type="float" office:value="4783476" calcext:value-type="float">
            <text:p>4783476</text:p>
          </table:table-cell>
          <table:table-cell office:value-type="float" office:value="20" calcext:value-type="float">
            <text:p>20</text:p>
          </table:table-cell>
          <table:table-cell office:value-type="float" office:value="29151232" calcext:value-type="float">
            <text:p>29151232</text:p>
          </table:table-cell>
          <table:table-cell office:value-type="float" office:value="55145.57421875" calcext:value-type="float">
            <text:p>55145.57421875</text:p>
          </table:table-cell>
          <table:table-cell office:value-type="float" office:value="64" calcext:value-type="float">
            <text:p>64</text:p>
          </table:table-cell>
          <table:table-cell office:value-type="float" office:value="705904640" calcext:value-type="float">
            <text:p>705904640</text:p>
          </table:table-cell>
          <table:table-cell office:value-type="float" office:value="14821.31640625" calcext:value-type="float">
            <text:p>14821.3164062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771473408" calcext:value-type="float">
            <text:p>771473408</text:p>
          </table:table-cell>
          <table:table-cell office:value-type="float" office:value="699404288" calcext:value-type="float">
            <text:p>699404288</text:p>
          </table:table-cell>
          <table:table-cell office:value-type="float" office:value="1072703.75" calcext:value-type="float">
            <text:p>1072703.75</text:p>
          </table:table-cell>
          <table:table-cell office:value-type="string" calcext:value-type="string">
            <text:p>null</text:p>
          </table:table-cell>
          <table:table-cell office:value-type="float" office:value="0.0839999988675118" calcext:value-type="float">
            <text:p>0.083999998867512</text:p>
          </table:table-cell>
          <table:table-cell office:value-type="float" office:value="0.0780000016093254" calcext:value-type="float">
            <text:p>0.078000001609325</text:p>
          </table:table-cell>
          <table:table-cell office:value-type="float" office:value="0.101499997079372" calcext:value-type="float">
            <text:p>0.101499997079372</text:p>
          </table:table-cell>
          <table:table-cell office:value-type="float" office:value="0.966000020503998" calcext:value-type="float">
            <text:p>0.966000020503998</text:p>
          </table:table-cell>
          <table:table-cell office:value-type="float" office:value="0.657928764820099" calcext:value-type="float">
            <text:p>0.657928764820099</text:p>
          </table:table-cell>
          <table:table-cell office:value-type="float" office:value="150" calcext:value-type="float">
            <text:p>1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99" calcext:value-type="float">
            <text:p>299</text:p>
          </table:table-cell>
          <table:table-cell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298" calcext:value-type="float">
            <text:p>29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Fri Jun 02 19:46:00 UTC 2017</text:p>
          </table:table-cell>
          <table:table-cell office:value-type="float" office:value="277" calcext:value-type="float">
            <text:p>277</text:p>
          </table:table-cell>
          <table:table-cell office:value-type="float" office:value="1047560192" calcext:value-type="float">
            <text:p>1047560192</text:p>
          </table:table-cell>
          <table:table-cell office:value-type="float" office:value="6392649.5" calcext:value-type="float">
            <text:p>6392649.5</text:p>
          </table:table-cell>
          <table:table-cell office:value-type="float" office:value="23" calcext:value-type="float">
            <text:p>23</text:p>
          </table:table-cell>
          <table:table-cell office:value-type="float" office:value="29073408" calcext:value-type="float">
            <text:p>29073408</text:p>
          </table:table-cell>
          <table:table-cell office:value-type="float" office:value="55145.57421875" calcext:value-type="float">
            <text:p>55145.57421875</text:p>
          </table:table-cell>
          <table:table-cell office:value-type="float" office:value="67" calcext:value-type="float">
            <text:p>67</text:p>
          </table:table-cell>
          <table:table-cell office:value-type="float" office:value="706162688" calcext:value-type="float">
            <text:p>706162688</text:p>
          </table:table-cell>
          <table:table-cell office:value-type="float" office:value="15762.078125" calcext:value-type="float">
            <text:p>15762.078125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771391488" calcext:value-type="float">
            <text:p>771391488</text:p>
          </table:table-cell>
          <table:table-cell office:value-type="float" office:value="700063744" calcext:value-type="float">
            <text:p>700063744</text:p>
          </table:table-cell>
          <table:table-cell office:value-type="float" office:value="1238420.25" calcext:value-type="float">
            <text:p>1238420.25</text:p>
          </table:table-cell>
          <table:table-cell office:value-type="string" calcext:value-type="string">
            <text:p>null</text:p>
          </table:table-cell>
          <table:table-cell office:value-type="float" office:value="0.0737499967217445" calcext:value-type="float">
            <text:p>0.073749996721745</text:p>
          </table:table-cell>
          <table:table-cell office:value-type="float" office:value="0.0762500017881393" calcext:value-type="float">
            <text:p>0.076250001788139</text:p>
          </table:table-cell>
          <table:table-cell office:value-type="float" office:value="0.110500000417233" calcext:value-type="float">
            <text:p>0.110500000417233</text:p>
          </table:table-cell>
          <table:table-cell office:value-type="float" office:value="0.956250011920929" calcext:value-type="float">
            <text:p>0.956250011920929</text:p>
          </table:table-cell>
          <table:table-cell office:value-type="float" office:value="0.65797621011734" calcext:value-type="float">
            <text:p>0.65797621011734</text:p>
          </table:table-cell>
          <table:table-cell office:value-type="float" office:value="200" calcext:value-type="float">
            <text:p>2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88" calcext:value-type="float">
            <text:p>288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float" office:value="285" calcext:value-type="float">
            <text:p>28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Fri Jun 02 19:47:00 UTC 2017</text:p>
          </table:table-cell>
          <table:table-cell office:value-type="float" office:value="319" calcext:value-type="float">
            <text:p>319</text:p>
          </table:table-cell>
          <table:table-cell office:value-type="float" office:value="1047724032" calcext:value-type="float">
            <text:p>1047724032</text:p>
          </table:table-cell>
          <table:table-cell office:value-type="float" office:value="6075179.5" calcext:value-type="float">
            <text:p>6075179.5</text:p>
          </table:table-cell>
          <table:table-cell office:value-type="float" office:value="22" calcext:value-type="float">
            <text:p>22</text:p>
          </table:table-cell>
          <table:table-cell office:value-type="float" office:value="28450816" calcext:value-type="float">
            <text:p>28450816</text:p>
          </table:table-cell>
          <table:table-cell office:value-type="float" office:value="55145.57421875" calcext:value-type="float">
            <text:p>55145.57421875</text:p>
          </table:table-cell>
          <table:table-cell office:value-type="float" office:value="69" calcext:value-type="float">
            <text:p>69</text:p>
          </table:table-cell>
          <table:table-cell office:value-type="float" office:value="706297856" calcext:value-type="float">
            <text:p>706297856</text:p>
          </table:table-cell>
          <table:table-cell office:value-type="float" office:value="15762.078125" calcext:value-type="float">
            <text:p>15762.078125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772046848" calcext:value-type="float">
            <text:p>772046848</text:p>
          </table:table-cell>
          <table:table-cell office:value-type="float" office:value="702042112" calcext:value-type="float">
            <text:p>702042112</text:p>
          </table:table-cell>
          <table:table-cell office:value-type="float" office:value="1238420.25" calcext:value-type="float">
            <text:p>1238420.25</text:p>
          </table:table-cell>
          <table:table-cell office:value-type="string" calcext:value-type="string">
            <text:p>null</text:p>
          </table:table-cell>
          <table:table-cell office:value-type="float" office:value="0.0692500025033951" calcext:value-type="float">
            <text:p>0.069250002503395</text:p>
          </table:table-cell>
          <table:table-cell office:value-type="float" office:value="0.0842500030994415" calcext:value-type="float">
            <text:p>0.084250003099442</text:p>
          </table:table-cell>
          <table:table-cell office:value-type="float" office:value="0.114500001072884" calcext:value-type="float">
            <text:p>0.114500001072884</text:p>
          </table:table-cell>
          <table:table-cell office:value-type="float" office:value="0.964749991893768" calcext:value-type="float">
            <text:p>0.964749991893768</text:p>
          </table:table-cell>
          <table:table-cell office:value-type="float" office:value="0.660535097122192" calcext:value-type="float">
            <text:p>0.660535097122192</text:p>
          </table:table-cell>
          <table:table-cell office:value-type="float" office:value="200" calcext:value-type="float">
            <text:p>2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295" calcext:value-type="float">
            <text:p>295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296" calcext:value-type="float">
            <text:p>296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Fri Jun 02 19:48:00 UTC 2017</text:p>
          </table:table-cell>
          <table:table-cell office:value-type="float" office:value="353" calcext:value-type="float">
            <text:p>353</text:p>
          </table:table-cell>
          <table:table-cell office:value-type="float" office:value="1047547904" calcext:value-type="float">
            <text:p>1047547904</text:p>
          </table:table-cell>
          <table:table-cell office:value-type="float" office:value="6819455.5" calcext:value-type="float">
            <text:p>6819455.5</text:p>
          </table:table-cell>
          <table:table-cell office:value-type="float" office:value="24" calcext:value-type="float">
            <text:p>24</text:p>
          </table:table-cell>
          <table:table-cell office:value-type="float" office:value="28438528" calcext:value-type="float">
            <text:p>28438528</text:p>
          </table:table-cell>
          <table:table-cell office:value-type="float" office:value="112598.3125" calcext:value-type="float">
            <text:p>112598.3125</text:p>
          </table:table-cell>
          <table:table-cell office:value-type="float" office:value="73" calcext:value-type="float">
            <text:p>73</text:p>
          </table:table-cell>
          <table:table-cell office:value-type="float" office:value="706482176" calcext:value-type="float">
            <text:p>706482176</text:p>
          </table:table-cell>
          <table:table-cell office:value-type="float" office:value="17156.67578125" calcext:value-type="float">
            <text:p>17156.67578125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773431296" calcext:value-type="float">
            <text:p>773431296</text:p>
          </table:table-cell>
          <table:table-cell office:value-type="float" office:value="704294912" calcext:value-type="float">
            <text:p>704294912</text:p>
          </table:table-cell>
          <table:table-cell office:value-type="float" office:value="1364217.875" calcext:value-type="float">
            <text:p>1364217.875</text:p>
          </table:table-cell>
          <table:table-cell office:value-type="float" office:value="1310546" calcext:value-type="float">
            <text:p>1310546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0.0869999974966049" calcext:value-type="float">
            <text:p>0.086999997496605</text:p>
          </table:table-cell>
          <table:table-cell office:value-type="float" office:value="0.118249997496605" calcext:value-type="float">
            <text:p>0.118249997496605</text:p>
          </table:table-cell>
          <table:table-cell office:value-type="float" office:value="0.962249994277954" calcext:value-type="float">
            <text:p>0.962249994277954</text:p>
          </table:table-cell>
          <table:table-cell office:value-type="float" office:value="0.658323109149933" calcext:value-type="float">
            <text:p>0.658323109149933</text:p>
          </table:table-cell>
          <table:table-cell office:value-type="float" office:value="200" calcext:value-type="float">
            <text:p>2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float" office:value="291" calcext:value-type="float">
            <text:p>291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Fri Jun 02 19:49:00 UTC 2017</text:p>
          </table:table-cell>
          <table:table-cell office:value-type="float" office:value="363" calcext:value-type="float">
            <text:p>363</text:p>
          </table:table-cell>
          <table:table-cell office:value-type="float" office:value="1047670784" calcext:value-type="float">
            <text:p>1047670784</text:p>
          </table:table-cell>
          <table:table-cell office:value-type="float" office:value="7682008.5" calcext:value-type="float">
            <text:p>7682008.5</text:p>
          </table:table-cell>
          <table:table-cell office:value-type="float" office:value="27" calcext:value-type="float">
            <text:p>27</text:p>
          </table:table-cell>
          <table:table-cell office:value-type="float" office:value="29196288" calcext:value-type="float">
            <text:p>29196288</text:p>
          </table:table-cell>
          <table:table-cell office:value-type="float" office:value="114437.9609375" calcext:value-type="float">
            <text:p>114437.9609375</text:p>
          </table:table-cell>
          <table:table-cell office:value-type="float" office:value="79" calcext:value-type="float">
            <text:p>79</text:p>
          </table:table-cell>
          <table:table-cell office:value-type="float" office:value="706596864" calcext:value-type="float">
            <text:p>706596864</text:p>
          </table:table-cell>
          <table:table-cell office:value-type="float" office:value="17156.67578125" calcext:value-type="float">
            <text:p>17156.67578125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775868416" calcext:value-type="float">
            <text:p>775868416</text:p>
          </table:table-cell>
          <table:table-cell office:value-type="float" office:value="704221184" calcext:value-type="float">
            <text:p>704221184</text:p>
          </table:table-cell>
          <table:table-cell office:value-type="float" office:value="1597635.5" calcext:value-type="float">
            <text:p>1597635.5</text:p>
          </table:table-cell>
          <table:table-cell office:value-type="float" office:value="1310546" calcext:value-type="float">
            <text:p>1310546</text:p>
          </table:table-cell>
          <table:table-cell office:value-type="float" office:value="0.0710000023245812" calcext:value-type="float">
            <text:p>0.071000002324581</text:p>
          </table:table-cell>
          <table:table-cell office:value-type="float" office:value="0.091499999165535" calcext:value-type="float">
            <text:p>0.091499999165535</text:p>
          </table:table-cell>
          <table:table-cell office:value-type="float" office:value="0.12049999833107" calcext:value-type="float">
            <text:p>0.12049999833107</text:p>
          </table:table-cell>
          <table:table-cell office:value-type="float" office:value="0.961000025272369" calcext:value-type="float">
            <text:p>0.961000025272369</text:p>
          </table:table-cell>
          <table:table-cell office:value-type="float" office:value="0.660841882228851" calcext:value-type="float">
            <text:p>0.660841882228851</text:p>
          </table:table-cell>
          <table:table-cell office:value-type="float" office:value="250" calcext:value-type="float">
            <text:p>2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Fri Jun 02 19:50:00 UTC 2017</text:p>
          </table:table-cell>
          <table:table-cell office:value-type="float" office:value="359" calcext:value-type="float">
            <text:p>359</text:p>
          </table:table-cell>
          <table:table-cell office:value-type="float" office:value="1048571904" calcext:value-type="float">
            <text:p>1048571904</text:p>
          </table:table-cell>
          <table:table-cell office:value-type="float" office:value="7769828.5" calcext:value-type="float">
            <text:p>7769828.5</text:p>
          </table:table-cell>
          <table:table-cell office:value-type="float" office:value="27" calcext:value-type="float">
            <text:p>27</text:p>
          </table:table-cell>
          <table:table-cell office:value-type="float" office:value="29888512" calcext:value-type="float">
            <text:p>29888512</text:p>
          </table:table-cell>
          <table:table-cell office:value-type="float" office:value="121370.6484375" calcext:value-type="float">
            <text:p>121370.6484375</text:p>
          </table:table-cell>
          <table:table-cell office:value-type="float" office:value="85" calcext:value-type="float">
            <text:p>85</text:p>
          </table:table-cell>
          <table:table-cell office:value-type="float" office:value="706875392" calcext:value-type="float">
            <text:p>706875392</text:p>
          </table:table-cell>
          <table:table-cell office:value-type="float" office:value="20356.671875" calcext:value-type="float">
            <text:p>20356.671875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779071488" calcext:value-type="float">
            <text:p>779071488</text:p>
          </table:table-cell>
          <table:table-cell office:value-type="float" office:value="709140480" calcext:value-type="float">
            <text:p>709140480</text:p>
          </table:table-cell>
          <table:table-cell office:value-type="float" office:value="1601510.125" calcext:value-type="float">
            <text:p>1601510.125</text:p>
          </table:table-cell>
          <table:table-cell office:value-type="string" calcext:value-type="string">
            <text:p>null</text:p>
          </table:table-cell>
          <table:table-cell office:value-type="float" office:value="0.0719999969005585" calcext:value-type="float">
            <text:p>0.071999996900559</text:p>
          </table:table-cell>
          <table:table-cell office:value-type="float" office:value="0.0920000001788139" calcext:value-type="float">
            <text:p>0.092000000178814</text:p>
          </table:table-cell>
          <table:table-cell office:value-type="float" office:value="0.130999997258186" calcext:value-type="float">
            <text:p>0.130999997258186</text:p>
          </table:table-cell>
          <table:table-cell office:value-type="float" office:value="0.959999978542328" calcext:value-type="float">
            <text:p>0.959999978542328</text:p>
          </table:table-cell>
          <table:table-cell office:value-type="float" office:value="0.658766388893127" calcext:value-type="float">
            <text:p>0.658766388893127</text:p>
          </table:table-cell>
          <table:table-cell office:value-type="float" office:value="250" calcext:value-type="float">
            <text:p>2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19:51:00 UTC 2017</text:p>
          </table:table-cell>
          <table:table-cell office:value-type="float" office:value="374" calcext:value-type="float">
            <text:p>374</text:p>
          </table:table-cell>
          <table:table-cell office:value-type="float" office:value="1048539136" calcext:value-type="float">
            <text:p>1048539136</text:p>
          </table:table-cell>
          <table:table-cell office:value-type="float" office:value="7769828.5" calcext:value-type="float">
            <text:p>7769828.5</text:p>
          </table:table-cell>
          <table:table-cell office:value-type="float" office:value="29" calcext:value-type="float">
            <text:p>29</text:p>
          </table:table-cell>
          <table:table-cell office:value-type="float" office:value="30769152" calcext:value-type="float">
            <text:p>30769152</text:p>
          </table:table-cell>
          <table:table-cell office:value-type="float" office:value="121370.6484375" calcext:value-type="float">
            <text:p>121370.6484375</text:p>
          </table:table-cell>
          <table:table-cell office:value-type="float" office:value="87" calcext:value-type="float">
            <text:p>87</text:p>
          </table:table-cell>
          <table:table-cell office:value-type="float" office:value="707174400" calcext:value-type="float">
            <text:p>707174400</text:p>
          </table:table-cell>
          <table:table-cell office:value-type="float" office:value="20985.576171875" calcext:value-type="float">
            <text:p>20985.576171875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779677696" calcext:value-type="float">
            <text:p>779677696</text:p>
          </table:table-cell>
          <table:table-cell office:value-type="float" office:value="715141120" calcext:value-type="float">
            <text:p>715141120</text:p>
          </table:table-cell>
          <table:table-cell office:value-type="float" office:value="1568330.125" calcext:value-type="float">
            <text:p>1568330.125</text:p>
          </table:table-cell>
          <table:table-cell office:value-type="string" calcext:value-type="string">
            <text:p>null</text:p>
          </table:table-cell>
          <table:table-cell office:value-type="float" office:value="0.0984999984502793" calcext:value-type="float">
            <text:p>0.098499998450279</text:p>
          </table:table-cell>
          <table:table-cell office:value-type="float" office:value="0.0952500030398369" calcext:value-type="float">
            <text:p>0.095250003039837</text:p>
          </table:table-cell>
          <table:table-cell office:value-type="float" office:value="0.131500005722046" calcext:value-type="float">
            <text:p>0.131500005722046</text:p>
          </table:table-cell>
          <table:table-cell office:value-type="float" office:value="0.958249986171722" calcext:value-type="float">
            <text:p>0.958249986171722</text:p>
          </table:table-cell>
          <table:table-cell office:value-type="float" office:value="0.659795820713043" calcext:value-type="float">
            <text:p>0.659795820713043</text:p>
          </table:table-cell>
          <table:table-cell office:value-type="float" office:value="250" calcext:value-type="float">
            <text:p>2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7" calcext:value-type="float">
            <text:p>287</text:p>
          </table:table-cell>
          <table:table-cell office:value-type="float" office:value="281" calcext:value-type="float">
            <text:p>281</text:p>
          </table:table-cell>
          <table:table-cell office:value-type="float" office:value="286" calcext:value-type="float">
            <text:p>286</text:p>
          </table:table-cell>
          <table:table-cell office:value-type="float" office:value="284" calcext:value-type="float">
            <text:p>284</text:p>
          </table:table-cell>
          <table:table-cell office:value-type="float" office:value="287" calcext:value-type="float">
            <text:p>287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19:52:00 UTC 2017</text:p>
          </table:table-cell>
          <table:table-cell office:value-type="float" office:value="343" calcext:value-type="float">
            <text:p>343</text:p>
          </table:table-cell>
          <table:table-cell office:value-type="float" office:value="1048678400" calcext:value-type="float">
            <text:p>1048678400</text:p>
          </table:table-cell>
          <table:table-cell office:value-type="float" office:value="7769828.5" calcext:value-type="float">
            <text:p>7769828.5</text:p>
          </table:table-cell>
          <table:table-cell office:value-type="float" office:value="30" calcext:value-type="float">
            <text:p>30</text:p>
          </table:table-cell>
          <table:table-cell office:value-type="float" office:value="29978624" calcext:value-type="float">
            <text:p>29978624</text:p>
          </table:table-cell>
          <table:table-cell office:value-type="float" office:value="120668.015625" calcext:value-type="float">
            <text:p>120668.015625</text:p>
          </table:table-cell>
          <table:table-cell office:value-type="float" office:value="85" calcext:value-type="float">
            <text:p>85</text:p>
          </table:table-cell>
          <table:table-cell office:value-type="float" office:value="707330048" calcext:value-type="float">
            <text:p>707330048</text:p>
          </table:table-cell>
          <table:table-cell office:value-type="float" office:value="20985.576171875" calcext:value-type="float">
            <text:p>20985.576171875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781807616" calcext:value-type="float">
            <text:p>781807616</text:p>
          </table:table-cell>
          <table:table-cell office:value-type="float" office:value="716861440" calcext:value-type="float">
            <text:p>716861440</text:p>
          </table:table-cell>
          <table:table-cell office:value-type="float" office:value="1651308.625" calcext:value-type="float">
            <text:p>1651308.625</text:p>
          </table:table-cell>
          <table:table-cell office:value-type="string" calcext:value-type="string">
            <text:p>null</text:p>
          </table:table-cell>
          <table:table-cell office:value-type="float" office:value="0.0764999985694885" calcext:value-type="float">
            <text:p>0.076499998569489</text:p>
          </table:table-cell>
          <table:table-cell office:value-type="float" office:value="0.0890000015497208" calcext:value-type="float">
            <text:p>0.089000001549721</text:p>
          </table:table-cell>
          <table:table-cell office:value-type="float" office:value="0.133750006556511" calcext:value-type="float">
            <text:p>0.133750006556511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0.659188628196716" calcext:value-type="float">
            <text:p>0.659188628196716</text:p>
          </table:table-cell>
          <table:table-cell office:value-type="float" office:value="300" calcext:value-type="float">
            <text:p>3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79" calcext:value-type="float">
            <text:p>279</text:p>
          </table:table-cell>
          <table:table-cell office:value-type="float" office:value="285" calcext:value-type="float">
            <text:p>285</text:p>
          </table:table-cell>
          <table:table-cell office:value-type="float" office:value="279" calcext:value-type="float">
            <text:p>279</text:p>
          </table:table-cell>
          <table:table-cell office:value-type="float" office:value="286" calcext:value-type="float">
            <text:p>286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table:number-columns-repeated="3"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19:53:00 UTC 2017</text:p>
          </table:table-cell>
          <table:table-cell office:value-type="float" office:value="357" calcext:value-type="float">
            <text:p>357</text:p>
          </table:table-cell>
          <table:table-cell office:value-type="float" office:value="1048121344" calcext:value-type="float">
            <text:p>1048121344</text:p>
          </table:table-cell>
          <table:table-cell office:value-type="float" office:value="7486121" calcext:value-type="float">
            <text:p>7486121</text:p>
          </table:table-cell>
          <table:table-cell office:value-type="float" office:value="28" calcext:value-type="float">
            <text:p>28</text:p>
          </table:table-cell>
          <table:table-cell office:value-type="float" office:value="30666752" calcext:value-type="float">
            <text:p>30666752</text:p>
          </table:table-cell>
          <table:table-cell office:value-type="float" office:value="112298.953125" calcext:value-type="float">
            <text:p>112298.953125</text:p>
          </table:table-cell>
          <table:table-cell office:value-type="float" office:value="81" calcext:value-type="float">
            <text:p>81</text:p>
          </table:table-cell>
          <table:table-cell office:value-type="float" office:value="707534848" calcext:value-type="float">
            <text:p>707534848</text:p>
          </table:table-cell>
          <table:table-cell office:value-type="float" office:value="20985.576171875" calcext:value-type="float">
            <text:p>20985.576171875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786153472" calcext:value-type="float">
            <text:p>786153472</text:p>
          </table:table-cell>
          <table:table-cell office:value-type="float" office:value="720613376" calcext:value-type="float">
            <text:p>720613376</text:p>
          </table:table-cell>
          <table:table-cell office:value-type="float" office:value="1651308.625" calcext:value-type="float">
            <text:p>1651308.625</text:p>
          </table:table-cell>
          <table:table-cell office:value-type="string" calcext:value-type="string">
            <text:p>null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103500001132488" calcext:value-type="float">
            <text:p>0.103500001132488</text:p>
          </table:table-cell>
          <table:table-cell office:value-type="float" office:value="0.123750001192093" calcext:value-type="float">
            <text:p>0.123750001192093</text:p>
          </table:table-cell>
          <table:table-cell office:value-type="float" office:value="0.963249981403351" calcext:value-type="float">
            <text:p>0.963249981403351</text:p>
          </table:table-cell>
          <table:table-cell office:value-type="float" office:value="0.65921950340271" calcext:value-type="float">
            <text:p>0.65921950340271</text:p>
          </table:table-cell>
          <table:table-cell office:value-type="float" office:value="300" calcext:value-type="float">
            <text:p>3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91" calcext:value-type="float">
            <text:p>291</text:p>
          </table:table-cell>
          <table:table-cell office:value-type="float" office:value="283" calcext:value-type="float">
            <text:p>283</text:p>
          </table:table-cell>
          <table:table-cell office:value-type="float" office:value="286" calcext:value-type="float">
            <text:p>28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Fri Jun 02 19:54:00 UTC 2017</text:p>
          </table:table-cell>
          <table:table-cell office:value-type="float" office:value="378" calcext:value-type="float">
            <text:p>378</text:p>
          </table:table-cell>
          <table:table-cell office:value-type="float" office:value="1049174016" calcext:value-type="float">
            <text:p>1049174016</text:p>
          </table:table-cell>
          <table:table-cell office:value-type="float" office:value="7486121" calcext:value-type="float">
            <text:p>7486121</text:p>
          </table:table-cell>
          <table:table-cell office:value-type="float" office:value="29" calcext:value-type="float">
            <text:p>29</text:p>
          </table:table-cell>
          <table:table-cell office:value-type="float" office:value="31481856" calcext:value-type="float">
            <text:p>31481856</text:p>
          </table:table-cell>
          <table:table-cell office:value-type="float" office:value="133456.921875" calcext:value-type="float">
            <text:p>133456.921875</text:p>
          </table:table-cell>
          <table:table-cell office:value-type="float" office:value="84" calcext:value-type="float">
            <text:p>84</text:p>
          </table:table-cell>
          <table:table-cell office:value-type="float" office:value="707764224" calcext:value-type="float">
            <text:p>707764224</text:p>
          </table:table-cell>
          <table:table-cell office:value-type="float" office:value="19843.3046875" calcext:value-type="float">
            <text:p>19843.3046875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790392832" calcext:value-type="float">
            <text:p>790392832</text:p>
          </table:table-cell>
          <table:table-cell office:value-type="float" office:value="723873792" calcext:value-type="float">
            <text:p>723873792</text:p>
          </table:table-cell>
          <table:table-cell office:value-type="float" office:value="1532733.125" calcext:value-type="float">
            <text:p>1532733.125</text:p>
          </table:table-cell>
          <table:table-cell office:value-type="float" office:value="1593758" calcext:value-type="float">
            <text:p>1593758</text:p>
          </table:table-cell>
          <table:table-cell office:value-type="float" office:value="0.0767500028014183" calcext:value-type="float">
            <text:p>0.076750002801418</text:p>
          </table:table-cell>
          <table:table-cell office:value-type="float" office:value="0.109250001609325" calcext:value-type="float">
            <text:p>0.109250001609325</text:p>
          </table:table-cell>
          <table:table-cell office:value-type="float" office:value="0.133750006556511" calcext:value-type="float">
            <text:p>0.133750006556511</text:p>
          </table:table-cell>
          <table:table-cell office:value-type="float" office:value="0.959999978542328" calcext:value-type="float">
            <text:p>0.959999978542328</text:p>
          </table:table-cell>
          <table:table-cell office:value-type="float" office:value="0.659558057785034" calcext:value-type="float">
            <text:p>0.659558057785034</text:p>
          </table:table-cell>
          <table:table-cell office:value-type="float" office:value="300" calcext:value-type="float">
            <text:p>3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Fri Jun 02 19:55:00 UTC 2017</text:p>
          </table:table-cell>
          <table:table-cell office:value-type="float" office:value="356" calcext:value-type="float">
            <text:p>356</text:p>
          </table:table-cell>
          <table:table-cell office:value-type="float" office:value="1048281088" calcext:value-type="float">
            <text:p>1048281088</text:p>
          </table:table-cell>
          <table:table-cell office:value-type="float" office:value="7486121" calcext:value-type="float">
            <text:p>7486121</text:p>
          </table:table-cell>
          <table:table-cell office:value-type="float" office:value="31" calcext:value-type="float">
            <text:p>31</text:p>
          </table:table-cell>
          <table:table-cell office:value-type="float" office:value="30969856" calcext:value-type="float">
            <text:p>30969856</text:p>
          </table:table-cell>
          <table:table-cell office:value-type="float" office:value="139215.890625" calcext:value-type="float">
            <text:p>139215.890625</text:p>
          </table:table-cell>
          <table:table-cell office:value-type="float" office:value="83" calcext:value-type="float">
            <text:p>83</text:p>
          </table:table-cell>
          <table:table-cell office:value-type="float" office:value="708026368" calcext:value-type="float">
            <text:p>708026368</text:p>
          </table:table-cell>
          <table:table-cell office:value-type="float" office:value="19851.931640625" calcext:value-type="float">
            <text:p>19851.931640625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791949312" calcext:value-type="float">
            <text:p>791949312</text:p>
          </table:table-cell>
          <table:table-cell office:value-type="float" office:value="726155264" calcext:value-type="float">
            <text:p>726155264</text:p>
          </table:table-cell>
          <table:table-cell office:value-type="float" office:value="1532733.125" calcext:value-type="float">
            <text:p>1532733.125</text:p>
          </table:table-cell>
          <table:table-cell office:value-type="float" office:value="1593758" calcext:value-type="float">
            <text:p>1593758</text:p>
          </table:table-cell>
          <table:table-cell office:value-type="float" office:value="0.0815000012516975" calcext:value-type="float">
            <text:p>0.081500001251698</text:p>
          </table:table-cell>
          <table:table-cell office:value-type="float" office:value="0.10700000077486" calcext:value-type="float">
            <text:p>0.10700000077486</text:p>
          </table:table-cell>
          <table:table-cell office:value-type="float" office:value="0.134749993681908" calcext:value-type="float">
            <text:p>0.134749993681908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0.659823715686798" calcext:value-type="float">
            <text:p>0.659823715686798</text:p>
          </table:table-cell>
          <table:table-cell office:value-type="float" office:value="350" calcext:value-type="float">
            <text:p>3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19:56:00 UTC 2017</text:p>
          </table:table-cell>
          <table:table-cell office:value-type="float" office:value="358" calcext:value-type="float">
            <text:p>358</text:p>
          </table:table-cell>
          <table:table-cell office:value-type="float" office:value="1047052288" calcext:value-type="float">
            <text:p>1047052288</text:p>
          </table:table-cell>
          <table:table-cell office:value-type="float" office:value="7486121" calcext:value-type="float">
            <text:p>7486121</text:p>
          </table:table-cell>
          <table:table-cell office:value-type="float" office:value="28" calcext:value-type="float">
            <text:p>28</text:p>
          </table:table-cell>
          <table:table-cell office:value-type="float" office:value="30257152" calcext:value-type="float">
            <text:p>30257152</text:p>
          </table:table-cell>
          <table:table-cell office:value-type="float" office:value="124673.609375" calcext:value-type="float">
            <text:p>124673.609375</text:p>
          </table:table-cell>
          <table:table-cell office:value-type="float" office:value="80" calcext:value-type="float">
            <text:p>80</text:p>
          </table:table-cell>
          <table:table-cell office:value-type="float" office:value="708362240" calcext:value-type="float">
            <text:p>708362240</text:p>
          </table:table-cell>
          <table:table-cell office:value-type="float" office:value="19167.560546875" calcext:value-type="float">
            <text:p>19167.560546875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796450816" calcext:value-type="float">
            <text:p>796450816</text:p>
          </table:table-cell>
          <table:table-cell office:value-type="float" office:value="731963392" calcext:value-type="float">
            <text:p>731963392</text:p>
          </table:table-cell>
          <table:table-cell office:value-type="float" office:value="1597672.625" calcext:value-type="float">
            <text:p>1597672.625</text:p>
          </table:table-cell>
          <table:table-cell office:value-type="string" calcext:value-type="string">
            <text:p>null</text:p>
          </table:table-cell>
          <table:table-cell office:value-type="float" office:value="0.0745000019669533" calcext:value-type="float">
            <text:p>0.074500001966953</text:p>
          </table:table-cell>
          <table:table-cell office:value-type="float" office:value="0.10275000333786" calcext:value-type="float">
            <text:p>0.10275000333786</text:p>
          </table:table-cell>
          <table:table-cell office:value-type="float" office:value="0.138750001788139" calcext:value-type="float">
            <text:p>0.138750001788139</text:p>
          </table:table-cell>
          <table:table-cell office:value-type="float" office:value="0.958249986171722" calcext:value-type="float">
            <text:p>0.958249986171722</text:p>
          </table:table-cell>
          <table:table-cell office:value-type="float" office:value="0.659696996212006" calcext:value-type="float">
            <text:p>0.659696996212006</text:p>
          </table:table-cell>
          <table:table-cell office:value-type="float" office:value="350" calcext:value-type="float">
            <text:p>3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table:number-columns-repeated="3"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Fri Jun 02 19:57:00 UTC 2017</text:p>
          </table:table-cell>
          <table:table-cell office:value-type="float" office:value="367" calcext:value-type="float">
            <text:p>367</text:p>
          </table:table-cell>
          <table:table-cell office:value-type="float" office:value="1047027712" calcext:value-type="float">
            <text:p>1047027712</text:p>
          </table:table-cell>
          <table:table-cell office:value-type="float" office:value="7984409.5" calcext:value-type="float">
            <text:p>7984409.5</text:p>
          </table:table-cell>
          <table:table-cell office:value-type="float" office:value="29" calcext:value-type="float">
            <text:p>29</text:p>
          </table:table-cell>
          <table:table-cell office:value-type="float" office:value="30953472" calcext:value-type="float">
            <text:p>30953472</text:p>
          </table:table-cell>
          <table:table-cell office:value-type="float" office:value="126962.2890625" calcext:value-type="float">
            <text:p>126962.2890625</text:p>
          </table:table-cell>
          <table:table-cell office:value-type="float" office:value="85" calcext:value-type="float">
            <text:p>85</text:p>
          </table:table-cell>
          <table:table-cell office:value-type="float" office:value="708427776" calcext:value-type="float">
            <text:p>708427776</text:p>
          </table:table-cell>
          <table:table-cell office:value-type="float" office:value="20592.677734375" calcext:value-type="float">
            <text:p>20592.677734375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799154176" calcext:value-type="float">
            <text:p>799154176</text:p>
          </table:table-cell>
          <table:table-cell office:value-type="float" office:value="735100928" calcext:value-type="float">
            <text:p>735100928</text:p>
          </table:table-cell>
          <table:table-cell office:value-type="float" office:value="1597672.625" calcext:value-type="float">
            <text:p>1597672.625</text:p>
          </table:table-cell>
          <table:table-cell office:value-type="string" calcext:value-type="string">
            <text:p>null</text:p>
          </table:table-cell>
          <table:table-cell office:value-type="float" office:value="0.063000001013279" calcext:value-type="float">
            <text:p>0.063000001013279</text:p>
          </table:table-cell>
          <table:table-cell office:value-type="float" office:value="0.117499999701977" calcext:value-type="float">
            <text:p>0.117499999701977</text:p>
          </table:table-cell>
          <table:table-cell office:value-type="float" office:value="0.135499998927116" calcext:value-type="float">
            <text:p>0.135499998927116</text:p>
          </table:table-cell>
          <table:table-cell office:value-type="float" office:value="0.956749975681305" calcext:value-type="float">
            <text:p>0.956749975681305</text:p>
          </table:table-cell>
          <table:table-cell office:value-type="float" office:value="0.659960210323334" calcext:value-type="float">
            <text:p>0.659960210323334</text:p>
          </table:table-cell>
          <table:table-cell office:value-type="float" office:value="350" calcext:value-type="float">
            <text:p>3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283" calcext:value-type="float">
            <text:p>283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  <table:table-cell table:number-columns-repeated="3"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Fri Jun 02 19:58:00 UTC 2017</text:p>
          </table:table-cell>
          <table:table-cell office:value-type="float" office:value="370" calcext:value-type="float">
            <text:p>370</text:p>
          </table:table-cell>
          <table:table-cell office:value-type="float" office:value="1047367680" calcext:value-type="float">
            <text:p>1047367680</text:p>
          </table:table-cell>
          <table:table-cell office:value-type="float" office:value="8254758" calcext:value-type="float">
            <text:p>8254758</text:p>
          </table:table-cell>
          <table:table-cell office:value-type="float" office:value="30" calcext:value-type="float">
            <text:p>30</text:p>
          </table:table-cell>
          <table:table-cell office:value-type="float" office:value="30949376" calcext:value-type="float">
            <text:p>30949376</text:p>
          </table:table-cell>
          <table:table-cell office:value-type="float" office:value="126962.2890625" calcext:value-type="float">
            <text:p>126962.2890625</text:p>
          </table:table-cell>
          <table:table-cell office:value-type="float" office:value="86" calcext:value-type="float">
            <text:p>86</text:p>
          </table:table-cell>
          <table:table-cell office:value-type="float" office:value="708632576" calcext:value-type="float">
            <text:p>708632576</text:p>
          </table:table-cell>
          <table:table-cell office:value-type="float" office:value="19504.109375" calcext:value-type="float">
            <text:p>19504.109375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800989184" calcext:value-type="float">
            <text:p>800989184</text:p>
          </table:table-cell>
          <table:table-cell office:value-type="float" office:value="736038912" calcext:value-type="float">
            <text:p>736038912</text:p>
          </table:table-cell>
          <table:table-cell office:value-type="float" office:value="1597672.625" calcext:value-type="float">
            <text:p>1597672.625</text:p>
          </table:table-cell>
          <table:table-cell office:value-type="string" calcext:value-type="string">
            <text:p>null</text:p>
          </table:table-cell>
          <table:table-cell office:value-type="float" office:value="0.0787499994039536" calcext:value-type="float">
            <text:p>0.078749999403954</text:p>
          </table:table-cell>
          <table:table-cell office:value-type="float" office:value="0.110250003635883" calcext:value-type="float">
            <text:p>0.110250003635883</text:p>
          </table:table-cell>
          <table:table-cell office:value-type="float" office:value="0.142250001430512" calcext:value-type="float">
            <text:p>0.142250001430512</text:p>
          </table:table-cell>
          <table:table-cell office:value-type="float" office:value="0.958999991416931" calcext:value-type="float">
            <text:p>0.958999991416931</text:p>
          </table:table-cell>
          <table:table-cell office:value-type="float" office:value="0.66014176607132" calcext:value-type="float">
            <text:p>0.66014176607132</text:p>
          </table:table-cell>
          <table:table-cell office:value-type="float" office:value="400" calcext:value-type="float">
            <text:p>4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table:number-columns-repeated="3"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19:59:00 UTC 2017</text:p>
          </table:table-cell>
          <table:table-cell office:value-type="float" office:value="366" calcext:value-type="float">
            <text:p>366</text:p>
          </table:table-cell>
          <table:table-cell office:value-type="float" office:value="1047257088" calcext:value-type="float">
            <text:p>1047257088</text:p>
          </table:table-cell>
          <table:table-cell office:value-type="float" office:value="8254758" calcext:value-type="float">
            <text:p>8254758</text:p>
          </table:table-cell>
          <table:table-cell office:value-type="float" office:value="30" calcext:value-type="float">
            <text:p>30</text:p>
          </table:table-cell>
          <table:table-cell office:value-type="float" office:value="30949376" calcext:value-type="float">
            <text:p>30949376</text:p>
          </table:table-cell>
          <table:table-cell office:value-type="float" office:value="126962.2890625" calcext:value-type="float">
            <text:p>126962.2890625</text:p>
          </table:table-cell>
          <table:table-cell office:value-type="float" office:value="85" calcext:value-type="float">
            <text:p>85</text:p>
          </table:table-cell>
          <table:table-cell office:value-type="float" office:value="708812800" calcext:value-type="float">
            <text:p>708812800</text:p>
          </table:table-cell>
          <table:table-cell office:value-type="float" office:value="19504.109375" calcext:value-type="float">
            <text:p>19504.109375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802975744" calcext:value-type="float">
            <text:p>802975744</text:p>
          </table:table-cell>
          <table:table-cell office:value-type="float" office:value="737165312" calcext:value-type="float">
            <text:p>737165312</text:p>
          </table:table-cell>
          <table:table-cell office:value-type="float" office:value="1595800.75" calcext:value-type="float">
            <text:p>1595800.75</text:p>
          </table:table-cell>
          <table:table-cell office:value-type="string" calcext:value-type="string">
            <text:p>null</text:p>
          </table:table-cell>
          <table:table-cell office:value-type="float" office:value="0.0694999992847443" calcext:value-type="float">
            <text:p>0.069499999284744</text:p>
          </table:table-cell>
          <table:table-cell office:value-type="float" office:value="0.122249998152256" calcext:value-type="float">
            <text:p>0.122249998152256</text:p>
          </table:table-cell>
          <table:table-cell office:value-type="float" office:value="0.144749999046326" calcext:value-type="float">
            <text:p>0.144749999046326</text:p>
          </table:table-cell>
          <table:table-cell office:value-type="float" office:value="0.960500001907349" calcext:value-type="float">
            <text:p>0.960500001907349</text:p>
          </table:table-cell>
          <table:table-cell office:value-type="float" office:value="0.662569046020508" calcext:value-type="float">
            <text:p>0.662569046020508</text:p>
          </table:table-cell>
          <table:table-cell office:value-type="float" office:value="400" calcext:value-type="float">
            <text:p>4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20:00:00 UTC 2017</text:p>
          </table:table-cell>
          <table:table-cell office:value-type="float" office:value="360" calcext:value-type="float">
            <text:p>360</text:p>
          </table:table-cell>
          <table:table-cell office:value-type="float" office:value="1046319104" calcext:value-type="float">
            <text:p>1046319104</text:p>
          </table:table-cell>
          <table:table-cell office:value-type="float" office:value="7929995" calcext:value-type="float">
            <text:p>7929995</text:p>
          </table:table-cell>
          <table:table-cell office:value-type="float" office:value="30" calcext:value-type="float">
            <text:p>30</text:p>
          </table:table-cell>
          <table:table-cell office:value-type="float" office:value="30920704" calcext:value-type="float">
            <text:p>30920704</text:p>
          </table:table-cell>
          <table:table-cell office:value-type="float" office:value="131053.125" calcext:value-type="float">
            <text:p>131053.125</text:p>
          </table:table-cell>
          <table:table-cell office:value-type="float" office:value="77" calcext:value-type="float">
            <text:p>77</text:p>
          </table:table-cell>
          <table:table-cell office:value-type="float" office:value="709038080" calcext:value-type="float">
            <text:p>709038080</text:p>
          </table:table-cell>
          <table:table-cell office:value-type="float" office:value="17463.80859375" calcext:value-type="float">
            <text:p>17463.80859375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809971712" calcext:value-type="float">
            <text:p>809971712</text:p>
          </table:table-cell>
          <table:table-cell office:value-type="float" office:value="745148416" calcext:value-type="float">
            <text:p>745148416</text:p>
          </table:table-cell>
          <table:table-cell office:value-type="float" office:value="1595800.75" calcext:value-type="float">
            <text:p>1595800.75</text:p>
          </table:table-cell>
          <table:table-cell office:value-type="string" calcext:value-type="string">
            <text:p>null</text:p>
          </table:table-cell>
          <table:table-cell office:value-type="float" office:value="0.109999999403954" calcext:value-type="float">
            <text:p>0.109999999403954</text:p>
          </table:table-cell>
          <table:table-cell office:value-type="float" office:value="0.123000003397465" calcext:value-type="float">
            <text:p>0.123000003397465</text:p>
          </table:table-cell>
          <table:table-cell office:value-type="float" office:value="0.144250005483627" calcext:value-type="float">
            <text:p>0.144250005483627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0.660422086715698" calcext:value-type="float">
            <text:p>0.660422086715698</text:p>
          </table:table-cell>
          <table:table-cell office:value-type="float" office:value="400" calcext:value-type="float">
            <text:p>4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table:number-columns-repeated="3" office:value-type="float" office:value="286" calcext:value-type="float">
            <text:p>286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Fri Jun 02 20:01:00 UTC 2017</text:p>
          </table:table-cell>
          <table:table-cell office:value-type="float" office:value="371" calcext:value-type="float">
            <text:p>371</text:p>
          </table:table-cell>
          <table:table-cell office:value-type="float" office:value="1048408064" calcext:value-type="float">
            <text:p>1048408064</text:p>
          </table:table-cell>
          <table:table-cell office:value-type="float" office:value="8149311" calcext:value-type="float">
            <text:p>8149311</text:p>
          </table:table-cell>
          <table:table-cell office:value-type="float" office:value="30" calcext:value-type="float">
            <text:p>30</text:p>
          </table:table-cell>
          <table:table-cell office:value-type="float" office:value="30937088" calcext:value-type="float">
            <text:p>30937088</text:p>
          </table:table-cell>
          <table:table-cell office:value-type="float" office:value="129654.4609375" calcext:value-type="float">
            <text:p>129654.4609375</text:p>
          </table:table-cell>
          <table:table-cell office:value-type="float" office:value="80" calcext:value-type="float">
            <text:p>80</text:p>
          </table:table-cell>
          <table:table-cell office:value-type="float" office:value="709402624" calcext:value-type="float">
            <text:p>709402624</text:p>
          </table:table-cell>
          <table:table-cell office:value-type="float" office:value="17463.80859375" calcext:value-type="float">
            <text:p>17463.80859375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811810816" calcext:value-type="float">
            <text:p>811810816</text:p>
          </table:table-cell>
          <table:table-cell office:value-type="float" office:value="747282432" calcext:value-type="float">
            <text:p>747282432</text:p>
          </table:table-cell>
          <table:table-cell office:value-type="float" office:value="1613361.5" calcext:value-type="float">
            <text:p>1613361.5</text:p>
          </table:table-cell>
          <table:table-cell office:value-type="float" office:value="1646782.5" calcext:value-type="float">
            <text:p>1646782.5</text:p>
          </table:table-cell>
          <table:table-cell office:value-type="float" office:value="0.096500001847744" calcext:value-type="float">
            <text:p>0.096500001847744</text:p>
          </table:table-cell>
          <table:table-cell office:value-type="float" office:value="0.120750002563" calcext:value-type="float">
            <text:p>0.120750002563</text:p>
          </table:table-cell>
          <table:table-cell office:value-type="float" office:value="0.139500007033348" calcext:value-type="float">
            <text:p>0.139500007033348</text:p>
          </table:table-cell>
          <table:table-cell office:value-type="float" office:value="0.95974999666214" calcext:value-type="float">
            <text:p>0.95974999666214</text:p>
          </table:table-cell>
          <table:table-cell office:value-type="float" office:value="0.662161469459534" calcext:value-type="float">
            <text:p>0.662161469459534</text:p>
          </table:table-cell>
          <table:table-cell office:value-type="float" office:value="500" calcext:value-type="float">
            <text:p>5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Fri Jun 02 20:02:00 UTC 2017</text:p>
          </table:table-cell>
          <table:table-cell office:value-type="float" office:value="383" calcext:value-type="float">
            <text:p>383</text:p>
          </table:table-cell>
          <table:table-cell office:value-type="float" office:value="1050275840" calcext:value-type="float">
            <text:p>1050275840</text:p>
          </table:table-cell>
          <table:table-cell office:value-type="float" office:value="8149311" calcext:value-type="float">
            <text:p>8149311</text:p>
          </table:table-cell>
          <table:table-cell office:value-type="float" office:value="31" calcext:value-type="float">
            <text:p>31</text:p>
          </table:table-cell>
          <table:table-cell office:value-type="float" office:value="30953472" calcext:value-type="float">
            <text:p>30953472</text:p>
          </table:table-cell>
          <table:table-cell office:value-type="float" office:value="136403.921875" calcext:value-type="float">
            <text:p>136403.921875</text:p>
          </table:table-cell>
          <table:table-cell office:value-type="float" office:value="84" calcext:value-type="float">
            <text:p>84</text:p>
          </table:table-cell>
          <table:table-cell office:value-type="float" office:value="709779456" calcext:value-type="float">
            <text:p>709779456</text:p>
          </table:table-cell>
          <table:table-cell office:value-type="float" office:value="17463.80859375" calcext:value-type="float">
            <text:p>17463.80859375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818814976" calcext:value-type="float">
            <text:p>818814976</text:p>
          </table:table-cell>
          <table:table-cell office:value-type="float" office:value="753811456" calcext:value-type="float">
            <text:p>753811456</text:p>
          </table:table-cell>
          <table:table-cell office:value-type="float" office:value="1613361.5" calcext:value-type="float">
            <text:p>1613361.5</text:p>
          </table:table-cell>
          <table:table-cell office:value-type="float" office:value="1646782.5" calcext:value-type="float">
            <text:p>1646782.5</text:p>
          </table:table-cell>
          <table:table-cell office:value-type="float" office:value="0.0827500000596046" calcext:value-type="float">
            <text:p>0.082750000059605</text:p>
          </table:table-cell>
          <table:table-cell office:value-type="float" office:value="0.130750000476837" calcext:value-type="float">
            <text:p>0.130750000476837</text:p>
          </table:table-cell>
          <table:table-cell office:value-type="float" office:value="0.151999995112419" calcext:value-type="float">
            <text:p>0.151999995112419</text:p>
          </table:table-cell>
          <table:table-cell office:value-type="float" office:value="0.958500027656555" calcext:value-type="float">
            <text:p>0.958500027656555</text:p>
          </table:table-cell>
          <table:table-cell office:value-type="float" office:value="0.661329686641693" calcext:value-type="float">
            <text:p>0.661329686641693</text:p>
          </table:table-cell>
          <table:table-cell office:value-type="float" office:value="500" calcext:value-type="float">
            <text:p>5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5" calcext:value-type="float">
            <text:p>285</text:p>
          </table:table-cell>
          <table:table-cell office:value-type="float" office:value="279" calcext:value-type="float">
            <text:p>279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Fri Jun 02 20:03:00 UTC 2017</text:p>
          </table:table-cell>
          <table:table-cell office:value-type="float" office:value="378" calcext:value-type="float">
            <text:p>378</text:p>
          </table:table-cell>
          <table:table-cell office:value-type="float" office:value="1049190400" calcext:value-type="float">
            <text:p>1049190400</text:p>
          </table:table-cell>
          <table:table-cell office:value-type="float" office:value="8149311" calcext:value-type="float">
            <text:p>8149311</text:p>
          </table:table-cell>
          <table:table-cell office:value-type="float" office:value="31" calcext:value-type="float">
            <text:p>31</text:p>
          </table:table-cell>
          <table:table-cell office:value-type="float" office:value="30969856" calcext:value-type="float">
            <text:p>30969856</text:p>
          </table:table-cell>
          <table:table-cell office:value-type="float" office:value="136403.921875" calcext:value-type="float">
            <text:p>136403.921875</text:p>
          </table:table-cell>
          <table:table-cell office:value-type="float" office:value="89" calcext:value-type="float">
            <text:p>89</text:p>
          </table:table-cell>
          <table:table-cell office:value-type="float" office:value="709976064" calcext:value-type="float">
            <text:p>709976064</text:p>
          </table:table-cell>
          <table:table-cell office:value-type="float" office:value="17463.80859375" calcext:value-type="float">
            <text:p>17463.80859375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824864768" calcext:value-type="float">
            <text:p>824864768</text:p>
          </table:table-cell>
          <table:table-cell office:value-type="float" office:value="757616640" calcext:value-type="float">
            <text:p>757616640</text:p>
          </table:table-cell>
          <table:table-cell office:value-type="float" office:value="1613361.5" calcext:value-type="float">
            <text:p>1613361.5</text:p>
          </table:table-cell>
          <table:table-cell office:value-type="float" office:value="1646782.5" calcext:value-type="float">
            <text:p>1646782.5</text:p>
          </table:table-cell>
          <table:table-cell office:value-type="float" office:value="0.0640000030398369" calcext:value-type="float">
            <text:p>0.064000003039837</text:p>
          </table:table-cell>
          <table:table-cell office:value-type="float" office:value="0.141749992966652" calcext:value-type="float">
            <text:p>0.141749992966652</text:p>
          </table:table-cell>
          <table:table-cell office:value-type="float" office:value="0.157250002026558" calcext:value-type="float">
            <text:p>0.157250002026558</text:p>
          </table:table-cell>
          <table:table-cell office:value-type="float" office:value="0.957750022411346" calcext:value-type="float">
            <text:p>0.957750022411346</text:p>
          </table:table-cell>
          <table:table-cell office:value-type="float" office:value="0.664366602897644" calcext:value-type="float">
            <text:p>0.664366602897644</text:p>
          </table:table-cell>
          <table:table-cell office:value-type="float" office:value="500" calcext:value-type="float">
            <text:p>5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3"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78" calcext:value-type="float">
            <text:p>278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Fri Jun 02 20:04:00 UTC 2017</text:p>
          </table:table-cell>
          <table:table-cell office:value-type="float" office:value="365" calcext:value-type="float">
            <text:p>365</text:p>
          </table:table-cell>
          <table:table-cell office:value-type="float" office:value="1048346624" calcext:value-type="float">
            <text:p>1048346624</text:p>
          </table:table-cell>
          <table:table-cell office:value-type="float" office:value="8589119" calcext:value-type="float">
            <text:p>8589119</text:p>
          </table:table-cell>
          <table:table-cell office:value-type="float" office:value="31" calcext:value-type="float">
            <text:p>31</text:p>
          </table:table-cell>
          <table:table-cell office:value-type="float" office:value="30965760" calcext:value-type="float">
            <text:p>30965760</text:p>
          </table:table-cell>
          <table:table-cell office:value-type="float" office:value="136403.921875" calcext:value-type="float">
            <text:p>136403.921875</text:p>
          </table:table-cell>
          <table:table-cell office:value-type="float" office:value="88" calcext:value-type="float">
            <text:p>88</text:p>
          </table:table-cell>
          <table:table-cell office:value-type="float" office:value="710238208" calcext:value-type="float">
            <text:p>710238208</text:p>
          </table:table-cell>
          <table:table-cell office:value-type="float" office:value="21492.9609375" calcext:value-type="float">
            <text:p>21492.9609375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828035072" calcext:value-type="float">
            <text:p>828035072</text:p>
          </table:table-cell>
          <table:table-cell office:value-type="float" office:value="762269696" calcext:value-type="float">
            <text:p>762269696</text:p>
          </table:table-cell>
          <table:table-cell office:value-type="float" office:value="1613361.5" calcext:value-type="float">
            <text:p>1613361.5</text:p>
          </table:table-cell>
          <table:table-cell office:value-type="float" office:value="1646782.5" calcext:value-type="float">
            <text:p>1646782.5</text:p>
          </table:table-cell>
          <table:table-cell office:value-type="float" office:value="0.0707499980926514" calcext:value-type="float">
            <text:p>0.070749998092651</text:p>
          </table:table-cell>
          <table:table-cell office:value-type="float" office:value="0.129999995231628" calcext:value-type="float">
            <text:p>0.129999995231628</text:p>
          </table:table-cell>
          <table:table-cell office:value-type="float" office:value="0.157749995589256" calcext:value-type="float">
            <text:p>0.157749995589256</text:p>
          </table:table-cell>
          <table:table-cell office:value-type="float" office:value="0.957750022411346" calcext:value-type="float">
            <text:p>0.957750022411346</text:p>
          </table:table-cell>
          <table:table-cell office:value-type="float" office:value="0.664575517177582" calcext:value-type="float">
            <text:p>0.664575517177582</text:p>
          </table:table-cell>
          <table:table-cell office:value-type="float" office:value="600" calcext:value-type="float">
            <text:p>6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20:05:00 UTC 2017</text:p>
          </table:table-cell>
          <table:table-cell office:value-type="float" office:value="382" calcext:value-type="float">
            <text:p>382</text:p>
          </table:table-cell>
          <table:table-cell office:value-type="float" office:value="1049260032" calcext:value-type="float">
            <text:p>1049260032</text:p>
          </table:table-cell>
          <table:table-cell office:value-type="float" office:value="8589119" calcext:value-type="float">
            <text:p>8589119</text:p>
          </table:table-cell>
          <table:table-cell office:value-type="float" office:value="30" calcext:value-type="float">
            <text:p>30</text:p>
          </table:table-cell>
          <table:table-cell office:value-type="float" office:value="30224384" calcext:value-type="float">
            <text:p>30224384</text:p>
          </table:table-cell>
          <table:table-cell office:value-type="float" office:value="132709.640625" calcext:value-type="float">
            <text:p>132709.640625</text:p>
          </table:table-cell>
          <table:table-cell office:value-type="float" office:value="85" calcext:value-type="float">
            <text:p>85</text:p>
          </table:table-cell>
          <table:table-cell office:value-type="float" office:value="710434816" calcext:value-type="float">
            <text:p>710434816</text:p>
          </table:table-cell>
          <table:table-cell office:value-type="float" office:value="20119.6640625" calcext:value-type="float">
            <text:p>20119.6640625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827944960" calcext:value-type="float">
            <text:p>827944960</text:p>
          </table:table-cell>
          <table:table-cell office:value-type="float" office:value="760074240" calcext:value-type="float">
            <text:p>760074240</text:p>
          </table:table-cell>
          <table:table-cell office:value-type="float" office:value="1509547.125" calcext:value-type="float">
            <text:p>1509547.125</text:p>
          </table:table-cell>
          <table:table-cell office:value-type="float" office:value="1604903" calcext:value-type="float">
            <text:p>1604903</text:p>
          </table:table-cell>
          <table:table-cell office:value-type="float" office:value="0.0822499990463257" calcext:value-type="float">
            <text:p>0.082249999046326</text:p>
          </table:table-cell>
          <table:table-cell office:value-type="float" office:value="0.139750003814697" calcext:value-type="float">
            <text:p>0.139750003814697</text:p>
          </table:table-cell>
          <table:table-cell office:value-type="float" office:value="0.149749994277954" calcext:value-type="float">
            <text:p>0.149749994277954</text:p>
          </table:table-cell>
          <table:table-cell office:value-type="float" office:value="0.959500014781952" calcext:value-type="float">
            <text:p>0.959500014781952</text:p>
          </table:table-cell>
          <table:table-cell office:value-type="float" office:value="0.664765357971191" calcext:value-type="float">
            <text:p>0.664765357971191</text:p>
          </table:table-cell>
          <table:table-cell office:value-type="float" office:value="600" calcext:value-type="float">
            <text:p>6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Fri Jun 02 20:06:00 UTC 2017</text:p>
          </table:table-cell>
          <table:table-cell office:value-type="float" office:value="373" calcext:value-type="float">
            <text:p>373</text:p>
          </table:table-cell>
          <table:table-cell office:value-type="float" office:value="1049817088" calcext:value-type="float">
            <text:p>1049817088</text:p>
          </table:table-cell>
          <table:table-cell office:value-type="float" office:value="8527636" calcext:value-type="float">
            <text:p>8527636</text:p>
          </table:table-cell>
          <table:table-cell office:value-type="float" office:value="32" calcext:value-type="float">
            <text:p>32</text:p>
          </table:table-cell>
          <table:table-cell office:value-type="float" office:value="30089216" calcext:value-type="float">
            <text:p>30089216</text:p>
          </table:table-cell>
          <table:table-cell office:value-type="float" office:value="138539.609375" calcext:value-type="float">
            <text:p>138539.609375</text:p>
          </table:table-cell>
          <table:table-cell office:value-type="float" office:value="84" calcext:value-type="float">
            <text:p>84</text:p>
          </table:table-cell>
          <table:table-cell office:value-type="float" office:value="710766592" calcext:value-type="float">
            <text:p>710766592</text:p>
          </table:table-cell>
          <table:table-cell office:value-type="float" office:value="19516.98046875" calcext:value-type="float">
            <text:p>19516.98046875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833904640" calcext:value-type="float">
            <text:p>833904640</text:p>
          </table:table-cell>
          <table:table-cell office:value-type="float" office:value="762032128" calcext:value-type="float">
            <text:p>762032128</text:p>
          </table:table-cell>
          <table:table-cell office:value-type="float" office:value="1509547.125" calcext:value-type="float">
            <text:p>1509547.125</text:p>
          </table:table-cell>
          <table:table-cell office:value-type="float" office:value="1604903" calcext:value-type="float">
            <text:p>1604903</text:p>
          </table:table-cell>
          <table:table-cell office:value-type="float" office:value="0.0724999979138374" calcext:value-type="float">
            <text:p>0.072499997913837</text:p>
          </table:table-cell>
          <table:table-cell office:value-type="float" office:value="0.135000005364418" calcext:value-type="float">
            <text:p>0.135000005364418</text:p>
          </table:table-cell>
          <table:table-cell office:value-type="float" office:value="0.158000007271767" calcext:value-type="float">
            <text:p>0.158000007271767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0.663065135478973" calcext:value-type="float">
            <text:p>0.663065135478973</text:p>
          </table:table-cell>
          <table:table-cell office:value-type="float" office:value="600" calcext:value-type="float">
            <text:p>6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79" calcext:value-type="float">
            <text:p>279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20:07:00 UTC 2017</text:p>
          </table:table-cell>
          <table:table-cell office:value-type="float" office:value="158" calcext:value-type="float">
            <text:p>158</text:p>
          </table:table-cell>
          <table:table-cell office:value-type="float" office:value="1050124288" calcext:value-type="float">
            <text:p>1050124288</text:p>
          </table:table-cell>
          <table:table-cell office:value-type="float" office:value="8160069.5" calcext:value-type="float">
            <text:p>8160069.5</text:p>
          </table:table-cell>
          <table:table-cell office:value-type="float" office:value="30" calcext:value-type="float">
            <text:p>30</text:p>
          </table:table-cell>
          <table:table-cell office:value-type="float" office:value="31461376" calcext:value-type="float">
            <text:p>31461376</text:p>
          </table:table-cell>
          <table:table-cell office:value-type="float" office:value="138539.609375" calcext:value-type="float">
            <text:p>138539.609375</text:p>
          </table:table-cell>
          <table:table-cell office:value-type="float" office:value="82" calcext:value-type="float">
            <text:p>82</text:p>
          </table:table-cell>
          <table:table-cell office:value-type="float" office:value="710848512" calcext:value-type="float">
            <text:p>710848512</text:p>
          </table:table-cell>
          <table:table-cell office:value-type="float" office:value="18487.322265625" calcext:value-type="float">
            <text:p>18487.322265625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837115904" calcext:value-type="float">
            <text:p>837115904</text:p>
          </table:table-cell>
          <table:table-cell office:value-type="float" office:value="766484480" calcext:value-type="float">
            <text:p>766484480</text:p>
          </table:table-cell>
          <table:table-cell office:value-type="float" office:value="1509547.125" calcext:value-type="float">
            <text:p>1509547.125</text:p>
          </table:table-cell>
          <table:table-cell office:value-type="float" office:value="1604903" calcext:value-type="float">
            <text:p>1604903</text:p>
          </table:table-cell>
          <table:table-cell office:value-type="float" office:value="0.0745000019669533" calcext:value-type="float">
            <text:p>0.074500001966953</text:p>
          </table:table-cell>
          <table:table-cell office:value-type="float" office:value="0.142499998211861" calcext:value-type="float">
            <text:p>0.142499998211861</text:p>
          </table:table-cell>
          <table:table-cell office:value-type="float" office:value="0.146750003099442" calcext:value-type="float">
            <text:p>0.146750003099442</text:p>
          </table:table-cell>
          <table:table-cell office:value-type="float" office:value="0.957750022411346" calcext:value-type="float">
            <text:p>0.957750022411346</text:p>
          </table:table-cell>
          <table:table-cell office:value-type="float" office:value="0.663434028625488" calcext:value-type="float">
            <text:p>0.663434028625488</text:p>
          </table:table-cell>
          <table:table-cell office:value-type="float" office:value="0" calcext:value-type="float">
            <text:p>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76" calcext:value-type="float">
            <text:p>276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Fri Jun 02 20:08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48182784" calcext:value-type="float">
            <text:p>1048182784</text:p>
          </table:table-cell>
          <table:table-cell office:value-type="float" office:value="8160069.5" calcext:value-type="float">
            <text:p>8160069.5</text:p>
          </table:table-cell>
          <table:table-cell office:value-type="float" office:value="15" calcext:value-type="float">
            <text:p>15</text:p>
          </table:table-cell>
          <table:table-cell office:value-type="float" office:value="25554944" calcext:value-type="float">
            <text:p>25554944</text:p>
          </table:table-cell>
          <table:table-cell office:value-type="float" office:value="138539.609375" calcext:value-type="float">
            <text:p>138539.609375</text:p>
          </table:table-cell>
          <table:table-cell office:value-type="float" office:value="38" calcext:value-type="float">
            <text:p>38</text:p>
          </table:table-cell>
          <table:table-cell office:value-type="float" office:value="710868992" calcext:value-type="float">
            <text:p>710868992</text:p>
          </table:table-cell>
          <table:table-cell office:value-type="float" office:value="8244.810546875" calcext:value-type="float">
            <text:p>8244.81054687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839299072" calcext:value-type="float">
            <text:p>839299072</text:p>
          </table:table-cell>
          <table:table-cell office:value-type="float" office:value="768741376" calcext:value-type="float">
            <text:p>768741376</text:p>
          </table:table-cell>
          <table:table-cell office:value-type="float" office:value="751511.6875" calcext:value-type="float">
            <text:p>751511.6875</text:p>
          </table:table-cell>
          <table:table-cell office:value-type="float" office:value="1889816.375" calcext:value-type="float">
            <text:p>1889816.375</text:p>
          </table:table-cell>
          <table:table-cell office:value-type="float" office:value="0.0807500034570694" calcext:value-type="float">
            <text:p>0.080750003457069</text:p>
          </table:table-cell>
          <table:table-cell office:value-type="float" office:value="0.0820000022649765" calcext:value-type="float">
            <text:p>0.082000002264977</text:p>
          </table:table-cell>
          <table:table-cell office:value-type="float" office:value="0.105750001966953" calcext:value-type="float">
            <text:p>0.105750001966953</text:p>
          </table:table-cell>
          <table:table-cell office:value-type="float" office:value="0.976999998092651" calcext:value-type="float">
            <text:p>0.976999998092651</text:p>
          </table:table-cell>
          <table:table-cell office:value-type="float" office:value="0.663346469402313" calcext:value-type="float">
            <text:p>0.663346469402313</text:p>
          </table:table-cell>
          <table:table-cell office:value-type="float" office:value="3" calcext:value-type="float">
            <text:p>3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12" calcext:value-type="float">
            <text:p>312</text:p>
          </table:table-cell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  <table:table-cell office:value-type="float" office:value="306" calcext:value-type="float">
            <text:p>306</text:p>
          </table:table-cell>
          <table:table-cell office:value-type="float" office:value="313" calcext:value-type="float">
            <text:p>313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Fri Jun 02 20:09:00 UTC 2017</text:p>
          </table:table-cell>
          <table:table-cell office:value-type="float" office:value="4" calcext:value-type="float">
            <text:p>4</text:p>
          </table:table-cell>
          <table:table-cell office:value-type="float" office:value="1048182784" calcext:value-type="float">
            <text:p>1048182784</text:p>
          </table:table-cell>
          <table:table-cell office:value-type="float" office:value="7765.90478515625" calcext:value-type="float">
            <text:p>7765.90478515625</text:p>
          </table:table-cell>
          <table:table-cell office:value-type="float" office:value="0" calcext:value-type="float">
            <text:p>0</text:p>
          </table:table-cell>
          <table:table-cell office:value-type="float" office:value="25554944" calcext:value-type="float">
            <text:p>25554944</text:p>
          </table:table-cell>
          <table:table-cell office:value-type="float" office:value="140.072799682617" calcext:value-type="float">
            <text:p>140.072799682617</text:p>
          </table:table-cell>
          <table:table-cell office:value-type="float" office:value="3" calcext:value-type="float">
            <text:p>3</text:p>
          </table:table-cell>
          <table:table-cell office:value-type="float" office:value="710873088" calcext:value-type="float">
            <text:p>710873088</text:p>
          </table:table-cell>
          <table:table-cell office:value-type="float" office:value="8244.810546875" calcext:value-type="float">
            <text:p>8244.810546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213056" calcext:value-type="float">
            <text:p>839213056</text:p>
          </table:table-cell>
          <table:table-cell office:value-type="float" office:value="768655360" calcext:value-type="float">
            <text:p>768655360</text:p>
          </table:table-cell>
          <table:table-cell office:value-type="float" office:value="1702.14685058594" calcext:value-type="float">
            <text:p>1702.14685058594</text:p>
          </table:table-cell>
          <table:table-cell office:value-type="float" office:value="1994.46997070313" calcext:value-type="float">
            <text:p>1994.46997070313</text:p>
          </table:table-cell>
          <table:table-cell office:value-type="float" office:value="0.0715000033378601" calcext:value-type="float">
            <text:p>0.07150000333786</text:p>
          </table:table-cell>
          <table:table-cell office:value-type="float" office:value="0.0557500012218952" calcext:value-type="float">
            <text:p>0.055750001221895</text:p>
          </table:table-cell>
          <table:table-cell office:value-type="float" office:value="0.0575000010430813" calcext:value-type="float">
            <text:p>0.057500001043081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63374841213226" calcext:value-type="float">
            <text:p>0.663374841213226</text:p>
          </table:table-cell>
          <table:table-cell office:value-type="float" office:value="3" calcext:value-type="float">
            <text:p>3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9" calcext:value-type="float">
            <text:p>329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20:10:00 UTC 2017</text:p>
          </table:table-cell>
          <table:table-cell office:value-type="float" office:value="7" calcext:value-type="float">
            <text:p>7</text:p>
          </table:table-cell>
          <table:table-cell office:value-type="float" office:value="1048309760" calcext:value-type="float">
            <text:p>1048309760</text:p>
          </table:table-cell>
          <table:table-cell office:value-type="float" office:value="52203.22265625" calcext:value-type="float">
            <text:p>52203.22265625</text:p>
          </table:table-cell>
          <table:table-cell office:value-type="float" office:value="0" calcext:value-type="float">
            <text:p>0</text:p>
          </table:table-cell>
          <table:table-cell office:value-type="float" office:value="25567232" calcext:value-type="float">
            <text:p>25567232</text:p>
          </table:table-cell>
          <table:table-cell office:value-type="float" office:value="953.150268554688" calcext:value-type="float">
            <text:p>953.150268554688</text:p>
          </table:table-cell>
          <table:table-cell office:value-type="float" office:value="7" calcext:value-type="float">
            <text:p>7</text:p>
          </table:table-cell>
          <table:table-cell office:value-type="float" office:value="711204864" calcext:value-type="float">
            <text:p>711204864</text:p>
          </table:table-cell>
          <table:table-cell office:value-type="float" office:value="8244.810546875" calcext:value-type="float">
            <text:p>8244.810546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0134656" calcext:value-type="float">
            <text:p>840134656</text:p>
          </table:table-cell>
          <table:table-cell office:value-type="float" office:value="768561152" calcext:value-type="float">
            <text:p>768561152</text:p>
          </table:table-cell>
          <table:table-cell office:value-type="float" office:value="1702.14685058594" calcext:value-type="float">
            <text:p>1702.14685058594</text:p>
          </table:table-cell>
          <table:table-cell office:value-type="float" office:value="1994.46997070313" calcext:value-type="float">
            <text:p>1994.46997070313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0527499988675118" calcext:value-type="float">
            <text:p>0.052749998867512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663391947746277" calcext:value-type="float">
            <text:p>0.663391947746277</text:p>
          </table:table-cell>
          <table:table-cell office:value-type="float" office:value="3" calcext:value-type="float">
            <text:p>3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20:11:00 UTC 2017</text:p>
          </table:table-cell>
          <table:table-cell office:value-type="float" office:value="8" calcext:value-type="float">
            <text:p>8</text:p>
          </table:table-cell>
          <table:table-cell office:value-type="float" office:value="1048309760" calcext:value-type="float">
            <text:p>1048309760</text:p>
          </table:table-cell>
          <table:table-cell office:value-type="float" office:value="132818.734375" calcext:value-type="float">
            <text:p>132818.734375</text:p>
          </table:table-cell>
          <table:table-cell office:value-type="float" office:value="0" calcext:value-type="float">
            <text:p>0</text:p>
          </table:table-cell>
          <table:table-cell office:value-type="float" office:value="25567232" calcext:value-type="float">
            <text:p>25567232</text:p>
          </table:table-cell>
          <table:table-cell office:value-type="float" office:value="1490.53381347656" calcext:value-type="float">
            <text:p>1490.53381347656</text:p>
          </table:table-cell>
          <table:table-cell office:value-type="float" office:value="6" calcext:value-type="float">
            <text:p>6</text:p>
          </table:table-cell>
          <table:table-cell office:value-type="float" office:value="711114752" calcext:value-type="float">
            <text:p>711114752</text:p>
          </table:table-cell>
          <table:table-cell office:value-type="float" office:value="402.711181640625" calcext:value-type="float">
            <text:p>402.7111816406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0019968" calcext:value-type="float">
            <text:p>840019968</text:p>
          </table:table-cell>
          <table:table-cell office:value-type="float" office:value="768475136" calcext:value-type="float">
            <text:p>768475136</text:p>
          </table:table-cell>
          <table:table-cell office:value-type="float" office:value="19275.94921875" calcext:value-type="float">
            <text:p>19275.94921875</text:p>
          </table:table-cell>
          <table:table-cell office:value-type="float" office:value="7858.04296875" calcext:value-type="float">
            <text:p>7858.04296875</text:p>
          </table:table-cell>
          <table:table-cell office:value-type="float" office:value="0.10700000077486" calcext:value-type="float">
            <text:p>0.10700000077486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0480000004172325" calcext:value-type="float">
            <text:p>0.048000000417233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665691077709198" calcext:value-type="float">
            <text:p>0.665691077709198</text:p>
          </table:table-cell>
          <table:table-cell office:value-type="float" office:value="5" calcext:value-type="float">
            <text:p>5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20:12:00 UTC 2017</text:p>
          </table:table-cell>
          <table:table-cell office:value-type="float" office:value="10" calcext:value-type="float">
            <text:p>10</text:p>
          </table:table-cell>
          <table:table-cell office:value-type="float" office:value="1048182784" calcext:value-type="float">
            <text:p>1048182784</text:p>
          </table:table-cell>
          <table:table-cell office:value-type="float" office:value="119786.84375" calcext:value-type="float">
            <text:p>119786.84375</text:p>
          </table:table-cell>
          <table:table-cell office:value-type="float" office:value="0" calcext:value-type="float">
            <text:p>0</text:p>
          </table:table-cell>
          <table:table-cell office:value-type="float" office:value="25567232" calcext:value-type="float">
            <text:p>25567232</text:p>
          </table:table-cell>
          <table:table-cell office:value-type="float" office:value="1490.53381347656" calcext:value-type="float">
            <text:p>1490.53381347656</text:p>
          </table:table-cell>
          <table:table-cell office:value-type="float" office:value="4" calcext:value-type="float">
            <text:p>4</text:p>
          </table:table-cell>
          <table:table-cell office:value-type="float" office:value="711118848" calcext:value-type="float">
            <text:p>711118848</text:p>
          </table:table-cell>
          <table:table-cell office:value-type="float" office:value="464.153503417969" calcext:value-type="float">
            <text:p>464.1535034179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39933952" calcext:value-type="float">
            <text:p>839933952</text:p>
          </table:table-cell>
          <table:table-cell office:value-type="float" office:value="768389120" calcext:value-type="float">
            <text:p>768389120</text:p>
          </table:table-cell>
          <table:table-cell office:value-type="float" office:value="18992.69140625" calcext:value-type="float">
            <text:p>18992.69140625</text:p>
          </table:table-cell>
          <table:table-cell office:value-type="string" calcext:value-type="string">
            <text:p>null</text:p>
          </table:table-cell>
          <table:table-cell office:value-type="float" office:value="0.0732500031590462" calcext:value-type="float">
            <text:p>0.073250003159046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665121078491211" calcext:value-type="float">
            <text:p>0.665121078491211</text:p>
          </table:table-cell>
          <table:table-cell office:value-type="float" office:value="5" calcext:value-type="float">
            <text:p>5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20:13:00 UTC 2017</text:p>
          </table:table-cell>
          <table:table-cell office:value-type="float" office:value="11" calcext:value-type="float">
            <text:p>11</text:p>
          </table:table-cell>
          <table:table-cell office:value-type="float" office:value="1048182784" calcext:value-type="float">
            <text:p>1048182784</text:p>
          </table:table-cell>
          <table:table-cell office:value-type="float" office:value="184214.140625" calcext:value-type="float">
            <text:p>184214.140625</text:p>
          </table:table-cell>
          <table:table-cell office:value-type="float" office:value="0" calcext:value-type="float">
            <text:p>0</text:p>
          </table:table-cell>
          <table:table-cell office:value-type="float" office:value="25567232" calcext:value-type="float">
            <text:p>25567232</text:p>
          </table:table-cell>
          <table:table-cell office:value-type="float" office:value="2852.29223632812" calcext:value-type="float">
            <text:p>2852.29223632812</text:p>
          </table:table-cell>
          <table:table-cell office:value-type="float" office:value="5" calcext:value-type="float">
            <text:p>5</text:p>
          </table:table-cell>
          <table:table-cell office:value-type="float" office:value="711122944" calcext:value-type="float">
            <text:p>711122944</text:p>
          </table:table-cell>
          <table:table-cell office:value-type="float" office:value="464.153503417969" calcext:value-type="float">
            <text:p>464.15350341796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39782400" calcext:value-type="float">
            <text:p>839782400</text:p>
          </table:table-cell>
          <table:table-cell office:value-type="float" office:value="768299008" calcext:value-type="float">
            <text:p>768299008</text:p>
          </table:table-cell>
          <table:table-cell office:value-type="float" office:value="25332.634765625" calcext:value-type="float">
            <text:p>25332.634765625</text:p>
          </table:table-cell>
          <table:table-cell office:value-type="string" calcext:value-type="string">
            <text:p>null</text:p>
          </table:table-cell>
          <table:table-cell office:value-type="float" office:value="0.0684999972581863" calcext:value-type="float">
            <text:p>0.068499997258186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0.0497500002384186" calcext:value-type="float">
            <text:p>0.049750000238419</text:p>
          </table:table-cell>
          <table:table-cell office:value-type="float" office:value="0.984749972820282" calcext:value-type="float">
            <text:p>0.984749972820282</text:p>
          </table:table-cell>
          <table:table-cell office:value-type="float" office:value="0.66352117061615" calcext:value-type="float">
            <text:p>0.66352117061615</text:p>
          </table:table-cell>
          <table:table-cell office:value-type="float" office:value="5" calcext:value-type="float">
            <text:p>5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26" calcext:value-type="float">
            <text:p>326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20:14:00 UTC 2017</text:p>
          </table:table-cell>
          <table:table-cell office:value-type="float" office:value="16" calcext:value-type="float">
            <text:p>16</text:p>
          </table:table-cell>
          <table:table-cell office:value-type="float" office:value="1048182784" calcext:value-type="float">
            <text:p>1048182784</text:p>
          </table:table-cell>
          <table:table-cell office:value-type="float" office:value="216468.390625" calcext:value-type="float">
            <text:p>216468.390625</text:p>
          </table:table-cell>
          <table:table-cell office:value-type="float" office:value="0" calcext:value-type="float">
            <text:p>0</text:p>
          </table:table-cell>
          <table:table-cell office:value-type="float" office:value="25567232" calcext:value-type="float">
            <text:p>25567232</text:p>
          </table:table-cell>
          <table:table-cell office:value-type="float" office:value="2852.29223632812" calcext:value-type="float">
            <text:p>2852.29223632812</text:p>
          </table:table-cell>
          <table:table-cell office:value-type="float" office:value="5" calcext:value-type="float">
            <text:p>5</text:p>
          </table:table-cell>
          <table:table-cell office:value-type="float" office:value="711127040" calcext:value-type="float">
            <text:p>711127040</text:p>
          </table:table-cell>
          <table:table-cell office:value-type="float" office:value="570.108642578125" calcext:value-type="float">
            <text:p>570.1086425781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8684672" calcext:value-type="float">
            <text:p>838684672</text:p>
          </table:table-cell>
          <table:table-cell office:value-type="float" office:value="769122304" calcext:value-type="float">
            <text:p>769122304</text:p>
          </table:table-cell>
          <table:table-cell office:value-type="float" office:value="25332.634765625" calcext:value-type="float">
            <text:p>25332.634765625</text:p>
          </table:table-cell>
          <table:table-cell office:value-type="string" calcext:value-type="string">
            <text:p>null</text:p>
          </table:table-cell>
          <table:table-cell office:value-type="float" office:value="0.0762500017881393" calcext:value-type="float">
            <text:p>0.076250001788139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0.0520000010728836" calcext:value-type="float">
            <text:p>0.052000001072884</text:p>
          </table:table-cell>
          <table:table-cell office:value-type="float" office:value="0.990249991416931" calcext:value-type="float">
            <text:p>0.990249991416931</text:p>
          </table:table-cell>
          <table:table-cell office:value-type="float" office:value="0.665469884872437" calcext:value-type="float">
            <text:p>0.665469884872437</text:p>
          </table:table-cell>
          <table:table-cell office:value-type="float" office:value="10" calcext:value-type="float">
            <text:p>1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20:15:00 UTC 2017</text:p>
          </table:table-cell>
          <table:table-cell office:value-type="float" office:value="19" calcext:value-type="float">
            <text:p>19</text:p>
          </table:table-cell>
          <table:table-cell office:value-type="float" office:value="1048182784" calcext:value-type="float">
            <text:p>1048182784</text:p>
          </table:table-cell>
          <table:table-cell office:value-type="float" office:value="322843" calcext:value-type="float">
            <text:p>322843</text:p>
          </table:table-cell>
          <table:table-cell office:value-type="float" office:value="1" calcext:value-type="float">
            <text:p>1</text:p>
          </table:table-cell>
          <table:table-cell office:value-type="float" office:value="25575424" calcext:value-type="float">
            <text:p>25575424</text:p>
          </table:table-cell>
          <table:table-cell office:value-type="float" office:value="2852.29223632812" calcext:value-type="float">
            <text:p>2852.29223632812</text:p>
          </table:table-cell>
          <table:table-cell office:value-type="float" office:value="9" calcext:value-type="float">
            <text:p>9</text:p>
          </table:table-cell>
          <table:table-cell office:value-type="float" office:value="711282688" calcext:value-type="float">
            <text:p>711282688</text:p>
          </table:table-cell>
          <table:table-cell office:value-type="float" office:value="743.100158691406" calcext:value-type="float">
            <text:p>743.10015869140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39606272" calcext:value-type="float">
            <text:p>839606272</text:p>
          </table:table-cell>
          <table:table-cell office:value-type="float" office:value="769032192" calcext:value-type="float">
            <text:p>769032192</text:p>
          </table:table-cell>
          <table:table-cell office:value-type="float" office:value="25332.634765625" calcext:value-type="float">
            <text:p>25332.634765625</text:p>
          </table:table-cell>
          <table:table-cell office:value-type="string" calcext:value-type="string">
            <text:p>null</text:p>
          </table:table-cell>
          <table:table-cell office:value-type="float" office:value="0.0722500011324883" calcext:value-type="float">
            <text:p>0.072250001132488</text:p>
          </table:table-cell>
          <table:table-cell office:value-type="float" office:value="0.0527499988675118" calcext:value-type="float">
            <text:p>0.052749998867512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663617551326752" calcext:value-type="float">
            <text:p>0.663617551326752</text:p>
          </table:table-cell>
          <table:table-cell office:value-type="float" office:value="10" calcext:value-type="float">
            <text:p>1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3" calcext:value-type="float">
            <text:p>333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20:16:00 UTC 2017</text:p>
          </table:table-cell>
          <table:table-cell office:value-type="float" office:value="17" calcext:value-type="float">
            <text:p>17</text:p>
          </table:table-cell>
          <table:table-cell office:value-type="float" office:value="1049292800" calcext:value-type="float">
            <text:p>1049292800</text:p>
          </table:table-cell>
          <table:table-cell office:value-type="float" office:value="322843" calcext:value-type="float">
            <text:p>322843</text:p>
          </table:table-cell>
          <table:table-cell office:value-type="float" office:value="1" calcext:value-type="float">
            <text:p>1</text:p>
          </table:table-cell>
          <table:table-cell office:value-type="float" office:value="25575424" calcext:value-type="float">
            <text:p>25575424</text:p>
          </table:table-cell>
          <table:table-cell office:value-type="float" office:value="5678.81201171875" calcext:value-type="float">
            <text:p>5678.81201171875</text:p>
          </table:table-cell>
          <table:table-cell office:value-type="float" office:value="9" calcext:value-type="float">
            <text:p>9</text:p>
          </table:table-cell>
          <table:table-cell office:value-type="float" office:value="711417856" calcext:value-type="float">
            <text:p>711417856</text:p>
          </table:table-cell>
          <table:table-cell office:value-type="float" office:value="1257.38684082031" calcext:value-type="float">
            <text:p>1257.3868408203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38504448" calcext:value-type="float">
            <text:p>838504448</text:p>
          </table:table-cell>
          <table:table-cell office:value-type="float" office:value="768946176" calcext:value-type="float">
            <text:p>768946176</text:p>
          </table:table-cell>
          <table:table-cell office:value-type="float" office:value="25332.634765625" calcext:value-type="float">
            <text:p>25332.634765625</text:p>
          </table:table-cell>
          <table:table-cell office:value-type="string" calcext:value-type="string">
            <text:p>null</text:p>
          </table:table-cell>
          <table:table-cell office:value-type="float" office:value="0.0727500021457672" calcext:value-type="float">
            <text:p>0.072750002145767</text:p>
          </table:table-cell>
          <table:table-cell office:value-type="float" office:value="0.0570000000298023" calcext:value-type="float">
            <text:p>0.057000000029802</text:p>
          </table:table-cell>
          <table:table-cell office:value-type="float" office:value="0.0540000014007092" calcext:value-type="float">
            <text:p>0.054000001400709</text:p>
          </table:table-cell>
          <table:table-cell office:value-type="float" office:value="0.989750027656555" calcext:value-type="float">
            <text:p>0.989750027656555</text:p>
          </table:table-cell>
          <table:table-cell office:value-type="float" office:value="0.66465675830841" calcext:value-type="float">
            <text:p>0.66465675830841</text:p>
          </table:table-cell>
          <table:table-cell office:value-type="float" office:value="10" calcext:value-type="float">
            <text:p>1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20:17:00 UTC 2017</text:p>
          </table:table-cell>
          <table:table-cell office:value-type="float" office:value="22" calcext:value-type="float">
            <text:p>22</text:p>
          </table:table-cell>
          <table:table-cell office:value-type="float" office:value="1049202688" calcext:value-type="float">
            <text:p>1049202688</text:p>
          </table:table-cell>
          <table:table-cell office:value-type="float" office:value="336346.09375" calcext:value-type="float">
            <text:p>336346.09375</text:p>
          </table:table-cell>
          <table:table-cell office:value-type="float" office:value="1" calcext:value-type="float">
            <text:p>1</text:p>
          </table:table-cell>
          <table:table-cell office:value-type="float" office:value="25575424" calcext:value-type="float">
            <text:p>25575424</text:p>
          </table:table-cell>
          <table:table-cell office:value-type="float" office:value="4433.591796875" calcext:value-type="float">
            <text:p>4433.591796875</text:p>
          </table:table-cell>
          <table:table-cell office:value-type="float" office:value="7" calcext:value-type="float">
            <text:p>7</text:p>
          </table:table-cell>
          <table:table-cell office:value-type="float" office:value="711426048" calcext:value-type="float">
            <text:p>711426048</text:p>
          </table:table-cell>
          <table:table-cell office:value-type="float" office:value="1225.61950683594" calcext:value-type="float">
            <text:p>1225.6195068359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39430144" calcext:value-type="float">
            <text:p>839430144</text:p>
          </table:table-cell>
          <table:table-cell office:value-type="float" office:value="768856064" calcext:value-type="float">
            <text:p>768856064</text:p>
          </table:table-cell>
          <table:table-cell office:value-type="float" office:value="25332.634765625" calcext:value-type="float">
            <text:p>25332.634765625</text:p>
          </table:table-cell>
          <table:table-cell office:value-type="string" calcext:value-type="string">
            <text:p>null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0544999986886978" calcext:value-type="float">
            <text:p>0.054499998688698</text:p>
          </table:table-cell>
          <table:table-cell office:value-type="float" office:value="0.989250004291534" calcext:value-type="float">
            <text:p>0.989250004291534</text:p>
          </table:table-cell>
          <table:table-cell office:value-type="float" office:value="0.666076600551605" calcext:value-type="float">
            <text:p>0.666076600551605</text:p>
          </table:table-cell>
          <table:table-cell office:value-type="float" office:value="20" calcext:value-type="float">
            <text:p>2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27" calcext:value-type="float">
            <text:p>327</text:p>
          </table:table-cell>
          <table:table-cell table:number-columns-repeated="3"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20:18:00 UTC 2017</text:p>
          </table:table-cell>
          <table:table-cell office:value-type="float" office:value="34" calcext:value-type="float">
            <text:p>34</text:p>
          </table:table-cell>
          <table:table-cell office:value-type="float" office:value="1049202688" calcext:value-type="float">
            <text:p>1049202688</text:p>
          </table:table-cell>
          <table:table-cell office:value-type="float" office:value="376275.21875" calcext:value-type="float">
            <text:p>376275.21875</text:p>
          </table:table-cell>
          <table:table-cell office:value-type="float" office:value="1" calcext:value-type="float">
            <text:p>1</text:p>
          </table:table-cell>
          <table:table-cell office:value-type="float" office:value="25575424" calcext:value-type="float">
            <text:p>25575424</text:p>
          </table:table-cell>
          <table:table-cell office:value-type="float" office:value="5751.44140625" calcext:value-type="float">
            <text:p>5751.44140625</text:p>
          </table:table-cell>
          <table:table-cell office:value-type="float" office:value="7" calcext:value-type="float">
            <text:p>7</text:p>
          </table:table-cell>
          <table:table-cell office:value-type="float" office:value="711499776" calcext:value-type="float">
            <text:p>711499776</text:p>
          </table:table-cell>
          <table:table-cell office:value-type="float" office:value="1242.72143554688" calcext:value-type="float">
            <text:p>1242.7214355468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38328320" calcext:value-type="float">
            <text:p>838328320</text:p>
          </table:table-cell>
          <table:table-cell office:value-type="float" office:value="768770048" calcext:value-type="float">
            <text:p>768770048</text:p>
          </table:table-cell>
          <table:table-cell office:value-type="float" office:value="25332.634765625" calcext:value-type="float">
            <text:p>25332.634765625</text:p>
          </table:table-cell>
          <table:table-cell office:value-type="string" calcext:value-type="string">
            <text:p>null</text:p>
          </table:table-cell>
          <table:table-cell office:value-type="float" office:value="0.0737499967217445" calcext:value-type="float">
            <text:p>0.073749996721745</text:p>
          </table:table-cell>
          <table:table-cell office:value-type="float" office:value="0.0547499991953373" calcext:value-type="float">
            <text:p>0.054749999195337</text:p>
          </table:table-cell>
          <table:table-cell office:value-type="float" office:value="0.0515000000596047" calcext:value-type="float">
            <text:p>0.051500000059605</text:p>
          </table:table-cell>
          <table:table-cell office:value-type="float" office:value="0.989499986171722" calcext:value-type="float">
            <text:p>0.989499986171722</text:p>
          </table:table-cell>
          <table:table-cell office:value-type="float" office:value="0.663881719112396" calcext:value-type="float">
            <text:p>0.663881719112396</text:p>
          </table:table-cell>
          <table:table-cell office:value-type="float" office:value="20" calcext:value-type="float">
            <text:p>2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327" calcext:value-type="float">
            <text:p>327</text:p>
          </table:table-cell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20:19:00 UTC 2017</text:p>
          </table:table-cell>
          <table:table-cell office:value-type="float" office:value="40" calcext:value-type="float">
            <text:p>40</text:p>
          </table:table-cell>
          <table:table-cell office:value-type="float" office:value="1049395200" calcext:value-type="float">
            <text:p>1049395200</text:p>
          </table:table-cell>
          <table:table-cell office:value-type="float" office:value="699534.25" calcext:value-type="float">
            <text:p>699534.25</text:p>
          </table:table-cell>
          <table:table-cell office:value-type="float" office:value="2" calcext:value-type="float">
            <text:p>2</text:p>
          </table:table-cell>
          <table:table-cell office:value-type="float" office:value="25575424" calcext:value-type="float">
            <text:p>25575424</text:p>
          </table:table-cell>
          <table:table-cell office:value-type="float" office:value="9578.1015625" calcext:value-type="float">
            <text:p>9578.1015625</text:p>
          </table:table-cell>
          <table:table-cell office:value-type="float" office:value="12" calcext:value-type="float">
            <text:p>12</text:p>
          </table:table-cell>
          <table:table-cell office:value-type="float" office:value="711516160" calcext:value-type="float">
            <text:p>711516160</text:p>
          </table:table-cell>
          <table:table-cell office:value-type="float" office:value="2486.98315429688" calcext:value-type="float">
            <text:p>2486.9831542968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39258112" calcext:value-type="float">
            <text:p>839258112</text:p>
          </table:table-cell>
          <table:table-cell office:value-type="float" office:value="768622592" calcext:value-type="float">
            <text:p>768622592</text:p>
          </table:table-cell>
          <table:table-cell office:value-type="float" office:value="25332.634765625" calcext:value-type="float">
            <text:p>25332.634765625</text:p>
          </table:table-cell>
          <table:table-cell office:value-type="string" calcext:value-type="string">
            <text:p>null</text:p>
          </table:table-cell>
          <table:table-cell office:value-type="float" office:value="0.0737499967217445" calcext:value-type="float">
            <text:p>0.073749996721745</text:p>
          </table:table-cell>
          <table:table-cell office:value-type="float" office:value="0.0522500015795231" calcext:value-type="float">
            <text:p>0.052250001579523</text:p>
          </table:table-cell>
          <table:table-cell office:value-type="float" office:value="0.0567499995231628" calcext:value-type="float">
            <text:p>0.056749999523163</text:p>
          </table:table-cell>
          <table:table-cell office:value-type="float" office:value="0.988250017166138" calcext:value-type="float">
            <text:p>0.988250017166138</text:p>
          </table:table-cell>
          <table:table-cell office:value-type="float" office:value="0.663970768451691" calcext:value-type="float">
            <text:p>0.663970768451691</text:p>
          </table:table-cell>
          <table:table-cell office:value-type="float" office:value="20" calcext:value-type="float">
            <text:p>2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3" office:value-type="float" office:value="327" calcext:value-type="float">
            <text:p>327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20:20:00 UTC 2017</text:p>
          </table:table-cell>
          <table:table-cell office:value-type="float" office:value="43" calcext:value-type="float">
            <text:p>43</text:p>
          </table:table-cell>
          <table:table-cell office:value-type="float" office:value="1048875008" calcext:value-type="float">
            <text:p>1048875008</text:p>
          </table:table-cell>
          <table:table-cell office:value-type="float" office:value="869151.4375" calcext:value-type="float">
            <text:p>869151.4375</text:p>
          </table:table-cell>
          <table:table-cell office:value-type="float" office:value="3" calcext:value-type="float">
            <text:p>3</text:p>
          </table:table-cell>
          <table:table-cell office:value-type="float" office:value="25575424" calcext:value-type="float">
            <text:p>25575424</text:p>
          </table:table-cell>
          <table:table-cell office:value-type="float" office:value="11962.724609375" calcext:value-type="float">
            <text:p>11962.724609375</text:p>
          </table:table-cell>
          <table:table-cell office:value-type="float" office:value="12" calcext:value-type="float">
            <text:p>12</text:p>
          </table:table-cell>
          <table:table-cell office:value-type="float" office:value="711557120" calcext:value-type="float">
            <text:p>711557120</text:p>
          </table:table-cell>
          <table:table-cell office:value-type="float" office:value="2486.98315429688" calcext:value-type="float">
            <text:p>2486.9831542968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39168000" calcext:value-type="float">
            <text:p>839168000</text:p>
          </table:table-cell>
          <table:table-cell office:value-type="float" office:value="768540672" calcext:value-type="float">
            <text:p>768540672</text:p>
          </table:table-cell>
          <table:table-cell office:value-type="float" office:value="146122.1875" calcext:value-type="float">
            <text:p>146122.1875</text:p>
          </table:table-cell>
          <table:table-cell office:value-type="string" calcext:value-type="string">
            <text:p>null</text:p>
          </table:table-cell>
          <table:table-cell office:value-type="float" office:value="0.063000001013279" calcext:value-type="float">
            <text:p>0.063000001013279</text:p>
          </table:table-cell>
          <table:table-cell office:value-type="float" office:value="0.0584999993443489" calcext:value-type="float">
            <text:p>0.058499999344349</text:p>
          </table:table-cell>
          <table:table-cell office:value-type="float" office:value="0.0599999986588955" calcext:value-type="float">
            <text:p>0.059999998658896</text:p>
          </table:table-cell>
          <table:table-cell office:value-type="float" office:value="0.987500011920929" calcext:value-type="float">
            <text:p>0.987500011920929</text:p>
          </table:table-cell>
          <table:table-cell office:value-type="float" office:value="0.664563298225403" calcext:value-type="float">
            <text:p>0.664563298225403</text:p>
          </table:table-cell>
          <table:table-cell office:value-type="float" office:value="50" calcext:value-type="float">
            <text:p>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20:21:00 UTC 2017</text:p>
          </table:table-cell>
          <table:table-cell office:value-type="float" office:value="75" calcext:value-type="float">
            <text:p>75</text:p>
          </table:table-cell>
          <table:table-cell office:value-type="float" office:value="1048809472" calcext:value-type="float">
            <text:p>1048809472</text:p>
          </table:table-cell>
          <table:table-cell office:value-type="float" office:value="971495.625" calcext:value-type="float">
            <text:p>971495.625</text:p>
          </table:table-cell>
          <table:table-cell office:value-type="float" office:value="3" calcext:value-type="float">
            <text:p>3</text:p>
          </table:table-cell>
          <table:table-cell office:value-type="float" office:value="25575424" calcext:value-type="float">
            <text:p>25575424</text:p>
          </table:table-cell>
          <table:table-cell office:value-type="float" office:value="11962.724609375" calcext:value-type="float">
            <text:p>11962.724609375</text:p>
          </table:table-cell>
          <table:table-cell office:value-type="float" office:value="15" calcext:value-type="float">
            <text:p>15</text:p>
          </table:table-cell>
          <table:table-cell office:value-type="float" office:value="711753728" calcext:value-type="float">
            <text:p>711753728</text:p>
          </table:table-cell>
          <table:table-cell office:value-type="float" office:value="2486.98315429688" calcext:value-type="float">
            <text:p>2486.9831542968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38070272" calcext:value-type="float">
            <text:p>838070272</text:p>
          </table:table-cell>
          <table:table-cell office:value-type="float" office:value="768471040" calcext:value-type="float">
            <text:p>768471040</text:p>
          </table:table-cell>
          <table:table-cell office:value-type="float" office:value="146122.1875" calcext:value-type="float">
            <text:p>146122.1875</text:p>
          </table:table-cell>
          <table:table-cell office:value-type="string" calcext:value-type="string">
            <text:p>null</text:p>
          </table:table-cell>
          <table:table-cell office:value-type="float" office:value="0.100500002503395" calcext:value-type="float">
            <text:p>0.100500002503395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0604999996721745" calcext:value-type="float">
            <text:p>0.060499999672175</text:p>
          </table:table-cell>
          <table:table-cell office:value-type="float" office:value="0.987500011920929" calcext:value-type="float">
            <text:p>0.987500011920929</text:p>
          </table:table-cell>
          <table:table-cell office:value-type="float" office:value="0.664276599884033" calcext:value-type="float">
            <text:p>0.664276599884033</text:p>
          </table:table-cell>
          <table:table-cell office:value-type="float" office:value="50" calcext:value-type="float">
            <text:p>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27" calcext:value-type="float">
            <text:p>327</text:p>
          </table:table-cell>
          <table:table-cell office:value-type="float" office:value="330" calcext:value-type="float">
            <text:p>330</text:p>
          </table:table-cell>
          <table:table-cell table:number-columns-repeated="3"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Fri Jun 02 20:22:00 UTC 2017</text:p>
          </table:table-cell>
          <table:table-cell office:value-type="float" office:value="92" calcext:value-type="float">
            <text:p>92</text:p>
          </table:table-cell>
          <table:table-cell office:value-type="float" office:value="1047867392" calcext:value-type="float">
            <text:p>1047867392</text:p>
          </table:table-cell>
          <table:table-cell office:value-type="float" office:value="971495.625" calcext:value-type="float">
            <text:p>971495.625</text:p>
          </table:table-cell>
          <table:table-cell office:value-type="float" office:value="6" calcext:value-type="float">
            <text:p>6</text:p>
          </table:table-cell>
          <table:table-cell office:value-type="float" office:value="27828224" calcext:value-type="float">
            <text:p>27828224</text:p>
          </table:table-cell>
          <table:table-cell office:value-type="float" office:value="11962.724609375" calcext:value-type="float">
            <text:p>11962.724609375</text:p>
          </table:table-cell>
          <table:table-cell office:value-type="float" office:value="24" calcext:value-type="float">
            <text:p>24</text:p>
          </table:table-cell>
          <table:table-cell office:value-type="float" office:value="711786496" calcext:value-type="float">
            <text:p>711786496</text:p>
          </table:table-cell>
          <table:table-cell office:value-type="float" office:value="2486.98315429688" calcext:value-type="float">
            <text:p>2486.9831542968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838103040" calcext:value-type="float">
            <text:p>838103040</text:p>
          </table:table-cell>
          <table:table-cell office:value-type="float" office:value="768512000" calcext:value-type="float">
            <text:p>768512000</text:p>
          </table:table-cell>
          <table:table-cell office:value-type="float" office:value="334927.5625" calcext:value-type="float">
            <text:p>334927.5625</text:p>
          </table:table-cell>
          <table:table-cell office:value-type="float" office:value="270399.4375" calcext:value-type="float">
            <text:p>270399.4375</text:p>
          </table:table-cell>
          <table:table-cell office:value-type="float" office:value="0.0684999972581863" calcext:value-type="float">
            <text:p>0.068499997258186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0.069750003516674" calcext:value-type="float">
            <text:p>0.069750003516674</text:p>
          </table:table-cell>
          <table:table-cell office:value-type="float" office:value="0.983250021934509" calcext:value-type="float">
            <text:p>0.983250021934509</text:p>
          </table:table-cell>
          <table:table-cell office:value-type="float" office:value="0.664889633655548" calcext:value-type="float">
            <text:p>0.664889633655548</text:p>
          </table:table-cell>
          <table:table-cell office:value-type="float" office:value="50" calcext:value-type="float">
            <text:p>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19" calcext:value-type="float">
            <text:p>319</text:p>
          </table:table-cell>
          <table:table-cell office:value-type="float" office:value="318" calcext:value-type="float">
            <text:p>318</text:p>
          </table:table-cell>
          <table:table-cell office:value-type="float" office:value="317" calcext:value-type="float">
            <text:p>317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325" calcext:value-type="float">
            <text:p>325</text:p>
          </table:table-cell>
          <table:table-cell office:value-type="float" office:value="318" calcext:value-type="float">
            <text:p>318</text:p>
          </table:table-cell>
          <table:table-cell office:value-type="float" office:value="316" calcext:value-type="float">
            <text:p>316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Fri Jun 02 20:23:00 UTC 2017</text:p>
          </table:table-cell>
          <table:table-cell office:value-type="float" office:value="104" calcext:value-type="float">
            <text:p>104</text:p>
          </table:table-cell>
          <table:table-cell office:value-type="float" office:value="1048817664" calcext:value-type="float">
            <text:p>1048817664</text:p>
          </table:table-cell>
          <table:table-cell office:value-type="float" office:value="971495.625" calcext:value-type="float">
            <text:p>971495.625</text:p>
          </table:table-cell>
          <table:table-cell office:value-type="float" office:value="7" calcext:value-type="float">
            <text:p>7</text:p>
          </table:table-cell>
          <table:table-cell office:value-type="float" office:value="26996736" calcext:value-type="float">
            <text:p>26996736</text:p>
          </table:table-cell>
          <table:table-cell office:value-type="float" office:value="30983.427734375" calcext:value-type="float">
            <text:p>30983.427734375</text:p>
          </table:table-cell>
          <table:table-cell office:value-type="float" office:value="25" calcext:value-type="float">
            <text:p>25</text:p>
          </table:table-cell>
          <table:table-cell office:value-type="float" office:value="711884800" calcext:value-type="float">
            <text:p>711884800</text:p>
          </table:table-cell>
          <table:table-cell office:value-type="float" office:value="2486.98315429688" calcext:value-type="float">
            <text:p>2486.9831542968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838901760" calcext:value-type="float">
            <text:p>838901760</text:p>
          </table:table-cell>
          <table:table-cell office:value-type="float" office:value="768241664" calcext:value-type="float">
            <text:p>768241664</text:p>
          </table:table-cell>
          <table:table-cell office:value-type="float" office:value="334927.5625" calcext:value-type="float">
            <text:p>334927.5625</text:p>
          </table:table-cell>
          <table:table-cell office:value-type="float" office:value="270399.4375" calcext:value-type="float">
            <text:p>270399.4375</text:p>
          </table:table-cell>
          <table:table-cell office:value-type="float" office:value="0.0780000016093254" calcext:value-type="float">
            <text:p>0.078000001609325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9825000166893" calcext:value-type="float">
            <text:p>0.9825000166893</text:p>
          </table:table-cell>
          <table:table-cell office:value-type="float" office:value="0.667381465435028" calcext:value-type="float">
            <text:p>0.667381465435028</text:p>
          </table:table-cell>
          <table:table-cell office:value-type="float" office:value="100" calcext:value-type="float">
            <text:p>1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322" calcext:value-type="float">
            <text:p>322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322" calcext:value-type="float">
            <text:p>322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Fri Jun 02 20:24:00 UTC 2017</text:p>
          </table:table-cell>
          <table:table-cell office:value-type="float" office:value="151" calcext:value-type="float">
            <text:p>151</text:p>
          </table:table-cell>
          <table:table-cell office:value-type="float" office:value="1049841664" calcext:value-type="float">
            <text:p>1049841664</text:p>
          </table:table-cell>
          <table:table-cell office:value-type="float" office:value="2125292.5" calcext:value-type="float">
            <text:p>2125292.5</text:p>
          </table:table-cell>
          <table:table-cell office:value-type="float" office:value="8" calcext:value-type="float">
            <text:p>8</text:p>
          </table:table-cell>
          <table:table-cell office:value-type="float" office:value="27156480" calcext:value-type="float">
            <text:p>27156480</text:p>
          </table:table-cell>
          <table:table-cell office:value-type="float" office:value="30983.427734375" calcext:value-type="float">
            <text:p>30983.427734375</text:p>
          </table:table-cell>
          <table:table-cell office:value-type="float" office:value="29" calcext:value-type="float">
            <text:p>29</text:p>
          </table:table-cell>
          <table:table-cell office:value-type="float" office:value="711954432" calcext:value-type="float">
            <text:p>711954432</text:p>
          </table:table-cell>
          <table:table-cell office:value-type="float" office:value="2486.98315429688" calcext:value-type="float">
            <text:p>2486.9831542968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837865472" calcext:value-type="float">
            <text:p>837865472</text:p>
          </table:table-cell>
          <table:table-cell office:value-type="float" office:value="768159744" calcext:value-type="float">
            <text:p>768159744</text:p>
          </table:table-cell>
          <table:table-cell office:value-type="float" office:value="334927.5625" calcext:value-type="float">
            <text:p>334927.5625</text:p>
          </table:table-cell>
          <table:table-cell office:value-type="float" office:value="270399.4375" calcext:value-type="float">
            <text:p>270399.4375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0607500001788139" calcext:value-type="float">
            <text:p>0.060750000178814</text:p>
          </table:table-cell>
          <table:table-cell office:value-type="float" office:value="0.0747499987483025" calcext:value-type="float">
            <text:p>0.074749998748303</text:p>
          </table:table-cell>
          <table:table-cell office:value-type="float" office:value="0.98199999332428" calcext:value-type="float">
            <text:p>0.98199999332428</text:p>
          </table:table-cell>
          <table:table-cell office:value-type="float" office:value="0.66562694311142" calcext:value-type="float">
            <text:p>0.66562694311142</text:p>
          </table:table-cell>
          <table:table-cell office:value-type="float" office:value="100" calcext:value-type="float">
            <text:p>1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16" calcext:value-type="float">
            <text:p>316</text:p>
          </table:table-cell>
          <table:table-cell office:value-type="float" office:value="319" calcext:value-type="float">
            <text:p>319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315" calcext:value-type="float">
            <text:p>315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Fri Jun 02 20:25:00 UTC 2017</text:p>
          </table:table-cell>
          <table:table-cell office:value-type="float" office:value="165" calcext:value-type="float">
            <text:p>165</text:p>
          </table:table-cell>
          <table:table-cell office:value-type="float" office:value="1046646784" calcext:value-type="float">
            <text:p>1046646784</text:p>
          </table:table-cell>
          <table:table-cell office:value-type="float" office:value="2125292.5" calcext:value-type="float">
            <text:p>2125292.5</text:p>
          </table:table-cell>
          <table:table-cell office:value-type="float" office:value="11" calcext:value-type="float">
            <text:p>11</text:p>
          </table:table-cell>
          <table:table-cell office:value-type="float" office:value="28491776" calcext:value-type="float">
            <text:p>28491776</text:p>
          </table:table-cell>
          <table:table-cell office:value-type="float" office:value="30983.427734375" calcext:value-type="float">
            <text:p>30983.427734375</text:p>
          </table:table-cell>
          <table:table-cell office:value-type="float" office:value="43" calcext:value-type="float">
            <text:p>43</text:p>
          </table:table-cell>
          <table:table-cell office:value-type="float" office:value="712114176" calcext:value-type="float">
            <text:p>712114176</text:p>
          </table:table-cell>
          <table:table-cell office:value-type="float" office:value="2486.98315429688" calcext:value-type="float">
            <text:p>2486.9831542968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839221248" calcext:value-type="float">
            <text:p>839221248</text:p>
          </table:table-cell>
          <table:table-cell office:value-type="float" office:value="770449408" calcext:value-type="float">
            <text:p>770449408</text:p>
          </table:table-cell>
          <table:table-cell office:value-type="float" office:value="618395.6875" calcext:value-type="float">
            <text:p>618395.6875</text:p>
          </table:table-cell>
          <table:table-cell office:value-type="float" office:value="604291.5" calcext:value-type="float">
            <text:p>604291.5</text:p>
          </table:table-cell>
          <table:table-cell office:value-type="float" office:value="0.0792500004172325" calcext:value-type="float">
            <text:p>0.079250000417233</text:p>
          </table:table-cell>
          <table:table-cell office:value-type="float" office:value="0.068000003695488" calcext:value-type="float">
            <text:p>0.068000003695488</text:p>
          </table:table-cell>
          <table:table-cell office:value-type="float" office:value="0.0852499976754189" calcext:value-type="float">
            <text:p>0.085249997675419</text:p>
          </table:table-cell>
          <table:table-cell office:value-type="float" office:value="0.976999998092651" calcext:value-type="float">
            <text:p>0.976999998092651</text:p>
          </table:table-cell>
          <table:table-cell office:value-type="float" office:value="0.665624499320984" calcext:value-type="float">
            <text:p>0.665624499320984</text:p>
          </table:table-cell>
          <table:table-cell office:value-type="float" office:value="100" calcext:value-type="float">
            <text:p>1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3" office:value-type="float" office:value="313" calcext:value-type="float">
            <text:p>313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313" calcext:value-type="float">
            <text:p>313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12" calcext:value-type="float">
            <text:p>312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Fri Jun 02 20:26:00 UTC 2017</text:p>
          </table:table-cell>
          <table:table-cell office:value-type="float" office:value="186" calcext:value-type="float">
            <text:p>186</text:p>
          </table:table-cell>
          <table:table-cell office:value-type="float" office:value="1047359488" calcext:value-type="float">
            <text:p>1047359488</text:p>
          </table:table-cell>
          <table:table-cell office:value-type="float" office:value="2125292.5" calcext:value-type="float">
            <text:p>2125292.5</text:p>
          </table:table-cell>
          <table:table-cell office:value-type="float" office:value="13" calcext:value-type="float">
            <text:p>13</text:p>
          </table:table-cell>
          <table:table-cell office:value-type="float" office:value="27738112" calcext:value-type="float">
            <text:p>27738112</text:p>
          </table:table-cell>
          <table:table-cell office:value-type="float" office:value="54736.7265625" calcext:value-type="float">
            <text:p>54736.7265625</text:p>
          </table:table-cell>
          <table:table-cell office:value-type="float" office:value="45" calcext:value-type="float">
            <text:p>45</text:p>
          </table:table-cell>
          <table:table-cell office:value-type="float" office:value="712327168" calcext:value-type="float">
            <text:p>712327168</text:p>
          </table:table-cell>
          <table:table-cell office:value-type="float" office:value="9793.587890625" calcext:value-type="float">
            <text:p>9793.58789062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839143424" calcext:value-type="float">
            <text:p>839143424</text:p>
          </table:table-cell>
          <table:table-cell office:value-type="float" office:value="770691072" calcext:value-type="float">
            <text:p>770691072</text:p>
          </table:table-cell>
          <table:table-cell office:value-type="float" office:value="733607.25" calcext:value-type="float">
            <text:p>733607.25</text:p>
          </table:table-cell>
          <table:table-cell office:value-type="float" office:value="604291.5" calcext:value-type="float">
            <text:p>604291.5</text:p>
          </table:table-cell>
          <table:table-cell office:value-type="float" office:value="0.069750003516674" calcext:value-type="float">
            <text:p>0.069750003516674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0860000029206276" calcext:value-type="float">
            <text:p>0.086000002920628</text:p>
          </table:table-cell>
          <table:table-cell office:value-type="float" office:value="0.975250005722046" calcext:value-type="float">
            <text:p>0.975250005722046</text:p>
          </table:table-cell>
          <table:table-cell office:value-type="float" office:value="0.665832459926605" calcext:value-type="float">
            <text:p>0.665832459926605</text:p>
          </table:table-cell>
          <table:table-cell office:value-type="float" office:value="150" calcext:value-type="float">
            <text:p>1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12" calcext:value-type="float">
            <text:p>312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Fri Jun 02 20:27:00 UTC 2017</text:p>
          </table:table-cell>
          <table:table-cell office:value-type="float" office:value="233" calcext:value-type="float">
            <text:p>233</text:p>
          </table:table-cell>
          <table:table-cell office:value-type="float" office:value="1047433216" calcext:value-type="float">
            <text:p>1047433216</text:p>
          </table:table-cell>
          <table:table-cell office:value-type="float" office:value="4041363.25" calcext:value-type="float">
            <text:p>4041363.25</text:p>
          </table:table-cell>
          <table:table-cell office:value-type="float" office:value="14" calcext:value-type="float">
            <text:p>14</text:p>
          </table:table-cell>
          <table:table-cell office:value-type="float" office:value="29818880" calcext:value-type="float">
            <text:p>29818880</text:p>
          </table:table-cell>
          <table:table-cell office:value-type="float" office:value="60971.3671875" calcext:value-type="float">
            <text:p>60971.3671875</text:p>
          </table:table-cell>
          <table:table-cell office:value-type="float" office:value="46" calcext:value-type="float">
            <text:p>46</text:p>
          </table:table-cell>
          <table:table-cell office:value-type="float" office:value="712404992" calcext:value-type="float">
            <text:p>712404992</text:p>
          </table:table-cell>
          <table:table-cell office:value-type="float" office:value="9793.587890625" calcext:value-type="float">
            <text:p>9793.58789062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839413760" calcext:value-type="float">
            <text:p>839413760</text:p>
          </table:table-cell>
          <table:table-cell office:value-type="float" office:value="770625536" calcext:value-type="float">
            <text:p>770625536</text:p>
          </table:table-cell>
          <table:table-cell office:value-type="float" office:value="899011.75" calcext:value-type="float">
            <text:p>899011.75</text:p>
          </table:table-cell>
          <table:table-cell office:value-type="float" office:value="780528.3125" calcext:value-type="float">
            <text:p>780528.3125</text:p>
          </table:table-cell>
          <table:table-cell office:value-type="float" office:value="0.0762500017881393" calcext:value-type="float">
            <text:p>0.076250001788139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0.0957499966025353" calcext:value-type="float">
            <text:p>0.095749996602535</text:p>
          </table:table-cell>
          <table:table-cell office:value-type="float" office:value="0.972750008106232" calcext:value-type="float">
            <text:p>0.972750008106232</text:p>
          </table:table-cell>
          <table:table-cell office:value-type="float" office:value="0.66704535484314" calcext:value-type="float">
            <text:p>0.66704535484314</text:p>
          </table:table-cell>
          <table:table-cell office:value-type="float" office:value="150" calcext:value-type="float">
            <text:p>1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3"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office:value-type="float" office:value="302" calcext:value-type="float">
            <text:p>302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Fri Jun 02 20:28:00 UTC 2017</text:p>
          </table:table-cell>
          <table:table-cell office:value-type="float" office:value="270" calcext:value-type="float">
            <text:p>270</text:p>
          </table:table-cell>
          <table:table-cell office:value-type="float" office:value="1049124864" calcext:value-type="float">
            <text:p>1049124864</text:p>
          </table:table-cell>
          <table:table-cell office:value-type="float" office:value="4948970.5" calcext:value-type="float">
            <text:p>4948970.5</text:p>
          </table:table-cell>
          <table:table-cell office:value-type="float" office:value="18" calcext:value-type="float">
            <text:p>18</text:p>
          </table:table-cell>
          <table:table-cell office:value-type="float" office:value="27852800" calcext:value-type="float">
            <text:p>27852800</text:p>
          </table:table-cell>
          <table:table-cell office:value-type="float" office:value="79335.3828125" calcext:value-type="float">
            <text:p>79335.3828125</text:p>
          </table:table-cell>
          <table:table-cell office:value-type="float" office:value="63" calcext:value-type="float">
            <text:p>63</text:p>
          </table:table-cell>
          <table:table-cell office:value-type="float" office:value="712667136" calcext:value-type="float">
            <text:p>712667136</text:p>
          </table:table-cell>
          <table:table-cell office:value-type="float" office:value="15430.5576171875" calcext:value-type="float">
            <text:p>15430.5576171875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840458240" calcext:value-type="float">
            <text:p>840458240</text:p>
          </table:table-cell>
          <table:table-cell office:value-type="float" office:value="769581056" calcext:value-type="float">
            <text:p>769581056</text:p>
          </table:table-cell>
          <table:table-cell office:value-type="float" office:value="1040247.125" calcext:value-type="float">
            <text:p>1040247.125</text:p>
          </table:table-cell>
          <table:table-cell office:value-type="float" office:value="961539.875" calcext:value-type="float">
            <text:p>961539.875</text:p>
          </table:table-cell>
          <table:table-cell office:value-type="float" office:value="0.065750002861023" calcext:value-type="float">
            <text:p>0.065750002861023</text:p>
          </table:table-cell>
          <table:table-cell office:value-type="float" office:value="0.0719999969005585" calcext:value-type="float">
            <text:p>0.071999996900559</text:p>
          </table:table-cell>
          <table:table-cell office:value-type="float" office:value="0.101750001311302" calcext:value-type="float">
            <text:p>0.101750001311302</text:p>
          </table:table-cell>
          <table:table-cell office:value-type="float" office:value="0.97000002861023" calcext:value-type="float">
            <text:p>0.97000002861023</text:p>
          </table:table-cell>
          <table:table-cell office:value-type="float" office:value="0.666451871395111" calcext:value-type="float">
            <text:p>0.666451871395111</text:p>
          </table:table-cell>
          <table:table-cell office:value-type="float" office:value="150" calcext:value-type="float">
            <text:p>1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Fri Jun 02 20:29:00 UTC 2017</text:p>
          </table:table-cell>
          <table:table-cell office:value-type="float" office:value="262" calcext:value-type="float">
            <text:p>262</text:p>
          </table:table-cell>
          <table:table-cell office:value-type="float" office:value="1049157632" calcext:value-type="float">
            <text:p>1049157632</text:p>
          </table:table-cell>
          <table:table-cell office:value-type="float" office:value="4948970.5" calcext:value-type="float">
            <text:p>4948970.5</text:p>
          </table:table-cell>
          <table:table-cell office:value-type="float" office:value="22" calcext:value-type="float">
            <text:p>22</text:p>
          </table:table-cell>
          <table:table-cell office:value-type="float" office:value="27942912" calcext:value-type="float">
            <text:p>27942912</text:p>
          </table:table-cell>
          <table:table-cell office:value-type="float" office:value="79335.3828125" calcext:value-type="float">
            <text:p>79335.3828125</text:p>
          </table:table-cell>
          <table:table-cell office:value-type="float" office:value="65" calcext:value-type="float">
            <text:p>65</text:p>
          </table:table-cell>
          <table:table-cell office:value-type="float" office:value="712781824" calcext:value-type="float">
            <text:p>712781824</text:p>
          </table:table-cell>
          <table:table-cell office:value-type="float" office:value="15430.5576171875" calcext:value-type="float">
            <text:p>15430.5576171875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841396224" calcext:value-type="float">
            <text:p>841396224</text:p>
          </table:table-cell>
          <table:table-cell office:value-type="float" office:value="769437696" calcext:value-type="float">
            <text:p>769437696</text:p>
          </table:table-cell>
          <table:table-cell office:value-type="float" office:value="1040247.125" calcext:value-type="float">
            <text:p>1040247.125</text:p>
          </table:table-cell>
          <table:table-cell office:value-type="float" office:value="961539.875" calcext:value-type="float">
            <text:p>961539.875</text:p>
          </table:table-cell>
          <table:table-cell office:value-type="float" office:value="0.0745000019669533" calcext:value-type="float">
            <text:p>0.074500001966953</text:p>
          </table:table-cell>
          <table:table-cell office:value-type="float" office:value="0.0797500014305115" calcext:value-type="float">
            <text:p>0.079750001430512</text:p>
          </table:table-cell>
          <table:table-cell office:value-type="float" office:value="0.110749997198582" calcext:value-type="float">
            <text:p>0.110749997198582</text:p>
          </table:table-cell>
          <table:table-cell office:value-type="float" office:value="0.966499984264374" calcext:value-type="float">
            <text:p>0.966499984264374</text:p>
          </table:table-cell>
          <table:table-cell office:value-type="float" office:value="0.666736125946045" calcext:value-type="float">
            <text:p>0.666736125946045</text:p>
          </table:table-cell>
          <table:table-cell office:value-type="float" office:value="200" calcext:value-type="float">
            <text:p>2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291" calcext:value-type="float">
            <text:p>29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Fri Jun 02 20:30:00 UTC 2017</text:p>
          </table:table-cell>
          <table:table-cell office:value-type="float" office:value="316" calcext:value-type="float">
            <text:p>316</text:p>
          </table:table-cell>
          <table:table-cell office:value-type="float" office:value="1050714112" calcext:value-type="float">
            <text:p>1050714112</text:p>
          </table:table-cell>
          <table:table-cell office:value-type="float" office:value="4948970.5" calcext:value-type="float">
            <text:p>4948970.5</text:p>
          </table:table-cell>
          <table:table-cell office:value-type="float" office:value="20" calcext:value-type="float">
            <text:p>20</text:p>
          </table:table-cell>
          <table:table-cell office:value-type="float" office:value="28372992" calcext:value-type="float">
            <text:p>28372992</text:p>
          </table:table-cell>
          <table:table-cell office:value-type="float" office:value="86660.8203125" calcext:value-type="float">
            <text:p>86660.8203125</text:p>
          </table:table-cell>
          <table:table-cell office:value-type="float" office:value="60" calcext:value-type="float">
            <text:p>60</text:p>
          </table:table-cell>
          <table:table-cell office:value-type="float" office:value="712966144" calcext:value-type="float">
            <text:p>712966144</text:p>
          </table:table-cell>
          <table:table-cell office:value-type="float" office:value="14626.3271484375" calcext:value-type="float">
            <text:p>14626.3271484375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841310208" calcext:value-type="float">
            <text:p>841310208</text:p>
          </table:table-cell>
          <table:table-cell office:value-type="float" office:value="774389760" calcext:value-type="float">
            <text:p>774389760</text:p>
          </table:table-cell>
          <table:table-cell office:value-type="float" office:value="1113147.375" calcext:value-type="float">
            <text:p>1113147.375</text:p>
          </table:table-cell>
          <table:table-cell office:value-type="float" office:value="1146268.25" calcext:value-type="float">
            <text:p>1146268.25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0.0764999985694885" calcext:value-type="float">
            <text:p>0.076499998569489</text:p>
          </table:table-cell>
          <table:table-cell office:value-type="float" office:value="0.105999998748302" calcext:value-type="float">
            <text:p>0.105999998748302</text:p>
          </table:table-cell>
          <table:table-cell office:value-type="float" office:value="0.959999978542328" calcext:value-type="float">
            <text:p>0.959999978542328</text:p>
          </table:table-cell>
          <table:table-cell office:value-type="float" office:value="0.66692990064621" calcext:value-type="float">
            <text:p>0.66692990064621</text:p>
          </table:table-cell>
          <table:table-cell office:value-type="float" office:value="200" calcext:value-type="float">
            <text:p>2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89" calcext:value-type="float">
            <text:p>289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293" calcext:value-type="float">
            <text:p>293</text:p>
          </table:table-cell>
          <table:table-cell office:value-type="float" office:value="295" calcext:value-type="float">
            <text:p>295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Fri Jun 02 20:31:00 UTC 2017</text:p>
          </table:table-cell>
          <table:table-cell office:value-type="float" office:value="324" calcext:value-type="float">
            <text:p>324</text:p>
          </table:table-cell>
          <table:table-cell office:value-type="float" office:value="1049341952" calcext:value-type="float">
            <text:p>1049341952</text:p>
          </table:table-cell>
          <table:table-cell office:value-type="float" office:value="7107618.5" calcext:value-type="float">
            <text:p>7107618.5</text:p>
          </table:table-cell>
          <table:table-cell office:value-type="float" office:value="25" calcext:value-type="float">
            <text:p>25</text:p>
          </table:table-cell>
          <table:table-cell office:value-type="float" office:value="28422144" calcext:value-type="float">
            <text:p>28422144</text:p>
          </table:table-cell>
          <table:table-cell office:value-type="float" office:value="86660.8203125" calcext:value-type="float">
            <text:p>86660.8203125</text:p>
          </table:table-cell>
          <table:table-cell office:value-type="float" office:value="78" calcext:value-type="float">
            <text:p>78</text:p>
          </table:table-cell>
          <table:table-cell office:value-type="float" office:value="713248768" calcext:value-type="float">
            <text:p>713248768</text:p>
          </table:table-cell>
          <table:table-cell office:value-type="float" office:value="14626.3271484375" calcext:value-type="float">
            <text:p>14626.3271484375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842428416" calcext:value-type="float">
            <text:p>842428416</text:p>
          </table:table-cell>
          <table:table-cell office:value-type="float" office:value="775757824" calcext:value-type="float">
            <text:p>775757824</text:p>
          </table:table-cell>
          <table:table-cell office:value-type="float" office:value="1113147.375" calcext:value-type="float">
            <text:p>1113147.375</text:p>
          </table:table-cell>
          <table:table-cell office:value-type="float" office:value="1146268.25" calcext:value-type="float">
            <text:p>1146268.25</text:p>
          </table:table-cell>
          <table:table-cell office:value-type="float" office:value="0.094250001013279" calcext:value-type="float">
            <text:p>0.094250001013279</text:p>
          </table:table-cell>
          <table:table-cell office:value-type="float" office:value="0.0912500023841858" calcext:value-type="float">
            <text:p>0.091250002384186</text:p>
          </table:table-cell>
          <table:table-cell office:value-type="float" office:value="0.125750005245209" calcext:value-type="float">
            <text:p>0.125750005245209</text:p>
          </table:table-cell>
          <table:table-cell office:value-type="float" office:value="0.962499976158142" calcext:value-type="float">
            <text:p>0.962499976158142</text:p>
          </table:table-cell>
          <table:table-cell office:value-type="float" office:value="0.667066872119904" calcext:value-type="float">
            <text:p>0.667066872119904</text:p>
          </table:table-cell>
          <table:table-cell office:value-type="float" office:value="200" calcext:value-type="float">
            <text:p>2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286" calcext:value-type="float">
            <text:p>286</text:p>
          </table:table-cell>
          <table:table-cell office:value-type="float" office:value="292" calcext:value-type="float">
            <text:p>292</text:p>
          </table:table-cell>
          <table:table-cell office:value-type="float" office:value="288" calcext:value-type="float">
            <text:p>288</text:p>
          </table:table-cell>
          <table:table-cell office:value-type="float" office:value="291" calcext:value-type="float">
            <text:p>291</text:p>
          </table:table-cell>
          <table:table-cell table:number-columns-repeated="3"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Fri Jun 02 20:32:00 UTC 2017</text:p>
          </table:table-cell>
          <table:table-cell office:value-type="float" office:value="340" calcext:value-type="float">
            <text:p>340</text:p>
          </table:table-cell>
          <table:table-cell office:value-type="float" office:value="1048305664" calcext:value-type="float">
            <text:p>1048305664</text:p>
          </table:table-cell>
          <table:table-cell office:value-type="float" office:value="7107618.5" calcext:value-type="float">
            <text:p>7107618.5</text:p>
          </table:table-cell>
          <table:table-cell office:value-type="float" office:value="27" calcext:value-type="float">
            <text:p>27</text:p>
          </table:table-cell>
          <table:table-cell office:value-type="float" office:value="29143040" calcext:value-type="float">
            <text:p>29143040</text:p>
          </table:table-cell>
          <table:table-cell office:value-type="float" office:value="120620.7578125" calcext:value-type="float">
            <text:p>120620.7578125</text:p>
          </table:table-cell>
          <table:table-cell office:value-type="float" office:value="73" calcext:value-type="float">
            <text:p>73</text:p>
          </table:table-cell>
          <table:table-cell office:value-type="float" office:value="713433088" calcext:value-type="float">
            <text:p>713433088</text:p>
          </table:table-cell>
          <table:table-cell office:value-type="float" office:value="18185.76953125" calcext:value-type="float">
            <text:p>18185.76953125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843374592" calcext:value-type="float">
            <text:p>843374592</text:p>
          </table:table-cell>
          <table:table-cell office:value-type="float" office:value="777416704" calcext:value-type="float">
            <text:p>777416704</text:p>
          </table:table-cell>
          <table:table-cell office:value-type="float" office:value="1113147.375" calcext:value-type="float">
            <text:p>1113147.375</text:p>
          </table:table-cell>
          <table:table-cell office:value-type="float" office:value="1146268.25" calcext:value-type="float">
            <text:p>1146268.25</text:p>
          </table:table-cell>
          <table:table-cell office:value-type="float" office:value="0.0710000023245812" calcext:value-type="float">
            <text:p>0.071000002324581</text:p>
          </table:table-cell>
          <table:table-cell office:value-type="float" office:value="0.0890000015497208" calcext:value-type="float">
            <text:p>0.089000001549721</text:p>
          </table:table-cell>
          <table:table-cell office:value-type="float" office:value="0.118000000715256" calcext:value-type="float">
            <text:p>0.118000000715256</text:p>
          </table:table-cell>
          <table:table-cell office:value-type="float" office:value="0.962750017642975" calcext:value-type="float">
            <text:p>0.962750017642975</text:p>
          </table:table-cell>
          <table:table-cell office:value-type="float" office:value="0.669658541679382" calcext:value-type="float">
            <text:p>0.669658541679382</text:p>
          </table:table-cell>
          <table:table-cell office:value-type="float" office:value="250" calcext:value-type="float">
            <text:p>2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88" calcext:value-type="float">
            <text:p>288</text:p>
          </table:table-cell>
          <table:table-cell office:value-type="float" office:value="287" calcext:value-type="float">
            <text:p>287</text:p>
          </table:table-cell>
          <table:table-cell table:number-columns-repeated="3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Fri Jun 02 20:33:00 UTC 2017</text:p>
          </table:table-cell>
          <table:table-cell office:value-type="float" office:value="346" calcext:value-type="float">
            <text:p>346</text:p>
          </table:table-cell>
          <table:table-cell office:value-type="float" office:value="1048711168" calcext:value-type="float">
            <text:p>1048711168</text:p>
          </table:table-cell>
          <table:table-cell office:value-type="float" office:value="7745494.5" calcext:value-type="float">
            <text:p>7745494.5</text:p>
          </table:table-cell>
          <table:table-cell office:value-type="float" office:value="28" calcext:value-type="float">
            <text:p>28</text:p>
          </table:table-cell>
          <table:table-cell office:value-type="float" office:value="30556160" calcext:value-type="float">
            <text:p>30556160</text:p>
          </table:table-cell>
          <table:table-cell office:value-type="float" office:value="120620.7578125" calcext:value-type="float">
            <text:p>120620.7578125</text:p>
          </table:table-cell>
          <table:table-cell office:value-type="float" office:value="78" calcext:value-type="float">
            <text:p>78</text:p>
          </table:table-cell>
          <table:table-cell office:value-type="float" office:value="713609216" calcext:value-type="float">
            <text:p>713609216</text:p>
          </table:table-cell>
          <table:table-cell office:value-type="float" office:value="18424.8828125" calcext:value-type="float">
            <text:p>18424.882812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847446016" calcext:value-type="float">
            <text:p>847446016</text:p>
          </table:table-cell>
          <table:table-cell office:value-type="float" office:value="778080256" calcext:value-type="float">
            <text:p>778080256</text:p>
          </table:table-cell>
          <table:table-cell office:value-type="float" office:value="1598256.625" calcext:value-type="float">
            <text:p>1598256.625</text:p>
          </table:table-cell>
          <table:table-cell office:value-type="float" office:value="1542222.25" calcext:value-type="float">
            <text:p>1542222.25</text:p>
          </table:table-cell>
          <table:table-cell office:value-type="float" office:value="0.0794999971985817" calcext:value-type="float">
            <text:p>0.079499997198582</text:p>
          </table:table-cell>
          <table:table-cell office:value-type="float" office:value="0.0867500007152558" calcext:value-type="float">
            <text:p>0.086750000715256</text:p>
          </table:table-cell>
          <table:table-cell office:value-type="float" office:value="0.124250002205372" calcext:value-type="float">
            <text:p>0.124250002205372</text:p>
          </table:table-cell>
          <table:table-cell office:value-type="float" office:value="0.95974999666214" calcext:value-type="float">
            <text:p>0.95974999666214</text:p>
          </table:table-cell>
          <table:table-cell office:value-type="float" office:value="0.667518973350525" calcext:value-type="float">
            <text:p>0.667518973350525</text:p>
          </table:table-cell>
          <table:table-cell office:value-type="float" office:value="250" calcext:value-type="float">
            <text:p>2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Fri Jun 02 20:34:00 UTC 2017</text:p>
          </table:table-cell>
          <table:table-cell office:value-type="float" office:value="349" calcext:value-type="float">
            <text:p>349</text:p>
          </table:table-cell>
          <table:table-cell office:value-type="float" office:value="1048993792" calcext:value-type="float">
            <text:p>1048993792</text:p>
          </table:table-cell>
          <table:table-cell office:value-type="float" office:value="7745494.5" calcext:value-type="float">
            <text:p>7745494.5</text:p>
          </table:table-cell>
          <table:table-cell office:value-type="float" office:value="27" calcext:value-type="float">
            <text:p>27</text:p>
          </table:table-cell>
          <table:table-cell office:value-type="float" office:value="29220864" calcext:value-type="float">
            <text:p>29220864</text:p>
          </table:table-cell>
          <table:table-cell office:value-type="float" office:value="119573.71875" calcext:value-type="float">
            <text:p>119573.71875</text:p>
          </table:table-cell>
          <table:table-cell office:value-type="float" office:value="86" calcext:value-type="float">
            <text:p>86</text:p>
          </table:table-cell>
          <table:table-cell office:value-type="float" office:value="714027008" calcext:value-type="float">
            <text:p>714027008</text:p>
          </table:table-cell>
          <table:table-cell office:value-type="float" office:value="18424.8828125" calcext:value-type="float">
            <text:p>18424.8828125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851394560" calcext:value-type="float">
            <text:p>851394560</text:p>
          </table:table-cell>
          <table:table-cell office:value-type="float" office:value="780578816" calcext:value-type="float">
            <text:p>780578816</text:p>
          </table:table-cell>
          <table:table-cell office:value-type="float" office:value="1598256.625" calcext:value-type="float">
            <text:p>1598256.625</text:p>
          </table:table-cell>
          <table:table-cell office:value-type="float" office:value="1542222.25" calcext:value-type="float">
            <text:p>1542222.25</text:p>
          </table:table-cell>
          <table:table-cell office:value-type="float" office:value="0.0802500024437905" calcext:value-type="float">
            <text:p>0.080250002443791</text:p>
          </table:table-cell>
          <table:table-cell office:value-type="float" office:value="0.0912500023841858" calcext:value-type="float">
            <text:p>0.091250002384186</text:p>
          </table:table-cell>
          <table:table-cell office:value-type="float" office:value="0.128499999642372" calcext:value-type="float">
            <text:p>0.128499999642372</text:p>
          </table:table-cell>
          <table:table-cell office:value-type="float" office:value="0.961250007152557" calcext:value-type="float">
            <text:p>0.961250007152557</text:p>
          </table:table-cell>
          <table:table-cell office:value-type="float" office:value="0.667723953723908" calcext:value-type="float">
            <text:p>0.667723953723908</text:p>
          </table:table-cell>
          <table:table-cell office:value-type="float" office:value="250" calcext:value-type="float">
            <text:p>2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7" calcext:value-type="float">
            <text:p>287</text:p>
          </table:table-cell>
          <table:table-cell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83" calcext:value-type="float">
            <text:p>283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Fri Jun 02 20:35:00 UTC 2017</text:p>
          </table:table-cell>
          <table:table-cell office:value-type="float" office:value="348" calcext:value-type="float">
            <text:p>348</text:p>
          </table:table-cell>
          <table:table-cell office:value-type="float" office:value="1048264704" calcext:value-type="float">
            <text:p>1048264704</text:p>
          </table:table-cell>
          <table:table-cell office:value-type="float" office:value="7745494.5" calcext:value-type="float">
            <text:p>7745494.5</text:p>
          </table:table-cell>
          <table:table-cell office:value-type="float" office:value="28" calcext:value-type="float">
            <text:p>28</text:p>
          </table:table-cell>
          <table:table-cell office:value-type="float" office:value="29179904" calcext:value-type="float">
            <text:p>29179904</text:p>
          </table:table-cell>
          <table:table-cell office:value-type="float" office:value="119564.5" calcext:value-type="float">
            <text:p>119564.5</text:p>
          </table:table-cell>
          <table:table-cell office:value-type="float" office:value="83" calcext:value-type="float">
            <text:p>83</text:p>
          </table:table-cell>
          <table:table-cell office:value-type="float" office:value="714178560" calcext:value-type="float">
            <text:p>714178560</text:p>
          </table:table-cell>
          <table:table-cell office:value-type="float" office:value="19195.013671875" calcext:value-type="float">
            <text:p>19195.013671875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853999616" calcext:value-type="float">
            <text:p>853999616</text:p>
          </table:table-cell>
          <table:table-cell office:value-type="float" office:value="782315520" calcext:value-type="float">
            <text:p>782315520</text:p>
          </table:table-cell>
          <table:table-cell office:value-type="float" office:value="1598256.625" calcext:value-type="float">
            <text:p>1598256.625</text:p>
          </table:table-cell>
          <table:table-cell office:value-type="float" office:value="1542222.25" calcext:value-type="float">
            <text:p>1542222.25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10249999910593" calcext:value-type="float">
            <text:p>0.10249999910593</text:p>
          </table:table-cell>
          <table:table-cell office:value-type="float" office:value="0.132750004529953" calcext:value-type="float">
            <text:p>0.132750004529953</text:p>
          </table:table-cell>
          <table:table-cell office:value-type="float" office:value="0.96025002002716" calcext:value-type="float">
            <text:p>0.96025002002716</text:p>
          </table:table-cell>
          <table:table-cell office:value-type="float" office:value="0.669417858123779" calcext:value-type="float">
            <text:p>0.669417858123779</text:p>
          </table:table-cell>
          <table:table-cell office:value-type="float" office:value="300" calcext:value-type="float">
            <text:p>3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88" calcext:value-type="float">
            <text:p>288</text:p>
          </table:table-cell>
          <table:table-cell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office:value-type="float" office:value="284" calcext:value-type="float">
            <text:p>284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Fri Jun 02 20:36:00 UTC 2017</text:p>
          </table:table-cell>
          <table:table-cell office:value-type="float" office:value="368" calcext:value-type="float">
            <text:p>368</text:p>
          </table:table-cell>
          <table:table-cell office:value-type="float" office:value="1048752128" calcext:value-type="float">
            <text:p>1048752128</text:p>
          </table:table-cell>
          <table:table-cell office:value-type="float" office:value="7850241" calcext:value-type="float">
            <text:p>7850241</text:p>
          </table:table-cell>
          <table:table-cell office:value-type="float" office:value="28" calcext:value-type="float">
            <text:p>28</text:p>
          </table:table-cell>
          <table:table-cell office:value-type="float" office:value="31424512" calcext:value-type="float">
            <text:p>31424512</text:p>
          </table:table-cell>
          <table:table-cell office:value-type="float" office:value="119564.5" calcext:value-type="float">
            <text:p>119564.5</text:p>
          </table:table-cell>
          <table:table-cell office:value-type="float" office:value="78" calcext:value-type="float">
            <text:p>78</text:p>
          </table:table-cell>
          <table:table-cell office:value-type="float" office:value="714473472" calcext:value-type="float">
            <text:p>714473472</text:p>
          </table:table-cell>
          <table:table-cell office:value-type="float" office:value="19195.013671875" calcext:value-type="float">
            <text:p>19195.01367187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856014848" calcext:value-type="float">
            <text:p>856014848</text:p>
          </table:table-cell>
          <table:table-cell office:value-type="float" office:value="786694144" calcext:value-type="float">
            <text:p>786694144</text:p>
          </table:table-cell>
          <table:table-cell office:value-type="float" office:value="1481379.75" calcext:value-type="float">
            <text:p>1481379.75</text:p>
          </table:table-cell>
          <table:table-cell office:value-type="float" office:value="1599179.75" calcext:value-type="float">
            <text:p>1599179.75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0.0962499976158142" calcext:value-type="float">
            <text:p>0.096249997615814</text:p>
          </table:table-cell>
          <table:table-cell office:value-type="float" office:value="0.125750005245209" calcext:value-type="float">
            <text:p>0.125750005245209</text:p>
          </table:table-cell>
          <table:table-cell office:value-type="float" office:value="0.960749983787537" calcext:value-type="float">
            <text:p>0.960749983787537</text:p>
          </table:table-cell>
          <table:table-cell office:value-type="float" office:value="0.669512748718262" calcext:value-type="float">
            <text:p>0.669512748718262</text:p>
          </table:table-cell>
          <table:table-cell office:value-type="float" office:value="300" calcext:value-type="float">
            <text:p>3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8" calcext:value-type="float">
            <text:p>288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6" calcext:value-type="float">
            <text:p>28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20:37:00 UTC 2017</text:p>
          </table:table-cell>
          <table:table-cell office:value-type="float" office:value="386" calcext:value-type="float">
            <text:p>386</text:p>
          </table:table-cell>
          <table:table-cell office:value-type="float" office:value="1049190400" calcext:value-type="float">
            <text:p>1049190400</text:p>
          </table:table-cell>
          <table:table-cell office:value-type="float" office:value="8188916.5" calcext:value-type="float">
            <text:p>8188916.5</text:p>
          </table:table-cell>
          <table:table-cell office:value-type="float" office:value="29" calcext:value-type="float">
            <text:p>29</text:p>
          </table:table-cell>
          <table:table-cell office:value-type="float" office:value="29290496" calcext:value-type="float">
            <text:p>29290496</text:p>
          </table:table-cell>
          <table:table-cell office:value-type="float" office:value="119564.5" calcext:value-type="float">
            <text:p>119564.5</text:p>
          </table:table-cell>
          <table:table-cell office:value-type="float" office:value="94" calcext:value-type="float">
            <text:p>94</text:p>
          </table:table-cell>
          <table:table-cell office:value-type="float" office:value="714747904" calcext:value-type="float">
            <text:p>714747904</text:p>
          </table:table-cell>
          <table:table-cell office:value-type="float" office:value="21253.578125" calcext:value-type="float">
            <text:p>21253.578125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857546752" calcext:value-type="float">
            <text:p>857546752</text:p>
          </table:table-cell>
          <table:table-cell office:value-type="float" office:value="789336064" calcext:value-type="float">
            <text:p>789336064</text:p>
          </table:table-cell>
          <table:table-cell office:value-type="float" office:value="1481379.75" calcext:value-type="float">
            <text:p>1481379.75</text:p>
          </table:table-cell>
          <table:table-cell office:value-type="float" office:value="1599179.75" calcext:value-type="float">
            <text:p>1599179.75</text:p>
          </table:table-cell>
          <table:table-cell office:value-type="float" office:value="0.0825000032782555" calcext:value-type="float">
            <text:p>0.082500003278256</text:p>
          </table:table-cell>
          <table:table-cell office:value-type="float" office:value="0.100000001490116" calcext:value-type="float">
            <text:p>0.100000001490116</text:p>
          </table:table-cell>
          <table:table-cell office:value-type="float" office:value="0.141000002622604" calcext:value-type="float">
            <text:p>0.141000002622604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0.670490324497223" calcext:value-type="float">
            <text:p>0.670490324497223</text:p>
          </table:table-cell>
          <table:table-cell office:value-type="float" office:value="300" calcext:value-type="float">
            <text:p>3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Fri Jun 02 20:38:00 UTC 2017</text:p>
          </table:table-cell>
          <table:table-cell office:value-type="float" office:value="375" calcext:value-type="float">
            <text:p>375</text:p>
          </table:table-cell>
          <table:table-cell office:value-type="float" office:value="1047949312" calcext:value-type="float">
            <text:p>1047949312</text:p>
          </table:table-cell>
          <table:table-cell office:value-type="float" office:value="8573545" calcext:value-type="float">
            <text:p>8573545</text:p>
          </table:table-cell>
          <table:table-cell office:value-type="float" office:value="31" calcext:value-type="float">
            <text:p>31</text:p>
          </table:table-cell>
          <table:table-cell office:value-type="float" office:value="29986816" calcext:value-type="float">
            <text:p>29986816</text:p>
          </table:table-cell>
          <table:table-cell office:value-type="float" office:value="135444.34375" calcext:value-type="float">
            <text:p>135444.34375</text:p>
          </table:table-cell>
          <table:table-cell office:value-type="float" office:value="87" calcext:value-type="float">
            <text:p>87</text:p>
          </table:table-cell>
          <table:table-cell office:value-type="float" office:value="714948608" calcext:value-type="float">
            <text:p>714948608</text:p>
          </table:table-cell>
          <table:table-cell office:value-type="float" office:value="21124.037109375" calcext:value-type="float">
            <text:p>21124.037109375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859336704" calcext:value-type="float">
            <text:p>859336704</text:p>
          </table:table-cell>
          <table:table-cell office:value-type="float" office:value="792137728" calcext:value-type="float">
            <text:p>792137728</text:p>
          </table:table-cell>
          <table:table-cell office:value-type="float" office:value="1791355" calcext:value-type="float">
            <text:p>1791355</text:p>
          </table:table-cell>
          <table:table-cell office:value-type="string" calcext:value-type="string">
            <text:p>null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0.105750001966953" calcext:value-type="float">
            <text:p>0.105750001966953</text:p>
          </table:table-cell>
          <table:table-cell office:value-type="float" office:value="0.140249997377396" calcext:value-type="float">
            <text:p>0.140249997377396</text:p>
          </table:table-cell>
          <table:table-cell office:value-type="float" office:value="0.958500027656555" calcext:value-type="float">
            <text:p>0.958500027656555</text:p>
          </table:table-cell>
          <table:table-cell office:value-type="float" office:value="0.668310105800629" calcext:value-type="float">
            <text:p>0.668310105800629</text:p>
          </table:table-cell>
          <table:table-cell office:value-type="float" office:value="350" calcext:value-type="float">
            <text:p>3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77" calcext:value-type="float">
            <text:p>277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20:39:00 UTC 2017</text:p>
          </table:table-cell>
          <table:table-cell office:value-type="float" office:value="371" calcext:value-type="float">
            <text:p>371</text:p>
          </table:table-cell>
          <table:table-cell office:value-type="float" office:value="1049538560" calcext:value-type="float">
            <text:p>1049538560</text:p>
          </table:table-cell>
          <table:table-cell office:value-type="float" office:value="8573545" calcext:value-type="float">
            <text:p>8573545</text:p>
          </table:table-cell>
          <table:table-cell office:value-type="float" office:value="31" calcext:value-type="float">
            <text:p>31</text:p>
          </table:table-cell>
          <table:table-cell office:value-type="float" office:value="30732288" calcext:value-type="float">
            <text:p>30732288</text:p>
          </table:table-cell>
          <table:table-cell office:value-type="float" office:value="135444.34375" calcext:value-type="float">
            <text:p>135444.34375</text:p>
          </table:table-cell>
          <table:table-cell office:value-type="float" office:value="89" calcext:value-type="float">
            <text:p>89</text:p>
          </table:table-cell>
          <table:table-cell office:value-type="float" office:value="715141120" calcext:value-type="float">
            <text:p>715141120</text:p>
          </table:table-cell>
          <table:table-cell office:value-type="float" office:value="21124.037109375" calcext:value-type="float">
            <text:p>21124.037109375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862691328" calcext:value-type="float">
            <text:p>862691328</text:p>
          </table:table-cell>
          <table:table-cell office:value-type="float" office:value="794808320" calcext:value-type="float">
            <text:p>794808320</text:p>
          </table:table-cell>
          <table:table-cell office:value-type="float" office:value="1791355" calcext:value-type="float">
            <text:p>1791355</text:p>
          </table:table-cell>
          <table:table-cell office:value-type="string" calcext:value-type="string">
            <text:p>null</text:p>
          </table:table-cell>
          <table:table-cell office:value-type="float" office:value="0.0705000013113022" calcext:value-type="float">
            <text:p>0.070500001311302</text:p>
          </table:table-cell>
          <table:table-cell office:value-type="float" office:value="0.108249999582767" calcext:value-type="float">
            <text:p>0.108249999582767</text:p>
          </table:table-cell>
          <table:table-cell office:value-type="float" office:value="0.139750003814697" calcext:value-type="float">
            <text:p>0.139750003814697</text:p>
          </table:table-cell>
          <table:table-cell office:value-type="float" office:value="0.958500027656555" calcext:value-type="float">
            <text:p>0.958500027656555</text:p>
          </table:table-cell>
          <table:table-cell office:value-type="float" office:value="0.668473541736603" calcext:value-type="float">
            <text:p>0.668473541736603</text:p>
          </table:table-cell>
          <table:table-cell office:value-type="float" office:value="350" calcext:value-type="float">
            <text:p>3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20:40:00 UTC 2017</text:p>
          </table:table-cell>
          <table:table-cell office:value-type="float" office:value="354" calcext:value-type="float">
            <text:p>354</text:p>
          </table:table-cell>
          <table:table-cell office:value-type="float" office:value="1049247744" calcext:value-type="float">
            <text:p>1049247744</text:p>
          </table:table-cell>
          <table:table-cell office:value-type="float" office:value="8386632" calcext:value-type="float">
            <text:p>8386632</text:p>
          </table:table-cell>
          <table:table-cell office:value-type="float" office:value="31" calcext:value-type="float">
            <text:p>31</text:p>
          </table:table-cell>
          <table:table-cell office:value-type="float" office:value="30748672" calcext:value-type="float">
            <text:p>30748672</text:p>
          </table:table-cell>
          <table:table-cell office:value-type="float" office:value="135444.34375" calcext:value-type="float">
            <text:p>135444.34375</text:p>
          </table:table-cell>
          <table:table-cell office:value-type="float" office:value="93" calcext:value-type="float">
            <text:p>93</text:p>
          </table:table-cell>
          <table:table-cell office:value-type="float" office:value="715452416" calcext:value-type="float">
            <text:p>715452416</text:p>
          </table:table-cell>
          <table:table-cell office:value-type="float" office:value="22230.126953125" calcext:value-type="float">
            <text:p>22230.126953125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867545088" calcext:value-type="float">
            <text:p>867545088</text:p>
          </table:table-cell>
          <table:table-cell office:value-type="float" office:value="799539200" calcext:value-type="float">
            <text:p>799539200</text:p>
          </table:table-cell>
          <table:table-cell office:value-type="float" office:value="1632408.25" calcext:value-type="float">
            <text:p>1632408.25</text:p>
          </table:table-cell>
          <table:table-cell office:value-type="float" office:value="1667468.75" calcext:value-type="float">
            <text:p>1667468.75</text:p>
          </table:table-cell>
          <table:table-cell office:value-type="float" office:value="0.0769999995827675" calcext:value-type="float">
            <text:p>0.076999999582768</text:p>
          </table:table-cell>
          <table:table-cell office:value-type="float" office:value="0.114749997854233" calcext:value-type="float">
            <text:p>0.114749997854233</text:p>
          </table:table-cell>
          <table:table-cell office:value-type="float" office:value="0.146249994635582" calcext:value-type="float">
            <text:p>0.146249994635582</text:p>
          </table:table-cell>
          <table:table-cell office:value-type="float" office:value="0.958750009536743" calcext:value-type="float">
            <text:p>0.958750009536743</text:p>
          </table:table-cell>
          <table:table-cell office:value-type="float" office:value="0.668703019618988" calcext:value-type="float">
            <text:p>0.668703019618988</text:p>
          </table:table-cell>
          <table:table-cell office:value-type="float" office:value="350" calcext:value-type="float">
            <text:p>3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Fri Jun 02 20:41:00 UTC 2017</text:p>
          </table:table-cell>
          <table:table-cell office:value-type="float" office:value="374" calcext:value-type="float">
            <text:p>374</text:p>
          </table:table-cell>
          <table:table-cell office:value-type="float" office:value="1049010176" calcext:value-type="float">
            <text:p>1049010176</text:p>
          </table:table-cell>
          <table:table-cell office:value-type="float" office:value="7869038.5" calcext:value-type="float">
            <text:p>7869038.5</text:p>
          </table:table-cell>
          <table:table-cell office:value-type="float" office:value="28" calcext:value-type="float">
            <text:p>28</text:p>
          </table:table-cell>
          <table:table-cell office:value-type="float" office:value="30064640" calcext:value-type="float">
            <text:p>30064640</text:p>
          </table:table-cell>
          <table:table-cell office:value-type="float" office:value="132395.859375" calcext:value-type="float">
            <text:p>132395.859375</text:p>
          </table:table-cell>
          <table:table-cell office:value-type="float" office:value="86" calcext:value-type="float">
            <text:p>86</text:p>
          </table:table-cell>
          <table:table-cell office:value-type="float" office:value="715776000" calcext:value-type="float">
            <text:p>715776000</text:p>
          </table:table-cell>
          <table:table-cell office:value-type="float" office:value="20036.732421875" calcext:value-type="float">
            <text:p>20036.732421875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869101568" calcext:value-type="float">
            <text:p>869101568</text:p>
          </table:table-cell>
          <table:table-cell office:value-type="float" office:value="801927168" calcext:value-type="float">
            <text:p>801927168</text:p>
          </table:table-cell>
          <table:table-cell office:value-type="float" office:value="1632408.25" calcext:value-type="float">
            <text:p>1632408.25</text:p>
          </table:table-cell>
          <table:table-cell office:value-type="float" office:value="1667468.75" calcext:value-type="float">
            <text:p>1667468.75</text:p>
          </table:table-cell>
          <table:table-cell office:value-type="float" office:value="0.106749996542931" calcext:value-type="float">
            <text:p>0.106749996542931</text:p>
          </table:table-cell>
          <table:table-cell office:value-type="float" office:value="0.11150000244379" calcext:value-type="float">
            <text:p>0.11150000244379</text:p>
          </table:table-cell>
          <table:table-cell office:value-type="float" office:value="0.139750003814697" calcext:value-type="float">
            <text:p>0.139750003814697</text:p>
          </table:table-cell>
          <table:table-cell office:value-type="float" office:value="0.95974999666214" calcext:value-type="float">
            <text:p>0.95974999666214</text:p>
          </table:table-cell>
          <table:table-cell office:value-type="float" office:value="0.668776869773865" calcext:value-type="float">
            <text:p>0.668776869773865</text:p>
          </table:table-cell>
          <table:table-cell office:value-type="float" office:value="400" calcext:value-type="float">
            <text:p>4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20:42:00 UTC 2017</text:p>
          </table:table-cell>
          <table:table-cell office:value-type="float" office:value="381" calcext:value-type="float">
            <text:p>381</text:p>
          </table:table-cell>
          <table:table-cell office:value-type="float" office:value="1048203264" calcext:value-type="float">
            <text:p>1048203264</text:p>
          </table:table-cell>
          <table:table-cell office:value-type="float" office:value="7869038.5" calcext:value-type="float">
            <text:p>7869038.5</text:p>
          </table:table-cell>
          <table:table-cell office:value-type="float" office:value="30" calcext:value-type="float">
            <text:p>30</text:p>
          </table:table-cell>
          <table:table-cell office:value-type="float" office:value="30072832" calcext:value-type="float">
            <text:p>30072832</text:p>
          </table:table-cell>
          <table:table-cell office:value-type="float" office:value="132395.859375" calcext:value-type="float">
            <text:p>132395.859375</text:p>
          </table:table-cell>
          <table:table-cell office:value-type="float" office:value="82" calcext:value-type="float">
            <text:p>82</text:p>
          </table:table-cell>
          <table:table-cell office:value-type="float" office:value="715915264" calcext:value-type="float">
            <text:p>715915264</text:p>
          </table:table-cell>
          <table:table-cell office:value-type="float" office:value="19955.970703125" calcext:value-type="float">
            <text:p>19955.970703125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872378368" calcext:value-type="float">
            <text:p>872378368</text:p>
          </table:table-cell>
          <table:table-cell office:value-type="float" office:value="804478976" calcext:value-type="float">
            <text:p>804478976</text:p>
          </table:table-cell>
          <table:table-cell office:value-type="float" office:value="1612004.875" calcext:value-type="float">
            <text:p>1612004.875</text:p>
          </table:table-cell>
          <table:table-cell office:value-type="float" office:value="1646370.375" calcext:value-type="float">
            <text:p>1646370.375</text:p>
          </table:table-cell>
          <table:table-cell office:value-type="float" office:value="0.0665000006556511" calcext:value-type="float">
            <text:p>0.066500000655651</text:p>
          </table:table-cell>
          <table:table-cell office:value-type="float" office:value="0.115749999880791" calcext:value-type="float">
            <text:p>0.115749999880791</text:p>
          </table:table-cell>
          <table:table-cell office:value-type="float" office:value="0.138999998569489" calcext:value-type="float">
            <text:p>0.138999998569489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0.668953537940979" calcext:value-type="float">
            <text:p>0.668953537940979</text:p>
          </table:table-cell>
          <table:table-cell office:value-type="float" office:value="400" calcext:value-type="float">
            <text:p>4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Fri Jun 02 20:43:00 UTC 2017</text:p>
          </table:table-cell>
          <table:table-cell office:value-type="float" office:value="363" calcext:value-type="float">
            <text:p>363</text:p>
          </table:table-cell>
          <table:table-cell office:value-type="float" office:value="1049210880" calcext:value-type="float">
            <text:p>1049210880</text:p>
          </table:table-cell>
          <table:table-cell office:value-type="float" office:value="7869038.5" calcext:value-type="float">
            <text:p>7869038.5</text:p>
          </table:table-cell>
          <table:table-cell office:value-type="float" office:value="31" calcext:value-type="float">
            <text:p>31</text:p>
          </table:table-cell>
          <table:table-cell office:value-type="float" office:value="30679040" calcext:value-type="float">
            <text:p>30679040</text:p>
          </table:table-cell>
          <table:table-cell office:value-type="float" office:value="132395.859375" calcext:value-type="float">
            <text:p>132395.859375</text:p>
          </table:table-cell>
          <table:table-cell office:value-type="float" office:value="93" calcext:value-type="float">
            <text:p>93</text:p>
          </table:table-cell>
          <table:table-cell office:value-type="float" office:value="716083200" calcext:value-type="float">
            <text:p>716083200</text:p>
          </table:table-cell>
          <table:table-cell office:value-type="float" office:value="21043.533203125" calcext:value-type="float">
            <text:p>21043.533203125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878391296" calcext:value-type="float">
            <text:p>878391296</text:p>
          </table:table-cell>
          <table:table-cell office:value-type="float" office:value="808550400" calcext:value-type="float">
            <text:p>808550400</text:p>
          </table:table-cell>
          <table:table-cell office:value-type="float" office:value="1612004.875" calcext:value-type="float">
            <text:p>1612004.875</text:p>
          </table:table-cell>
          <table:table-cell office:value-type="float" office:value="1646370.375" calcext:value-type="float">
            <text:p>1646370.375</text:p>
          </table:table-cell>
          <table:table-cell office:value-type="float" office:value="0.0792500004172325" calcext:value-type="float">
            <text:p>0.079250000417233</text:p>
          </table:table-cell>
          <table:table-cell office:value-type="float" office:value="0.121749997138977" calcext:value-type="float">
            <text:p>0.121749997138977</text:p>
          </table:table-cell>
          <table:table-cell office:value-type="float" office:value="0.151500001549721" calcext:value-type="float">
            <text:p>0.151500001549721</text:p>
          </table:table-cell>
          <table:table-cell office:value-type="float" office:value="0.958249986171722" calcext:value-type="float">
            <text:p>0.958249986171722</text:p>
          </table:table-cell>
          <table:table-cell office:value-type="float" office:value="0.669299423694611" calcext:value-type="float">
            <text:p>0.669299423694611</text:p>
          </table:table-cell>
          <table:table-cell office:value-type="float" office:value="400" calcext:value-type="float">
            <text:p>4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4" calcext:value-type="float">
            <text:p>284</text:p>
          </table:table-cell>
          <table:table-cell table:number-columns-repeated="4"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Fri Jun 02 20:44:00 UTC 2017</text:p>
          </table:table-cell>
          <table:table-cell office:value-type="float" office:value="363" calcext:value-type="float">
            <text:p>363</text:p>
          </table:table-cell>
          <table:table-cell office:value-type="float" office:value="1050091520" calcext:value-type="float">
            <text:p>1050091520</text:p>
          </table:table-cell>
          <table:table-cell office:value-type="float" office:value="8257098.5" calcext:value-type="float">
            <text:p>8257098.5</text:p>
          </table:table-cell>
          <table:table-cell office:value-type="float" office:value="31" calcext:value-type="float">
            <text:p>31</text:p>
          </table:table-cell>
          <table:table-cell office:value-type="float" office:value="30613504" calcext:value-type="float">
            <text:p>30613504</text:p>
          </table:table-cell>
          <table:table-cell office:value-type="float" office:value="136177.609375" calcext:value-type="float">
            <text:p>136177.609375</text:p>
          </table:table-cell>
          <table:table-cell office:value-type="float" office:value="94" calcext:value-type="float">
            <text:p>94</text:p>
          </table:table-cell>
          <table:table-cell office:value-type="float" office:value="717352960" calcext:value-type="float">
            <text:p>717352960</text:p>
          </table:table-cell>
          <table:table-cell office:value-type="float" office:value="21043.533203125" calcext:value-type="float">
            <text:p>21043.533203125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882749440" calcext:value-type="float">
            <text:p>882749440</text:p>
          </table:table-cell>
          <table:table-cell office:value-type="float" office:value="811757568" calcext:value-type="float">
            <text:p>811757568</text:p>
          </table:table-cell>
          <table:table-cell office:value-type="float" office:value="1676858.375" calcext:value-type="float">
            <text:p>1676858.375</text:p>
          </table:table-cell>
          <table:table-cell office:value-type="float" office:value="1576242.5" calcext:value-type="float">
            <text:p>1576242.5</text:p>
          </table:table-cell>
          <table:table-cell office:value-type="float" office:value="0.0694999992847443" calcext:value-type="float">
            <text:p>0.069499999284744</text:p>
          </table:table-cell>
          <table:table-cell office:value-type="float" office:value="0.120999999344349" calcext:value-type="float">
            <text:p>0.120999999344349</text:p>
          </table:table-cell>
          <table:table-cell office:value-type="float" office:value="0.147750005125999" calcext:value-type="float">
            <text:p>0.147750005125999</text:p>
          </table:table-cell>
          <table:table-cell office:value-type="float" office:value="0.958999991416931" calcext:value-type="float">
            <text:p>0.958999991416931</text:p>
          </table:table-cell>
          <table:table-cell office:value-type="float" office:value="0.669465303421021" calcext:value-type="float">
            <text:p>0.669465303421021</text:p>
          </table:table-cell>
          <table:table-cell office:value-type="float" office:value="500" calcext:value-type="float">
            <text:p>5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1" calcext:value-type="float">
            <text:p>281</text:p>
          </table:table-cell>
          <table:table-cell office:value-type="float" office:value="286" calcext:value-type="float">
            <text:p>286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20:45:00 UTC 2017</text:p>
          </table:table-cell>
          <table:table-cell office:value-type="float" office:value="364" calcext:value-type="float">
            <text:p>364</text:p>
          </table:table-cell>
          <table:table-cell office:value-type="float" office:value="1050341376" calcext:value-type="float">
            <text:p>1050341376</text:p>
          </table:table-cell>
          <table:table-cell office:value-type="float" office:value="7919078" calcext:value-type="float">
            <text:p>7919078</text:p>
          </table:table-cell>
          <table:table-cell office:value-type="float" office:value="30" calcext:value-type="float">
            <text:p>30</text:p>
          </table:table-cell>
          <table:table-cell office:value-type="float" office:value="29913088" calcext:value-type="float">
            <text:p>29913088</text:p>
          </table:table-cell>
          <table:table-cell office:value-type="float" office:value="144004.0625" calcext:value-type="float">
            <text:p>144004.0625</text:p>
          </table:table-cell>
          <table:table-cell office:value-type="float" office:value="87" calcext:value-type="float">
            <text:p>87</text:p>
          </table:table-cell>
          <table:table-cell office:value-type="float" office:value="717578240" calcext:value-type="float">
            <text:p>717578240</text:p>
          </table:table-cell>
          <table:table-cell office:value-type="float" office:value="20515.78515625" calcext:value-type="float">
            <text:p>20515.78515625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891695104" calcext:value-type="float">
            <text:p>891695104</text:p>
          </table:table-cell>
          <table:table-cell office:value-type="float" office:value="816562176" calcext:value-type="float">
            <text:p>816562176</text:p>
          </table:table-cell>
          <table:table-cell office:value-type="float" office:value="1632412.5" calcext:value-type="float">
            <text:p>1632412.5</text:p>
          </table:table-cell>
          <table:table-cell office:value-type="float" office:value="1576242.5" calcext:value-type="float">
            <text:p>1576242.5</text:p>
          </table:table-cell>
          <table:table-cell office:value-type="float" office:value="0.069750003516674" calcext:value-type="float">
            <text:p>0.069750003516674</text:p>
          </table:table-cell>
          <table:table-cell office:value-type="float" office:value="0.123250000178814" calcext:value-type="float">
            <text:p>0.123250000178814</text:p>
          </table:table-cell>
          <table:table-cell office:value-type="float" office:value="0.147750005125999" calcext:value-type="float">
            <text:p>0.147750005125999</text:p>
          </table:table-cell>
          <table:table-cell office:value-type="float" office:value="0.958249986171722" calcext:value-type="float">
            <text:p>0.958249986171722</text:p>
          </table:table-cell>
          <table:table-cell office:value-type="float" office:value="0.669594466686249" calcext:value-type="float">
            <text:p>0.669594466686249</text:p>
          </table:table-cell>
          <table:table-cell office:value-type="float" office:value="500" calcext:value-type="float">
            <text:p>5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table:number-columns-repeated="4"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20:46:00 UTC 2017</text:p>
          </table:table-cell>
          <table:table-cell office:value-type="float" office:value="353" calcext:value-type="float">
            <text:p>353</text:p>
          </table:table-cell>
          <table:table-cell office:value-type="float" office:value="1050472448" calcext:value-type="float">
            <text:p>1050472448</text:p>
          </table:table-cell>
          <table:table-cell office:value-type="float" office:value="7709836" calcext:value-type="float">
            <text:p>7709836</text:p>
          </table:table-cell>
          <table:table-cell office:value-type="float" office:value="29" calcext:value-type="float">
            <text:p>29</text:p>
          </table:table-cell>
          <table:table-cell office:value-type="float" office:value="31379456" calcext:value-type="float">
            <text:p>31379456</text:p>
          </table:table-cell>
          <table:table-cell office:value-type="float" office:value="125057.8046875" calcext:value-type="float">
            <text:p>125057.8046875</text:p>
          </table:table-cell>
          <table:table-cell office:value-type="float" office:value="99" calcext:value-type="float">
            <text:p>99</text:p>
          </table:table-cell>
          <table:table-cell office:value-type="float" office:value="717283328" calcext:value-type="float">
            <text:p>717283328</text:p>
          </table:table-cell>
          <table:table-cell office:value-type="float" office:value="23220.181640625" calcext:value-type="float">
            <text:p>23220.181640625</text:p>
          </table:table-cell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  <table:table-cell office:value-type="float" office:value="897605632" calcext:value-type="float">
            <text:p>897605632</text:p>
          </table:table-cell>
          <table:table-cell office:value-type="float" office:value="821338112" calcext:value-type="float">
            <text:p>821338112</text:p>
          </table:table-cell>
          <table:table-cell office:value-type="float" office:value="1796738.875" calcext:value-type="float">
            <text:p>1796738.875</text:p>
          </table:table-cell>
          <table:table-cell office:value-type="float" office:value="1327378.25" calcext:value-type="float">
            <text:p>1327378.25</text:p>
          </table:table-cell>
          <table:table-cell office:value-type="float" office:value="0.0757500007748604" calcext:value-type="float">
            <text:p>0.07575000077486</text:p>
          </table:table-cell>
          <table:table-cell office:value-type="float" office:value="0.13850000500679" calcext:value-type="float">
            <text:p>0.13850000500679</text:p>
          </table:table-cell>
          <table:table-cell office:value-type="float" office:value="0.162750005722046" calcext:value-type="float">
            <text:p>0.162750005722046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0.669820010662079" calcext:value-type="float">
            <text:p>0.669820010662079</text:p>
          </table:table-cell>
          <table:table-cell office:value-type="float" office:value="500" calcext:value-type="float">
            <text:p>5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3"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Fri Jun 02 20:47:00 UTC 2017</text:p>
          </table:table-cell>
          <table:table-cell office:value-type="float" office:value="371" calcext:value-type="float">
            <text:p>371</text:p>
          </table:table-cell>
          <table:table-cell office:value-type="float" office:value="1048715264" calcext:value-type="float">
            <text:p>1048715264</text:p>
          </table:table-cell>
          <table:table-cell office:value-type="float" office:value="7709836" calcext:value-type="float">
            <text:p>7709836</text:p>
          </table:table-cell>
          <table:table-cell office:value-type="float" office:value="29" calcext:value-type="float">
            <text:p>29</text:p>
          </table:table-cell>
          <table:table-cell office:value-type="float" office:value="30777344" calcext:value-type="float">
            <text:p>30777344</text:p>
          </table:table-cell>
          <table:table-cell office:value-type="float" office:value="125057.8046875" calcext:value-type="float">
            <text:p>125057.8046875</text:p>
          </table:table-cell>
          <table:table-cell office:value-type="float" office:value="88" calcext:value-type="float">
            <text:p>88</text:p>
          </table:table-cell>
          <table:table-cell office:value-type="float" office:value="717189120" calcext:value-type="float">
            <text:p>717189120</text:p>
          </table:table-cell>
          <table:table-cell office:value-type="float" office:value="21519.837890625" calcext:value-type="float">
            <text:p>21519.837890625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900526080" calcext:value-type="float">
            <text:p>900526080</text:p>
          </table:table-cell>
          <table:table-cell office:value-type="float" office:value="821964800" calcext:value-type="float">
            <text:p>821964800</text:p>
          </table:table-cell>
          <table:table-cell office:value-type="float" office:value="1796738.875" calcext:value-type="float">
            <text:p>1796738.875</text:p>
          </table:table-cell>
          <table:table-cell office:value-type="float" office:value="1327378.25" calcext:value-type="float">
            <text:p>1327378.25</text:p>
          </table:table-cell>
          <table:table-cell office:value-type="float" office:value="0.0780000016093254" calcext:value-type="float">
            <text:p>0.078000001609325</text:p>
          </table:table-cell>
          <table:table-cell office:value-type="float" office:value="0.13400000333786" calcext:value-type="float">
            <text:p>0.13400000333786</text:p>
          </table:table-cell>
          <table:table-cell office:value-type="float" office:value="0.157250002026558" calcext:value-type="float">
            <text:p>0.157250002026558</text:p>
          </table:table-cell>
          <table:table-cell office:value-type="float" office:value="0.958500027656555" calcext:value-type="float">
            <text:p>0.958500027656555</text:p>
          </table:table-cell>
          <table:table-cell office:value-type="float" office:value="0.67229962348938" calcext:value-type="float">
            <text:p>0.67229962348938</text:p>
          </table:table-cell>
          <table:table-cell office:value-type="float" office:value="600" calcext:value-type="float">
            <text:p>6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7" calcext:value-type="float">
            <text:p>287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20:48:00 UTC 2017</text:p>
          </table:table-cell>
          <table:table-cell office:value-type="float" office:value="369" calcext:value-type="float">
            <text:p>369</text:p>
          </table:table-cell>
          <table:table-cell office:value-type="float" office:value="1049165824" calcext:value-type="float">
            <text:p>1049165824</text:p>
          </table:table-cell>
          <table:table-cell office:value-type="float" office:value="7701467" calcext:value-type="float">
            <text:p>7701467</text:p>
          </table:table-cell>
          <table:table-cell office:value-type="float" office:value="30" calcext:value-type="float">
            <text:p>30</text:p>
          </table:table-cell>
          <table:table-cell office:value-type="float" office:value="32227328" calcext:value-type="float">
            <text:p>32227328</text:p>
          </table:table-cell>
          <table:table-cell office:value-type="float" office:value="125057.8046875" calcext:value-type="float">
            <text:p>125057.8046875</text:p>
          </table:table-cell>
          <table:table-cell office:value-type="float" office:value="91" calcext:value-type="float">
            <text:p>91</text:p>
          </table:table-cell>
          <table:table-cell office:value-type="float" office:value="716992512" calcext:value-type="float">
            <text:p>716992512</text:p>
          </table:table-cell>
          <table:table-cell office:value-type="float" office:value="21852.8046875" calcext:value-type="float">
            <text:p>21852.8046875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906031104" calcext:value-type="float">
            <text:p>906031104</text:p>
          </table:table-cell>
          <table:table-cell office:value-type="float" office:value="823427072" calcext:value-type="float">
            <text:p>823427072</text:p>
          </table:table-cell>
          <table:table-cell office:value-type="float" office:value="1796738.875" calcext:value-type="float">
            <text:p>1796738.875</text:p>
          </table:table-cell>
          <table:table-cell office:value-type="float" office:value="1327378.25" calcext:value-type="float">
            <text:p>1327378.25</text:p>
          </table:table-cell>
          <table:table-cell office:value-type="float" office:value="0.0740000009536743" calcext:value-type="float">
            <text:p>0.074000000953674</text:p>
          </table:table-cell>
          <table:table-cell office:value-type="float" office:value="0.137250006198883" calcext:value-type="float">
            <text:p>0.137250006198883</text:p>
          </table:table-cell>
          <table:table-cell office:value-type="float" office:value="0.150250002741814" calcext:value-type="float">
            <text:p>0.150250002741814</text:p>
          </table:table-cell>
          <table:table-cell office:value-type="float" office:value="0.958999991416931" calcext:value-type="float">
            <text:p>0.958999991416931</text:p>
          </table:table-cell>
          <table:table-cell office:value-type="float" office:value="0.671016275882721" calcext:value-type="float">
            <text:p>0.671016275882721</text:p>
          </table:table-cell>
          <table:table-cell office:value-type="float" office:value="600" calcext:value-type="float">
            <text:p>6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20:49:00 UTC 2017</text:p>
          </table:table-cell>
          <table:table-cell office:value-type="float" office:value="369" calcext:value-type="float">
            <text:p>369</text:p>
          </table:table-cell>
          <table:table-cell office:value-type="float" office:value="1050427392" calcext:value-type="float">
            <text:p>1050427392</text:p>
          </table:table-cell>
          <table:table-cell office:value-type="float" office:value="7701467" calcext:value-type="float">
            <text:p>7701467</text:p>
          </table:table-cell>
          <table:table-cell office:value-type="float" office:value="28" calcext:value-type="float">
            <text:p>28</text:p>
          </table:table-cell>
          <table:table-cell office:value-type="float" office:value="31477760" calcext:value-type="float">
            <text:p>31477760</text:p>
          </table:table-cell>
          <table:table-cell office:value-type="float" office:value="125057.8046875" calcext:value-type="float">
            <text:p>125057.8046875</text:p>
          </table:table-cell>
          <table:table-cell office:value-type="float" office:value="87" calcext:value-type="float">
            <text:p>87</text:p>
          </table:table-cell>
          <table:table-cell office:value-type="float" office:value="716873728" calcext:value-type="float">
            <text:p>716873728</text:p>
          </table:table-cell>
          <table:table-cell office:value-type="float" office:value="19779.244140625" calcext:value-type="float">
            <text:p>19779.244140625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907935744" calcext:value-type="float">
            <text:p>907935744</text:p>
          </table:table-cell>
          <table:table-cell office:value-type="float" office:value="826822656" calcext:value-type="float">
            <text:p>826822656</text:p>
          </table:table-cell>
          <table:table-cell office:value-type="float" office:value="1796738.875" calcext:value-type="float">
            <text:p>1796738.875</text:p>
          </table:table-cell>
          <table:table-cell office:value-type="float" office:value="1327378.25" calcext:value-type="float">
            <text:p>1327378.25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135000005364418" calcext:value-type="float">
            <text:p>0.135000005364418</text:p>
          </table:table-cell>
          <table:table-cell office:value-type="float" office:value="0.156749993562698" calcext:value-type="float">
            <text:p>0.156749993562698</text:p>
          </table:table-cell>
          <table:table-cell office:value-type="float" office:value="0.958750009536743" calcext:value-type="float">
            <text:p>0.958750009536743</text:p>
          </table:table-cell>
          <table:table-cell office:value-type="float" office:value="0.671315729618073" calcext:value-type="float">
            <text:p>0.671315729618073</text:p>
          </table:table-cell>
          <table:table-cell office:value-type="float" office:value="600" calcext:value-type="float">
            <text:p>6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20:50:00 UTC 2017</text:p>
          </table:table-cell>
          <table:table-cell office:value-type="float" office:value="378" calcext:value-type="float">
            <text:p>378</text:p>
          </table:table-cell>
          <table:table-cell office:value-type="float" office:value="1050062848" calcext:value-type="float">
            <text:p>1050062848</text:p>
          </table:table-cell>
          <table:table-cell office:value-type="float" office:value="8332855.5" calcext:value-type="float">
            <text:p>8332855.5</text:p>
          </table:table-cell>
          <table:table-cell office:value-type="float" office:value="30" calcext:value-type="float">
            <text:p>30</text:p>
          </table:table-cell>
          <table:table-cell office:value-type="float" office:value="30011392" calcext:value-type="float">
            <text:p>30011392</text:p>
          </table:table-cell>
          <table:table-cell office:value-type="float" office:value="125057.8046875" calcext:value-type="float">
            <text:p>125057.8046875</text:p>
          </table:table-cell>
          <table:table-cell office:value-type="float" office:value="92" calcext:value-type="float">
            <text:p>92</text:p>
          </table:table-cell>
          <table:table-cell office:value-type="float" office:value="716795904" calcext:value-type="float">
            <text:p>716795904</text:p>
          </table:table-cell>
          <table:table-cell office:value-type="float" office:value="22641.46875" calcext:value-type="float">
            <text:p>22641.46875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911282176" calcext:value-type="float">
            <text:p>911282176</text:p>
          </table:table-cell>
          <table:table-cell office:value-type="float" office:value="830115840" calcext:value-type="float">
            <text:p>830115840</text:p>
          </table:table-cell>
          <table:table-cell office:value-type="float" office:value="1448807" calcext:value-type="float">
            <text:p>1448807</text:p>
          </table:table-cell>
          <table:table-cell office:value-type="float" office:value="1628191" calcext:value-type="float">
            <text:p>1628191</text:p>
          </table:table-cell>
          <table:table-cell office:value-type="float" office:value="0.0834999978542328" calcext:value-type="float">
            <text:p>0.083499997854233</text:p>
          </table:table-cell>
          <table:table-cell office:value-type="float" office:value="0.135499998927116" calcext:value-type="float">
            <text:p>0.135499998927116</text:p>
          </table:table-cell>
          <table:table-cell office:value-type="float" office:value="0.158749997615814" calcext:value-type="float">
            <text:p>0.158749997615814</text:p>
          </table:table-cell>
          <table:table-cell office:value-type="float" office:value="0.958249986171722" calcext:value-type="float">
            <text:p>0.958249986171722</text:p>
          </table:table-cell>
          <table:table-cell office:value-type="float" office:value="0.670855820178986" calcext:value-type="float">
            <text:p>0.670855820178986</text:p>
          </table:table-cell>
          <table:table-cell office:value-type="float" office:value="0" calcext:value-type="float">
            <text:p>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20:51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49649152" calcext:value-type="float">
            <text:p>1049649152</text:p>
          </table:table-cell>
          <table:table-cell office:value-type="float" office:value="7135797.5" calcext:value-type="float">
            <text:p>7135797.5</text:p>
          </table:table-cell>
          <table:table-cell office:value-type="float" office:value="25" calcext:value-type="float">
            <text:p>25</text:p>
          </table:table-cell>
          <table:table-cell office:value-type="float" office:value="27115520" calcext:value-type="float">
            <text:p>27115520</text:p>
          </table:table-cell>
          <table:table-cell office:value-type="float" office:value="135889.9375" calcext:value-type="float">
            <text:p>135889.9375</text:p>
          </table:table-cell>
          <table:table-cell office:value-type="float" office:value="93" calcext:value-type="float">
            <text:p>93</text:p>
          </table:table-cell>
          <table:table-cell office:value-type="float" office:value="716562432" calcext:value-type="float">
            <text:p>716562432</text:p>
          </table:table-cell>
          <table:table-cell office:value-type="float" office:value="22641.46875" calcext:value-type="float">
            <text:p>22641.46875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915476480" calcext:value-type="float">
            <text:p>915476480</text:p>
          </table:table-cell>
          <table:table-cell office:value-type="float" office:value="833802240" calcext:value-type="float">
            <text:p>833802240</text:p>
          </table:table-cell>
          <table:table-cell office:value-type="float" office:value="1448807" calcext:value-type="float">
            <text:p>1448807</text:p>
          </table:table-cell>
          <table:table-cell office:value-type="float" office:value="1628191" calcext:value-type="float">
            <text:p>1628191</text:p>
          </table:table-cell>
          <table:table-cell office:value-type="float" office:value="0.10724999755621" calcext:value-type="float">
            <text:p>0.10724999755621</text:p>
          </table:table-cell>
          <table:table-cell office:value-type="float" office:value="0.133249998092651" calcext:value-type="float">
            <text:p>0.133249998092651</text:p>
          </table:table-cell>
          <table:table-cell office:value-type="float" office:value="0.157000005245209" calcext:value-type="float">
            <text:p>0.157000005245209</text:p>
          </table:table-cell>
          <table:table-cell office:value-type="float" office:value="0.957499980926514" calcext:value-type="float">
            <text:p>0.957499980926514</text:p>
          </table:table-cell>
          <table:table-cell office:value-type="float" office:value="0.671176254749298" calcext:value-type="float">
            <text:p>0.671176254749298</text:p>
          </table:table-cell>
          <table:table-cell office:value-type="float" office:value="0" calcext:value-type="float">
            <text:p>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80" calcext:value-type="float">
            <text:p>28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Fri Jun 02 20:52:00 UTC 2017</text:p>
          </table:table-cell>
          <table:table-cell office:value-type="float" office:value="2" calcext:value-type="float">
            <text:p>2</text:p>
          </table:table-cell>
          <table:table-cell office:value-type="float" office:value="1048444928" calcext:value-type="float">
            <text:p>1048444928</text:p>
          </table:table-cell>
          <table:table-cell office:value-type="float" office:value="7135797.5" calcext:value-type="float">
            <text:p>7135797.5</text:p>
          </table:table-cell>
          <table:table-cell office:value-type="float" office:value="0" calcext:value-type="float">
            <text:p>0</text:p>
          </table:table-cell>
          <table:table-cell office:value-type="float" office:value="25522176" calcext:value-type="float">
            <text:p>25522176</text:p>
          </table:table-cell>
          <table:table-cell office:value-type="float" office:value="44.9567489624023" calcext:value-type="float">
            <text:p>44.9567489624023</text:p>
          </table:table-cell>
          <table:table-cell office:value-type="float" office:value="3" calcext:value-type="float">
            <text:p>3</text:p>
          </table:table-cell>
          <table:table-cell office:value-type="float" office:value="716255232" calcext:value-type="float">
            <text:p>716255232</text:p>
          </table:table-cell>
          <table:table-cell office:value-type="float" office:value="62.1905364990234" calcext:value-type="float">
            <text:p>62.1905364990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4374656" calcext:value-type="float">
            <text:p>914374656</text:p>
          </table:table-cell>
          <table:table-cell office:value-type="float" office:value="833708032" calcext:value-type="float">
            <text:p>833708032</text:p>
          </table:table-cell>
          <table:table-cell office:value-type="float" office:value="1448807" calcext:value-type="float">
            <text:p>1448807</text:p>
          </table:table-cell>
          <table:table-cell office:value-type="float" office:value="1628191" calcext:value-type="float">
            <text:p>1628191</text:p>
          </table:table-cell>
          <table:table-cell office:value-type="float" office:value="0.0707499980926514" calcext:value-type="float">
            <text:p>0.070749998092651</text:p>
          </table:table-cell>
          <table:table-cell office:value-type="float" office:value="0.0524999983608723" calcext:value-type="float">
            <text:p>0.052499998360872</text:p>
          </table:table-cell>
          <table:table-cell office:value-type="float" office:value="0.0857499986886978" calcext:value-type="float">
            <text:p>0.085749998688698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67119288444519" calcext:value-type="float">
            <text:p>0.67119288444519</text:p>
          </table:table-cell>
          <table:table-cell office:value-type="float" office:value="3" calcext:value-type="float">
            <text:p>3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20:53:00 UTC 2017</text:p>
          </table:table-cell>
          <table:table-cell office:value-type="float" office:value="5" calcext:value-type="float">
            <text:p>5</text:p>
          </table:table-cell>
          <table:table-cell office:value-type="float" office:value="1048444928" calcext:value-type="float">
            <text:p>1048444928</text:p>
          </table:table-cell>
          <table:table-cell office:value-type="float" office:value="40180.94140625" calcext:value-type="float">
            <text:p>40180.94140625</text:p>
          </table:table-cell>
          <table:table-cell office:value-type="float" office:value="0" calcext:value-type="float">
            <text:p>0</text:p>
          </table:table-cell>
          <table:table-cell office:value-type="float" office:value="25522176" calcext:value-type="float">
            <text:p>25522176</text:p>
          </table:table-cell>
          <table:table-cell office:value-type="float" office:value="44.9567489624023" calcext:value-type="float">
            <text:p>44.9567489624023</text:p>
          </table:table-cell>
          <table:table-cell office:value-type="float" office:value="4" calcext:value-type="float">
            <text:p>4</text:p>
          </table:table-cell>
          <table:table-cell office:value-type="float" office:value="716234752" calcext:value-type="float">
            <text:p>716234752</text:p>
          </table:table-cell>
          <table:table-cell office:value-type="float" office:value="341.886108398438" calcext:value-type="float">
            <text:p>341.8861083984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5300352" calcext:value-type="float">
            <text:p>915300352</text:p>
          </table:table-cell>
          <table:table-cell office:value-type="float" office:value="833617920" calcext:value-type="float">
            <text:p>833617920</text:p>
          </table:table-cell>
          <table:table-cell office:value-type="float" office:value="1448807" calcext:value-type="float">
            <text:p>1448807</text:p>
          </table:table-cell>
          <table:table-cell office:value-type="float" office:value="1628191" calcext:value-type="float">
            <text:p>1628191</text:p>
          </table:table-cell>
          <table:table-cell office:value-type="float" office:value="0.0759999975562096" calcext:value-type="float">
            <text:p>0.07599999755621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0552500002086163" calcext:value-type="float">
            <text:p>0.055250000208616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671234965324402" calcext:value-type="float">
            <text:p>0.671234965324402</text:p>
          </table:table-cell>
          <table:table-cell office:value-type="float" office:value="3" calcext:value-type="float">
            <text:p>3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20:54:00 UTC 2017</text:p>
          </table:table-cell>
          <table:table-cell office:value-type="float" office:value="6" calcext:value-type="float">
            <text:p>6</text:p>
          </table:table-cell>
          <table:table-cell office:value-type="float" office:value="1048248320" calcext:value-type="float">
            <text:p>1048248320</text:p>
          </table:table-cell>
          <table:table-cell office:value-type="float" office:value="118616.3359375" calcext:value-type="float">
            <text:p>118616.3359375</text:p>
          </table:table-cell>
          <table:table-cell office:value-type="float" office:value="0" calcext:value-type="float">
            <text:p>0</text:p>
          </table:table-cell>
          <table:table-cell office:value-type="float" office:value="25542656" calcext:value-type="float">
            <text:p>25542656</text:p>
          </table:table-cell>
          <table:table-cell office:value-type="float" office:value="44.9567489624023" calcext:value-type="float">
            <text:p>44.9567489624023</text:p>
          </table:table-cell>
          <table:table-cell office:value-type="float" office:value="4" calcext:value-type="float">
            <text:p>4</text:p>
          </table:table-cell>
          <table:table-cell office:value-type="float" office:value="716230656" calcext:value-type="float">
            <text:p>716230656</text:p>
          </table:table-cell>
          <table:table-cell office:value-type="float" office:value="341.886108398438" calcext:value-type="float">
            <text:p>341.8861083984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15214336" calcext:value-type="float">
            <text:p>915214336</text:p>
          </table:table-cell>
          <table:table-cell office:value-type="float" office:value="833478656" calcext:value-type="float">
            <text:p>833478656</text:p>
          </table:table-cell>
          <table:table-cell office:value-type="float" office:value="0" calcext:value-type="float">
            <text:p>0</text:p>
          </table:table-cell>
          <table:table-cell office:value-type="float" office:value="42974.33203125" calcext:value-type="float">
            <text:p>42974.33203125</text:p>
          </table:table-cell>
          <table:table-cell office:value-type="float" office:value="0.0759999975562096" calcext:value-type="float">
            <text:p>0.07599999755621</text:p>
          </table:table-cell>
          <table:table-cell office:value-type="float" office:value="0.0542499981820583" calcext:value-type="float">
            <text:p>0.054249998182058</text:p>
          </table:table-cell>
          <table:table-cell office:value-type="float" office:value="0.0480000004172325" calcext:value-type="float">
            <text:p>0.048000000417233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671266317367554" calcext:value-type="float">
            <text:p>0.671266317367554</text:p>
          </table:table-cell>
          <table:table-cell office:value-type="float" office:value="3" calcext:value-type="float">
            <text:p>3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7" calcext:value-type="float">
            <text:p>337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20:55:00 UTC 2017</text:p>
          </table:table-cell>
          <table:table-cell office:value-type="float" office:value="8" calcext:value-type="float">
            <text:p>8</text:p>
          </table:table-cell>
          <table:table-cell office:value-type="float" office:value="1049194496" calcext:value-type="float">
            <text:p>1049194496</text:p>
          </table:table-cell>
          <table:table-cell office:value-type="float" office:value="118616.3359375" calcext:value-type="float">
            <text:p>118616.3359375</text:p>
          </table:table-cell>
          <table:table-cell office:value-type="float" office:value="0" calcext:value-type="float">
            <text:p>0</text:p>
          </table:table-cell>
          <table:table-cell office:value-type="float" office:value="25542656" calcext:value-type="float">
            <text:p>25542656</text:p>
          </table:table-cell>
          <table:table-cell office:value-type="float" office:value="1622.3427734375" calcext:value-type="float">
            <text:p>1622.3427734375</text:p>
          </table:table-cell>
          <table:table-cell office:value-type="float" office:value="4" calcext:value-type="float">
            <text:p>4</text:p>
          </table:table-cell>
          <table:table-cell office:value-type="float" office:value="716320768" calcext:value-type="float">
            <text:p>716320768</text:p>
          </table:table-cell>
          <table:table-cell office:value-type="float" office:value="341.886108398438" calcext:value-type="float">
            <text:p>341.8861083984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14112512" calcext:value-type="float">
            <text:p>914112512</text:p>
          </table:table-cell>
          <table:table-cell office:value-type="float" office:value="833478656" calcext:value-type="float">
            <text:p>833478656</text:p>
          </table:table-cell>
          <table:table-cell office:value-type="float" office:value="0" calcext:value-type="float">
            <text:p>0</text:p>
          </table:table-cell>
          <table:table-cell office:value-type="float" office:value="42974.33203125" calcext:value-type="float">
            <text:p>42974.33203125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0.0457499995827675" calcext:value-type="float">
            <text:p>0.045749999582768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671186566352844" calcext:value-type="float">
            <text:p>0.671186566352844</text:p>
          </table:table-cell>
          <table:table-cell office:value-type="float" office:value="5" calcext:value-type="float">
            <text:p>5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Fri Jun 02 20:56:00 UTC 2017</text:p>
          </table:table-cell>
          <table:table-cell office:value-type="float" office:value="9" calcext:value-type="float">
            <text:p>9</text:p>
          </table:table-cell>
          <table:table-cell office:value-type="float" office:value="1048182784" calcext:value-type="float">
            <text:p>1048182784</text:p>
          </table:table-cell>
          <table:table-cell office:value-type="float" office:value="118616.3359375" calcext:value-type="float">
            <text:p>118616.3359375</text:p>
          </table:table-cell>
          <table:table-cell office:value-type="float" office:value="0" calcext:value-type="float">
            <text:p>0</text:p>
          </table:table-cell>
          <table:table-cell office:value-type="float" office:value="25542656" calcext:value-type="float">
            <text:p>25542656</text:p>
          </table:table-cell>
          <table:table-cell office:value-type="float" office:value="2392.31518554688" calcext:value-type="float">
            <text:p>2392.31518554688</text:p>
          </table:table-cell>
          <table:table-cell office:value-type="float" office:value="4" calcext:value-type="float">
            <text:p>4</text:p>
          </table:table-cell>
          <table:table-cell office:value-type="float" office:value="716292096" calcext:value-type="float">
            <text:p>716292096</text:p>
          </table:table-cell>
          <table:table-cell office:value-type="float" office:value="341.886108398438" calcext:value-type="float">
            <text:p>341.8861083984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15038208" calcext:value-type="float">
            <text:p>915038208</text:p>
          </table:table-cell>
          <table:table-cell office:value-type="float" office:value="833236992" calcext:value-type="float">
            <text:p>833236992</text:p>
          </table:table-cell>
          <table:table-cell office:value-type="float" office:value="0" calcext:value-type="float">
            <text:p>0</text:p>
          </table:table-cell>
          <table:table-cell office:value-type="float" office:value="42974.33203125" calcext:value-type="float">
            <text:p>42974.33203125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0522500015795231" calcext:value-type="float">
            <text:p>0.052250001579523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671241343021393" calcext:value-type="float">
            <text:p>0.671241343021393</text:p>
          </table:table-cell>
          <table:table-cell office:value-type="float" office:value="5" calcext:value-type="float">
            <text:p>5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20:57:00 UTC 2017</text:p>
          </table:table-cell>
          <table:table-cell office:value-type="float" office:value="10" calcext:value-type="float">
            <text:p>10</text:p>
          </table:table-cell>
          <table:table-cell office:value-type="float" office:value="1048182784" calcext:value-type="float">
            <text:p>1048182784</text:p>
          </table:table-cell>
          <table:table-cell office:value-type="float" office:value="195846.53125" calcext:value-type="float">
            <text:p>195846.53125</text:p>
          </table:table-cell>
          <table:table-cell office:value-type="float" office:value="0" calcext:value-type="float">
            <text:p>0</text:p>
          </table:table-cell>
          <table:table-cell office:value-type="float" office:value="25542656" calcext:value-type="float">
            <text:p>25542656</text:p>
          </table:table-cell>
          <table:table-cell office:value-type="float" office:value="2887.16088867187" calcext:value-type="float">
            <text:p>2887.16088867187</text:p>
          </table:table-cell>
          <table:table-cell office:value-type="float" office:value="4" calcext:value-type="float">
            <text:p>4</text:p>
          </table:table-cell>
          <table:table-cell office:value-type="float" office:value="716009472" calcext:value-type="float">
            <text:p>716009472</text:p>
          </table:table-cell>
          <table:table-cell office:value-type="float" office:value="341.886108398438" calcext:value-type="float">
            <text:p>341.8861083984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13936384" calcext:value-type="float">
            <text:p>913936384</text:p>
          </table:table-cell>
          <table:table-cell office:value-type="float" office:value="833363968" calcext:value-type="float">
            <text:p>833363968</text:p>
          </table:table-cell>
          <table:table-cell office:value-type="float" office:value="0" calcext:value-type="float">
            <text:p>0</text:p>
          </table:table-cell>
          <table:table-cell office:value-type="float" office:value="42974.33203125" calcext:value-type="float">
            <text:p>42974.33203125</text:p>
          </table:table-cell>
          <table:table-cell office:value-type="float" office:value="0.0764999985694885" calcext:value-type="float">
            <text:p>0.076499998569489</text:p>
          </table:table-cell>
          <table:table-cell office:value-type="float" office:value="0.0515000000596047" calcext:value-type="float">
            <text:p>0.051500000059605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671290278434753" calcext:value-type="float">
            <text:p>0.671290278434753</text:p>
          </table:table-cell>
          <table:table-cell office:value-type="float" office:value="5" calcext:value-type="float">
            <text:p>5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20:58:00 UTC 2017</text:p>
          </table:table-cell>
          <table:table-cell office:value-type="float" office:value="19" calcext:value-type="float">
            <text:p>19</text:p>
          </table:table-cell>
          <table:table-cell office:value-type="float" office:value="1048248320" calcext:value-type="float">
            <text:p>1048248320</text:p>
          </table:table-cell>
          <table:table-cell office:value-type="float" office:value="209946.921875" calcext:value-type="float">
            <text:p>209946.921875</text:p>
          </table:table-cell>
          <table:table-cell office:value-type="float" office:value="0" calcext:value-type="float">
            <text:p>0</text:p>
          </table:table-cell>
          <table:table-cell office:value-type="float" office:value="25542656" calcext:value-type="float">
            <text:p>25542656</text:p>
          </table:table-cell>
          <table:table-cell office:value-type="float" office:value="2887.16088867187" calcext:value-type="float">
            <text:p>2887.16088867187</text:p>
          </table:table-cell>
          <table:table-cell office:value-type="float" office:value="6" calcext:value-type="float">
            <text:p>6</text:p>
          </table:table-cell>
          <table:table-cell office:value-type="float" office:value="716021760" calcext:value-type="float">
            <text:p>716021760</text:p>
          </table:table-cell>
          <table:table-cell office:value-type="float" office:value="341.886108398438" calcext:value-type="float">
            <text:p>341.8861083984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14857984" calcext:value-type="float">
            <text:p>914857984</text:p>
          </table:table-cell>
          <table:table-cell office:value-type="float" office:value="832995328" calcext:value-type="float">
            <text:p>832995328</text:p>
          </table:table-cell>
          <table:table-cell office:value-type="float" office:value="0" calcext:value-type="float">
            <text:p>0</text:p>
          </table:table-cell>
          <table:table-cell office:value-type="float" office:value="42974.33203125" calcext:value-type="float">
            <text:p>42974.33203125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0469999983906746" calcext:value-type="float">
            <text:p>0.046999998390675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671240389347076" calcext:value-type="float">
            <text:p>0.671240389347076</text:p>
          </table:table-cell>
          <table:table-cell office:value-type="float" office:value="10" calcext:value-type="float">
            <text:p>1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7" calcext:value-type="float">
            <text:p>337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20:59:00 UTC 2017</text:p>
          </table:table-cell>
          <table:table-cell office:value-type="float" office:value="21" calcext:value-type="float">
            <text:p>21</text:p>
          </table:table-cell>
          <table:table-cell office:value-type="float" office:value="1048182784" calcext:value-type="float">
            <text:p>1048182784</text:p>
          </table:table-cell>
          <table:table-cell office:value-type="float" office:value="322509.75" calcext:value-type="float">
            <text:p>322509.75</text:p>
          </table:table-cell>
          <table:table-cell office:value-type="float" office:value="1" calcext:value-type="float">
            <text:p>1</text:p>
          </table:table-cell>
          <table:table-cell office:value-type="float" office:value="25542656" calcext:value-type="float">
            <text:p>25542656</text:p>
          </table:table-cell>
          <table:table-cell office:value-type="float" office:value="2887.16088867187" calcext:value-type="float">
            <text:p>2887.16088867187</text:p>
          </table:table-cell>
          <table:table-cell office:value-type="float" office:value="8" calcext:value-type="float">
            <text:p>8</text:p>
          </table:table-cell>
          <table:table-cell office:value-type="float" office:value="716013568" calcext:value-type="float">
            <text:p>716013568</text:p>
          </table:table-cell>
          <table:table-cell office:value-type="float" office:value="341.886108398438" calcext:value-type="float">
            <text:p>341.8861083984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14771968" calcext:value-type="float">
            <text:p>914771968</text:p>
          </table:table-cell>
          <table:table-cell office:value-type="float" office:value="832847872" calcext:value-type="float">
            <text:p>832847872</text:p>
          </table:table-cell>
          <table:table-cell office:value-type="float" office:value="36145.58203125" calcext:value-type="float">
            <text:p>36145.58203125</text:p>
          </table:table-cell>
          <table:table-cell office:value-type="float" office:value="58311.51171875" calcext:value-type="float">
            <text:p>58311.51171875</text:p>
          </table:table-cell>
          <table:table-cell office:value-type="float" office:value="0.0834999978542328" calcext:value-type="float">
            <text:p>0.083499997854233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467500016093254" calcext:value-type="float">
            <text:p>0.046750001609325</text:p>
          </table:table-cell>
          <table:table-cell office:value-type="float" office:value="0.989750027656555" calcext:value-type="float">
            <text:p>0.989750027656555</text:p>
          </table:table-cell>
          <table:table-cell office:value-type="float" office:value="0.671304941177368" calcext:value-type="float">
            <text:p>0.671304941177368</text:p>
          </table:table-cell>
          <table:table-cell office:value-type="float" office:value="10" calcext:value-type="float">
            <text:p>1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Fri Jun 02 21:00:00 UTC 2017</text:p>
          </table:table-cell>
          <table:table-cell office:value-type="float" office:value="19" calcext:value-type="float">
            <text:p>19</text:p>
          </table:table-cell>
          <table:table-cell office:value-type="float" office:value="1048182784" calcext:value-type="float">
            <text:p>1048182784</text:p>
          </table:table-cell>
          <table:table-cell office:value-type="float" office:value="429937.25" calcext:value-type="float">
            <text:p>429937.25</text:p>
          </table:table-cell>
          <table:table-cell office:value-type="float" office:value="1" calcext:value-type="float">
            <text:p>1</text:p>
          </table:table-cell>
          <table:table-cell office:value-type="float" office:value="26173440" calcext:value-type="float">
            <text:p>26173440</text:p>
          </table:table-cell>
          <table:table-cell office:value-type="float" office:value="6812.1455078125" calcext:value-type="float">
            <text:p>6812.1455078125</text:p>
          </table:table-cell>
          <table:table-cell office:value-type="float" office:value="7" calcext:value-type="float">
            <text:p>7</text:p>
          </table:table-cell>
          <table:table-cell office:value-type="float" office:value="716095488" calcext:value-type="float">
            <text:p>716095488</text:p>
          </table:table-cell>
          <table:table-cell office:value-type="float" office:value="341.886108398438" calcext:value-type="float">
            <text:p>341.88610839843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13678336" calcext:value-type="float">
            <text:p>913678336</text:p>
          </table:table-cell>
          <table:table-cell office:value-type="float" office:value="832761856" calcext:value-type="float">
            <text:p>832761856</text:p>
          </table:table-cell>
          <table:table-cell office:value-type="float" office:value="36145.58203125" calcext:value-type="float">
            <text:p>36145.58203125</text:p>
          </table:table-cell>
          <table:table-cell office:value-type="float" office:value="58311.51171875" calcext:value-type="float">
            <text:p>58311.51171875</text:p>
          </table:table-cell>
          <table:table-cell office:value-type="float" office:value="0.0682500004768372" calcext:value-type="float">
            <text:p>0.068250000476837</text:p>
          </table:table-cell>
          <table:table-cell office:value-type="float" office:value="0.0540000014007092" calcext:value-type="float">
            <text:p>0.054000001400709</text:p>
          </table:table-cell>
          <table:table-cell office:value-type="float" office:value="0.0562499985098839" calcext:value-type="float">
            <text:p>0.056249998509884</text:p>
          </table:table-cell>
          <table:table-cell office:value-type="float" office:value="0.988749980926514" calcext:value-type="float">
            <text:p>0.988749980926514</text:p>
          </table:table-cell>
          <table:table-cell office:value-type="float" office:value="0.691367983818054" calcext:value-type="float">
            <text:p>0.691367983818054</text:p>
          </table:table-cell>
          <table:table-cell office:value-type="float" office:value="10" calcext:value-type="float">
            <text:p>1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office:value-type="float" office:value="318" calcext:value-type="float">
            <text:p>318</text:p>
          </table:table-cell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21" calcext:value-type="float">
            <text:p>321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21:01:00 UTC 2017</text:p>
          </table:table-cell>
          <table:table-cell office:value-type="float" office:value="27" calcext:value-type="float">
            <text:p>27</text:p>
          </table:table-cell>
          <table:table-cell office:value-type="float" office:value="1048309760" calcext:value-type="float">
            <text:p>1048309760</text:p>
          </table:table-cell>
          <table:table-cell office:value-type="float" office:value="320104.90625" calcext:value-type="float">
            <text:p>320104.90625</text:p>
          </table:table-cell>
          <table:table-cell office:value-type="float" office:value="1" calcext:value-type="float">
            <text:p>1</text:p>
          </table:table-cell>
          <table:table-cell office:value-type="float" office:value="26181632" calcext:value-type="float">
            <text:p>26181632</text:p>
          </table:table-cell>
          <table:table-cell office:value-type="float" office:value="4895.22802734375" calcext:value-type="float">
            <text:p>4895.22802734375</text:p>
          </table:table-cell>
          <table:table-cell office:value-type="float" office:value="8" calcext:value-type="float">
            <text:p>8</text:p>
          </table:table-cell>
          <table:table-cell office:value-type="float" office:value="715825152" calcext:value-type="float">
            <text:p>715825152</text:p>
          </table:table-cell>
          <table:table-cell office:value-type="float" office:value="341.886108398438" calcext:value-type="float">
            <text:p>341.8861083984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14599936" calcext:value-type="float">
            <text:p>914599936</text:p>
          </table:table-cell>
          <table:table-cell office:value-type="float" office:value="832675840" calcext:value-type="float">
            <text:p>832675840</text:p>
          </table:table-cell>
          <table:table-cell office:value-type="float" office:value="36145.58203125" calcext:value-type="float">
            <text:p>36145.58203125</text:p>
          </table:table-cell>
          <table:table-cell office:value-type="float" office:value="58311.51171875" calcext:value-type="float">
            <text:p>58311.51171875</text:p>
          </table:table-cell>
          <table:table-cell office:value-type="float" office:value="0.101499997079372" calcext:value-type="float">
            <text:p>0.101499997079372</text:p>
          </table:table-cell>
          <table:table-cell office:value-type="float" office:value="0.0577500015497208" calcext:value-type="float">
            <text:p>0.057750001549721</text:p>
          </table:table-cell>
          <table:table-cell office:value-type="float" office:value="0.0515000000596047" calcext:value-type="float">
            <text:p>0.051500000059605</text:p>
          </table:table-cell>
          <table:table-cell office:value-type="float" office:value="0.988749980926514" calcext:value-type="float">
            <text:p>0.988749980926514</text:p>
          </table:table-cell>
          <table:table-cell office:value-type="float" office:value="0.672573149204254" calcext:value-type="float">
            <text:p>0.672573149204254</text:p>
          </table:table-cell>
          <table:table-cell office:value-type="float" office:value="20" calcext:value-type="float">
            <text:p>2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18" calcext:value-type="float">
            <text:p>318</text:p>
          </table:table-cell>
          <table:table-cell office:value-type="float" office:value="316" calcext:value-type="float">
            <text:p>316</text:p>
          </table:table-cell>
          <table:table-cell office:value-type="float" office:value="326" calcext:value-type="float">
            <text:p>326</text:p>
          </table:table-cell>
          <table:table-cell office:value-type="float" office:value="316" calcext:value-type="float">
            <text:p>316</text:p>
          </table:table-cell>
          <table:table-cell office:value-type="float" office:value="314" calcext:value-type="float">
            <text:p>314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17" calcext:value-type="float">
            <text:p>317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Fri Jun 02 21:02:00 UTC 2017</text:p>
          </table:table-cell>
          <table:table-cell office:value-type="float" office:value="34" calcext:value-type="float">
            <text:p>34</text:p>
          </table:table-cell>
          <table:table-cell office:value-type="float" office:value="1048248320" calcext:value-type="float">
            <text:p>1048248320</text:p>
          </table:table-cell>
          <table:table-cell office:value-type="float" office:value="493610.6875" calcext:value-type="float">
            <text:p>493610.6875</text:p>
          </table:table-cell>
          <table:table-cell office:value-type="float" office:value="2" calcext:value-type="float">
            <text:p>2</text:p>
          </table:table-cell>
          <table:table-cell office:value-type="float" office:value="26198016" calcext:value-type="float">
            <text:p>26198016</text:p>
          </table:table-cell>
          <table:table-cell office:value-type="float" office:value="7217.3505859375" calcext:value-type="float">
            <text:p>7217.3505859375</text:p>
          </table:table-cell>
          <table:table-cell office:value-type="float" office:value="9" calcext:value-type="float">
            <text:p>9</text:p>
          </table:table-cell>
          <table:table-cell office:value-type="float" office:value="715812864" calcext:value-type="float">
            <text:p>715812864</text:p>
          </table:table-cell>
          <table:table-cell office:value-type="float" office:value="2006.68591308594" calcext:value-type="float">
            <text:p>2006.6859130859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13588224" calcext:value-type="float">
            <text:p>913588224</text:p>
          </table:table-cell>
          <table:table-cell office:value-type="float" office:value="832675840" calcext:value-type="float">
            <text:p>832675840</text:p>
          </table:table-cell>
          <table:table-cell office:value-type="float" office:value="36145.58203125" calcext:value-type="float">
            <text:p>36145.58203125</text:p>
          </table:table-cell>
          <table:table-cell office:value-type="float" office:value="58311.51171875" calcext:value-type="float">
            <text:p>58311.51171875</text:p>
          </table:table-cell>
          <table:table-cell office:value-type="float" office:value="0.0807500034570694" calcext:value-type="float">
            <text:p>0.080750003457069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0547499991953373" calcext:value-type="float">
            <text:p>0.054749999195337</text:p>
          </table:table-cell>
          <table:table-cell office:value-type="float" office:value="0.988250017166138" calcext:value-type="float">
            <text:p>0.988250017166138</text:p>
          </table:table-cell>
          <table:table-cell office:value-type="float" office:value="0.672163605690002" calcext:value-type="float">
            <text:p>0.672163605690002</text:p>
          </table:table-cell>
          <table:table-cell office:value-type="float" office:value="20" calcext:value-type="float">
            <text:p>2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31" calcext:value-type="float">
            <text:p>331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Fri Jun 02 21:03:00 UTC 2017</text:p>
          </table:table-cell>
          <table:table-cell office:value-type="float" office:value="40" calcext:value-type="float">
            <text:p>40</text:p>
          </table:table-cell>
          <table:table-cell office:value-type="float" office:value="1048248320" calcext:value-type="float">
            <text:p>1048248320</text:p>
          </table:table-cell>
          <table:table-cell office:value-type="float" office:value="682529.1875" calcext:value-type="float">
            <text:p>682529.1875</text:p>
          </table:table-cell>
          <table:table-cell office:value-type="float" office:value="2" calcext:value-type="float">
            <text:p>2</text:p>
          </table:table-cell>
          <table:table-cell office:value-type="float" office:value="26198016" calcext:value-type="float">
            <text:p>26198016</text:p>
          </table:table-cell>
          <table:table-cell office:value-type="float" office:value="7217.3505859375" calcext:value-type="float">
            <text:p>7217.3505859375</text:p>
          </table:table-cell>
          <table:table-cell office:value-type="float" office:value="13" calcext:value-type="float">
            <text:p>13</text:p>
          </table:table-cell>
          <table:table-cell office:value-type="float" office:value="715927552" calcext:value-type="float">
            <text:p>715927552</text:p>
          </table:table-cell>
          <table:table-cell office:value-type="float" office:value="2006.68591308594" calcext:value-type="float">
            <text:p>2006.6859130859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914436096" calcext:value-type="float">
            <text:p>914436096</text:p>
          </table:table-cell>
          <table:table-cell office:value-type="float" office:value="832507904" calcext:value-type="float">
            <text:p>832507904</text:p>
          </table:table-cell>
          <table:table-cell office:value-type="float" office:value="36145.58203125" calcext:value-type="float">
            <text:p>36145.58203125</text:p>
          </table:table-cell>
          <table:table-cell office:value-type="float" office:value="58311.51171875" calcext:value-type="float">
            <text:p>58311.51171875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0.0564999990165234" calcext:value-type="float">
            <text:p>0.056499999016523</text:p>
          </table:table-cell>
          <table:table-cell office:value-type="float" office:value="0.987749993801117" calcext:value-type="float">
            <text:p>0.987749993801117</text:p>
          </table:table-cell>
          <table:table-cell office:value-type="float" office:value="0.67168265581131" calcext:value-type="float">
            <text:p>0.67168265581131</text:p>
          </table:table-cell>
          <table:table-cell office:value-type="float" office:value="20" calcext:value-type="float">
            <text:p>2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7" calcext:value-type="float">
            <text:p>327</text:p>
          </table:table-cell>
          <table:table-cell office:value-type="float" office:value="332" calcext:value-type="float">
            <text:p>332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7" calcext:value-type="float">
            <text:p>327</text:p>
          </table:table-cell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21:04:00 UTC 2017</text:p>
          </table:table-cell>
          <table:table-cell office:value-type="float" office:value="52" calcext:value-type="float">
            <text:p>52</text:p>
          </table:table-cell>
          <table:table-cell office:value-type="float" office:value="1049260032" calcext:value-type="float">
            <text:p>1049260032</text:p>
          </table:table-cell>
          <table:table-cell office:value-type="float" office:value="682529.1875" calcext:value-type="float">
            <text:p>682529.1875</text:p>
          </table:table-cell>
          <table:table-cell office:value-type="float" office:value="3" calcext:value-type="float">
            <text:p>3</text:p>
          </table:table-cell>
          <table:table-cell office:value-type="float" office:value="26198016" calcext:value-type="float">
            <text:p>26198016</text:p>
          </table:table-cell>
          <table:table-cell office:value-type="float" office:value="7217.3505859375" calcext:value-type="float">
            <text:p>7217.3505859375</text:p>
          </table:table-cell>
          <table:table-cell office:value-type="float" office:value="13" calcext:value-type="float">
            <text:p>13</text:p>
          </table:table-cell>
          <table:table-cell office:value-type="float" office:value="715825152" calcext:value-type="float">
            <text:p>715825152</text:p>
          </table:table-cell>
          <table:table-cell office:value-type="float" office:value="2570.21826171875" calcext:value-type="float">
            <text:p>2570.218261718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14288640" calcext:value-type="float">
            <text:p>914288640</text:p>
          </table:table-cell>
          <table:table-cell office:value-type="float" office:value="832507904" calcext:value-type="float">
            <text:p>832507904</text:p>
          </table:table-cell>
          <table:table-cell office:value-type="float" office:value="102113.3203125" calcext:value-type="float">
            <text:p>102113.3203125</text:p>
          </table:table-cell>
          <table:table-cell office:value-type="float" office:value="200290.046875" calcext:value-type="float">
            <text:p>200290.046875</text:p>
          </table:table-cell>
          <table:table-cell office:value-type="float" office:value="0.0757500007748604" calcext:value-type="float">
            <text:p>0.07575000077486</text:p>
          </table:table-cell>
          <table:table-cell office:value-type="float" office:value="0.0560000017285347" calcext:value-type="float">
            <text:p>0.056000001728535</text:p>
          </table:table-cell>
          <table:table-cell office:value-type="float" office:value="0.0604999996721745" calcext:value-type="float">
            <text:p>0.060499999672175</text:p>
          </table:table-cell>
          <table:table-cell office:value-type="float" office:value="0.987249970436096" calcext:value-type="float">
            <text:p>0.987249970436096</text:p>
          </table:table-cell>
          <table:table-cell office:value-type="float" office:value="0.671785891056061" calcext:value-type="float">
            <text:p>0.671785891056061</text:p>
          </table:table-cell>
          <table:table-cell office:value-type="float" office:value="50" calcext:value-type="float">
            <text:p>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9" calcext:value-type="float">
            <text:p>329</text:p>
          </table:table-cell>
          <table:table-cell office:value-type="float" office:value="322" calcext:value-type="float">
            <text:p>322</text:p>
          </table:table-cell>
          <table:table-cell office:value-type="float" office:value="326" calcext:value-type="float">
            <text:p>326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  <table:table-cell office:value-type="float" office:value="323" calcext:value-type="float">
            <text:p>323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Fri Jun 02 21:05:00 UTC 2017</text:p>
          </table:table-cell>
          <table:table-cell office:value-type="float" office:value="86" calcext:value-type="float">
            <text:p>86</text:p>
          </table:table-cell>
          <table:table-cell office:value-type="float" office:value="1049329664" calcext:value-type="float">
            <text:p>1049329664</text:p>
          </table:table-cell>
          <table:table-cell office:value-type="float" office:value="1114386.25" calcext:value-type="float">
            <text:p>1114386.25</text:p>
          </table:table-cell>
          <table:table-cell office:value-type="float" office:value="4" calcext:value-type="float">
            <text:p>4</text:p>
          </table:table-cell>
          <table:table-cell office:value-type="float" office:value="26198016" calcext:value-type="float">
            <text:p>26198016</text:p>
          </table:table-cell>
          <table:table-cell office:value-type="float" office:value="7217.3505859375" calcext:value-type="float">
            <text:p>7217.3505859375</text:p>
          </table:table-cell>
          <table:table-cell office:value-type="float" office:value="21" calcext:value-type="float">
            <text:p>21</text:p>
          </table:table-cell>
          <table:table-cell office:value-type="float" office:value="715952128" calcext:value-type="float">
            <text:p>715952128</text:p>
          </table:table-cell>
          <table:table-cell office:value-type="float" office:value="4905.92041015625" calcext:value-type="float">
            <text:p>4905.9204101562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14321408" calcext:value-type="float">
            <text:p>914321408</text:p>
          </table:table-cell>
          <table:table-cell office:value-type="float" office:value="832364544" calcext:value-type="float">
            <text:p>832364544</text:p>
          </table:table-cell>
          <table:table-cell office:value-type="float" office:value="159360.84375" calcext:value-type="float">
            <text:p>159360.84375</text:p>
          </table:table-cell>
          <table:table-cell office:value-type="float" office:value="248264.4375" calcext:value-type="float">
            <text:p>248264.4375</text:p>
          </table:table-cell>
          <table:table-cell office:value-type="float" office:value="0.0764999985694885" calcext:value-type="float">
            <text:p>0.076499998569489</text:p>
          </table:table-cell>
          <table:table-cell office:value-type="float" office:value="0.0544999986886978" calcext:value-type="float">
            <text:p>0.054499998688698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0.986000001430512" calcext:value-type="float">
            <text:p>0.986000001430512</text:p>
          </table:table-cell>
          <table:table-cell office:value-type="float" office:value="0.671980619430542" calcext:value-type="float">
            <text:p>0.671980619430542</text:p>
          </table:table-cell>
          <table:table-cell office:value-type="float" office:value="50" calcext:value-type="float">
            <text:p>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323" calcext:value-type="float">
            <text:p>323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Fri Jun 02 21:06:00 UTC 2017</text:p>
          </table:table-cell>
          <table:table-cell office:value-type="float" office:value="106" calcext:value-type="float">
            <text:p>106</text:p>
          </table:table-cell>
          <table:table-cell office:value-type="float" office:value="1048186880" calcext:value-type="float">
            <text:p>1048186880</text:p>
          </table:table-cell>
          <table:table-cell office:value-type="float" office:value="1114386.25" calcext:value-type="float">
            <text:p>1114386.25</text:p>
          </table:table-cell>
          <table:table-cell office:value-type="float" office:value="6" calcext:value-type="float">
            <text:p>6</text:p>
          </table:table-cell>
          <table:table-cell office:value-type="float" office:value="26198016" calcext:value-type="float">
            <text:p>26198016</text:p>
          </table:table-cell>
          <table:table-cell office:value-type="float" office:value="25227.787109375" calcext:value-type="float">
            <text:p>25227.787109375</text:p>
          </table:table-cell>
          <table:table-cell office:value-type="float" office:value="27" calcext:value-type="float">
            <text:p>27</text:p>
          </table:table-cell>
          <table:table-cell office:value-type="float" office:value="715886592" calcext:value-type="float">
            <text:p>715886592</text:p>
          </table:table-cell>
          <table:table-cell office:value-type="float" office:value="4905.92041015625" calcext:value-type="float">
            <text:p>4905.9204101562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14108416" calcext:value-type="float">
            <text:p>914108416</text:p>
          </table:table-cell>
          <table:table-cell office:value-type="float" office:value="832188416" calcext:value-type="float">
            <text:p>832188416</text:p>
          </table:table-cell>
          <table:table-cell office:value-type="float" office:value="305146.71875" calcext:value-type="float">
            <text:p>305146.71875</text:p>
          </table:table-cell>
          <table:table-cell office:value-type="float" office:value="248264.4375" calcext:value-type="float">
            <text:p>248264.4375</text:p>
          </table:table-cell>
          <table:table-cell office:value-type="float" office:value="0.068000003695488" calcext:value-type="float">
            <text:p>0.068000003695488</text:p>
          </table:table-cell>
          <table:table-cell office:value-type="float" office:value="0.0615000016987324" calcext:value-type="float">
            <text:p>0.061500001698732</text:p>
          </table:table-cell>
          <table:table-cell office:value-type="float" office:value="0.0692500025033951" calcext:value-type="float">
            <text:p>0.069250002503395</text:p>
          </table:table-cell>
          <table:table-cell office:value-type="float" office:value="0.982999980449676" calcext:value-type="float">
            <text:p>0.982999980449676</text:p>
          </table:table-cell>
          <table:table-cell office:value-type="float" office:value="0.672177791595459" calcext:value-type="float">
            <text:p>0.672177791595459</text:p>
          </table:table-cell>
          <table:table-cell office:value-type="float" office:value="50" calcext:value-type="float">
            <text:p>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float" office:value="318" calcext:value-type="float">
            <text:p>318</text:p>
          </table:table-cell>
          <table:table-cell office:value-type="float" office:value="325" calcext:value-type="float">
            <text:p>325</text:p>
          </table:table-cell>
          <table:table-cell office:value-type="float" office:value="319" calcext:value-type="float">
            <text:p>319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Fri Jun 02 21:07:00 UTC 2017</text:p>
          </table:table-cell>
          <table:table-cell office:value-type="float" office:value="132" calcext:value-type="float">
            <text:p>132</text:p>
          </table:table-cell>
          <table:table-cell office:value-type="float" office:value="1049276416" calcext:value-type="float">
            <text:p>1049276416</text:p>
          </table:table-cell>
          <table:table-cell office:value-type="float" office:value="1114386.25" calcext:value-type="float">
            <text:p>1114386.25</text:p>
          </table:table-cell>
          <table:table-cell office:value-type="float" office:value="7" calcext:value-type="float">
            <text:p>7</text:p>
          </table:table-cell>
          <table:table-cell office:value-type="float" office:value="26198016" calcext:value-type="float">
            <text:p>26198016</text:p>
          </table:table-cell>
          <table:table-cell office:value-type="float" office:value="25227.787109375" calcext:value-type="float">
            <text:p>25227.787109375</text:p>
          </table:table-cell>
          <table:table-cell office:value-type="float" office:value="26" calcext:value-type="float">
            <text:p>26</text:p>
          </table:table-cell>
          <table:table-cell office:value-type="float" office:value="715563008" calcext:value-type="float">
            <text:p>715563008</text:p>
          </table:table-cell>
          <table:table-cell office:value-type="float" office:value="6053.2060546875" calcext:value-type="float">
            <text:p>6053.206054687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913010688" calcext:value-type="float">
            <text:p>913010688</text:p>
          </table:table-cell>
          <table:table-cell office:value-type="float" office:value="832241664" calcext:value-type="float">
            <text:p>832241664</text:p>
          </table:table-cell>
          <table:table-cell office:value-type="float" office:value="305146.71875" calcext:value-type="float">
            <text:p>305146.71875</text:p>
          </table:table-cell>
          <table:table-cell office:value-type="float" office:value="248264.4375" calcext:value-type="float">
            <text:p>248264.4375</text:p>
          </table:table-cell>
          <table:table-cell office:value-type="float" office:value="0.0745000019669533" calcext:value-type="float">
            <text:p>0.074500001966953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981249988079071" calcext:value-type="float">
            <text:p>0.981249988079071</text:p>
          </table:table-cell>
          <table:table-cell office:value-type="float" office:value="0.673679888248444" calcext:value-type="float">
            <text:p>0.673679888248444</text:p>
          </table:table-cell>
          <table:table-cell office:value-type="float" office:value="100" calcext:value-type="float">
            <text:p>1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2" calcext:value-type="float">
            <text:p>322</text:p>
          </table:table-cell>
          <table:table-cell office:value-type="float" office:value="318" calcext:value-type="float">
            <text:p>318</text:p>
          </table:table-cell>
          <table:table-cell office:value-type="float" office:value="317" calcext:value-type="float">
            <text:p>317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4" calcext:value-type="float">
            <text:p>314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Fri Jun 02 21:08:00 UTC 2017</text:p>
          </table:table-cell>
          <table:table-cell office:value-type="float" office:value="177" calcext:value-type="float">
            <text:p>177</text:p>
          </table:table-cell>
          <table:table-cell office:value-type="float" office:value="1048539136" calcext:value-type="float">
            <text:p>1048539136</text:p>
          </table:table-cell>
          <table:table-cell office:value-type="float" office:value="1114386.25" calcext:value-type="float">
            <text:p>1114386.25</text:p>
          </table:table-cell>
          <table:table-cell office:value-type="float" office:value="9" calcext:value-type="float">
            <text:p>9</text:p>
          </table:table-cell>
          <table:table-cell office:value-type="float" office:value="26877952" calcext:value-type="float">
            <text:p>26877952</text:p>
          </table:table-cell>
          <table:table-cell office:value-type="float" office:value="25227.787109375" calcext:value-type="float">
            <text:p>25227.787109375</text:p>
          </table:table-cell>
          <table:table-cell office:value-type="float" office:value="42" calcext:value-type="float">
            <text:p>42</text:p>
          </table:table-cell>
          <table:table-cell office:value-type="float" office:value="715517952" calcext:value-type="float">
            <text:p>715517952</text:p>
          </table:table-cell>
          <table:table-cell office:value-type="float" office:value="6053.2060546875" calcext:value-type="float">
            <text:p>6053.2060546875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912928768" calcext:value-type="float">
            <text:p>912928768</text:p>
          </table:table-cell>
          <table:table-cell office:value-type="float" office:value="832028672" calcext:value-type="float">
            <text:p>832028672</text:p>
          </table:table-cell>
          <table:table-cell office:value-type="float" office:value="415002.0625" calcext:value-type="float">
            <text:p>415002.0625</text:p>
          </table:table-cell>
          <table:table-cell office:value-type="float" office:value="690864" calcext:value-type="float">
            <text:p>690864</text:p>
          </table:table-cell>
          <table:table-cell office:value-type="float" office:value="0.0817499980330467" calcext:value-type="float">
            <text:p>0.081749998033047</text:p>
          </table:table-cell>
          <table:table-cell office:value-type="float" office:value="0.0622499994933605" calcext:value-type="float">
            <text:p>0.062249999493361</text:p>
          </table:table-cell>
          <table:table-cell office:value-type="float" office:value="0.0807500034570694" calcext:value-type="float">
            <text:p>0.080750003457069</text:p>
          </table:table-cell>
          <table:table-cell office:value-type="float" office:value="0.979250013828278" calcext:value-type="float">
            <text:p>0.979250013828278</text:p>
          </table:table-cell>
          <table:table-cell office:value-type="float" office:value="0.672715544700623" calcext:value-type="float">
            <text:p>0.672715544700623</text:p>
          </table:table-cell>
          <table:table-cell office:value-type="float" office:value="100" calcext:value-type="float">
            <text:p>1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  <table:table-cell office:value-type="float" office:value="317" calcext:value-type="float">
            <text:p>317</text:p>
          </table:table-cell>
          <table:table-cell office:value-type="float" office:value="314" calcext:value-type="float">
            <text:p>314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Fri Jun 02 21:09:00 UTC 2017</text:p>
          </table:table-cell>
          <table:table-cell office:value-type="float" office:value="178" calcext:value-type="float">
            <text:p>178</text:p>
          </table:table-cell>
          <table:table-cell office:value-type="float" office:value="1048666112" calcext:value-type="float">
            <text:p>1048666112</text:p>
          </table:table-cell>
          <table:table-cell office:value-type="float" office:value="3690307.75" calcext:value-type="float">
            <text:p>3690307.75</text:p>
          </table:table-cell>
          <table:table-cell office:value-type="float" office:value="13" calcext:value-type="float">
            <text:p>13</text:p>
          </table:table-cell>
          <table:table-cell office:value-type="float" office:value="28364800" calcext:value-type="float">
            <text:p>28364800</text:p>
          </table:table-cell>
          <table:table-cell office:value-type="float" office:value="25227.787109375" calcext:value-type="float">
            <text:p>25227.787109375</text:p>
          </table:table-cell>
          <table:table-cell office:value-type="float" office:value="49" calcext:value-type="float">
            <text:p>49</text:p>
          </table:table-cell>
          <table:table-cell office:value-type="float" office:value="715505664" calcext:value-type="float">
            <text:p>715505664</text:p>
          </table:table-cell>
          <table:table-cell office:value-type="float" office:value="6053.2060546875" calcext:value-type="float">
            <text:p>6053.2060546875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913858560" calcext:value-type="float">
            <text:p>913858560</text:p>
          </table:table-cell>
          <table:table-cell office:value-type="float" office:value="831938560" calcext:value-type="float">
            <text:p>831938560</text:p>
          </table:table-cell>
          <table:table-cell office:value-type="float" office:value="415002.0625" calcext:value-type="float">
            <text:p>415002.0625</text:p>
          </table:table-cell>
          <table:table-cell office:value-type="float" office:value="690864" calcext:value-type="float">
            <text:p>690864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0667499974370003" calcext:value-type="float">
            <text:p>0.066749997437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974250018596649" calcext:value-type="float">
            <text:p>0.974250018596649</text:p>
          </table:table-cell>
          <table:table-cell office:value-type="float" office:value="0.672905385494232" calcext:value-type="float">
            <text:p>0.672905385494232</text:p>
          </table:table-cell>
          <table:table-cell office:value-type="float" office:value="100" calcext:value-type="float">
            <text:p>1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10" calcext:value-type="float">
            <text:p>310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Fri Jun 02 21:10:00 UTC 2017</text:p>
          </table:table-cell>
          <table:table-cell office:value-type="float" office:value="209" calcext:value-type="float">
            <text:p>209</text:p>
          </table:table-cell>
          <table:table-cell office:value-type="float" office:value="1050128384" calcext:value-type="float">
            <text:p>1050128384</text:p>
          </table:table-cell>
          <table:table-cell office:value-type="float" office:value="3690307.75" calcext:value-type="float">
            <text:p>3690307.75</text:p>
          </table:table-cell>
          <table:table-cell office:value-type="float" office:value="14" calcext:value-type="float">
            <text:p>14</text:p>
          </table:table-cell>
          <table:table-cell office:value-type="float" office:value="27623424" calcext:value-type="float">
            <text:p>27623424</text:p>
          </table:table-cell>
          <table:table-cell office:value-type="float" office:value="25227.787109375" calcext:value-type="float">
            <text:p>25227.787109375</text:p>
          </table:table-cell>
          <table:table-cell office:value-type="float" office:value="46" calcext:value-type="float">
            <text:p>46</text:p>
          </table:table-cell>
          <table:table-cell office:value-type="float" office:value="715931648" calcext:value-type="float">
            <text:p>715931648</text:p>
          </table:table-cell>
          <table:table-cell office:value-type="float" office:value="6053.2060546875" calcext:value-type="float">
            <text:p>6053.2060546875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913907712" calcext:value-type="float">
            <text:p>913907712</text:p>
          </table:table-cell>
          <table:table-cell office:value-type="float" office:value="829190144" calcext:value-type="float">
            <text:p>829190144</text:p>
          </table:table-cell>
          <table:table-cell office:value-type="float" office:value="576460.125" calcext:value-type="float">
            <text:p>576460.125</text:p>
          </table:table-cell>
          <table:table-cell office:value-type="string" calcext:value-type="string">
            <text:p>null</text:p>
          </table:table-cell>
          <table:table-cell office:value-type="float" office:value="0.0719999969005585" calcext:value-type="float">
            <text:p>0.071999996900559</text:p>
          </table:table-cell>
          <table:table-cell office:value-type="float" office:value="0.0757500007748604" calcext:value-type="float">
            <text:p>0.07575000077486</text:p>
          </table:table-cell>
          <table:table-cell office:value-type="float" office:value="0.0869999974966049" calcext:value-type="float">
            <text:p>0.086999997496605</text:p>
          </table:table-cell>
          <table:table-cell office:value-type="float" office:value="0.975000023841858" calcext:value-type="float">
            <text:p>0.975000023841858</text:p>
          </table:table-cell>
          <table:table-cell office:value-type="float" office:value="0.674217104911804" calcext:value-type="float">
            <text:p>0.674217104911804</text:p>
          </table:table-cell>
          <table:table-cell office:value-type="float" office:value="150" calcext:value-type="float">
            <text:p>1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Fri Jun 02 21:11:00 UTC 2017</text:p>
          </table:table-cell>
          <table:table-cell office:value-type="float" office:value="244" calcext:value-type="float">
            <text:p>244</text:p>
          </table:table-cell>
          <table:table-cell office:value-type="float" office:value="1050460160" calcext:value-type="float">
            <text:p>1050460160</text:p>
          </table:table-cell>
          <table:table-cell office:value-type="float" office:value="4551096.5" calcext:value-type="float">
            <text:p>4551096.5</text:p>
          </table:table-cell>
          <table:table-cell office:value-type="float" office:value="17" calcext:value-type="float">
            <text:p>17</text:p>
          </table:table-cell>
          <table:table-cell office:value-type="float" office:value="27742208" calcext:value-type="float">
            <text:p>27742208</text:p>
          </table:table-cell>
          <table:table-cell office:value-type="float" office:value="72447.6640625" calcext:value-type="float">
            <text:p>72447.6640625</text:p>
          </table:table-cell>
          <table:table-cell office:value-type="float" office:value="56" calcext:value-type="float">
            <text:p>56</text:p>
          </table:table-cell>
          <table:table-cell office:value-type="float" office:value="715309056" calcext:value-type="float">
            <text:p>715309056</text:p>
          </table:table-cell>
          <table:table-cell office:value-type="float" office:value="13643.2490234375" calcext:value-type="float">
            <text:p>13643.2490234375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914374656" calcext:value-type="float">
            <text:p>914374656</text:p>
          </table:table-cell>
          <table:table-cell office:value-type="float" office:value="829116416" calcext:value-type="float">
            <text:p>829116416</text:p>
          </table:table-cell>
          <table:table-cell office:value-type="float" office:value="757349.8125" calcext:value-type="float">
            <text:p>757349.8125</text:p>
          </table:table-cell>
          <table:table-cell office:value-type="string" calcext:value-type="string">
            <text:p>null</text:p>
          </table:table-cell>
          <table:table-cell office:value-type="float" office:value="0.115000002086163" calcext:value-type="float">
            <text:p>0.115000002086163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0.0972499996423721" calcext:value-type="float">
            <text:p>0.097249999642372</text:p>
          </table:table-cell>
          <table:table-cell office:value-type="float" office:value="0.972000002861023" calcext:value-type="float">
            <text:p>0.972000002861023</text:p>
          </table:table-cell>
          <table:table-cell office:value-type="float" office:value="0.673337399959564" calcext:value-type="float">
            <text:p>0.673337399959564</text:p>
          </table:table-cell>
          <table:table-cell office:value-type="float" office:value="150" calcext:value-type="float">
            <text:p>1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ri Jun 02 21:12:00 UTC 2017</text:p>
          </table:table-cell>
          <table:table-cell office:value-type="float" office:value="259" calcext:value-type="float">
            <text:p>259</text:p>
          </table:table-cell>
          <table:table-cell office:value-type="float" office:value="1048453120" calcext:value-type="float">
            <text:p>1048453120</text:p>
          </table:table-cell>
          <table:table-cell office:value-type="float" office:value="4551096.5" calcext:value-type="float">
            <text:p>4551096.5</text:p>
          </table:table-cell>
          <table:table-cell office:value-type="float" office:value="20" calcext:value-type="float">
            <text:p>20</text:p>
          </table:table-cell>
          <table:table-cell office:value-type="float" office:value="27791360" calcext:value-type="float">
            <text:p>27791360</text:p>
          </table:table-cell>
          <table:table-cell office:value-type="float" office:value="78940.7734375" calcext:value-type="float">
            <text:p>78940.7734375</text:p>
          </table:table-cell>
          <table:table-cell office:value-type="float" office:value="63" calcext:value-type="float">
            <text:p>63</text:p>
          </table:table-cell>
          <table:table-cell office:value-type="float" office:value="715202560" calcext:value-type="float">
            <text:p>715202560</text:p>
          </table:table-cell>
          <table:table-cell office:value-type="float" office:value="13643.2490234375" calcext:value-type="float">
            <text:p>13643.2490234375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916201472" calcext:value-type="float">
            <text:p>916201472</text:p>
          </table:table-cell>
          <table:table-cell office:value-type="float" office:value="829050880" calcext:value-type="float">
            <text:p>829050880</text:p>
          </table:table-cell>
          <table:table-cell office:value-type="float" office:value="854017.4375" calcext:value-type="float">
            <text:p>854017.4375</text:p>
          </table:table-cell>
          <table:table-cell office:value-type="string" calcext:value-type="string">
            <text:p>null</text:p>
          </table:table-cell>
          <table:table-cell office:value-type="float" office:value="0.0715000033378601" calcext:value-type="float">
            <text:p>0.07150000333786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0.105999998748302" calcext:value-type="float">
            <text:p>0.105999998748302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673372149467468" calcext:value-type="float">
            <text:p>0.673372149467468</text:p>
          </table:table-cell>
          <table:table-cell office:value-type="float" office:value="150" calcext:value-type="float">
            <text:p>1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float" office:value="303" calcext:value-type="float">
            <text:p>303</text:p>
          </table:table-cell>
          <table:table-cell office:value-type="float" office:value="301" calcext:value-type="float">
            <text:p>301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ri Jun 02 21:13:00 UTC 2017</text:p>
          </table:table-cell>
          <table:table-cell office:value-type="float" office:value="221" calcext:value-type="float">
            <text:p>221</text:p>
          </table:table-cell>
          <table:table-cell office:value-type="float" office:value="1049178112" calcext:value-type="float">
            <text:p>1049178112</text:p>
          </table:table-cell>
          <table:table-cell office:value-type="float" office:value="5491410.5" calcext:value-type="float">
            <text:p>5491410.5</text:p>
          </table:table-cell>
          <table:table-cell office:value-type="float" office:value="20" calcext:value-type="float">
            <text:p>20</text:p>
          </table:table-cell>
          <table:table-cell office:value-type="float" office:value="28397568" calcext:value-type="float">
            <text:p>28397568</text:p>
          </table:table-cell>
          <table:table-cell office:value-type="float" office:value="78940.7734375" calcext:value-type="float">
            <text:p>78940.7734375</text:p>
          </table:table-cell>
          <table:table-cell office:value-type="float" office:value="59" calcext:value-type="float">
            <text:p>59</text:p>
          </table:table-cell>
          <table:table-cell office:value-type="float" office:value="715096064" calcext:value-type="float">
            <text:p>715096064</text:p>
          </table:table-cell>
          <table:table-cell office:value-type="float" office:value="15135.845703125" calcext:value-type="float">
            <text:p>15135.845703125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917590016" calcext:value-type="float">
            <text:p>917590016</text:p>
          </table:table-cell>
          <table:table-cell office:value-type="float" office:value="830451712" calcext:value-type="float">
            <text:p>830451712</text:p>
          </table:table-cell>
          <table:table-cell office:value-type="float" office:value="851019.1875" calcext:value-type="float">
            <text:p>851019.1875</text:p>
          </table:table-cell>
          <table:table-cell office:value-type="float" office:value="1225736.25" calcext:value-type="float">
            <text:p>1225736.25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0792500004172325" calcext:value-type="float">
            <text:p>0.079250000417233</text:p>
          </table:table-cell>
          <table:table-cell office:value-type="float" office:value="0.112499997019768" calcext:value-type="float">
            <text:p>0.112499997019768</text:p>
          </table:table-cell>
          <table:table-cell office:value-type="float" office:value="0.968249976634979" calcext:value-type="float">
            <text:p>0.968249976634979</text:p>
          </table:table-cell>
          <table:table-cell office:value-type="float" office:value="0.673575639724731" calcext:value-type="float">
            <text:p>0.673575639724731</text:p>
          </table:table-cell>
          <table:table-cell office:value-type="float" office:value="200" calcext:value-type="float">
            <text:p>2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97" calcext:value-type="float">
            <text:p>297</text:p>
          </table:table-cell>
          <table:table-cell office:value-type="float" office:value="293" calcext:value-type="float">
            <text:p>293</text:p>
          </table:table-cell>
          <table:table-cell office:value-type="float" office:value="298" calcext:value-type="float">
            <text:p>298</text:p>
          </table:table-cell>
          <table:table-cell office:value-type="float" office:value="302" calcext:value-type="float">
            <text:p>302</text:p>
          </table:table-cell>
          <table:table-cell office:value-type="float" office:value="296" calcext:value-type="float">
            <text:p>296</text:p>
          </table:table-cell>
          <table:table-cell office:value-type="float" office:value="298" calcext:value-type="float">
            <text:p>298</text:p>
          </table:table-cell>
          <table:table-cell office:value-type="float" office:value="294" calcext:value-type="float">
            <text:p>294</text:p>
          </table:table-cell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Fri Jun 02 21:14:00 UTC 2017</text:p>
          </table:table-cell>
          <table:table-cell office:value-type="float" office:value="315" calcext:value-type="float">
            <text:p>315</text:p>
          </table:table-cell>
          <table:table-cell office:value-type="float" office:value="1049366528" calcext:value-type="float">
            <text:p>1049366528</text:p>
          </table:table-cell>
          <table:table-cell office:value-type="float" office:value="5321345" calcext:value-type="float">
            <text:p>5321345</text:p>
          </table:table-cell>
          <table:table-cell office:value-type="float" office:value="19" calcext:value-type="float">
            <text:p>19</text:p>
          </table:table-cell>
          <table:table-cell office:value-type="float" office:value="28893184" calcext:value-type="float">
            <text:p>28893184</text:p>
          </table:table-cell>
          <table:table-cell office:value-type="float" office:value="73907.265625" calcext:value-type="float">
            <text:p>73907.265625</text:p>
          </table:table-cell>
          <table:table-cell office:value-type="float" office:value="63" calcext:value-type="float">
            <text:p>63</text:p>
          </table:table-cell>
          <table:table-cell office:value-type="float" office:value="715034624" calcext:value-type="float">
            <text:p>715034624</text:p>
          </table:table-cell>
          <table:table-cell office:value-type="float" office:value="15135.845703125" calcext:value-type="float">
            <text:p>15135.845703125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917884928" calcext:value-type="float">
            <text:p>917884928</text:p>
          </table:table-cell>
          <table:table-cell office:value-type="float" office:value="832643072" calcext:value-type="float">
            <text:p>832643072</text:p>
          </table:table-cell>
          <table:table-cell office:value-type="float" office:value="851019.1875" calcext:value-type="float">
            <text:p>851019.1875</text:p>
          </table:table-cell>
          <table:table-cell office:value-type="float" office:value="1225736.25" calcext:value-type="float">
            <text:p>1225736.25</text:p>
          </table:table-cell>
          <table:table-cell office:value-type="float" office:value="0.0702499970793724" calcext:value-type="float">
            <text:p>0.070249997079372</text:p>
          </table:table-cell>
          <table:table-cell office:value-type="float" office:value="0.0807500034570694" calcext:value-type="float">
            <text:p>0.080750003457069</text:p>
          </table:table-cell>
          <table:table-cell office:value-type="float" office:value="0.106499999761581" calcext:value-type="float">
            <text:p>0.106499999761581</text:p>
          </table:table-cell>
          <table:table-cell office:value-type="float" office:value="0.969749987125397" calcext:value-type="float">
            <text:p>0.969749987125397</text:p>
          </table:table-cell>
          <table:table-cell office:value-type="float" office:value="0.676194727420807" calcext:value-type="float">
            <text:p>0.676194727420807</text:p>
          </table:table-cell>
          <table:table-cell office:value-type="float" office:value="200" calcext:value-type="float">
            <text:p>2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99" calcext:value-type="float">
            <text:p>299</text:p>
          </table:table-cell>
          <table:table-cell office:value-type="float" office:value="307" calcext:value-type="float">
            <text:p>307</text:p>
          </table:table-cell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Fri Jun 02 21:15:00 UTC 2017</text:p>
          </table:table-cell>
          <table:table-cell office:value-type="float" office:value="345" calcext:value-type="float">
            <text:p>345</text:p>
          </table:table-cell>
          <table:table-cell office:value-type="float" office:value="1049755648" calcext:value-type="float">
            <text:p>1049755648</text:p>
          </table:table-cell>
          <table:table-cell office:value-type="float" office:value="6749648.5" calcext:value-type="float">
            <text:p>6749648.5</text:p>
          </table:table-cell>
          <table:table-cell office:value-type="float" office:value="25" calcext:value-type="float">
            <text:p>25</text:p>
          </table:table-cell>
          <table:table-cell office:value-type="float" office:value="28672000" calcext:value-type="float">
            <text:p>28672000</text:p>
          </table:table-cell>
          <table:table-cell office:value-type="float" office:value="116428.875" calcext:value-type="float">
            <text:p>116428.875</text:p>
          </table:table-cell>
          <table:table-cell office:value-type="float" office:value="75" calcext:value-type="float">
            <text:p>75</text:p>
          </table:table-cell>
          <table:table-cell office:value-type="float" office:value="715005952" calcext:value-type="float">
            <text:p>715005952</text:p>
          </table:table-cell>
          <table:table-cell office:value-type="float" office:value="18269.423828125" calcext:value-type="float">
            <text:p>18269.423828125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916930560" calcext:value-type="float">
            <text:p>916930560</text:p>
          </table:table-cell>
          <table:table-cell office:value-type="float" office:value="833556480" calcext:value-type="float">
            <text:p>833556480</text:p>
          </table:table-cell>
          <table:table-cell office:value-type="float" office:value="1190756.5" calcext:value-type="float">
            <text:p>1190756.5</text:p>
          </table:table-cell>
          <table:table-cell office:value-type="float" office:value="1476963" calcext:value-type="float">
            <text:p>1476963</text:p>
          </table:table-cell>
          <table:table-cell office:value-type="float" office:value="0.0752499997615814" calcext:value-type="float">
            <text:p>0.075249999761581</text:p>
          </table:table-cell>
          <table:table-cell office:value-type="float" office:value="0.0877500027418137" calcext:value-type="float">
            <text:p>0.087750002741814</text:p>
          </table:table-cell>
          <table:table-cell office:value-type="float" office:value="0.122249998152256" calcext:value-type="float">
            <text:p>0.122249998152256</text:p>
          </table:table-cell>
          <table:table-cell office:value-type="float" office:value="0.962499976158142" calcext:value-type="float">
            <text:p>0.962499976158142</text:p>
          </table:table-cell>
          <table:table-cell office:value-type="float" office:value="0.67414516210556" calcext:value-type="float">
            <text:p>0.67414516210556</text:p>
          </table:table-cell>
          <table:table-cell office:value-type="float" office:value="200" calcext:value-type="float">
            <text:p>2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287" calcext:value-type="float">
            <text:p>287</text:p>
          </table:table-cell>
          <table:table-cell office:value-type="float" office:value="295" calcext:value-type="float">
            <text:p>295</text:p>
          </table:table-cell>
          <table:table-cell office:value-type="float" office:value="287" calcext:value-type="float">
            <text:p>287</text:p>
          </table:table-cell>
          <table:table-cell office:value-type="float" office:value="290" calcext:value-type="float">
            <text:p>290</text:p>
          </table:table-cell>
          <table:table-cell office:value-type="float" office:value="292" calcext:value-type="float">
            <text:p>292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Fri Jun 02 21:16:00 UTC 2017</text:p>
          </table:table-cell>
          <table:table-cell office:value-type="float" office:value="334" calcext:value-type="float">
            <text:p>334</text:p>
          </table:table-cell>
          <table:table-cell office:value-type="float" office:value="1048743936" calcext:value-type="float">
            <text:p>1048743936</text:p>
          </table:table-cell>
          <table:table-cell office:value-type="float" office:value="7604429.5" calcext:value-type="float">
            <text:p>7604429.5</text:p>
          </table:table-cell>
          <table:table-cell office:value-type="float" office:value="28" calcext:value-type="float">
            <text:p>28</text:p>
          </table:table-cell>
          <table:table-cell office:value-type="float" office:value="29327360" calcext:value-type="float">
            <text:p>29327360</text:p>
          </table:table-cell>
          <table:table-cell office:value-type="float" office:value="116428.875" calcext:value-type="float">
            <text:p>116428.875</text:p>
          </table:table-cell>
          <table:table-cell office:value-type="float" office:value="82" calcext:value-type="float">
            <text:p>82</text:p>
          </table:table-cell>
          <table:table-cell office:value-type="float" office:value="714866688" calcext:value-type="float">
            <text:p>714866688</text:p>
          </table:table-cell>
          <table:table-cell office:value-type="float" office:value="19113.599609375" calcext:value-type="float">
            <text:p>19113.599609375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916963328" calcext:value-type="float">
            <text:p>916963328</text:p>
          </table:table-cell>
          <table:table-cell office:value-type="float" office:value="835543040" calcext:value-type="float">
            <text:p>835543040</text:p>
          </table:table-cell>
          <table:table-cell office:value-type="float" office:value="1464353.5" calcext:value-type="float">
            <text:p>1464353.5</text:p>
          </table:table-cell>
          <table:table-cell office:value-type="float" office:value="1593675.125" calcext:value-type="float">
            <text:p>1593675.125</text:p>
          </table:table-cell>
          <table:table-cell office:value-type="float" office:value="0.0775000005960465" calcext:value-type="float">
            <text:p>0.077500000596047</text:p>
          </table:table-cell>
          <table:table-cell office:value-type="float" office:value="0.086499996483326" calcext:value-type="float">
            <text:p>0.086499996483326</text:p>
          </table:table-cell>
          <table:table-cell office:value-type="float" office:value="0.119000002741814" calcext:value-type="float">
            <text:p>0.119000002741814</text:p>
          </table:table-cell>
          <table:table-cell office:value-type="float" office:value="0.96025002002716" calcext:value-type="float">
            <text:p>0.96025002002716</text:p>
          </table:table-cell>
          <table:table-cell office:value-type="float" office:value="0.6765416264534" calcext:value-type="float">
            <text:p>0.6765416264534</text:p>
          </table:table-cell>
          <table:table-cell office:value-type="float" office:value="250" calcext:value-type="float">
            <text:p>2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8" calcext:value-type="float">
            <text:p>288</text:p>
          </table:table-cell>
          <table:table-cell office:value-type="float" office:value="284" calcext:value-type="float">
            <text:p>284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86" calcext:value-type="float">
            <text:p>286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Fri Jun 02 21:17:00 UTC 2017</text:p>
          </table:table-cell>
          <table:table-cell office:value-type="float" office:value="378" calcext:value-type="float">
            <text:p>378</text:p>
          </table:table-cell>
          <table:table-cell office:value-type="float" office:value="1049018368" calcext:value-type="float">
            <text:p>1049018368</text:p>
          </table:table-cell>
          <table:table-cell office:value-type="float" office:value="7412598" calcext:value-type="float">
            <text:p>7412598</text:p>
          </table:table-cell>
          <table:table-cell office:value-type="float" office:value="27" calcext:value-type="float">
            <text:p>27</text:p>
          </table:table-cell>
          <table:table-cell office:value-type="float" office:value="30052352" calcext:value-type="float">
            <text:p>30052352</text:p>
          </table:table-cell>
          <table:table-cell office:value-type="float" office:value="116428.875" calcext:value-type="float">
            <text:p>116428.875</text:p>
          </table:table-cell>
          <table:table-cell office:value-type="float" office:value="81" calcext:value-type="float">
            <text:p>81</text:p>
          </table:table-cell>
          <table:table-cell office:value-type="float" office:value="714448896" calcext:value-type="float">
            <text:p>714448896</text:p>
          </table:table-cell>
          <table:table-cell office:value-type="float" office:value="19397.3515625" calcext:value-type="float">
            <text:p>19397.351562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920444928" calcext:value-type="float">
            <text:p>920444928</text:p>
          </table:table-cell>
          <table:table-cell office:value-type="float" office:value="840028160" calcext:value-type="float">
            <text:p>840028160</text:p>
          </table:table-cell>
          <table:table-cell office:value-type="float" office:value="1464353.5" calcext:value-type="float">
            <text:p>1464353.5</text:p>
          </table:table-cell>
          <table:table-cell office:value-type="float" office:value="1593675.125" calcext:value-type="float">
            <text:p>1593675.125</text:p>
          </table:table-cell>
          <table:table-cell office:value-type="float" office:value="0.0622499994933605" calcext:value-type="float">
            <text:p>0.062249999493361</text:p>
          </table:table-cell>
          <table:table-cell office:value-type="float" office:value="0.0932499989867211" calcext:value-type="float">
            <text:p>0.093249998986721</text:p>
          </table:table-cell>
          <table:table-cell office:value-type="float" office:value="0.125750005245209" calcext:value-type="float">
            <text:p>0.125750005245209</text:p>
          </table:table-cell>
          <table:table-cell office:value-type="float" office:value="0.961749970912933" calcext:value-type="float">
            <text:p>0.961749970912933</text:p>
          </table:table-cell>
          <table:table-cell office:value-type="float" office:value="0.676661491394043" calcext:value-type="float">
            <text:p>0.676661491394043</text:p>
          </table:table-cell>
          <table:table-cell office:value-type="float" office:value="250" calcext:value-type="float">
            <text:p>2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84" calcext:value-type="float">
            <text:p>284</text:p>
          </table:table-cell>
          <table:table-cell office:value-type="float" office:value="288" calcext:value-type="float">
            <text:p>288</text:p>
          </table:table-cell>
          <table:table-cell office:value-type="float" office:value="287" calcext:value-type="float">
            <text:p>287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293" calcext:value-type="float">
            <text:p>293</text:p>
          </table:table-cell>
          <table:table-cell office:value-type="float" office:value="285" calcext:value-type="float">
            <text:p>285</text:p>
          </table:table-cell>
          <table:table-cell office:value-type="float" office:value="293" calcext:value-type="float">
            <text:p>293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Fri Jun 02 21:18:00 UTC 2017</text:p>
          </table:table-cell>
          <table:table-cell office:value-type="float" office:value="344" calcext:value-type="float">
            <text:p>344</text:p>
          </table:table-cell>
          <table:table-cell office:value-type="float" office:value="1048985600" calcext:value-type="float">
            <text:p>1048985600</text:p>
          </table:table-cell>
          <table:table-cell office:value-type="float" office:value="8305652.5" calcext:value-type="float">
            <text:p>8305652.5</text:p>
          </table:table-cell>
          <table:table-cell office:value-type="float" office:value="30" calcext:value-type="float">
            <text:p>30</text:p>
          </table:table-cell>
          <table:table-cell office:value-type="float" office:value="30060544" calcext:value-type="float">
            <text:p>30060544</text:p>
          </table:table-cell>
          <table:table-cell office:value-type="float" office:value="116428.875" calcext:value-type="float">
            <text:p>116428.875</text:p>
          </table:table-cell>
          <table:table-cell office:value-type="float" office:value="90" calcext:value-type="float">
            <text:p>90</text:p>
          </table:table-cell>
          <table:table-cell office:value-type="float" office:value="714297344" calcext:value-type="float">
            <text:p>714297344</text:p>
          </table:table-cell>
          <table:table-cell office:value-type="float" office:value="20679.224609375" calcext:value-type="float">
            <text:p>20679.224609375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921042944" calcext:value-type="float">
            <text:p>921042944</text:p>
          </table:table-cell>
          <table:table-cell office:value-type="float" office:value="840036352" calcext:value-type="float">
            <text:p>840036352</text:p>
          </table:table-cell>
          <table:table-cell office:value-type="float" office:value="1582271" calcext:value-type="float">
            <text:p>1582271</text:p>
          </table:table-cell>
          <table:table-cell office:value-type="float" office:value="1725357.875" calcext:value-type="float">
            <text:p>1725357.875</text:p>
          </table:table-cell>
          <table:table-cell office:value-type="float" office:value="0.0817499980330467" calcext:value-type="float">
            <text:p>0.081749998033047</text:p>
          </table:table-cell>
          <table:table-cell office:value-type="float" office:value="0.103000000119209" calcext:value-type="float">
            <text:p>0.103000000119209</text:p>
          </table:table-cell>
          <table:table-cell office:value-type="float" office:value="0.131249994039536" calcext:value-type="float">
            <text:p>0.131249994039536</text:p>
          </table:table-cell>
          <table:table-cell office:value-type="float" office:value="0.95974999666214" calcext:value-type="float">
            <text:p>0.95974999666214</text:p>
          </table:table-cell>
          <table:table-cell office:value-type="float" office:value="0.674642741680145" calcext:value-type="float">
            <text:p>0.674642741680145</text:p>
          </table:table-cell>
          <table:table-cell office:value-type="float" office:value="250" calcext:value-type="float">
            <text:p>2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83" calcext:value-type="float">
            <text:p>283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286" calcext:value-type="float">
            <text:p>286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Fri Jun 02 21:19:00 UTC 2017</text:p>
          </table:table-cell>
          <table:table-cell office:value-type="float" office:value="374" calcext:value-type="float">
            <text:p>374</text:p>
          </table:table-cell>
          <table:table-cell office:value-type="float" office:value="1049059328" calcext:value-type="float">
            <text:p>1049059328</text:p>
          </table:table-cell>
          <table:table-cell office:value-type="float" office:value="7647334.5" calcext:value-type="float">
            <text:p>7647334.5</text:p>
          </table:table-cell>
          <table:table-cell office:value-type="float" office:value="28" calcext:value-type="float">
            <text:p>28</text:p>
          </table:table-cell>
          <table:table-cell office:value-type="float" office:value="30277632" calcext:value-type="float">
            <text:p>30277632</text:p>
          </table:table-cell>
          <table:table-cell office:value-type="float" office:value="113905.78125" calcext:value-type="float">
            <text:p>113905.78125</text:p>
          </table:table-cell>
          <table:table-cell office:value-type="float" office:value="80" calcext:value-type="float">
            <text:p>80</text:p>
          </table:table-cell>
          <table:table-cell office:value-type="float" office:value="714145792" calcext:value-type="float">
            <text:p>714145792</text:p>
          </table:table-cell>
          <table:table-cell office:value-type="float" office:value="20679.224609375" calcext:value-type="float">
            <text:p>20679.2246093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924106752" calcext:value-type="float">
            <text:p>924106752</text:p>
          </table:table-cell>
          <table:table-cell office:value-type="float" office:value="842342400" calcext:value-type="float">
            <text:p>842342400</text:p>
          </table:table-cell>
          <table:table-cell office:value-type="float" office:value="1373761" calcext:value-type="float">
            <text:p>1373761</text:p>
          </table:table-cell>
          <table:table-cell office:value-type="float" office:value="1725357.875" calcext:value-type="float">
            <text:p>1725357.875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0904999971389771" calcext:value-type="float">
            <text:p>0.090499997138977</text:p>
          </table:table-cell>
          <table:table-cell office:value-type="float" office:value="0.127499997615814" calcext:value-type="float">
            <text:p>0.127499997615814</text:p>
          </table:table-cell>
          <table:table-cell office:value-type="float" office:value="0.961499989032745" calcext:value-type="float">
            <text:p>0.961499989032745</text:p>
          </table:table-cell>
          <table:table-cell office:value-type="float" office:value="0.674843370914459" calcext:value-type="float">
            <text:p>0.674843370914459</text:p>
          </table:table-cell>
          <table:table-cell office:value-type="float" office:value="300" calcext:value-type="float">
            <text:p>3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Fri Jun 02 21:20:00 UTC 2017</text:p>
          </table:table-cell>
          <table:table-cell office:value-type="float" office:value="409" calcext:value-type="float">
            <text:p>409</text:p>
          </table:table-cell>
          <table:table-cell office:value-type="float" office:value="1049862144" calcext:value-type="float">
            <text:p>1049862144</text:p>
          </table:table-cell>
          <table:table-cell office:value-type="float" office:value="7647334.5" calcext:value-type="float">
            <text:p>7647334.5</text:p>
          </table:table-cell>
          <table:table-cell office:value-type="float" office:value="30" calcext:value-type="float">
            <text:p>30</text:p>
          </table:table-cell>
          <table:table-cell office:value-type="float" office:value="30216192" calcext:value-type="float">
            <text:p>30216192</text:p>
          </table:table-cell>
          <table:table-cell office:value-type="float" office:value="123350.3515625" calcext:value-type="float">
            <text:p>123350.3515625</text:p>
          </table:table-cell>
          <table:table-cell office:value-type="float" office:value="91" calcext:value-type="float">
            <text:p>91</text:p>
          </table:table-cell>
          <table:table-cell office:value-type="float" office:value="714211328" calcext:value-type="float">
            <text:p>714211328</text:p>
          </table:table-cell>
          <table:table-cell office:value-type="float" office:value="21259.140625" calcext:value-type="float">
            <text:p>21259.140625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922718208" calcext:value-type="float">
            <text:p>922718208</text:p>
          </table:table-cell>
          <table:table-cell office:value-type="float" office:value="845512704" calcext:value-type="float">
            <text:p>845512704</text:p>
          </table:table-cell>
          <table:table-cell office:value-type="float" office:value="1649452.375" calcext:value-type="float">
            <text:p>1649452.375</text:p>
          </table:table-cell>
          <table:table-cell office:value-type="string" calcext:value-type="string">
            <text:p>null</text:p>
          </table:table-cell>
          <table:table-cell office:value-type="float" office:value="0.0764999985694885" calcext:value-type="float">
            <text:p>0.076499998569489</text:p>
          </table:table-cell>
          <table:table-cell office:value-type="float" office:value="0.099250003695488" calcext:value-type="float">
            <text:p>0.099250003695488</text:p>
          </table:table-cell>
          <table:table-cell office:value-type="float" office:value="0.140750005841255" calcext:value-type="float">
            <text:p>0.140750005841255</text:p>
          </table:table-cell>
          <table:table-cell office:value-type="float" office:value="0.958750009536743" calcext:value-type="float">
            <text:p>0.958750009536743</text:p>
          </table:table-cell>
          <table:table-cell office:value-type="float" office:value="0.675031244754791" calcext:value-type="float">
            <text:p>0.675031244754791</text:p>
          </table:table-cell>
          <table:table-cell office:value-type="float" office:value="300" calcext:value-type="float">
            <text:p>3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3" office:value-type="float" office:value="282" calcext:value-type="float">
            <text:p>282</text:p>
          </table:table-cell>
          <table:table-cell table:number-columns-repeated="2" office:value-type="float" office:value="281" calcext:value-type="float">
            <text:p>281</text:p>
          </table:table-cell>
          <table:table-cell table:number-columns-repeated="6"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Fri Jun 02 21:21:00 UTC 2017</text:p>
          </table:table-cell>
          <table:table-cell office:value-type="float" office:value="370" calcext:value-type="float">
            <text:p>370</text:p>
          </table:table-cell>
          <table:table-cell office:value-type="float" office:value="1049112576" calcext:value-type="float">
            <text:p>1049112576</text:p>
          </table:table-cell>
          <table:table-cell office:value-type="float" office:value="7647334.5" calcext:value-type="float">
            <text:p>7647334.5</text:p>
          </table:table-cell>
          <table:table-cell office:value-type="float" office:value="33" calcext:value-type="float">
            <text:p>33</text:p>
          </table:table-cell>
          <table:table-cell office:value-type="float" office:value="30167040" calcext:value-type="float">
            <text:p>30167040</text:p>
          </table:table-cell>
          <table:table-cell office:value-type="float" office:value="123350.3515625" calcext:value-type="float">
            <text:p>123350.3515625</text:p>
          </table:table-cell>
          <table:table-cell office:value-type="float" office:value="95" calcext:value-type="float">
            <text:p>95</text:p>
          </table:table-cell>
          <table:table-cell office:value-type="float" office:value="713723904" calcext:value-type="float">
            <text:p>713723904</text:p>
          </table:table-cell>
          <table:table-cell office:value-type="float" office:value="21259.140625" calcext:value-type="float">
            <text:p>21259.140625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923688960" calcext:value-type="float">
            <text:p>923688960</text:p>
          </table:table-cell>
          <table:table-cell office:value-type="float" office:value="847745024" calcext:value-type="float">
            <text:p>847745024</text:p>
          </table:table-cell>
          <table:table-cell office:value-type="float" office:value="1724241.25" calcext:value-type="float">
            <text:p>1724241.25</text:p>
          </table:table-cell>
          <table:table-cell office:value-type="float" office:value="1803555.5" calcext:value-type="float">
            <text:p>1803555.5</text:p>
          </table:table-cell>
          <table:table-cell office:value-type="float" office:value="0.097000002861023" calcext:value-type="float">
            <text:p>0.097000002861023</text:p>
          </table:table-cell>
          <table:table-cell office:value-type="float" office:value="0.105999998748302" calcext:value-type="float">
            <text:p>0.105999998748302</text:p>
          </table:table-cell>
          <table:table-cell office:value-type="float" office:value="0.140750005841255" calcext:value-type="float">
            <text:p>0.140750005841255</text:p>
          </table:table-cell>
          <table:table-cell office:value-type="float" office:value="0.954500019550324" calcext:value-type="float">
            <text:p>0.954500019550324</text:p>
          </table:table-cell>
          <table:table-cell office:value-type="float" office:value="0.675315976142883" calcext:value-type="float">
            <text:p>0.675315976142883</text:p>
          </table:table-cell>
          <table:table-cell office:value-type="float" office:value="300" calcext:value-type="float">
            <text:p>3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4" calcext:value-type="float">
            <text:p>274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table:number-columns-repeated="3" office:value-type="float" office:value="277" calcext:value-type="float">
            <text:p>277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Fri Jun 02 21:22:00 UTC 2017</text:p>
          </table:table-cell>
          <table:table-cell office:value-type="float" office:value="362" calcext:value-type="float">
            <text:p>362</text:p>
          </table:table-cell>
          <table:table-cell office:value-type="float" office:value="1049665536" calcext:value-type="float">
            <text:p>1049665536</text:p>
          </table:table-cell>
          <table:table-cell office:value-type="float" office:value="8182291" calcext:value-type="float">
            <text:p>8182291</text:p>
          </table:table-cell>
          <table:table-cell office:value-type="float" office:value="29" calcext:value-type="float">
            <text:p>29</text:p>
          </table:table-cell>
          <table:table-cell office:value-type="float" office:value="30228480" calcext:value-type="float">
            <text:p>30228480</text:p>
          </table:table-cell>
          <table:table-cell office:value-type="float" office:value="123350.3515625" calcext:value-type="float">
            <text:p>123350.3515625</text:p>
          </table:table-cell>
          <table:table-cell office:value-type="float" office:value="80" calcext:value-type="float">
            <text:p>80</text:p>
          </table:table-cell>
          <table:table-cell office:value-type="float" office:value="713617408" calcext:value-type="float">
            <text:p>713617408</text:p>
          </table:table-cell>
          <table:table-cell office:value-type="float" office:value="21259.140625" calcext:value-type="float">
            <text:p>21259.140625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928301056" calcext:value-type="float">
            <text:p>928301056</text:p>
          </table:table-cell>
          <table:table-cell office:value-type="float" office:value="854757376" calcext:value-type="float">
            <text:p>854757376</text:p>
          </table:table-cell>
          <table:table-cell office:value-type="float" office:value="1474610" calcext:value-type="float">
            <text:p>1474610</text:p>
          </table:table-cell>
          <table:table-cell office:value-type="float" office:value="1803555.5" calcext:value-type="float">
            <text:p>1803555.5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0.112499997019768" calcext:value-type="float">
            <text:p>0.112499997019768</text:p>
          </table:table-cell>
          <table:table-cell office:value-type="float" office:value="0.136000007390976" calcext:value-type="float">
            <text:p>0.136000007390976</text:p>
          </table:table-cell>
          <table:table-cell office:value-type="float" office:value="0.958999991416931" calcext:value-type="float">
            <text:p>0.958999991416931</text:p>
          </table:table-cell>
          <table:table-cell office:value-type="float" office:value="0.67546671628952" calcext:value-type="float">
            <text:p>0.67546671628952</text:p>
          </table:table-cell>
          <table:table-cell office:value-type="float" office:value="350" calcext:value-type="float">
            <text:p>3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6" calcext:value-type="float">
            <text:p>286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21:23:00 UTC 2017</text:p>
          </table:table-cell>
          <table:table-cell office:value-type="float" office:value="345" calcext:value-type="float">
            <text:p>345</text:p>
          </table:table-cell>
          <table:table-cell office:value-type="float" office:value="1050095616" calcext:value-type="float">
            <text:p>1050095616</text:p>
          </table:table-cell>
          <table:table-cell office:value-type="float" office:value="8182291" calcext:value-type="float">
            <text:p>8182291</text:p>
          </table:table-cell>
          <table:table-cell office:value-type="float" office:value="30" calcext:value-type="float">
            <text:p>30</text:p>
          </table:table-cell>
          <table:table-cell office:value-type="float" office:value="30187520" calcext:value-type="float">
            <text:p>30187520</text:p>
          </table:table-cell>
          <table:table-cell office:value-type="float" office:value="136313" calcext:value-type="float">
            <text:p>136313</text:p>
          </table:table-cell>
          <table:table-cell office:value-type="float" office:value="86" calcext:value-type="float">
            <text:p>86</text:p>
          </table:table-cell>
          <table:table-cell office:value-type="float" office:value="713490432" calcext:value-type="float">
            <text:p>713490432</text:p>
          </table:table-cell>
          <table:table-cell office:value-type="float" office:value="20330.939453125" calcext:value-type="float">
            <text:p>20330.939453125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929751040" calcext:value-type="float">
            <text:p>929751040</text:p>
          </table:table-cell>
          <table:table-cell office:value-type="float" office:value="860336128" calcext:value-type="float">
            <text:p>860336128</text:p>
          </table:table-cell>
          <table:table-cell office:value-type="float" office:value="1474610" calcext:value-type="float">
            <text:p>1474610</text:p>
          </table:table-cell>
          <table:table-cell office:value-type="float" office:value="1803555.5" calcext:value-type="float">
            <text:p>1803555.5</text:p>
          </table:table-cell>
          <table:table-cell office:value-type="float" office:value="0.0722500011324883" calcext:value-type="float">
            <text:p>0.072250001132488</text:p>
          </table:table-cell>
          <table:table-cell office:value-type="float" office:value="0.108000002801418" calcext:value-type="float">
            <text:p>0.108000002801418</text:p>
          </table:table-cell>
          <table:table-cell office:value-type="float" office:value="0.137999996542931" calcext:value-type="float">
            <text:p>0.137999996542931</text:p>
          </table:table-cell>
          <table:table-cell office:value-type="float" office:value="0.961000025272369" calcext:value-type="float">
            <text:p>0.961000025272369</text:p>
          </table:table-cell>
          <table:table-cell office:value-type="float" office:value="0.678071558475494" calcext:value-type="float">
            <text:p>0.678071558475494</text:p>
          </table:table-cell>
          <table:table-cell office:value-type="float" office:value="350" calcext:value-type="float">
            <text:p>3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2" calcext:value-type="float">
            <text:p>282</text:p>
          </table:table-cell>
          <table:table-cell office:value-type="float" office:value="288" calcext:value-type="float">
            <text:p>288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287" calcext:value-type="float">
            <text:p>287</text:p>
          </table:table-cell>
          <table:table-cell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Fri Jun 02 21:24:00 UTC 2017</text:p>
          </table:table-cell>
          <table:table-cell office:value-type="float" office:value="357" calcext:value-type="float">
            <text:p>357</text:p>
          </table:table-cell>
          <table:table-cell office:value-type="float" office:value="1050185728" calcext:value-type="float">
            <text:p>1050185728</text:p>
          </table:table-cell>
          <table:table-cell office:value-type="float" office:value="8073808" calcext:value-type="float">
            <text:p>8073808</text:p>
          </table:table-cell>
          <table:table-cell office:value-type="float" office:value="28" calcext:value-type="float">
            <text:p>28</text:p>
          </table:table-cell>
          <table:table-cell office:value-type="float" office:value="30896128" calcext:value-type="float">
            <text:p>30896128</text:p>
          </table:table-cell>
          <table:table-cell office:value-type="float" office:value="129220.7265625" calcext:value-type="float">
            <text:p>129220.7265625</text:p>
          </table:table-cell>
          <table:table-cell office:value-type="float" office:value="87" calcext:value-type="float">
            <text:p>87</text:p>
          </table:table-cell>
          <table:table-cell office:value-type="float" office:value="713318400" calcext:value-type="float">
            <text:p>713318400</text:p>
          </table:table-cell>
          <table:table-cell office:value-type="float" office:value="20330.939453125" calcext:value-type="float">
            <text:p>20330.939453125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932237312" calcext:value-type="float">
            <text:p>932237312</text:p>
          </table:table-cell>
          <table:table-cell office:value-type="float" office:value="864284672" calcext:value-type="float">
            <text:p>864284672</text:p>
          </table:table-cell>
          <table:table-cell office:value-type="float" office:value="1642547.625" calcext:value-type="float">
            <text:p>1642547.625</text:p>
          </table:table-cell>
          <table:table-cell office:value-type="string" calcext:value-type="string">
            <text:p>null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0.166999995708466" calcext:value-type="float">
            <text:p>0.166999995708466</text:p>
          </table:table-cell>
          <table:table-cell office:value-type="float" office:value="0.137500002980232" calcext:value-type="float">
            <text:p>0.137500002980232</text:p>
          </table:table-cell>
          <table:table-cell office:value-type="float" office:value="0.959500014781952" calcext:value-type="float">
            <text:p>0.959500014781952</text:p>
          </table:table-cell>
          <table:table-cell office:value-type="float" office:value="0.676064074039459" calcext:value-type="float">
            <text:p>0.676064074039459</text:p>
          </table:table-cell>
          <table:table-cell office:value-type="float" office:value="350" calcext:value-type="float">
            <text:p>3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Fri Jun 02 21:25:00 UTC 2017</text:p>
          </table:table-cell>
          <table:table-cell office:value-type="float" office:value="370" calcext:value-type="float">
            <text:p>370</text:p>
          </table:table-cell>
          <table:table-cell office:value-type="float" office:value="1050218496" calcext:value-type="float">
            <text:p>1050218496</text:p>
          </table:table-cell>
          <table:table-cell office:value-type="float" office:value="7790737.5" calcext:value-type="float">
            <text:p>7790737.5</text:p>
          </table:table-cell>
          <table:table-cell office:value-type="float" office:value="29" calcext:value-type="float">
            <text:p>29</text:p>
          </table:table-cell>
          <table:table-cell office:value-type="float" office:value="30978048" calcext:value-type="float">
            <text:p>30978048</text:p>
          </table:table-cell>
          <table:table-cell office:value-type="float" office:value="132866.0625" calcext:value-type="float">
            <text:p>132866.0625</text:p>
          </table:table-cell>
          <table:table-cell office:value-type="float" office:value="79" calcext:value-type="float">
            <text:p>79</text:p>
          </table:table-cell>
          <table:table-cell office:value-type="float" office:value="713281536" calcext:value-type="float">
            <text:p>713281536</text:p>
          </table:table-cell>
          <table:table-cell office:value-type="float" office:value="20330.939453125" calcext:value-type="float">
            <text:p>20330.939453125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936697856" calcext:value-type="float">
            <text:p>936697856</text:p>
          </table:table-cell>
          <table:table-cell office:value-type="float" office:value="868417536" calcext:value-type="float">
            <text:p>868417536</text:p>
          </table:table-cell>
          <table:table-cell office:value-type="float" office:value="1642547.625" calcext:value-type="float">
            <text:p>1642547.625</text:p>
          </table:table-cell>
          <table:table-cell office:value-type="string" calcext:value-type="string">
            <text:p>null</text:p>
          </table:table-cell>
          <table:table-cell office:value-type="float" office:value="0.0724999979138374" calcext:value-type="float">
            <text:p>0.072499997913837</text:p>
          </table:table-cell>
          <table:table-cell office:value-type="float" office:value="0.11174999922514" calcext:value-type="float">
            <text:p>0.11174999922514</text:p>
          </table:table-cell>
          <table:table-cell office:value-type="float" office:value="0.133499994874001" calcext:value-type="float">
            <text:p>0.133499994874001</text:p>
          </table:table-cell>
          <table:table-cell office:value-type="float" office:value="0.960500001907349" calcext:value-type="float">
            <text:p>0.960500001907349</text:p>
          </table:table-cell>
          <table:table-cell office:value-type="float" office:value="0.676044523715973" calcext:value-type="float">
            <text:p>0.676044523715973</text:p>
          </table:table-cell>
          <table:table-cell office:value-type="float" office:value="400" calcext:value-type="float">
            <text:p>4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Fri Jun 02 21:26:00 UTC 2017</text:p>
          </table:table-cell>
          <table:table-cell office:value-type="float" office:value="388" calcext:value-type="float">
            <text:p>388</text:p>
          </table:table-cell>
          <table:table-cell office:value-type="float" office:value="1049157632" calcext:value-type="float">
            <text:p>1049157632</text:p>
          </table:table-cell>
          <table:table-cell office:value-type="float" office:value="7790737.5" calcext:value-type="float">
            <text:p>7790737.5</text:p>
          </table:table-cell>
          <table:table-cell office:value-type="float" office:value="30" calcext:value-type="float">
            <text:p>30</text:p>
          </table:table-cell>
          <table:table-cell office:value-type="float" office:value="31014912" calcext:value-type="float">
            <text:p>31014912</text:p>
          </table:table-cell>
          <table:table-cell office:value-type="float" office:value="130840.3203125" calcext:value-type="float">
            <text:p>130840.3203125</text:p>
          </table:table-cell>
          <table:table-cell office:value-type="float" office:value="84" calcext:value-type="float">
            <text:p>84</text:p>
          </table:table-cell>
          <table:table-cell office:value-type="float" office:value="713162752" calcext:value-type="float">
            <text:p>713162752</text:p>
          </table:table-cell>
          <table:table-cell office:value-type="float" office:value="19620.728515625" calcext:value-type="float">
            <text:p>19620.728515625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941981696" calcext:value-type="float">
            <text:p>941981696</text:p>
          </table:table-cell>
          <table:table-cell office:value-type="float" office:value="869588992" calcext:value-type="float">
            <text:p>869588992</text:p>
          </table:table-cell>
          <table:table-cell office:value-type="float" office:value="1624266.125" calcext:value-type="float">
            <text:p>1624266.125</text:p>
          </table:table-cell>
          <table:table-cell office:value-type="float" office:value="1536317.625" calcext:value-type="float">
            <text:p>1536317.625</text:p>
          </table:table-cell>
          <table:table-cell office:value-type="float" office:value="0.0822499990463257" calcext:value-type="float">
            <text:p>0.082249999046326</text:p>
          </table:table-cell>
          <table:table-cell office:value-type="float" office:value="0.125750005245209" calcext:value-type="float">
            <text:p>0.125750005245209</text:p>
          </table:table-cell>
          <table:table-cell office:value-type="float" office:value="0.149000003933907" calcext:value-type="float">
            <text:p>0.149000003933907</text:p>
          </table:table-cell>
          <table:table-cell office:value-type="float" office:value="0.958500027656555" calcext:value-type="float">
            <text:p>0.958500027656555</text:p>
          </table:table-cell>
          <table:table-cell office:value-type="float" office:value="0.678076446056366" calcext:value-type="float">
            <text:p>0.678076446056366</text:p>
          </table:table-cell>
          <table:table-cell office:value-type="float" office:value="400" calcext:value-type="float">
            <text:p>4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Fri Jun 02 21:27:00 UTC 2017</text:p>
          </table:table-cell>
          <table:table-cell office:value-type="float" office:value="367" calcext:value-type="float">
            <text:p>367</text:p>
          </table:table-cell>
          <table:table-cell office:value-type="float" office:value="1049559040" calcext:value-type="float">
            <text:p>1049559040</text:p>
          </table:table-cell>
          <table:table-cell office:value-type="float" office:value="8245925" calcext:value-type="float">
            <text:p>8245925</text:p>
          </table:table-cell>
          <table:table-cell office:value-type="float" office:value="31" calcext:value-type="float">
            <text:p>31</text:p>
          </table:table-cell>
          <table:table-cell office:value-type="float" office:value="31084544" calcext:value-type="float">
            <text:p>31084544</text:p>
          </table:table-cell>
          <table:table-cell office:value-type="float" office:value="130840.3203125" calcext:value-type="float">
            <text:p>130840.3203125</text:p>
          </table:table-cell>
          <table:table-cell office:value-type="float" office:value="90" calcext:value-type="float">
            <text:p>90</text:p>
          </table:table-cell>
          <table:table-cell office:value-type="float" office:value="712675328" calcext:value-type="float">
            <text:p>712675328</text:p>
          </table:table-cell>
          <table:table-cell office:value-type="float" office:value="19620.728515625" calcext:value-type="float">
            <text:p>19620.72851562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944574464" calcext:value-type="float">
            <text:p>944574464</text:p>
          </table:table-cell>
          <table:table-cell office:value-type="float" office:value="874356736" calcext:value-type="float">
            <text:p>874356736</text:p>
          </table:table-cell>
          <table:table-cell office:value-type="float" office:value="1639750.375" calcext:value-type="float">
            <text:p>1639750.375</text:p>
          </table:table-cell>
          <table:table-cell office:value-type="float" office:value="1622427.125" calcext:value-type="float">
            <text:p>1622427.125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117749996483326" calcext:value-type="float">
            <text:p>0.117749996483326</text:p>
          </table:table-cell>
          <table:table-cell office:value-type="float" office:value="0.146249994635582" calcext:value-type="float">
            <text:p>0.146249994635582</text:p>
          </table:table-cell>
          <table:table-cell office:value-type="float" office:value="0.957499980926514" calcext:value-type="float">
            <text:p>0.957499980926514</text:p>
          </table:table-cell>
          <table:table-cell office:value-type="float" office:value="0.677233457565308" calcext:value-type="float">
            <text:p>0.677233457565308</text:p>
          </table:table-cell>
          <table:table-cell office:value-type="float" office:value="400" calcext:value-type="float">
            <text:p>4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Fri Jun 02 21:28:00 UTC 2017</text:p>
          </table:table-cell>
          <table:table-cell office:value-type="float" office:value="361" calcext:value-type="float">
            <text:p>361</text:p>
          </table:table-cell>
          <table:table-cell office:value-type="float" office:value="1050517504" calcext:value-type="float">
            <text:p>1050517504</text:p>
          </table:table-cell>
          <table:table-cell office:value-type="float" office:value="8245925" calcext:value-type="float">
            <text:p>8245925</text:p>
          </table:table-cell>
          <table:table-cell office:value-type="float" office:value="31" calcext:value-type="float">
            <text:p>31</text:p>
          </table:table-cell>
          <table:table-cell office:value-type="float" office:value="30216192" calcext:value-type="float">
            <text:p>30216192</text:p>
          </table:table-cell>
          <table:table-cell office:value-type="float" office:value="130840.3203125" calcext:value-type="float">
            <text:p>130840.3203125</text:p>
          </table:table-cell>
          <table:table-cell office:value-type="float" office:value="83" calcext:value-type="float">
            <text:p>83</text:p>
          </table:table-cell>
          <table:table-cell office:value-type="float" office:value="712519680" calcext:value-type="float">
            <text:p>712519680</text:p>
          </table:table-cell>
          <table:table-cell office:value-type="float" office:value="19620.728515625" calcext:value-type="float">
            <text:p>19620.728515625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946552832" calcext:value-type="float">
            <text:p>946552832</text:p>
          </table:table-cell>
          <table:table-cell office:value-type="float" office:value="875876352" calcext:value-type="float">
            <text:p>875876352</text:p>
          </table:table-cell>
          <table:table-cell office:value-type="float" office:value="1639750.375" calcext:value-type="float">
            <text:p>1639750.375</text:p>
          </table:table-cell>
          <table:table-cell office:value-type="float" office:value="1622427.125" calcext:value-type="float">
            <text:p>1622427.125</text:p>
          </table:table-cell>
          <table:table-cell office:value-type="float" office:value="0.0759999975562096" calcext:value-type="float">
            <text:p>0.07599999755621</text:p>
          </table:table-cell>
          <table:table-cell office:value-type="float" office:value="0.123499996960163" calcext:value-type="float">
            <text:p>0.123499996960163</text:p>
          </table:table-cell>
          <table:table-cell office:value-type="float" office:value="0.141499996185303" calcext:value-type="float">
            <text:p>0.141499996185303</text:p>
          </table:table-cell>
          <table:table-cell office:value-type="float" office:value="0.959999978542328" calcext:value-type="float">
            <text:p>0.959999978542328</text:p>
          </table:table-cell>
          <table:table-cell office:value-type="float" office:value="0.680084943771362" calcext:value-type="float">
            <text:p>0.680084943771362</text:p>
          </table:table-cell>
          <table:table-cell office:value-type="float" office:value="500" calcext:value-type="float">
            <text:p>5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285" calcext:value-type="float">
            <text:p>285</text:p>
          </table:table-cell>
          <table:table-cell table:number-columns-repeated="2" office:value-type="float" office:value="281" calcext:value-type="float">
            <text:p>281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Fri Jun 02 21:29:00 UTC 2017</text:p>
          </table:table-cell>
          <table:table-cell office:value-type="float" office:value="383" calcext:value-type="float">
            <text:p>383</text:p>
          </table:table-cell>
          <table:table-cell office:value-type="float" office:value="1049739264" calcext:value-type="float">
            <text:p>1049739264</text:p>
          </table:table-cell>
          <table:table-cell office:value-type="float" office:value="8245925" calcext:value-type="float">
            <text:p>8245925</text:p>
          </table:table-cell>
          <table:table-cell office:value-type="float" office:value="29" calcext:value-type="float">
            <text:p>29</text:p>
          </table:table-cell>
          <table:table-cell office:value-type="float" office:value="30208000" calcext:value-type="float">
            <text:p>30208000</text:p>
          </table:table-cell>
          <table:table-cell office:value-type="float" office:value="130840.3203125" calcext:value-type="float">
            <text:p>130840.3203125</text:p>
          </table:table-cell>
          <table:table-cell office:value-type="float" office:value="82" calcext:value-type="float">
            <text:p>82</text:p>
          </table:table-cell>
          <table:table-cell office:value-type="float" office:value="712433664" calcext:value-type="float">
            <text:p>712433664</text:p>
          </table:table-cell>
          <table:table-cell office:value-type="float" office:value="19620.728515625" calcext:value-type="float">
            <text:p>19620.728515625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952610816" calcext:value-type="float">
            <text:p>952610816</text:p>
          </table:table-cell>
          <table:table-cell office:value-type="float" office:value="882147328" calcext:value-type="float">
            <text:p>882147328</text:p>
          </table:table-cell>
          <table:table-cell office:value-type="float" office:value="1639750.375" calcext:value-type="float">
            <text:p>1639750.375</text:p>
          </table:table-cell>
          <table:table-cell office:value-type="float" office:value="1622427.125" calcext:value-type="float">
            <text:p>1622427.125</text:p>
          </table:table-cell>
          <table:table-cell office:value-type="float" office:value="0.0782499983906746" calcext:value-type="float">
            <text:p>0.078249998390675</text:p>
          </table:table-cell>
          <table:table-cell office:value-type="float" office:value="0.127250000834465" calcext:value-type="float">
            <text:p>0.127250000834465</text:p>
          </table:table-cell>
          <table:table-cell office:value-type="float" office:value="0.150000005960464" calcext:value-type="float">
            <text:p>0.150000005960464</text:p>
          </table:table-cell>
          <table:table-cell office:value-type="float" office:value="0.95974999666214" calcext:value-type="float">
            <text:p>0.95974999666214</text:p>
          </table:table-cell>
          <table:table-cell office:value-type="float" office:value="0.678915083408356" calcext:value-type="float">
            <text:p>0.678915083408356</text:p>
          </table:table-cell>
          <table:table-cell office:value-type="float" office:value="500" calcext:value-type="float">
            <text:p>5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7" calcext:value-type="float">
            <text:p>287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21:30:00 UTC 2017</text:p>
          </table:table-cell>
          <table:table-cell office:value-type="float" office:value="348" calcext:value-type="float">
            <text:p>348</text:p>
          </table:table-cell>
          <table:table-cell office:value-type="float" office:value="1049546752" calcext:value-type="float">
            <text:p>1049546752</text:p>
          </table:table-cell>
          <table:table-cell office:value-type="float" office:value="8362004" calcext:value-type="float">
            <text:p>8362004</text:p>
          </table:table-cell>
          <table:table-cell office:value-type="float" office:value="31" calcext:value-type="float">
            <text:p>31</text:p>
          </table:table-cell>
          <table:table-cell office:value-type="float" office:value="30150656" calcext:value-type="float">
            <text:p>30150656</text:p>
          </table:table-cell>
          <table:table-cell office:value-type="float" office:value="139312.234375" calcext:value-type="float">
            <text:p>139312.234375</text:p>
          </table:table-cell>
          <table:table-cell office:value-type="float" office:value="86" calcext:value-type="float">
            <text:p>86</text:p>
          </table:table-cell>
          <table:table-cell office:value-type="float" office:value="712376320" calcext:value-type="float">
            <text:p>712376320</text:p>
          </table:table-cell>
          <table:table-cell office:value-type="float" office:value="19620.728515625" calcext:value-type="float">
            <text:p>19620.728515625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956067840" calcext:value-type="float">
            <text:p>956067840</text:p>
          </table:table-cell>
          <table:table-cell office:value-type="float" office:value="885379072" calcext:value-type="float">
            <text:p>885379072</text:p>
          </table:table-cell>
          <table:table-cell office:value-type="float" office:value="1740192.375" calcext:value-type="float">
            <text:p>1740192.375</text:p>
          </table:table-cell>
          <table:table-cell office:value-type="float" office:value="1600381.125" calcext:value-type="float">
            <text:p>1600381.125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0.136749997735024" calcext:value-type="float">
            <text:p>0.136749997735024</text:p>
          </table:table-cell>
          <table:table-cell office:value-type="float" office:value="0.150999993085861" calcext:value-type="float">
            <text:p>0.150999993085861</text:p>
          </table:table-cell>
          <table:table-cell office:value-type="float" office:value="0.957499980926514" calcext:value-type="float">
            <text:p>0.957499980926514</text:p>
          </table:table-cell>
          <table:table-cell office:value-type="float" office:value="0.678248703479767" calcext:value-type="float">
            <text:p>0.678248703479767</text:p>
          </table:table-cell>
          <table:table-cell office:value-type="float" office:value="500" calcext:value-type="float">
            <text:p>5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80" calcext:value-type="float">
            <text:p>280</text:p>
          </table:table-cell>
          <table:table-cell table:number-columns-repeated="2" office:value-type="float" office:value="281" calcext:value-type="float">
            <text:p>281</text:p>
          </table:table-cell>
          <table:table-cell table:number-columns-repeated="3"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Fri Jun 02 21:31:00 UTC 2017</text:p>
          </table:table-cell>
          <table:table-cell office:value-type="float" office:value="379" calcext:value-type="float">
            <text:p>379</text:p>
          </table:table-cell>
          <table:table-cell office:value-type="float" office:value="1049767936" calcext:value-type="float">
            <text:p>1049767936</text:p>
          </table:table-cell>
          <table:table-cell office:value-type="float" office:value="8015849" calcext:value-type="float">
            <text:p>8015849</text:p>
          </table:table-cell>
          <table:table-cell office:value-type="float" office:value="30" calcext:value-type="float">
            <text:p>30</text:p>
          </table:table-cell>
          <table:table-cell office:value-type="float" office:value="31686656" calcext:value-type="float">
            <text:p>31686656</text:p>
          </table:table-cell>
          <table:table-cell office:value-type="float" office:value="139312.234375" calcext:value-type="float">
            <text:p>139312.234375</text:p>
          </table:table-cell>
          <table:table-cell office:value-type="float" office:value="86" calcext:value-type="float">
            <text:p>86</text:p>
          </table:table-cell>
          <table:table-cell office:value-type="float" office:value="711909376" calcext:value-type="float">
            <text:p>711909376</text:p>
          </table:table-cell>
          <table:table-cell office:value-type="float" office:value="19620.728515625" calcext:value-type="float">
            <text:p>19620.728515625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960204800" calcext:value-type="float">
            <text:p>960204800</text:p>
          </table:table-cell>
          <table:table-cell office:value-type="float" office:value="887218176" calcext:value-type="float">
            <text:p>887218176</text:p>
          </table:table-cell>
          <table:table-cell office:value-type="float" office:value="1630128.5" calcext:value-type="float">
            <text:p>1630128.5</text:p>
          </table:table-cell>
          <table:table-cell office:value-type="float" office:value="1600381.125" calcext:value-type="float">
            <text:p>1600381.125</text:p>
          </table:table-cell>
          <table:table-cell office:value-type="float" office:value="0.0890000015497208" calcext:value-type="float">
            <text:p>0.089000001549721</text:p>
          </table:table-cell>
          <table:table-cell office:value-type="float" office:value="0.142499998211861" calcext:value-type="float">
            <text:p>0.142499998211861</text:p>
          </table:table-cell>
          <table:table-cell office:value-type="float" office:value="0.155000001192093" calcext:value-type="float">
            <text:p>0.155000001192093</text:p>
          </table:table-cell>
          <table:table-cell office:value-type="float" office:value="0.959500014781952" calcext:value-type="float">
            <text:p>0.959500014781952</text:p>
          </table:table-cell>
          <table:table-cell office:value-type="float" office:value="0.678486943244934" calcext:value-type="float">
            <text:p>0.678486943244934</text:p>
          </table:table-cell>
          <table:table-cell office:value-type="float" office:value="600" calcext:value-type="float">
            <text:p>6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82" calcext:value-type="float">
            <text:p>282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21:32:00 UTC 2017</text:p>
          </table:table-cell>
          <table:table-cell office:value-type="float" office:value="353" calcext:value-type="float">
            <text:p>353</text:p>
          </table:table-cell>
          <table:table-cell office:value-type="float" office:value="1049628672" calcext:value-type="float">
            <text:p>1049628672</text:p>
          </table:table-cell>
          <table:table-cell office:value-type="float" office:value="7814773.5" calcext:value-type="float">
            <text:p>7814773.5</text:p>
          </table:table-cell>
          <table:table-cell office:value-type="float" office:value="28" calcext:value-type="float">
            <text:p>28</text:p>
          </table:table-cell>
          <table:table-cell office:value-type="float" office:value="30339072" calcext:value-type="float">
            <text:p>30339072</text:p>
          </table:table-cell>
          <table:table-cell office:value-type="float" office:value="125098.3203125" calcext:value-type="float">
            <text:p>125098.3203125</text:p>
          </table:table-cell>
          <table:table-cell office:value-type="float" office:value="85" calcext:value-type="float">
            <text:p>85</text:p>
          </table:table-cell>
          <table:table-cell office:value-type="float" office:value="711749632" calcext:value-type="float">
            <text:p>711749632</text:p>
          </table:table-cell>
          <table:table-cell office:value-type="float" office:value="20321.47265625" calcext:value-type="float">
            <text:p>20321.47265625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965398528" calcext:value-type="float">
            <text:p>965398528</text:p>
          </table:table-cell>
          <table:table-cell office:value-type="float" office:value="889249792" calcext:value-type="float">
            <text:p>889249792</text:p>
          </table:table-cell>
          <table:table-cell office:value-type="float" office:value="1522886.375" calcext:value-type="float">
            <text:p>1522886.375</text:p>
          </table:table-cell>
          <table:table-cell office:value-type="float" office:value="1597119.125" calcext:value-type="float">
            <text:p>1597119.125</text:p>
          </table:table-cell>
          <table:table-cell office:value-type="float" office:value="0.0747499987483025" calcext:value-type="float">
            <text:p>0.074749998748303</text:p>
          </table:table-cell>
          <table:table-cell office:value-type="float" office:value="0.136250004172325" calcext:value-type="float">
            <text:p>0.136250004172325</text:p>
          </table:table-cell>
          <table:table-cell office:value-type="float" office:value="0.149250000715256" calcext:value-type="float">
            <text:p>0.149250000715256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0.678623974323273" calcext:value-type="float">
            <text:p>0.678623974323273</text:p>
          </table:table-cell>
          <table:table-cell office:value-type="float" office:value="600" calcext:value-type="float">
            <text:p>6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21:33:00 UTC 2017</text:p>
          </table:table-cell>
          <table:table-cell office:value-type="float" office:value="356" calcext:value-type="float">
            <text:p>356</text:p>
          </table:table-cell>
          <table:table-cell office:value-type="float" office:value="1049587712" calcext:value-type="float">
            <text:p>1049587712</text:p>
          </table:table-cell>
          <table:table-cell office:value-type="float" office:value="7831603.5" calcext:value-type="float">
            <text:p>7831603.5</text:p>
          </table:table-cell>
          <table:table-cell office:value-type="float" office:value="29" calcext:value-type="float">
            <text:p>29</text:p>
          </table:table-cell>
          <table:table-cell office:value-type="float" office:value="30269440" calcext:value-type="float">
            <text:p>30269440</text:p>
          </table:table-cell>
          <table:table-cell office:value-type="float" office:value="125098.3203125" calcext:value-type="float">
            <text:p>125098.3203125</text:p>
          </table:table-cell>
          <table:table-cell office:value-type="float" office:value="79" calcext:value-type="float">
            <text:p>79</text:p>
          </table:table-cell>
          <table:table-cell office:value-type="float" office:value="711614464" calcext:value-type="float">
            <text:p>711614464</text:p>
          </table:table-cell>
          <table:table-cell office:value-type="float" office:value="18646.28515625" calcext:value-type="float">
            <text:p>18646.28515625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966692864" calcext:value-type="float">
            <text:p>966692864</text:p>
          </table:table-cell>
          <table:table-cell office:value-type="float" office:value="891514880" calcext:value-type="float">
            <text:p>891514880</text:p>
          </table:table-cell>
          <table:table-cell office:value-type="float" office:value="1522886.375" calcext:value-type="float">
            <text:p>1522886.375</text:p>
          </table:table-cell>
          <table:table-cell office:value-type="float" office:value="1597119.125" calcext:value-type="float">
            <text:p>1597119.125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133750006556511" calcext:value-type="float">
            <text:p>0.133750006556511</text:p>
          </table:table-cell>
          <table:table-cell office:value-type="float" office:value="0.148249998688698" calcext:value-type="float">
            <text:p>0.148249998688698</text:p>
          </table:table-cell>
          <table:table-cell office:value-type="float" office:value="0.95974999666214" calcext:value-type="float">
            <text:p>0.95974999666214</text:p>
          </table:table-cell>
          <table:table-cell office:value-type="float" office:value="0.678813815116882" calcext:value-type="float">
            <text:p>0.678813815116882</text:p>
          </table:table-cell>
          <table:table-cell office:value-type="float" office:value="600" calcext:value-type="float">
            <text:p>6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table:number-columns-repeated="3" office:value-type="float" office:value="281" calcext:value-type="float">
            <text:p>281</text:p>
          </table:table-cell>
          <table:table-cell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83" calcext:value-type="float">
            <text:p>283</text:p>
          </table:table-cell>
        </table:table-row>
      </table:table>
      <table:table table:name="Sheet2" table:style-name="ta1">
        <table:table-column table:style-name="co24" table:number-columns-repeated="49" table:default-cell-style-name="Default"/>
        <table:table-row table:style-name="ro1"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network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network_server</text:p>
          </table:table-cell>
          <table:table-cell office:value-type="string" calcext:value-type="string">
            <text:p>cpuusage_cassandra</text:p>
          </table:table-cell>
          <table:table-cell office:value-type="string" calcext:value-type="string">
            <text:p>memusage_cassandra</text:p>
          </table:table-cell>
          <table:table-cell office:value-type="string" calcext:value-type="string">
            <text:p>network_cassandra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etwork_edge1</text:p>
          </table:table-cell>
          <table:table-cell office:value-type="string" calcext:value-type="string">
            <text:p>network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4</text:p>
          </table:table-cell>
          <table:table-cell office:value-type="string" calcext:value-type="string">
            <text:p>status_200_count16</text:p>
          </table:table-cell>
          <table:table-cell office:value-type="string" calcext:value-type="string">
            <text:p>status_500_count14</text:p>
          </table:table-cell>
          <table:table-cell office:value-type="string" calcext:value-type="string">
            <text:p>status_500_count16</text:p>
          </table:table-cell>
          <table:table-cell office:value-type="string" calcext:value-type="string">
            <text:p>status_0_count14</text:p>
          </table:table-cell>
          <table:table-cell office:value-type="string" calcext:value-type="string">
            <text:p>status_0_count16</text:p>
          </table:table-cell>
          <table:table-cell office:value-type="string" calcext:value-type="string">
            <text:p>status_other_count14</text:p>
          </table:table-cell>
          <table:table-cell office:value-type="string" calcext:value-type="string">
            <text:p>status_other_count16</text:p>
          </table:table-cell>
          <table:table-cell office:value-type="string" calcext:value-type="string">
            <text:p>percentile_viewfeedresponsetime_edge</text:p>
          </table:table-cell>
          <table:table-cell office:value-type="string" calcext:value-type="string">
            <text:p>percentile_addfeedresponsetime_edge</text:p>
          </table:table-cell>
          <table:table-cell office:value-type="string" calcext:value-type="string">
            <text:p>percentile_deletefeedresponsetime_edge</text:p>
          </table:table-cell>
          <table:table-cell office:value-type="string" calcext:value-type="string">
            <text:p>percentile_fetch_middle</text:p>
          </table:table-cell>
          <table:table-cell table:number-columns-repeated="2" office:value-type="string" calcext:value-type="string">
            <text:p>percentile_fetchfeeds_middle</text:p>
          </table:table-cell>
          <table:table-cell office:value-type="string" calcext:value-type="string">
            <text:p>percentile_sub_middle</text:p>
          </table:table-cell>
          <table:table-cell office:value-type="string" calcext:value-type="string">
            <text:p>percentile_unsub_middle</text:p>
          </table:table-cell>
          <table:table-cell office:value-type="string" calcext:value-type="string">
            <text:p>cpuusage_stress1</text:p>
          </table:table-cell>
          <table:table-cell office:value-type="string" calcext:value-type="string">
            <text:p>cpuusage_stress10</text:p>
          </table:table-cell>
          <table:table-cell office:value-type="string" calcext:value-type="string">
            <text:p>cpuusage_stress11</text:p>
          </table:table-cell>
          <table:table-cell office:value-type="string" calcext:value-type="string">
            <text:p>cpuusage_stress2</text:p>
          </table:table-cell>
          <table:table-cell office:value-type="string" calcext:value-type="string">
            <text:p>cpuusage_stress3</text:p>
          </table:table-cell>
          <table:table-cell office:value-type="string" calcext:value-type="string">
            <text:p>cpuusage_stress4</text:p>
          </table:table-cell>
          <table:table-cell office:value-type="string" calcext:value-type="string">
            <text:p>cpuusage_stress5</text:p>
          </table:table-cell>
          <table:table-cell office:value-type="string" calcext:value-type="string">
            <text:p>cpuusage_stress6</text:p>
          </table:table-cell>
          <table:table-cell office:value-type="string" calcext:value-type="string">
            <text:p>cpuusage_stress7</text:p>
          </table:table-cell>
          <table:table-cell office:value-type="string" calcext:value-type="string">
            <text:p>cpuusage_stress8</text:p>
          </table:table-cell>
          <table:table-cell office:value-type="string" calcext:value-type="string">
            <text:p>cpuusage_stress9</text:p>
          </table:table-cell>
        </table:table-row>
        <table:table-row table:style-name="ro1">
          <table:table-cell office:value-type="string" calcext:value-type="string">
            <text:p>Fri Jun 02 18:40:00 UTC 2017</text:p>
          </table:table-cell>
          <table:table-cell office:value-type="float" office:value="147" calcext:value-type="float">
            <text:p>147</text:p>
          </table:table-cell>
          <table:table-cell office:value-type="float" office:value="1096622080" calcext:value-type="float">
            <text:p>1096622080</text:p>
          </table:table-cell>
          <table:table-cell office:value-type="float" office:value="8206657.5" calcext:value-type="float">
            <text:p>8206657.5</text:p>
          </table:table-cell>
          <table:table-cell office:value-type="float" office:value="29" calcext:value-type="float">
            <text:p>29</text:p>
          </table:table-cell>
          <table:table-cell office:value-type="float" office:value="30830592" calcext:value-type="float">
            <text:p>30830592</text:p>
          </table:table-cell>
          <table:table-cell office:value-type="float" office:value="140448.75" calcext:value-type="float">
            <text:p>140448.75</text:p>
          </table:table-cell>
          <table:table-cell office:value-type="float" office:value="91" calcext:value-type="float">
            <text:p>91</text:p>
          </table:table-cell>
          <table:table-cell office:value-type="float" office:value="633901056" calcext:value-type="float">
            <text:p>633901056</text:p>
          </table:table-cell>
          <table:table-cell office:value-type="float" office:value="21604.458984375" calcext:value-type="float">
            <text:p>21604.458984375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675291136" calcext:value-type="float">
            <text:p>675291136</text:p>
          </table:table-cell>
          <table:table-cell office:value-type="float" office:value="602402816" calcext:value-type="float">
            <text:p>602402816</text:p>
          </table:table-cell>
          <table:table-cell office:value-type="float" office:value="1594334.5" calcext:value-type="float">
            <text:p>1594334.5</text:p>
          </table:table-cell>
          <table:table-cell office:value-type="float" office:value="1663649.375" calcext:value-type="float">
            <text:p>1663649.375</text:p>
          </table:table-cell>
          <table:table-cell office:value-type="float" office:value="0.0694999992847443" calcext:value-type="float">
            <text:p>0.069499999284744</text:p>
          </table:table-cell>
          <table:table-cell office:value-type="float" office:value="0.140499994158745" calcext:value-type="float">
            <text:p>0.140499994158745</text:p>
          </table:table-cell>
          <table:table-cell office:value-type="float" office:value="0.162249997258186" calcext:value-type="float">
            <text:p>0.162249997258186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653720557689667" calcext:value-type="float">
            <text:p>0.653720557689667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78" calcext:value-type="float">
            <text:p>278</text:p>
          </table:table-cell>
          <table:table-cell table:number-columns-repeated="3"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Fri Jun 02 18:41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95966720" calcext:value-type="float">
            <text:p>1095966720</text:p>
          </table:table-cell>
          <table:table-cell office:value-type="float" office:value="3331413" calcext:value-type="float">
            <text:p>3331413</text:p>
          </table:table-cell>
          <table:table-cell office:value-type="float" office:value="14" calcext:value-type="float">
            <text:p>14</text:p>
          </table:table-cell>
          <table:table-cell office:value-type="float" office:value="25669632" calcext:value-type="float">
            <text:p>25669632</text:p>
          </table:table-cell>
          <table:table-cell office:value-type="float" office:value="43706.21484375" calcext:value-type="float">
            <text:p>43706.21484375</text:p>
          </table:table-cell>
          <table:table-cell office:value-type="float" office:value="31" calcext:value-type="float">
            <text:p>31</text:p>
          </table:table-cell>
          <table:table-cell office:value-type="float" office:value="635867136" calcext:value-type="float">
            <text:p>635867136</text:p>
          </table:table-cell>
          <table:table-cell office:value-type="float" office:value="5693.5166015625" calcext:value-type="float">
            <text:p>5693.5166015625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677097472" calcext:value-type="float">
            <text:p>677097472</text:p>
          </table:table-cell>
          <table:table-cell office:value-type="float" office:value="611254272" calcext:value-type="float">
            <text:p>611254272</text:p>
          </table:table-cell>
          <table:table-cell office:value-type="float" office:value="1594334.5" calcext:value-type="float">
            <text:p>1594334.5</text:p>
          </table:table-cell>
          <table:table-cell office:value-type="float" office:value="1663649.375" calcext:value-type="float">
            <text:p>1663649.375</text:p>
          </table:table-cell>
          <table:table-cell office:value-type="float" office:value="0.10700000077486" calcext:value-type="float">
            <text:p>0.10700000077486</text:p>
          </table:table-cell>
          <table:table-cell office:value-type="float" office:value="0.0927499979734421" calcext:value-type="float">
            <text:p>0.092749997973442</text:p>
          </table:table-cell>
          <table:table-cell office:value-type="float" office:value="0.11150000244379" calcext:value-type="float">
            <text:p>0.11150000244379</text:p>
          </table:table-cell>
          <table:table-cell office:value-type="float" office:value="0.977999985218048" calcext:value-type="float">
            <text:p>0.977999985218048</text:p>
          </table:table-cell>
          <table:table-cell office:value-type="float" office:value="0.653051733970642" calcext:value-type="float">
            <text:p>0.653051733970642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313" calcext:value-type="float">
            <text:p>313</text:p>
          </table:table-cell>
          <table:table-cell office:value-type="float" office:value="303" calcext:value-type="float">
            <text:p>303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Fri Jun 02 18:42:00 UTC 2017</text:p>
          </table:table-cell>
          <table:table-cell office:value-type="float" office:value="5" calcext:value-type="float">
            <text:p>5</text:p>
          </table:table-cell>
          <table:table-cell office:value-type="float" office:value="1096323072" calcext:value-type="float">
            <text:p>1096323072</text:p>
          </table:table-cell>
          <table:table-cell office:value-type="float" office:value="3331413" calcext:value-type="float">
            <text:p>3331413</text:p>
          </table:table-cell>
          <table:table-cell office:value-type="float" office:value="0" calcext:value-type="float">
            <text:p>0</text:p>
          </table:table-cell>
          <table:table-cell office:value-type="float" office:value="25669632" calcext:value-type="float">
            <text:p>25669632</text:p>
          </table:table-cell>
          <table:table-cell office:value-type="float" office:value="43706.21484375" calcext:value-type="float">
            <text:p>43706.21484375</text:p>
          </table:table-cell>
          <table:table-cell office:value-type="float" office:value="2" calcext:value-type="float">
            <text:p>2</text:p>
          </table:table-cell>
          <table:table-cell office:value-type="float" office:value="635867136" calcext:value-type="float">
            <text:p>635867136</text:p>
          </table:table-cell>
          <table:table-cell office:value-type="float" office:value="5693.5166015625" calcext:value-type="float">
            <text:p>5693.5166015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7011456" calcext:value-type="float">
            <text:p>677011456</text:p>
          </table:table-cell>
          <table:table-cell office:value-type="float" office:value="611168256" calcext:value-type="float">
            <text:p>611168256</text:p>
          </table:table-cell>
          <table:table-cell office:value-type="float" office:value="3742.83520507812" calcext:value-type="float">
            <text:p>3742.83520507812</text:p>
          </table:table-cell>
          <table:table-cell office:value-type="float" office:value="57.4557037353516" calcext:value-type="float">
            <text:p>57.4557037353516</text:p>
          </table:table-cell>
          <table:table-cell office:value-type="float" office:value="0.0724999979138374" calcext:value-type="float">
            <text:p>0.072499997913837</text:p>
          </table:table-cell>
          <table:table-cell office:value-type="float" office:value="0.0434999987483025" calcext:value-type="float">
            <text:p>0.043499998748303</text:p>
          </table:table-cell>
          <table:table-cell office:value-type="float" office:value="0.059749998152256" calcext:value-type="float">
            <text:p>0.059749998152256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52990102767944" calcext:value-type="float">
            <text:p>0.65299010276794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2" calcext:value-type="float">
            <text:p>332</text:p>
          </table:table-cell>
          <table:table-cell table:number-columns-repeated="2" office:value-type="float" office:value="334" calcext:value-type="float">
            <text:p>334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Fri Jun 02 18:43:00 UTC 2017</text:p>
          </table:table-cell>
          <table:table-cell office:value-type="float" office:value="7" calcext:value-type="float">
            <text:p>7</text:p>
          </table:table-cell>
          <table:table-cell office:value-type="float" office:value="1095311360" calcext:value-type="float">
            <text:p>1095311360</text:p>
          </table:table-cell>
          <table:table-cell office:value-type="float" office:value="3331413" calcext:value-type="float">
            <text:p>3331413</text:p>
          </table:table-cell>
          <table:table-cell office:value-type="float" office:value="0" calcext:value-type="float">
            <text:p>0</text:p>
          </table:table-cell>
          <table:table-cell office:value-type="float" office:value="25669632" calcext:value-type="float">
            <text:p>25669632</text:p>
          </table:table-cell>
          <table:table-cell office:value-type="float" office:value="43706.21484375" calcext:value-type="float">
            <text:p>43706.21484375</text:p>
          </table:table-cell>
          <table:table-cell office:value-type="float" office:value="4" calcext:value-type="float">
            <text:p>4</text:p>
          </table:table-cell>
          <table:table-cell office:value-type="float" office:value="635871232" calcext:value-type="float">
            <text:p>635871232</text:p>
          </table:table-cell>
          <table:table-cell office:value-type="float" office:value="359.337768554687" calcext:value-type="float">
            <text:p>359.3377685546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5909632" calcext:value-type="float">
            <text:p>675909632</text:p>
          </table:table-cell>
          <table:table-cell office:value-type="float" office:value="611086336" calcext:value-type="float">
            <text:p>611086336</text:p>
          </table:table-cell>
          <table:table-cell office:value-type="float" office:value="3742.83520507812" calcext:value-type="float">
            <text:p>3742.83520507812</text:p>
          </table:table-cell>
          <table:table-cell office:value-type="float" office:value="57.4557037353516" calcext:value-type="float">
            <text:p>57.4557037353516</text:p>
          </table:table-cell>
          <table:table-cell office:value-type="float" office:value="0.0787499994039536" calcext:value-type="float">
            <text:p>0.078749999403954</text:p>
          </table:table-cell>
          <table:table-cell office:value-type="float" office:value="0.0557500012218952" calcext:value-type="float">
            <text:p>0.055750001221895</text:p>
          </table:table-cell>
          <table:table-cell office:value-type="float" office:value="0.0467500016093254" calcext:value-type="float">
            <text:p>0.046750001609325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65304046869278" calcext:value-type="float">
            <text:p>0.6530404686927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8:44:00 UTC 2017</text:p>
          </table:table-cell>
          <table:table-cell office:value-type="float" office:value="7" calcext:value-type="float">
            <text:p>7</text:p>
          </table:table-cell>
          <table:table-cell office:value-type="float" office:value="1095311360" calcext:value-type="float">
            <text:p>1095311360</text:p>
          </table:table-cell>
          <table:table-cell office:value-type="float" office:value="103545.703125" calcext:value-type="float">
            <text:p>103545.703125</text:p>
          </table:table-cell>
          <table:table-cell office:value-type="float" office:value="0" calcext:value-type="float">
            <text:p>0</text:p>
          </table:table-cell>
          <table:table-cell office:value-type="float" office:value="25681920" calcext:value-type="float">
            <text:p>25681920</text:p>
          </table:table-cell>
          <table:table-cell office:value-type="float" office:value="43706.21484375" calcext:value-type="float">
            <text:p>43706.21484375</text:p>
          </table:table-cell>
          <table:table-cell office:value-type="float" office:value="5" calcext:value-type="float">
            <text:p>5</text:p>
          </table:table-cell>
          <table:table-cell office:value-type="float" office:value="635875328" calcext:value-type="float">
            <text:p>635875328</text:p>
          </table:table-cell>
          <table:table-cell office:value-type="float" office:value="359.337768554687" calcext:value-type="float">
            <text:p>359.3377685546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6835328" calcext:value-type="float">
            <text:p>676835328</text:p>
          </table:table-cell>
          <table:table-cell office:value-type="float" office:value="611000320" calcext:value-type="float">
            <text:p>611000320</text:p>
          </table:table-cell>
          <table:table-cell office:value-type="float" office:value="3742.83520507812" calcext:value-type="float">
            <text:p>3742.83520507812</text:p>
          </table:table-cell>
          <table:table-cell office:value-type="float" office:value="57.4557037353516" calcext:value-type="float">
            <text:p>57.4557037353516</text:p>
          </table:table-cell>
          <table:table-cell office:value-type="float" office:value="0.0692500025033951" calcext:value-type="float">
            <text:p>0.069250002503395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0467500016093254" calcext:value-type="float">
            <text:p>0.046750001609325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655177593231201" calcext:value-type="float">
            <text:p>0.655177593231201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table:number-columns-repeated="3"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8:45:00 UTC 2017</text:p>
          </table:table-cell>
          <table:table-cell office:value-type="float" office:value="10" calcext:value-type="float">
            <text:p>10</text:p>
          </table:table-cell>
          <table:table-cell office:value-type="float" office:value="1096323072" calcext:value-type="float">
            <text:p>1096323072</text:p>
          </table:table-cell>
          <table:table-cell office:value-type="float" office:value="103545.703125" calcext:value-type="float">
            <text:p>103545.703125</text:p>
          </table:table-cell>
          <table:table-cell office:value-type="float" office:value="0" calcext:value-type="float">
            <text:p>0</text:p>
          </table:table-cell>
          <table:table-cell office:value-type="float" office:value="25681920" calcext:value-type="float">
            <text:p>25681920</text:p>
          </table:table-cell>
          <table:table-cell office:value-type="float" office:value="1567.49877929688" calcext:value-type="float">
            <text:p>1567.49877929688</text:p>
          </table:table-cell>
          <table:table-cell office:value-type="float" office:value="7" calcext:value-type="float">
            <text:p>7</text:p>
          </table:table-cell>
          <table:table-cell office:value-type="float" office:value="638095360" calcext:value-type="float">
            <text:p>638095360</text:p>
          </table:table-cell>
          <table:table-cell office:value-type="float" office:value="359.337768554687" calcext:value-type="float">
            <text:p>359.3377685546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6741120" calcext:value-type="float">
            <text:p>676741120</text:p>
          </table:table-cell>
          <table:table-cell office:value-type="float" office:value="610910208" calcext:value-type="float">
            <text:p>610910208</text:p>
          </table:table-cell>
          <table:table-cell office:value-type="float" office:value="15792.73046875" calcext:value-type="float">
            <text:p>15792.73046875</text:p>
          </table:table-cell>
          <table:table-cell office:value-type="float" office:value="32431.16015625" calcext:value-type="float">
            <text:p>32431.16015625</text:p>
          </table:table-cell>
          <table:table-cell office:value-type="float" office:value="0.0737499967217445" calcext:value-type="float">
            <text:p>0.073749996721745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990750014781952" calcext:value-type="float">
            <text:p>0.990750014781952</text:p>
          </table:table-cell>
          <table:table-cell office:value-type="float" office:value="0.653977930545807" calcext:value-type="float">
            <text:p>0.653977930545807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8:46:00 UTC 2017</text:p>
          </table:table-cell>
          <table:table-cell office:value-type="float" office:value="14" calcext:value-type="float">
            <text:p>14</text:p>
          </table:table-cell>
          <table:table-cell office:value-type="float" office:value="1096454144" calcext:value-type="float">
            <text:p>1096454144</text:p>
          </table:table-cell>
          <table:table-cell office:value-type="float" office:value="152476.859375" calcext:value-type="float">
            <text:p>152476.859375</text:p>
          </table:table-cell>
          <table:table-cell office:value-type="float" office:value="0" calcext:value-type="float">
            <text:p>0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2460.7919921875" calcext:value-type="float">
            <text:p>2460.7919921875</text:p>
          </table:table-cell>
          <table:table-cell office:value-type="float" office:value="6" calcext:value-type="float">
            <text:p>6</text:p>
          </table:table-cell>
          <table:table-cell office:value-type="float" office:value="638222336" calcext:value-type="float">
            <text:p>638222336</text:p>
          </table:table-cell>
          <table:table-cell office:value-type="float" office:value="691.152221679688" calcext:value-type="float">
            <text:p>691.1522216796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75643392" calcext:value-type="float">
            <text:p>675643392</text:p>
          </table:table-cell>
          <table:table-cell office:value-type="float" office:value="613801984" calcext:value-type="float">
            <text:p>613801984</text:p>
          </table:table-cell>
          <table:table-cell office:value-type="float" office:value="15792.73046875" calcext:value-type="float">
            <text:p>15792.73046875</text:p>
          </table:table-cell>
          <table:table-cell office:value-type="float" office:value="32431.16015625" calcext:value-type="float">
            <text:p>32431.16015625</text:p>
          </table:table-cell>
          <table:table-cell office:value-type="float" office:value="0.0810000002384186" calcext:value-type="float">
            <text:p>0.081000000238419</text:p>
          </table:table-cell>
          <table:table-cell office:value-type="float" office:value="0.0540000014007092" calcext:value-type="float">
            <text:p>0.054000001400709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990249991416931" calcext:value-type="float">
            <text:p>0.990249991416931</text:p>
          </table:table-cell>
          <table:table-cell office:value-type="float" office:value="0.653247952461243" calcext:value-type="float">
            <text:p>0.653247952461243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8:47:00 UTC 2017</text:p>
          </table:table-cell>
          <table:table-cell office:value-type="float" office:value="10" calcext:value-type="float">
            <text:p>10</text:p>
          </table:table-cell>
          <table:table-cell office:value-type="float" office:value="1095315456" calcext:value-type="float">
            <text:p>1095315456</text:p>
          </table:table-cell>
          <table:table-cell office:value-type="float" office:value="152476.859375" calcext:value-type="float">
            <text:p>152476.859375</text:p>
          </table:table-cell>
          <table:table-cell office:value-type="float" office:value="0" calcext:value-type="float">
            <text:p>0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2460.7919921875" calcext:value-type="float">
            <text:p>2460.7919921875</text:p>
          </table:table-cell>
          <table:table-cell office:value-type="float" office:value="5" calcext:value-type="float">
            <text:p>5</text:p>
          </table:table-cell>
          <table:table-cell office:value-type="float" office:value="638402560" calcext:value-type="float">
            <text:p>638402560</text:p>
          </table:table-cell>
          <table:table-cell office:value-type="float" office:value="691.152221679688" calcext:value-type="float">
            <text:p>691.1522216796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76564992" calcext:value-type="float">
            <text:p>676564992</text:p>
          </table:table-cell>
          <table:table-cell office:value-type="float" office:value="613707776" calcext:value-type="float">
            <text:p>613707776</text:p>
          </table:table-cell>
          <table:table-cell office:value-type="float" office:value="15792.73046875" calcext:value-type="float">
            <text:p>15792.73046875</text:p>
          </table:table-cell>
          <table:table-cell office:value-type="float" office:value="32431.16015625" calcext:value-type="float">
            <text:p>32431.16015625</text:p>
          </table:table-cell>
          <table:table-cell office:value-type="float" office:value="0.0635000020265579" calcext:value-type="float">
            <text:p>0.063500002026558</text:p>
          </table:table-cell>
          <table:table-cell office:value-type="float" office:value="0.050500001758337" calcext:value-type="float">
            <text:p>0.050500001758337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655372858047485" calcext:value-type="float">
            <text:p>0.655372858047485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18:48:00 UTC 2017</text:p>
          </table:table-cell>
          <table:table-cell office:value-type="float" office:value="17" calcext:value-type="float">
            <text:p>17</text:p>
          </table:table-cell>
          <table:table-cell office:value-type="float" office:value="1092960256" calcext:value-type="float">
            <text:p>1092960256</text:p>
          </table:table-cell>
          <table:table-cell office:value-type="float" office:value="173170.25" calcext:value-type="float">
            <text:p>173170.25</text:p>
          </table:table-cell>
          <table:table-cell office:value-type="float" office:value="0" calcext:value-type="float">
            <text:p>0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2460.7919921875" calcext:value-type="float">
            <text:p>2460.7919921875</text:p>
          </table:table-cell>
          <table:table-cell office:value-type="float" office:value="5" calcext:value-type="float">
            <text:p>5</text:p>
          </table:table-cell>
          <table:table-cell office:value-type="float" office:value="638406656" calcext:value-type="float">
            <text:p>638406656</text:p>
          </table:table-cell>
          <table:table-cell office:value-type="float" office:value="684.873840332031" calcext:value-type="float">
            <text:p>684.8738403320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76474880" calcext:value-type="float">
            <text:p>676474880</text:p>
          </table:table-cell>
          <table:table-cell office:value-type="float" office:value="613617664" calcext:value-type="float">
            <text:p>613617664</text:p>
          </table:table-cell>
          <table:table-cell office:value-type="float" office:value="19434.376953125" calcext:value-type="float">
            <text:p>19434.376953125</text:p>
          </table:table-cell>
          <table:table-cell office:value-type="float" office:value="0" calcext:value-type="float">
            <text:p>0</text:p>
          </table:table-cell>
          <table:table-cell office:value-type="float" office:value="0.0747499987483025" calcext:value-type="float">
            <text:p>0.074749998748303</text:p>
          </table:table-cell>
          <table:table-cell office:value-type="float" office:value="0.0527499988675118" calcext:value-type="float">
            <text:p>0.052749998867512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655355215072632" calcext:value-type="float">
            <text:p>0.655355215072632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8:49:00 UTC 2017</text:p>
          </table:table-cell>
          <table:table-cell office:value-type="float" office:value="23" calcext:value-type="float">
            <text:p>23</text:p>
          </table:table-cell>
          <table:table-cell office:value-type="float" office:value="1092435968" calcext:value-type="float">
            <text:p>1092435968</text:p>
          </table:table-cell>
          <table:table-cell office:value-type="float" office:value="298856.34375" calcext:value-type="float">
            <text:p>298856.34375</text:p>
          </table:table-cell>
          <table:table-cell office:value-type="float" office:value="1" calcext:value-type="float">
            <text:p>1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2460.7919921875" calcext:value-type="float">
            <text:p>2460.7919921875</text:p>
          </table:table-cell>
          <table:table-cell office:value-type="float" office:value="7" calcext:value-type="float">
            <text:p>7</text:p>
          </table:table-cell>
          <table:table-cell office:value-type="float" office:value="638414848" calcext:value-type="float">
            <text:p>638414848</text:p>
          </table:table-cell>
          <table:table-cell office:value-type="float" office:value="1219.93530273438" calcext:value-type="float">
            <text:p>1219.935302734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76384768" calcext:value-type="float">
            <text:p>676384768</text:p>
          </table:table-cell>
          <table:table-cell office:value-type="float" office:value="613531648" calcext:value-type="float">
            <text:p>613531648</text:p>
          </table:table-cell>
          <table:table-cell office:value-type="float" office:value="28638.5390625" calcext:value-type="float">
            <text:p>28638.5390625</text:p>
          </table:table-cell>
          <table:table-cell office:value-type="float" office:value="0" calcext:value-type="float">
            <text:p>0</text:p>
          </table:table-cell>
          <table:table-cell office:value-type="float" office:value="0.0694999992847443" calcext:value-type="float">
            <text:p>0.069499999284744</text:p>
          </table:table-cell>
          <table:table-cell office:value-type="float" office:value="0.0532499998807907" calcext:value-type="float">
            <text:p>0.053249999880791</text:p>
          </table:table-cell>
          <table:table-cell office:value-type="float" office:value="0.0512499995529652" calcext:value-type="float">
            <text:p>0.051249999552965</text:p>
          </table:table-cell>
          <table:table-cell office:value-type="float" office:value="0.989750027656555" calcext:value-type="float">
            <text:p>0.989750027656555</text:p>
          </table:table-cell>
          <table:table-cell office:value-type="float" office:value="0.654257297515869" calcext:value-type="float">
            <text:p>0.654257297515869</text:p>
          </table:table-cell>
          <table:table-cell office:value-type="float" office:value="10" calcext:value-type="float">
            <text:p>10</text:p>
          </table:table-cell>
          <table:table-cell office:value-type="float" office:value="202" calcext:value-type="float">
            <text:p>202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8:50:00 UTC 2017</text:p>
          </table:table-cell>
          <table:table-cell office:value-type="float" office:value="24" calcext:value-type="float">
            <text:p>24</text:p>
          </table:table-cell>
          <table:table-cell office:value-type="float" office:value="1089400832" calcext:value-type="float">
            <text:p>1089400832</text:p>
          </table:table-cell>
          <table:table-cell office:value-type="float" office:value="298856.34375" calcext:value-type="float">
            <text:p>298856.34375</text:p>
          </table:table-cell>
          <table:table-cell office:value-type="float" office:value="1" calcext:value-type="float">
            <text:p>1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4984.9287109375" calcext:value-type="float">
            <text:p>4984.9287109375</text:p>
          </table:table-cell>
          <table:table-cell office:value-type="float" office:value="7" calcext:value-type="float">
            <text:p>7</text:p>
          </table:table-cell>
          <table:table-cell office:value-type="float" office:value="638509056" calcext:value-type="float">
            <text:p>638509056</text:p>
          </table:table-cell>
          <table:table-cell office:value-type="float" office:value="1208.52563476563" calcext:value-type="float">
            <text:p>1208.525634765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76290560" calcext:value-type="float">
            <text:p>676290560</text:p>
          </table:table-cell>
          <table:table-cell office:value-type="float" office:value="613453824" calcext:value-type="float">
            <text:p>613453824</text:p>
          </table:table-cell>
          <table:table-cell office:value-type="float" office:value="39178.8828125" calcext:value-type="float">
            <text:p>39178.8828125</text:p>
          </table:table-cell>
          <table:table-cell office:value-type="float" office:value="0" calcext:value-type="float">
            <text:p>0</text:p>
          </table:table-cell>
          <table:table-cell office:value-type="float" office:value="0.0804999992251396" calcext:value-type="float">
            <text:p>0.08049999922514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976249992847443" calcext:value-type="float">
            <text:p>0.976249992847443</text:p>
          </table:table-cell>
          <table:table-cell office:value-type="float" office:value="0.652678430080414" calcext:value-type="float">
            <text:p>0.652678430080414</text:p>
          </table:table-cell>
          <table:table-cell office:value-type="float" office:value="20" calcext:value-type="float">
            <text:p>20</text:p>
          </table:table-cell>
          <table:table-cell office:value-type="float" office:value="248" calcext:value-type="float">
            <text:p>248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2" calcext:value-type="float">
            <text:p>322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float" office:value="332" calcext:value-type="float">
            <text:p>33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Fri Jun 02 18:51:00 UTC 2017</text:p>
          </table:table-cell>
          <table:table-cell office:value-type="float" office:value="36" calcext:value-type="float">
            <text:p>36</text:p>
          </table:table-cell>
          <table:table-cell office:value-type="float" office:value="1086726144" calcext:value-type="float">
            <text:p>1086726144</text:p>
          </table:table-cell>
          <table:table-cell office:value-type="float" office:value="439503.03125" calcext:value-type="float">
            <text:p>439503.03125</text:p>
          </table:table-cell>
          <table:table-cell office:value-type="float" office:value="1" calcext:value-type="float">
            <text:p>1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4984.9287109375" calcext:value-type="float">
            <text:p>4984.9287109375</text:p>
          </table:table-cell>
          <table:table-cell office:value-type="float" office:value="8" calcext:value-type="float">
            <text:p>8</text:p>
          </table:table-cell>
          <table:table-cell office:value-type="float" office:value="638644224" calcext:value-type="float">
            <text:p>638644224</text:p>
          </table:table-cell>
          <table:table-cell office:value-type="float" office:value="1505.39831542969" calcext:value-type="float">
            <text:p>1505.3983154296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76200448" calcext:value-type="float">
            <text:p>676200448</text:p>
          </table:table-cell>
          <table:table-cell office:value-type="float" office:value="613367808" calcext:value-type="float">
            <text:p>613367808</text:p>
          </table:table-cell>
          <table:table-cell office:value-type="float" office:value="40036.6328125" calcext:value-type="float">
            <text:p>40036.6328125</text:p>
          </table:table-cell>
          <table:table-cell office:value-type="float" office:value="136016.171875" calcext:value-type="float">
            <text:p>136016.171875</text:p>
          </table:table-cell>
          <table:table-cell office:value-type="float" office:value="0.0857499986886978" calcext:value-type="float">
            <text:p>0.085749998688698</text:p>
          </table:table-cell>
          <table:table-cell office:value-type="float" office:value="0.0560000017285347" calcext:value-type="float">
            <text:p>0.056000001728535</text:p>
          </table:table-cell>
          <table:table-cell office:value-type="float" office:value="0.0549999997019768" calcext:value-type="float">
            <text:p>0.054999999701977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0.654829263687134" calcext:value-type="float">
            <text:p>0.654829263687134</text:p>
          </table:table-cell>
          <table:table-cell office:value-type="float" office:value="20" calcext:value-type="float">
            <text:p>20</text:p>
          </table:table-cell>
          <table:table-cell office:value-type="float" office:value="329" calcext:value-type="float">
            <text:p>329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Fri Jun 02 18:52:00 UTC 2017</text:p>
          </table:table-cell>
          <table:table-cell office:value-type="float" office:value="42" calcext:value-type="float">
            <text:p>42</text:p>
          </table:table-cell>
          <table:table-cell office:value-type="float" office:value="1083117568" calcext:value-type="float">
            <text:p>1083117568</text:p>
          </table:table-cell>
          <table:table-cell office:value-type="float" office:value="660390.5625" calcext:value-type="float">
            <text:p>660390.5625</text:p>
          </table:table-cell>
          <table:table-cell office:value-type="float" office:value="2" calcext:value-type="float">
            <text:p>2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8031.06689453125" calcext:value-type="float">
            <text:p>8031.06689453125</text:p>
          </table:table-cell>
          <table:table-cell office:value-type="float" office:value="11" calcext:value-type="float">
            <text:p>11</text:p>
          </table:table-cell>
          <table:table-cell office:value-type="float" office:value="638656512" calcext:value-type="float">
            <text:p>638656512</text:p>
          </table:table-cell>
          <table:table-cell office:value-type="float" office:value="1505.39831542969" calcext:value-type="float">
            <text:p>1505.3983154296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75102720" calcext:value-type="float">
            <text:p>675102720</text:p>
          </table:table-cell>
          <table:table-cell office:value-type="float" office:value="613285888" calcext:value-type="float">
            <text:p>613285888</text:p>
          </table:table-cell>
          <table:table-cell office:value-type="float" office:value="40036.6328125" calcext:value-type="float">
            <text:p>40036.6328125</text:p>
          </table:table-cell>
          <table:table-cell office:value-type="float" office:value="136016.171875" calcext:value-type="float">
            <text:p>136016.171875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0549999997019768" calcext:value-type="float">
            <text:p>0.054999999701977</text:p>
          </table:table-cell>
          <table:table-cell office:value-type="float" office:value="0.0567499995231628" calcext:value-type="float">
            <text:p>0.056749999523163</text:p>
          </table:table-cell>
          <table:table-cell office:value-type="float" office:value="0.987500011920929" calcext:value-type="float">
            <text:p>0.987500011920929</text:p>
          </table:table-cell>
          <table:table-cell office:value-type="float" office:value="0.65237945318222" calcext:value-type="float">
            <text:p>0.65237945318222</text:p>
          </table:table-cell>
          <table:table-cell office:value-type="float" office:value="20" calcext:value-type="float">
            <text:p>20</text:p>
          </table:table-cell>
          <table:table-cell office:value-type="float" office:value="405" calcext:value-type="float">
            <text:p>405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27" calcext:value-type="float">
            <text:p>327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Fri Jun 02 18:53:00 UTC 2017</text:p>
          </table:table-cell>
          <table:table-cell office:value-type="float" office:value="51" calcext:value-type="float">
            <text:p>51</text:p>
          </table:table-cell>
          <table:table-cell office:value-type="float" office:value="1078964224" calcext:value-type="float">
            <text:p>1078964224</text:p>
          </table:table-cell>
          <table:table-cell office:value-type="float" office:value="660390.5625" calcext:value-type="float">
            <text:p>660390.5625</text:p>
          </table:table-cell>
          <table:table-cell office:value-type="float" office:value="3" calcext:value-type="float">
            <text:p>3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8031.06689453125" calcext:value-type="float">
            <text:p>8031.06689453125</text:p>
          </table:table-cell>
          <table:table-cell office:value-type="float" office:value="14" calcext:value-type="float">
            <text:p>14</text:p>
          </table:table-cell>
          <table:table-cell office:value-type="float" office:value="639008768" calcext:value-type="float">
            <text:p>639008768</text:p>
          </table:table-cell>
          <table:table-cell office:value-type="float" office:value="1505.39831542969" calcext:value-type="float">
            <text:p>1505.3983154296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76421632" calcext:value-type="float">
            <text:p>676421632</text:p>
          </table:table-cell>
          <table:table-cell office:value-type="float" office:value="613326848" calcext:value-type="float">
            <text:p>613326848</text:p>
          </table:table-cell>
          <table:table-cell office:value-type="float" office:value="40036.6328125" calcext:value-type="float">
            <text:p>40036.6328125</text:p>
          </table:table-cell>
          <table:table-cell office:value-type="float" office:value="136016.171875" calcext:value-type="float">
            <text:p>136016.171875</text:p>
          </table:table-cell>
          <table:table-cell office:value-type="float" office:value="0.0797500014305115" calcext:value-type="float">
            <text:p>0.079750001430512</text:p>
          </table:table-cell>
          <table:table-cell office:value-type="float" office:value="0.0520000010728836" calcext:value-type="float">
            <text:p>0.052000001072884</text:p>
          </table:table-cell>
          <table:table-cell office:value-type="float" office:value="0.0532499998807907" calcext:value-type="float">
            <text:p>0.053249999880791</text:p>
          </table:table-cell>
          <table:table-cell office:value-type="float" office:value="0.980000019073486" calcext:value-type="float">
            <text:p>0.980000019073486</text:p>
          </table:table-cell>
          <table:table-cell office:value-type="float" office:value="0.652211666107178" calcext:value-type="float">
            <text:p>0.652211666107178</text:p>
          </table:table-cell>
          <table:table-cell office:value-type="float" office:value="50" calcext:value-type="float">
            <text:p>50</text:p>
          </table:table-cell>
          <table:table-cell office:value-type="float" office:value="509" calcext:value-type="float">
            <text:p>509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322" calcext:value-type="float">
            <text:p>322</text:p>
          </table:table-cell>
          <table:table-cell office:value-type="float" office:value="327" calcext:value-type="float">
            <text:p>327</text:p>
          </table:table-cell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Fri Jun 02 18:54:00 UTC 2017</text:p>
          </table:table-cell>
          <table:table-cell office:value-type="float" office:value="76" calcext:value-type="float">
            <text:p>76</text:p>
          </table:table-cell>
          <table:table-cell office:value-type="float" office:value="1072721920" calcext:value-type="float">
            <text:p>1072721920</text:p>
          </table:table-cell>
          <table:table-cell office:value-type="float" office:value="660390.5625" calcext:value-type="float">
            <text:p>660390.5625</text:p>
          </table:table-cell>
          <table:table-cell office:value-type="float" office:value="3" calcext:value-type="float">
            <text:p>3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8031.06689453125" calcext:value-type="float">
            <text:p>8031.06689453125</text:p>
          </table:table-cell>
          <table:table-cell office:value-type="float" office:value="17" calcext:value-type="float">
            <text:p>17</text:p>
          </table:table-cell>
          <table:table-cell office:value-type="float" office:value="642564096" calcext:value-type="float">
            <text:p>642564096</text:p>
          </table:table-cell>
          <table:table-cell office:value-type="float" office:value="1505.39831542969" calcext:value-type="float">
            <text:p>1505.3983154296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76331520" calcext:value-type="float">
            <text:p>676331520</text:p>
          </table:table-cell>
          <table:table-cell office:value-type="float" office:value="613117952" calcext:value-type="float">
            <text:p>613117952</text:p>
          </table:table-cell>
          <table:table-cell office:value-type="float" office:value="167673.609375" calcext:value-type="float">
            <text:p>167673.609375</text:p>
          </table:table-cell>
          <table:table-cell office:value-type="float" office:value="198142.296875" calcext:value-type="float">
            <text:p>198142.296875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0635000020265579" calcext:value-type="float">
            <text:p>0.063500002026558</text:p>
          </table:table-cell>
          <table:table-cell office:value-type="float" office:value="0.986999988555908" calcext:value-type="float">
            <text:p>0.986999988555908</text:p>
          </table:table-cell>
          <table:table-cell office:value-type="float" office:value="0.651572167873383" calcext:value-type="float">
            <text:p>0.651572167873383</text:p>
          </table:table-cell>
          <table:table-cell office:value-type="float" office:value="50" calcext:value-type="float">
            <text:p>50</text:p>
          </table:table-cell>
          <table:table-cell office:value-type="float" office:value="713" calcext:value-type="float">
            <text:p>713</text:p>
          </table:table-cell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Fri Jun 02 18:55:00 UTC 2017</text:p>
          </table:table-cell>
          <table:table-cell office:value-type="float" office:value="93" calcext:value-type="float">
            <text:p>93</text:p>
          </table:table-cell>
          <table:table-cell office:value-type="float" office:value="1061941248" calcext:value-type="float">
            <text:p>1061941248</text:p>
          </table:table-cell>
          <table:table-cell office:value-type="float" office:value="1612633" calcext:value-type="float">
            <text:p>1612633</text:p>
          </table:table-cell>
          <table:table-cell office:value-type="float" office:value="6" calcext:value-type="float">
            <text:p>6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8031.06689453125" calcext:value-type="float">
            <text:p>8031.06689453125</text:p>
          </table:table-cell>
          <table:table-cell office:value-type="float" office:value="28" calcext:value-type="float">
            <text:p>28</text:p>
          </table:table-cell>
          <table:table-cell office:value-type="float" office:value="643330048" calcext:value-type="float">
            <text:p>643330048</text:p>
          </table:table-cell>
          <table:table-cell office:value-type="float" office:value="1505.39831542969" calcext:value-type="float">
            <text:p>1505.3983154296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77523456" calcext:value-type="float">
            <text:p>677523456</text:p>
          </table:table-cell>
          <table:table-cell office:value-type="float" office:value="613027840" calcext:value-type="float">
            <text:p>613027840</text:p>
          </table:table-cell>
          <table:table-cell office:value-type="float" office:value="283410.28125" calcext:value-type="float">
            <text:p>283410.28125</text:p>
          </table:table-cell>
          <table:table-cell office:value-type="float" office:value="369646.75" calcext:value-type="float">
            <text:p>369646.75</text:p>
          </table:table-cell>
          <table:table-cell office:value-type="float" office:value="0.0764999985694885" calcext:value-type="float">
            <text:p>0.076499998569489</text:p>
          </table:table-cell>
          <table:table-cell office:value-type="float" office:value="0.0572500005364418" calcext:value-type="float">
            <text:p>0.057250000536442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983749985694885" calcext:value-type="float">
            <text:p>0.983749985694885</text:p>
          </table:table-cell>
          <table:table-cell office:value-type="float" office:value="0.650309860706329" calcext:value-type="float">
            <text:p>0.650309860706329</text:p>
          </table:table-cell>
          <table:table-cell office:value-type="float" office:value="50" calcext:value-type="float">
            <text:p>50</text:p>
          </table:table-cell>
          <table:table-cell office:value-type="float" office:value="911" calcext:value-type="float">
            <text:p>911</text:p>
          </table:table-cell>
          <table:table-cell office:value-type="float" office:value="741" calcext:value-type="float">
            <text:p>7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319" calcext:value-type="float">
            <text:p>319</text:p>
          </table:table-cell>
          <table:table-cell office:value-type="float" office:value="323" calcext:value-type="float">
            <text:p>323</text:p>
          </table:table-cell>
          <table:table-cell office:value-type="float" office:value="321" calcext:value-type="float">
            <text:p>321</text:p>
          </table:table-cell>
          <table:table-cell office:value-type="float" office:value="324" calcext:value-type="float">
            <text:p>324</text:p>
          </table:table-cell>
          <table:table-cell office:value-type="float" office:value="318" calcext:value-type="float">
            <text:p>318</text:p>
          </table:table-cell>
          <table:table-cell office:value-type="float" office:value="325" calcext:value-type="float">
            <text:p>325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Fri Jun 02 18:56:00 UTC 2017</text:p>
          </table:table-cell>
          <table:table-cell office:value-type="float" office:value="109" calcext:value-type="float">
            <text:p>109</text:p>
          </table:table-cell>
          <table:table-cell office:value-type="float" office:value="1052930048" calcext:value-type="float">
            <text:p>1052930048</text:p>
          </table:table-cell>
          <table:table-cell office:value-type="float" office:value="1612633" calcext:value-type="float">
            <text:p>1612633</text:p>
          </table:table-cell>
          <table:table-cell office:value-type="float" office:value="7" calcext:value-type="float">
            <text:p>7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27379.890625" calcext:value-type="float">
            <text:p>27379.890625</text:p>
          </table:table-cell>
          <table:table-cell office:value-type="float" office:value="27" calcext:value-type="float">
            <text:p>27</text:p>
          </table:table-cell>
          <table:table-cell office:value-type="float" office:value="643514368" calcext:value-type="float">
            <text:p>643514368</text:p>
          </table:table-cell>
          <table:table-cell office:value-type="float" office:value="5856.27587890625" calcext:value-type="float">
            <text:p>5856.2758789062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677437440" calcext:value-type="float">
            <text:p>677437440</text:p>
          </table:table-cell>
          <table:table-cell office:value-type="float" office:value="613400576" calcext:value-type="float">
            <text:p>613400576</text:p>
          </table:table-cell>
          <table:table-cell office:value-type="float" office:value="304701.0625" calcext:value-type="float">
            <text:p>304701.0625</text:p>
          </table:table-cell>
          <table:table-cell office:value-type="float" office:value="369646.75" calcext:value-type="float">
            <text:p>369646.75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065250001847744" calcext:value-type="float">
            <text:p>0.065250001847744</text:p>
          </table:table-cell>
          <table:table-cell office:value-type="float" office:value="0.0682500004768372" calcext:value-type="float">
            <text:p>0.068250000476837</text:p>
          </table:table-cell>
          <table:table-cell office:value-type="float" office:value="0.982749998569488" calcext:value-type="float">
            <text:p>0.982749998569488</text:p>
          </table:table-cell>
          <table:table-cell office:value-type="float" office:value="0.649616062641144" calcext:value-type="float">
            <text:p>0.649616062641144</text:p>
          </table:table-cell>
          <table:table-cell office:value-type="float" office:value="100" calcext:value-type="float">
            <text:p>100</text:p>
          </table:table-cell>
          <table:table-cell office:value-type="float" office:value="1153" calcext:value-type="float">
            <text:p>1153</text:p>
          </table:table-cell>
          <table:table-cell office:value-type="float" office:value="936" calcext:value-type="float">
            <text:p>93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Fri Jun 02 18:57:00 UTC 2017</text:p>
          </table:table-cell>
          <table:table-cell office:value-type="float" office:value="146" calcext:value-type="float">
            <text:p>146</text:p>
          </table:table-cell>
          <table:table-cell office:value-type="float" office:value="997306368" calcext:value-type="float">
            <text:p>997306368</text:p>
          </table:table-cell>
          <table:table-cell office:value-type="float" office:value="1612633" calcext:value-type="float">
            <text:p>1612633</text:p>
          </table:table-cell>
          <table:table-cell office:value-type="float" office:value="8" calcext:value-type="float">
            <text:p>8</text:p>
          </table:table-cell>
          <table:table-cell office:value-type="float" office:value="27066368" calcext:value-type="float">
            <text:p>27066368</text:p>
          </table:table-cell>
          <table:table-cell office:value-type="float" office:value="27379.890625" calcext:value-type="float">
            <text:p>27379.890625</text:p>
          </table:table-cell>
          <table:table-cell office:value-type="float" office:value="30" calcext:value-type="float">
            <text:p>30</text:p>
          </table:table-cell>
          <table:table-cell office:value-type="float" office:value="643559424" calcext:value-type="float">
            <text:p>643559424</text:p>
          </table:table-cell>
          <table:table-cell office:value-type="float" office:value="5856.27587890625" calcext:value-type="float">
            <text:p>5856.275878906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677306368" calcext:value-type="float">
            <text:p>677306368</text:p>
          </table:table-cell>
          <table:table-cell office:value-type="float" office:value="614748160" calcext:value-type="float">
            <text:p>614748160</text:p>
          </table:table-cell>
          <table:table-cell office:value-type="float" office:value="374292" calcext:value-type="float">
            <text:p>374292</text:p>
          </table:table-cell>
          <table:table-cell office:value-type="float" office:value="0" calcext:value-type="float">
            <text:p>0</text:p>
          </table:table-cell>
          <table:table-cell office:value-type="float" office:value="0.0724999979138374" calcext:value-type="float">
            <text:p>0.072499997913837</text:p>
          </table:table-cell>
          <table:table-cell office:value-type="float" office:value="0.0547499991953373" calcext:value-type="float">
            <text:p>0.054749999195337</text:p>
          </table:table-cell>
          <table:table-cell office:value-type="float" office:value="0.0759999975562096" calcext:value-type="float">
            <text:p>0.07599999755621</text:p>
          </table:table-cell>
          <table:table-cell office:value-type="float" office:value="0.980750024318695" calcext:value-type="float">
            <text:p>0.980750024318695</text:p>
          </table:table-cell>
          <table:table-cell office:value-type="float" office:value="0.64526891708374" calcext:value-type="float">
            <text:p>0.64526891708374</text:p>
          </table:table-cell>
          <table:table-cell office:value-type="float" office:value="100" calcext:value-type="float">
            <text:p>100</text:p>
          </table:table-cell>
          <table:table-cell office:value-type="float" office:value="1521" calcext:value-type="float">
            <text:p>1521</text:p>
          </table:table-cell>
          <table:table-cell office:value-type="float" office:value="1238" calcext:value-type="float">
            <text:p>123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316" calcext:value-type="float">
            <text:p>316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317" calcext:value-type="float">
            <text:p>317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Fri Jun 02 18:58:00 UTC 2017</text:p>
          </table:table-cell>
          <table:table-cell office:value-type="float" office:value="166" calcext:value-type="float">
            <text:p>166</text:p>
          </table:table-cell>
          <table:table-cell office:value-type="float" office:value="990547968" calcext:value-type="float">
            <text:p>990547968</text:p>
          </table:table-cell>
          <table:table-cell office:value-type="float" office:value="2940414.75" calcext:value-type="float">
            <text:p>2940414.75</text:p>
          </table:table-cell>
          <table:table-cell office:value-type="float" office:value="12" calcext:value-type="float">
            <text:p>12</text:p>
          </table:table-cell>
          <table:table-cell office:value-type="float" office:value="27009024" calcext:value-type="float">
            <text:p>27009024</text:p>
          </table:table-cell>
          <table:table-cell office:value-type="float" office:value="43812.64453125" calcext:value-type="float">
            <text:p>43812.64453125</text:p>
          </table:table-cell>
          <table:table-cell office:value-type="float" office:value="43" calcext:value-type="float">
            <text:p>43</text:p>
          </table:table-cell>
          <table:table-cell office:value-type="float" office:value="644968448" calcext:value-type="float">
            <text:p>644968448</text:p>
          </table:table-cell>
          <table:table-cell office:value-type="float" office:value="10435.2080078125" calcext:value-type="float">
            <text:p>10435.20800781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678629376" calcext:value-type="float">
            <text:p>678629376</text:p>
          </table:table-cell>
          <table:table-cell office:value-type="float" office:value="615964672" calcext:value-type="float">
            <text:p>615964672</text:p>
          </table:table-cell>
          <table:table-cell office:value-type="float" office:value="516086.46875" calcext:value-type="float">
            <text:p>516086.46875</text:p>
          </table:table-cell>
          <table:table-cell office:value-type="float" office:value="0" calcext:value-type="float">
            <text:p>0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0.0832500010728836" calcext:value-type="float">
            <text:p>0.083250001072884</text:p>
          </table:table-cell>
          <table:table-cell office:value-type="float" office:value="0.977500021457672" calcext:value-type="float">
            <text:p>0.977500021457672</text:p>
          </table:table-cell>
          <table:table-cell office:value-type="float" office:value="0.644702792167664" calcext:value-type="float">
            <text:p>0.644702792167664</text:p>
          </table:table-cell>
          <table:table-cell office:value-type="float" office:value="100" calcext:value-type="float">
            <text:p>100</text:p>
          </table:table-cell>
          <table:table-cell office:value-type="float" office:value="1872" calcext:value-type="float">
            <text:p>1872</text:p>
          </table:table-cell>
          <table:table-cell office:value-type="float" office:value="1592" calcext:value-type="float">
            <text:p>1592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315" calcext:value-type="float">
            <text:p>315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309" calcext:value-type="float">
            <text:p>309</text:p>
          </table:table-cell>
          <table:table-cell office:value-type="float" office:value="312" calcext:value-type="float">
            <text:p>312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Fri Jun 02 18:59:00 UTC 2017</text:p>
          </table:table-cell>
          <table:table-cell office:value-type="float" office:value="210" calcext:value-type="float">
            <text:p>210</text:p>
          </table:table-cell>
          <table:table-cell office:value-type="float" office:value="1045876736" calcext:value-type="float">
            <text:p>1045876736</text:p>
          </table:table-cell>
          <table:table-cell office:value-type="float" office:value="2940414.75" calcext:value-type="float">
            <text:p>2940414.75</text:p>
          </table:table-cell>
          <table:table-cell office:value-type="float" office:value="13" calcext:value-type="float">
            <text:p>13</text:p>
          </table:table-cell>
          <table:table-cell office:value-type="float" office:value="29913088" calcext:value-type="float">
            <text:p>29913088</text:p>
          </table:table-cell>
          <table:table-cell office:value-type="float" office:value="43812.64453125" calcext:value-type="float">
            <text:p>43812.64453125</text:p>
          </table:table-cell>
          <table:table-cell office:value-type="float" office:value="42" calcext:value-type="float">
            <text:p>42</text:p>
          </table:table-cell>
          <table:table-cell office:value-type="float" office:value="645038080" calcext:value-type="float">
            <text:p>645038080</text:p>
          </table:table-cell>
          <table:table-cell office:value-type="float" office:value="10435.2080078125" calcext:value-type="float">
            <text:p>10435.20800781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677535744" calcext:value-type="float">
            <text:p>677535744</text:p>
          </table:table-cell>
          <table:table-cell office:value-type="float" office:value="615878656" calcext:value-type="float">
            <text:p>615878656</text:p>
          </table:table-cell>
          <table:table-cell office:value-type="float" office:value="516086.46875" calcext:value-type="float">
            <text:p>516086.46875</text:p>
          </table:table-cell>
          <table:table-cell office:value-type="float" office:value="0" calcext:value-type="float">
            <text:p>0</text:p>
          </table:table-cell>
          <table:table-cell office:value-type="float" office:value="0.0757500007748604" calcext:value-type="float">
            <text:p>0.07575000077486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0874999985098839" calcext:value-type="float">
            <text:p>0.087499998509884</text:p>
          </table:table-cell>
          <table:table-cell office:value-type="float" office:value="0.967750012874603" calcext:value-type="float">
            <text:p>0.967750012874603</text:p>
          </table:table-cell>
          <table:table-cell office:value-type="float" office:value="0.649848461151123" calcext:value-type="float">
            <text:p>0.649848461151123</text:p>
          </table:table-cell>
          <table:table-cell office:value-type="float" office:value="150" calcext:value-type="float">
            <text:p>150</text:p>
          </table:table-cell>
          <table:table-cell office:value-type="float" office:value="2310" calcext:value-type="float">
            <text:p>2310</text:p>
          </table:table-cell>
          <table:table-cell office:value-type="float" office:value="1971" calcext:value-type="float">
            <text:p>1971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Fri Jun 02 19:00:00 UTC 2017</text:p>
          </table:table-cell>
          <table:table-cell office:value-type="float" office:value="242" calcext:value-type="float">
            <text:p>242</text:p>
          </table:table-cell>
          <table:table-cell office:value-type="float" office:value="1046142976" calcext:value-type="float">
            <text:p>1046142976</text:p>
          </table:table-cell>
          <table:table-cell office:value-type="float" office:value="4424586" calcext:value-type="float">
            <text:p>4424586</text:p>
          </table:table-cell>
          <table:table-cell office:value-type="float" office:value="16" calcext:value-type="float">
            <text:p>16</text:p>
          </table:table-cell>
          <table:table-cell office:value-type="float" office:value="27680768" calcext:value-type="float">
            <text:p>27680768</text:p>
          </table:table-cell>
          <table:table-cell office:value-type="float" office:value="43812.64453125" calcext:value-type="float">
            <text:p>43812.64453125</text:p>
          </table:table-cell>
          <table:table-cell office:value-type="float" office:value="49" calcext:value-type="float">
            <text:p>49</text:p>
          </table:table-cell>
          <table:table-cell office:value-type="float" office:value="649396224" calcext:value-type="float">
            <text:p>649396224</text:p>
          </table:table-cell>
          <table:table-cell office:value-type="float" office:value="10435.2080078125" calcext:value-type="float">
            <text:p>10435.208007812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677539840" calcext:value-type="float">
            <text:p>677539840</text:p>
          </table:table-cell>
          <table:table-cell office:value-type="float" office:value="616222720" calcext:value-type="float">
            <text:p>616222720</text:p>
          </table:table-cell>
          <table:table-cell office:value-type="float" office:value="844260.5625" calcext:value-type="float">
            <text:p>844260.5625</text:p>
          </table:table-cell>
          <table:table-cell office:value-type="float" office:value="764753.8125" calcext:value-type="float">
            <text:p>764753.8125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0734999999403954" calcext:value-type="float">
            <text:p>0.073499999940395</text:p>
          </table:table-cell>
          <table:table-cell office:value-type="float" office:value="0.0954999998211861" calcext:value-type="float">
            <text:p>0.095499999821186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649952173233032" calcext:value-type="float">
            <text:p>0.649952173233032</text:p>
          </table:table-cell>
          <table:table-cell office:value-type="float" office:value="150" calcext:value-type="float">
            <text:p>150</text:p>
          </table:table-cell>
          <table:table-cell office:value-type="float" office:value="2864" calcext:value-type="float">
            <text:p>2864</text:p>
          </table:table-cell>
          <table:table-cell office:value-type="float" office:value="2473" calcext:value-type="float">
            <text:p>2473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300" calcext:value-type="float">
            <text:p>300</text:p>
          </table:table-cell>
          <table:table-cell office:value-type="float" office:value="303" calcext:value-type="float">
            <text:p>303</text:p>
          </table:table-cell>
          <table:table-cell office:value-type="float" office:value="300" calcext:value-type="float">
            <text:p>300</text:p>
          </table:table-cell>
          <table:table-cell office:value-type="float" office:value="299" calcext:value-type="float">
            <text:p>299</text:p>
          </table:table-cell>
          <table:table-cell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ri Jun 02 19:01:00 UTC 2017</text:p>
          </table:table-cell>
          <table:table-cell office:value-type="float" office:value="279" calcext:value-type="float">
            <text:p>279</text:p>
          </table:table-cell>
          <table:table-cell office:value-type="float" office:value="1047498752" calcext:value-type="float">
            <text:p>1047498752</text:p>
          </table:table-cell>
          <table:table-cell office:value-type="float" office:value="4424586" calcext:value-type="float">
            <text:p>4424586</text:p>
          </table:table-cell>
          <table:table-cell office:value-type="float" office:value="19" calcext:value-type="float">
            <text:p>19</text:p>
          </table:table-cell>
          <table:table-cell office:value-type="float" office:value="27766784" calcext:value-type="float">
            <text:p>27766784</text:p>
          </table:table-cell>
          <table:table-cell office:value-type="float" office:value="43812.64453125" calcext:value-type="float">
            <text:p>43812.64453125</text:p>
          </table:table-cell>
          <table:table-cell office:value-type="float" office:value="66" calcext:value-type="float">
            <text:p>66</text:p>
          </table:table-cell>
          <table:table-cell office:value-type="float" office:value="652800000" calcext:value-type="float">
            <text:p>652800000</text:p>
          </table:table-cell>
          <table:table-cell office:value-type="float" office:value="10435.2080078125" calcext:value-type="float">
            <text:p>10435.208007812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678506496" calcext:value-type="float">
            <text:p>678506496</text:p>
          </table:table-cell>
          <table:table-cell office:value-type="float" office:value="617230336" calcext:value-type="float">
            <text:p>617230336</text:p>
          </table:table-cell>
          <table:table-cell office:value-type="float" office:value="1017063.0625" calcext:value-type="float">
            <text:p>1017063.0625</text:p>
          </table:table-cell>
          <table:table-cell office:value-type="float" office:value="0" calcext:value-type="float">
            <text:p>0</text:p>
          </table:table-cell>
          <table:table-cell office:value-type="float" office:value="0.0930000022053719" calcext:value-type="float">
            <text:p>0.093000002205372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105499997735024" calcext:value-type="float">
            <text:p>0.105499997735024</text:p>
          </table:table-cell>
          <table:table-cell office:value-type="float" office:value="0.965250015258789" calcext:value-type="float">
            <text:p>0.965250015258789</text:p>
          </table:table-cell>
          <table:table-cell office:value-type="float" office:value="0.650225222110748" calcext:value-type="float">
            <text:p>0.650225222110748</text:p>
          </table:table-cell>
          <table:table-cell office:value-type="float" office:value="150" calcext:value-type="float">
            <text:p>150</text:p>
          </table:table-cell>
          <table:table-cell office:value-type="float" office:value="3437" calcext:value-type="float">
            <text:p>3437</text:p>
          </table:table-cell>
          <table:table-cell office:value-type="float" office:value="3041" calcext:value-type="float">
            <text:p>3041</text:p>
          </table:table-cell>
          <table:table-cell office:value-type="float" office:value="114" calcext:value-type="float">
            <text:p>114</text:p>
          </table:table-cell>
          <table:table-cell office:value-type="float" office:value="133" calcext:value-type="float">
            <text:p>13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office:value-type="float" office:value="298" calcext:value-type="float">
            <text:p>298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Fri Jun 02 19:02:00 UTC 2017</text:p>
          </table:table-cell>
          <table:table-cell office:value-type="float" office:value="291" calcext:value-type="float">
            <text:p>291</text:p>
          </table:table-cell>
          <table:table-cell office:value-type="float" office:value="1046413312" calcext:value-type="float">
            <text:p>1046413312</text:p>
          </table:table-cell>
          <table:table-cell office:value-type="float" office:value="4424586" calcext:value-type="float">
            <text:p>4424586</text:p>
          </table:table-cell>
          <table:table-cell office:value-type="float" office:value="21" calcext:value-type="float">
            <text:p>21</text:p>
          </table:table-cell>
          <table:table-cell office:value-type="float" office:value="28475392" calcext:value-type="float">
            <text:p>28475392</text:p>
          </table:table-cell>
          <table:table-cell office:value-type="float" office:value="93501.1875" calcext:value-type="float">
            <text:p>93501.1875</text:p>
          </table:table-cell>
          <table:table-cell office:value-type="float" office:value="70" calcext:value-type="float">
            <text:p>70</text:p>
          </table:table-cell>
          <table:table-cell office:value-type="float" office:value="654569472" calcext:value-type="float">
            <text:p>654569472</text:p>
          </table:table-cell>
          <table:table-cell office:value-type="float" office:value="10435.2080078125" calcext:value-type="float">
            <text:p>10435.2080078125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678678528" calcext:value-type="float">
            <text:p>678678528</text:p>
          </table:table-cell>
          <table:table-cell office:value-type="float" office:value="617631744" calcext:value-type="float">
            <text:p>617631744</text:p>
          </table:table-cell>
          <table:table-cell office:value-type="float" office:value="1186463.25" calcext:value-type="float">
            <text:p>1186463.25</text:p>
          </table:table-cell>
          <table:table-cell office:value-type="float" office:value="0" calcext:value-type="float">
            <text:p>0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0785000026226044" calcext:value-type="float">
            <text:p>0.078500002622604</text:p>
          </table:table-cell>
          <table:table-cell office:value-type="float" office:value="0.112000003457069" calcext:value-type="float">
            <text:p>0.112000003457069</text:p>
          </table:table-cell>
          <table:table-cell office:value-type="float" office:value="0.962000012397766" calcext:value-type="float">
            <text:p>0.962000012397766</text:p>
          </table:table-cell>
          <table:table-cell office:value-type="float" office:value="0.651347100734711" calcext:value-type="float">
            <text:p>0.651347100734711</text:p>
          </table:table-cell>
          <table:table-cell office:value-type="float" office:value="200" calcext:value-type="float">
            <text:p>200</text:p>
          </table:table-cell>
          <table:table-cell office:value-type="float" office:value="4033" calcext:value-type="float">
            <text:p>4033</text:p>
          </table:table-cell>
          <table:table-cell office:value-type="float" office:value="3624" calcext:value-type="float">
            <text:p>3624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296" calcext:value-type="float">
            <text:p>296</text:p>
          </table:table-cell>
          <table:table-cell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office:value-type="float" office:value="289" calcext:value-type="float">
            <text:p>289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Fri Jun 02 19:03:00 UTC 2017</text:p>
          </table:table-cell>
          <table:table-cell office:value-type="float" office:value="324" calcext:value-type="float">
            <text:p>324</text:p>
          </table:table-cell>
          <table:table-cell office:value-type="float" office:value="1047687168" calcext:value-type="float">
            <text:p>1047687168</text:p>
          </table:table-cell>
          <table:table-cell office:value-type="float" office:value="4424586" calcext:value-type="float">
            <text:p>4424586</text:p>
          </table:table-cell>
          <table:table-cell office:value-type="float" office:value="22" calcext:value-type="float">
            <text:p>22</text:p>
          </table:table-cell>
          <table:table-cell office:value-type="float" office:value="28651520" calcext:value-type="float">
            <text:p>28651520</text:p>
          </table:table-cell>
          <table:table-cell office:value-type="float" office:value="96237.0234375" calcext:value-type="float">
            <text:p>96237.0234375</text:p>
          </table:table-cell>
          <table:table-cell office:value-type="float" office:value="65" calcext:value-type="float">
            <text:p>65</text:p>
          </table:table-cell>
          <table:table-cell office:value-type="float" office:value="654663680" calcext:value-type="float">
            <text:p>654663680</text:p>
          </table:table-cell>
          <table:table-cell office:value-type="float" office:value="16071.2353515625" calcext:value-type="float">
            <text:p>16071.2353515625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79604224" calcext:value-type="float">
            <text:p>679604224</text:p>
          </table:table-cell>
          <table:table-cell office:value-type="float" office:value="612634624" calcext:value-type="float">
            <text:p>612634624</text:p>
          </table:table-cell>
          <table:table-cell office:value-type="float" office:value="1186463.25" calcext:value-type="float">
            <text:p>1186463.25</text:p>
          </table:table-cell>
          <table:table-cell office:value-type="float" office:value="0" calcext:value-type="float">
            <text:p>0</text:p>
          </table:table-cell>
          <table:table-cell office:value-type="float" office:value="0.0792500004172325" calcext:value-type="float">
            <text:p>0.079250000417233</text:p>
          </table:table-cell>
          <table:table-cell office:value-type="float" office:value="0.0834999978542328" calcext:value-type="float">
            <text:p>0.083499997854233</text:p>
          </table:table-cell>
          <table:table-cell office:value-type="float" office:value="0.106499999761581" calcext:value-type="float">
            <text:p>0.106499999761581</text:p>
          </table:table-cell>
          <table:table-cell office:value-type="float" office:value="0.963249981403351" calcext:value-type="float">
            <text:p>0.963249981403351</text:p>
          </table:table-cell>
          <table:table-cell office:value-type="float" office:value="0.651052594184876" calcext:value-type="float">
            <text:p>0.651052594184876</text:p>
          </table:table-cell>
          <table:table-cell office:value-type="float" office:value="200" calcext:value-type="float">
            <text:p>200</text:p>
          </table:table-cell>
          <table:table-cell office:value-type="float" office:value="4737" calcext:value-type="float">
            <text:p>4737</text:p>
          </table:table-cell>
          <table:table-cell office:value-type="float" office:value="4287" calcext:value-type="float">
            <text:p>4287</text:p>
          </table:table-cell>
          <table:table-cell office:value-type="float" office:value="196" calcext:value-type="float">
            <text:p>196</text:p>
          </table:table-cell>
          <table:table-cell office:value-type="float" office:value="187" calcext:value-type="float">
            <text:p>18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290" calcext:value-type="float">
            <text:p>290</text:p>
          </table:table-cell>
          <table:table-cell office:value-type="float" office:value="292" calcext:value-type="float">
            <text:p>292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Fri Jun 02 19:04:00 UTC 2017</text:p>
          </table:table-cell>
          <table:table-cell office:value-type="float" office:value="365" calcext:value-type="float">
            <text:p>365</text:p>
          </table:table-cell>
          <table:table-cell office:value-type="float" office:value="1048031232" calcext:value-type="float">
            <text:p>1048031232</text:p>
          </table:table-cell>
          <table:table-cell office:value-type="float" office:value="6960003.5" calcext:value-type="float">
            <text:p>6960003.5</text:p>
          </table:table-cell>
          <table:table-cell office:value-type="float" office:value="26" calcext:value-type="float">
            <text:p>26</text:p>
          </table:table-cell>
          <table:table-cell office:value-type="float" office:value="28770304" calcext:value-type="float">
            <text:p>28770304</text:p>
          </table:table-cell>
          <table:table-cell office:value-type="float" office:value="117115.765625" calcext:value-type="float">
            <text:p>117115.765625</text:p>
          </table:table-cell>
          <table:table-cell office:value-type="float" office:value="81" calcext:value-type="float">
            <text:p>81</text:p>
          </table:table-cell>
          <table:table-cell office:value-type="float" office:value="658182144" calcext:value-type="float">
            <text:p>658182144</text:p>
          </table:table-cell>
          <table:table-cell office:value-type="float" office:value="16071.2353515625" calcext:value-type="float">
            <text:p>16071.2353515625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83016192" calcext:value-type="float">
            <text:p>683016192</text:p>
          </table:table-cell>
          <table:table-cell office:value-type="float" office:value="615362560" calcext:value-type="float">
            <text:p>615362560</text:p>
          </table:table-cell>
          <table:table-cell office:value-type="float" office:value="1186463.25" calcext:value-type="float">
            <text:p>1186463.25</text:p>
          </table:table-cell>
          <table:table-cell office:value-type="float" office:value="0" calcext:value-type="float">
            <text:p>0</text:p>
          </table:table-cell>
          <table:table-cell office:value-type="float" office:value="0.0719999969005585" calcext:value-type="float">
            <text:p>0.071999996900559</text:p>
          </table:table-cell>
          <table:table-cell office:value-type="float" office:value="0.0844999998807907" calcext:value-type="float">
            <text:p>0.084499999880791</text:p>
          </table:table-cell>
          <table:table-cell office:value-type="float" office:value="0.125" calcext:value-type="float">
            <text:p>0.125</text:p>
          </table:table-cell>
          <table:table-cell office:value-type="float" office:value="0.962000012397766" calcext:value-type="float">
            <text:p>0.962000012397766</text:p>
          </table:table-cell>
          <table:table-cell office:value-type="float" office:value="0.651280105113983" calcext:value-type="float">
            <text:p>0.651280105113983</text:p>
          </table:table-cell>
          <table:table-cell office:value-type="float" office:value="200" calcext:value-type="float">
            <text:p>200</text:p>
          </table:table-cell>
          <table:table-cell office:value-type="float" office:value="5461" calcext:value-type="float">
            <text:p>5461</text:p>
          </table:table-cell>
          <table:table-cell office:value-type="float" office:value="5043" calcext:value-type="float">
            <text:p>5043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290" calcext:value-type="float">
            <text:p>290</text:p>
          </table:table-cell>
          <table:table-cell office:value-type="float" office:value="286" calcext:value-type="float">
            <text:p>286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Fri Jun 02 19:05:00 UTC 2017</text:p>
          </table:table-cell>
          <table:table-cell office:value-type="float" office:value="372" calcext:value-type="float">
            <text:p>372</text:p>
          </table:table-cell>
          <table:table-cell office:value-type="float" office:value="1048494080" calcext:value-type="float">
            <text:p>1048494080</text:p>
          </table:table-cell>
          <table:table-cell office:value-type="float" office:value="7974525" calcext:value-type="float">
            <text:p>7974525</text:p>
          </table:table-cell>
          <table:table-cell office:value-type="float" office:value="29" calcext:value-type="float">
            <text:p>29</text:p>
          </table:table-cell>
          <table:table-cell office:value-type="float" office:value="30126080" calcext:value-type="float">
            <text:p>30126080</text:p>
          </table:table-cell>
          <table:table-cell office:value-type="float" office:value="117115.765625" calcext:value-type="float">
            <text:p>117115.765625</text:p>
          </table:table-cell>
          <table:table-cell office:value-type="float" office:value="85" calcext:value-type="float">
            <text:p>85</text:p>
          </table:table-cell>
          <table:table-cell office:value-type="float" office:value="660672512" calcext:value-type="float">
            <text:p>660672512</text:p>
          </table:table-cell>
          <table:table-cell office:value-type="float" office:value="16071.2353515625" calcext:value-type="float">
            <text:p>16071.2353515625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86587904" calcext:value-type="float">
            <text:p>686587904</text:p>
          </table:table-cell>
          <table:table-cell office:value-type="float" office:value="616910848" calcext:value-type="float">
            <text:p>616910848</text:p>
          </table:table-cell>
          <table:table-cell office:value-type="float" office:value="1186463.25" calcext:value-type="float">
            <text:p>1186463.25</text:p>
          </table:table-cell>
          <table:table-cell office:value-type="float" office:value="0" calcext:value-type="float">
            <text:p>0</text:p>
          </table:table-cell>
          <table:table-cell office:value-type="float" office:value="0.0737499967217445" calcext:value-type="float">
            <text:p>0.073749996721745</text:p>
          </table:table-cell>
          <table:table-cell office:value-type="float" office:value="0.0827500000596046" calcext:value-type="float">
            <text:p>0.082750000059605</text:p>
          </table:table-cell>
          <table:table-cell office:value-type="float" office:value="0.128250002861023" calcext:value-type="float">
            <text:p>0.128250002861023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653514564037323" calcext:value-type="float">
            <text:p>0.653514564037323</text:p>
          </table:table-cell>
          <table:table-cell office:value-type="float" office:value="250" calcext:value-type="float">
            <text:p>250</text:p>
          </table:table-cell>
          <table:table-cell office:value-type="float" office:value="6148" calcext:value-type="float">
            <text:p>6148</text:p>
          </table:table-cell>
          <table:table-cell office:value-type="float" office:value="5752" calcext:value-type="float">
            <text:p>5752</text:p>
          </table:table-cell>
          <table:table-cell office:value-type="float" office:value="365" calcext:value-type="float">
            <text:p>365</text:p>
          </table:table-cell>
          <table:table-cell office:value-type="float" office:value="263" calcext:value-type="float">
            <text:p>26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19:06:00 UTC 2017</text:p>
          </table:table-cell>
          <table:table-cell office:value-type="float" office:value="339" calcext:value-type="float">
            <text:p>339</text:p>
          </table:table-cell>
          <table:table-cell office:value-type="float" office:value="1046724608" calcext:value-type="float">
            <text:p>1046724608</text:p>
          </table:table-cell>
          <table:table-cell office:value-type="float" office:value="7974525" calcext:value-type="float">
            <text:p>7974525</text:p>
          </table:table-cell>
          <table:table-cell office:value-type="float" office:value="29" calcext:value-type="float">
            <text:p>29</text:p>
          </table:table-cell>
          <table:table-cell office:value-type="float" office:value="29241344" calcext:value-type="float">
            <text:p>29241344</text:p>
          </table:table-cell>
          <table:table-cell office:value-type="float" office:value="120863.8984375" calcext:value-type="float">
            <text:p>120863.8984375</text:p>
          </table:table-cell>
          <table:table-cell office:value-type="float" office:value="80" calcext:value-type="float">
            <text:p>80</text:p>
          </table:table-cell>
          <table:table-cell office:value-type="float" office:value="663126016" calcext:value-type="float">
            <text:p>663126016</text:p>
          </table:table-cell>
          <table:table-cell office:value-type="float" office:value="19151.125" calcext:value-type="float">
            <text:p>19151.125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692514816" calcext:value-type="float">
            <text:p>692514816</text:p>
          </table:table-cell>
          <table:table-cell office:value-type="float" office:value="621654016" calcext:value-type="float">
            <text:p>621654016</text:p>
          </table:table-cell>
          <table:table-cell office:value-type="float" office:value="1604359" calcext:value-type="float">
            <text:p>1604359</text:p>
          </table:table-cell>
          <table:table-cell office:value-type="float" office:value="0" calcext:value-type="float">
            <text:p>0</text:p>
          </table:table-cell>
          <table:table-cell office:value-type="float" office:value="0.0684999972581863" calcext:value-type="float">
            <text:p>0.068499997258186</text:p>
          </table:table-cell>
          <table:table-cell office:value-type="float" office:value="0.0920000001788139" calcext:value-type="float">
            <text:p>0.092000000178814</text:p>
          </table:table-cell>
          <table:table-cell office:value-type="float" office:value="0.124750003218651" calcext:value-type="float">
            <text:p>0.124750003218651</text:p>
          </table:table-cell>
          <table:table-cell office:value-type="float" office:value="0.959500014781952" calcext:value-type="float">
            <text:p>0.959500014781952</text:p>
          </table:table-cell>
          <table:table-cell office:value-type="float" office:value="0.65161669254303" calcext:value-type="float">
            <text:p>0.65161669254303</text:p>
          </table:table-cell>
          <table:table-cell office:value-type="float" office:value="250" calcext:value-type="float">
            <text:p>250</text:p>
          </table:table-cell>
          <table:table-cell office:value-type="float" office:value="6829" calcext:value-type="float">
            <text:p>6829</text:p>
          </table:table-cell>
          <table:table-cell office:value-type="float" office:value="6436" calcext:value-type="float">
            <text:p>6436</text:p>
          </table:table-cell>
          <table:table-cell office:value-type="float" office:value="623" calcext:value-type="float">
            <text:p>623</text:p>
          </table:table-cell>
          <table:table-cell office:value-type="float" office:value="478" calcext:value-type="float">
            <text:p>47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282" calcext:value-type="float">
            <text:p>282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Fri Jun 02 19:07:00 UTC 2017</text:p>
          </table:table-cell>
          <table:table-cell office:value-type="float" office:value="358" calcext:value-type="float">
            <text:p>358</text:p>
          </table:table-cell>
          <table:table-cell office:value-type="float" office:value="1048006656" calcext:value-type="float">
            <text:p>1048006656</text:p>
          </table:table-cell>
          <table:table-cell office:value-type="float" office:value="7974525" calcext:value-type="float">
            <text:p>7974525</text:p>
          </table:table-cell>
          <table:table-cell office:value-type="float" office:value="26" calcext:value-type="float">
            <text:p>26</text:p>
          </table:table-cell>
          <table:table-cell office:value-type="float" office:value="29069312" calcext:value-type="float">
            <text:p>29069312</text:p>
          </table:table-cell>
          <table:table-cell office:value-type="float" office:value="120863.8984375" calcext:value-type="float">
            <text:p>120863.8984375</text:p>
          </table:table-cell>
          <table:table-cell office:value-type="float" office:value="79" calcext:value-type="float">
            <text:p>79</text:p>
          </table:table-cell>
          <table:table-cell office:value-type="float" office:value="665214976" calcext:value-type="float">
            <text:p>665214976</text:p>
          </table:table-cell>
          <table:table-cell office:value-type="float" office:value="18886.837890625" calcext:value-type="float">
            <text:p>18886.837890625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95189504" calcext:value-type="float">
            <text:p>695189504</text:p>
          </table:table-cell>
          <table:table-cell office:value-type="float" office:value="630337536" calcext:value-type="float">
            <text:p>630337536</text:p>
          </table:table-cell>
          <table:table-cell office:value-type="float" office:value="1339620.75" calcext:value-type="float">
            <text:p>1339620.75</text:p>
          </table:table-cell>
          <table:table-cell office:value-type="float" office:value="0" calcext:value-type="float">
            <text:p>0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0.0977500006556511" calcext:value-type="float">
            <text:p>0.097750000655651</text:p>
          </table:table-cell>
          <table:table-cell office:value-type="float" office:value="0.127250000834465" calcext:value-type="float">
            <text:p>0.127250000834465</text:p>
          </table:table-cell>
          <table:table-cell office:value-type="float" office:value="0.961499989032745" calcext:value-type="float">
            <text:p>0.961499989032745</text:p>
          </table:table-cell>
          <table:table-cell office:value-type="float" office:value="0.651761531829834" calcext:value-type="float">
            <text:p>0.651761531829834</text:p>
          </table:table-cell>
          <table:table-cell office:value-type="float" office:value="250" calcext:value-type="float">
            <text:p>250</text:p>
          </table:table-cell>
          <table:table-cell office:value-type="float" office:value="7519" calcext:value-type="float">
            <text:p>7519</text:p>
          </table:table-cell>
          <table:table-cell office:value-type="float" office:value="7113" calcext:value-type="float">
            <text:p>7113</text:p>
          </table:table-cell>
          <table:table-cell office:value-type="float" office:value="871" calcext:value-type="float">
            <text:p>871</text:p>
          </table:table-cell>
          <table:table-cell office:value-type="float" office:value="745" calcext:value-type="float">
            <text:p>74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90" calcext:value-type="float">
            <text:p>290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Fri Jun 02 19:08:00 UTC 2017</text:p>
          </table:table-cell>
          <table:table-cell office:value-type="float" office:value="362" calcext:value-type="float">
            <text:p>362</text:p>
          </table:table-cell>
          <table:table-cell office:value-type="float" office:value="1047814144" calcext:value-type="float">
            <text:p>1047814144</text:p>
          </table:table-cell>
          <table:table-cell office:value-type="float" office:value="7558032.5" calcext:value-type="float">
            <text:p>7558032.5</text:p>
          </table:table-cell>
          <table:table-cell office:value-type="float" office:value="28" calcext:value-type="float">
            <text:p>28</text:p>
          </table:table-cell>
          <table:table-cell office:value-type="float" office:value="30576640" calcext:value-type="float">
            <text:p>30576640</text:p>
          </table:table-cell>
          <table:table-cell office:value-type="float" office:value="120863.8984375" calcext:value-type="float">
            <text:p>120863.8984375</text:p>
          </table:table-cell>
          <table:table-cell office:value-type="float" office:value="82" calcext:value-type="float">
            <text:p>82</text:p>
          </table:table-cell>
          <table:table-cell office:value-type="float" office:value="669847552" calcext:value-type="float">
            <text:p>669847552</text:p>
          </table:table-cell>
          <table:table-cell office:value-type="float" office:value="18937.111328125" calcext:value-type="float">
            <text:p>18937.11132812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98687488" calcext:value-type="float">
            <text:p>698687488</text:p>
          </table:table-cell>
          <table:table-cell office:value-type="float" office:value="636100608" calcext:value-type="float">
            <text:p>636100608</text:p>
          </table:table-cell>
          <table:table-cell office:value-type="float" office:value="1454376.875" calcext:value-type="float">
            <text:p>1454376.875</text:p>
          </table:table-cell>
          <table:table-cell office:value-type="float" office:value="0" calcext:value-type="float">
            <text:p>0</text:p>
          </table:table-cell>
          <table:table-cell office:value-type="float" office:value="0.0802500024437905" calcext:value-type="float">
            <text:p>0.080250002443791</text:p>
          </table:table-cell>
          <table:table-cell office:value-type="float" office:value="0.100000001490116" calcext:value-type="float">
            <text:p>0.100000001490116</text:p>
          </table:table-cell>
          <table:table-cell office:value-type="float" office:value="0.126000002026558" calcext:value-type="float">
            <text:p>0.126000002026558</text:p>
          </table:table-cell>
          <table:table-cell office:value-type="float" office:value="0.959999978542328" calcext:value-type="float">
            <text:p>0.959999978542328</text:p>
          </table:table-cell>
          <table:table-cell office:value-type="float" office:value="0.651940584182739" calcext:value-type="float">
            <text:p>0.651940584182739</text:p>
          </table:table-cell>
          <table:table-cell office:value-type="float" office:value="300" calcext:value-type="float">
            <text:p>300</text:p>
          </table:table-cell>
          <table:table-cell office:value-type="float" office:value="8202" calcext:value-type="float">
            <text:p>8202</text:p>
          </table:table-cell>
          <table:table-cell office:value-type="float" office:value="7809" calcext:value-type="float">
            <text:p>7809</text:p>
          </table:table-cell>
          <table:table-cell office:value-type="float" office:value="1191" calcext:value-type="float">
            <text:p>1191</text:p>
          </table:table-cell>
          <table:table-cell office:value-type="float" office:value="994" calcext:value-type="float">
            <text:p>99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  <table:table-cell office:value-type="float" office:value="283" calcext:value-type="float">
            <text:p>283</text:p>
          </table:table-cell>
          <table:table-cell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19:09:00 UTC 2017</text:p>
          </table:table-cell>
          <table:table-cell office:value-type="float" office:value="350" calcext:value-type="float">
            <text:p>350</text:p>
          </table:table-cell>
          <table:table-cell office:value-type="float" office:value="1046794240" calcext:value-type="float">
            <text:p>1046794240</text:p>
          </table:table-cell>
          <table:table-cell office:value-type="float" office:value="7558032.5" calcext:value-type="float">
            <text:p>7558032.5</text:p>
          </table:table-cell>
          <table:table-cell office:value-type="float" office:value="28" calcext:value-type="float">
            <text:p>28</text:p>
          </table:table-cell>
          <table:table-cell office:value-type="float" office:value="29925376" calcext:value-type="float">
            <text:p>29925376</text:p>
          </table:table-cell>
          <table:table-cell office:value-type="float" office:value="111543.53125" calcext:value-type="float">
            <text:p>111543.53125</text:p>
          </table:table-cell>
          <table:table-cell office:value-type="float" office:value="79" calcext:value-type="float">
            <text:p>79</text:p>
          </table:table-cell>
          <table:table-cell office:value-type="float" office:value="671391744" calcext:value-type="float">
            <text:p>671391744</text:p>
          </table:table-cell>
          <table:table-cell office:value-type="float" office:value="18937.111328125" calcext:value-type="float">
            <text:p>18937.111328125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00211200" calcext:value-type="float">
            <text:p>700211200</text:p>
          </table:table-cell>
          <table:table-cell office:value-type="float" office:value="638754816" calcext:value-type="float">
            <text:p>638754816</text:p>
          </table:table-cell>
          <table:table-cell office:value-type="float" office:value="1454376.875" calcext:value-type="float">
            <text:p>1454376.875</text:p>
          </table:table-cell>
          <table:table-cell office:value-type="float" office:value="0" calcext:value-type="float">
            <text:p>0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0974999964237213" calcext:value-type="float">
            <text:p>0.097499996423721</text:p>
          </table:table-cell>
          <table:table-cell office:value-type="float" office:value="0.127499997615814" calcext:value-type="float">
            <text:p>0.127499997615814</text:p>
          </table:table-cell>
          <table:table-cell office:value-type="float" office:value="0.962249994277954" calcext:value-type="float">
            <text:p>0.962249994277954</text:p>
          </table:table-cell>
          <table:table-cell office:value-type="float" office:value="0.652226328849793" calcext:value-type="float">
            <text:p>0.652226328849793</text:p>
          </table:table-cell>
          <table:table-cell office:value-type="float" office:value="300" calcext:value-type="float">
            <text:p>300</text:p>
          </table:table-cell>
          <table:table-cell office:value-type="float" office:value="8956" calcext:value-type="float">
            <text:p>8956</text:p>
          </table:table-cell>
          <table:table-cell office:value-type="float" office:value="8518" calcext:value-type="float">
            <text:p>8518</text:p>
          </table:table-cell>
          <table:table-cell office:value-type="float" office:value="1579" calcext:value-type="float">
            <text:p>1579</text:p>
          </table:table-cell>
          <table:table-cell office:value-type="float" office:value="1372" calcext:value-type="float">
            <text:p>1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  <table:table-cell table:number-columns-repeated="3"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Fri Jun 02 19:10:00 UTC 2017</text:p>
          </table:table-cell>
          <table:table-cell office:value-type="float" office:value="368" calcext:value-type="float">
            <text:p>368</text:p>
          </table:table-cell>
          <table:table-cell office:value-type="float" office:value="1048154112" calcext:value-type="float">
            <text:p>1048154112</text:p>
          </table:table-cell>
          <table:table-cell office:value-type="float" office:value="7558032.5" calcext:value-type="float">
            <text:p>7558032.5</text:p>
          </table:table-cell>
          <table:table-cell office:value-type="float" office:value="28" calcext:value-type="float">
            <text:p>28</text:p>
          </table:table-cell>
          <table:table-cell office:value-type="float" office:value="30695424" calcext:value-type="float">
            <text:p>30695424</text:p>
          </table:table-cell>
          <table:table-cell office:value-type="float" office:value="111543.53125" calcext:value-type="float">
            <text:p>111543.53125</text:p>
          </table:table-cell>
          <table:table-cell office:value-type="float" office:value="86" calcext:value-type="float">
            <text:p>86</text:p>
          </table:table-cell>
          <table:table-cell office:value-type="float" office:value="671969280" calcext:value-type="float">
            <text:p>671969280</text:p>
          </table:table-cell>
          <table:table-cell office:value-type="float" office:value="20183.541015625" calcext:value-type="float">
            <text:p>20183.541015625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705703936" calcext:value-type="float">
            <text:p>705703936</text:p>
          </table:table-cell>
          <table:table-cell office:value-type="float" office:value="643530752" calcext:value-type="float">
            <text:p>643530752</text:p>
          </table:table-cell>
          <table:table-cell office:value-type="float" office:value="1504851.5" calcext:value-type="float">
            <text:p>1504851.5</text:p>
          </table:table-cell>
          <table:table-cell office:value-type="float" office:value="1631406.875" calcext:value-type="float">
            <text:p>1631406.875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104249998927116" calcext:value-type="float">
            <text:p>0.104249998927116</text:p>
          </table:table-cell>
          <table:table-cell office:value-type="float" office:value="0.138750001788139" calcext:value-type="float">
            <text:p>0.138750001788139</text:p>
          </table:table-cell>
          <table:table-cell office:value-type="float" office:value="0.959999978542328" calcext:value-type="float">
            <text:p>0.959999978542328</text:p>
          </table:table-cell>
          <table:table-cell office:value-type="float" office:value="0.653964698314667" calcext:value-type="float">
            <text:p>0.653964698314667</text:p>
          </table:table-cell>
          <table:table-cell office:value-type="float" office:value="300" calcext:value-type="float">
            <text:p>300</text:p>
          </table:table-cell>
          <table:table-cell office:value-type="float" office:value="9690" calcext:value-type="float">
            <text:p>9690</text:p>
          </table:table-cell>
          <table:table-cell office:value-type="float" office:value="9241" calcext:value-type="float">
            <text:p>9241</text:p>
          </table:table-cell>
          <table:table-cell office:value-type="float" office:value="1964" calcext:value-type="float">
            <text:p>1964</text:p>
          </table:table-cell>
          <table:table-cell office:value-type="float" office:value="1781" calcext:value-type="float">
            <text:p>178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Fri Jun 02 19:11:00 UTC 2017</text:p>
          </table:table-cell>
          <table:table-cell office:value-type="float" office:value="354" calcext:value-type="float">
            <text:p>354</text:p>
          </table:table-cell>
          <table:table-cell office:value-type="float" office:value="1046757376" calcext:value-type="float">
            <text:p>1046757376</text:p>
          </table:table-cell>
          <table:table-cell office:value-type="float" office:value="7695089" calcext:value-type="float">
            <text:p>7695089</text:p>
          </table:table-cell>
          <table:table-cell office:value-type="float" office:value="28" calcext:value-type="float">
            <text:p>28</text:p>
          </table:table-cell>
          <table:table-cell office:value-type="float" office:value="30728192" calcext:value-type="float">
            <text:p>30728192</text:p>
          </table:table-cell>
          <table:table-cell office:value-type="float" office:value="111543.53125" calcext:value-type="float">
            <text:p>111543.53125</text:p>
          </table:table-cell>
          <table:table-cell office:value-type="float" office:value="84" calcext:value-type="float">
            <text:p>84</text:p>
          </table:table-cell>
          <table:table-cell office:value-type="float" office:value="678428672" calcext:value-type="float">
            <text:p>678428672</text:p>
          </table:table-cell>
          <table:table-cell office:value-type="float" office:value="20183.541015625" calcext:value-type="float">
            <text:p>20183.541015625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711581696" calcext:value-type="float">
            <text:p>711581696</text:p>
          </table:table-cell>
          <table:table-cell office:value-type="float" office:value="651980800" calcext:value-type="float">
            <text:p>651980800</text:p>
          </table:table-cell>
          <table:table-cell office:value-type="float" office:value="1504851.5" calcext:value-type="float">
            <text:p>1504851.5</text:p>
          </table:table-cell>
          <table:table-cell office:value-type="float" office:value="1631406.875" calcext:value-type="float">
            <text:p>1631406.875</text:p>
          </table:table-cell>
          <table:table-cell office:value-type="float" office:value="0.0949999988079071" calcext:value-type="float">
            <text:p>0.094999998807907</text:p>
          </table:table-cell>
          <table:table-cell office:value-type="float" office:value="0.105250000953674" calcext:value-type="float">
            <text:p>0.105250000953674</text:p>
          </table:table-cell>
          <table:table-cell office:value-type="float" office:value="0.13400000333786" calcext:value-type="float">
            <text:p>0.13400000333786</text:p>
          </table:table-cell>
          <table:table-cell office:value-type="float" office:value="0.960749983787537" calcext:value-type="float">
            <text:p>0.960749983787537</text:p>
          </table:table-cell>
          <table:table-cell office:value-type="float" office:value="0.652399063110352" calcext:value-type="float">
            <text:p>0.652399063110352</text:p>
          </table:table-cell>
          <table:table-cell office:value-type="float" office:value="350" calcext:value-type="float">
            <text:p>350</text:p>
          </table:table-cell>
          <table:table-cell office:value-type="float" office:value="10411" calcext:value-type="float">
            <text:p>10411</text:p>
          </table:table-cell>
          <table:table-cell office:value-type="float" office:value="9949" calcext:value-type="float">
            <text:p>9949</text:p>
          </table:table-cell>
          <table:table-cell office:value-type="float" office:value="2433" calcext:value-type="float">
            <text:p>2433</text:p>
          </table:table-cell>
          <table:table-cell office:value-type="float" office:value="2210" calcext:value-type="float">
            <text:p>22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286" calcext:value-type="float">
            <text:p>286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Fri Jun 02 19:12:00 UTC 2017</text:p>
          </table:table-cell>
          <table:table-cell office:value-type="float" office:value="371" calcext:value-type="float">
            <text:p>371</text:p>
          </table:table-cell>
          <table:table-cell office:value-type="float" office:value="1046609920" calcext:value-type="float">
            <text:p>1046609920</text:p>
          </table:table-cell>
          <table:table-cell office:value-type="float" office:value="7695089" calcext:value-type="float">
            <text:p>7695089</text:p>
          </table:table-cell>
          <table:table-cell office:value-type="float" office:value="28" calcext:value-type="float">
            <text:p>28</text:p>
          </table:table-cell>
          <table:table-cell office:value-type="float" office:value="30744576" calcext:value-type="float">
            <text:p>30744576</text:p>
          </table:table-cell>
          <table:table-cell office:value-type="float" office:value="113981.7421875" calcext:value-type="float">
            <text:p>113981.7421875</text:p>
          </table:table-cell>
          <table:table-cell office:value-type="float" office:value="78" calcext:value-type="float">
            <text:p>78</text:p>
          </table:table-cell>
          <table:table-cell office:value-type="float" office:value="678543360" calcext:value-type="float">
            <text:p>678543360</text:p>
          </table:table-cell>
          <table:table-cell office:value-type="float" office:value="19418.033203125" calcext:value-type="float">
            <text:p>19418.033203125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713551872" calcext:value-type="float">
            <text:p>713551872</text:p>
          </table:table-cell>
          <table:table-cell office:value-type="float" office:value="653955072" calcext:value-type="float">
            <text:p>653955072</text:p>
          </table:table-cell>
          <table:table-cell office:value-type="float" office:value="1504851.5" calcext:value-type="float">
            <text:p>1504851.5</text:p>
          </table:table-cell>
          <table:table-cell office:value-type="float" office:value="1631406.875" calcext:value-type="float">
            <text:p>1631406.875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0.108750000596046" calcext:value-type="float">
            <text:p>0.108750000596046</text:p>
          </table:table-cell>
          <table:table-cell office:value-type="float" office:value="0.127499997615814" calcext:value-type="float">
            <text:p>0.127499997615814</text:p>
          </table:table-cell>
          <table:table-cell office:value-type="float" office:value="0.957750022411346" calcext:value-type="float">
            <text:p>0.957750022411346</text:p>
          </table:table-cell>
          <table:table-cell office:value-type="float" office:value="0.652556598186493" calcext:value-type="float">
            <text:p>0.652556598186493</text:p>
          </table:table-cell>
          <table:table-cell office:value-type="float" office:value="350" calcext:value-type="float">
            <text:p>350</text:p>
          </table:table-cell>
          <table:table-cell office:value-type="float" office:value="11189" calcext:value-type="float">
            <text:p>11189</text:p>
          </table:table-cell>
          <table:table-cell office:value-type="float" office:value="10701" calcext:value-type="float">
            <text:p>10701</text:p>
          </table:table-cell>
          <table:table-cell office:value-type="float" office:value="2979" calcext:value-type="float">
            <text:p>2979</text:p>
          </table:table-cell>
          <table:table-cell office:value-type="float" office:value="2725" calcext:value-type="float">
            <text:p>272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19:13:00 UTC 2017</text:p>
          </table:table-cell>
          <table:table-cell office:value-type="float" office:value="374" calcext:value-type="float">
            <text:p>374</text:p>
          </table:table-cell>
          <table:table-cell office:value-type="float" office:value="1045499904" calcext:value-type="float">
            <text:p>1045499904</text:p>
          </table:table-cell>
          <table:table-cell office:value-type="float" office:value="7717315" calcext:value-type="float">
            <text:p>7717315</text:p>
          </table:table-cell>
          <table:table-cell office:value-type="float" office:value="30" calcext:value-type="float">
            <text:p>30</text:p>
          </table:table-cell>
          <table:table-cell office:value-type="float" office:value="30752768" calcext:value-type="float">
            <text:p>30752768</text:p>
          </table:table-cell>
          <table:table-cell office:value-type="float" office:value="136530.234375" calcext:value-type="float">
            <text:p>136530.234375</text:p>
          </table:table-cell>
          <table:table-cell office:value-type="float" office:value="88" calcext:value-type="float">
            <text:p>88</text:p>
          </table:table-cell>
          <table:table-cell office:value-type="float" office:value="682393600" calcext:value-type="float">
            <text:p>682393600</text:p>
          </table:table-cell>
          <table:table-cell office:value-type="float" office:value="20531.72265625" calcext:value-type="float">
            <text:p>20531.72265625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718438400" calcext:value-type="float">
            <text:p>718438400</text:p>
          </table:table-cell>
          <table:table-cell office:value-type="float" office:value="657330176" calcext:value-type="float">
            <text:p>657330176</text:p>
          </table:table-cell>
          <table:table-cell office:value-type="float" office:value="1606562.625" calcext:value-type="float">
            <text:p>1606562.625</text:p>
          </table:table-cell>
          <table:table-cell office:value-type="float" office:value="1565560.75" calcext:value-type="float">
            <text:p>1565560.75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112999998033047" calcext:value-type="float">
            <text:p>0.112999998033047</text:p>
          </table:table-cell>
          <table:table-cell office:value-type="float" office:value="0.14274999499321" calcext:value-type="float">
            <text:p>0.14274999499321</text:p>
          </table:table-cell>
          <table:table-cell office:value-type="float" office:value="0.957249999046326" calcext:value-type="float">
            <text:p>0.957249999046326</text:p>
          </table:table-cell>
          <table:table-cell office:value-type="float" office:value="0.652844786643982" calcext:value-type="float">
            <text:p>0.652844786643982</text:p>
          </table:table-cell>
          <table:table-cell office:value-type="float" office:value="350" calcext:value-type="float">
            <text:p>350</text:p>
          </table:table-cell>
          <table:table-cell office:value-type="float" office:value="11935" calcext:value-type="float">
            <text:p>11935</text:p>
          </table:table-cell>
          <table:table-cell office:value-type="float" office:value="11478" calcext:value-type="float">
            <text:p>11478</text:p>
          </table:table-cell>
          <table:table-cell office:value-type="float" office:value="3580" calcext:value-type="float">
            <text:p>3580</text:p>
          </table:table-cell>
          <table:table-cell office:value-type="float" office:value="3272" calcext:value-type="float">
            <text:p>32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Fri Jun 02 19:14:00 UTC 2017</text:p>
          </table:table-cell>
          <table:table-cell office:value-type="float" office:value="363" calcext:value-type="float">
            <text:p>363</text:p>
          </table:table-cell>
          <table:table-cell office:value-type="float" office:value="1046896640" calcext:value-type="float">
            <text:p>1046896640</text:p>
          </table:table-cell>
          <table:table-cell office:value-type="float" office:value="8304521.5" calcext:value-type="float">
            <text:p>8304521.5</text:p>
          </table:table-cell>
          <table:table-cell office:value-type="float" office:value="30" calcext:value-type="float">
            <text:p>30</text:p>
          </table:table-cell>
          <table:table-cell office:value-type="float" office:value="30756864" calcext:value-type="float">
            <text:p>30756864</text:p>
          </table:table-cell>
          <table:table-cell office:value-type="float" office:value="130532.25" calcext:value-type="float">
            <text:p>130532.25</text:p>
          </table:table-cell>
          <table:table-cell office:value-type="float" office:value="86" calcext:value-type="float">
            <text:p>86</text:p>
          </table:table-cell>
          <table:table-cell office:value-type="float" office:value="684560384" calcext:value-type="float">
            <text:p>684560384</text:p>
          </table:table-cell>
          <table:table-cell office:value-type="float" office:value="20531.72265625" calcext:value-type="float">
            <text:p>20531.72265625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22354176" calcext:value-type="float">
            <text:p>722354176</text:p>
          </table:table-cell>
          <table:table-cell office:value-type="float" office:value="660791296" calcext:value-type="float">
            <text:p>660791296</text:p>
          </table:table-cell>
          <table:table-cell office:value-type="float" office:value="1574826" calcext:value-type="float">
            <text:p>1574826</text:p>
          </table:table-cell>
          <table:table-cell office:value-type="float" office:value="1565560.75" calcext:value-type="float">
            <text:p>1565560.75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116999998688698" calcext:value-type="float">
            <text:p>0.116999998688698</text:p>
          </table:table-cell>
          <table:table-cell office:value-type="float" office:value="0.143500000238419" calcext:value-type="float">
            <text:p>0.143500000238419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0.653176486492157" calcext:value-type="float">
            <text:p>0.653176486492157</text:p>
          </table:table-cell>
          <table:table-cell office:value-type="float" office:value="400" calcext:value-type="float">
            <text:p>400</text:p>
          </table:table-cell>
          <table:table-cell office:value-type="float" office:value="12645" calcext:value-type="float">
            <text:p>12645</text:p>
          </table:table-cell>
          <table:table-cell office:value-type="float" office:value="12135" calcext:value-type="float">
            <text:p>12135</text:p>
          </table:table-cell>
          <table:table-cell office:value-type="float" office:value="4249" calcext:value-type="float">
            <text:p>4249</text:p>
          </table:table-cell>
          <table:table-cell office:value-type="float" office:value="3953" calcext:value-type="float">
            <text:p>395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  <table:table-cell office:value-type="float" office:value="276" calcext:value-type="float">
            <text:p>276</text:p>
          </table:table-cell>
          <table:table-cell office:value-type="float" office:value="280" calcext:value-type="float">
            <text:p>280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Fri Jun 02 19:15:00 UTC 2017</text:p>
          </table:table-cell>
          <table:table-cell office:value-type="float" office:value="358" calcext:value-type="float">
            <text:p>358</text:p>
          </table:table-cell>
          <table:table-cell office:value-type="float" office:value="1047146496" calcext:value-type="float">
            <text:p>1047146496</text:p>
          </table:table-cell>
          <table:table-cell office:value-type="float" office:value="7365704" calcext:value-type="float">
            <text:p>7365704</text:p>
          </table:table-cell>
          <table:table-cell office:value-type="float" office:value="27" calcext:value-type="float">
            <text:p>27</text:p>
          </table:table-cell>
          <table:table-cell office:value-type="float" office:value="30896128" calcext:value-type="float">
            <text:p>30896128</text:p>
          </table:table-cell>
          <table:table-cell office:value-type="float" office:value="130532.25" calcext:value-type="float">
            <text:p>130532.25</text:p>
          </table:table-cell>
          <table:table-cell office:value-type="float" office:value="80" calcext:value-type="float">
            <text:p>80</text:p>
          </table:table-cell>
          <table:table-cell office:value-type="float" office:value="686882816" calcext:value-type="float">
            <text:p>686882816</text:p>
          </table:table-cell>
          <table:table-cell office:value-type="float" office:value="19107.57421875" calcext:value-type="float">
            <text:p>19107.57421875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26867968" calcext:value-type="float">
            <text:p>726867968</text:p>
          </table:table-cell>
          <table:table-cell office:value-type="float" office:value="661127168" calcext:value-type="float">
            <text:p>661127168</text:p>
          </table:table-cell>
          <table:table-cell office:value-type="float" office:value="1574826" calcext:value-type="float">
            <text:p>1574826</text:p>
          </table:table-cell>
          <table:table-cell office:value-type="float" office:value="1565560.75" calcext:value-type="float">
            <text:p>1565560.75</text:p>
          </table:table-cell>
          <table:table-cell office:value-type="float" office:value="0.0757500007748604" calcext:value-type="float">
            <text:p>0.07575000077486</text:p>
          </table:table-cell>
          <table:table-cell office:value-type="float" office:value="0.113250002264977" calcext:value-type="float">
            <text:p>0.113250002264977</text:p>
          </table:table-cell>
          <table:table-cell office:value-type="float" office:value="0.137500002980232" calcext:value-type="float">
            <text:p>0.137500002980232</text:p>
          </table:table-cell>
          <table:table-cell office:value-type="float" office:value="0.959999978542328" calcext:value-type="float">
            <text:p>0.959999978542328</text:p>
          </table:table-cell>
          <table:table-cell office:value-type="float" office:value="0.653261125087738" calcext:value-type="float">
            <text:p>0.653261125087738</text:p>
          </table:table-cell>
          <table:table-cell office:value-type="float" office:value="400" calcext:value-type="float">
            <text:p>400</text:p>
          </table:table-cell>
          <table:table-cell office:value-type="float" office:value="13431" calcext:value-type="float">
            <text:p>13431</text:p>
          </table:table-cell>
          <table:table-cell office:value-type="float" office:value="12890" calcext:value-type="float">
            <text:p>12890</text:p>
          </table:table-cell>
          <table:table-cell office:value-type="float" office:value="4999" calcext:value-type="float">
            <text:p>4999</text:p>
          </table:table-cell>
          <table:table-cell office:value-type="float" office:value="4696" calcext:value-type="float">
            <text:p>469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19:16:00 UTC 2017</text:p>
          </table:table-cell>
          <table:table-cell office:value-type="float" office:value="364" calcext:value-type="float">
            <text:p>364</text:p>
          </table:table-cell>
          <table:table-cell office:value-type="float" office:value="1047891968" calcext:value-type="float">
            <text:p>1047891968</text:p>
          </table:table-cell>
          <table:table-cell office:value-type="float" office:value="7365704" calcext:value-type="float">
            <text:p>7365704</text:p>
          </table:table-cell>
          <table:table-cell office:value-type="float" office:value="28" calcext:value-type="float">
            <text:p>28</text:p>
          </table:table-cell>
          <table:table-cell office:value-type="float" office:value="30912512" calcext:value-type="float">
            <text:p>30912512</text:p>
          </table:table-cell>
          <table:table-cell office:value-type="float" office:value="130532.25" calcext:value-type="float">
            <text:p>130532.25</text:p>
          </table:table-cell>
          <table:table-cell office:value-type="float" office:value="88" calcext:value-type="float">
            <text:p>88</text:p>
          </table:table-cell>
          <table:table-cell office:value-type="float" office:value="689082368" calcext:value-type="float">
            <text:p>689082368</text:p>
          </table:table-cell>
          <table:table-cell office:value-type="float" office:value="20562.279296875" calcext:value-type="float">
            <text:p>20562.279296875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30443776" calcext:value-type="float">
            <text:p>730443776</text:p>
          </table:table-cell>
          <table:table-cell office:value-type="float" office:value="666185728" calcext:value-type="float">
            <text:p>666185728</text:p>
          </table:table-cell>
          <table:table-cell office:value-type="float" office:value="1420471" calcext:value-type="float">
            <text:p>1420471</text:p>
          </table:table-cell>
          <table:table-cell office:value-type="float" office:value="1493917.75" calcext:value-type="float">
            <text:p>1493917.75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126000002026558" calcext:value-type="float">
            <text:p>0.126000002026558</text:p>
          </table:table-cell>
          <table:table-cell office:value-type="float" office:value="0.145750001072884" calcext:value-type="float">
            <text:p>0.145750001072884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0.65351015329361" calcext:value-type="float">
            <text:p>0.65351015329361</text:p>
          </table:table-cell>
          <table:table-cell office:value-type="float" office:value="400" calcext:value-type="float">
            <text:p>400</text:p>
          </table:table-cell>
          <table:table-cell office:value-type="float" office:value="14200" calcext:value-type="float">
            <text:p>14200</text:p>
          </table:table-cell>
          <table:table-cell office:value-type="float" office:value="13691" calcext:value-type="float">
            <text:p>13691</text:p>
          </table:table-cell>
          <table:table-cell office:value-type="float" office:value="5760" calcext:value-type="float">
            <text:p>5760</text:p>
          </table:table-cell>
          <table:table-cell office:value-type="float" office:value="5434" calcext:value-type="float">
            <text:p>543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table:number-columns-repeated="3"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Fri Jun 02 19:17:00 UTC 2017</text:p>
          </table:table-cell>
          <table:table-cell office:value-type="float" office:value="371" calcext:value-type="float">
            <text:p>371</text:p>
          </table:table-cell>
          <table:table-cell office:value-type="float" office:value="1047613440" calcext:value-type="float">
            <text:p>1047613440</text:p>
          </table:table-cell>
          <table:table-cell office:value-type="float" office:value="7365704" calcext:value-type="float">
            <text:p>7365704</text:p>
          </table:table-cell>
          <table:table-cell office:value-type="float" office:value="27" calcext:value-type="float">
            <text:p>27</text:p>
          </table:table-cell>
          <table:table-cell office:value-type="float" office:value="30060544" calcext:value-type="float">
            <text:p>30060544</text:p>
          </table:table-cell>
          <table:table-cell office:value-type="float" office:value="130532.25" calcext:value-type="float">
            <text:p>130532.25</text:p>
          </table:table-cell>
          <table:table-cell office:value-type="float" office:value="87" calcext:value-type="float">
            <text:p>87</text:p>
          </table:table-cell>
          <table:table-cell office:value-type="float" office:value="691355648" calcext:value-type="float">
            <text:p>691355648</text:p>
          </table:table-cell>
          <table:table-cell office:value-type="float" office:value="20916.234375" calcext:value-type="float">
            <text:p>20916.234375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731672576" calcext:value-type="float">
            <text:p>731672576</text:p>
          </table:table-cell>
          <table:table-cell office:value-type="float" office:value="669085696" calcext:value-type="float">
            <text:p>669085696</text:p>
          </table:table-cell>
          <table:table-cell office:value-type="float" office:value="1420471" calcext:value-type="float">
            <text:p>1420471</text:p>
          </table:table-cell>
          <table:table-cell office:value-type="float" office:value="1493917.75" calcext:value-type="float">
            <text:p>1493917.75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0.11599999666214" calcext:value-type="float">
            <text:p>0.11599999666214</text:p>
          </table:table-cell>
          <table:table-cell office:value-type="float" office:value="0.148249998688698" calcext:value-type="float">
            <text:p>0.148249998688698</text:p>
          </table:table-cell>
          <table:table-cell office:value-type="float" office:value="0.954999983310699" calcext:value-type="float">
            <text:p>0.954999983310699</text:p>
          </table:table-cell>
          <table:table-cell office:value-type="float" office:value="0.653695583343506" calcext:value-type="float">
            <text:p>0.653695583343506</text:p>
          </table:table-cell>
          <table:table-cell office:value-type="float" office:value="500" calcext:value-type="float">
            <text:p>500</text:p>
          </table:table-cell>
          <table:table-cell office:value-type="float" office:value="14954" calcext:value-type="float">
            <text:p>14954</text:p>
          </table:table-cell>
          <table:table-cell office:value-type="float" office:value="14437" calcext:value-type="float">
            <text:p>14437</text:p>
          </table:table-cell>
          <table:table-cell office:value-type="float" office:value="6636" calcext:value-type="float">
            <text:p>6636</text:p>
          </table:table-cell>
          <table:table-cell office:value-type="float" office:value="6234" calcext:value-type="float">
            <text:p>623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Fri Jun 02 19:18:00 UTC 2017</text:p>
          </table:table-cell>
          <table:table-cell office:value-type="float" office:value="359" calcext:value-type="float">
            <text:p>359</text:p>
          </table:table-cell>
          <table:table-cell office:value-type="float" office:value="1046794240" calcext:value-type="float">
            <text:p>1046794240</text:p>
          </table:table-cell>
          <table:table-cell office:value-type="float" office:value="7992648.5" calcext:value-type="float">
            <text:p>7992648.5</text:p>
          </table:table-cell>
          <table:table-cell office:value-type="float" office:value="29" calcext:value-type="float">
            <text:p>29</text:p>
          </table:table-cell>
          <table:table-cell office:value-type="float" office:value="30642176" calcext:value-type="float">
            <text:p>30642176</text:p>
          </table:table-cell>
          <table:table-cell office:value-type="float" office:value="119604.484375" calcext:value-type="float">
            <text:p>119604.484375</text:p>
          </table:table-cell>
          <table:table-cell office:value-type="float" office:value="95" calcext:value-type="float">
            <text:p>95</text:p>
          </table:table-cell>
          <table:table-cell office:value-type="float" office:value="695422976" calcext:value-type="float">
            <text:p>695422976</text:p>
          </table:table-cell>
          <table:table-cell office:value-type="float" office:value="20390.8828125" calcext:value-type="float">
            <text:p>20390.8828125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739127296" calcext:value-type="float">
            <text:p>739127296</text:p>
          </table:table-cell>
          <table:table-cell office:value-type="float" office:value="676126720" calcext:value-type="float">
            <text:p>676126720</text:p>
          </table:table-cell>
          <table:table-cell office:value-type="float" office:value="1420471" calcext:value-type="float">
            <text:p>1420471</text:p>
          </table:table-cell>
          <table:table-cell office:value-type="float" office:value="1493917.75" calcext:value-type="float">
            <text:p>1493917.75</text:p>
          </table:table-cell>
          <table:table-cell office:value-type="float" office:value="0.0667499974370003" calcext:value-type="float">
            <text:p>0.066749997437</text:p>
          </table:table-cell>
          <table:table-cell office:value-type="float" office:value="0.131750002503395" calcext:value-type="float">
            <text:p>0.131750002503395</text:p>
          </table:table-cell>
          <table:table-cell office:value-type="float" office:value="0.145999997854233" calcext:value-type="float">
            <text:p>0.145999997854233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656184017658233" calcext:value-type="float">
            <text:p>0.656184017658233</text:p>
          </table:table-cell>
          <table:table-cell office:value-type="float" office:value="500" calcext:value-type="float">
            <text:p>500</text:p>
          </table:table-cell>
          <table:table-cell office:value-type="float" office:value="15681" calcext:value-type="float">
            <text:p>15681</text:p>
          </table:table-cell>
          <table:table-cell office:value-type="float" office:value="15205" calcext:value-type="float">
            <text:p>15205</text:p>
          </table:table-cell>
          <table:table-cell office:value-type="float" office:value="7846" calcext:value-type="float">
            <text:p>7846</text:p>
          </table:table-cell>
          <table:table-cell office:value-type="float" office:value="7264" calcext:value-type="float">
            <text:p>726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19:19:00 UTC 2017</text:p>
          </table:table-cell>
          <table:table-cell office:value-type="float" office:value="352" calcext:value-type="float">
            <text:p>352</text:p>
          </table:table-cell>
          <table:table-cell office:value-type="float" office:value="1047584768" calcext:value-type="float">
            <text:p>1047584768</text:p>
          </table:table-cell>
          <table:table-cell office:value-type="float" office:value="7571576.5" calcext:value-type="float">
            <text:p>7571576.5</text:p>
          </table:table-cell>
          <table:table-cell office:value-type="float" office:value="29" calcext:value-type="float">
            <text:p>29</text:p>
          </table:table-cell>
          <table:table-cell office:value-type="float" office:value="29929472" calcext:value-type="float">
            <text:p>29929472</text:p>
          </table:table-cell>
          <table:table-cell office:value-type="float" office:value="114522.2578125" calcext:value-type="float">
            <text:p>114522.2578125</text:p>
          </table:table-cell>
          <table:table-cell office:value-type="float" office:value="83" calcext:value-type="float">
            <text:p>83</text:p>
          </table:table-cell>
          <table:table-cell office:value-type="float" office:value="695595008" calcext:value-type="float">
            <text:p>695595008</text:p>
          </table:table-cell>
          <table:table-cell office:value-type="float" office:value="20390.8828125" calcext:value-type="float">
            <text:p>20390.8828125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43411712" calcext:value-type="float">
            <text:p>743411712</text:p>
          </table:table-cell>
          <table:table-cell office:value-type="float" office:value="679677952" calcext:value-type="float">
            <text:p>679677952</text:p>
          </table:table-cell>
          <table:table-cell office:value-type="float" office:value="1420471" calcext:value-type="float">
            <text:p>1420471</text:p>
          </table:table-cell>
          <table:table-cell office:value-type="float" office:value="1493917.75" calcext:value-type="float">
            <text:p>1493917.75</text:p>
          </table:table-cell>
          <table:table-cell office:value-type="float" office:value="0.0757500007748604" calcext:value-type="float">
            <text:p>0.07575000077486</text:p>
          </table:table-cell>
          <table:table-cell office:value-type="float" office:value="0.134499996900559" calcext:value-type="float">
            <text:p>0.134499996900559</text:p>
          </table:table-cell>
          <table:table-cell office:value-type="float" office:value="0.151500001549721" calcext:value-type="float">
            <text:p>0.151500001549721</text:p>
          </table:table-cell>
          <table:table-cell office:value-type="float" office:value="0.958999991416931" calcext:value-type="float">
            <text:p>0.958999991416931</text:p>
          </table:table-cell>
          <table:table-cell office:value-type="float" office:value="0.654011189937592" calcext:value-type="float">
            <text:p>0.654011189937592</text:p>
          </table:table-cell>
          <table:table-cell office:value-type="float" office:value="500" calcext:value-type="float">
            <text:p>500</text:p>
          </table:table-cell>
          <table:table-cell office:value-type="float" office:value="16347" calcext:value-type="float">
            <text:p>16347</text:p>
          </table:table-cell>
          <table:table-cell office:value-type="float" office:value="15881" calcext:value-type="float">
            <text:p>15881</text:p>
          </table:table-cell>
          <table:table-cell office:value-type="float" office:value="9129" calcext:value-type="float">
            <text:p>9129</text:p>
          </table:table-cell>
          <table:table-cell office:value-type="float" office:value="8519" calcext:value-type="float">
            <text:p>8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6" calcext:value-type="float">
            <text:p>286</text:p>
          </table:table-cell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Fri Jun 02 19:20:00 UTC 2017</text:p>
          </table:table-cell>
          <table:table-cell office:value-type="float" office:value="367" calcext:value-type="float">
            <text:p>367</text:p>
          </table:table-cell>
          <table:table-cell office:value-type="float" office:value="1048338432" calcext:value-type="float">
            <text:p>1048338432</text:p>
          </table:table-cell>
          <table:table-cell office:value-type="float" office:value="7571576.5" calcext:value-type="float">
            <text:p>7571576.5</text:p>
          </table:table-cell>
          <table:table-cell office:value-type="float" office:value="28" calcext:value-type="float">
            <text:p>28</text:p>
          </table:table-cell>
          <table:table-cell office:value-type="float" office:value="29937664" calcext:value-type="float">
            <text:p>29937664</text:p>
          </table:table-cell>
          <table:table-cell office:value-type="float" office:value="114522.2578125" calcext:value-type="float">
            <text:p>114522.2578125</text:p>
          </table:table-cell>
          <table:table-cell office:value-type="float" office:value="76" calcext:value-type="float">
            <text:p>76</text:p>
          </table:table-cell>
          <table:table-cell office:value-type="float" office:value="695828480" calcext:value-type="float">
            <text:p>695828480</text:p>
          </table:table-cell>
          <table:table-cell office:value-type="float" office:value="17964.140625" calcext:value-type="float">
            <text:p>17964.140625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749355008" calcext:value-type="float">
            <text:p>749355008</text:p>
          </table:table-cell>
          <table:table-cell office:value-type="float" office:value="683069440" calcext:value-type="float">
            <text:p>683069440</text:p>
          </table:table-cell>
          <table:table-cell office:value-type="float" office:value="1834263.625" calcext:value-type="float">
            <text:p>1834263.625</text:p>
          </table:table-cell>
          <table:table-cell office:value-type="float" office:value="1390748.875" calcext:value-type="float">
            <text:p>1390748.875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137500002980232" calcext:value-type="float">
            <text:p>0.137500002980232</text:p>
          </table:table-cell>
          <table:table-cell office:value-type="float" office:value="0.152500003576279" calcext:value-type="float">
            <text:p>0.152500003576279</text:p>
          </table:table-cell>
          <table:table-cell office:value-type="float" office:value="0.958750009536743" calcext:value-type="float">
            <text:p>0.958750009536743</text:p>
          </table:table-cell>
          <table:table-cell office:value-type="float" office:value="0.654188275337219" calcext:value-type="float">
            <text:p>0.654188275337219</text:p>
          </table:table-cell>
          <table:table-cell office:value-type="float" office:value="600" calcext:value-type="float">
            <text:p>600</text:p>
          </table:table-cell>
          <table:table-cell office:value-type="float" office:value="17060" calcext:value-type="float">
            <text:p>17060</text:p>
          </table:table-cell>
          <table:table-cell office:value-type="float" office:value="16523" calcext:value-type="float">
            <text:p>16523</text:p>
          </table:table-cell>
          <table:table-cell office:value-type="float" office:value="10337" calcext:value-type="float">
            <text:p>10337</text:p>
          </table:table-cell>
          <table:table-cell office:value-type="float" office:value="9825" calcext:value-type="float">
            <text:p>98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  <table:table-cell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288" calcext:value-type="float">
            <text:p>288</text:p>
          </table:table-cell>
          <table:table-cell office:value-type="float" office:value="280" calcext:value-type="float">
            <text:p>280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Fri Jun 02 19:21:00 UTC 2017</text:p>
          </table:table-cell>
          <table:table-cell office:value-type="float" office:value="379" calcext:value-type="float">
            <text:p>379</text:p>
          </table:table-cell>
          <table:table-cell office:value-type="float" office:value="1048121344" calcext:value-type="float">
            <text:p>1048121344</text:p>
          </table:table-cell>
          <table:table-cell office:value-type="float" office:value="7515821" calcext:value-type="float">
            <text:p>7515821</text:p>
          </table:table-cell>
          <table:table-cell office:value-type="float" office:value="29" calcext:value-type="float">
            <text:p>29</text:p>
          </table:table-cell>
          <table:table-cell office:value-type="float" office:value="30093312" calcext:value-type="float">
            <text:p>30093312</text:p>
          </table:table-cell>
          <table:table-cell office:value-type="float" office:value="114522.2578125" calcext:value-type="float">
            <text:p>114522.2578125</text:p>
          </table:table-cell>
          <table:table-cell office:value-type="float" office:value="79" calcext:value-type="float">
            <text:p>79</text:p>
          </table:table-cell>
          <table:table-cell office:value-type="float" office:value="696098816" calcext:value-type="float">
            <text:p>696098816</text:p>
          </table:table-cell>
          <table:table-cell office:value-type="float" office:value="17961.498046875" calcext:value-type="float">
            <text:p>17961.498046875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753500160" calcext:value-type="float">
            <text:p>753500160</text:p>
          </table:table-cell>
          <table:table-cell office:value-type="float" office:value="685821952" calcext:value-type="float">
            <text:p>685821952</text:p>
          </table:table-cell>
          <table:table-cell office:value-type="float" office:value="1654067" calcext:value-type="float">
            <text:p>1654067</text:p>
          </table:table-cell>
          <table:table-cell office:value-type="float" office:value="1407157.875" calcext:value-type="float">
            <text:p>1407157.875</text:p>
          </table:table-cell>
          <table:table-cell office:value-type="float" office:value="0.10275000333786" calcext:value-type="float">
            <text:p>0.10275000333786</text:p>
          </table:table-cell>
          <table:table-cell office:value-type="float" office:value="0.139750003814697" calcext:value-type="float">
            <text:p>0.139750003814697</text:p>
          </table:table-cell>
          <table:table-cell office:value-type="float" office:value="0.154499992728233" calcext:value-type="float">
            <text:p>0.154499992728233</text:p>
          </table:table-cell>
          <table:table-cell office:value-type="float" office:value="0.96025002002716" calcext:value-type="float">
            <text:p>0.96025002002716</text:p>
          </table:table-cell>
          <table:table-cell office:value-type="float" office:value="0.654353201389313" calcext:value-type="float">
            <text:p>0.654353201389313</text:p>
          </table:table-cell>
          <table:table-cell office:value-type="float" office:value="600" calcext:value-type="float">
            <text:p>600</text:p>
          </table:table-cell>
          <table:table-cell office:value-type="float" office:value="17890" calcext:value-type="float">
            <text:p>17890</text:p>
          </table:table-cell>
          <table:table-cell office:value-type="float" office:value="17263" calcext:value-type="float">
            <text:p>17263</text:p>
          </table:table-cell>
          <table:table-cell office:value-type="float" office:value="11432" calcext:value-type="float">
            <text:p>11432</text:p>
          </table:table-cell>
          <table:table-cell office:value-type="float" office:value="11066" calcext:value-type="float">
            <text:p>110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Fri Jun 02 19:22:00 UTC 2017</text:p>
          </table:table-cell>
          <table:table-cell office:value-type="float" office:value="372" calcext:value-type="float">
            <text:p>372</text:p>
          </table:table-cell>
          <table:table-cell office:value-type="float" office:value="1047920640" calcext:value-type="float">
            <text:p>1047920640</text:p>
          </table:table-cell>
          <table:table-cell office:value-type="float" office:value="7515821" calcext:value-type="float">
            <text:p>7515821</text:p>
          </table:table-cell>
          <table:table-cell office:value-type="float" office:value="30" calcext:value-type="float">
            <text:p>30</text:p>
          </table:table-cell>
          <table:table-cell office:value-type="float" office:value="30670848" calcext:value-type="float">
            <text:p>30670848</text:p>
          </table:table-cell>
          <table:table-cell office:value-type="float" office:value="128721.1171875" calcext:value-type="float">
            <text:p>128721.1171875</text:p>
          </table:table-cell>
          <table:table-cell office:value-type="float" office:value="88" calcext:value-type="float">
            <text:p>88</text:p>
          </table:table-cell>
          <table:table-cell office:value-type="float" office:value="696258560" calcext:value-type="float">
            <text:p>696258560</text:p>
          </table:table-cell>
          <table:table-cell office:value-type="float" office:value="17961.498046875" calcext:value-type="float">
            <text:p>17961.498046875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756809728" calcext:value-type="float">
            <text:p>756809728</text:p>
          </table:table-cell>
          <table:table-cell office:value-type="float" office:value="689000448" calcext:value-type="float">
            <text:p>689000448</text:p>
          </table:table-cell>
          <table:table-cell office:value-type="float" office:value="1628580.625" calcext:value-type="float">
            <text:p>1628580.625</text:p>
          </table:table-cell>
          <table:table-cell office:value-type="float" office:value="1633992.5" calcext:value-type="float">
            <text:p>1633992.5</text:p>
          </table:table-cell>
          <table:table-cell office:value-type="float" office:value="0.0737499967217445" calcext:value-type="float">
            <text:p>0.073749996721745</text:p>
          </table:table-cell>
          <table:table-cell office:value-type="float" office:value="0.136749997735024" calcext:value-type="float">
            <text:p>0.136749997735024</text:p>
          </table:table-cell>
          <table:table-cell office:value-type="float" office:value="0.157499998807907" calcext:value-type="float">
            <text:p>0.157499998807907</text:p>
          </table:table-cell>
          <table:table-cell office:value-type="float" office:value="0.954999983310699" calcext:value-type="float">
            <text:p>0.954999983310699</text:p>
          </table:table-cell>
          <table:table-cell office:value-type="float" office:value="0.656850934028626" calcext:value-type="float">
            <text:p>0.656850934028626</text:p>
          </table:table-cell>
          <table:table-cell office:value-type="float" office:value="600" calcext:value-type="float">
            <text:p>6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</table:table-row>
      </table:table>
      <table:table table:name="Sheet3" table:style-name="ta1">
        <table:shapes>
          <draw:frame draw:z-index="0" draw:style-name="gr1" draw:text-style-name="P1" svg:width="453.51pt" svg:height="255.09pt" svg:x="43.43pt" svg:y="450.82pt">
            <loext:p draw:notify-on-update-of-ranges="Sheet3.A1:Sheet3.A1 Sheet3.A2:Sheet3.A44 Sheet3.B1:Sheet3.B1 Sheet3.B2:Sheet3.B44 Sheet3.C1:Sheet3.C1 Sheet3.C2:Sheet3.C44 Sheet3.D1:Sheet3.D1 Sheet3.D2:Sheet3.D44 Sheet3.E1:Sheet3.E1 Sheet3.E2:Sheet3.E44 Sheet3.F1:Sheet3.F1 Sheet3.F2:Sheet3.F44 Sheet3.G1:Sheet3.G1 Sheet3.G2:Sheet3.G44 Sheet3.H1:Sheet3.H1 Sheet3.H2:Sheet3.H44 Sheet3.I1:Sheet3.I1 Sheet3.I2:Sheet3.I44 Sheet3.J1:Sheet3.J1 Sheet3.J2:Sheet3.J44 Sheet3.K1:Sheet3.K1 Sheet3.K2:Sheet3.K44 Sheet3.L1:Sheet3.L1 Sheet3.L2:Sheet3.L44 Sheet3.N1:Sheet3.N1 Sheet3.N2:Sheet3.N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30.14pt" svg:y="454.03pt">
            <loext:p draw:notify-on-update-of-ranges="Sheet3.P1:Sheet3.P1 Sheet3.P2:Sheet3.P44 Sheet3.O1:Sheet3.O1 Sheet3.O2:Sheet3.O4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286.87pt" svg:y="177.45pt">
            <loext:p draw:notify-on-update-of-ranges="Sheet3.T1:Sheet3.T2 Sheet3.T3:Sheet3.T4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030.28pt" svg:y="466.41pt">
            <loext:p draw:notify-on-update-of-ranges="Sheet3.O1:Sheet3.O2 Sheet3.O3:Sheet3.O44 Sheet3.P1:Sheet3.P2 Sheet3.P3:Sheet3.P44 Sheet3.T1:Sheet3.T2 Sheet3.T3:Sheet3.T4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429.22pt" svg:y="26.28pt">
            <loext:p draw:notify-on-update-of-ranges="Sheet3.N1:Sheet3.N2 Sheet3.N3:Sheet3.N44 Sheet3.R1:Sheet3.R2 Sheet3.R3:Sheet3.R4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4" table:number-columns-repeated="20" table:default-cell-style-name="Default"/>
        <table:table-row table:style-name="ro1">
          <table:table-cell office:value-type="string" calcext:value-type="string">
            <text:p>cpuusage_middletier</text:p>
          </table:table-cell>
          <table:table-cell table:formula="of:=[Sheet2.AM1]" office:value-type="string" office:string-value="cpuusage_stress1" calcext:value-type="string">
            <text:p>cpuusage_stress1</text:p>
          </table:table-cell>
          <table:table-cell table:formula="of:=[Sheet2.AN1]" office:value-type="string" office:string-value="cpuusage_stress10" calcext:value-type="string">
            <text:p>cpuusage_stress10</text:p>
          </table:table-cell>
          <table:table-cell table:formula="of:=[Sheet2.AO1]" office:value-type="string" office:string-value="cpuusage_stress11" calcext:value-type="string">
            <text:p>cpuusage_stress11</text:p>
          </table:table-cell>
          <table:table-cell table:formula="of:=[Sheet2.AP1]" office:value-type="string" office:string-value="cpuusage_stress2" calcext:value-type="string">
            <text:p>cpuusage_stress2</text:p>
          </table:table-cell>
          <table:table-cell table:formula="of:=[Sheet2.AQ1]" office:value-type="string" office:string-value="cpuusage_stress3" calcext:value-type="string">
            <text:p>cpuusage_stress3</text:p>
          </table:table-cell>
          <table:table-cell table:formula="of:=[Sheet2.AR1]" office:value-type="string" office:string-value="cpuusage_stress4" calcext:value-type="string">
            <text:p>cpuusage_stress4</text:p>
          </table:table-cell>
          <table:table-cell table:formula="of:=[Sheet2.AS1]" office:value-type="string" office:string-value="cpuusage_stress5" calcext:value-type="string">
            <text:p>cpuusage_stress5</text:p>
          </table:table-cell>
          <table:table-cell table:formula="of:=[Sheet2.AT1]" office:value-type="string" office:string-value="cpuusage_stress6" calcext:value-type="string">
            <text:p>cpuusage_stress6</text:p>
          </table:table-cell>
          <table:table-cell table:formula="of:=[Sheet2.AU1]" office:value-type="string" office:string-value="cpuusage_stress7" calcext:value-type="string">
            <text:p>cpuusage_stress7</text:p>
          </table:table-cell>
          <table:table-cell table:formula="of:=[Sheet2.AV1]" office:value-type="string" office:string-value="cpuusage_stress8" calcext:value-type="string">
            <text:p>cpuusage_stress8</text:p>
          </table:table-cell>
          <table:table-cell table:formula="of:=[Sheet2.AW1]" office:value-type="string" office:string-value="cpuusage_stress9" calcext:value-type="string">
            <text:p>cpuusage_stress9</text:p>
          </table:table-cell>
          <table:table-cell/>
          <table:table-cell office:value-type="string" calcext:value-type="string">
            <text:p>nodecpu</text:p>
          </table:table-cell>
          <table:table-cell office:value-type="string" calcext:value-type="string">
            <text:p>successes</text:p>
          </table:table-cell>
          <table:table-cell office:value-type="string" calcext:value-type="string">
            <text:p>fails</text:p>
          </table:table-cell>
          <table:table-cell/>
          <table:table-cell office:value-type="string" calcext:value-type="string">
            <text:p>cpusum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cpu_metric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formula="of:=[Sheet2.B3]/1000" office:value-type="float" office:value="0.001" calcext:value-type="float">
            <text:p>0.001</text:p>
          </table:table-cell>
          <table:table-cell table:formula="of:=[Sheet2.AM3]/1000" office:value-type="float" office:value="0.312" calcext:value-type="float">
            <text:p>0.312</text:p>
          </table:table-cell>
          <table:table-cell table:formula="of:=[Sheet2.AN3]/1000" office:value-type="float" office:value="0.311" calcext:value-type="float">
            <text:p>0.311</text:p>
          </table:table-cell>
          <table:table-cell table:formula="of:=[Sheet2.AO3]/1000" office:value-type="float" office:value="0.316" calcext:value-type="float">
            <text:p>0.316</text:p>
          </table:table-cell>
          <table:table-cell table:formula="of:=[Sheet2.AP3]/1000" office:value-type="float" office:value="0.306" calcext:value-type="float">
            <text:p>0.306</text:p>
          </table:table-cell>
          <table:table-cell table:formula="of:=[Sheet2.AQ3]/1000" office:value-type="float" office:value="0.306" calcext:value-type="float">
            <text:p>0.306</text:p>
          </table:table-cell>
          <table:table-cell table:formula="of:=[Sheet2.AR3]/1000" office:value-type="float" office:value="0.305" calcext:value-type="float">
            <text:p>0.305</text:p>
          </table:table-cell>
          <table:table-cell table:formula="of:=[Sheet2.AS3]/1000" office:value-type="float" office:value="0.311" calcext:value-type="float">
            <text:p>0.311</text:p>
          </table:table-cell>
          <table:table-cell table:formula="of:=[Sheet2.AT3]/1000" office:value-type="float" office:value="0.309" calcext:value-type="float">
            <text:p>0.309</text:p>
          </table:table-cell>
          <table:table-cell table:formula="of:=[Sheet2.AU3]/1000" office:value-type="float" office:value="0.313" calcext:value-type="float">
            <text:p>0.313</text:p>
          </table:table-cell>
          <table:table-cell table:formula="of:=[Sheet2.AV3]/1000" office:value-type="float" office:value="0.303" calcext:value-type="float">
            <text:p>0.303</text:p>
          </table:table-cell>
          <table:table-cell table:formula="of:=[Sheet2.AW3]/1000" office:value-type="float" office:value="0.309" calcext:value-type="float">
            <text:p>0.309</text:p>
          </table:table-cell>
          <table:table-cell/>
          <table:table-cell table:formula="of:=[Sheet2.T3]" office:value-type="float" office:value="0.977999985218048" calcext:value-type="float">
            <text:p>0.977999985218048</text:p>
          </table:table-cell>
          <table:table-cell table:formula="of:=[Sheet2.W3]+[Sheet2.X3]" office:value-type="float" office:value="0" calcext:value-type="float">
            <text:p>0</text:p>
          </table:table-cell>
          <table:table-cell table:formula="of:=[Sheet2.Y3]+[Sheet2.Z3]+[Sheet2.AA3]+[Sheet2.AB3]" office:value-type="float" office:value="0" calcext:value-type="float">
            <text:p>0</text:p>
          </table:table-cell>
          <table:table-cell/>
          <table:table-cell table:formula="of:=SUM([.A3:.L3])/4" office:value-type="float" office:value="0.8505" calcext:value-type="float">
            <text:p>0.8505</text:p>
          </table:table-cell>
          <table:table-cell table:formula="of:=[.A3]/MAX([.A3:.L3])" office:value-type="float" office:value="0.00316455696202532" calcext:value-type="float">
            <text:p>0.003164556962025</text:p>
          </table:table-cell>
          <table:table-cell table:formula="of:=[.N3]*[.S3]" office:value-type="float" office:value="0.00309493666208243" calcext:value-type="float">
            <text:p>0.003094936662082</text:p>
          </table:table-cell>
        </table:table-row>
        <table:table-row table:style-name="ro1">
          <table:table-cell table:formula="of:=[Sheet2.B4]/1000" office:value-type="float" office:value="0.005" calcext:value-type="float">
            <text:p>0.005</text:p>
          </table:table-cell>
          <table:table-cell table:formula="of:=[Sheet2.AM4]/1000" office:value-type="float" office:value="0.333" calcext:value-type="float">
            <text:p>0.333</text:p>
          </table:table-cell>
          <table:table-cell table:formula="of:=[Sheet2.AN4]/1000" office:value-type="float" office:value="0.332" calcext:value-type="float">
            <text:p>0.332</text:p>
          </table:table-cell>
          <table:table-cell table:formula="of:=[Sheet2.AO4]/1000" office:value-type="float" office:value="0.332" calcext:value-type="float">
            <text:p>0.332</text:p>
          </table:table-cell>
          <table:table-cell table:formula="of:=[Sheet2.AP4]/1000" office:value-type="float" office:value="0.334" calcext:value-type="float">
            <text:p>0.334</text:p>
          </table:table-cell>
          <table:table-cell table:formula="of:=[Sheet2.AQ4]/1000" office:value-type="float" office:value="0.334" calcext:value-type="float">
            <text:p>0.334</text:p>
          </table:table-cell>
          <table:table-cell table:formula="of:=[Sheet2.AR4]/1000" office:value-type="float" office:value="0.335" calcext:value-type="float">
            <text:p>0.335</text:p>
          </table:table-cell>
          <table:table-cell table:formula="of:=[Sheet2.AS4]/1000" office:value-type="float" office:value="0.335" calcext:value-type="float">
            <text:p>0.335</text:p>
          </table:table-cell>
          <table:table-cell table:formula="of:=[Sheet2.AT4]/1000" office:value-type="float" office:value="0.334" calcext:value-type="float">
            <text:p>0.334</text:p>
          </table:table-cell>
          <table:table-cell table:formula="of:=[Sheet2.AU4]/1000" office:value-type="float" office:value="0.332" calcext:value-type="float">
            <text:p>0.332</text:p>
          </table:table-cell>
          <table:table-cell table:formula="of:=[Sheet2.AV4]/1000" office:value-type="float" office:value="0.335" calcext:value-type="float">
            <text:p>0.335</text:p>
          </table:table-cell>
          <table:table-cell table:formula="of:=[Sheet2.AW4]/1000" office:value-type="float" office:value="0.336" calcext:value-type="float">
            <text:p>0.336</text:p>
          </table:table-cell>
          <table:table-cell/>
          <table:table-cell table:formula="of:=[Sheet2.T4]" office:value-type="float" office:value="0.99150002002716" calcext:value-type="float">
            <text:p>0.99150002002716</text:p>
          </table:table-cell>
          <table:table-cell table:formula="of:=[Sheet2.W4]+[Sheet2.X4]" office:value-type="float" office:value="25" calcext:value-type="float">
            <text:p>25</text:p>
          </table:table-cell>
          <table:table-cell table:formula="of:=[Sheet2.Y4]+[Sheet2.Z4]+[Sheet2.AA4]+[Sheet2.AB4]" office:value-type="float" office:value="1" calcext:value-type="float">
            <text:p>1</text:p>
          </table:table-cell>
          <table:table-cell/>
          <table:table-cell table:formula="of:=SUM([.A4:.L4])/4" office:value-type="float" office:value="0.91925" calcext:value-type="float">
            <text:p>0.91925</text:p>
          </table:table-cell>
          <table:table-cell table:formula="of:=[.A4]/MAX([.A4:.L4])" office:value-type="float" office:value="0.0148809523809524" calcext:value-type="float">
            <text:p>0.014880952380952</text:p>
          </table:table-cell>
          <table:table-cell table:formula="of:=[.N4]*[.S4]" office:value-type="float" office:value="0.0147544645837375" calcext:value-type="float">
            <text:p>0.014754464583738</text:p>
          </table:table-cell>
        </table:table-row>
        <table:table-row table:style-name="ro1">
          <table:table-cell table:formula="of:=[Sheet2.B5]/1000" office:value-type="float" office:value="0.007" calcext:value-type="float">
            <text:p>0.007</text:p>
          </table:table-cell>
          <table:table-cell table:formula="of:=[Sheet2.AM5]/1000" office:value-type="float" office:value="0.333" calcext:value-type="float">
            <text:p>0.333</text:p>
          </table:table-cell>
          <table:table-cell table:formula="of:=[Sheet2.AN5]/1000" office:value-type="float" office:value="0.334" calcext:value-type="float">
            <text:p>0.334</text:p>
          </table:table-cell>
          <table:table-cell table:formula="of:=[Sheet2.AO5]/1000" office:value-type="float" office:value="0.334" calcext:value-type="float">
            <text:p>0.334</text:p>
          </table:table-cell>
          <table:table-cell table:formula="of:=[Sheet2.AP5]/1000" office:value-type="float" office:value="0.33" calcext:value-type="float">
            <text:p>0.33</text:p>
          </table:table-cell>
          <table:table-cell table:formula="of:=[Sheet2.AQ5]/1000" office:value-type="float" office:value="0.333" calcext:value-type="float">
            <text:p>0.333</text:p>
          </table:table-cell>
          <table:table-cell table:formula="of:=[Sheet2.AR5]/1000" office:value-type="float" office:value="0.335" calcext:value-type="float">
            <text:p>0.335</text:p>
          </table:table-cell>
          <table:table-cell table:formula="of:=[Sheet2.AS5]/1000" office:value-type="float" office:value="0.333" calcext:value-type="float">
            <text:p>0.333</text:p>
          </table:table-cell>
          <table:table-cell table:formula="of:=[Sheet2.AT5]/1000" office:value-type="float" office:value="0.331" calcext:value-type="float">
            <text:p>0.331</text:p>
          </table:table-cell>
          <table:table-cell table:formula="of:=[Sheet2.AU5]/1000" office:value-type="float" office:value="0.333" calcext:value-type="float">
            <text:p>0.333</text:p>
          </table:table-cell>
          <table:table-cell table:formula="of:=[Sheet2.AV5]/1000" office:value-type="float" office:value="0.335" calcext:value-type="float">
            <text:p>0.335</text:p>
          </table:table-cell>
          <table:table-cell table:formula="of:=[Sheet2.AW5]/1000" office:value-type="float" office:value="0.333" calcext:value-type="float">
            <text:p>0.333</text:p>
          </table:table-cell>
          <table:table-cell/>
          <table:table-cell table:formula="of:=[Sheet2.T5]" office:value-type="float" office:value="0.990499973297119" calcext:value-type="float">
            <text:p>0.990499973297119</text:p>
          </table:table-cell>
          <table:table-cell table:formula="of:=[Sheet2.W5]+[Sheet2.X5]" office:value-type="float" office:value="41" calcext:value-type="float">
            <text:p>41</text:p>
          </table:table-cell>
          <table:table-cell table:formula="of:=[Sheet2.Y5]+[Sheet2.Z5]+[Sheet2.AA5]+[Sheet2.AB5]" office:value-type="float" office:value="1" calcext:value-type="float">
            <text:p>1</text:p>
          </table:table-cell>
          <table:table-cell/>
          <table:table-cell table:formula="of:=SUM([.A5:.L5])/4" office:value-type="float" office:value="0.91775" calcext:value-type="float">
            <text:p>0.91775</text:p>
          </table:table-cell>
          <table:table-cell table:formula="of:=[.A5]/MAX([.A5:.L5])" office:value-type="float" office:value="0.0208955223880597" calcext:value-type="float">
            <text:p>0.02089552238806</text:p>
          </table:table-cell>
          <table:table-cell table:formula="of:=[.N5]*[.S5]" office:value-type="float" office:value="0.0206970143674025" calcext:value-type="float">
            <text:p>0.020697014367403</text:p>
          </table:table-cell>
        </table:table-row>
        <table:table-row table:style-name="ro1">
          <table:table-cell table:formula="of:=[Sheet2.B6]/1000" office:value-type="float" office:value="0.007" calcext:value-type="float">
            <text:p>0.007</text:p>
          </table:table-cell>
          <table:table-cell table:formula="of:=[Sheet2.AM6]/1000" office:value-type="float" office:value="0.327" calcext:value-type="float">
            <text:p>0.327</text:p>
          </table:table-cell>
          <table:table-cell table:formula="of:=[Sheet2.AN6]/1000" office:value-type="float" office:value="0.333" calcext:value-type="float">
            <text:p>0.333</text:p>
          </table:table-cell>
          <table:table-cell table:formula="of:=[Sheet2.AO6]/1000" office:value-type="float" office:value="0.333" calcext:value-type="float">
            <text:p>0.333</text:p>
          </table:table-cell>
          <table:table-cell table:formula="of:=[Sheet2.AP6]/1000" office:value-type="float" office:value="0.333" calcext:value-type="float">
            <text:p>0.333</text:p>
          </table:table-cell>
          <table:table-cell table:formula="of:=[Sheet2.AQ6]/1000" office:value-type="float" office:value="0.335" calcext:value-type="float">
            <text:p>0.335</text:p>
          </table:table-cell>
          <table:table-cell table:formula="of:=[Sheet2.AR6]/1000" office:value-type="float" office:value="0.33" calcext:value-type="float">
            <text:p>0.33</text:p>
          </table:table-cell>
          <table:table-cell table:formula="of:=[Sheet2.AS6]/1000" office:value-type="float" office:value="0.332" calcext:value-type="float">
            <text:p>0.332</text:p>
          </table:table-cell>
          <table:table-cell table:formula="of:=[Sheet2.AT6]/1000" office:value-type="float" office:value="0.333" calcext:value-type="float">
            <text:p>0.333</text:p>
          </table:table-cell>
          <table:table-cell table:formula="of:=[Sheet2.AU6]/1000" office:value-type="float" office:value="0.335" calcext:value-type="float">
            <text:p>0.335</text:p>
          </table:table-cell>
          <table:table-cell table:formula="of:=[Sheet2.AV6]/1000" office:value-type="float" office:value="0.33" calcext:value-type="float">
            <text:p>0.33</text:p>
          </table:table-cell>
          <table:table-cell table:formula="of:=[Sheet2.AW6]/1000" office:value-type="float" office:value="0.334" calcext:value-type="float">
            <text:p>0.334</text:p>
          </table:table-cell>
          <table:table-cell/>
          <table:table-cell table:formula="of:=[Sheet2.T6]" office:value-type="float" office:value="0.990000009536743" calcext:value-type="float">
            <text:p>0.990000009536743</text:p>
          </table:table-cell>
          <table:table-cell table:formula="of:=[Sheet2.W6]+[Sheet2.X6]" office:value-type="float" office:value="66" calcext:value-type="float">
            <text:p>66</text:p>
          </table:table-cell>
          <table:table-cell table:formula="of:=[Sheet2.Y6]+[Sheet2.Z6]+[Sheet2.AA6]+[Sheet2.AB6]" office:value-type="float" office:value="1" calcext:value-type="float">
            <text:p>1</text:p>
          </table:table-cell>
          <table:table-cell/>
          <table:table-cell table:formula="of:=SUM([.A6:.L6])/4" office:value-type="float" office:value="0.9155" calcext:value-type="float">
            <text:p>0.9155</text:p>
          </table:table-cell>
          <table:table-cell table:formula="of:=[.A6]/MAX([.A6:.L6])" office:value-type="float" office:value="0.0208955223880597" calcext:value-type="float">
            <text:p>0.02089552238806</text:p>
          </table:table-cell>
          <table:table-cell table:formula="of:=[.N6]*[.S6]" office:value-type="float" office:value="0.0206865673634543" calcext:value-type="float">
            <text:p>0.020686567363454</text:p>
          </table:table-cell>
        </table:table-row>
        <table:table-row table:style-name="ro1">
          <table:table-cell table:formula="of:=[Sheet2.B7]/1000" office:value-type="float" office:value="0.01" calcext:value-type="float">
            <text:p>0.01</text:p>
          </table:table-cell>
          <table:table-cell table:formula="of:=[Sheet2.AM7]/1000" office:value-type="float" office:value="0.334" calcext:value-type="float">
            <text:p>0.334</text:p>
          </table:table-cell>
          <table:table-cell table:formula="of:=[Sheet2.AN7]/1000" office:value-type="float" office:value="0.332" calcext:value-type="float">
            <text:p>0.332</text:p>
          </table:table-cell>
          <table:table-cell table:formula="of:=[Sheet2.AO7]/1000" office:value-type="float" office:value="0.333" calcext:value-type="float">
            <text:p>0.333</text:p>
          </table:table-cell>
          <table:table-cell table:formula="of:=[Sheet2.AP7]/1000" office:value-type="float" office:value="0.333" calcext:value-type="float">
            <text:p>0.333</text:p>
          </table:table-cell>
          <table:table-cell table:formula="of:=[Sheet2.AQ7]/1000" office:value-type="float" office:value="0.332" calcext:value-type="float">
            <text:p>0.332</text:p>
          </table:table-cell>
          <table:table-cell table:formula="of:=[Sheet2.AR7]/1000" office:value-type="float" office:value="0.333" calcext:value-type="float">
            <text:p>0.333</text:p>
          </table:table-cell>
          <table:table-cell table:formula="of:=[Sheet2.AS7]/1000" office:value-type="float" office:value="0.334" calcext:value-type="float">
            <text:p>0.334</text:p>
          </table:table-cell>
          <table:table-cell table:formula="of:=[Sheet2.AT7]/1000" office:value-type="float" office:value="0.336" calcext:value-type="float">
            <text:p>0.336</text:p>
          </table:table-cell>
          <table:table-cell table:formula="of:=[Sheet2.AU7]/1000" office:value-type="float" office:value="0.332" calcext:value-type="float">
            <text:p>0.332</text:p>
          </table:table-cell>
          <table:table-cell table:formula="of:=[Sheet2.AV7]/1000" office:value-type="float" office:value="0.334" calcext:value-type="float">
            <text:p>0.334</text:p>
          </table:table-cell>
          <table:table-cell table:formula="of:=[Sheet2.AW7]/1000" office:value-type="float" office:value="0.332" calcext:value-type="float">
            <text:p>0.332</text:p>
          </table:table-cell>
          <table:table-cell/>
          <table:table-cell table:formula="of:=[Sheet2.T7]" office:value-type="float" office:value="0.990750014781952" calcext:value-type="float">
            <text:p>0.990750014781952</text:p>
          </table:table-cell>
          <table:table-cell table:formula="of:=[Sheet2.W7]+[Sheet2.X7]" office:value-type="float" office:value="100" calcext:value-type="float">
            <text:p>100</text:p>
          </table:table-cell>
          <table:table-cell table:formula="of:=[Sheet2.Y7]+[Sheet2.Z7]+[Sheet2.AA7]+[Sheet2.AB7]" office:value-type="float" office:value="1" calcext:value-type="float">
            <text:p>1</text:p>
          </table:table-cell>
          <table:table-cell/>
          <table:table-cell table:formula="of:=SUM([.A7:.L7])/4" office:value-type="float" office:value="0.91875" calcext:value-type="float">
            <text:p>0.91875</text:p>
          </table:table-cell>
          <table:table-cell table:formula="of:=[.A7]/MAX([.A7:.L7])" office:value-type="float" office:value="0.0297619047619048" calcext:value-type="float">
            <text:p>0.029761904761905</text:p>
          </table:table-cell>
          <table:table-cell table:formula="of:=[.N7]*[.S7]" office:value-type="float" office:value="0.0294866075827962" calcext:value-type="float">
            <text:p>0.029486607582796</text:p>
          </table:table-cell>
        </table:table-row>
        <table:table-row table:style-name="ro1">
          <table:table-cell table:formula="of:=[Sheet2.B8]/1000" office:value-type="float" office:value="0.014" calcext:value-type="float">
            <text:p>0.014</text:p>
          </table:table-cell>
          <table:table-cell table:formula="of:=[Sheet2.AM8]/1000" office:value-type="float" office:value="0.332" calcext:value-type="float">
            <text:p>0.332</text:p>
          </table:table-cell>
          <table:table-cell table:formula="of:=[Sheet2.AN8]/1000" office:value-type="float" office:value="0.334" calcext:value-type="float">
            <text:p>0.334</text:p>
          </table:table-cell>
          <table:table-cell table:formula="of:=[Sheet2.AO8]/1000" office:value-type="float" office:value="0.33" calcext:value-type="float">
            <text:p>0.33</text:p>
          </table:table-cell>
          <table:table-cell table:formula="of:=[Sheet2.AP8]/1000" office:value-type="float" office:value="0.331" calcext:value-type="float">
            <text:p>0.331</text:p>
          </table:table-cell>
          <table:table-cell table:formula="of:=[Sheet2.AQ8]/1000" office:value-type="float" office:value="0.333" calcext:value-type="float">
            <text:p>0.333</text:p>
          </table:table-cell>
          <table:table-cell table:formula="of:=[Sheet2.AR8]/1000" office:value-type="float" office:value="0.334" calcext:value-type="float">
            <text:p>0.334</text:p>
          </table:table-cell>
          <table:table-cell table:formula="of:=[Sheet2.AS8]/1000" office:value-type="float" office:value="0.332" calcext:value-type="float">
            <text:p>0.332</text:p>
          </table:table-cell>
          <table:table-cell table:formula="of:=[Sheet2.AT8]/1000" office:value-type="float" office:value="0.33" calcext:value-type="float">
            <text:p>0.33</text:p>
          </table:table-cell>
          <table:table-cell table:formula="of:=[Sheet2.AU8]/1000" office:value-type="float" office:value="0.331" calcext:value-type="float">
            <text:p>0.331</text:p>
          </table:table-cell>
          <table:table-cell table:formula="of:=[Sheet2.AV8]/1000" office:value-type="float" office:value="0.334" calcext:value-type="float">
            <text:p>0.334</text:p>
          </table:table-cell>
          <table:table-cell table:formula="of:=[Sheet2.AW8]/1000" office:value-type="float" office:value="0.332" calcext:value-type="float">
            <text:p>0.332</text:p>
          </table:table-cell>
          <table:table-cell/>
          <table:table-cell table:formula="of:=[Sheet2.T8]" office:value-type="float" office:value="0.990249991416931" calcext:value-type="float">
            <text:p>0.990249991416931</text:p>
          </table:table-cell>
          <table:table-cell table:formula="of:=[Sheet2.W8]+[Sheet2.X8]" office:value-type="float" office:value="140" calcext:value-type="float">
            <text:p>140</text:p>
          </table:table-cell>
          <table:table-cell table:formula="of:=[Sheet2.Y8]+[Sheet2.Z8]+[Sheet2.AA8]+[Sheet2.AB8]" office:value-type="float" office:value="1" calcext:value-type="float">
            <text:p>1</text:p>
          </table:table-cell>
          <table:table-cell/>
          <table:table-cell table:formula="of:=SUM([.A8:.L8])/4" office:value-type="float" office:value="0.91675" calcext:value-type="float">
            <text:p>0.91675</text:p>
          </table:table-cell>
          <table:table-cell table:formula="of:=[.A8]/MAX([.A8:.L8])" office:value-type="float" office:value="0.0419161676646707" calcext:value-type="float">
            <text:p>0.041916167664671</text:p>
          </table:table-cell>
          <table:table-cell table:formula="of:=[.N8]*[.S8]" office:value-type="float" office:value="0.0415074846701708" calcext:value-type="float">
            <text:p>0.041507484670171</text:p>
          </table:table-cell>
        </table:table-row>
        <table:table-row table:style-name="ro1">
          <table:table-cell table:formula="of:=[Sheet2.B9]/1000" office:value-type="float" office:value="0.01" calcext:value-type="float">
            <text:p>0.01</text:p>
          </table:table-cell>
          <table:table-cell table:formula="of:=[Sheet2.AM9]/1000" office:value-type="float" office:value="0.328" calcext:value-type="float">
            <text:p>0.328</text:p>
          </table:table-cell>
          <table:table-cell table:formula="of:=[Sheet2.AN9]/1000" office:value-type="float" office:value="0.331" calcext:value-type="float">
            <text:p>0.331</text:p>
          </table:table-cell>
          <table:table-cell table:formula="of:=[Sheet2.AO9]/1000" office:value-type="float" office:value="0.332" calcext:value-type="float">
            <text:p>0.332</text:p>
          </table:table-cell>
          <table:table-cell table:formula="of:=[Sheet2.AP9]/1000" office:value-type="float" office:value="0.331" calcext:value-type="float">
            <text:p>0.331</text:p>
          </table:table-cell>
          <table:table-cell table:formula="of:=[Sheet2.AQ9]/1000" office:value-type="float" office:value="0.33" calcext:value-type="float">
            <text:p>0.33</text:p>
          </table:table-cell>
          <table:table-cell table:formula="of:=[Sheet2.AR9]/1000" office:value-type="float" office:value="0.328" calcext:value-type="float">
            <text:p>0.328</text:p>
          </table:table-cell>
          <table:table-cell table:formula="of:=[Sheet2.AS9]/1000" office:value-type="float" office:value="0.332" calcext:value-type="float">
            <text:p>0.332</text:p>
          </table:table-cell>
          <table:table-cell table:formula="of:=[Sheet2.AT9]/1000" office:value-type="float" office:value="0.333" calcext:value-type="float">
            <text:p>0.333</text:p>
          </table:table-cell>
          <table:table-cell table:formula="of:=[Sheet2.AU9]/1000" office:value-type="float" office:value="0.332" calcext:value-type="float">
            <text:p>0.332</text:p>
          </table:table-cell>
          <table:table-cell table:formula="of:=[Sheet2.AV9]/1000" office:value-type="float" office:value="0.331" calcext:value-type="float">
            <text:p>0.331</text:p>
          </table:table-cell>
          <table:table-cell table:formula="of:=[Sheet2.AW9]/1000" office:value-type="float" office:value="0.33" calcext:value-type="float">
            <text:p>0.33</text:p>
          </table:table-cell>
          <table:table-cell/>
          <table:table-cell table:formula="of:=[Sheet2.T9]" office:value-type="float" office:value="0.990000009536743" calcext:value-type="float">
            <text:p>0.990000009536743</text:p>
          </table:table-cell>
          <table:table-cell table:formula="of:=[Sheet2.W9]+[Sheet2.X9]" office:value-type="float" office:value="180" calcext:value-type="float">
            <text:p>180</text:p>
          </table:table-cell>
          <table:table-cell table:formula="of:=[Sheet2.Y9]+[Sheet2.Z9]+[Sheet2.AA9]+[Sheet2.AB9]" office:value-type="float" office:value="1" calcext:value-type="float">
            <text:p>1</text:p>
          </table:table-cell>
          <table:table-cell/>
          <table:table-cell table:formula="of:=SUM([.A9:.L9])/4" office:value-type="float" office:value="0.912" calcext:value-type="float">
            <text:p>0.912</text:p>
          </table:table-cell>
          <table:table-cell table:formula="of:=[.A9]/MAX([.A9:.L9])" office:value-type="float" office:value="0.03003003003003" calcext:value-type="float">
            <text:p>0.03003003003003</text:p>
          </table:table-cell>
          <table:table-cell table:formula="of:=[.N9]*[.S9]" office:value-type="float" office:value="0.0297297300161184" calcext:value-type="float">
            <text:p>0.029729730016118</text:p>
          </table:table-cell>
        </table:table-row>
        <table:table-row table:style-name="ro1">
          <table:table-cell table:formula="of:=[Sheet2.B10]/1000" office:value-type="float" office:value="0.017" calcext:value-type="float">
            <text:p>0.017</text:p>
          </table:table-cell>
          <table:table-cell table:formula="of:=[Sheet2.AM10]/1000" office:value-type="float" office:value="0.332" calcext:value-type="float">
            <text:p>0.332</text:p>
          </table:table-cell>
          <table:table-cell table:formula="of:=[Sheet2.AN10]/1000" office:value-type="float" office:value="0.334" calcext:value-type="float">
            <text:p>0.334</text:p>
          </table:table-cell>
          <table:table-cell table:formula="of:=[Sheet2.AO10]/1000" office:value-type="float" office:value="0.336" calcext:value-type="float">
            <text:p>0.336</text:p>
          </table:table-cell>
          <table:table-cell table:formula="of:=[Sheet2.AP10]/1000" office:value-type="float" office:value="0.332" calcext:value-type="float">
            <text:p>0.332</text:p>
          </table:table-cell>
          <table:table-cell table:formula="of:=[Sheet2.AQ10]/1000" office:value-type="float" office:value="0.336" calcext:value-type="float">
            <text:p>0.336</text:p>
          </table:table-cell>
          <table:table-cell table:formula="of:=[Sheet2.AR10]/1000" office:value-type="float" office:value="0.333" calcext:value-type="float">
            <text:p>0.333</text:p>
          </table:table-cell>
          <table:table-cell table:formula="of:=[Sheet2.AS10]/1000" office:value-type="float" office:value="0.333" calcext:value-type="float">
            <text:p>0.333</text:p>
          </table:table-cell>
          <table:table-cell table:formula="of:=[Sheet2.AT10]/1000" office:value-type="float" office:value="0.329" calcext:value-type="float">
            <text:p>0.329</text:p>
          </table:table-cell>
          <table:table-cell table:formula="of:=[Sheet2.AU10]/1000" office:value-type="float" office:value="0.33" calcext:value-type="float">
            <text:p>0.33</text:p>
          </table:table-cell>
          <table:table-cell table:formula="of:=[Sheet2.AV10]/1000" office:value-type="float" office:value="0.332" calcext:value-type="float">
            <text:p>0.332</text:p>
          </table:table-cell>
          <table:table-cell table:formula="of:=[Sheet2.AW10]/1000" office:value-type="float" office:value="0.333" calcext:value-type="float">
            <text:p>0.333</text:p>
          </table:table-cell>
          <table:table-cell/>
          <table:table-cell table:formula="of:=[Sheet2.T10]" office:value-type="float" office:value="0.990499973297119" calcext:value-type="float">
            <text:p>0.990499973297119</text:p>
          </table:table-cell>
          <table:table-cell table:formula="of:=[Sheet2.W10]+[Sheet2.X10]" office:value-type="float" office:value="247" calcext:value-type="float">
            <text:p>247</text:p>
          </table:table-cell>
          <table:table-cell table:formula="of:=[Sheet2.Y10]+[Sheet2.Z10]+[Sheet2.AA10]+[Sheet2.AB10]" office:value-type="float" office:value="1" calcext:value-type="float">
            <text:p>1</text:p>
          </table:table-cell>
          <table:table-cell/>
          <table:table-cell table:formula="of:=SUM([.A10:.L10])/4" office:value-type="float" office:value="0.91925" calcext:value-type="float">
            <text:p>0.91925</text:p>
          </table:table-cell>
          <table:table-cell table:formula="of:=[.A10]/MAX([.A10:.L10])" office:value-type="float" office:value="0.0505952380952381" calcext:value-type="float">
            <text:p>0.050595238095238</text:p>
          </table:table-cell>
          <table:table-cell table:formula="of:=[.N10]*[.S10]" office:value-type="float" office:value="0.0501145819822947" calcext:value-type="float">
            <text:p>0.050114581982295</text:p>
          </table:table-cell>
        </table:table-row>
        <table:table-row table:style-name="ro1">
          <table:table-cell table:formula="of:=[Sheet2.B11]/1000" office:value-type="float" office:value="0.023" calcext:value-type="float">
            <text:p>0.023</text:p>
          </table:table-cell>
          <table:table-cell table:formula="of:=[Sheet2.AM11]/1000" office:value-type="float" office:value="0.329" calcext:value-type="float">
            <text:p>0.329</text:p>
          </table:table-cell>
          <table:table-cell table:formula="of:=[Sheet2.AN11]/1000" office:value-type="float" office:value="0.328" calcext:value-type="float">
            <text:p>0.328</text:p>
          </table:table-cell>
          <table:table-cell table:formula="of:=[Sheet2.AO11]/1000" office:value-type="float" office:value="0.329" calcext:value-type="float">
            <text:p>0.329</text:p>
          </table:table-cell>
          <table:table-cell table:formula="of:=[Sheet2.AP11]/1000" office:value-type="float" office:value="0.329" calcext:value-type="float">
            <text:p>0.329</text:p>
          </table:table-cell>
          <table:table-cell table:formula="of:=[Sheet2.AQ11]/1000" office:value-type="float" office:value="0.331" calcext:value-type="float">
            <text:p>0.331</text:p>
          </table:table-cell>
          <table:table-cell table:formula="of:=[Sheet2.AR11]/1000" office:value-type="float" office:value="0.334" calcext:value-type="float">
            <text:p>0.334</text:p>
          </table:table-cell>
          <table:table-cell table:formula="of:=[Sheet2.AS11]/1000" office:value-type="float" office:value="0.328" calcext:value-type="float">
            <text:p>0.328</text:p>
          </table:table-cell>
          <table:table-cell table:formula="of:=[Sheet2.AT11]/1000" office:value-type="float" office:value="0.33" calcext:value-type="float">
            <text:p>0.33</text:p>
          </table:table-cell>
          <table:table-cell table:formula="of:=[Sheet2.AU11]/1000" office:value-type="float" office:value="0.331" calcext:value-type="float">
            <text:p>0.331</text:p>
          </table:table-cell>
          <table:table-cell table:formula="of:=[Sheet2.AV11]/1000" office:value-type="float" office:value="0.331" calcext:value-type="float">
            <text:p>0.331</text:p>
          </table:table-cell>
          <table:table-cell table:formula="of:=[Sheet2.AW11]/1000" office:value-type="float" office:value="0.332" calcext:value-type="float">
            <text:p>0.332</text:p>
          </table:table-cell>
          <table:table-cell/>
          <table:table-cell table:formula="of:=[Sheet2.T11]" office:value-type="float" office:value="0.989750027656555" calcext:value-type="float">
            <text:p>0.989750027656555</text:p>
          </table:table-cell>
          <table:table-cell table:formula="of:=[Sheet2.W11]+[Sheet2.X11]" office:value-type="float" office:value="329" calcext:value-type="float">
            <text:p>329</text:p>
          </table:table-cell>
          <table:table-cell table:formula="of:=[Sheet2.Y11]+[Sheet2.Z11]+[Sheet2.AA11]+[Sheet2.AB11]" office:value-type="float" office:value="1" calcext:value-type="float">
            <text:p>1</text:p>
          </table:table-cell>
          <table:table-cell/>
          <table:table-cell table:formula="of:=SUM([.A11:.L11])/4" office:value-type="float" office:value="0.91375" calcext:value-type="float">
            <text:p>0.91375</text:p>
          </table:table-cell>
          <table:table-cell table:formula="of:=[.A11]/MAX([.A11:.L11])" office:value-type="float" office:value="0.0688622754491018" calcext:value-type="float">
            <text:p>0.068862275449102</text:p>
          </table:table-cell>
          <table:table-cell table:formula="of:=[.N11]*[.S11]" office:value-type="float" office:value="0.0681564390302418" calcext:value-type="float">
            <text:p>0.068156439030242</text:p>
          </table:table-cell>
        </table:table-row>
        <table:table-row table:style-name="ro1">
          <table:table-cell table:formula="of:=[Sheet2.B12]/1000" office:value-type="float" office:value="0.024" calcext:value-type="float">
            <text:p>0.024</text:p>
          </table:table-cell>
          <table:table-cell table:formula="of:=[Sheet2.AM12]/1000" office:value-type="float" office:value="0.325" calcext:value-type="float">
            <text:p>0.325</text:p>
          </table:table-cell>
          <table:table-cell table:formula="of:=[Sheet2.AN12]/1000" office:value-type="float" office:value="0.33" calcext:value-type="float">
            <text:p>0.33</text:p>
          </table:table-cell>
          <table:table-cell table:formula="of:=[Sheet2.AO12]/1000" office:value-type="float" office:value="0.327" calcext:value-type="float">
            <text:p>0.327</text:p>
          </table:table-cell>
          <table:table-cell table:formula="of:=[Sheet2.AP12]/1000" office:value-type="float" office:value="0.326" calcext:value-type="float">
            <text:p>0.326</text:p>
          </table:table-cell>
          <table:table-cell table:formula="of:=[Sheet2.AQ12]/1000" office:value-type="float" office:value="0.327" calcext:value-type="float">
            <text:p>0.327</text:p>
          </table:table-cell>
          <table:table-cell table:formula="of:=[Sheet2.AR12]/1000" office:value-type="float" office:value="0.322" calcext:value-type="float">
            <text:p>0.322</text:p>
          </table:table-cell>
          <table:table-cell table:formula="of:=[Sheet2.AS12]/1000" office:value-type="float" office:value="0.33" calcext:value-type="float">
            <text:p>0.33</text:p>
          </table:table-cell>
          <table:table-cell table:formula="of:=[Sheet2.AT12]/1000" office:value-type="float" office:value="0.327" calcext:value-type="float">
            <text:p>0.327</text:p>
          </table:table-cell>
          <table:table-cell table:formula="of:=[Sheet2.AU12]/1000" office:value-type="float" office:value="0.327" calcext:value-type="float">
            <text:p>0.327</text:p>
          </table:table-cell>
          <table:table-cell table:formula="of:=[Sheet2.AV12]/1000" office:value-type="float" office:value="0.332" calcext:value-type="float">
            <text:p>0.332</text:p>
          </table:table-cell>
          <table:table-cell table:formula="of:=[Sheet2.AW12]/1000" office:value-type="float" office:value="0.324" calcext:value-type="float">
            <text:p>0.324</text:p>
          </table:table-cell>
          <table:table-cell/>
          <table:table-cell table:formula="of:=[Sheet2.T12]" office:value-type="float" office:value="0.976249992847443" calcext:value-type="float">
            <text:p>0.976249992847443</text:p>
          </table:table-cell>
          <table:table-cell table:formula="of:=[Sheet2.W12]+[Sheet2.X12]" office:value-type="float" office:value="414" calcext:value-type="float">
            <text:p>414</text:p>
          </table:table-cell>
          <table:table-cell table:formula="of:=[Sheet2.Y12]+[Sheet2.Z12]+[Sheet2.AA12]+[Sheet2.AB12]" office:value-type="float" office:value="2" calcext:value-type="float">
            <text:p>2</text:p>
          </table:table-cell>
          <table:table-cell/>
          <table:table-cell table:formula="of:=SUM([.A12:.L12])/4" office:value-type="float" office:value="0.90525" calcext:value-type="float">
            <text:p>0.90525</text:p>
          </table:table-cell>
          <table:table-cell table:formula="of:=[.A12]/MAX([.A12:.L12])" office:value-type="float" office:value="0.072289156626506" calcext:value-type="float">
            <text:p>0.072289156626506</text:p>
          </table:table-cell>
          <table:table-cell table:formula="of:=[.N12]*[.S12]" office:value-type="float" office:value="0.0705722886395742" calcext:value-type="float">
            <text:p>0.070572288639574</text:p>
          </table:table-cell>
        </table:table-row>
        <table:table-row table:style-name="ro1">
          <table:table-cell table:formula="of:=[Sheet2.B13]/1000" office:value-type="float" office:value="0.036" calcext:value-type="float">
            <text:p>0.036</text:p>
          </table:table-cell>
          <table:table-cell table:formula="of:=[Sheet2.AM13]/1000" office:value-type="float" office:value="0.331" calcext:value-type="float">
            <text:p>0.331</text:p>
          </table:table-cell>
          <table:table-cell table:formula="of:=[Sheet2.AN13]/1000" office:value-type="float" office:value="0.329" calcext:value-type="float">
            <text:p>0.329</text:p>
          </table:table-cell>
          <table:table-cell table:formula="of:=[Sheet2.AO13]/1000" office:value-type="float" office:value="0.33" calcext:value-type="float">
            <text:p>0.33</text:p>
          </table:table-cell>
          <table:table-cell table:formula="of:=[Sheet2.AP13]/1000" office:value-type="float" office:value="0.329" calcext:value-type="float">
            <text:p>0.329</text:p>
          </table:table-cell>
          <table:table-cell table:formula="of:=[Sheet2.AQ13]/1000" office:value-type="float" office:value="0.329" calcext:value-type="float">
            <text:p>0.329</text:p>
          </table:table-cell>
          <table:table-cell table:formula="of:=[Sheet2.AR13]/1000" office:value-type="float" office:value="0.33" calcext:value-type="float">
            <text:p>0.33</text:p>
          </table:table-cell>
          <table:table-cell table:formula="of:=[Sheet2.AS13]/1000" office:value-type="float" office:value="0.328" calcext:value-type="float">
            <text:p>0.328</text:p>
          </table:table-cell>
          <table:table-cell table:formula="of:=[Sheet2.AT13]/1000" office:value-type="float" office:value="0.328" calcext:value-type="float">
            <text:p>0.328</text:p>
          </table:table-cell>
          <table:table-cell table:formula="of:=[Sheet2.AU13]/1000" office:value-type="float" office:value="0.329" calcext:value-type="float">
            <text:p>0.329</text:p>
          </table:table-cell>
          <table:table-cell table:formula="of:=[Sheet2.AV13]/1000" office:value-type="float" office:value="0.325" calcext:value-type="float">
            <text:p>0.325</text:p>
          </table:table-cell>
          <table:table-cell table:formula="of:=[Sheet2.AW13]/1000" office:value-type="float" office:value="0.328" calcext:value-type="float">
            <text:p>0.328</text:p>
          </table:table-cell>
          <table:table-cell/>
          <table:table-cell table:formula="of:=[Sheet2.T13]" office:value-type="float" office:value="0.986249983310699" calcext:value-type="float">
            <text:p>0.986249983310699</text:p>
          </table:table-cell>
          <table:table-cell table:formula="of:=[Sheet2.W13]+[Sheet2.X13]" office:value-type="float" office:value="558" calcext:value-type="float">
            <text:p>558</text:p>
          </table:table-cell>
          <table:table-cell table:formula="of:=[Sheet2.Y13]+[Sheet2.Z13]+[Sheet2.AA13]+[Sheet2.AB13]" office:value-type="float" office:value="3" calcext:value-type="float">
            <text:p>3</text:p>
          </table:table-cell>
          <table:table-cell/>
          <table:table-cell table:formula="of:=SUM([.A13:.L13])/4" office:value-type="float" office:value="0.913" calcext:value-type="float">
            <text:p>0.913</text:p>
          </table:table-cell>
          <table:table-cell table:formula="of:=[.A13]/MAX([.A13:.L13])" office:value-type="float" office:value="0.108761329305136" calcext:value-type="float">
            <text:p>0.108761329305136</text:p>
          </table:table-cell>
          <table:table-cell table:formula="of:=[.N13]*[.S13]" office:value-type="float" office:value="0.10726585921204" calcext:value-type="float">
            <text:p>0.10726585921204</text:p>
          </table:table-cell>
        </table:table-row>
        <table:table-row table:style-name="ro1">
          <table:table-cell table:formula="of:=[Sheet2.B14]/1000" office:value-type="float" office:value="0.042" calcext:value-type="float">
            <text:p>0.042</text:p>
          </table:table-cell>
          <table:table-cell table:formula="of:=[Sheet2.AM14]/1000" office:value-type="float" office:value="0.329" calcext:value-type="float">
            <text:p>0.329</text:p>
          </table:table-cell>
          <table:table-cell table:formula="of:=[Sheet2.AN14]/1000" office:value-type="float" office:value="0.329" calcext:value-type="float">
            <text:p>0.329</text:p>
          </table:table-cell>
          <table:table-cell table:formula="of:=[Sheet2.AO14]/1000" office:value-type="float" office:value="0.327" calcext:value-type="float">
            <text:p>0.327</text:p>
          </table:table-cell>
          <table:table-cell table:formula="of:=[Sheet2.AP14]/1000" office:value-type="float" office:value="0.325" calcext:value-type="float">
            <text:p>0.325</text:p>
          </table:table-cell>
          <table:table-cell table:formula="of:=[Sheet2.AQ14]/1000" office:value-type="float" office:value="0.327" calcext:value-type="float">
            <text:p>0.327</text:p>
          </table:table-cell>
          <table:table-cell table:formula="of:=[Sheet2.AR14]/1000" office:value-type="float" office:value="0.33" calcext:value-type="float">
            <text:p>0.33</text:p>
          </table:table-cell>
          <table:table-cell table:formula="of:=[Sheet2.AS14]/1000" office:value-type="float" office:value="0.328" calcext:value-type="float">
            <text:p>0.328</text:p>
          </table:table-cell>
          <table:table-cell table:formula="of:=[Sheet2.AT14]/1000" office:value-type="float" office:value="0.326" calcext:value-type="float">
            <text:p>0.326</text:p>
          </table:table-cell>
          <table:table-cell table:formula="of:=[Sheet2.AU14]/1000" office:value-type="float" office:value="0.331" calcext:value-type="float">
            <text:p>0.331</text:p>
          </table:table-cell>
          <table:table-cell table:formula="of:=[Sheet2.AV14]/1000" office:value-type="float" office:value="0.33" calcext:value-type="float">
            <text:p>0.33</text:p>
          </table:table-cell>
          <table:table-cell table:formula="of:=[Sheet2.AW14]/1000" office:value-type="float" office:value="0.329" calcext:value-type="float">
            <text:p>0.329</text:p>
          </table:table-cell>
          <table:table-cell/>
          <table:table-cell table:formula="of:=[Sheet2.T14]" office:value-type="float" office:value="0.987500011920929" calcext:value-type="float">
            <text:p>0.987500011920929</text:p>
          </table:table-cell>
          <table:table-cell table:formula="of:=[Sheet2.W14]+[Sheet2.X14]" office:value-type="float" office:value="712" calcext:value-type="float">
            <text:p>712</text:p>
          </table:table-cell>
          <table:table-cell table:formula="of:=[Sheet2.Y14]+[Sheet2.Z14]+[Sheet2.AA14]+[Sheet2.AB14]" office:value-type="float" office:value="3" calcext:value-type="float">
            <text:p>3</text:p>
          </table:table-cell>
          <table:table-cell/>
          <table:table-cell table:formula="of:=SUM([.A14:.L14])/4" office:value-type="float" office:value="0.91325" calcext:value-type="float">
            <text:p>0.91325</text:p>
          </table:table-cell>
          <table:table-cell table:formula="of:=[.A14]/MAX([.A14:.L14])" office:value-type="float" office:value="0.126888217522659" calcext:value-type="float">
            <text:p>0.126888217522659</text:p>
          </table:table-cell>
          <table:table-cell table:formula="of:=[.N14]*[.S14]" office:value-type="float" office:value="0.125302116316251" calcext:value-type="float">
            <text:p>0.125302116316251</text:p>
          </table:table-cell>
        </table:table-row>
        <table:table-row table:style-name="ro1">
          <table:table-cell table:formula="of:=[Sheet2.B15]/1000" office:value-type="float" office:value="0.051" calcext:value-type="float">
            <text:p>0.051</text:p>
          </table:table-cell>
          <table:table-cell table:formula="of:=[Sheet2.AM15]/1000" office:value-type="float" office:value="0.323" calcext:value-type="float">
            <text:p>0.323</text:p>
          </table:table-cell>
          <table:table-cell table:formula="of:=[Sheet2.AN15]/1000" office:value-type="float" office:value="0.322" calcext:value-type="float">
            <text:p>0.322</text:p>
          </table:table-cell>
          <table:table-cell table:formula="of:=[Sheet2.AO15]/1000" office:value-type="float" office:value="0.327" calcext:value-type="float">
            <text:p>0.327</text:p>
          </table:table-cell>
          <table:table-cell table:formula="of:=[Sheet2.AP15]/1000" office:value-type="float" office:value="0.33" calcext:value-type="float">
            <text:p>0.33</text:p>
          </table:table-cell>
          <table:table-cell table:formula="of:=[Sheet2.AQ15]/1000" office:value-type="float" office:value="0.324" calcext:value-type="float">
            <text:p>0.324</text:p>
          </table:table-cell>
          <table:table-cell table:formula="of:=[Sheet2.AR15]/1000" office:value-type="float" office:value="0.325" calcext:value-type="float">
            <text:p>0.325</text:p>
          </table:table-cell>
          <table:table-cell table:formula="of:=[Sheet2.AS15]/1000" office:value-type="float" office:value="0.327" calcext:value-type="float">
            <text:p>0.327</text:p>
          </table:table-cell>
          <table:table-cell table:formula="of:=[Sheet2.AT15]/1000" office:value-type="float" office:value="0.328" calcext:value-type="float">
            <text:p>0.328</text:p>
          </table:table-cell>
          <table:table-cell table:formula="of:=[Sheet2.AU15]/1000" office:value-type="float" office:value="0.325" calcext:value-type="float">
            <text:p>0.325</text:p>
          </table:table-cell>
          <table:table-cell table:formula="of:=[Sheet2.AV15]/1000" office:value-type="float" office:value="0.325" calcext:value-type="float">
            <text:p>0.325</text:p>
          </table:table-cell>
          <table:table-cell table:formula="of:=[Sheet2.AW15]/1000" office:value-type="float" office:value="0.326" calcext:value-type="float">
            <text:p>0.326</text:p>
          </table:table-cell>
          <table:table-cell/>
          <table:table-cell table:formula="of:=[Sheet2.T15]" office:value-type="float" office:value="0.980000019073486" calcext:value-type="float">
            <text:p>0.980000019073486</text:p>
          </table:table-cell>
          <table:table-cell table:formula="of:=[Sheet2.W15]+[Sheet2.X15]" office:value-type="float" office:value="896" calcext:value-type="float">
            <text:p>896</text:p>
          </table:table-cell>
          <table:table-cell table:formula="of:=[Sheet2.Y15]+[Sheet2.Z15]+[Sheet2.AA15]+[Sheet2.AB15]" office:value-type="float" office:value="3" calcext:value-type="float">
            <text:p>3</text:p>
          </table:table-cell>
          <table:table-cell/>
          <table:table-cell table:formula="of:=SUM([.A15:.L15])/4" office:value-type="float" office:value="0.90825" calcext:value-type="float">
            <text:p>0.90825</text:p>
          </table:table-cell>
          <table:table-cell table:formula="of:=[.A15]/MAX([.A15:.L15])" office:value-type="float" office:value="0.154545454545455" calcext:value-type="float">
            <text:p>0.154545454545455</text:p>
          </table:table-cell>
          <table:table-cell table:formula="of:=[.N15]*[.S15]" office:value-type="float" office:value="0.151454548402266" calcext:value-type="float">
            <text:p>0.151454548402266</text:p>
          </table:table-cell>
        </table:table-row>
        <table:table-row table:style-name="ro1">
          <table:table-cell table:formula="of:=[Sheet2.B16]/1000" office:value-type="float" office:value="0.076" calcext:value-type="float">
            <text:p>0.076</text:p>
          </table:table-cell>
          <table:table-cell table:formula="of:=[Sheet2.AM16]/1000" office:value-type="float" office:value="0.327" calcext:value-type="float">
            <text:p>0.327</text:p>
          </table:table-cell>
          <table:table-cell table:formula="of:=[Sheet2.AN16]/1000" office:value-type="float" office:value="0.326" calcext:value-type="float">
            <text:p>0.326</text:p>
          </table:table-cell>
          <table:table-cell table:formula="of:=[Sheet2.AO16]/1000" office:value-type="float" office:value="0.324" calcext:value-type="float">
            <text:p>0.324</text:p>
          </table:table-cell>
          <table:table-cell table:formula="of:=[Sheet2.AP16]/1000" office:value-type="float" office:value="0.328" calcext:value-type="float">
            <text:p>0.328</text:p>
          </table:table-cell>
          <table:table-cell table:formula="of:=[Sheet2.AQ16]/1000" office:value-type="float" office:value="0.326" calcext:value-type="float">
            <text:p>0.326</text:p>
          </table:table-cell>
          <table:table-cell table:formula="of:=[Sheet2.AR16]/1000" office:value-type="float" office:value="0.326" calcext:value-type="float">
            <text:p>0.326</text:p>
          </table:table-cell>
          <table:table-cell table:formula="of:=[Sheet2.AS16]/1000" office:value-type="float" office:value="0.325" calcext:value-type="float">
            <text:p>0.325</text:p>
          </table:table-cell>
          <table:table-cell table:formula="of:=[Sheet2.AT16]/1000" office:value-type="float" office:value="0.327" calcext:value-type="float">
            <text:p>0.327</text:p>
          </table:table-cell>
          <table:table-cell table:formula="of:=[Sheet2.AU16]/1000" office:value-type="float" office:value="0.325" calcext:value-type="float">
            <text:p>0.325</text:p>
          </table:table-cell>
          <table:table-cell table:formula="of:=[Sheet2.AV16]/1000" office:value-type="float" office:value="0.324" calcext:value-type="float">
            <text:p>0.324</text:p>
          </table:table-cell>
          <table:table-cell table:formula="of:=[Sheet2.AW16]/1000" office:value-type="float" office:value="0.326" calcext:value-type="float">
            <text:p>0.326</text:p>
          </table:table-cell>
          <table:table-cell/>
          <table:table-cell table:formula="of:=[Sheet2.T16]" office:value-type="float" office:value="0.986999988555908" calcext:value-type="float">
            <text:p>0.986999988555908</text:p>
          </table:table-cell>
          <table:table-cell table:formula="of:=[Sheet2.W16]+[Sheet2.X16]" office:value-type="float" office:value="1256" calcext:value-type="float">
            <text:p>1256</text:p>
          </table:table-cell>
          <table:table-cell table:formula="of:=[Sheet2.Y16]+[Sheet2.Z16]+[Sheet2.AA16]+[Sheet2.AB16]" office:value-type="float" office:value="3" calcext:value-type="float">
            <text:p>3</text:p>
          </table:table-cell>
          <table:table-cell/>
          <table:table-cell table:formula="of:=SUM([.A16:.L16])/4" office:value-type="float" office:value="0.915" calcext:value-type="float">
            <text:p>0.915</text:p>
          </table:table-cell>
          <table:table-cell table:formula="of:=[.A16]/MAX([.A16:.L16])" office:value-type="float" office:value="0.231707317073171" calcext:value-type="float">
            <text:p>0.231707317073171</text:p>
          </table:table-cell>
          <table:table-cell table:formula="of:=[.N16]*[.S16]" office:value-type="float" office:value="0.22869511929954" calcext:value-type="float">
            <text:p>0.22869511929954</text:p>
          </table:table-cell>
        </table:table-row>
        <table:table-row table:style-name="ro1">
          <table:table-cell table:formula="of:=[Sheet2.B17]/1000" office:value-type="float" office:value="0.093" calcext:value-type="float">
            <text:p>0.093</text:p>
          </table:table-cell>
          <table:table-cell table:formula="of:=[Sheet2.AM17]/1000" office:value-type="float" office:value="0.322" calcext:value-type="float">
            <text:p>0.322</text:p>
          </table:table-cell>
          <table:table-cell table:formula="of:=[Sheet2.AN17]/1000" office:value-type="float" office:value="0.325" calcext:value-type="float">
            <text:p>0.325</text:p>
          </table:table-cell>
          <table:table-cell table:formula="of:=[Sheet2.AO17]/1000" office:value-type="float" office:value="0.319" calcext:value-type="float">
            <text:p>0.319</text:p>
          </table:table-cell>
          <table:table-cell table:formula="of:=[Sheet2.AP17]/1000" office:value-type="float" office:value="0.323" calcext:value-type="float">
            <text:p>0.323</text:p>
          </table:table-cell>
          <table:table-cell table:formula="of:=[Sheet2.AQ17]/1000" office:value-type="float" office:value="0.321" calcext:value-type="float">
            <text:p>0.321</text:p>
          </table:table-cell>
          <table:table-cell table:formula="of:=[Sheet2.AR17]/1000" office:value-type="float" office:value="0.324" calcext:value-type="float">
            <text:p>0.324</text:p>
          </table:table-cell>
          <table:table-cell table:formula="of:=[Sheet2.AS17]/1000" office:value-type="float" office:value="0.318" calcext:value-type="float">
            <text:p>0.318</text:p>
          </table:table-cell>
          <table:table-cell table:formula="of:=[Sheet2.AT17]/1000" office:value-type="float" office:value="0.325" calcext:value-type="float">
            <text:p>0.325</text:p>
          </table:table-cell>
          <table:table-cell table:formula="of:=[Sheet2.AU17]/1000" office:value-type="float" office:value="0.323" calcext:value-type="float">
            <text:p>0.323</text:p>
          </table:table-cell>
          <table:table-cell table:formula="of:=[Sheet2.AV17]/1000" office:value-type="float" office:value="0.318" calcext:value-type="float">
            <text:p>0.318</text:p>
          </table:table-cell>
          <table:table-cell table:formula="of:=[Sheet2.AW17]/1000" office:value-type="float" office:value="0.318" calcext:value-type="float">
            <text:p>0.318</text:p>
          </table:table-cell>
          <table:table-cell/>
          <table:table-cell table:formula="of:=[Sheet2.T17]" office:value-type="float" office:value="0.983749985694885" calcext:value-type="float">
            <text:p>0.983749985694885</text:p>
          </table:table-cell>
          <table:table-cell table:formula="of:=[Sheet2.W17]+[Sheet2.X17]" office:value-type="float" office:value="1652" calcext:value-type="float">
            <text:p>1652</text:p>
          </table:table-cell>
          <table:table-cell table:formula="of:=[Sheet2.Y17]+[Sheet2.Z17]+[Sheet2.AA17]+[Sheet2.AB17]" office:value-type="float" office:value="3" calcext:value-type="float">
            <text:p>3</text:p>
          </table:table-cell>
          <table:table-cell/>
          <table:table-cell table:formula="of:=SUM([.A17:.L17])/4" office:value-type="float" office:value="0.90725" calcext:value-type="float">
            <text:p>0.90725</text:p>
          </table:table-cell>
          <table:table-cell table:formula="of:=[.A17]/MAX([.A17:.L17])" office:value-type="float" office:value="0.286153846153846" calcext:value-type="float">
            <text:p>0.286153846153846</text:p>
          </table:table-cell>
          <table:table-cell table:formula="of:=[.N17]*[.S17]" office:value-type="float" office:value="0.281503842060382" calcext:value-type="float">
            <text:p>0.281503842060382</text:p>
          </table:table-cell>
        </table:table-row>
        <table:table-row table:style-name="ro1">
          <table:table-cell table:formula="of:=[Sheet2.B18]/1000" office:value-type="float" office:value="0.109" calcext:value-type="float">
            <text:p>0.109</text:p>
          </table:table-cell>
          <table:table-cell table:formula="of:=[Sheet2.AM18]/1000" office:value-type="float" office:value="0.32" calcext:value-type="float">
            <text:p>0.32</text:p>
          </table:table-cell>
          <table:table-cell table:formula="of:=[Sheet2.AN18]/1000" office:value-type="float" office:value="0.319" calcext:value-type="float">
            <text:p>0.319</text:p>
          </table:table-cell>
          <table:table-cell table:formula="of:=[Sheet2.AO18]/1000" office:value-type="float" office:value="0.32" calcext:value-type="float">
            <text:p>0.32</text:p>
          </table:table-cell>
          <table:table-cell table:formula="of:=[Sheet2.AP18]/1000" office:value-type="float" office:value="0.321" calcext:value-type="float">
            <text:p>0.321</text:p>
          </table:table-cell>
          <table:table-cell table:formula="of:=[Sheet2.AQ18]/1000" office:value-type="float" office:value="0.323" calcext:value-type="float">
            <text:p>0.323</text:p>
          </table:table-cell>
          <table:table-cell table:formula="of:=[Sheet2.AR18]/1000" office:value-type="float" office:value="0.319" calcext:value-type="float">
            <text:p>0.319</text:p>
          </table:table-cell>
          <table:table-cell table:formula="of:=[Sheet2.AS18]/1000" office:value-type="float" office:value="0.326" calcext:value-type="float">
            <text:p>0.326</text:p>
          </table:table-cell>
          <table:table-cell table:formula="of:=[Sheet2.AT18]/1000" office:value-type="float" office:value="0.321" calcext:value-type="float">
            <text:p>0.321</text:p>
          </table:table-cell>
          <table:table-cell table:formula="of:=[Sheet2.AU18]/1000" office:value-type="float" office:value="0.321" calcext:value-type="float">
            <text:p>0.321</text:p>
          </table:table-cell>
          <table:table-cell table:formula="of:=[Sheet2.AV18]/1000" office:value-type="float" office:value="0.322" calcext:value-type="float">
            <text:p>0.322</text:p>
          </table:table-cell>
          <table:table-cell table:formula="of:=[Sheet2.AW18]/1000" office:value-type="float" office:value="0.321" calcext:value-type="float">
            <text:p>0.321</text:p>
          </table:table-cell>
          <table:table-cell/>
          <table:table-cell table:formula="of:=[Sheet2.T18]" office:value-type="float" office:value="0.982749998569488" calcext:value-type="float">
            <text:p>0.982749998569488</text:p>
          </table:table-cell>
          <table:table-cell table:formula="of:=[Sheet2.W18]+[Sheet2.X18]" office:value-type="float" office:value="2089" calcext:value-type="float">
            <text:p>2089</text:p>
          </table:table-cell>
          <table:table-cell table:formula="of:=[Sheet2.Y18]+[Sheet2.Z18]+[Sheet2.AA18]+[Sheet2.AB18]" office:value-type="float" office:value="4" calcext:value-type="float">
            <text:p>4</text:p>
          </table:table-cell>
          <table:table-cell/>
          <table:table-cell table:formula="of:=SUM([.A18:.L18])/4" office:value-type="float" office:value="0.9105" calcext:value-type="float">
            <text:p>0.9105</text:p>
          </table:table-cell>
          <table:table-cell table:formula="of:=[.A18]/MAX([.A18:.L18])" office:value-type="float" office:value="0.334355828220859" calcext:value-type="float">
            <text:p>0.334355828220859</text:p>
          </table:table-cell>
          <table:table-cell table:formula="of:=[.N18]*[.S18]" office:value-type="float" office:value="0.328588189705749" calcext:value-type="float">
            <text:p>0.328588189705749</text:p>
          </table:table-cell>
        </table:table-row>
        <table:table-row table:style-name="ro1">
          <table:table-cell table:formula="of:=[Sheet2.B19]/1000" office:value-type="float" office:value="0.146" calcext:value-type="float">
            <text:p>0.146</text:p>
          </table:table-cell>
          <table:table-cell table:formula="of:=[Sheet2.AM19]/1000" office:value-type="float" office:value="0.319" calcext:value-type="float">
            <text:p>0.319</text:p>
          </table:table-cell>
          <table:table-cell table:formula="of:=[Sheet2.AN19]/1000" office:value-type="float" office:value="0.315" calcext:value-type="float">
            <text:p>0.315</text:p>
          </table:table-cell>
          <table:table-cell table:formula="of:=[Sheet2.AO19]/1000" office:value-type="float" office:value="0.317" calcext:value-type="float">
            <text:p>0.317</text:p>
          </table:table-cell>
          <table:table-cell table:formula="of:=[Sheet2.AP19]/1000" office:value-type="float" office:value="0.319" calcext:value-type="float">
            <text:p>0.319</text:p>
          </table:table-cell>
          <table:table-cell table:formula="of:=[Sheet2.AQ19]/1000" office:value-type="float" office:value="0.316" calcext:value-type="float">
            <text:p>0.316</text:p>
          </table:table-cell>
          <table:table-cell table:formula="of:=[Sheet2.AR19]/1000" office:value-type="float" office:value="0.319" calcext:value-type="float">
            <text:p>0.319</text:p>
          </table:table-cell>
          <table:table-cell table:formula="of:=[Sheet2.AS19]/1000" office:value-type="float" office:value="0.317" calcext:value-type="float">
            <text:p>0.317</text:p>
          </table:table-cell>
          <table:table-cell table:formula="of:=[Sheet2.AT19]/1000" office:value-type="float" office:value="0.317" calcext:value-type="float">
            <text:p>0.317</text:p>
          </table:table-cell>
          <table:table-cell table:formula="of:=[Sheet2.AU19]/1000" office:value-type="float" office:value="0.318" calcext:value-type="float">
            <text:p>0.318</text:p>
          </table:table-cell>
          <table:table-cell table:formula="of:=[Sheet2.AV19]/1000" office:value-type="float" office:value="0.318" calcext:value-type="float">
            <text:p>0.318</text:p>
          </table:table-cell>
          <table:table-cell table:formula="of:=[Sheet2.AW19]/1000" office:value-type="float" office:value="0.32" calcext:value-type="float">
            <text:p>0.32</text:p>
          </table:table-cell>
          <table:table-cell/>
          <table:table-cell table:formula="of:=[Sheet2.T19]" office:value-type="float" office:value="0.980750024318695" calcext:value-type="float">
            <text:p>0.980750024318695</text:p>
          </table:table-cell>
          <table:table-cell table:formula="of:=[Sheet2.W19]+[Sheet2.X19]" office:value-type="float" office:value="2759" calcext:value-type="float">
            <text:p>2759</text:p>
          </table:table-cell>
          <table:table-cell table:formula="of:=[Sheet2.Y19]+[Sheet2.Z19]+[Sheet2.AA19]+[Sheet2.AB19]" office:value-type="float" office:value="56" calcext:value-type="float">
            <text:p>56</text:p>
          </table:table-cell>
          <table:table-cell/>
          <table:table-cell table:formula="of:=SUM([.A19:.L19])/4" office:value-type="float" office:value="0.91025" calcext:value-type="float">
            <text:p>0.91025</text:p>
          </table:table-cell>
          <table:table-cell table:formula="of:=[.A19]/MAX([.A19:.L19])" office:value-type="float" office:value="0.45625" calcext:value-type="float">
            <text:p>0.45625</text:p>
          </table:table-cell>
          <table:table-cell table:formula="of:=[.N19]*[.S19]" office:value-type="float" office:value="0.447467198595405" calcext:value-type="float">
            <text:p>0.447467198595405</text:p>
          </table:table-cell>
        </table:table-row>
        <table:table-row table:style-name="ro1">
          <table:table-cell table:formula="of:=[Sheet2.B20]/1000" office:value-type="float" office:value="0.166" calcext:value-type="float">
            <text:p>0.166</text:p>
          </table:table-cell>
          <table:table-cell table:formula="of:=[Sheet2.AM20]/1000" office:value-type="float" office:value="0.309" calcext:value-type="float">
            <text:p>0.309</text:p>
          </table:table-cell>
          <table:table-cell table:formula="of:=[Sheet2.AN20]/1000" office:value-type="float" office:value="0.315" calcext:value-type="float">
            <text:p>0.315</text:p>
          </table:table-cell>
          <table:table-cell table:formula="of:=[Sheet2.AO20]/1000" office:value-type="float" office:value="0.313" calcext:value-type="float">
            <text:p>0.313</text:p>
          </table:table-cell>
          <table:table-cell table:formula="of:=[Sheet2.AP20]/1000" office:value-type="float" office:value="0.312" calcext:value-type="float">
            <text:p>0.312</text:p>
          </table:table-cell>
          <table:table-cell table:formula="of:=[Sheet2.AQ20]/1000" office:value-type="float" office:value="0.315" calcext:value-type="float">
            <text:p>0.315</text:p>
          </table:table-cell>
          <table:table-cell table:formula="of:=[Sheet2.AR20]/1000" office:value-type="float" office:value="0.312" calcext:value-type="float">
            <text:p>0.312</text:p>
          </table:table-cell>
          <table:table-cell table:formula="of:=[Sheet2.AS20]/1000" office:value-type="float" office:value="0.313" calcext:value-type="float">
            <text:p>0.313</text:p>
          </table:table-cell>
          <table:table-cell table:formula="of:=[Sheet2.AT20]/1000" office:value-type="float" office:value="0.312" calcext:value-type="float">
            <text:p>0.312</text:p>
          </table:table-cell>
          <table:table-cell table:formula="of:=[Sheet2.AU20]/1000" office:value-type="float" office:value="0.309" calcext:value-type="float">
            <text:p>0.309</text:p>
          </table:table-cell>
          <table:table-cell table:formula="of:=[Sheet2.AV20]/1000" office:value-type="float" office:value="0.312" calcext:value-type="float">
            <text:p>0.312</text:p>
          </table:table-cell>
          <table:table-cell table:formula="of:=[Sheet2.AW20]/1000" office:value-type="float" office:value="0.309" calcext:value-type="float">
            <text:p>0.309</text:p>
          </table:table-cell>
          <table:table-cell/>
          <table:table-cell table:formula="of:=[Sheet2.T20]" office:value-type="float" office:value="0.977500021457672" calcext:value-type="float">
            <text:p>0.977500021457672</text:p>
          </table:table-cell>
          <table:table-cell table:formula="of:=[Sheet2.W20]+[Sheet2.X20]" office:value-type="float" office:value="3464" calcext:value-type="float">
            <text:p>3464</text:p>
          </table:table-cell>
          <table:table-cell table:formula="of:=[Sheet2.Y20]+[Sheet2.Z20]+[Sheet2.AA20]+[Sheet2.AB20]" office:value-type="float" office:value="134" calcext:value-type="float">
            <text:p>134</text:p>
          </table:table-cell>
          <table:table-cell/>
          <table:table-cell table:formula="of:=SUM([.A20:.L20])/4" office:value-type="float" office:value="0.89925" calcext:value-type="float">
            <text:p>0.89925</text:p>
          </table:table-cell>
          <table:table-cell table:formula="of:=[.A20]/MAX([.A20:.L20])" office:value-type="float" office:value="0.526984126984127" calcext:value-type="float">
            <text:p>0.526984126984127</text:p>
          </table:table-cell>
          <table:table-cell table:formula="of:=[.N20]*[.S20]" office:value-type="float" office:value="0.515126995434837" calcext:value-type="float">
            <text:p>0.515126995434837</text:p>
          </table:table-cell>
        </table:table-row>
        <table:table-row table:style-name="ro1">
          <table:table-cell table:formula="of:=[Sheet2.B21]/1000" office:value-type="float" office:value="0.21" calcext:value-type="float">
            <text:p>0.21</text:p>
          </table:table-cell>
          <table:table-cell table:formula="of:=[Sheet2.AM21]/1000" office:value-type="float" office:value="0.308" calcext:value-type="float">
            <text:p>0.308</text:p>
          </table:table-cell>
          <table:table-cell table:formula="of:=[Sheet2.AN21]/1000" office:value-type="float" office:value="0.305" calcext:value-type="float">
            <text:p>0.305</text:p>
          </table:table-cell>
          <table:table-cell table:formula="of:=[Sheet2.AO21]/1000" office:value-type="float" office:value="0.309" calcext:value-type="float">
            <text:p>0.309</text:p>
          </table:table-cell>
          <table:table-cell table:formula="of:=[Sheet2.AP21]/1000" office:value-type="float" office:value="0.306" calcext:value-type="float">
            <text:p>0.306</text:p>
          </table:table-cell>
          <table:table-cell table:formula="of:=[Sheet2.AQ21]/1000" office:value-type="float" office:value="0.305" calcext:value-type="float">
            <text:p>0.305</text:p>
          </table:table-cell>
          <table:table-cell table:formula="of:=[Sheet2.AR21]/1000" office:value-type="float" office:value="0.306" calcext:value-type="float">
            <text:p>0.306</text:p>
          </table:table-cell>
          <table:table-cell table:formula="of:=[Sheet2.AS21]/1000" office:value-type="float" office:value="0.306" calcext:value-type="float">
            <text:p>0.306</text:p>
          </table:table-cell>
          <table:table-cell table:formula="of:=[Sheet2.AT21]/1000" office:value-type="float" office:value="0.308" calcext:value-type="float">
            <text:p>0.308</text:p>
          </table:table-cell>
          <table:table-cell table:formula="of:=[Sheet2.AU21]/1000" office:value-type="float" office:value="0.309" calcext:value-type="float">
            <text:p>0.309</text:p>
          </table:table-cell>
          <table:table-cell table:formula="of:=[Sheet2.AV21]/1000" office:value-type="float" office:value="0.307" calcext:value-type="float">
            <text:p>0.307</text:p>
          </table:table-cell>
          <table:table-cell table:formula="of:=[Sheet2.AW21]/1000" office:value-type="float" office:value="0.307" calcext:value-type="float">
            <text:p>0.307</text:p>
          </table:table-cell>
          <table:table-cell/>
          <table:table-cell table:formula="of:=[Sheet2.T21]" office:value-type="float" office:value="0.967750012874603" calcext:value-type="float">
            <text:p>0.967750012874603</text:p>
          </table:table-cell>
          <table:table-cell table:formula="of:=[Sheet2.W21]+[Sheet2.X21]" office:value-type="float" office:value="4281" calcext:value-type="float">
            <text:p>4281</text:p>
          </table:table-cell>
          <table:table-cell table:formula="of:=[Sheet2.Y21]+[Sheet2.Z21]+[Sheet2.AA21]+[Sheet2.AB21]" office:value-type="float" office:value="159" calcext:value-type="float">
            <text:p>159</text:p>
          </table:table-cell>
          <table:table-cell/>
          <table:table-cell table:formula="of:=SUM([.A21:.L21])/4" office:value-type="float" office:value="0.8965" calcext:value-type="float">
            <text:p>0.8965</text:p>
          </table:table-cell>
          <table:table-cell table:formula="of:=[.A21]/MAX([.A21:.L21])" office:value-type="float" office:value="0.679611650485437" calcext:value-type="float">
            <text:p>0.679611650485437</text:p>
          </table:table-cell>
          <table:table-cell table:formula="of:=[.N21]*[.S21]" office:value-type="float" office:value="0.657694183507012" calcext:value-type="float">
            <text:p>0.657694183507012</text:p>
          </table:table-cell>
        </table:table-row>
        <table:table-row table:style-name="ro1">
          <table:table-cell table:formula="of:=[Sheet2.B22]/1000" office:value-type="float" office:value="0.242" calcext:value-type="float">
            <text:p>0.242</text:p>
          </table:table-cell>
          <table:table-cell table:formula="of:=[Sheet2.AM22]/1000" office:value-type="float" office:value="0.302" calcext:value-type="float">
            <text:p>0.302</text:p>
          </table:table-cell>
          <table:table-cell table:formula="of:=[Sheet2.AN22]/1000" office:value-type="float" office:value="0.305" calcext:value-type="float">
            <text:p>0.305</text:p>
          </table:table-cell>
          <table:table-cell table:formula="of:=[Sheet2.AO22]/1000" office:value-type="float" office:value="0.3" calcext:value-type="float">
            <text:p>0.3</text:p>
          </table:table-cell>
          <table:table-cell table:formula="of:=[Sheet2.AP22]/1000" office:value-type="float" office:value="0.303" calcext:value-type="float">
            <text:p>0.303</text:p>
          </table:table-cell>
          <table:table-cell table:formula="of:=[Sheet2.AQ22]/1000" office:value-type="float" office:value="0.3" calcext:value-type="float">
            <text:p>0.3</text:p>
          </table:table-cell>
          <table:table-cell table:formula="of:=[Sheet2.AR22]/1000" office:value-type="float" office:value="0.299" calcext:value-type="float">
            <text:p>0.299</text:p>
          </table:table-cell>
          <table:table-cell table:formula="of:=[Sheet2.AS22]/1000" office:value-type="float" office:value="0.296" calcext:value-type="float">
            <text:p>0.296</text:p>
          </table:table-cell>
          <table:table-cell table:formula="of:=[Sheet2.AT22]/1000" office:value-type="float" office:value="0.299" calcext:value-type="float">
            <text:p>0.299</text:p>
          </table:table-cell>
          <table:table-cell table:formula="of:=[Sheet2.AU22]/1000" office:value-type="float" office:value="0.302" calcext:value-type="float">
            <text:p>0.302</text:p>
          </table:table-cell>
          <table:table-cell table:formula="of:=[Sheet2.AV22]/1000" office:value-type="float" office:value="0.301" calcext:value-type="float">
            <text:p>0.301</text:p>
          </table:table-cell>
          <table:table-cell table:formula="of:=[Sheet2.AW22]/1000" office:value-type="float" office:value="0.3" calcext:value-type="float">
            <text:p>0.3</text:p>
          </table:table-cell>
          <table:table-cell/>
          <table:table-cell table:formula="of:=[Sheet2.T22]" office:value-type="float" office:value="0.96875" calcext:value-type="float">
            <text:p>0.96875</text:p>
          </table:table-cell>
          <table:table-cell table:formula="of:=[Sheet2.W22]+[Sheet2.X22]" office:value-type="float" office:value="5337" calcext:value-type="float">
            <text:p>5337</text:p>
          </table:table-cell>
          <table:table-cell table:formula="of:=[Sheet2.Y22]+[Sheet2.Z22]+[Sheet2.AA22]+[Sheet2.AB22]" office:value-type="float" office:value="213" calcext:value-type="float">
            <text:p>213</text:p>
          </table:table-cell>
          <table:table-cell/>
          <table:table-cell table:formula="of:=SUM([.A22:.L22])/4" office:value-type="float" office:value="0.88725" calcext:value-type="float">
            <text:p>0.88725</text:p>
          </table:table-cell>
          <table:table-cell table:formula="of:=[.A22]/MAX([.A22:.L22])" office:value-type="float" office:value="0.79344262295082" calcext:value-type="float">
            <text:p>0.79344262295082</text:p>
          </table:table-cell>
          <table:table-cell table:formula="of:=[.N22]*[.S22]" office:value-type="float" office:value="0.768647540983607" calcext:value-type="float">
            <text:p>0.768647540983607</text:p>
          </table:table-cell>
        </table:table-row>
        <table:table-row table:style-name="ro1">
          <table:table-cell table:formula="of:=[Sheet2.B23]/1000" office:value-type="float" office:value="0.279" calcext:value-type="float">
            <text:p>0.279</text:p>
          </table:table-cell>
          <table:table-cell table:formula="of:=[Sheet2.AM23]/1000" office:value-type="float" office:value="0.294" calcext:value-type="float">
            <text:p>0.294</text:p>
          </table:table-cell>
          <table:table-cell table:formula="of:=[Sheet2.AN23]/1000" office:value-type="float" office:value="0.295" calcext:value-type="float">
            <text:p>0.295</text:p>
          </table:table-cell>
          <table:table-cell table:formula="of:=[Sheet2.AO23]/1000" office:value-type="float" office:value="0.296" calcext:value-type="float">
            <text:p>0.296</text:p>
          </table:table-cell>
          <table:table-cell table:formula="of:=[Sheet2.AP23]/1000" office:value-type="float" office:value="0.298" calcext:value-type="float">
            <text:p>0.298</text:p>
          </table:table-cell>
          <table:table-cell table:formula="of:=[Sheet2.AQ23]/1000" office:value-type="float" office:value="0.297" calcext:value-type="float">
            <text:p>0.297</text:p>
          </table:table-cell>
          <table:table-cell table:formula="of:=[Sheet2.AR23]/1000" office:value-type="float" office:value="0.297" calcext:value-type="float">
            <text:p>0.297</text:p>
          </table:table-cell>
          <table:table-cell table:formula="of:=[Sheet2.AS23]/1000" office:value-type="float" office:value="0.299" calcext:value-type="float">
            <text:p>0.299</text:p>
          </table:table-cell>
          <table:table-cell table:formula="of:=[Sheet2.AT23]/1000" office:value-type="float" office:value="0.298" calcext:value-type="float">
            <text:p>0.298</text:p>
          </table:table-cell>
          <table:table-cell table:formula="of:=[Sheet2.AU23]/1000" office:value-type="float" office:value="0.297" calcext:value-type="float">
            <text:p>0.297</text:p>
          </table:table-cell>
          <table:table-cell table:formula="of:=[Sheet2.AV23]/1000" office:value-type="float" office:value="0.298" calcext:value-type="float">
            <text:p>0.298</text:p>
          </table:table-cell>
          <table:table-cell table:formula="of:=[Sheet2.AW23]/1000" office:value-type="float" office:value="0.295" calcext:value-type="float">
            <text:p>0.295</text:p>
          </table:table-cell>
          <table:table-cell/>
          <table:table-cell table:formula="of:=[Sheet2.T23]" office:value-type="float" office:value="0.965250015258789" calcext:value-type="float">
            <text:p>0.965250015258789</text:p>
          </table:table-cell>
          <table:table-cell table:formula="of:=[Sheet2.W23]+[Sheet2.X23]" office:value-type="float" office:value="6478" calcext:value-type="float">
            <text:p>6478</text:p>
          </table:table-cell>
          <table:table-cell table:formula="of:=[Sheet2.Y23]+[Sheet2.Z23]+[Sheet2.AA23]+[Sheet2.AB23]" office:value-type="float" office:value="247" calcext:value-type="float">
            <text:p>247</text:p>
          </table:table-cell>
          <table:table-cell/>
          <table:table-cell table:formula="of:=SUM([.A23:.L23])/4" office:value-type="float" office:value="0.88575" calcext:value-type="float">
            <text:p>0.88575</text:p>
          </table:table-cell>
          <table:table-cell table:formula="of:=[.A23]/MAX([.A23:.L23])" office:value-type="float" office:value="0.933110367892977" calcext:value-type="float">
            <text:p>0.933110367892977</text:p>
          </table:table-cell>
          <table:table-cell table:formula="of:=[.N23]*[.S23]" office:value-type="float" office:value="0.90068479684683" calcext:value-type="float">
            <text:p>0.90068479684683</text:p>
          </table:table-cell>
        </table:table-row>
        <table:table-row table:style-name="ro1">
          <table:table-cell table:formula="of:=[Sheet2.B24]/1000" office:value-type="float" office:value="0.291" calcext:value-type="float">
            <text:p>0.291</text:p>
          </table:table-cell>
          <table:table-cell table:formula="of:=[Sheet2.AM24]/1000" office:value-type="float" office:value="0.296" calcext:value-type="float">
            <text:p>0.296</text:p>
          </table:table-cell>
          <table:table-cell table:formula="of:=[Sheet2.AN24]/1000" office:value-type="float" office:value="0.294" calcext:value-type="float">
            <text:p>0.294</text:p>
          </table:table-cell>
          <table:table-cell table:formula="of:=[Sheet2.AO24]/1000" office:value-type="float" office:value="0.29" calcext:value-type="float">
            <text:p>0.29</text:p>
          </table:table-cell>
          <table:table-cell table:formula="of:=[Sheet2.AP24]/1000" office:value-type="float" office:value="0.296" calcext:value-type="float">
            <text:p>0.296</text:p>
          </table:table-cell>
          <table:table-cell table:formula="of:=[Sheet2.AQ24]/1000" office:value-type="float" office:value="0.293" calcext:value-type="float">
            <text:p>0.293</text:p>
          </table:table-cell>
          <table:table-cell table:formula="of:=[Sheet2.AR24]/1000" office:value-type="float" office:value="0.291" calcext:value-type="float">
            <text:p>0.291</text:p>
          </table:table-cell>
          <table:table-cell table:formula="of:=[Sheet2.AS24]/1000" office:value-type="float" office:value="0.289" calcext:value-type="float">
            <text:p>0.289</text:p>
          </table:table-cell>
          <table:table-cell table:formula="of:=[Sheet2.AT24]/1000" office:value-type="float" office:value="0.292" calcext:value-type="float">
            <text:p>0.292</text:p>
          </table:table-cell>
          <table:table-cell table:formula="of:=[Sheet2.AU24]/1000" office:value-type="float" office:value="0.293" calcext:value-type="float">
            <text:p>0.293</text:p>
          </table:table-cell>
          <table:table-cell table:formula="of:=[Sheet2.AV24]/1000" office:value-type="float" office:value="0.292" calcext:value-type="float">
            <text:p>0.292</text:p>
          </table:table-cell>
          <table:table-cell table:formula="of:=[Sheet2.AW24]/1000" office:value-type="float" office:value="0.289" calcext:value-type="float">
            <text:p>0.289</text:p>
          </table:table-cell>
          <table:table-cell/>
          <table:table-cell table:formula="of:=[Sheet2.T24]" office:value-type="float" office:value="0.962000012397766" calcext:value-type="float">
            <text:p>0.962000012397766</text:p>
          </table:table-cell>
          <table:table-cell table:formula="of:=[Sheet2.W24]+[Sheet2.X24]" office:value-type="float" office:value="7657" calcext:value-type="float">
            <text:p>7657</text:p>
          </table:table-cell>
          <table:table-cell table:formula="of:=[Sheet2.Y24]+[Sheet2.Z24]+[Sheet2.AA24]+[Sheet2.AB24]" office:value-type="float" office:value="298" calcext:value-type="float">
            <text:p>298</text:p>
          </table:table-cell>
          <table:table-cell/>
          <table:table-cell table:formula="of:=SUM([.A24:.L24])/4" office:value-type="float" office:value="0.8765" calcext:value-type="float">
            <text:p>0.8765</text:p>
          </table:table-cell>
          <table:table-cell table:formula="of:=[.A24]/MAX([.A24:.L24])" office:value-type="float" office:value="0.983108108108108" calcext:value-type="float">
            <text:p>0.983108108108108</text:p>
          </table:table-cell>
          <table:table-cell table:formula="of:=[.N24]*[.S24]" office:value-type="float" office:value="0.945750012188344" calcext:value-type="float">
            <text:p>0.945750012188344</text:p>
          </table:table-cell>
        </table:table-row>
        <table:table-row table:style-name="ro1">
          <table:table-cell table:formula="of:=[Sheet2.B25]/1000" office:value-type="float" office:value="0.324" calcext:value-type="float">
            <text:p>0.324</text:p>
          </table:table-cell>
          <table:table-cell table:formula="of:=[Sheet2.AM25]/1000" office:value-type="float" office:value="0.292" calcext:value-type="float">
            <text:p>0.292</text:p>
          </table:table-cell>
          <table:table-cell table:formula="of:=[Sheet2.AN25]/1000" office:value-type="float" office:value="0.294" calcext:value-type="float">
            <text:p>0.294</text:p>
          </table:table-cell>
          <table:table-cell table:formula="of:=[Sheet2.AO25]/1000" office:value-type="float" office:value="0.29" calcext:value-type="float">
            <text:p>0.29</text:p>
          </table:table-cell>
          <table:table-cell table:formula="of:=[Sheet2.AP25]/1000" office:value-type="float" office:value="0.295" calcext:value-type="float">
            <text:p>0.295</text:p>
          </table:table-cell>
          <table:table-cell table:formula="of:=[Sheet2.AQ25]/1000" office:value-type="float" office:value="0.29" calcext:value-type="float">
            <text:p>0.29</text:p>
          </table:table-cell>
          <table:table-cell table:formula="of:=[Sheet2.AR25]/1000" office:value-type="float" office:value="0.292" calcext:value-type="float">
            <text:p>0.292</text:p>
          </table:table-cell>
          <table:table-cell table:formula="of:=[Sheet2.AS25]/1000" office:value-type="float" office:value="0.29" calcext:value-type="float">
            <text:p>0.29</text:p>
          </table:table-cell>
          <table:table-cell table:formula="of:=[Sheet2.AT25]/1000" office:value-type="float" office:value="0.291" calcext:value-type="float">
            <text:p>0.291</text:p>
          </table:table-cell>
          <table:table-cell table:formula="of:=[Sheet2.AU25]/1000" office:value-type="float" office:value="0.292" calcext:value-type="float">
            <text:p>0.292</text:p>
          </table:table-cell>
          <table:table-cell table:formula="of:=[Sheet2.AV25]/1000" office:value-type="float" office:value="0.293" calcext:value-type="float">
            <text:p>0.293</text:p>
          </table:table-cell>
          <table:table-cell table:formula="of:=[Sheet2.AW25]/1000" office:value-type="float" office:value="0.29" calcext:value-type="float">
            <text:p>0.29</text:p>
          </table:table-cell>
          <table:table-cell/>
          <table:table-cell table:formula="of:=[Sheet2.T25]" office:value-type="float" office:value="0.963249981403351" calcext:value-type="float">
            <text:p>0.963249981403351</text:p>
          </table:table-cell>
          <table:table-cell table:formula="of:=[Sheet2.W25]+[Sheet2.X25]" office:value-type="float" office:value="9024" calcext:value-type="float">
            <text:p>9024</text:p>
          </table:table-cell>
          <table:table-cell table:formula="of:=[Sheet2.Y25]+[Sheet2.Z25]+[Sheet2.AA25]+[Sheet2.AB25]" office:value-type="float" office:value="383" calcext:value-type="float">
            <text:p>383</text:p>
          </table:table-cell>
          <table:table-cell/>
          <table:table-cell table:formula="of:=SUM([.A25:.L25])/4" office:value-type="float" office:value="0.88325" calcext:value-type="float">
            <text:p>0.88325</text:p>
          </table:table-cell>
          <table:table-cell table:formula="of:=[.A25]/MAX([.A25:.L25])" office:value-type="float" office:value="1" calcext:value-type="float">
            <text:p>1</text:p>
          </table:table-cell>
          <table:table-cell table:formula="of:=[.N25]*[.S25]" office:value-type="float" office:value="0.963249981403351" calcext:value-type="float">
            <text:p>0.963249981403351</text:p>
          </table:table-cell>
        </table:table-row>
        <table:table-row table:style-name="ro1">
          <table:table-cell table:formula="of:=[Sheet2.B26]/1000" office:value-type="float" office:value="0.365" calcext:value-type="float">
            <text:p>0.365</text:p>
          </table:table-cell>
          <table:table-cell table:formula="of:=[Sheet2.AM26]/1000" office:value-type="float" office:value="0.288" calcext:value-type="float">
            <text:p>0.288</text:p>
          </table:table-cell>
          <table:table-cell table:formula="of:=[Sheet2.AN26]/1000" office:value-type="float" office:value="0.288" calcext:value-type="float">
            <text:p>0.288</text:p>
          </table:table-cell>
          <table:table-cell table:formula="of:=[Sheet2.AO26]/1000" office:value-type="float" office:value="0.287" calcext:value-type="float">
            <text:p>0.287</text:p>
          </table:table-cell>
          <table:table-cell table:formula="of:=[Sheet2.AP26]/1000" office:value-type="float" office:value="0.287" calcext:value-type="float">
            <text:p>0.287</text:p>
          </table:table-cell>
          <table:table-cell table:formula="of:=[Sheet2.AQ26]/1000" office:value-type="float" office:value="0.29" calcext:value-type="float">
            <text:p>0.29</text:p>
          </table:table-cell>
          <table:table-cell table:formula="of:=[Sheet2.AR26]/1000" office:value-type="float" office:value="0.286" calcext:value-type="float">
            <text:p>0.286</text:p>
          </table:table-cell>
          <table:table-cell table:formula="of:=[Sheet2.AS26]/1000" office:value-type="float" office:value="0.284" calcext:value-type="float">
            <text:p>0.284</text:p>
          </table:table-cell>
          <table:table-cell table:formula="of:=[Sheet2.AT26]/1000" office:value-type="float" office:value="0.285" calcext:value-type="float">
            <text:p>0.285</text:p>
          </table:table-cell>
          <table:table-cell table:formula="of:=[Sheet2.AU26]/1000" office:value-type="float" office:value="0.286" calcext:value-type="float">
            <text:p>0.286</text:p>
          </table:table-cell>
          <table:table-cell table:formula="of:=[Sheet2.AV26]/1000" office:value-type="float" office:value="0.285" calcext:value-type="float">
            <text:p>0.285</text:p>
          </table:table-cell>
          <table:table-cell table:formula="of:=[Sheet2.AW26]/1000" office:value-type="float" office:value="0.288" calcext:value-type="float">
            <text:p>0.288</text:p>
          </table:table-cell>
          <table:table-cell/>
          <table:table-cell table:formula="of:=[Sheet2.T26]" office:value-type="float" office:value="0.962000012397766" calcext:value-type="float">
            <text:p>0.962000012397766</text:p>
          </table:table-cell>
          <table:table-cell table:formula="of:=[Sheet2.W26]+[Sheet2.X26]" office:value-type="float" office:value="10504" calcext:value-type="float">
            <text:p>10504</text:p>
          </table:table-cell>
          <table:table-cell table:formula="of:=[Sheet2.Y26]+[Sheet2.Z26]+[Sheet2.AA26]+[Sheet2.AB26]" office:value-type="float" office:value="455" calcext:value-type="float">
            <text:p>455</text:p>
          </table:table-cell>
          <table:table-cell/>
          <table:table-cell table:formula="of:=SUM([.A26:.L26])/4" office:value-type="float" office:value="0.87975" calcext:value-type="float">
            <text:p>0.87975</text:p>
          </table:table-cell>
          <table:table-cell table:formula="of:=[.A26]/MAX([.A26:.L26])" office:value-type="float" office:value="1" calcext:value-type="float">
            <text:p>1</text:p>
          </table:table-cell>
          <table:table-cell table:formula="of:=[.N26]*[.S26]" office:value-type="float" office:value="0.962000012397766" calcext:value-type="float">
            <text:p>0.962000012397766</text:p>
          </table:table-cell>
        </table:table-row>
        <table:table-row table:style-name="ro1">
          <table:table-cell table:formula="of:=[Sheet2.B27]/1000" office:value-type="float" office:value="0.372" calcext:value-type="float">
            <text:p>0.372</text:p>
          </table:table-cell>
          <table:table-cell table:formula="of:=[Sheet2.AM27]/1000" office:value-type="float" office:value="0.282" calcext:value-type="float">
            <text:p>0.282</text:p>
          </table:table-cell>
          <table:table-cell table:formula="of:=[Sheet2.AN27]/1000" office:value-type="float" office:value="0.28" calcext:value-type="float">
            <text:p>0.28</text:p>
          </table:table-cell>
          <table:table-cell table:formula="of:=[Sheet2.AO27]/1000" office:value-type="float" office:value="0.281" calcext:value-type="float">
            <text:p>0.281</text:p>
          </table:table-cell>
          <table:table-cell table:formula="of:=[Sheet2.AP27]/1000" office:value-type="float" office:value="0.282" calcext:value-type="float">
            <text:p>0.282</text:p>
          </table:table-cell>
          <table:table-cell table:formula="of:=[Sheet2.AQ27]/1000" office:value-type="float" office:value="0.283" calcext:value-type="float">
            <text:p>0.283</text:p>
          </table:table-cell>
          <table:table-cell table:formula="of:=[Sheet2.AR27]/1000" office:value-type="float" office:value="0.28" calcext:value-type="float">
            <text:p>0.28</text:p>
          </table:table-cell>
          <table:table-cell table:formula="of:=[Sheet2.AS27]/1000" office:value-type="float" office:value="0.28" calcext:value-type="float">
            <text:p>0.28</text:p>
          </table:table-cell>
          <table:table-cell table:formula="of:=[Sheet2.AT27]/1000" office:value-type="float" office:value="0.281" calcext:value-type="float">
            <text:p>0.281</text:p>
          </table:table-cell>
          <table:table-cell table:formula="of:=[Sheet2.AU27]/1000" office:value-type="float" office:value="0.28" calcext:value-type="float">
            <text:p>0.28</text:p>
          </table:table-cell>
          <table:table-cell table:formula="of:=[Sheet2.AV27]/1000" office:value-type="float" office:value="0.281" calcext:value-type="float">
            <text:p>0.281</text:p>
          </table:table-cell>
          <table:table-cell table:formula="of:=[Sheet2.AW27]/1000" office:value-type="float" office:value="0.281" calcext:value-type="float">
            <text:p>0.281</text:p>
          </table:table-cell>
          <table:table-cell/>
          <table:table-cell table:formula="of:=[Sheet2.T27]" office:value-type="float" office:value="0.955999970436096" calcext:value-type="float">
            <text:p>0.955999970436096</text:p>
          </table:table-cell>
          <table:table-cell table:formula="of:=[Sheet2.W27]+[Sheet2.X27]" office:value-type="float" office:value="11900" calcext:value-type="float">
            <text:p>11900</text:p>
          </table:table-cell>
          <table:table-cell table:formula="of:=[Sheet2.Y27]+[Sheet2.Z27]+[Sheet2.AA27]+[Sheet2.AB27]" office:value-type="float" office:value="628" calcext:value-type="float">
            <text:p>628</text:p>
          </table:table-cell>
          <table:table-cell/>
          <table:table-cell table:formula="of:=SUM([.A27:.L27])/4" office:value-type="float" office:value="0.86575" calcext:value-type="float">
            <text:p>0.86575</text:p>
          </table:table-cell>
          <table:table-cell table:formula="of:=[.A27]/MAX([.A27:.L27])" office:value-type="float" office:value="1" calcext:value-type="float">
            <text:p>1</text:p>
          </table:table-cell>
          <table:table-cell table:formula="of:=[.N27]*[.S27]" office:value-type="float" office:value="0.955999970436096" calcext:value-type="float">
            <text:p>0.955999970436096</text:p>
          </table:table-cell>
        </table:table-row>
        <table:table-row table:style-name="ro1">
          <table:table-cell table:formula="of:=[Sheet2.B28]/1000" office:value-type="float" office:value="0.339" calcext:value-type="float">
            <text:p>0.339</text:p>
          </table:table-cell>
          <table:table-cell table:formula="of:=[Sheet2.AM28]/1000" office:value-type="float" office:value="0.282" calcext:value-type="float">
            <text:p>0.282</text:p>
          </table:table-cell>
          <table:table-cell table:formula="of:=[Sheet2.AN28]/1000" office:value-type="float" office:value="0.282" calcext:value-type="float">
            <text:p>0.282</text:p>
          </table:table-cell>
          <table:table-cell table:formula="of:=[Sheet2.AO28]/1000" office:value-type="float" office:value="0.281" calcext:value-type="float">
            <text:p>0.281</text:p>
          </table:table-cell>
          <table:table-cell table:formula="of:=[Sheet2.AP28]/1000" office:value-type="float" office:value="0.281" calcext:value-type="float">
            <text:p>0.281</text:p>
          </table:table-cell>
          <table:table-cell table:formula="of:=[Sheet2.AQ28]/1000" office:value-type="float" office:value="0.282" calcext:value-type="float">
            <text:p>0.282</text:p>
          </table:table-cell>
          <table:table-cell table:formula="of:=[Sheet2.AR28]/1000" office:value-type="float" office:value="0.283" calcext:value-type="float">
            <text:p>0.283</text:p>
          </table:table-cell>
          <table:table-cell table:formula="of:=[Sheet2.AS28]/1000" office:value-type="float" office:value="0.282" calcext:value-type="float">
            <text:p>0.282</text:p>
          </table:table-cell>
          <table:table-cell table:formula="of:=[Sheet2.AT28]/1000" office:value-type="float" office:value="0.279" calcext:value-type="float">
            <text:p>0.279</text:p>
          </table:table-cell>
          <table:table-cell table:formula="of:=[Sheet2.AU28]/1000" office:value-type="float" office:value="0.282" calcext:value-type="float">
            <text:p>0.282</text:p>
          </table:table-cell>
          <table:table-cell table:formula="of:=[Sheet2.AV28]/1000" office:value-type="float" office:value="0.281" calcext:value-type="float">
            <text:p>0.281</text:p>
          </table:table-cell>
          <table:table-cell table:formula="of:=[Sheet2.AW28]/1000" office:value-type="float" office:value="0.279" calcext:value-type="float">
            <text:p>0.279</text:p>
          </table:table-cell>
          <table:table-cell/>
          <table:table-cell table:formula="of:=[Sheet2.T28]" office:value-type="float" office:value="0.959500014781952" calcext:value-type="float">
            <text:p>0.959500014781952</text:p>
          </table:table-cell>
          <table:table-cell table:formula="of:=[Sheet2.W28]+[Sheet2.X28]" office:value-type="float" office:value="13265" calcext:value-type="float">
            <text:p>13265</text:p>
          </table:table-cell>
          <table:table-cell table:formula="of:=[Sheet2.Y28]+[Sheet2.Z28]+[Sheet2.AA28]+[Sheet2.AB28]" office:value-type="float" office:value="1101" calcext:value-type="float">
            <text:p>1101</text:p>
          </table:table-cell>
          <table:table-cell/>
          <table:table-cell table:formula="of:=SUM([.A28:.L28])/4" office:value-type="float" office:value="0.85825" calcext:value-type="float">
            <text:p>0.85825</text:p>
          </table:table-cell>
          <table:table-cell table:formula="of:=[.A28]/MAX([.A28:.L28])" office:value-type="float" office:value="1" calcext:value-type="float">
            <text:p>1</text:p>
          </table:table-cell>
          <table:table-cell table:formula="of:=[.N28]*[.S28]" office:value-type="float" office:value="0.959500014781952" calcext:value-type="float">
            <text:p>0.959500014781952</text:p>
          </table:table-cell>
        </table:table-row>
        <table:table-row table:style-name="ro1">
          <table:table-cell table:formula="of:=[Sheet2.B29]/1000" office:value-type="float" office:value="0.358" calcext:value-type="float">
            <text:p>0.358</text:p>
          </table:table-cell>
          <table:table-cell table:formula="of:=[Sheet2.AM29]/1000" office:value-type="float" office:value="0.285" calcext:value-type="float">
            <text:p>0.285</text:p>
          </table:table-cell>
          <table:table-cell table:formula="of:=[Sheet2.AN29]/1000" office:value-type="float" office:value="0.286" calcext:value-type="float">
            <text:p>0.286</text:p>
          </table:table-cell>
          <table:table-cell table:formula="of:=[Sheet2.AO29]/1000" office:value-type="float" office:value="0.289" calcext:value-type="float">
            <text:p>0.289</text:p>
          </table:table-cell>
          <table:table-cell table:formula="of:=[Sheet2.AP29]/1000" office:value-type="float" office:value="0.287" calcext:value-type="float">
            <text:p>0.287</text:p>
          </table:table-cell>
          <table:table-cell table:formula="of:=[Sheet2.AQ29]/1000" office:value-type="float" office:value="0.289" calcext:value-type="float">
            <text:p>0.289</text:p>
          </table:table-cell>
          <table:table-cell table:formula="of:=[Sheet2.AR29]/1000" office:value-type="float" office:value="0.286" calcext:value-type="float">
            <text:p>0.286</text:p>
          </table:table-cell>
          <table:table-cell table:formula="of:=[Sheet2.AS29]/1000" office:value-type="float" office:value="0.286" calcext:value-type="float">
            <text:p>0.286</text:p>
          </table:table-cell>
          <table:table-cell table:formula="of:=[Sheet2.AT29]/1000" office:value-type="float" office:value="0.29" calcext:value-type="float">
            <text:p>0.29</text:p>
          </table:table-cell>
          <table:table-cell table:formula="of:=[Sheet2.AU29]/1000" office:value-type="float" office:value="0.286" calcext:value-type="float">
            <text:p>0.286</text:p>
          </table:table-cell>
          <table:table-cell table:formula="of:=[Sheet2.AV29]/1000" office:value-type="float" office:value="0.287" calcext:value-type="float">
            <text:p>0.287</text:p>
          </table:table-cell>
          <table:table-cell table:formula="of:=[Sheet2.AW29]/1000" office:value-type="float" office:value="0.286" calcext:value-type="float">
            <text:p>0.286</text:p>
          </table:table-cell>
          <table:table-cell/>
          <table:table-cell table:formula="of:=[Sheet2.T29]" office:value-type="float" office:value="0.961499989032745" calcext:value-type="float">
            <text:p>0.961499989032745</text:p>
          </table:table-cell>
          <table:table-cell table:formula="of:=[Sheet2.W29]+[Sheet2.X29]" office:value-type="float" office:value="14632" calcext:value-type="float">
            <text:p>14632</text:p>
          </table:table-cell>
          <table:table-cell table:formula="of:=[Sheet2.Y29]+[Sheet2.Z29]+[Sheet2.AA29]+[Sheet2.AB29]" office:value-type="float" office:value="1616" calcext:value-type="float">
            <text:p>1616</text:p>
          </table:table-cell>
          <table:table-cell/>
          <table:table-cell table:formula="of:=SUM([.A29:.L29])/4" office:value-type="float" office:value="0.87875" calcext:value-type="float">
            <text:p>0.87875</text:p>
          </table:table-cell>
          <table:table-cell table:formula="of:=[.A29]/MAX([.A29:.L29])" office:value-type="float" office:value="1" calcext:value-type="float">
            <text:p>1</text:p>
          </table:table-cell>
          <table:table-cell table:formula="of:=[.N29]*[.S29]" office:value-type="float" office:value="0.961499989032745" calcext:value-type="float">
            <text:p>0.961499989032745</text:p>
          </table:table-cell>
        </table:table-row>
        <table:table-row table:style-name="ro1">
          <table:table-cell table:formula="of:=[Sheet2.B30]/1000" office:value-type="float" office:value="0.362" calcext:value-type="float">
            <text:p>0.362</text:p>
          </table:table-cell>
          <table:table-cell table:formula="of:=[Sheet2.AM30]/1000" office:value-type="float" office:value="0.283" calcext:value-type="float">
            <text:p>0.283</text:p>
          </table:table-cell>
          <table:table-cell table:formula="of:=[Sheet2.AN30]/1000" office:value-type="float" office:value="0.287" calcext:value-type="float">
            <text:p>0.287</text:p>
          </table:table-cell>
          <table:table-cell table:formula="of:=[Sheet2.AO30]/1000" office:value-type="float" office:value="0.285" calcext:value-type="float">
            <text:p>0.285</text:p>
          </table:table-cell>
          <table:table-cell table:formula="of:=[Sheet2.AP30]/1000" office:value-type="float" office:value="0.286" calcext:value-type="float">
            <text:p>0.286</text:p>
          </table:table-cell>
          <table:table-cell table:formula="of:=[Sheet2.AQ30]/1000" office:value-type="float" office:value="0.281" calcext:value-type="float">
            <text:p>0.281</text:p>
          </table:table-cell>
          <table:table-cell table:formula="of:=[Sheet2.AR30]/1000" office:value-type="float" office:value="0.283" calcext:value-type="float">
            <text:p>0.283</text:p>
          </table:table-cell>
          <table:table-cell table:formula="of:=[Sheet2.AS30]/1000" office:value-type="float" office:value="0.287" calcext:value-type="float">
            <text:p>0.287</text:p>
          </table:table-cell>
          <table:table-cell table:formula="of:=[Sheet2.AT30]/1000" office:value-type="float" office:value="0.283" calcext:value-type="float">
            <text:p>0.283</text:p>
          </table:table-cell>
          <table:table-cell table:formula="of:=[Sheet2.AU30]/1000" office:value-type="float" office:value="0.286" calcext:value-type="float">
            <text:p>0.286</text:p>
          </table:table-cell>
          <table:table-cell table:formula="of:=[Sheet2.AV30]/1000" office:value-type="float" office:value="0.281" calcext:value-type="float">
            <text:p>0.281</text:p>
          </table:table-cell>
          <table:table-cell table:formula="of:=[Sheet2.AW30]/1000" office:value-type="float" office:value="0.284" calcext:value-type="float">
            <text:p>0.284</text:p>
          </table:table-cell>
          <table:table-cell/>
          <table:table-cell table:formula="of:=[Sheet2.T30]" office:value-type="float" office:value="0.959999978542328" calcext:value-type="float">
            <text:p>0.959999978542328</text:p>
          </table:table-cell>
          <table:table-cell table:formula="of:=[Sheet2.W30]+[Sheet2.X30]" office:value-type="float" office:value="16011" calcext:value-type="float">
            <text:p>16011</text:p>
          </table:table-cell>
          <table:table-cell table:formula="of:=[Sheet2.Y30]+[Sheet2.Z30]+[Sheet2.AA30]+[Sheet2.AB30]" office:value-type="float" office:value="2185" calcext:value-type="float">
            <text:p>2185</text:p>
          </table:table-cell>
          <table:table-cell/>
          <table:table-cell table:formula="of:=SUM([.A30:.L30])/4" office:value-type="float" office:value="0.872" calcext:value-type="float">
            <text:p>0.872</text:p>
          </table:table-cell>
          <table:table-cell table:formula="of:=[.A30]/MAX([.A30:.L30])" office:value-type="float" office:value="1" calcext:value-type="float">
            <text:p>1</text:p>
          </table:table-cell>
          <table:table-cell table:formula="of:=[.N30]*[.S30]" office:value-type="float" office:value="0.959999978542328" calcext:value-type="float">
            <text:p>0.959999978542328</text:p>
          </table:table-cell>
        </table:table-row>
        <table:table-row table:style-name="ro1">
          <table:table-cell table:formula="of:=[Sheet2.B31]/1000" office:value-type="float" office:value="0.35" calcext:value-type="float">
            <text:p>0.35</text:p>
          </table:table-cell>
          <table:table-cell table:formula="of:=[Sheet2.AM31]/1000" office:value-type="float" office:value="0.287" calcext:value-type="float">
            <text:p>0.287</text:p>
          </table:table-cell>
          <table:table-cell table:formula="of:=[Sheet2.AN31]/1000" office:value-type="float" office:value="0.278" calcext:value-type="float">
            <text:p>0.278</text:p>
          </table:table-cell>
          <table:table-cell table:formula="of:=[Sheet2.AO31]/1000" office:value-type="float" office:value="0.279" calcext:value-type="float">
            <text:p>0.279</text:p>
          </table:table-cell>
          <table:table-cell table:formula="of:=[Sheet2.AP31]/1000" office:value-type="float" office:value="0.282" calcext:value-type="float">
            <text:p>0.282</text:p>
          </table:table-cell>
          <table:table-cell table:formula="of:=[Sheet2.AQ31]/1000" office:value-type="float" office:value="0.283" calcext:value-type="float">
            <text:p>0.283</text:p>
          </table:table-cell>
          <table:table-cell table:formula="of:=[Sheet2.AR31]/1000" office:value-type="float" office:value="0.284" calcext:value-type="float">
            <text:p>0.284</text:p>
          </table:table-cell>
          <table:table-cell table:formula="of:=[Sheet2.AS31]/1000" office:value-type="float" office:value="0.281" calcext:value-type="float">
            <text:p>0.281</text:p>
          </table:table-cell>
          <table:table-cell table:formula="of:=[Sheet2.AT31]/1000" office:value-type="float" office:value="0.283" calcext:value-type="float">
            <text:p>0.283</text:p>
          </table:table-cell>
          <table:table-cell table:formula="of:=[Sheet2.AU31]/1000" office:value-type="float" office:value="0.283" calcext:value-type="float">
            <text:p>0.283</text:p>
          </table:table-cell>
          <table:table-cell table:formula="of:=[Sheet2.AV31]/1000" office:value-type="float" office:value="0.283" calcext:value-type="float">
            <text:p>0.283</text:p>
          </table:table-cell>
          <table:table-cell table:formula="of:=[Sheet2.AW31]/1000" office:value-type="float" office:value="0.287" calcext:value-type="float">
            <text:p>0.287</text:p>
          </table:table-cell>
          <table:table-cell/>
          <table:table-cell table:formula="of:=[Sheet2.T31]" office:value-type="float" office:value="0.962249994277954" calcext:value-type="float">
            <text:p>0.962249994277954</text:p>
          </table:table-cell>
          <table:table-cell table:formula="of:=[Sheet2.W31]+[Sheet2.X31]" office:value-type="float" office:value="17474" calcext:value-type="float">
            <text:p>17474</text:p>
          </table:table-cell>
          <table:table-cell table:formula="of:=[Sheet2.Y31]+[Sheet2.Z31]+[Sheet2.AA31]+[Sheet2.AB31]" office:value-type="float" office:value="2951" calcext:value-type="float">
            <text:p>2951</text:p>
          </table:table-cell>
          <table:table-cell/>
          <table:table-cell table:formula="of:=SUM([.A31:.L31])/4" office:value-type="float" office:value="0.865" calcext:value-type="float">
            <text:p>0.865</text:p>
          </table:table-cell>
          <table:table-cell table:formula="of:=[.A31]/MAX([.A31:.L31])" office:value-type="float" office:value="1" calcext:value-type="float">
            <text:p>1</text:p>
          </table:table-cell>
          <table:table-cell table:formula="of:=[.N31]*[.S31]" office:value-type="float" office:value="0.962249994277954" calcext:value-type="float">
            <text:p>0.962249994277954</text:p>
          </table:table-cell>
        </table:table-row>
        <table:table-row table:style-name="ro1">
          <table:table-cell table:formula="of:=[Sheet2.B32]/1000" office:value-type="float" office:value="0.368" calcext:value-type="float">
            <text:p>0.368</text:p>
          </table:table-cell>
          <table:table-cell table:formula="of:=[Sheet2.AM32]/1000" office:value-type="float" office:value="0.281" calcext:value-type="float">
            <text:p>0.281</text:p>
          </table:table-cell>
          <table:table-cell table:formula="of:=[Sheet2.AN32]/1000" office:value-type="float" office:value="0.283" calcext:value-type="float">
            <text:p>0.283</text:p>
          </table:table-cell>
          <table:table-cell table:formula="of:=[Sheet2.AO32]/1000" office:value-type="float" office:value="0.287" calcext:value-type="float">
            <text:p>0.287</text:p>
          </table:table-cell>
          <table:table-cell table:formula="of:=[Sheet2.AP32]/1000" office:value-type="float" office:value="0.28" calcext:value-type="float">
            <text:p>0.28</text:p>
          </table:table-cell>
          <table:table-cell table:formula="of:=[Sheet2.AQ32]/1000" office:value-type="float" office:value="0.287" calcext:value-type="float">
            <text:p>0.287</text:p>
          </table:table-cell>
          <table:table-cell table:formula="of:=[Sheet2.AR32]/1000" office:value-type="float" office:value="0.282" calcext:value-type="float">
            <text:p>0.282</text:p>
          </table:table-cell>
          <table:table-cell table:formula="of:=[Sheet2.AS32]/1000" office:value-type="float" office:value="0.281" calcext:value-type="float">
            <text:p>0.281</text:p>
          </table:table-cell>
          <table:table-cell table:formula="of:=[Sheet2.AT32]/1000" office:value-type="float" office:value="0.283" calcext:value-type="float">
            <text:p>0.283</text:p>
          </table:table-cell>
          <table:table-cell table:formula="of:=[Sheet2.AU32]/1000" office:value-type="float" office:value="0.283" calcext:value-type="float">
            <text:p>0.283</text:p>
          </table:table-cell>
          <table:table-cell table:formula="of:=[Sheet2.AV32]/1000" office:value-type="float" office:value="0.284" calcext:value-type="float">
            <text:p>0.284</text:p>
          </table:table-cell>
          <table:table-cell table:formula="of:=[Sheet2.AW32]/1000" office:value-type="float" office:value="0.282" calcext:value-type="float">
            <text:p>0.282</text:p>
          </table:table-cell>
          <table:table-cell/>
          <table:table-cell table:formula="of:=[Sheet2.T32]" office:value-type="float" office:value="0.959999978542328" calcext:value-type="float">
            <text:p>0.959999978542328</text:p>
          </table:table-cell>
          <table:table-cell table:formula="of:=[Sheet2.W32]+[Sheet2.X32]" office:value-type="float" office:value="18931" calcext:value-type="float">
            <text:p>18931</text:p>
          </table:table-cell>
          <table:table-cell table:formula="of:=[Sheet2.Y32]+[Sheet2.Z32]+[Sheet2.AA32]+[Sheet2.AB32]" office:value-type="float" office:value="3745" calcext:value-type="float">
            <text:p>3745</text:p>
          </table:table-cell>
          <table:table-cell/>
          <table:table-cell table:formula="of:=SUM([.A32:.L32])/4" office:value-type="float" office:value="0.87025" calcext:value-type="float">
            <text:p>0.87025</text:p>
          </table:table-cell>
          <table:table-cell table:formula="of:=[.A32]/MAX([.A32:.L32])" office:value-type="float" office:value="1" calcext:value-type="float">
            <text:p>1</text:p>
          </table:table-cell>
          <table:table-cell table:formula="of:=[.N32]*[.S32]" office:value-type="float" office:value="0.959999978542328" calcext:value-type="float">
            <text:p>0.959999978542328</text:p>
          </table:table-cell>
        </table:table-row>
        <table:table-row table:style-name="ro1">
          <table:table-cell table:formula="of:=[Sheet2.B33]/1000" office:value-type="float" office:value="0.354" calcext:value-type="float">
            <text:p>0.354</text:p>
          </table:table-cell>
          <table:table-cell table:formula="of:=[Sheet2.AM33]/1000" office:value-type="float" office:value="0.283" calcext:value-type="float">
            <text:p>0.283</text:p>
          </table:table-cell>
          <table:table-cell table:formula="of:=[Sheet2.AN33]/1000" office:value-type="float" office:value="0.286" calcext:value-type="float">
            <text:p>0.286</text:p>
          </table:table-cell>
          <table:table-cell table:formula="of:=[Sheet2.AO33]/1000" office:value-type="float" office:value="0.283" calcext:value-type="float">
            <text:p>0.283</text:p>
          </table:table-cell>
          <table:table-cell table:formula="of:=[Sheet2.AP33]/1000" office:value-type="float" office:value="0.285" calcext:value-type="float">
            <text:p>0.285</text:p>
          </table:table-cell>
          <table:table-cell table:formula="of:=[Sheet2.AQ33]/1000" office:value-type="float" office:value="0.284" calcext:value-type="float">
            <text:p>0.284</text:p>
          </table:table-cell>
          <table:table-cell table:formula="of:=[Sheet2.AR33]/1000" office:value-type="float" office:value="0.282" calcext:value-type="float">
            <text:p>0.282</text:p>
          </table:table-cell>
          <table:table-cell table:formula="of:=[Sheet2.AS33]/1000" office:value-type="float" office:value="0.283" calcext:value-type="float">
            <text:p>0.283</text:p>
          </table:table-cell>
          <table:table-cell table:formula="of:=[Sheet2.AT33]/1000" office:value-type="float" office:value="0.283" calcext:value-type="float">
            <text:p>0.283</text:p>
          </table:table-cell>
          <table:table-cell table:formula="of:=[Sheet2.AU33]/1000" office:value-type="float" office:value="0.284" calcext:value-type="float">
            <text:p>0.284</text:p>
          </table:table-cell>
          <table:table-cell table:formula="of:=[Sheet2.AV33]/1000" office:value-type="float" office:value="0.283" calcext:value-type="float">
            <text:p>0.283</text:p>
          </table:table-cell>
          <table:table-cell table:formula="of:=[Sheet2.AW33]/1000" office:value-type="float" office:value="0.285" calcext:value-type="float">
            <text:p>0.285</text:p>
          </table:table-cell>
          <table:table-cell/>
          <table:table-cell table:formula="of:=[Sheet2.T33]" office:value-type="float" office:value="0.960749983787537" calcext:value-type="float">
            <text:p>0.960749983787537</text:p>
          </table:table-cell>
          <table:table-cell table:formula="of:=[Sheet2.W33]+[Sheet2.X33]" office:value-type="float" office:value="20360" calcext:value-type="float">
            <text:p>20360</text:p>
          </table:table-cell>
          <table:table-cell table:formula="of:=[Sheet2.Y33]+[Sheet2.Z33]+[Sheet2.AA33]+[Sheet2.AB33]" office:value-type="float" office:value="4643" calcext:value-type="float">
            <text:p>4643</text:p>
          </table:table-cell>
          <table:table-cell/>
          <table:table-cell table:formula="of:=SUM([.A33:.L33])/4" office:value-type="float" office:value="0.86875" calcext:value-type="float">
            <text:p>0.86875</text:p>
          </table:table-cell>
          <table:table-cell table:formula="of:=[.A33]/MAX([.A33:.L33])" office:value-type="float" office:value="1" calcext:value-type="float">
            <text:p>1</text:p>
          </table:table-cell>
          <table:table-cell table:formula="of:=[.N33]*[.S33]" office:value-type="float" office:value="0.960749983787537" calcext:value-type="float">
            <text:p>0.960749983787537</text:p>
          </table:table-cell>
        </table:table-row>
        <table:table-row table:style-name="ro1">
          <table:table-cell table:formula="of:=[Sheet2.B34]/1000" office:value-type="float" office:value="0.371" calcext:value-type="float">
            <text:p>0.371</text:p>
          </table:table-cell>
          <table:table-cell table:formula="of:=[Sheet2.AM34]/1000" office:value-type="float" office:value="0.284" calcext:value-type="float">
            <text:p>0.284</text:p>
          </table:table-cell>
          <table:table-cell table:formula="of:=[Sheet2.AN34]/1000" office:value-type="float" office:value="0.283" calcext:value-type="float">
            <text:p>0.283</text:p>
          </table:table-cell>
          <table:table-cell table:formula="of:=[Sheet2.AO34]/1000" office:value-type="float" office:value="0.284" calcext:value-type="float">
            <text:p>0.284</text:p>
          </table:table-cell>
          <table:table-cell table:formula="of:=[Sheet2.AP34]/1000" office:value-type="float" office:value="0.282" calcext:value-type="float">
            <text:p>0.282</text:p>
          </table:table-cell>
          <table:table-cell table:formula="of:=[Sheet2.AQ34]/1000" office:value-type="float" office:value="0.284" calcext:value-type="float">
            <text:p>0.284</text:p>
          </table:table-cell>
          <table:table-cell table:formula="of:=[Sheet2.AR34]/1000" office:value-type="float" office:value="0.28" calcext:value-type="float">
            <text:p>0.28</text:p>
          </table:table-cell>
          <table:table-cell table:formula="of:=[Sheet2.AS34]/1000" office:value-type="float" office:value="0.285" calcext:value-type="float">
            <text:p>0.285</text:p>
          </table:table-cell>
          <table:table-cell table:formula="of:=[Sheet2.AT34]/1000" office:value-type="float" office:value="0.281" calcext:value-type="float">
            <text:p>0.281</text:p>
          </table:table-cell>
          <table:table-cell table:formula="of:=[Sheet2.AU34]/1000" office:value-type="float" office:value="0.282" calcext:value-type="float">
            <text:p>0.282</text:p>
          </table:table-cell>
          <table:table-cell table:formula="of:=[Sheet2.AV34]/1000" office:value-type="float" office:value="0.283" calcext:value-type="float">
            <text:p>0.283</text:p>
          </table:table-cell>
          <table:table-cell table:formula="of:=[Sheet2.AW34]/1000" office:value-type="float" office:value="0.284" calcext:value-type="float">
            <text:p>0.284</text:p>
          </table:table-cell>
          <table:table-cell/>
          <table:table-cell table:formula="of:=[Sheet2.T34]" office:value-type="float" office:value="0.957750022411346" calcext:value-type="float">
            <text:p>0.957750022411346</text:p>
          </table:table-cell>
          <table:table-cell table:formula="of:=[Sheet2.W34]+[Sheet2.X34]" office:value-type="float" office:value="21890" calcext:value-type="float">
            <text:p>21890</text:p>
          </table:table-cell>
          <table:table-cell table:formula="of:=[Sheet2.Y34]+[Sheet2.Z34]+[Sheet2.AA34]+[Sheet2.AB34]" office:value-type="float" office:value="5704" calcext:value-type="float">
            <text:p>5704</text:p>
          </table:table-cell>
          <table:table-cell/>
          <table:table-cell table:formula="of:=SUM([.A34:.L34])/4" office:value-type="float" office:value="0.87075" calcext:value-type="float">
            <text:p>0.87075</text:p>
          </table:table-cell>
          <table:table-cell table:formula="of:=[.A34]/MAX([.A34:.L34])" office:value-type="float" office:value="1" calcext:value-type="float">
            <text:p>1</text:p>
          </table:table-cell>
          <table:table-cell table:formula="of:=[.N34]*[.S34]" office:value-type="float" office:value="0.957750022411346" calcext:value-type="float">
            <text:p>0.957750022411346</text:p>
          </table:table-cell>
        </table:table-row>
        <table:table-row table:style-name="ro1">
          <table:table-cell table:formula="of:=[Sheet2.B35]/1000" office:value-type="float" office:value="0.374" calcext:value-type="float">
            <text:p>0.374</text:p>
          </table:table-cell>
          <table:table-cell table:formula="of:=[Sheet2.AM35]/1000" office:value-type="float" office:value="0.283" calcext:value-type="float">
            <text:p>0.283</text:p>
          </table:table-cell>
          <table:table-cell table:formula="of:=[Sheet2.AN35]/1000" office:value-type="float" office:value="0.282" calcext:value-type="float">
            <text:p>0.282</text:p>
          </table:table-cell>
          <table:table-cell table:formula="of:=[Sheet2.AO35]/1000" office:value-type="float" office:value="0.281" calcext:value-type="float">
            <text:p>0.281</text:p>
          </table:table-cell>
          <table:table-cell table:formula="of:=[Sheet2.AP35]/1000" office:value-type="float" office:value="0.28" calcext:value-type="float">
            <text:p>0.28</text:p>
          </table:table-cell>
          <table:table-cell table:formula="of:=[Sheet2.AQ35]/1000" office:value-type="float" office:value="0.281" calcext:value-type="float">
            <text:p>0.281</text:p>
          </table:table-cell>
          <table:table-cell table:formula="of:=[Sheet2.AR35]/1000" office:value-type="float" office:value="0.282" calcext:value-type="float">
            <text:p>0.282</text:p>
          </table:table-cell>
          <table:table-cell table:formula="of:=[Sheet2.AS35]/1000" office:value-type="float" office:value="0.283" calcext:value-type="float">
            <text:p>0.283</text:p>
          </table:table-cell>
          <table:table-cell table:formula="of:=[Sheet2.AT35]/1000" office:value-type="float" office:value="0.284" calcext:value-type="float">
            <text:p>0.284</text:p>
          </table:table-cell>
          <table:table-cell table:formula="of:=[Sheet2.AU35]/1000" office:value-type="float" office:value="0.282" calcext:value-type="float">
            <text:p>0.282</text:p>
          </table:table-cell>
          <table:table-cell table:formula="of:=[Sheet2.AV35]/1000" office:value-type="float" office:value="0.282" calcext:value-type="float">
            <text:p>0.282</text:p>
          </table:table-cell>
          <table:table-cell table:formula="of:=[Sheet2.AW35]/1000" office:value-type="float" office:value="0.282" calcext:value-type="float">
            <text:p>0.282</text:p>
          </table:table-cell>
          <table:table-cell/>
          <table:table-cell table:formula="of:=[Sheet2.T35]" office:value-type="float" office:value="0.957249999046326" calcext:value-type="float">
            <text:p>0.957249999046326</text:p>
          </table:table-cell>
          <table:table-cell table:formula="of:=[Sheet2.W35]+[Sheet2.X35]" office:value-type="float" office:value="23413" calcext:value-type="float">
            <text:p>23413</text:p>
          </table:table-cell>
          <table:table-cell table:formula="of:=[Sheet2.Y35]+[Sheet2.Z35]+[Sheet2.AA35]+[Sheet2.AB35]" office:value-type="float" office:value="6852" calcext:value-type="float">
            <text:p>6852</text:p>
          </table:table-cell>
          <table:table-cell/>
          <table:table-cell table:formula="of:=SUM([.A35:.L35])/4" office:value-type="float" office:value="0.869" calcext:value-type="float">
            <text:p>0.869</text:p>
          </table:table-cell>
          <table:table-cell table:formula="of:=[.A35]/MAX([.A35:.L35])" office:value-type="float" office:value="1" calcext:value-type="float">
            <text:p>1</text:p>
          </table:table-cell>
          <table:table-cell table:formula="of:=[.N35]*[.S35]" office:value-type="float" office:value="0.957249999046326" calcext:value-type="float">
            <text:p>0.957249999046326</text:p>
          </table:table-cell>
        </table:table-row>
        <table:table-row table:style-name="ro1">
          <table:table-cell table:formula="of:=[Sheet2.B36]/1000" office:value-type="float" office:value="0.363" calcext:value-type="float">
            <text:p>0.363</text:p>
          </table:table-cell>
          <table:table-cell table:formula="of:=[Sheet2.AM36]/1000" office:value-type="float" office:value="0.28" calcext:value-type="float">
            <text:p>0.28</text:p>
          </table:table-cell>
          <table:table-cell table:formula="of:=[Sheet2.AN36]/1000" office:value-type="float" office:value="0.279" calcext:value-type="float">
            <text:p>0.279</text:p>
          </table:table-cell>
          <table:table-cell table:formula="of:=[Sheet2.AO36]/1000" office:value-type="float" office:value="0.281" calcext:value-type="float">
            <text:p>0.281</text:p>
          </table:table-cell>
          <table:table-cell table:formula="of:=[Sheet2.AP36]/1000" office:value-type="float" office:value="0.28" calcext:value-type="float">
            <text:p>0.28</text:p>
          </table:table-cell>
          <table:table-cell table:formula="of:=[Sheet2.AQ36]/1000" office:value-type="float" office:value="0.278" calcext:value-type="float">
            <text:p>0.278</text:p>
          </table:table-cell>
          <table:table-cell table:formula="of:=[Sheet2.AR36]/1000" office:value-type="float" office:value="0.279" calcext:value-type="float">
            <text:p>0.279</text:p>
          </table:table-cell>
          <table:table-cell table:formula="of:=[Sheet2.AS36]/1000" office:value-type="float" office:value="0.281" calcext:value-type="float">
            <text:p>0.281</text:p>
          </table:table-cell>
          <table:table-cell table:formula="of:=[Sheet2.AT36]/1000" office:value-type="float" office:value="0.278" calcext:value-type="float">
            <text:p>0.278</text:p>
          </table:table-cell>
          <table:table-cell table:formula="of:=[Sheet2.AU36]/1000" office:value-type="float" office:value="0.276" calcext:value-type="float">
            <text:p>0.276</text:p>
          </table:table-cell>
          <table:table-cell table:formula="of:=[Sheet2.AV36]/1000" office:value-type="float" office:value="0.28" calcext:value-type="float">
            <text:p>0.28</text:p>
          </table:table-cell>
          <table:table-cell table:formula="of:=[Sheet2.AW36]/1000" office:value-type="float" office:value="0.278" calcext:value-type="float">
            <text:p>0.278</text:p>
          </table:table-cell>
          <table:table-cell/>
          <table:table-cell table:formula="of:=[Sheet2.T36]" office:value-type="float" office:value="0.958000004291534" calcext:value-type="float">
            <text:p>0.958000004291534</text:p>
          </table:table-cell>
          <table:table-cell table:formula="of:=[Sheet2.W36]+[Sheet2.X36]" office:value-type="float" office:value="24780" calcext:value-type="float">
            <text:p>24780</text:p>
          </table:table-cell>
          <table:table-cell table:formula="of:=[Sheet2.Y36]+[Sheet2.Z36]+[Sheet2.AA36]+[Sheet2.AB36]" office:value-type="float" office:value="8202" calcext:value-type="float">
            <text:p>8202</text:p>
          </table:table-cell>
          <table:table-cell/>
          <table:table-cell table:formula="of:=SUM([.A36:.L36])/4" office:value-type="float" office:value="0.85825" calcext:value-type="float">
            <text:p>0.85825</text:p>
          </table:table-cell>
          <table:table-cell table:formula="of:=[.A36]/MAX([.A36:.L36])" office:value-type="float" office:value="1" calcext:value-type="float">
            <text:p>1</text:p>
          </table:table-cell>
          <table:table-cell table:formula="of:=[.N36]*[.S36]" office:value-type="float" office:value="0.958000004291534" calcext:value-type="float">
            <text:p>0.958000004291534</text:p>
          </table:table-cell>
        </table:table-row>
        <table:table-row table:style-name="ro1">
          <table:table-cell table:formula="of:=[Sheet2.B37]/1000" office:value-type="float" office:value="0.358" calcext:value-type="float">
            <text:p>0.358</text:p>
          </table:table-cell>
          <table:table-cell table:formula="of:=[Sheet2.AM37]/1000" office:value-type="float" office:value="0.283" calcext:value-type="float">
            <text:p>0.283</text:p>
          </table:table-cell>
          <table:table-cell table:formula="of:=[Sheet2.AN37]/1000" office:value-type="float" office:value="0.282" calcext:value-type="float">
            <text:p>0.282</text:p>
          </table:table-cell>
          <table:table-cell table:formula="of:=[Sheet2.AO37]/1000" office:value-type="float" office:value="0.283" calcext:value-type="float">
            <text:p>0.283</text:p>
          </table:table-cell>
          <table:table-cell table:formula="of:=[Sheet2.AP37]/1000" office:value-type="float" office:value="0.282" calcext:value-type="float">
            <text:p>0.282</text:p>
          </table:table-cell>
          <table:table-cell table:formula="of:=[Sheet2.AQ37]/1000" office:value-type="float" office:value="0.282" calcext:value-type="float">
            <text:p>0.282</text:p>
          </table:table-cell>
          <table:table-cell table:formula="of:=[Sheet2.AR37]/1000" office:value-type="float" office:value="0.281" calcext:value-type="float">
            <text:p>0.281</text:p>
          </table:table-cell>
          <table:table-cell table:formula="of:=[Sheet2.AS37]/1000" office:value-type="float" office:value="0.282" calcext:value-type="float">
            <text:p>0.282</text:p>
          </table:table-cell>
          <table:table-cell table:formula="of:=[Sheet2.AT37]/1000" office:value-type="float" office:value="0.283" calcext:value-type="float">
            <text:p>0.283</text:p>
          </table:table-cell>
          <table:table-cell table:formula="of:=[Sheet2.AU37]/1000" office:value-type="float" office:value="0.284" calcext:value-type="float">
            <text:p>0.284</text:p>
          </table:table-cell>
          <table:table-cell table:formula="of:=[Sheet2.AV37]/1000" office:value-type="float" office:value="0.281" calcext:value-type="float">
            <text:p>0.281</text:p>
          </table:table-cell>
          <table:table-cell table:formula="of:=[Sheet2.AW37]/1000" office:value-type="float" office:value="0.284" calcext:value-type="float">
            <text:p>0.284</text:p>
          </table:table-cell>
          <table:table-cell/>
          <table:table-cell table:formula="of:=[Sheet2.T37]" office:value-type="float" office:value="0.959999978542328" calcext:value-type="float">
            <text:p>0.959999978542328</text:p>
          </table:table-cell>
          <table:table-cell table:formula="of:=[Sheet2.W37]+[Sheet2.X37]" office:value-type="float" office:value="26321" calcext:value-type="float">
            <text:p>26321</text:p>
          </table:table-cell>
          <table:table-cell table:formula="of:=[Sheet2.Y37]+[Sheet2.Z37]+[Sheet2.AA37]+[Sheet2.AB37]" office:value-type="float" office:value="9695" calcext:value-type="float">
            <text:p>9695</text:p>
          </table:table-cell>
          <table:table-cell/>
          <table:table-cell table:formula="of:=SUM([.A37:.L37])/4" office:value-type="float" office:value="0.86625" calcext:value-type="float">
            <text:p>0.86625</text:p>
          </table:table-cell>
          <table:table-cell table:formula="of:=[.A37]/MAX([.A37:.L37])" office:value-type="float" office:value="1" calcext:value-type="float">
            <text:p>1</text:p>
          </table:table-cell>
          <table:table-cell table:formula="of:=[.N37]*[.S37]" office:value-type="float" office:value="0.959999978542328" calcext:value-type="float">
            <text:p>0.959999978542328</text:p>
          </table:table-cell>
        </table:table-row>
        <table:table-row table:style-name="ro1">
          <table:table-cell table:formula="of:=[Sheet2.B38]/1000" office:value-type="float" office:value="0.364" calcext:value-type="float">
            <text:p>0.364</text:p>
          </table:table-cell>
          <table:table-cell table:formula="of:=[Sheet2.AM38]/1000" office:value-type="float" office:value="0.285" calcext:value-type="float">
            <text:p>0.285</text:p>
          </table:table-cell>
          <table:table-cell table:formula="of:=[Sheet2.AN38]/1000" office:value-type="float" office:value="0.281" calcext:value-type="float">
            <text:p>0.281</text:p>
          </table:table-cell>
          <table:table-cell table:formula="of:=[Sheet2.AO38]/1000" office:value-type="float" office:value="0.28" calcext:value-type="float">
            <text:p>0.28</text:p>
          </table:table-cell>
          <table:table-cell table:formula="of:=[Sheet2.AP38]/1000" office:value-type="float" office:value="0.282" calcext:value-type="float">
            <text:p>0.282</text:p>
          </table:table-cell>
          <table:table-cell table:formula="of:=[Sheet2.AQ38]/1000" office:value-type="float" office:value="0.281" calcext:value-type="float">
            <text:p>0.281</text:p>
          </table:table-cell>
          <table:table-cell table:formula="of:=[Sheet2.AR38]/1000" office:value-type="float" office:value="0.282" calcext:value-type="float">
            <text:p>0.282</text:p>
          </table:table-cell>
          <table:table-cell table:formula="of:=[Sheet2.AS38]/1000" office:value-type="float" office:value="0.281" calcext:value-type="float">
            <text:p>0.281</text:p>
          </table:table-cell>
          <table:table-cell table:formula="of:=[Sheet2.AT38]/1000" office:value-type="float" office:value="0.281" calcext:value-type="float">
            <text:p>0.281</text:p>
          </table:table-cell>
          <table:table-cell table:formula="of:=[Sheet2.AU38]/1000" office:value-type="float" office:value="0.281" calcext:value-type="float">
            <text:p>0.281</text:p>
          </table:table-cell>
          <table:table-cell table:formula="of:=[Sheet2.AV38]/1000" office:value-type="float" office:value="0.282" calcext:value-type="float">
            <text:p>0.282</text:p>
          </table:table-cell>
          <table:table-cell table:formula="of:=[Sheet2.AW38]/1000" office:value-type="float" office:value="0.283" calcext:value-type="float">
            <text:p>0.283</text:p>
          </table:table-cell>
          <table:table-cell/>
          <table:table-cell table:formula="of:=[Sheet2.T38]" office:value-type="float" office:value="0.958000004291534" calcext:value-type="float">
            <text:p>0.958000004291534</text:p>
          </table:table-cell>
          <table:table-cell table:formula="of:=[Sheet2.W38]+[Sheet2.X38]" office:value-type="float" office:value="27891" calcext:value-type="float">
            <text:p>27891</text:p>
          </table:table-cell>
          <table:table-cell table:formula="of:=[Sheet2.Y38]+[Sheet2.Z38]+[Sheet2.AA38]+[Sheet2.AB38]" office:value-type="float" office:value="11194" calcext:value-type="float">
            <text:p>11194</text:p>
          </table:table-cell>
          <table:table-cell/>
          <table:table-cell table:formula="of:=SUM([.A38:.L38])/4" office:value-type="float" office:value="0.86575" calcext:value-type="float">
            <text:p>0.86575</text:p>
          </table:table-cell>
          <table:table-cell table:formula="of:=[.A38]/MAX([.A38:.L38])" office:value-type="float" office:value="1" calcext:value-type="float">
            <text:p>1</text:p>
          </table:table-cell>
          <table:table-cell table:formula="of:=[.N38]*[.S38]" office:value-type="float" office:value="0.958000004291534" calcext:value-type="float">
            <text:p>0.958000004291534</text:p>
          </table:table-cell>
        </table:table-row>
        <table:table-row table:style-name="ro1">
          <table:table-cell table:formula="of:=[Sheet2.B39]/1000" office:value-type="float" office:value="0.371" calcext:value-type="float">
            <text:p>0.371</text:p>
          </table:table-cell>
          <table:table-cell table:formula="of:=[Sheet2.AM39]/1000" office:value-type="float" office:value="0.281" calcext:value-type="float">
            <text:p>0.281</text:p>
          </table:table-cell>
          <table:table-cell table:formula="of:=[Sheet2.AN39]/1000" office:value-type="float" office:value="0.281" calcext:value-type="float">
            <text:p>0.281</text:p>
          </table:table-cell>
          <table:table-cell table:formula="of:=[Sheet2.AO39]/1000" office:value-type="float" office:value="0.281" calcext:value-type="float">
            <text:p>0.281</text:p>
          </table:table-cell>
          <table:table-cell table:formula="of:=[Sheet2.AP39]/1000" office:value-type="float" office:value="0.282" calcext:value-type="float">
            <text:p>0.282</text:p>
          </table:table-cell>
          <table:table-cell table:formula="of:=[Sheet2.AQ39]/1000" office:value-type="float" office:value="0.28" calcext:value-type="float">
            <text:p>0.28</text:p>
          </table:table-cell>
          <table:table-cell table:formula="of:=[Sheet2.AR39]/1000" office:value-type="float" office:value="0.284" calcext:value-type="float">
            <text:p>0.284</text:p>
          </table:table-cell>
          <table:table-cell table:formula="of:=[Sheet2.AS39]/1000" office:value-type="float" office:value="0.28" calcext:value-type="float">
            <text:p>0.28</text:p>
          </table:table-cell>
          <table:table-cell table:formula="of:=[Sheet2.AT39]/1000" office:value-type="float" office:value="0.281" calcext:value-type="float">
            <text:p>0.281</text:p>
          </table:table-cell>
          <table:table-cell table:formula="of:=[Sheet2.AU39]/1000" office:value-type="float" office:value="0.279" calcext:value-type="float">
            <text:p>0.279</text:p>
          </table:table-cell>
          <table:table-cell table:formula="of:=[Sheet2.AV39]/1000" office:value-type="float" office:value="0.283" calcext:value-type="float">
            <text:p>0.283</text:p>
          </table:table-cell>
          <table:table-cell table:formula="of:=[Sheet2.AW39]/1000" office:value-type="float" office:value="0.279" calcext:value-type="float">
            <text:p>0.279</text:p>
          </table:table-cell>
          <table:table-cell/>
          <table:table-cell table:formula="of:=[Sheet2.T39]" office:value-type="float" office:value="0.954999983310699" calcext:value-type="float">
            <text:p>0.954999983310699</text:p>
          </table:table-cell>
          <table:table-cell table:formula="of:=[Sheet2.W39]+[Sheet2.X39]" office:value-type="float" office:value="29391" calcext:value-type="float">
            <text:p>29391</text:p>
          </table:table-cell>
          <table:table-cell table:formula="of:=[Sheet2.Y39]+[Sheet2.Z39]+[Sheet2.AA39]+[Sheet2.AB39]" office:value-type="float" office:value="12870" calcext:value-type="float">
            <text:p>12870</text:p>
          </table:table-cell>
          <table:table-cell/>
          <table:table-cell table:formula="of:=SUM([.A39:.L39])/4" office:value-type="float" office:value="0.8655" calcext:value-type="float">
            <text:p>0.8655</text:p>
          </table:table-cell>
          <table:table-cell table:formula="of:=[.A39]/MAX([.A39:.L39])" office:value-type="float" office:value="1" calcext:value-type="float">
            <text:p>1</text:p>
          </table:table-cell>
          <table:table-cell table:formula="of:=[.N39]*[.S39]" office:value-type="float" office:value="0.954999983310699" calcext:value-type="float">
            <text:p>0.954999983310699</text:p>
          </table:table-cell>
        </table:table-row>
        <table:table-row table:style-name="ro1">
          <table:table-cell table:formula="of:=[Sheet2.B40]/1000" office:value-type="float" office:value="0.359" calcext:value-type="float">
            <text:p>0.359</text:p>
          </table:table-cell>
          <table:table-cell table:formula="of:=[Sheet2.AM40]/1000" office:value-type="float" office:value="0.282" calcext:value-type="float">
            <text:p>0.282</text:p>
          </table:table-cell>
          <table:table-cell table:formula="of:=[Sheet2.AN40]/1000" office:value-type="float" office:value="0.279" calcext:value-type="float">
            <text:p>0.279</text:p>
          </table:table-cell>
          <table:table-cell table:formula="of:=[Sheet2.AO40]/1000" office:value-type="float" office:value="0.279" calcext:value-type="float">
            <text:p>0.279</text:p>
          </table:table-cell>
          <table:table-cell table:formula="of:=[Sheet2.AP40]/1000" office:value-type="float" office:value="0.283" calcext:value-type="float">
            <text:p>0.283</text:p>
          </table:table-cell>
          <table:table-cell table:formula="of:=[Sheet2.AQ40]/1000" office:value-type="float" office:value="0.282" calcext:value-type="float">
            <text:p>0.282</text:p>
          </table:table-cell>
          <table:table-cell table:formula="of:=[Sheet2.AR40]/1000" office:value-type="float" office:value="0.28" calcext:value-type="float">
            <text:p>0.28</text:p>
          </table:table-cell>
          <table:table-cell table:formula="of:=[Sheet2.AS40]/1000" office:value-type="float" office:value="0.281" calcext:value-type="float">
            <text:p>0.281</text:p>
          </table:table-cell>
          <table:table-cell table:formula="of:=[Sheet2.AT40]/1000" office:value-type="float" office:value="0.282" calcext:value-type="float">
            <text:p>0.282</text:p>
          </table:table-cell>
          <table:table-cell table:formula="of:=[Sheet2.AU40]/1000" office:value-type="float" office:value="0.283" calcext:value-type="float">
            <text:p>0.283</text:p>
          </table:table-cell>
          <table:table-cell table:formula="of:=[Sheet2.AV40]/1000" office:value-type="float" office:value="0.281" calcext:value-type="float">
            <text:p>0.281</text:p>
          </table:table-cell>
          <table:table-cell table:formula="of:=[Sheet2.AW40]/1000" office:value-type="float" office:value="0.281" calcext:value-type="float">
            <text:p>0.281</text:p>
          </table:table-cell>
          <table:table-cell/>
          <table:table-cell table:formula="of:=[Sheet2.T40]" office:value-type="float" office:value="0.955999970436096" calcext:value-type="float">
            <text:p>0.955999970436096</text:p>
          </table:table-cell>
          <table:table-cell table:formula="of:=[Sheet2.W40]+[Sheet2.X40]" office:value-type="float" office:value="30886" calcext:value-type="float">
            <text:p>30886</text:p>
          </table:table-cell>
          <table:table-cell table:formula="of:=[Sheet2.Y40]+[Sheet2.Z40]+[Sheet2.AA40]+[Sheet2.AB40]" office:value-type="float" office:value="15110" calcext:value-type="float">
            <text:p>15110</text:p>
          </table:table-cell>
          <table:table-cell/>
          <table:table-cell table:formula="of:=SUM([.A40:.L40])/4" office:value-type="float" office:value="0.863" calcext:value-type="float">
            <text:p>0.863</text:p>
          </table:table-cell>
          <table:table-cell table:formula="of:=[.A40]/MAX([.A40:.L40])" office:value-type="float" office:value="1" calcext:value-type="float">
            <text:p>1</text:p>
          </table:table-cell>
          <table:table-cell table:formula="of:=[.N40]*[.S40]" office:value-type="float" office:value="0.955999970436096" calcext:value-type="float">
            <text:p>0.955999970436096</text:p>
          </table:table-cell>
        </table:table-row>
        <table:table-row table:style-name="ro1">
          <table:table-cell table:formula="of:=[Sheet2.B41]/1000" office:value-type="float" office:value="0.352" calcext:value-type="float">
            <text:p>0.352</text:p>
          </table:table-cell>
          <table:table-cell table:formula="of:=[Sheet2.AM41]/1000" office:value-type="float" office:value="0.284" calcext:value-type="float">
            <text:p>0.284</text:p>
          </table:table-cell>
          <table:table-cell table:formula="of:=[Sheet2.AN41]/1000" office:value-type="float" office:value="0.282" calcext:value-type="float">
            <text:p>0.282</text:p>
          </table:table-cell>
          <table:table-cell table:formula="of:=[Sheet2.AO41]/1000" office:value-type="float" office:value="0.286" calcext:value-type="float">
            <text:p>0.286</text:p>
          </table:table-cell>
          <table:table-cell table:formula="of:=[Sheet2.AP41]/1000" office:value-type="float" office:value="0.283" calcext:value-type="float">
            <text:p>0.283</text:p>
          </table:table-cell>
          <table:table-cell table:formula="of:=[Sheet2.AQ41]/1000" office:value-type="float" office:value="0.281" calcext:value-type="float">
            <text:p>0.281</text:p>
          </table:table-cell>
          <table:table-cell table:formula="of:=[Sheet2.AR41]/1000" office:value-type="float" office:value="0.28" calcext:value-type="float">
            <text:p>0.28</text:p>
          </table:table-cell>
          <table:table-cell table:formula="of:=[Sheet2.AS41]/1000" office:value-type="float" office:value="0.285" calcext:value-type="float">
            <text:p>0.285</text:p>
          </table:table-cell>
          <table:table-cell table:formula="of:=[Sheet2.AT41]/1000" office:value-type="float" office:value="0.281" calcext:value-type="float">
            <text:p>0.281</text:p>
          </table:table-cell>
          <table:table-cell table:formula="of:=[Sheet2.AU41]/1000" office:value-type="float" office:value="0.28" calcext:value-type="float">
            <text:p>0.28</text:p>
          </table:table-cell>
          <table:table-cell table:formula="of:=[Sheet2.AV41]/1000" office:value-type="float" office:value="0.286" calcext:value-type="float">
            <text:p>0.286</text:p>
          </table:table-cell>
          <table:table-cell table:formula="of:=[Sheet2.AW41]/1000" office:value-type="float" office:value="0.285" calcext:value-type="float">
            <text:p>0.285</text:p>
          </table:table-cell>
          <table:table-cell/>
          <table:table-cell table:formula="of:=[Sheet2.T41]" office:value-type="float" office:value="0.958999991416931" calcext:value-type="float">
            <text:p>0.958999991416931</text:p>
          </table:table-cell>
          <table:table-cell table:formula="of:=[Sheet2.W41]+[Sheet2.X41]" office:value-type="float" office:value="32228" calcext:value-type="float">
            <text:p>32228</text:p>
          </table:table-cell>
          <table:table-cell table:formula="of:=[Sheet2.Y41]+[Sheet2.Z41]+[Sheet2.AA41]+[Sheet2.AB41]" office:value-type="float" office:value="17649" calcext:value-type="float">
            <text:p>17649</text:p>
          </table:table-cell>
          <table:table-cell/>
          <table:table-cell table:formula="of:=SUM([.A41:.L41])/4" office:value-type="float" office:value="0.86625" calcext:value-type="float">
            <text:p>0.86625</text:p>
          </table:table-cell>
          <table:table-cell table:formula="of:=[.A41]/MAX([.A41:.L41])" office:value-type="float" office:value="1" calcext:value-type="float">
            <text:p>1</text:p>
          </table:table-cell>
          <table:table-cell table:formula="of:=[.N41]*[.S41]" office:value-type="float" office:value="0.958999991416931" calcext:value-type="float">
            <text:p>0.958999991416931</text:p>
          </table:table-cell>
        </table:table-row>
        <table:table-row table:style-name="ro1">
          <table:table-cell table:formula="of:=[Sheet2.B42]/1000" office:value-type="float" office:value="0.367" calcext:value-type="float">
            <text:p>0.367</text:p>
          </table:table-cell>
          <table:table-cell table:formula="of:=[Sheet2.AM42]/1000" office:value-type="float" office:value="0.285" calcext:value-type="float">
            <text:p>0.285</text:p>
          </table:table-cell>
          <table:table-cell table:formula="of:=[Sheet2.AN42]/1000" office:value-type="float" office:value="0.284" calcext:value-type="float">
            <text:p>0.284</text:p>
          </table:table-cell>
          <table:table-cell table:formula="of:=[Sheet2.AO42]/1000" office:value-type="float" office:value="0.281" calcext:value-type="float">
            <text:p>0.281</text:p>
          </table:table-cell>
          <table:table-cell table:formula="of:=[Sheet2.AP42]/1000" office:value-type="float" office:value="0.285" calcext:value-type="float">
            <text:p>0.285</text:p>
          </table:table-cell>
          <table:table-cell table:formula="of:=[Sheet2.AQ42]/1000" office:value-type="float" office:value="0.282" calcext:value-type="float">
            <text:p>0.282</text:p>
          </table:table-cell>
          <table:table-cell table:formula="of:=[Sheet2.AR42]/1000" office:value-type="float" office:value="0.288" calcext:value-type="float">
            <text:p>0.288</text:p>
          </table:table-cell>
          <table:table-cell table:formula="of:=[Sheet2.AS42]/1000" office:value-type="float" office:value="0.28" calcext:value-type="float">
            <text:p>0.28</text:p>
          </table:table-cell>
          <table:table-cell table:formula="of:=[Sheet2.AT42]/1000" office:value-type="float" office:value="0.284" calcext:value-type="float">
            <text:p>0.284</text:p>
          </table:table-cell>
          <table:table-cell table:formula="of:=[Sheet2.AU42]/1000" office:value-type="float" office:value="0.285" calcext:value-type="float">
            <text:p>0.285</text:p>
          </table:table-cell>
          <table:table-cell table:formula="of:=[Sheet2.AV42]/1000" office:value-type="float" office:value="0.283" calcext:value-type="float">
            <text:p>0.283</text:p>
          </table:table-cell>
          <table:table-cell table:formula="of:=[Sheet2.AW42]/1000" office:value-type="float" office:value="0.283" calcext:value-type="float">
            <text:p>0.283</text:p>
          </table:table-cell>
          <table:table-cell/>
          <table:table-cell table:formula="of:=[Sheet2.T42]" office:value-type="float" office:value="0.958750009536743" calcext:value-type="float">
            <text:p>0.958750009536743</text:p>
          </table:table-cell>
          <table:table-cell table:formula="of:=[Sheet2.W42]+[Sheet2.X42]" office:value-type="float" office:value="33583" calcext:value-type="float">
            <text:p>33583</text:p>
          </table:table-cell>
          <table:table-cell table:formula="of:=[Sheet2.Y42]+[Sheet2.Z42]+[Sheet2.AA42]+[Sheet2.AB42]" office:value-type="float" office:value="20164" calcext:value-type="float">
            <text:p>20164</text:p>
          </table:table-cell>
          <table:table-cell/>
          <table:table-cell table:formula="of:=SUM([.A42:.L42])/4" office:value-type="float" office:value="0.87175" calcext:value-type="float">
            <text:p>0.87175</text:p>
          </table:table-cell>
          <table:table-cell table:formula="of:=[.A42]/MAX([.A42:.L42])" office:value-type="float" office:value="1" calcext:value-type="float">
            <text:p>1</text:p>
          </table:table-cell>
          <table:table-cell table:formula="of:=[.N42]*[.S42]" office:value-type="float" office:value="0.958750009536743" calcext:value-type="float">
            <text:p>0.958750009536743</text:p>
          </table:table-cell>
        </table:table-row>
        <table:table-row table:style-name="ro1">
          <table:table-cell table:formula="of:=[Sheet2.B43]/1000" office:value-type="float" office:value="0.379" calcext:value-type="float">
            <text:p>0.379</text:p>
          </table:table-cell>
          <table:table-cell table:formula="of:=[Sheet2.AM43]/1000" office:value-type="float" office:value="0.285" calcext:value-type="float">
            <text:p>0.285</text:p>
          </table:table-cell>
          <table:table-cell table:formula="of:=[Sheet2.AN43]/1000" office:value-type="float" office:value="0.283" calcext:value-type="float">
            <text:p>0.283</text:p>
          </table:table-cell>
          <table:table-cell table:formula="of:=[Sheet2.AO43]/1000" office:value-type="float" office:value="0.285" calcext:value-type="float">
            <text:p>0.285</text:p>
          </table:table-cell>
          <table:table-cell table:formula="of:=[Sheet2.AP43]/1000" office:value-type="float" office:value="0.281" calcext:value-type="float">
            <text:p>0.281</text:p>
          </table:table-cell>
          <table:table-cell table:formula="of:=[Sheet2.AQ43]/1000" office:value-type="float" office:value="0.282" calcext:value-type="float">
            <text:p>0.282</text:p>
          </table:table-cell>
          <table:table-cell table:formula="of:=[Sheet2.AR43]/1000" office:value-type="float" office:value="0.279" calcext:value-type="float">
            <text:p>0.279</text:p>
          </table:table-cell>
          <table:table-cell table:formula="of:=[Sheet2.AS43]/1000" office:value-type="float" office:value="0.282" calcext:value-type="float">
            <text:p>0.282</text:p>
          </table:table-cell>
          <table:table-cell table:formula="of:=[Sheet2.AT43]/1000" office:value-type="float" office:value="0.28" calcext:value-type="float">
            <text:p>0.28</text:p>
          </table:table-cell>
          <table:table-cell table:formula="of:=[Sheet2.AU43]/1000" office:value-type="float" office:value="0.283" calcext:value-type="float">
            <text:p>0.283</text:p>
          </table:table-cell>
          <table:table-cell table:formula="of:=[Sheet2.AV43]/1000" office:value-type="float" office:value="0.284" calcext:value-type="float">
            <text:p>0.284</text:p>
          </table:table-cell>
          <table:table-cell table:formula="of:=[Sheet2.AW43]/1000" office:value-type="float" office:value="0.283" calcext:value-type="float">
            <text:p>0.283</text:p>
          </table:table-cell>
          <table:table-cell/>
          <table:table-cell table:formula="of:=[Sheet2.T43]" office:value-type="float" office:value="0.96025002002716" calcext:value-type="float">
            <text:p>0.96025002002716</text:p>
          </table:table-cell>
          <table:table-cell table:formula="of:=[Sheet2.W43]+[Sheet2.X43]" office:value-type="float" office:value="35153" calcext:value-type="float">
            <text:p>35153</text:p>
          </table:table-cell>
          <table:table-cell table:formula="of:=[Sheet2.Y43]+[Sheet2.Z43]+[Sheet2.AA43]+[Sheet2.AB43]" office:value-type="float" office:value="22501" calcext:value-type="float">
            <text:p>22501</text:p>
          </table:table-cell>
          <table:table-cell/>
          <table:table-cell table:formula="of:=SUM([.A43:.L43])/4" office:value-type="float" office:value="0.8715" calcext:value-type="float">
            <text:p>0.8715</text:p>
          </table:table-cell>
          <table:table-cell table:formula="of:=[.A43]/MAX([.A43:.L43])" office:value-type="float" office:value="1" calcext:value-type="float">
            <text:p>1</text:p>
          </table:table-cell>
          <table:table-cell table:formula="of:=[.N43]*[.S43]" office:value-type="float" office:value="0.96025002002716" calcext:value-type="float">
            <text:p>0.96025002002716</text:p>
          </table:table-cell>
        </table:table-row>
        <table:table-row table:style-name="ro1">
          <table:table-cell table:formula="of:=[Sheet2.B44]/1000" office:value-type="float" office:value="0.372" calcext:value-type="float">
            <text:p>0.372</text:p>
          </table:table-cell>
          <table:table-cell table:formula="of:=[Sheet2.AM44]/1000" office:value-type="float" office:value="0.282" calcext:value-type="float">
            <text:p>0.282</text:p>
          </table:table-cell>
          <table:table-cell table:formula="of:=[Sheet2.AN44]/1000" office:value-type="float" office:value="0.279" calcext:value-type="float">
            <text:p>0.279</text:p>
          </table:table-cell>
          <table:table-cell table:formula="of:=[Sheet2.AO44]/1000" office:value-type="float" office:value="0.279" calcext:value-type="float">
            <text:p>0.279</text:p>
          </table:table-cell>
          <table:table-cell table:formula="of:=[Sheet2.AP44]/1000" office:value-type="float" office:value="0.28" calcext:value-type="float">
            <text:p>0.28</text:p>
          </table:table-cell>
          <table:table-cell table:formula="of:=[Sheet2.AQ44]/1000" office:value-type="float" office:value="0.276" calcext:value-type="float">
            <text:p>0.276</text:p>
          </table:table-cell>
          <table:table-cell table:formula="of:=[Sheet2.AR44]/1000" office:value-type="float" office:value="0.28" calcext:value-type="float">
            <text:p>0.28</text:p>
          </table:table-cell>
          <table:table-cell table:formula="of:=[Sheet2.AS44]/1000" office:value-type="float" office:value="0.281" calcext:value-type="float">
            <text:p>0.281</text:p>
          </table:table-cell>
          <table:table-cell table:formula="of:=[Sheet2.AT44]/1000" office:value-type="float" office:value="0.28" calcext:value-type="float">
            <text:p>0.28</text:p>
          </table:table-cell>
          <table:table-cell table:formula="of:=[Sheet2.AU44]/1000" office:value-type="float" office:value="0.278" calcext:value-type="float">
            <text:p>0.278</text:p>
          </table:table-cell>
          <table:table-cell table:formula="of:=[Sheet2.AV44]/1000" office:value-type="float" office:value="0.278" calcext:value-type="float">
            <text:p>0.278</text:p>
          </table:table-cell>
          <table:table-cell table:formula="of:=[Sheet2.AW44]/1000" office:value-type="float" office:value="0.28" calcext:value-type="float">
            <text:p>0.28</text:p>
          </table:table-cell>
          <table:table-cell/>
          <table:table-cell table:formula="of:=[Sheet2.T44]" office:value-type="float" office:value="0.954999983310699" calcext:value-type="float">
            <text:p>0.954999983310699</text:p>
          </table:table-cell>
          <table:table-cell table:formula="of:=[Sheet2.W44]+[Sheet2.X44]" office:value-type="float" office:value="36709" calcext:value-type="float">
            <text:p>36709</text:p>
          </table:table-cell>
          <table:table-cell table:formula="of:=[Sheet2.Y44]+[Sheet2.Z44]+[Sheet2.AA44]+[Sheet2.AB44]" office:value-type="float" office:value="24896" calcext:value-type="float">
            <text:p>24896</text:p>
          </table:table-cell>
          <table:table-cell/>
          <table:table-cell table:formula="of:=SUM([.A44:.L44])/4" office:value-type="float" office:value="0.86125" calcext:value-type="float">
            <text:p>0.86125</text:p>
          </table:table-cell>
          <table:table-cell table:formula="of:=[.A44]/MAX([.A44:.L44])" office:value-type="float" office:value="1" calcext:value-type="float">
            <text:p>1</text:p>
          </table:table-cell>
          <table:table-cell table:formula="of:=[.N44]*[.S44]" office:value-type="float" office:value="0.954999983310699" calcext:value-type="float">
            <text:p>0.9549999833106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17:51:16.6505983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20:48:18.066392343</dc:date>
    <meta:editing-duration>PT2H15M54S</meta:editing-duration>
    <meta:editing-cycles>6</meta:editing-cycles>
    <meta:generator>LibreOffice/5.3.1.2$Linux_X86_64 LibreOffice_project/30m0$Build-2</meta:generator>
    <meta:document-statistic meta:table-count="3" meta:cell-count="2057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004586" draw:fill-color="#004586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07cm" svg:y="1.557cm" style:legend-expansion="high" chart:style-name="ch2"/>
        <chart:plot-area chart:style-name="ch3" table:cell-range-address="Sheet3.A1:Sheet3.L44 Sheet3.N1:Sheet3.N44" chart:data-source-has-labels="row" svg:x="1.279cm" svg:y="0.18cm" svg:width="9.108cm" svg:height="7.711cm">
          <chartooo:coordinate-region svg:x="2.006cm" svg:y="0.354cm" svg:width="8.259cm" svg:height="6.782cm"/>
          <chart:axis chart:dimension="x" chart:name="primary-x" chart:style-name="ch4">
            <chart:title svg:x="5.207cm" svg:y="8.071cm" chart:style-name="ch5">
              <text:p>Minutes</text:p>
            </chart:title>
          </chart:axis>
          <chart:axis chart:dimension="y" chart:name="primary-y" chart:style-name="ch4">
            <chart:title svg:x="0.451cm" svg:y="4.926cm" chart:style-name="ch6">
              <text:p>Percentage</text:p>
            </chart:title>
            <chart:grid chart:style-name="ch7" chart:class="major"/>
          </chart:axis>
          <chart:series chart:style-name="ch8" chart:values-cell-range-address="Sheet3.A2:Sheet3.A44" chart:label-cell-address="Sheet3.A1:Sheet3.A1" chart:class="chart:line">
            <chart:data-point chart:repeated="43"/>
          </chart:series>
          <chart:series chart:style-name="ch9" chart:values-cell-range-address="Sheet3.B2:Sheet3.B44" chart:label-cell-address="Sheet3.B1:Sheet3.B1" chart:class="chart:line">
            <chart:data-point chart:repeated="43"/>
          </chart:series>
          <chart:series chart:style-name="ch10" chart:values-cell-range-address="Sheet3.C2:Sheet3.C44" chart:label-cell-address="Sheet3.C1:Sheet3.C1" chart:class="chart:line">
            <chart:data-point chart:repeated="43"/>
          </chart:series>
          <chart:series chart:style-name="ch11" chart:values-cell-range-address="Sheet3.D2:Sheet3.D44" chart:label-cell-address="Sheet3.D1:Sheet3.D1" chart:class="chart:line">
            <chart:data-point chart:repeated="43"/>
          </chart:series>
          <chart:series chart:style-name="ch12" chart:values-cell-range-address="Sheet3.E2:Sheet3.E44" chart:label-cell-address="Sheet3.E1:Sheet3.E1" chart:class="chart:line">
            <chart:data-point chart:repeated="43"/>
          </chart:series>
          <chart:series chart:style-name="ch13" chart:values-cell-range-address="Sheet3.F2:Sheet3.F44" chart:label-cell-address="Sheet3.F1:Sheet3.F1" chart:class="chart:line">
            <chart:data-point chart:repeated="43"/>
          </chart:series>
          <chart:series chart:style-name="ch14" chart:values-cell-range-address="Sheet3.G2:Sheet3.G44" chart:label-cell-address="Sheet3.G1:Sheet3.G1" chart:class="chart:line">
            <chart:data-point chart:repeated="43"/>
          </chart:series>
          <chart:series chart:style-name="ch15" chart:values-cell-range-address="Sheet3.H2:Sheet3.H44" chart:label-cell-address="Sheet3.H1:Sheet3.H1" chart:class="chart:line">
            <chart:data-point chart:repeated="43"/>
          </chart:series>
          <chart:series chart:style-name="ch16" chart:values-cell-range-address="Sheet3.I2:Sheet3.I44" chart:label-cell-address="Sheet3.I1:Sheet3.I1" chart:class="chart:line">
            <chart:data-point chart:repeated="43"/>
          </chart:series>
          <chart:series chart:style-name="ch17" chart:values-cell-range-address="Sheet3.J2:Sheet3.J44" chart:label-cell-address="Sheet3.J1:Sheet3.J1" chart:class="chart:line">
            <chart:data-point chart:repeated="43"/>
          </chart:series>
          <chart:series chart:style-name="ch18" chart:values-cell-range-address="Sheet3.K2:Sheet3.K44" chart:label-cell-address="Sheet3.K1:Sheet3.K1" chart:class="chart:line">
            <chart:data-point chart:repeated="43"/>
          </chart:series>
          <chart:series chart:style-name="ch19" chart:values-cell-range-address="Sheet3.L2:Sheet3.L44" chart:label-cell-address="Sheet3.L1:Sheet3.L1" chart:class="chart:line">
            <chart:data-point chart:repeated="43"/>
          </chart:series>
          <chart:series chart:style-name="ch20" chart:values-cell-range-address="Sheet3.N2:Sheet3.N44" chart:label-cell-address="Sheet3.N1:Sheet3.N1" chart:class="chart:line">
            <chart:data-point chart:repeated="4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usage_middletier</text:p>
                <draw:g>
                  <svg:desc>Sheet3.A1:Sheet3.A1</svg:desc>
                </draw:g>
              </table:table-cell>
              <table:table-cell office:value-type="string">
                <text:p>cpuusage_stress1</text:p>
                <draw:g>
                  <svg:desc>Sheet3.B1:Sheet3.B1</svg:desc>
                </draw:g>
              </table:table-cell>
              <table:table-cell office:value-type="string">
                <text:p>cpuusage_stress10</text:p>
                <draw:g>
                  <svg:desc>Sheet3.C1:Sheet3.C1</svg:desc>
                </draw:g>
              </table:table-cell>
              <table:table-cell office:value-type="string">
                <text:p>cpuusage_stress11</text:p>
                <draw:g>
                  <svg:desc>Sheet3.D1:Sheet3.D1</svg:desc>
                </draw:g>
              </table:table-cell>
              <table:table-cell office:value-type="string">
                <text:p>cpuusage_stress2</text:p>
                <draw:g>
                  <svg:desc>Sheet3.E1:Sheet3.E1</svg:desc>
                </draw:g>
              </table:table-cell>
              <table:table-cell office:value-type="string">
                <text:p>cpuusage_stress3</text:p>
                <draw:g>
                  <svg:desc>Sheet3.F1:Sheet3.F1</svg:desc>
                </draw:g>
              </table:table-cell>
              <table:table-cell office:value-type="string">
                <text:p>cpuusage_stress4</text:p>
                <draw:g>
                  <svg:desc>Sheet3.G1:Sheet3.G1</svg:desc>
                </draw:g>
              </table:table-cell>
              <table:table-cell office:value-type="string">
                <text:p>cpuusage_stress5</text:p>
                <draw:g>
                  <svg:desc>Sheet3.H1:Sheet3.H1</svg:desc>
                </draw:g>
              </table:table-cell>
              <table:table-cell office:value-type="string">
                <text:p>cpuusage_stress6</text:p>
                <draw:g>
                  <svg:desc>Sheet3.I1:Sheet3.I1</svg:desc>
                </draw:g>
              </table:table-cell>
              <table:table-cell office:value-type="string">
                <text:p>cpuusage_stress7</text:p>
                <draw:g>
                  <svg:desc>Sheet3.J1:Sheet3.J1</svg:desc>
                </draw:g>
              </table:table-cell>
              <table:table-cell office:value-type="string">
                <text:p>cpuusage_stress8</text:p>
                <draw:g>
                  <svg:desc>Sheet3.K1:Sheet3.K1</svg:desc>
                </draw:g>
              </table:table-cell>
              <table:table-cell office:value-type="string">
                <text:p>cpuusage_stress9</text:p>
                <draw:g>
                  <svg:desc>Sheet3.L1:Sheet3.L1</svg:desc>
                </draw:g>
              </table:table-cell>
              <table:table-cell office:value-type="string">
                <text:p>nodecpu</text:p>
                <draw:g>
                  <svg:desc>Sheet3.N1:Sheet3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3.A2:Sheet3.A44</svg:desc>
                </draw:g>
              </table:table-cell>
              <table:table-cell office:value-type="float" office:value="NaN">
                <text:p>NaN</text:p>
                <draw:g>
                  <svg:desc>Sheet3.B2:Sheet3.B44</svg:desc>
                </draw:g>
              </table:table-cell>
              <table:table-cell office:value-type="float" office:value="NaN">
                <text:p>NaN</text:p>
                <draw:g>
                  <svg:desc>Sheet3.C2:Sheet3.C44</svg:desc>
                </draw:g>
              </table:table-cell>
              <table:table-cell office:value-type="float" office:value="NaN">
                <text:p>NaN</text:p>
                <draw:g>
                  <svg:desc>Sheet3.D2:Sheet3.D44</svg:desc>
                </draw:g>
              </table:table-cell>
              <table:table-cell office:value-type="float" office:value="NaN">
                <text:p>NaN</text:p>
                <draw:g>
                  <svg:desc>Sheet3.E2:Sheet3.E44</svg:desc>
                </draw:g>
              </table:table-cell>
              <table:table-cell office:value-type="float" office:value="NaN">
                <text:p>NaN</text:p>
                <draw:g>
                  <svg:desc>Sheet3.F2:Sheet3.F44</svg:desc>
                </draw:g>
              </table:table-cell>
              <table:table-cell office:value-type="float" office:value="NaN">
                <text:p>NaN</text:p>
                <draw:g>
                  <svg:desc>Sheet3.G2:Sheet3.G44</svg:desc>
                </draw:g>
              </table:table-cell>
              <table:table-cell office:value-type="float" office:value="NaN">
                <text:p>NaN</text:p>
                <draw:g>
                  <svg:desc>Sheet3.H2:Sheet3.H44</svg:desc>
                </draw:g>
              </table:table-cell>
              <table:table-cell office:value-type="float" office:value="NaN">
                <text:p>NaN</text:p>
                <draw:g>
                  <svg:desc>Sheet3.I2:Sheet3.I44</svg:desc>
                </draw:g>
              </table:table-cell>
              <table:table-cell office:value-type="float" office:value="NaN">
                <text:p>NaN</text:p>
                <draw:g>
                  <svg:desc>Sheet3.J2:Sheet3.J44</svg:desc>
                </draw:g>
              </table:table-cell>
              <table:table-cell office:value-type="float" office:value="NaN">
                <text:p>NaN</text:p>
                <draw:g>
                  <svg:desc>Sheet3.K2:Sheet3.K44</svg:desc>
                </draw:g>
              </table:table-cell>
              <table:table-cell office:value-type="float" office:value="NaN">
                <text:p>NaN</text:p>
                <draw:g>
                  <svg:desc>Sheet3.L2:Sheet3.L44</svg:desc>
                </draw:g>
              </table:table-cell>
              <table:table-cell office:value-type="float" office:value="NaN">
                <text:p>NaN</text:p>
                <draw:g>
                  <svg:desc>Sheet3.N2:Sheet3.N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312">
                <text:p>0.312</text:p>
              </table:table-cell>
              <table:table-cell office:value-type="float" office:value="0.311">
                <text:p>0.311</text:p>
              </table:table-cell>
              <table:table-cell office:value-type="float" office:value="0.316">
                <text:p>0.316</text:p>
              </table:table-cell>
              <table:table-cell office:value-type="float" office:value="0.306">
                <text:p>0.306</text:p>
              </table:table-cell>
              <table:table-cell office:value-type="float" office:value="0.306">
                <text:p>0.306</text:p>
              </table:table-cell>
              <table:table-cell office:value-type="float" office:value="0.305">
                <text:p>0.305</text:p>
              </table:table-cell>
              <table:table-cell office:value-type="float" office:value="0.311">
                <text:p>0.311</text:p>
              </table:table-cell>
              <table:table-cell office:value-type="float" office:value="0.309">
                <text:p>0.309</text:p>
              </table:table-cell>
              <table:table-cell office:value-type="float" office:value="0.313">
                <text:p>0.313</text:p>
              </table:table-cell>
              <table:table-cell office:value-type="float" office:value="0.303">
                <text:p>0.303</text:p>
              </table:table-cell>
              <table:table-cell office:value-type="float" office:value="0.309">
                <text:p>0.309</text:p>
              </table:table-cell>
              <table:table-cell office:value-type="float" office:value="0.977999985218048">
                <text:p>0.977999985218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">
                <text:p>0.005</text:p>
              </table:table-cell>
              <table:table-cell office:value-type="float" office:value="0.333">
                <text:p>0.333</text:p>
              </table:table-cell>
              <table:table-cell office:value-type="float" office:value="0.332">
                <text:p>0.332</text:p>
              </table:table-cell>
              <table:table-cell office:value-type="float" office:value="0.332">
                <text:p>0.332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5">
                <text:p>0.335</text:p>
              </table:table-cell>
              <table:table-cell office:value-type="float" office:value="0.335">
                <text:p>0.335</text:p>
              </table:table-cell>
              <table:table-cell office:value-type="float" office:value="0.334">
                <text:p>0.334</text:p>
              </table:table-cell>
              <table:table-cell office:value-type="float" office:value="0.332">
                <text:p>0.332</text:p>
              </table:table-cell>
              <table:table-cell office:value-type="float" office:value="0.335">
                <text:p>0.335</text:p>
              </table:table-cell>
              <table:table-cell office:value-type="float" office:value="0.336">
                <text:p>0.336</text:p>
              </table:table-cell>
              <table:table-cell office:value-type="float" office:value="0.99150002002716">
                <text:p>0.991500020027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">
                <text:p>0.007</text:p>
              </table:table-cell>
              <table:table-cell office:value-type="float" office:value="0.333">
                <text:p>0.333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">
                <text:p>0.33</text:p>
              </table:table-cell>
              <table:table-cell office:value-type="float" office:value="0.333">
                <text:p>0.333</text:p>
              </table:table-cell>
              <table:table-cell office:value-type="float" office:value="0.335">
                <text:p>0.335</text:p>
              </table:table-cell>
              <table:table-cell office:value-type="float" office:value="0.333">
                <text:p>0.333</text:p>
              </table:table-cell>
              <table:table-cell office:value-type="float" office:value="0.331">
                <text:p>0.331</text:p>
              </table:table-cell>
              <table:table-cell office:value-type="float" office:value="0.333">
                <text:p>0.333</text:p>
              </table:table-cell>
              <table:table-cell office:value-type="float" office:value="0.335">
                <text:p>0.335</text:p>
              </table:table-cell>
              <table:table-cell office:value-type="float" office:value="0.333">
                <text:p>0.333</text:p>
              </table:table-cell>
              <table:table-cell office:value-type="float" office:value="0.990499973297119">
                <text:p>0.9904999732971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7">
                <text:p>0.007</text:p>
              </table:table-cell>
              <table:table-cell office:value-type="float" office:value="0.327">
                <text:p>0.327</text:p>
              </table:table-cell>
              <table:table-cell office:value-type="float" office:value="0.333">
                <text:p>0.333</text:p>
              </table:table-cell>
              <table:table-cell office:value-type="float" office:value="0.333">
                <text:p>0.333</text:p>
              </table:table-cell>
              <table:table-cell office:value-type="float" office:value="0.333">
                <text:p>0.333</text:p>
              </table:table-cell>
              <table:table-cell office:value-type="float" office:value="0.335">
                <text:p>0.335</text:p>
              </table:table-cell>
              <table:table-cell office:value-type="float" office:value="0.33">
                <text:p>0.33</text:p>
              </table:table-cell>
              <table:table-cell office:value-type="float" office:value="0.332">
                <text:p>0.332</text:p>
              </table:table-cell>
              <table:table-cell office:value-type="float" office:value="0.333">
                <text:p>0.333</text:p>
              </table:table-cell>
              <table:table-cell office:value-type="float" office:value="0.335">
                <text:p>0.335</text:p>
              </table:table-cell>
              <table:table-cell office:value-type="float" office:value="0.33">
                <text:p>0.33</text:p>
              </table:table-cell>
              <table:table-cell office:value-type="float" office:value="0.334">
                <text:p>0.334</text:p>
              </table:table-cell>
              <table:table-cell office:value-type="float" office:value="0.990000009536743">
                <text:p>0.9900000095367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0.334">
                <text:p>0.334</text:p>
              </table:table-cell>
              <table:table-cell office:value-type="float" office:value="0.332">
                <text:p>0.332</text:p>
              </table:table-cell>
              <table:table-cell office:value-type="float" office:value="0.333">
                <text:p>0.333</text:p>
              </table:table-cell>
              <table:table-cell office:value-type="float" office:value="0.333">
                <text:p>0.333</text:p>
              </table:table-cell>
              <table:table-cell office:value-type="float" office:value="0.332">
                <text:p>0.332</text:p>
              </table:table-cell>
              <table:table-cell office:value-type="float" office:value="0.333">
                <text:p>0.333</text:p>
              </table:table-cell>
              <table:table-cell office:value-type="float" office:value="0.334">
                <text:p>0.334</text:p>
              </table:table-cell>
              <table:table-cell office:value-type="float" office:value="0.336">
                <text:p>0.336</text:p>
              </table:table-cell>
              <table:table-cell office:value-type="float" office:value="0.332">
                <text:p>0.332</text:p>
              </table:table-cell>
              <table:table-cell office:value-type="float" office:value="0.334">
                <text:p>0.334</text:p>
              </table:table-cell>
              <table:table-cell office:value-type="float" office:value="0.332">
                <text:p>0.332</text:p>
              </table:table-cell>
              <table:table-cell office:value-type="float" office:value="0.990750014781952">
                <text:p>0.990750014781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4">
                <text:p>0.014</text:p>
              </table:table-cell>
              <table:table-cell office:value-type="float" office:value="0.332">
                <text:p>0.332</text:p>
              </table:table-cell>
              <table:table-cell office:value-type="float" office:value="0.334">
                <text:p>0.334</text:p>
              </table:table-cell>
              <table:table-cell office:value-type="float" office:value="0.33">
                <text:p>0.33</text:p>
              </table:table-cell>
              <table:table-cell office:value-type="float" office:value="0.331">
                <text:p>0.331</text:p>
              </table:table-cell>
              <table:table-cell office:value-type="float" office:value="0.333">
                <text:p>0.333</text:p>
              </table:table-cell>
              <table:table-cell office:value-type="float" office:value="0.334">
                <text:p>0.334</text:p>
              </table:table-cell>
              <table:table-cell office:value-type="float" office:value="0.332">
                <text:p>0.332</text:p>
              </table:table-cell>
              <table:table-cell office:value-type="float" office:value="0.33">
                <text:p>0.33</text:p>
              </table:table-cell>
              <table:table-cell office:value-type="float" office:value="0.331">
                <text:p>0.331</text:p>
              </table:table-cell>
              <table:table-cell office:value-type="float" office:value="0.334">
                <text:p>0.334</text:p>
              </table:table-cell>
              <table:table-cell office:value-type="float" office:value="0.332">
                <text:p>0.332</text:p>
              </table:table-cell>
              <table:table-cell office:value-type="float" office:value="0.990249991416931">
                <text:p>0.990249991416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">
                <text:p>0.01</text:p>
              </table:table-cell>
              <table:table-cell office:value-type="float" office:value="0.328">
                <text:p>0.328</text:p>
              </table:table-cell>
              <table:table-cell office:value-type="float" office:value="0.331">
                <text:p>0.331</text:p>
              </table:table-cell>
              <table:table-cell office:value-type="float" office:value="0.332">
                <text:p>0.332</text:p>
              </table:table-cell>
              <table:table-cell office:value-type="float" office:value="0.331">
                <text:p>0.331</text:p>
              </table:table-cell>
              <table:table-cell office:value-type="float" office:value="0.33">
                <text:p>0.33</text:p>
              </table:table-cell>
              <table:table-cell office:value-type="float" office:value="0.328">
                <text:p>0.328</text:p>
              </table:table-cell>
              <table:table-cell office:value-type="float" office:value="0.332">
                <text:p>0.332</text:p>
              </table:table-cell>
              <table:table-cell office:value-type="float" office:value="0.333">
                <text:p>0.333</text:p>
              </table:table-cell>
              <table:table-cell office:value-type="float" office:value="0.332">
                <text:p>0.332</text:p>
              </table:table-cell>
              <table:table-cell office:value-type="float" office:value="0.331">
                <text:p>0.331</text:p>
              </table:table-cell>
              <table:table-cell office:value-type="float" office:value="0.33">
                <text:p>0.33</text:p>
              </table:table-cell>
              <table:table-cell office:value-type="float" office:value="0.990000009536743">
                <text:p>0.9900000095367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7">
                <text:p>0.017</text:p>
              </table:table-cell>
              <table:table-cell office:value-type="float" office:value="0.332">
                <text:p>0.332</text:p>
              </table:table-cell>
              <table:table-cell office:value-type="float" office:value="0.334">
                <text:p>0.334</text:p>
              </table:table-cell>
              <table:table-cell office:value-type="float" office:value="0.336">
                <text:p>0.336</text:p>
              </table:table-cell>
              <table:table-cell office:value-type="float" office:value="0.332">
                <text:p>0.332</text:p>
              </table:table-cell>
              <table:table-cell office:value-type="float" office:value="0.336">
                <text:p>0.336</text:p>
              </table:table-cell>
              <table:table-cell office:value-type="float" office:value="0.333">
                <text:p>0.333</text:p>
              </table:table-cell>
              <table:table-cell office:value-type="float" office:value="0.333">
                <text:p>0.333</text:p>
              </table:table-cell>
              <table:table-cell office:value-type="float" office:value="0.329">
                <text:p>0.329</text:p>
              </table:table-cell>
              <table:table-cell office:value-type="float" office:value="0.33">
                <text:p>0.33</text:p>
              </table:table-cell>
              <table:table-cell office:value-type="float" office:value="0.332">
                <text:p>0.332</text:p>
              </table:table-cell>
              <table:table-cell office:value-type="float" office:value="0.333">
                <text:p>0.333</text:p>
              </table:table-cell>
              <table:table-cell office:value-type="float" office:value="0.990499973297119">
                <text:p>0.9904999732971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3">
                <text:p>0.023</text:p>
              </table:table-cell>
              <table:table-cell office:value-type="float" office:value="0.329">
                <text:p>0.329</text:p>
              </table:table-cell>
              <table:table-cell office:value-type="float" office:value="0.328">
                <text:p>0.328</text:p>
              </table:table-cell>
              <table:table-cell office:value-type="float" office:value="0.329">
                <text:p>0.329</text:p>
              </table:table-cell>
              <table:table-cell office:value-type="float" office:value="0.329">
                <text:p>0.329</text:p>
              </table:table-cell>
              <table:table-cell office:value-type="float" office:value="0.331">
                <text:p>0.331</text:p>
              </table:table-cell>
              <table:table-cell office:value-type="float" office:value="0.334">
                <text:p>0.334</text:p>
              </table:table-cell>
              <table:table-cell office:value-type="float" office:value="0.328">
                <text:p>0.328</text:p>
              </table:table-cell>
              <table:table-cell office:value-type="float" office:value="0.33">
                <text:p>0.33</text:p>
              </table:table-cell>
              <table:table-cell office:value-type="float" office:value="0.331">
                <text:p>0.331</text:p>
              </table:table-cell>
              <table:table-cell office:value-type="float" office:value="0.331">
                <text:p>0.331</text:p>
              </table:table-cell>
              <table:table-cell office:value-type="float" office:value="0.332">
                <text:p>0.332</text:p>
              </table:table-cell>
              <table:table-cell office:value-type="float" office:value="0.989750027656555">
                <text:p>0.9897500276565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4">
                <text:p>0.024</text:p>
              </table:table-cell>
              <table:table-cell office:value-type="float" office:value="0.325">
                <text:p>0.325</text:p>
              </table:table-cell>
              <table:table-cell office:value-type="float" office:value="0.33">
                <text:p>0.33</text:p>
              </table:table-cell>
              <table:table-cell office:value-type="float" office:value="0.327">
                <text:p>0.327</text:p>
              </table:table-cell>
              <table:table-cell office:value-type="float" office:value="0.326">
                <text:p>0.326</text:p>
              </table:table-cell>
              <table:table-cell office:value-type="float" office:value="0.327">
                <text:p>0.327</text:p>
              </table:table-cell>
              <table:table-cell office:value-type="float" office:value="0.322">
                <text:p>0.322</text:p>
              </table:table-cell>
              <table:table-cell office:value-type="float" office:value="0.33">
                <text:p>0.33</text:p>
              </table:table-cell>
              <table:table-cell office:value-type="float" office:value="0.327">
                <text:p>0.327</text:p>
              </table:table-cell>
              <table:table-cell office:value-type="float" office:value="0.327">
                <text:p>0.327</text:p>
              </table:table-cell>
              <table:table-cell office:value-type="float" office:value="0.332">
                <text:p>0.332</text:p>
              </table:table-cell>
              <table:table-cell office:value-type="float" office:value="0.324">
                <text:p>0.324</text:p>
              </table:table-cell>
              <table:table-cell office:value-type="float" office:value="0.976249992847443">
                <text:p>0.9762499928474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6">
                <text:p>0.036</text:p>
              </table:table-cell>
              <table:table-cell office:value-type="float" office:value="0.331">
                <text:p>0.331</text:p>
              </table:table-cell>
              <table:table-cell office:value-type="float" office:value="0.329">
                <text:p>0.329</text:p>
              </table:table-cell>
              <table:table-cell office:value-type="float" office:value="0.33">
                <text:p>0.33</text:p>
              </table:table-cell>
              <table:table-cell office:value-type="float" office:value="0.329">
                <text:p>0.329</text:p>
              </table:table-cell>
              <table:table-cell office:value-type="float" office:value="0.329">
                <text:p>0.329</text:p>
              </table:table-cell>
              <table:table-cell office:value-type="float" office:value="0.33">
                <text:p>0.33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29">
                <text:p>0.329</text:p>
              </table:table-cell>
              <table:table-cell office:value-type="float" office:value="0.325">
                <text:p>0.325</text:p>
              </table:table-cell>
              <table:table-cell office:value-type="float" office:value="0.328">
                <text:p>0.328</text:p>
              </table:table-cell>
              <table:table-cell office:value-type="float" office:value="0.986249983310699">
                <text:p>0.9862499833106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2">
                <text:p>0.042</text:p>
              </table:table-cell>
              <table:table-cell office:value-type="float" office:value="0.329">
                <text:p>0.329</text:p>
              </table:table-cell>
              <table:table-cell office:value-type="float" office:value="0.329">
                <text:p>0.329</text:p>
              </table:table-cell>
              <table:table-cell office:value-type="float" office:value="0.327">
                <text:p>0.327</text:p>
              </table:table-cell>
              <table:table-cell office:value-type="float" office:value="0.325">
                <text:p>0.325</text:p>
              </table:table-cell>
              <table:table-cell office:value-type="float" office:value="0.327">
                <text:p>0.327</text:p>
              </table:table-cell>
              <table:table-cell office:value-type="float" office:value="0.33">
                <text:p>0.33</text:p>
              </table:table-cell>
              <table:table-cell office:value-type="float" office:value="0.328">
                <text:p>0.328</text:p>
              </table:table-cell>
              <table:table-cell office:value-type="float" office:value="0.326">
                <text:p>0.326</text:p>
              </table:table-cell>
              <table:table-cell office:value-type="float" office:value="0.331">
                <text:p>0.331</text:p>
              </table:table-cell>
              <table:table-cell office:value-type="float" office:value="0.33">
                <text:p>0.33</text:p>
              </table:table-cell>
              <table:table-cell office:value-type="float" office:value="0.329">
                <text:p>0.329</text:p>
              </table:table-cell>
              <table:table-cell office:value-type="float" office:value="0.987500011920929">
                <text:p>0.9875000119209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1">
                <text:p>0.051</text:p>
              </table:table-cell>
              <table:table-cell office:value-type="float" office:value="0.323">
                <text:p>0.323</text:p>
              </table:table-cell>
              <table:table-cell office:value-type="float" office:value="0.322">
                <text:p>0.322</text:p>
              </table:table-cell>
              <table:table-cell office:value-type="float" office:value="0.327">
                <text:p>0.327</text:p>
              </table:table-cell>
              <table:table-cell office:value-type="float" office:value="0.33">
                <text:p>0.33</text:p>
              </table:table-cell>
              <table:table-cell office:value-type="float" office:value="0.324">
                <text:p>0.324</text:p>
              </table:table-cell>
              <table:table-cell office:value-type="float" office:value="0.325">
                <text:p>0.325</text:p>
              </table:table-cell>
              <table:table-cell office:value-type="float" office:value="0.327">
                <text:p>0.327</text:p>
              </table:table-cell>
              <table:table-cell office:value-type="float" office:value="0.328">
                <text:p>0.328</text:p>
              </table:table-cell>
              <table:table-cell office:value-type="float" office:value="0.325">
                <text:p>0.325</text:p>
              </table:table-cell>
              <table:table-cell office:value-type="float" office:value="0.325">
                <text:p>0.325</text:p>
              </table:table-cell>
              <table:table-cell office:value-type="float" office:value="0.326">
                <text:p>0.326</text:p>
              </table:table-cell>
              <table:table-cell office:value-type="float" office:value="0.980000019073486">
                <text:p>0.9800000190734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6">
                <text:p>0.076</text:p>
              </table:table-cell>
              <table:table-cell office:value-type="float" office:value="0.327">
                <text:p>0.327</text:p>
              </table:table-cell>
              <table:table-cell office:value-type="float" office:value="0.326">
                <text:p>0.326</text:p>
              </table:table-cell>
              <table:table-cell office:value-type="float" office:value="0.324">
                <text:p>0.324</text:p>
              </table:table-cell>
              <table:table-cell office:value-type="float" office:value="0.328">
                <text:p>0.328</text:p>
              </table:table-cell>
              <table:table-cell office:value-type="float" office:value="0.326">
                <text:p>0.326</text:p>
              </table:table-cell>
              <table:table-cell office:value-type="float" office:value="0.326">
                <text:p>0.326</text:p>
              </table:table-cell>
              <table:table-cell office:value-type="float" office:value="0.325">
                <text:p>0.325</text:p>
              </table:table-cell>
              <table:table-cell office:value-type="float" office:value="0.327">
                <text:p>0.327</text:p>
              </table:table-cell>
              <table:table-cell office:value-type="float" office:value="0.325">
                <text:p>0.325</text:p>
              </table:table-cell>
              <table:table-cell office:value-type="float" office:value="0.324">
                <text:p>0.324</text:p>
              </table:table-cell>
              <table:table-cell office:value-type="float" office:value="0.326">
                <text:p>0.326</text:p>
              </table:table-cell>
              <table:table-cell office:value-type="float" office:value="0.986999988555908">
                <text:p>0.9869999885559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3">
                <text:p>0.093</text:p>
              </table:table-cell>
              <table:table-cell office:value-type="float" office:value="0.322">
                <text:p>0.322</text:p>
              </table:table-cell>
              <table:table-cell office:value-type="float" office:value="0.325">
                <text:p>0.325</text:p>
              </table:table-cell>
              <table:table-cell office:value-type="float" office:value="0.319">
                <text:p>0.319</text:p>
              </table:table-cell>
              <table:table-cell office:value-type="float" office:value="0.323">
                <text:p>0.323</text:p>
              </table:table-cell>
              <table:table-cell office:value-type="float" office:value="0.321">
                <text:p>0.321</text:p>
              </table:table-cell>
              <table:table-cell office:value-type="float" office:value="0.324">
                <text:p>0.324</text:p>
              </table:table-cell>
              <table:table-cell office:value-type="float" office:value="0.318">
                <text:p>0.318</text:p>
              </table:table-cell>
              <table:table-cell office:value-type="float" office:value="0.325">
                <text:p>0.325</text:p>
              </table:table-cell>
              <table:table-cell office:value-type="float" office:value="0.323">
                <text:p>0.323</text:p>
              </table:table-cell>
              <table:table-cell office:value-type="float" office:value="0.318">
                <text:p>0.318</text:p>
              </table:table-cell>
              <table:table-cell office:value-type="float" office:value="0.318">
                <text:p>0.318</text:p>
              </table:table-cell>
              <table:table-cell office:value-type="float" office:value="0.983749985694885">
                <text:p>0.9837499856948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9">
                <text:p>0.109</text:p>
              </table:table-cell>
              <table:table-cell office:value-type="float" office:value="0.32">
                <text:p>0.32</text:p>
              </table:table-cell>
              <table:table-cell office:value-type="float" office:value="0.319">
                <text:p>0.319</text:p>
              </table:table-cell>
              <table:table-cell office:value-type="float" office:value="0.32">
                <text:p>0.32</text:p>
              </table:table-cell>
              <table:table-cell office:value-type="float" office:value="0.321">
                <text:p>0.321</text:p>
              </table:table-cell>
              <table:table-cell office:value-type="float" office:value="0.323">
                <text:p>0.323</text:p>
              </table:table-cell>
              <table:table-cell office:value-type="float" office:value="0.319">
                <text:p>0.319</text:p>
              </table:table-cell>
              <table:table-cell office:value-type="float" office:value="0.326">
                <text:p>0.326</text:p>
              </table:table-cell>
              <table:table-cell office:value-type="float" office:value="0.321">
                <text:p>0.321</text:p>
              </table:table-cell>
              <table:table-cell office:value-type="float" office:value="0.321">
                <text:p>0.321</text:p>
              </table:table-cell>
              <table:table-cell office:value-type="float" office:value="0.322">
                <text:p>0.322</text:p>
              </table:table-cell>
              <table:table-cell office:value-type="float" office:value="0.321">
                <text:p>0.321</text:p>
              </table:table-cell>
              <table:table-cell office:value-type="float" office:value="0.982749998569488">
                <text:p>0.9827499985694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6">
                <text:p>0.146</text:p>
              </table:table-cell>
              <table:table-cell office:value-type="float" office:value="0.319">
                <text:p>0.319</text:p>
              </table:table-cell>
              <table:table-cell office:value-type="float" office:value="0.315">
                <text:p>0.315</text:p>
              </table:table-cell>
              <table:table-cell office:value-type="float" office:value="0.317">
                <text:p>0.317</text:p>
              </table:table-cell>
              <table:table-cell office:value-type="float" office:value="0.319">
                <text:p>0.319</text:p>
              </table:table-cell>
              <table:table-cell office:value-type="float" office:value="0.316">
                <text:p>0.316</text:p>
              </table:table-cell>
              <table:table-cell office:value-type="float" office:value="0.319">
                <text:p>0.319</text:p>
              </table:table-cell>
              <table:table-cell office:value-type="float" office:value="0.317">
                <text:p>0.317</text:p>
              </table:table-cell>
              <table:table-cell office:value-type="float" office:value="0.317">
                <text:p>0.317</text:p>
              </table:table-cell>
              <table:table-cell office:value-type="float" office:value="0.318">
                <text:p>0.318</text:p>
              </table:table-cell>
              <table:table-cell office:value-type="float" office:value="0.318">
                <text:p>0.318</text:p>
              </table:table-cell>
              <table:table-cell office:value-type="float" office:value="0.32">
                <text:p>0.32</text:p>
              </table:table-cell>
              <table:table-cell office:value-type="float" office:value="0.980750024318695">
                <text:p>0.9807500243186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6">
                <text:p>0.166</text:p>
              </table:table-cell>
              <table:table-cell office:value-type="float" office:value="0.309">
                <text:p>0.309</text:p>
              </table:table-cell>
              <table:table-cell office:value-type="float" office:value="0.315">
                <text:p>0.315</text:p>
              </table:table-cell>
              <table:table-cell office:value-type="float" office:value="0.313">
                <text:p>0.313</text:p>
              </table:table-cell>
              <table:table-cell office:value-type="float" office:value="0.312">
                <text:p>0.312</text:p>
              </table:table-cell>
              <table:table-cell office:value-type="float" office:value="0.315">
                <text:p>0.315</text:p>
              </table:table-cell>
              <table:table-cell office:value-type="float" office:value="0.312">
                <text:p>0.312</text:p>
              </table:table-cell>
              <table:table-cell office:value-type="float" office:value="0.313">
                <text:p>0.313</text:p>
              </table:table-cell>
              <table:table-cell office:value-type="float" office:value="0.312">
                <text:p>0.312</text:p>
              </table:table-cell>
              <table:table-cell office:value-type="float" office:value="0.309">
                <text:p>0.309</text:p>
              </table:table-cell>
              <table:table-cell office:value-type="float" office:value="0.312">
                <text:p>0.312</text:p>
              </table:table-cell>
              <table:table-cell office:value-type="float" office:value="0.309">
                <text:p>0.309</text:p>
              </table:table-cell>
              <table:table-cell office:value-type="float" office:value="0.977500021457672">
                <text:p>0.9775000214576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1">
                <text:p>0.21</text:p>
              </table:table-cell>
              <table:table-cell office:value-type="float" office:value="0.308">
                <text:p>0.308</text:p>
              </table:table-cell>
              <table:table-cell office:value-type="float" office:value="0.305">
                <text:p>0.305</text:p>
              </table:table-cell>
              <table:table-cell office:value-type="float" office:value="0.309">
                <text:p>0.309</text:p>
              </table:table-cell>
              <table:table-cell office:value-type="float" office:value="0.306">
                <text:p>0.306</text:p>
              </table:table-cell>
              <table:table-cell office:value-type="float" office:value="0.305">
                <text:p>0.305</text:p>
              </table:table-cell>
              <table:table-cell office:value-type="float" office:value="0.306">
                <text:p>0.306</text:p>
              </table:table-cell>
              <table:table-cell office:value-type="float" office:value="0.306">
                <text:p>0.306</text:p>
              </table:table-cell>
              <table:table-cell office:value-type="float" office:value="0.308">
                <text:p>0.308</text:p>
              </table:table-cell>
              <table:table-cell office:value-type="float" office:value="0.309">
                <text:p>0.309</text:p>
              </table:table-cell>
              <table:table-cell office:value-type="float" office:value="0.307">
                <text:p>0.307</text:p>
              </table:table-cell>
              <table:table-cell office:value-type="float" office:value="0.307">
                <text:p>0.307</text:p>
              </table:table-cell>
              <table:table-cell office:value-type="float" office:value="0.967750012874603">
                <text:p>0.9677500128746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42">
                <text:p>0.242</text:p>
              </table:table-cell>
              <table:table-cell office:value-type="float" office:value="0.302">
                <text:p>0.302</text:p>
              </table:table-cell>
              <table:table-cell office:value-type="float" office:value="0.305">
                <text:p>0.305</text:p>
              </table:table-cell>
              <table:table-cell office:value-type="float" office:value="0.3">
                <text:p>0.3</text:p>
              </table:table-cell>
              <table:table-cell office:value-type="float" office:value="0.303">
                <text:p>0.303</text:p>
              </table:table-cell>
              <table:table-cell office:value-type="float" office:value="0.3">
                <text:p>0.3</text:p>
              </table:table-cell>
              <table:table-cell office:value-type="float" office:value="0.299">
                <text:p>0.299</text:p>
              </table:table-cell>
              <table:table-cell office:value-type="float" office:value="0.296">
                <text:p>0.296</text:p>
              </table:table-cell>
              <table:table-cell office:value-type="float" office:value="0.299">
                <text:p>0.299</text:p>
              </table:table-cell>
              <table:table-cell office:value-type="float" office:value="0.302">
                <text:p>0.302</text:p>
              </table:table-cell>
              <table:table-cell office:value-type="float" office:value="0.301">
                <text:p>0.301</text:p>
              </table:table-cell>
              <table:table-cell office:value-type="float" office:value="0.3">
                <text:p>0.3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9">
                <text:p>0.279</text:p>
              </table:table-cell>
              <table:table-cell office:value-type="float" office:value="0.294">
                <text:p>0.294</text:p>
              </table:table-cell>
              <table:table-cell office:value-type="float" office:value="0.295">
                <text:p>0.295</text:p>
              </table:table-cell>
              <table:table-cell office:value-type="float" office:value="0.296">
                <text:p>0.296</text:p>
              </table:table-cell>
              <table:table-cell office:value-type="float" office:value="0.298">
                <text:p>0.298</text:p>
              </table:table-cell>
              <table:table-cell office:value-type="float" office:value="0.297">
                <text:p>0.297</text:p>
              </table:table-cell>
              <table:table-cell office:value-type="float" office:value="0.297">
                <text:p>0.297</text:p>
              </table:table-cell>
              <table:table-cell office:value-type="float" office:value="0.299">
                <text:p>0.299</text:p>
              </table:table-cell>
              <table:table-cell office:value-type="float" office:value="0.298">
                <text:p>0.298</text:p>
              </table:table-cell>
              <table:table-cell office:value-type="float" office:value="0.297">
                <text:p>0.297</text:p>
              </table:table-cell>
              <table:table-cell office:value-type="float" office:value="0.298">
                <text:p>0.298</text:p>
              </table:table-cell>
              <table:table-cell office:value-type="float" office:value="0.295">
                <text:p>0.295</text:p>
              </table:table-cell>
              <table:table-cell office:value-type="float" office:value="0.965250015258789">
                <text:p>0.9652500152587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91">
                <text:p>0.291</text:p>
              </table:table-cell>
              <table:table-cell office:value-type="float" office:value="0.296">
                <text:p>0.296</text:p>
              </table:table-cell>
              <table:table-cell office:value-type="float" office:value="0.294">
                <text:p>0.294</text:p>
              </table:table-cell>
              <table:table-cell office:value-type="float" office:value="0.29">
                <text:p>0.29</text:p>
              </table:table-cell>
              <table:table-cell office:value-type="float" office:value="0.296">
                <text:p>0.296</text:p>
              </table:table-cell>
              <table:table-cell office:value-type="float" office:value="0.293">
                <text:p>0.293</text:p>
              </table:table-cell>
              <table:table-cell office:value-type="float" office:value="0.291">
                <text:p>0.291</text:p>
              </table:table-cell>
              <table:table-cell office:value-type="float" office:value="0.289">
                <text:p>0.289</text:p>
              </table:table-cell>
              <table:table-cell office:value-type="float" office:value="0.292">
                <text:p>0.292</text:p>
              </table:table-cell>
              <table:table-cell office:value-type="float" office:value="0.293">
                <text:p>0.293</text:p>
              </table:table-cell>
              <table:table-cell office:value-type="float" office:value="0.292">
                <text:p>0.292</text:p>
              </table:table-cell>
              <table:table-cell office:value-type="float" office:value="0.289">
                <text:p>0.289</text:p>
              </table:table-cell>
              <table:table-cell office:value-type="float" office:value="0.962000012397766">
                <text:p>0.9620000123977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24">
                <text:p>0.324</text:p>
              </table:table-cell>
              <table:table-cell office:value-type="float" office:value="0.292">
                <text:p>0.292</text:p>
              </table:table-cell>
              <table:table-cell office:value-type="float" office:value="0.294">
                <text:p>0.294</text:p>
              </table:table-cell>
              <table:table-cell office:value-type="float" office:value="0.29">
                <text:p>0.29</text:p>
              </table:table-cell>
              <table:table-cell office:value-type="float" office:value="0.295">
                <text:p>0.295</text:p>
              </table:table-cell>
              <table:table-cell office:value-type="float" office:value="0.29">
                <text:p>0.29</text:p>
              </table:table-cell>
              <table:table-cell office:value-type="float" office:value="0.292">
                <text:p>0.292</text:p>
              </table:table-cell>
              <table:table-cell office:value-type="float" office:value="0.29">
                <text:p>0.29</text:p>
              </table:table-cell>
              <table:table-cell office:value-type="float" office:value="0.291">
                <text:p>0.291</text:p>
              </table:table-cell>
              <table:table-cell office:value-type="float" office:value="0.292">
                <text:p>0.292</text:p>
              </table:table-cell>
              <table:table-cell office:value-type="float" office:value="0.293">
                <text:p>0.293</text:p>
              </table:table-cell>
              <table:table-cell office:value-type="float" office:value="0.29">
                <text:p>0.29</text:p>
              </table:table-cell>
              <table:table-cell office:value-type="float" office:value="0.963249981403351">
                <text:p>0.9632499814033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5">
                <text:p>0.365</text:p>
              </table:table-cell>
              <table:table-cell office:value-type="float" office:value="0.288">
                <text:p>0.288</text:p>
              </table:table-cell>
              <table:table-cell office:value-type="float" office:value="0.288">
                <text:p>0.288</text:p>
              </table:table-cell>
              <table:table-cell office:value-type="float" office:value="0.287">
                <text:p>0.287</text:p>
              </table:table-cell>
              <table:table-cell office:value-type="float" office:value="0.287">
                <text:p>0.287</text:p>
              </table:table-cell>
              <table:table-cell office:value-type="float" office:value="0.29">
                <text:p>0.29</text:p>
              </table:table-cell>
              <table:table-cell office:value-type="float" office:value="0.286">
                <text:p>0.286</text:p>
              </table:table-cell>
              <table:table-cell office:value-type="float" office:value="0.284">
                <text:p>0.284</text:p>
              </table:table-cell>
              <table:table-cell office:value-type="float" office:value="0.285">
                <text:p>0.285</text:p>
              </table:table-cell>
              <table:table-cell office:value-type="float" office:value="0.286">
                <text:p>0.286</text:p>
              </table:table-cell>
              <table:table-cell office:value-type="float" office:value="0.285">
                <text:p>0.285</text:p>
              </table:table-cell>
              <table:table-cell office:value-type="float" office:value="0.288">
                <text:p>0.288</text:p>
              </table:table-cell>
              <table:table-cell office:value-type="float" office:value="0.962000012397766">
                <text:p>0.9620000123977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72">
                <text:p>0.372</text:p>
              </table:table-cell>
              <table:table-cell office:value-type="float" office:value="0.282">
                <text:p>0.282</text:p>
              </table:table-cell>
              <table:table-cell office:value-type="float" office:value="0.28">
                <text:p>0.28</text:p>
              </table:table-cell>
              <table:table-cell office:value-type="float" office:value="0.281">
                <text:p>0.281</text:p>
              </table:table-cell>
              <table:table-cell office:value-type="float" office:value="0.282">
                <text:p>0.282</text:p>
              </table:table-cell>
              <table:table-cell office:value-type="float" office:value="0.283">
                <text:p>0.28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  <table:table-cell office:value-type="float" office:value="0.281">
                <text:p>0.281</text:p>
              </table:table-cell>
              <table:table-cell office:value-type="float" office:value="0.28">
                <text:p>0.28</text:p>
              </table:table-cell>
              <table:table-cell office:value-type="float" office:value="0.281">
                <text:p>0.281</text:p>
              </table:table-cell>
              <table:table-cell office:value-type="float" office:value="0.281">
                <text:p>0.281</text:p>
              </table:table-cell>
              <table:table-cell office:value-type="float" office:value="0.955999970436096">
                <text:p>0.9559999704360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39">
                <text:p>0.339</text:p>
              </table:table-cell>
              <table:table-cell office:value-type="float" office:value="0.282">
                <text:p>0.282</text:p>
              </table:table-cell>
              <table:table-cell office:value-type="float" office:value="0.282">
                <text:p>0.282</text:p>
              </table:table-cell>
              <table:table-cell office:value-type="float" office:value="0.281">
                <text:p>0.281</text:p>
              </table:table-cell>
              <table:table-cell office:value-type="float" office:value="0.281">
                <text:p>0.281</text:p>
              </table:table-cell>
              <table:table-cell office:value-type="float" office:value="0.282">
                <text:p>0.282</text:p>
              </table:table-cell>
              <table:table-cell office:value-type="float" office:value="0.283">
                <text:p>0.283</text:p>
              </table:table-cell>
              <table:table-cell office:value-type="float" office:value="0.282">
                <text:p>0.282</text:p>
              </table:table-cell>
              <table:table-cell office:value-type="float" office:value="0.279">
                <text:p>0.279</text:p>
              </table:table-cell>
              <table:table-cell office:value-type="float" office:value="0.282">
                <text:p>0.282</text:p>
              </table:table-cell>
              <table:table-cell office:value-type="float" office:value="0.281">
                <text:p>0.281</text:p>
              </table:table-cell>
              <table:table-cell office:value-type="float" office:value="0.279">
                <text:p>0.279</text:p>
              </table:table-cell>
              <table:table-cell office:value-type="float" office:value="0.959500014781952">
                <text:p>0.9595000147819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58">
                <text:p>0.358</text:p>
              </table:table-cell>
              <table:table-cell office:value-type="float" office:value="0.285">
                <text:p>0.285</text:p>
              </table:table-cell>
              <table:table-cell office:value-type="float" office:value="0.286">
                <text:p>0.286</text:p>
              </table:table-cell>
              <table:table-cell office:value-type="float" office:value="0.289">
                <text:p>0.289</text:p>
              </table:table-cell>
              <table:table-cell office:value-type="float" office:value="0.287">
                <text:p>0.287</text:p>
              </table:table-cell>
              <table:table-cell office:value-type="float" office:value="0.289">
                <text:p>0.289</text:p>
              </table:table-cell>
              <table:table-cell office:value-type="float" office:value="0.286">
                <text:p>0.286</text:p>
              </table:table-cell>
              <table:table-cell office:value-type="float" office:value="0.286">
                <text:p>0.286</text:p>
              </table:table-cell>
              <table:table-cell office:value-type="float" office:value="0.29">
                <text:p>0.29</text:p>
              </table:table-cell>
              <table:table-cell office:value-type="float" office:value="0.286">
                <text:p>0.286</text:p>
              </table:table-cell>
              <table:table-cell office:value-type="float" office:value="0.287">
                <text:p>0.287</text:p>
              </table:table-cell>
              <table:table-cell office:value-type="float" office:value="0.286">
                <text:p>0.286</text:p>
              </table:table-cell>
              <table:table-cell office:value-type="float" office:value="0.961499989032745">
                <text:p>0.9614999890327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2">
                <text:p>0.362</text:p>
              </table:table-cell>
              <table:table-cell office:value-type="float" office:value="0.283">
                <text:p>0.283</text:p>
              </table:table-cell>
              <table:table-cell office:value-type="float" office:value="0.287">
                <text:p>0.287</text:p>
              </table:table-cell>
              <table:table-cell office:value-type="float" office:value="0.285">
                <text:p>0.285</text:p>
              </table:table-cell>
              <table:table-cell office:value-type="float" office:value="0.286">
                <text:p>0.286</text:p>
              </table:table-cell>
              <table:table-cell office:value-type="float" office:value="0.281">
                <text:p>0.281</text:p>
              </table:table-cell>
              <table:table-cell office:value-type="float" office:value="0.283">
                <text:p>0.283</text:p>
              </table:table-cell>
              <table:table-cell office:value-type="float" office:value="0.287">
                <text:p>0.287</text:p>
              </table:table-cell>
              <table:table-cell office:value-type="float" office:value="0.283">
                <text:p>0.283</text:p>
              </table:table-cell>
              <table:table-cell office:value-type="float" office:value="0.286">
                <text:p>0.286</text:p>
              </table:table-cell>
              <table:table-cell office:value-type="float" office:value="0.281">
                <text:p>0.281</text:p>
              </table:table-cell>
              <table:table-cell office:value-type="float" office:value="0.284">
                <text:p>0.284</text:p>
              </table:table-cell>
              <table:table-cell office:value-type="float" office:value="0.959999978542328">
                <text:p>0.9599999785423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">
                <text:p>0.35</text:p>
              </table:table-cell>
              <table:table-cell office:value-type="float" office:value="0.287">
                <text:p>0.287</text:p>
              </table:table-cell>
              <table:table-cell office:value-type="float" office:value="0.278">
                <text:p>0.278</text:p>
              </table:table-cell>
              <table:table-cell office:value-type="float" office:value="0.279">
                <text:p>0.279</text:p>
              </table:table-cell>
              <table:table-cell office:value-type="float" office:value="0.282">
                <text:p>0.282</text:p>
              </table:table-cell>
              <table:table-cell office:value-type="float" office:value="0.283">
                <text:p>0.283</text:p>
              </table:table-cell>
              <table:table-cell office:value-type="float" office:value="0.284">
                <text:p>0.284</text:p>
              </table:table-cell>
              <table:table-cell office:value-type="float" office:value="0.281">
                <text:p>0.281</text:p>
              </table:table-cell>
              <table:table-cell office:value-type="float" office:value="0.283">
                <text:p>0.283</text:p>
              </table:table-cell>
              <table:table-cell office:value-type="float" office:value="0.283">
                <text:p>0.283</text:p>
              </table:table-cell>
              <table:table-cell office:value-type="float" office:value="0.283">
                <text:p>0.283</text:p>
              </table:table-cell>
              <table:table-cell office:value-type="float" office:value="0.287">
                <text:p>0.287</text:p>
              </table:table-cell>
              <table:table-cell office:value-type="float" office:value="0.962249994277954">
                <text:p>0.9622499942779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8">
                <text:p>0.368</text:p>
              </table:table-cell>
              <table:table-cell office:value-type="float" office:value="0.281">
                <text:p>0.281</text:p>
              </table:table-cell>
              <table:table-cell office:value-type="float" office:value="0.283">
                <text:p>0.283</text:p>
              </table:table-cell>
              <table:table-cell office:value-type="float" office:value="0.287">
                <text:p>0.287</text:p>
              </table:table-cell>
              <table:table-cell office:value-type="float" office:value="0.28">
                <text:p>0.28</text:p>
              </table:table-cell>
              <table:table-cell office:value-type="float" office:value="0.287">
                <text:p>0.287</text:p>
              </table:table-cell>
              <table:table-cell office:value-type="float" office:value="0.282">
                <text:p>0.282</text:p>
              </table:table-cell>
              <table:table-cell office:value-type="float" office:value="0.281">
                <text:p>0.281</text:p>
              </table:table-cell>
              <table:table-cell office:value-type="float" office:value="0.283">
                <text:p>0.283</text:p>
              </table:table-cell>
              <table:table-cell office:value-type="float" office:value="0.283">
                <text:p>0.283</text:p>
              </table:table-cell>
              <table:table-cell office:value-type="float" office:value="0.284">
                <text:p>0.284</text:p>
              </table:table-cell>
              <table:table-cell office:value-type="float" office:value="0.282">
                <text:p>0.282</text:p>
              </table:table-cell>
              <table:table-cell office:value-type="float" office:value="0.959999978542328">
                <text:p>0.9599999785423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54">
                <text:p>0.354</text:p>
              </table:table-cell>
              <table:table-cell office:value-type="float" office:value="0.283">
                <text:p>0.283</text:p>
              </table:table-cell>
              <table:table-cell office:value-type="float" office:value="0.286">
                <text:p>0.286</text:p>
              </table:table-cell>
              <table:table-cell office:value-type="float" office:value="0.283">
                <text:p>0.283</text:p>
              </table:table-cell>
              <table:table-cell office:value-type="float" office:value="0.285">
                <text:p>0.285</text:p>
              </table:table-cell>
              <table:table-cell office:value-type="float" office:value="0.284">
                <text:p>0.284</text:p>
              </table:table-cell>
              <table:table-cell office:value-type="float" office:value="0.282">
                <text:p>0.282</text:p>
              </table:table-cell>
              <table:table-cell office:value-type="float" office:value="0.283">
                <text:p>0.283</text:p>
              </table:table-cell>
              <table:table-cell office:value-type="float" office:value="0.283">
                <text:p>0.283</text:p>
              </table:table-cell>
              <table:table-cell office:value-type="float" office:value="0.284">
                <text:p>0.284</text:p>
              </table:table-cell>
              <table:table-cell office:value-type="float" office:value="0.283">
                <text:p>0.283</text:p>
              </table:table-cell>
              <table:table-cell office:value-type="float" office:value="0.285">
                <text:p>0.285</text:p>
              </table:table-cell>
              <table:table-cell office:value-type="float" office:value="0.960749983787537">
                <text:p>0.9607499837875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71">
                <text:p>0.371</text:p>
              </table:table-cell>
              <table:table-cell office:value-type="float" office:value="0.284">
                <text:p>0.284</text:p>
              </table:table-cell>
              <table:table-cell office:value-type="float" office:value="0.283">
                <text:p>0.283</text:p>
              </table:table-cell>
              <table:table-cell office:value-type="float" office:value="0.284">
                <text:p>0.284</text:p>
              </table:table-cell>
              <table:table-cell office:value-type="float" office:value="0.282">
                <text:p>0.282</text:p>
              </table:table-cell>
              <table:table-cell office:value-type="float" office:value="0.284">
                <text:p>0.284</text:p>
              </table:table-cell>
              <table:table-cell office:value-type="float" office:value="0.28">
                <text:p>0.28</text:p>
              </table:table-cell>
              <table:table-cell office:value-type="float" office:value="0.285">
                <text:p>0.285</text:p>
              </table:table-cell>
              <table:table-cell office:value-type="float" office:value="0.281">
                <text:p>0.281</text:p>
              </table:table-cell>
              <table:table-cell office:value-type="float" office:value="0.282">
                <text:p>0.282</text:p>
              </table:table-cell>
              <table:table-cell office:value-type="float" office:value="0.283">
                <text:p>0.283</text:p>
              </table:table-cell>
              <table:table-cell office:value-type="float" office:value="0.284">
                <text:p>0.284</text:p>
              </table:table-cell>
              <table:table-cell office:value-type="float" office:value="0.957750022411346">
                <text:p>0.9577500224113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74">
                <text:p>0.374</text:p>
              </table:table-cell>
              <table:table-cell office:value-type="float" office:value="0.283">
                <text:p>0.283</text:p>
              </table:table-cell>
              <table:table-cell office:value-type="float" office:value="0.282">
                <text:p>0.282</text:p>
              </table:table-cell>
              <table:table-cell office:value-type="float" office:value="0.281">
                <text:p>0.281</text:p>
              </table:table-cell>
              <table:table-cell office:value-type="float" office:value="0.28">
                <text:p>0.28</text:p>
              </table:table-cell>
              <table:table-cell office:value-type="float" office:value="0.281">
                <text:p>0.281</text:p>
              </table:table-cell>
              <table:table-cell office:value-type="float" office:value="0.282">
                <text:p>0.282</text:p>
              </table:table-cell>
              <table:table-cell office:value-type="float" office:value="0.283">
                <text:p>0.283</text:p>
              </table:table-cell>
              <table:table-cell office:value-type="float" office:value="0.284">
                <text:p>0.284</text:p>
              </table:table-cell>
              <table:table-cell office:value-type="float" office:value="0.282">
                <text:p>0.282</text:p>
              </table:table-cell>
              <table:table-cell office:value-type="float" office:value="0.282">
                <text:p>0.282</text:p>
              </table:table-cell>
              <table:table-cell office:value-type="float" office:value="0.282">
                <text:p>0.282</text:p>
              </table:table-cell>
              <table:table-cell office:value-type="float" office:value="0.957249999046326">
                <text:p>0.9572499990463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63">
                <text:p>0.363</text:p>
              </table:table-cell>
              <table:table-cell office:value-type="float" office:value="0.28">
                <text:p>0.28</text:p>
              </table:table-cell>
              <table:table-cell office:value-type="float" office:value="0.279">
                <text:p>0.279</text:p>
              </table:table-cell>
              <table:table-cell office:value-type="float" office:value="0.281">
                <text:p>0.281</text:p>
              </table:table-cell>
              <table:table-cell office:value-type="float" office:value="0.28">
                <text:p>0.28</text:p>
              </table:table-cell>
              <table:table-cell office:value-type="float" office:value="0.278">
                <text:p>0.278</text:p>
              </table:table-cell>
              <table:table-cell office:value-type="float" office:value="0.279">
                <text:p>0.279</text:p>
              </table:table-cell>
              <table:table-cell office:value-type="float" office:value="0.281">
                <text:p>0.281</text:p>
              </table:table-cell>
              <table:table-cell office:value-type="float" office:value="0.278">
                <text:p>0.278</text:p>
              </table:table-cell>
              <table:table-cell office:value-type="float" office:value="0.276">
                <text:p>0.276</text:p>
              </table:table-cell>
              <table:table-cell office:value-type="float" office:value="0.28">
                <text:p>0.28</text:p>
              </table:table-cell>
              <table:table-cell office:value-type="float" office:value="0.278">
                <text:p>0.278</text:p>
              </table:table-cell>
              <table:table-cell office:value-type="float" office:value="0.958000004291534">
                <text:p>0.9580000042915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8">
                <text:p>0.358</text:p>
              </table:table-cell>
              <table:table-cell office:value-type="float" office:value="0.283">
                <text:p>0.283</text:p>
              </table:table-cell>
              <table:table-cell office:value-type="float" office:value="0.282">
                <text:p>0.282</text:p>
              </table:table-cell>
              <table:table-cell office:value-type="float" office:value="0.283">
                <text:p>0.283</text:p>
              </table:table-cell>
              <table:table-cell office:value-type="float" office:value="0.282">
                <text:p>0.282</text:p>
              </table:table-cell>
              <table:table-cell office:value-type="float" office:value="0.282">
                <text:p>0.282</text:p>
              </table:table-cell>
              <table:table-cell office:value-type="float" office:value="0.281">
                <text:p>0.281</text:p>
              </table:table-cell>
              <table:table-cell office:value-type="float" office:value="0.282">
                <text:p>0.282</text:p>
              </table:table-cell>
              <table:table-cell office:value-type="float" office:value="0.283">
                <text:p>0.283</text:p>
              </table:table-cell>
              <table:table-cell office:value-type="float" office:value="0.284">
                <text:p>0.284</text:p>
              </table:table-cell>
              <table:table-cell office:value-type="float" office:value="0.281">
                <text:p>0.281</text:p>
              </table:table-cell>
              <table:table-cell office:value-type="float" office:value="0.284">
                <text:p>0.284</text:p>
              </table:table-cell>
              <table:table-cell office:value-type="float" office:value="0.959999978542328">
                <text:p>0.9599999785423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">
                <text:p>0.364</text:p>
              </table:table-cell>
              <table:table-cell office:value-type="float" office:value="0.285">
                <text:p>0.285</text:p>
              </table:table-cell>
              <table:table-cell office:value-type="float" office:value="0.281">
                <text:p>0.281</text:p>
              </table:table-cell>
              <table:table-cell office:value-type="float" office:value="0.28">
                <text:p>0.28</text:p>
              </table:table-cell>
              <table:table-cell office:value-type="float" office:value="0.282">
                <text:p>0.282</text:p>
              </table:table-cell>
              <table:table-cell office:value-type="float" office:value="0.281">
                <text:p>0.281</text:p>
              </table:table-cell>
              <table:table-cell office:value-type="float" office:value="0.282">
                <text:p>0.282</text:p>
              </table:table-cell>
              <table:table-cell office:value-type="float" office:value="0.281">
                <text:p>0.281</text:p>
              </table:table-cell>
              <table:table-cell office:value-type="float" office:value="0.281">
                <text:p>0.281</text:p>
              </table:table-cell>
              <table:table-cell office:value-type="float" office:value="0.281">
                <text:p>0.281</text:p>
              </table:table-cell>
              <table:table-cell office:value-type="float" office:value="0.282">
                <text:p>0.282</text:p>
              </table:table-cell>
              <table:table-cell office:value-type="float" office:value="0.283">
                <text:p>0.283</text:p>
              </table:table-cell>
              <table:table-cell office:value-type="float" office:value="0.958000004291534">
                <text:p>0.9580000042915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1">
                <text:p>0.371</text:p>
              </table:table-cell>
              <table:table-cell office:value-type="float" office:value="0.281">
                <text:p>0.281</text:p>
              </table:table-cell>
              <table:table-cell office:value-type="float" office:value="0.281">
                <text:p>0.281</text:p>
              </table:table-cell>
              <table:table-cell office:value-type="float" office:value="0.281">
                <text:p>0.281</text:p>
              </table:table-cell>
              <table:table-cell office:value-type="float" office:value="0.282">
                <text:p>0.282</text:p>
              </table:table-cell>
              <table:table-cell office:value-type="float" office:value="0.28">
                <text:p>0.28</text:p>
              </table:table-cell>
              <table:table-cell office:value-type="float" office:value="0.284">
                <text:p>0.284</text:p>
              </table:table-cell>
              <table:table-cell office:value-type="float" office:value="0.28">
                <text:p>0.28</text:p>
              </table:table-cell>
              <table:table-cell office:value-type="float" office:value="0.281">
                <text:p>0.281</text:p>
              </table:table-cell>
              <table:table-cell office:value-type="float" office:value="0.279">
                <text:p>0.279</text:p>
              </table:table-cell>
              <table:table-cell office:value-type="float" office:value="0.283">
                <text:p>0.283</text:p>
              </table:table-cell>
              <table:table-cell office:value-type="float" office:value="0.279">
                <text:p>0.279</text:p>
              </table:table-cell>
              <table:table-cell office:value-type="float" office:value="0.954999983310699">
                <text:p>0.9549999833106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59">
                <text:p>0.359</text:p>
              </table:table-cell>
              <table:table-cell office:value-type="float" office:value="0.282">
                <text:p>0.282</text:p>
              </table:table-cell>
              <table:table-cell office:value-type="float" office:value="0.279">
                <text:p>0.279</text:p>
              </table:table-cell>
              <table:table-cell office:value-type="float" office:value="0.279">
                <text:p>0.279</text:p>
              </table:table-cell>
              <table:table-cell office:value-type="float" office:value="0.283">
                <text:p>0.283</text:p>
              </table:table-cell>
              <table:table-cell office:value-type="float" office:value="0.282">
                <text:p>0.282</text:p>
              </table:table-cell>
              <table:table-cell office:value-type="float" office:value="0.28">
                <text:p>0.28</text:p>
              </table:table-cell>
              <table:table-cell office:value-type="float" office:value="0.281">
                <text:p>0.281</text:p>
              </table:table-cell>
              <table:table-cell office:value-type="float" office:value="0.282">
                <text:p>0.282</text:p>
              </table:table-cell>
              <table:table-cell office:value-type="float" office:value="0.283">
                <text:p>0.283</text:p>
              </table:table-cell>
              <table:table-cell office:value-type="float" office:value="0.281">
                <text:p>0.281</text:p>
              </table:table-cell>
              <table:table-cell office:value-type="float" office:value="0.281">
                <text:p>0.281</text:p>
              </table:table-cell>
              <table:table-cell office:value-type="float" office:value="0.955999970436096">
                <text:p>0.9559999704360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52">
                <text:p>0.352</text:p>
              </table:table-cell>
              <table:table-cell office:value-type="float" office:value="0.284">
                <text:p>0.284</text:p>
              </table:table-cell>
              <table:table-cell office:value-type="float" office:value="0.282">
                <text:p>0.282</text:p>
              </table:table-cell>
              <table:table-cell office:value-type="float" office:value="0.286">
                <text:p>0.286</text:p>
              </table:table-cell>
              <table:table-cell office:value-type="float" office:value="0.283">
                <text:p>0.283</text:p>
              </table:table-cell>
              <table:table-cell office:value-type="float" office:value="0.281">
                <text:p>0.281</text:p>
              </table:table-cell>
              <table:table-cell office:value-type="float" office:value="0.28">
                <text:p>0.28</text:p>
              </table:table-cell>
              <table:table-cell office:value-type="float" office:value="0.285">
                <text:p>0.285</text:p>
              </table:table-cell>
              <table:table-cell office:value-type="float" office:value="0.281">
                <text:p>0.281</text:p>
              </table:table-cell>
              <table:table-cell office:value-type="float" office:value="0.28">
                <text:p>0.28</text:p>
              </table:table-cell>
              <table:table-cell office:value-type="float" office:value="0.286">
                <text:p>0.286</text:p>
              </table:table-cell>
              <table:table-cell office:value-type="float" office:value="0.285">
                <text:p>0.285</text:p>
              </table:table-cell>
              <table:table-cell office:value-type="float" office:value="0.958999991416931">
                <text:p>0.9589999914169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67">
                <text:p>0.367</text:p>
              </table:table-cell>
              <table:table-cell office:value-type="float" office:value="0.285">
                <text:p>0.285</text:p>
              </table:table-cell>
              <table:table-cell office:value-type="float" office:value="0.284">
                <text:p>0.284</text:p>
              </table:table-cell>
              <table:table-cell office:value-type="float" office:value="0.281">
                <text:p>0.281</text:p>
              </table:table-cell>
              <table:table-cell office:value-type="float" office:value="0.285">
                <text:p>0.285</text:p>
              </table:table-cell>
              <table:table-cell office:value-type="float" office:value="0.282">
                <text:p>0.282</text:p>
              </table:table-cell>
              <table:table-cell office:value-type="float" office:value="0.288">
                <text:p>0.288</text:p>
              </table:table-cell>
              <table:table-cell office:value-type="float" office:value="0.28">
                <text:p>0.28</text:p>
              </table:table-cell>
              <table:table-cell office:value-type="float" office:value="0.284">
                <text:p>0.284</text:p>
              </table:table-cell>
              <table:table-cell office:value-type="float" office:value="0.285">
                <text:p>0.285</text:p>
              </table:table-cell>
              <table:table-cell office:value-type="float" office:value="0.283">
                <text:p>0.283</text:p>
              </table:table-cell>
              <table:table-cell office:value-type="float" office:value="0.283">
                <text:p>0.283</text:p>
              </table:table-cell>
              <table:table-cell office:value-type="float" office:value="0.958750009536743">
                <text:p>0.9587500095367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79">
                <text:p>0.379</text:p>
              </table:table-cell>
              <table:table-cell office:value-type="float" office:value="0.285">
                <text:p>0.285</text:p>
              </table:table-cell>
              <table:table-cell office:value-type="float" office:value="0.283">
                <text:p>0.283</text:p>
              </table:table-cell>
              <table:table-cell office:value-type="float" office:value="0.285">
                <text:p>0.285</text:p>
              </table:table-cell>
              <table:table-cell office:value-type="float" office:value="0.281">
                <text:p>0.281</text:p>
              </table:table-cell>
              <table:table-cell office:value-type="float" office:value="0.282">
                <text:p>0.282</text:p>
              </table:table-cell>
              <table:table-cell office:value-type="float" office:value="0.279">
                <text:p>0.279</text:p>
              </table:table-cell>
              <table:table-cell office:value-type="float" office:value="0.282">
                <text:p>0.282</text:p>
              </table:table-cell>
              <table:table-cell office:value-type="float" office:value="0.28">
                <text:p>0.28</text:p>
              </table:table-cell>
              <table:table-cell office:value-type="float" office:value="0.283">
                <text:p>0.283</text:p>
              </table:table-cell>
              <table:table-cell office:value-type="float" office:value="0.284">
                <text:p>0.284</text:p>
              </table:table-cell>
              <table:table-cell office:value-type="float" office:value="0.283">
                <text:p>0.283</text:p>
              </table:table-cell>
              <table:table-cell office:value-type="float" office:value="0.96025002002716">
                <text:p>0.960250020027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72">
                <text:p>0.372</text:p>
              </table:table-cell>
              <table:table-cell office:value-type="float" office:value="0.282">
                <text:p>0.282</text:p>
              </table:table-cell>
              <table:table-cell office:value-type="float" office:value="0.279">
                <text:p>0.279</text:p>
              </table:table-cell>
              <table:table-cell office:value-type="float" office:value="0.279">
                <text:p>0.279</text:p>
              </table:table-cell>
              <table:table-cell office:value-type="float" office:value="0.28">
                <text:p>0.28</text:p>
              </table:table-cell>
              <table:table-cell office:value-type="float" office:value="0.276">
                <text:p>0.276</text:p>
              </table:table-cell>
              <table:table-cell office:value-type="float" office:value="0.28">
                <text:p>0.28</text:p>
              </table:table-cell>
              <table:table-cell office:value-type="float" office:value="0.281">
                <text:p>0.281</text:p>
              </table:table-cell>
              <table:table-cell office:value-type="float" office:value="0.28">
                <text:p>0.28</text:p>
              </table:table-cell>
              <table:table-cell office:value-type="float" office:value="0.278">
                <text:p>0.278</text:p>
              </table:table-cell>
              <table:table-cell office:value-type="float" office:value="0.278">
                <text:p>0.278</text:p>
              </table:table-cell>
              <table:table-cell office:value-type="float" office:value="0.28">
                <text:p>0.28</text:p>
              </table:table-cell>
              <table:table-cell office:value-type="float" office:value="0.954999983310699">
                <text:p>0.9549999833106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578cm" svg:y="4.005cm" style:legend-expansion="high" chart:style-name="ch2"/>
        <chart:plot-area chart:style-name="ch3" table:cell-range-address="Sheet3.O1:Sheet3.P44" chart:data-source-has-labels="row" svg:x="1.279cm" svg:y="0.18cm" svg:width="11.979cm" svg:height="7.711cm">
          <chartooo:coordinate-region svg:x="2.456cm" svg:y="0.353cm" svg:width="10.68cm" svg:height="6.783cm"/>
          <chart:axis chart:dimension="x" chart:name="primary-x" chart:style-name="ch4">
            <chart:title svg:x="6.642cm" svg:y="8.071cm" chart:style-name="ch5">
              <text:p>Minutes</text:p>
            </chart:title>
          </chart:axis>
          <chart:axis chart:dimension="y" chart:name="primary-y" chart:style-name="ch4">
            <chart:title svg:x="0.451cm" svg:y="4.529cm" chart:style-name="ch6">
              <text:p>Count</text:p>
            </chart:title>
            <chart:grid chart:style-name="ch7" chart:class="major"/>
          </chart:axis>
          <chart:series chart:style-name="ch8" chart:values-cell-range-address="Sheet3.P2:Sheet3.P44" chart:label-cell-address="Sheet3.P1:Sheet3.P1" chart:class="chart:area">
            <chart:data-point chart:repeated="43"/>
          </chart:series>
          <chart:series chart:style-name="ch9" chart:values-cell-range-address="Sheet3.O2:Sheet3.O44" chart:label-cell-address="Sheet3.O1:Sheet3.O1" chart:class="chart:area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ils</text:p>
                <draw:g>
                  <svg:desc>Sheet3.P1:Sheet3.P1</svg:desc>
                </draw:g>
              </table:table-cell>
              <table:table-cell office:value-type="string">
                <text:p>successes</text:p>
                <draw:g>
                  <svg:desc>Sheet3.O1:Sheet3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3.P2:Sheet3.P44</svg:desc>
                </draw:g>
              </table:table-cell>
              <table:table-cell office:value-type="float" office:value="NaN">
                <text:p>NaN</text:p>
                <draw:g>
                  <svg:desc>Sheet3.O2:Sheet3.O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652">
                <text:p>16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">
                <text:p>56</text:p>
              </table:table-cell>
              <table:table-cell office:value-type="float" office:value="2759">
                <text:p>27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4">
                <text:p>134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9">
                <text:p>159</text:p>
              </table:table-cell>
              <table:table-cell office:value-type="float" office:value="4281">
                <text:p>42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3">
                <text:p>213</text:p>
              </table:table-cell>
              <table:table-cell office:value-type="float" office:value="5337">
                <text:p>53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7">
                <text:p>247</text:p>
              </table:table-cell>
              <table:table-cell office:value-type="float" office:value="6478">
                <text:p>64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8">
                <text:p>298</text:p>
              </table:table-cell>
              <table:table-cell office:value-type="float" office:value="7657">
                <text:p>76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3">
                <text:p>383</text:p>
              </table:table-cell>
              <table:table-cell office:value-type="float" office:value="9024">
                <text:p>90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5">
                <text:p>455</text:p>
              </table:table-cell>
              <table:table-cell office:value-type="float" office:value="10504">
                <text:p>105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28">
                <text:p>628</text:p>
              </table:table-cell>
              <table:table-cell office:value-type="float" office:value="11900">
                <text:p>119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01">
                <text:p>1101</text:p>
              </table:table-cell>
              <table:table-cell office:value-type="float" office:value="13265">
                <text:p>132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16">
                <text:p>1616</text:p>
              </table:table-cell>
              <table:table-cell office:value-type="float" office:value="14632">
                <text:p>146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85">
                <text:p>2185</text:p>
              </table:table-cell>
              <table:table-cell office:value-type="float" office:value="16011">
                <text:p>160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51">
                <text:p>2951</text:p>
              </table:table-cell>
              <table:table-cell office:value-type="float" office:value="17474">
                <text:p>174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45">
                <text:p>3745</text:p>
              </table:table-cell>
              <table:table-cell office:value-type="float" office:value="18931">
                <text:p>189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43">
                <text:p>4643</text:p>
              </table:table-cell>
              <table:table-cell office:value-type="float" office:value="20360">
                <text:p>203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04">
                <text:p>5704</text:p>
              </table:table-cell>
              <table:table-cell office:value-type="float" office:value="21890">
                <text:p>2189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52">
                <text:p>6852</text:p>
              </table:table-cell>
              <table:table-cell office:value-type="float" office:value="23413">
                <text:p>234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202">
                <text:p>8202</text:p>
              </table:table-cell>
              <table:table-cell office:value-type="float" office:value="24780">
                <text:p>247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695">
                <text:p>9695</text:p>
              </table:table-cell>
              <table:table-cell office:value-type="float" office:value="26321">
                <text:p>263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94">
                <text:p>11194</text:p>
              </table:table-cell>
              <table:table-cell office:value-type="float" office:value="27891">
                <text:p>278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870">
                <text:p>12870</text:p>
              </table:table-cell>
              <table:table-cell office:value-type="float" office:value="29391">
                <text:p>293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110">
                <text:p>15110</text:p>
              </table:table-cell>
              <table:table-cell office:value-type="float" office:value="30886">
                <text:p>308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649">
                <text:p>17649</text:p>
              </table:table-cell>
              <table:table-cell office:value-type="float" office:value="32228">
                <text:p>322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164">
                <text:p>20164</text:p>
              </table:table-cell>
              <table:table-cell office:value-type="float" office:value="33583">
                <text:p>335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501">
                <text:p>22501</text:p>
              </table:table-cell>
              <table:table-cell office:value-type="float" office:value="35153">
                <text:p>351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896">
                <text:p>24896</text:p>
              </table:table-cell>
              <table:table-cell office:value-type="float" office:value="36709">
                <text:p>367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57cm" svg:y="4.227cm" style:legend-expansion="high" chart:style-name="ch2"/>
        <chart:plot-area chart:style-name="ch3" table:cell-range-address="Sheet3.T1:Sheet3.T44" chart:data-source-has-labels="row" svg:x="1.279cm" svg:y="0.18cm" svg:width="11.258cm" svg:height="7.711cm">
          <chartooo:coordinate-region svg:x="2.006cm" svg:y="0.354cm" svg:width="10.531cm" svg:height="6.782cm"/>
          <chart:axis chart:dimension="x" chart:name="primary-x" chart:style-name="ch4">
            <chart:title svg:x="6.282cm" svg:y="8.071cm" chart:style-name="ch5">
              <text:p>Minutes</text:p>
            </chart:title>
          </chart:axis>
          <chart:axis chart:dimension="y" chart:name="primary-y" chart:style-name="ch4">
            <chart:title svg:x="0.451cm" svg:y="4.926cm" chart:style-name="ch6">
              <text:p>Percentage</text:p>
            </chart:title>
            <chart:grid chart:style-name="ch7" chart:class="major"/>
          </chart:axis>
          <chart:series chart:style-name="ch8" chart:values-cell-range-address="Sheet3.T3:Sheet3.T44" chart:label-cell-address="Sheet3.T1:Sheet3.T2" chart:class="chart:line">
            <chart:data-point chart:repeated="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_metric</text:p>
                <text:list>
                  <text:list-item>
                    <text:p>cpu_metric</text:p>
                  </text:list-item>
                  <text:list-item>
                    <text:p/>
                  </text:list-item>
                </text:list>
                <draw:g>
                  <svg:desc>Sheet3.T1:Sheet3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09493666208243">
                <text:p>0.00309493666208243</text:p>
                <draw:g>
                  <svg:desc>Sheet3.T3:Sheet3.T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47544645837375">
                <text:p>0.0147544645837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06970143674025">
                <text:p>0.0206970143674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06865673634543">
                <text:p>0.02068656736345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94866075827962">
                <text:p>0.02948660758279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15074846701708">
                <text:p>0.04150748467017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7297300161184">
                <text:p>0.0297297300161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01145819822947">
                <text:p>0.05011458198229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81564390302418">
                <text:p>0.06815643903024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05722886395742">
                <text:p>0.07057228863957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726585921204">
                <text:p>0.107265859212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5302116316251">
                <text:p>0.1253021163162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51454548402266">
                <text:p>0.1514545484022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869511929954">
                <text:p>0.228695119299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1503842060382">
                <text:p>0.2815038420603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8588189705749">
                <text:p>0.3285881897057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47467198595405">
                <text:p>0.4474671985954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15126995434837">
                <text:p>0.5151269954348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57694183507012">
                <text:p>0.6576941835070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68647540983607">
                <text:p>0.7686475409836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0068479684683">
                <text:p>0.900684796846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45750012188344">
                <text:p>0.9457500121883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63249981403351">
                <text:p>0.9632499814033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62000012397766">
                <text:p>0.9620000123977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55999970436096">
                <text:p>0.9559999704360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59500014781952">
                <text:p>0.9595000147819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61499989032745">
                <text:p>0.9614999890327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59999978542328">
                <text:p>0.9599999785423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62249994277954">
                <text:p>0.9622499942779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59999978542328">
                <text:p>0.9599999785423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60749983787537">
                <text:p>0.9607499837875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57750022411346">
                <text:p>0.9577500224113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57249999046326">
                <text:p>0.9572499990463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58000004291534">
                <text:p>0.9580000042915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59999978542328">
                <text:p>0.9599999785423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58000004291534">
                <text:p>0.9580000042915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54999983310699">
                <text:p>0.9549999833106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55999970436096">
                <text:p>0.9559999704360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8999991416931">
                <text:p>0.9589999914169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58750009536743">
                <text:p>0.9587500095367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6025002002716">
                <text:p>0.960250020027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54999983310699">
                <text:p>0.9549999833106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15cm" chart:symbol-height="0.15cm" chart:link-data-style-to-source="true"/>
      <style:graphic-properties svg:stroke-width="0.08cm" svg:stroke-color="#a85300" draw:fill-color="#a853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57cm" svg:y="3.782cm" style:legend-expansion="high" chart:style-name="ch2"/>
        <chart:plot-area chart:style-name="ch3" table:cell-range-address="Sheet3.O1:Sheet3.P44 Sheet3.T1:Sheet3.T44" chart:data-source-has-labels="row" svg:x="1.279cm" svg:y="0.18cm" svg:width="9.629cm" svg:height="7.711cm">
          <chartooo:coordinate-region svg:x="2.456cm" svg:y="0.354cm" svg:width="7.724cm" svg:height="6.782cm"/>
          <chart:axis chart:dimension="x" chart:name="primary-x" chart:style-name="ch4">
            <chart:title svg:x="5.467cm" svg:y="8.071cm" chart:style-name="ch5">
              <text:p>Minutes</text:p>
            </chart:title>
          </chart:axis>
          <chart:axis chart:dimension="y" chart:name="primary-y" chart:style-name="ch4">
            <chart:title svg:x="0.451cm" svg:y="4.529cm" chart:style-name="ch6">
              <text:p>Count</text:p>
            </chart:title>
            <chart:grid chart:style-name="ch7" chart:class="major"/>
          </chart:axis>
          <chart:axis chart:dimension="y" chart:name="secondary-y" chart:style-name="ch8">
            <chart:title svg:x="11.228cm" svg:y="4.926cm" chart:style-name="ch6">
              <text:p>Percentage</text:p>
            </chart:title>
          </chart:axis>
          <chart:series chart:attached-axis="primary-y" chart:style-name="ch9" chart:values-cell-range-address="Sheet3.O3:Sheet3.O44" chart:label-cell-address="Sheet3.O1:Sheet3.O2" chart:class="chart:line">
            <chart:data-point chart:repeated="42"/>
          </chart:series>
          <chart:series chart:attached-axis="primary-y" chart:style-name="ch10" chart:values-cell-range-address="Sheet3.P3:Sheet3.P44" chart:label-cell-address="Sheet3.P1:Sheet3.P2" chart:class="chart:line">
            <chart:data-point chart:repeated="42"/>
          </chart:series>
          <chart:series chart:attached-axis="secondary-y" chart:style-name="ch11" chart:values-cell-range-address="Sheet3.T3:Sheet3.T44" chart:label-cell-address="Sheet3.T1:Sheet3.T2" chart:class="chart:line">
            <chart:data-point chart:repeated="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es</text:p>
                <text:list>
                  <text:list-item>
                    <text:p>successes</text:p>
                  </text:list-item>
                  <text:list-item>
                    <text:p/>
                  </text:list-item>
                </text:list>
                <draw:g>
                  <svg:desc>Sheet3.O1:Sheet3.O2</svg:desc>
                </draw:g>
              </table:table-cell>
              <table:table-cell office:value-type="string">
                <text:p>fails</text:p>
                <text:list>
                  <text:list-item>
                    <text:p>fails</text:p>
                  </text:list-item>
                  <text:list-item>
                    <text:p/>
                  </text:list-item>
                </text:list>
                <draw:g>
                  <svg:desc>Sheet3.P1:Sheet3.P2</svg:desc>
                </draw:g>
              </table:table-cell>
              <table:table-cell office:value-type="string">
                <text:p>cpu_metric</text:p>
                <text:list>
                  <text:list-item>
                    <text:p>cpu_metric</text:p>
                  </text:list-item>
                  <text:list-item>
                    <text:p/>
                  </text:list-item>
                </text:list>
                <draw:g>
                  <svg:desc>Sheet3.T1:Sheet3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O3:Sheet3.O44</svg:desc>
                </draw:g>
              </table:table-cell>
              <table:table-cell office:value-type="float" office:value="0">
                <text:p>0</text:p>
                <draw:g>
                  <svg:desc>Sheet3.P3:Sheet3.P44</svg:desc>
                </draw:g>
              </table:table-cell>
              <table:table-cell office:value-type="float" office:value="0.00309493666208243">
                <text:p>0.00309493666208243</text:p>
                <draw:g>
                  <svg:desc>Sheet3.T3:Sheet3.T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0147544645837375">
                <text:p>0.0147544645837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0206970143674025">
                <text:p>0.0206970143674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0.0206865673634543">
                <text:p>0.02068656736345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0294866075827962">
                <text:p>0.02948660758279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0.0415074846701708">
                <text:p>0.04150748467017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0.0297297300161184">
                <text:p>0.0297297300161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7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0.0501145819822947">
                <text:p>0.05011458198229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9">
                <text:p>329</text:p>
              </table:table-cell>
              <table:table-cell office:value-type="float" office:value="1">
                <text:p>1</text:p>
              </table:table-cell>
              <table:table-cell office:value-type="float" office:value="0.0681564390302418">
                <text:p>0.06815643903024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4">
                <text:p>414</text:p>
              </table:table-cell>
              <table:table-cell office:value-type="float" office:value="2">
                <text:p>2</text:p>
              </table:table-cell>
              <table:table-cell office:value-type="float" office:value="0.0705722886395742">
                <text:p>0.07057228863957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8">
                <text:p>558</text:p>
              </table:table-cell>
              <table:table-cell office:value-type="float" office:value="3">
                <text:p>3</text:p>
              </table:table-cell>
              <table:table-cell office:value-type="float" office:value="0.10726585921204">
                <text:p>0.107265859212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2">
                <text:p>712</text:p>
              </table:table-cell>
              <table:table-cell office:value-type="float" office:value="3">
                <text:p>3</text:p>
              </table:table-cell>
              <table:table-cell office:value-type="float" office:value="0.125302116316251">
                <text:p>0.1253021163162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6">
                <text:p>896</text:p>
              </table:table-cell>
              <table:table-cell office:value-type="float" office:value="3">
                <text:p>3</text:p>
              </table:table-cell>
              <table:table-cell office:value-type="float" office:value="0.151454548402266">
                <text:p>0.1514545484022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56">
                <text:p>1256</text:p>
              </table:table-cell>
              <table:table-cell office:value-type="float" office:value="3">
                <text:p>3</text:p>
              </table:table-cell>
              <table:table-cell office:value-type="float" office:value="0.22869511929954">
                <text:p>0.228695119299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52">
                <text:p>1652</text:p>
              </table:table-cell>
              <table:table-cell office:value-type="float" office:value="3">
                <text:p>3</text:p>
              </table:table-cell>
              <table:table-cell office:value-type="float" office:value="0.281503842060382">
                <text:p>0.2815038420603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89">
                <text:p>2089</text:p>
              </table:table-cell>
              <table:table-cell office:value-type="float" office:value="4">
                <text:p>4</text:p>
              </table:table-cell>
              <table:table-cell office:value-type="float" office:value="0.328588189705749">
                <text:p>0.3285881897057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59">
                <text:p>2759</text:p>
              </table:table-cell>
              <table:table-cell office:value-type="float" office:value="56">
                <text:p>56</text:p>
              </table:table-cell>
              <table:table-cell office:value-type="float" office:value="0.447467198595405">
                <text:p>0.4474671985954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64">
                <text:p>3464</text:p>
              </table:table-cell>
              <table:table-cell office:value-type="float" office:value="134">
                <text:p>134</text:p>
              </table:table-cell>
              <table:table-cell office:value-type="float" office:value="0.515126995434837">
                <text:p>0.5151269954348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81">
                <text:p>4281</text:p>
              </table:table-cell>
              <table:table-cell office:value-type="float" office:value="159">
                <text:p>159</text:p>
              </table:table-cell>
              <table:table-cell office:value-type="float" office:value="0.657694183507012">
                <text:p>0.6576941835070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37">
                <text:p>5337</text:p>
              </table:table-cell>
              <table:table-cell office:value-type="float" office:value="213">
                <text:p>213</text:p>
              </table:table-cell>
              <table:table-cell office:value-type="float" office:value="0.768647540983607">
                <text:p>0.7686475409836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78">
                <text:p>6478</text:p>
              </table:table-cell>
              <table:table-cell office:value-type="float" office:value="247">
                <text:p>247</text:p>
              </table:table-cell>
              <table:table-cell office:value-type="float" office:value="0.90068479684683">
                <text:p>0.900684796846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57">
                <text:p>7657</text:p>
              </table:table-cell>
              <table:table-cell office:value-type="float" office:value="298">
                <text:p>298</text:p>
              </table:table-cell>
              <table:table-cell office:value-type="float" office:value="0.945750012188344">
                <text:p>0.9457500121883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24">
                <text:p>9024</text:p>
              </table:table-cell>
              <table:table-cell office:value-type="float" office:value="383">
                <text:p>383</text:p>
              </table:table-cell>
              <table:table-cell office:value-type="float" office:value="0.963249981403351">
                <text:p>0.9632499814033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504">
                <text:p>10504</text:p>
              </table:table-cell>
              <table:table-cell office:value-type="float" office:value="455">
                <text:p>455</text:p>
              </table:table-cell>
              <table:table-cell office:value-type="float" office:value="0.962000012397766">
                <text:p>0.9620000123977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900">
                <text:p>11900</text:p>
              </table:table-cell>
              <table:table-cell office:value-type="float" office:value="628">
                <text:p>628</text:p>
              </table:table-cell>
              <table:table-cell office:value-type="float" office:value="0.955999970436096">
                <text:p>0.9559999704360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265">
                <text:p>13265</text:p>
              </table:table-cell>
              <table:table-cell office:value-type="float" office:value="1101">
                <text:p>1101</text:p>
              </table:table-cell>
              <table:table-cell office:value-type="float" office:value="0.959500014781952">
                <text:p>0.9595000147819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632">
                <text:p>14632</text:p>
              </table:table-cell>
              <table:table-cell office:value-type="float" office:value="1616">
                <text:p>1616</text:p>
              </table:table-cell>
              <table:table-cell office:value-type="float" office:value="0.961499989032745">
                <text:p>0.9614999890327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011">
                <text:p>16011</text:p>
              </table:table-cell>
              <table:table-cell office:value-type="float" office:value="2185">
                <text:p>2185</text:p>
              </table:table-cell>
              <table:table-cell office:value-type="float" office:value="0.959999978542328">
                <text:p>0.9599999785423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474">
                <text:p>17474</text:p>
              </table:table-cell>
              <table:table-cell office:value-type="float" office:value="2951">
                <text:p>2951</text:p>
              </table:table-cell>
              <table:table-cell office:value-type="float" office:value="0.962249994277954">
                <text:p>0.9622499942779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931">
                <text:p>18931</text:p>
              </table:table-cell>
              <table:table-cell office:value-type="float" office:value="3745">
                <text:p>3745</text:p>
              </table:table-cell>
              <table:table-cell office:value-type="float" office:value="0.959999978542328">
                <text:p>0.9599999785423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360">
                <text:p>20360</text:p>
              </table:table-cell>
              <table:table-cell office:value-type="float" office:value="4643">
                <text:p>4643</text:p>
              </table:table-cell>
              <table:table-cell office:value-type="float" office:value="0.960749983787537">
                <text:p>0.9607499837875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890">
                <text:p>21890</text:p>
              </table:table-cell>
              <table:table-cell office:value-type="float" office:value="5704">
                <text:p>5704</text:p>
              </table:table-cell>
              <table:table-cell office:value-type="float" office:value="0.957750022411346">
                <text:p>0.9577500224113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413">
                <text:p>23413</text:p>
              </table:table-cell>
              <table:table-cell office:value-type="float" office:value="6852">
                <text:p>6852</text:p>
              </table:table-cell>
              <table:table-cell office:value-type="float" office:value="0.957249999046326">
                <text:p>0.9572499990463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780">
                <text:p>24780</text:p>
              </table:table-cell>
              <table:table-cell office:value-type="float" office:value="8202">
                <text:p>8202</text:p>
              </table:table-cell>
              <table:table-cell office:value-type="float" office:value="0.958000004291534">
                <text:p>0.9580000042915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321">
                <text:p>26321</text:p>
              </table:table-cell>
              <table:table-cell office:value-type="float" office:value="9695">
                <text:p>9695</text:p>
              </table:table-cell>
              <table:table-cell office:value-type="float" office:value="0.959999978542328">
                <text:p>0.9599999785423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891">
                <text:p>27891</text:p>
              </table:table-cell>
              <table:table-cell office:value-type="float" office:value="11194">
                <text:p>11194</text:p>
              </table:table-cell>
              <table:table-cell office:value-type="float" office:value="0.958000004291534">
                <text:p>0.9580000042915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391">
                <text:p>29391</text:p>
              </table:table-cell>
              <table:table-cell office:value-type="float" office:value="12870">
                <text:p>12870</text:p>
              </table:table-cell>
              <table:table-cell office:value-type="float" office:value="0.954999983310699">
                <text:p>0.9549999833106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886">
                <text:p>30886</text:p>
              </table:table-cell>
              <table:table-cell office:value-type="float" office:value="15110">
                <text:p>15110</text:p>
              </table:table-cell>
              <table:table-cell office:value-type="float" office:value="0.955999970436096">
                <text:p>0.9559999704360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228">
                <text:p>32228</text:p>
              </table:table-cell>
              <table:table-cell office:value-type="float" office:value="17649">
                <text:p>17649</text:p>
              </table:table-cell>
              <table:table-cell office:value-type="float" office:value="0.958999991416931">
                <text:p>0.9589999914169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583">
                <text:p>33583</text:p>
              </table:table-cell>
              <table:table-cell office:value-type="float" office:value="20164">
                <text:p>20164</text:p>
              </table:table-cell>
              <table:table-cell office:value-type="float" office:value="0.958750009536743">
                <text:p>0.9587500095367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153">
                <text:p>35153</text:p>
              </table:table-cell>
              <table:table-cell office:value-type="float" office:value="22501">
                <text:p>22501</text:p>
              </table:table-cell>
              <table:table-cell office:value-type="float" office:value="0.96025002002716">
                <text:p>0.960250020027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709">
                <text:p>36709</text:p>
              </table:table-cell>
              <table:table-cell office:value-type="float" office:value="24896">
                <text:p>24896</text:p>
              </table:table-cell>
              <table:table-cell office:value-type="float" office:value="0.954999983310699">
                <text:p>0.9549999833106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Ultrafine_20_2_20_Dots_20_3_20_Dashes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54cm" svg:y="4.005cm" style:legend-expansion="high" chart:style-name="ch2"/>
        <chart:plot-area chart:style-name="ch3" table:cell-range-address="Sheet3.N1:Sheet3.N44 Sheet3.R1:Sheet3.R44" chart:data-source-has-labels="row" svg:x="1.279cm" svg:y="0.18cm" svg:width="10.855cm" svg:height="7.711cm">
          <chartooo:coordinate-region svg:x="2.191cm" svg:y="0.354cm" svg:width="9.943cm" svg:height="6.783cm"/>
          <chart:axis chart:dimension="x" chart:name="primary-x" chart:style-name="ch4">
            <chart:title svg:x="6.08cm" svg:y="8.071cm" chart:style-name="ch5">
              <text:p>Minutes</text:p>
            </chart:title>
          </chart:axis>
          <chart:axis chart:dimension="y" chart:name="primary-y" chart:style-name="ch4">
            <chart:title svg:x="0.451cm" svg:y="4.926cm" chart:style-name="ch6">
              <text:p>Percentage</text:p>
            </chart:title>
            <chart:grid chart:style-name="ch7" chart:class="major"/>
          </chart:axis>
          <chart:series chart:style-name="ch8" chart:values-cell-range-address="Sheet3.N3:Sheet3.N44" chart:label-cell-address="Sheet3.N1:Sheet3.N2" chart:class="chart:line">
            <chart:data-point chart:repeated="42"/>
          </chart:series>
          <chart:series chart:style-name="ch9" chart:values-cell-range-address="Sheet3.R3:Sheet3.R44" chart:label-cell-address="Sheet3.R1:Sheet3.R2" chart:class="chart:line">
            <chart:data-point chart:repeated="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decpu</text:p>
                <text:list>
                  <text:list-item>
                    <text:p>nodecpu</text:p>
                  </text:list-item>
                  <text:list-item>
                    <text:p/>
                  </text:list-item>
                </text:list>
                <draw:g>
                  <svg:desc>Sheet3.N1:Sheet3.N2</svg:desc>
                </draw:g>
              </table:table-cell>
              <table:table-cell office:value-type="string">
                <text:p>cpusum</text:p>
                <text:list>
                  <text:list-item>
                    <text:p>cpusum</text:p>
                  </text:list-item>
                  <text:list-item>
                    <text:p/>
                  </text:list-item>
                </text:list>
                <draw:g>
                  <svg:desc>Sheet3.R1:Sheet3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77999985218048">
                <text:p>0.977999985218048</text:p>
                <draw:g>
                  <svg:desc>Sheet3.N3:Sheet3.N44</svg:desc>
                </draw:g>
              </table:table-cell>
              <table:table-cell office:value-type="float" office:value="0.8505">
                <text:p>0.8505</text:p>
                <draw:g>
                  <svg:desc>Sheet3.R3:Sheet3.R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150002002716">
                <text:p>0.99150002002716</text:p>
              </table:table-cell>
              <table:table-cell office:value-type="float" office:value="0.91925">
                <text:p>0.91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0499973297119">
                <text:p>0.990499973297119</text:p>
              </table:table-cell>
              <table:table-cell office:value-type="float" office:value="0.91775">
                <text:p>0.91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0000009536743">
                <text:p>0.990000009536743</text:p>
              </table:table-cell>
              <table:table-cell office:value-type="float" office:value="0.9155">
                <text:p>0.91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0750014781952">
                <text:p>0.990750014781952</text:p>
              </table:table-cell>
              <table:table-cell office:value-type="float" office:value="0.91875">
                <text:p>0.91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0249991416931">
                <text:p>0.990249991416931</text:p>
              </table:table-cell>
              <table:table-cell office:value-type="float" office:value="0.91675">
                <text:p>0.916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0000009536743">
                <text:p>0.990000009536743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0499973297119">
                <text:p>0.990499973297119</text:p>
              </table:table-cell>
              <table:table-cell office:value-type="float" office:value="0.91925">
                <text:p>0.919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9750027656555">
                <text:p>0.989750027656555</text:p>
              </table:table-cell>
              <table:table-cell office:value-type="float" office:value="0.91375">
                <text:p>0.91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76249992847443">
                <text:p>0.976249992847443</text:p>
              </table:table-cell>
              <table:table-cell office:value-type="float" office:value="0.90525">
                <text:p>0.905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86249983310699">
                <text:p>0.986249983310699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7500011920929">
                <text:p>0.987500011920929</text:p>
              </table:table-cell>
              <table:table-cell office:value-type="float" office:value="0.91325">
                <text:p>0.913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80000019073486">
                <text:p>0.980000019073486</text:p>
              </table:table-cell>
              <table:table-cell office:value-type="float" office:value="0.90825">
                <text:p>0.908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86999988555908">
                <text:p>0.986999988555908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83749985694885">
                <text:p>0.983749985694885</text:p>
              </table:table-cell>
              <table:table-cell office:value-type="float" office:value="0.90725">
                <text:p>0.907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82749998569488">
                <text:p>0.982749998569488</text:p>
              </table:table-cell>
              <table:table-cell office:value-type="float" office:value="0.9105">
                <text:p>0.91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0750024318695">
                <text:p>0.980750024318695</text:p>
              </table:table-cell>
              <table:table-cell office:value-type="float" office:value="0.91025">
                <text:p>0.910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77500021457672">
                <text:p>0.977500021457672</text:p>
              </table:table-cell>
              <table:table-cell office:value-type="float" office:value="0.89925">
                <text:p>0.899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67750012874603">
                <text:p>0.967750012874603</text:p>
              </table:table-cell>
              <table:table-cell office:value-type="float" office:value="0.8965">
                <text:p>0.89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6875">
                <text:p>0.96875</text:p>
              </table:table-cell>
              <table:table-cell office:value-type="float" office:value="0.88725">
                <text:p>0.887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65250015258789">
                <text:p>0.965250015258789</text:p>
              </table:table-cell>
              <table:table-cell office:value-type="float" office:value="0.88575">
                <text:p>0.885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2000012397766">
                <text:p>0.962000012397766</text:p>
              </table:table-cell>
              <table:table-cell office:value-type="float" office:value="0.8765">
                <text:p>0.87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63249981403351">
                <text:p>0.963249981403351</text:p>
              </table:table-cell>
              <table:table-cell office:value-type="float" office:value="0.88325">
                <text:p>0.883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62000012397766">
                <text:p>0.962000012397766</text:p>
              </table:table-cell>
              <table:table-cell office:value-type="float" office:value="0.87975">
                <text:p>0.879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55999970436096">
                <text:p>0.955999970436096</text:p>
              </table:table-cell>
              <table:table-cell office:value-type="float" office:value="0.86575">
                <text:p>0.865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59500014781952">
                <text:p>0.959500014781952</text:p>
              </table:table-cell>
              <table:table-cell office:value-type="float" office:value="0.85825">
                <text:p>0.858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61499989032745">
                <text:p>0.961499989032745</text:p>
              </table:table-cell>
              <table:table-cell office:value-type="float" office:value="0.87875">
                <text:p>0.87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59999978542328">
                <text:p>0.959999978542328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62249994277954">
                <text:p>0.962249994277954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59999978542328">
                <text:p>0.959999978542328</text:p>
              </table:table-cell>
              <table:table-cell office:value-type="float" office:value="0.87025">
                <text:p>0.870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60749983787537">
                <text:p>0.960749983787537</text:p>
              </table:table-cell>
              <table:table-cell office:value-type="float" office:value="0.86875">
                <text:p>0.86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57750022411346">
                <text:p>0.957750022411346</text:p>
              </table:table-cell>
              <table:table-cell office:value-type="float" office:value="0.87075">
                <text:p>0.870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57249999046326">
                <text:p>0.957249999046326</text:p>
              </table:table-cell>
              <table:table-cell office:value-type="float" office:value="0.869">
                <text:p>0.8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58000004291534">
                <text:p>0.958000004291534</text:p>
              </table:table-cell>
              <table:table-cell office:value-type="float" office:value="0.85825">
                <text:p>0.858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59999978542328">
                <text:p>0.959999978542328</text:p>
              </table:table-cell>
              <table:table-cell office:value-type="float" office:value="0.86625">
                <text:p>0.86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58000004291534">
                <text:p>0.958000004291534</text:p>
              </table:table-cell>
              <table:table-cell office:value-type="float" office:value="0.86575">
                <text:p>0.865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54999983310699">
                <text:p>0.954999983310699</text:p>
              </table:table-cell>
              <table:table-cell office:value-type="float" office:value="0.8655">
                <text:p>0.86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55999970436096">
                <text:p>0.955999970436096</text:p>
              </table:table-cell>
              <table:table-cell office:value-type="float" office:value="0.863">
                <text:p>0.8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8999991416931">
                <text:p>0.958999991416931</text:p>
              </table:table-cell>
              <table:table-cell office:value-type="float" office:value="0.86625">
                <text:p>0.86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58750009536743">
                <text:p>0.958750009536743</text:p>
              </table:table-cell>
              <table:table-cell office:value-type="float" office:value="0.87175">
                <text:p>0.871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6025002002716">
                <text:p>0.96025002002716</text:p>
              </table:table-cell>
              <table:table-cell office:value-type="float" office:value="0.8715">
                <text:p>0.87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54999983310699">
                <text:p>0.954999983310699</text:p>
              </table:table-cell>
              <table:table-cell office:value-type="float" office:value="0.86125">
                <text:p>0.861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